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9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1.0563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1366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552in"/>
    </style:style>
    <style:style style:name="co11" style:family="table-column">
      <style:table-column-properties fo:break-before="auto" style:column-width="1.3516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0161in"/>
    </style:style>
    <style:style style:name="ro1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00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7da647"/>
    </style:style>
    <style:style style:name="ce6" style:family="table-cell" style:parent-style-name="Default">
      <style:table-cell-properties fo:background-color="#c0c0c0"/>
      <style:text-properties fo:color="#ff0000" fo:font-weight="normal" style:font-weight-asian="normal" style:font-weight-complex="normal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ext-properties style:font-name="Arial" style:font-name-asian="WenQuanYi Zen Hei" style:font-name-complex="Lohit Hindi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performance" table:style-name="ta1">
        <table:shapes>
          <draw:frame draw:z-index="0" draw:style-name="gr1" svg:width="6.2988in" svg:height="3.5429in" svg:x="10.2819in" svg:y="25.6362in">
            <draw:object draw:notify-on-update-of-ranges="performance.A153:performance.A197 performance.B152:performance.B152 performance.B153:performance.B197 performance.C152:performance.C152 performance.C153:performance.C197 performance.D152:performance.D152 performance.D153:performance.D197 performance.E152:performance.E152 performance.E153:performance.E197 performance.F152:performance.F152 performance.F153:performance.F19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.2988in" svg:height="3.5429in" svg:x="10.7197in" svg:y="17.3677in">
            <draw:object draw:notify-on-update-of-ranges="performance.A94:performance.A126 performance.B93:performance.B93 performance.B94:performance.B126 performance.C93:performance.C93 performance.C94:performance.C126 performance.D93:performance.D93 performance.D94:performance.D126 performance.E93:performance.E93 performance.E94:performance.E126 performance.F93:performance.F93 performance.F94:performance.F1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6.2988in" svg:height="3.5429in" svg:x="11.5803in" svg:y="2.1689in">
            <draw:object draw:notify-on-update-of-ranges="performance.Q25:performance.U25 performance.P26:performance.P26 performance.Q26:performance.U26 performance.P27:performance.P27 performance.Q27:performance.U27 performance.P28:performance.P28 performance.Q28:performance.U28 performance.P29:performance.P29 performance.Q29:performance.U29 performance.P30:performance.P30 performance.Q30:performance.U30 performance.P31:performance.P31 performance.Q31:performance.U31 performance.P32:performance.P32 performance.Q32:performance.U32 performance.P33:performance.P33 performance.Q33:performance.U33 performance.P34:performance.P34 performance.Q34:performance.U34 performance.P35:performance.P35 performance.Q35:performance.U35 performance.P36:performance.P36 performance.Q36:performance.U36 performance.P37:performance.P37 performance.Q37:performance.U3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6.2988in" svg:height="3.5429in" svg:x="11.2374in" svg:y="21.5673in">
            <draw:object draw:notify-on-update-of-ranges="performance.Q152:performance.U152 performance.P153:performance.P153 performance.Q153:performance.U153 performance.P154:performance.P154 performance.Q154:performance.U154 performance.P155:performance.P155 performance.Q155:performance.U155 performance.P156:performance.P156 performance.Q156:performance.U156 performance.P157:performance.P157 performance.Q157:performance.U157 performance.P158:performance.P158 performance.Q158:performance.U158 performance.P159:performance.P159 performance.Q159:performance.U159 performance.P160:performance.P160 performance.Q160:performance.U160 performance.P161:performance.P161 performance.Q161:performance.U161 performance.P162:performance.P162 performance.Q162:performance.U162 performance.P163:performance.P163 performance.Q163:performance.U163 performance.P164:performance.P164 performance.Q164:performance.U164 performance.P165:performance.P165 performance.Q165:performance.U165 performance.P166:performance.P166 performance.Q166:performance.U166 performance.P167:performance.P167 performance.Q167:performance.U167 performance.P168:performance.P168 performance.Q168:performance.U168 performance.P169:performance.P169 performance.Q169:performance.U169 performance.P170:performance.P170 performance.Q170:performance.U170 performance.P171:performance.P171 performance.Q171:performance.U171 performance.P172:performance.P172 performance.Q172:performance.U172 performance.P173:performance.P173 performance.Q173:performance.U173 performance.P174:performance.P174 performance.Q174:performance.U174 performance.P175:performance.P175 performance.Q175:performance.U175 performance.P176:performance.P176 performance.Q176:performance.U176 performance.P177:performance.P177 performance.Q177:performance.U177 performance.P178:performance.P178 performance.Q178:performance.U178 performance.P179:performance.P179 performance.Q179:performance.U179 performance.P180:performance.P180 performance.Q180:performance.U180 performance.P181:performance.P181 performance.Q181:performance.U181 performance.P182:performance.P182 performance.Q182:performance.U182 performance.P183:performance.P183 performance.Q183:performance.U183 performance.P184:performance.P184 performance.Q184:performance.U184 performance.P185:performance.P185 performance.Q185:performance.U185 performance.P186:performance.P186 performance.Q186:performance.U186 performance.P187:performance.P187 performance.Q187:performance.U187 performance.P188:performance.P188 performance.Q188:performance.U188 performance.P189:performance.P189 performance.Q189:performance.U189 performance.P190:performance.P190 performance.Q190:performance.U190 performance.P195:performance.P195 performance.Q195:performance.U195 performance.P196:performance.P196 performance.Q196:performance.U196 performance.P197:performance.P197 performance.Q197:performance.U197 performance.P198:performance.P198 performance.Q198:performance.U198 performance.P199:performance.P199 performance.Q199:performance.U199 performance.P200:performance.P200 performance.Q200:performance.U20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6.2988in" svg:height="3.5429in" svg:x="12.4366in" svg:y="10.0594in">
            <draw:object draw:notify-on-update-of-ranges="performance.Q93:performance.U93 performance.P94:performance.P94 performance.Q94:performance.U94 performance.P95:performance.P95 performance.Q95:performance.U95 performance.P96:performance.P96 performance.Q96:performance.U96 performance.P97:performance.P97 performance.Q97:performance.U97 performance.P98:performance.P98 performance.Q98:performance.U98 performance.P99:performance.P99 performance.Q99:performance.U99 performance.P100:performance.P100 performance.Q100:performance.U100 performance.P101:performance.P101 performance.Q101:performance.U101 performance.P102:performance.P102 performance.Q102:performance.U102 performance.P103:performance.P103 performance.Q103:performance.U103 performance.P104:performance.P104 performance.Q104:performance.U104 performance.P105:performance.P105 performance.Q105:performance.U105 performance.P106:performance.P106 performance.Q106:performance.U106 performance.P107:performance.P107 performance.Q107:performance.U107 performance.P108:performance.P108 performance.Q108:performance.U108 performance.P109:performance.P109 performance.Q109:performance.U109 performance.P110:performance.P110 performance.Q110:performance.U110 performance.P111:performance.P111 performance.Q111:performance.U111 performance.P112:performance.P112 performance.Q112:performance.U112 performance.P113:performance.P113 performance.Q113:performance.U113 performance.P114:performance.P114 performance.Q114:performance.U114 performance.P115:performance.P115 performance.Q115:performance.U115 performance.P116:performance.P116 performance.Q116:performance.U116 performance.P117:performance.P117 performance.Q117:performance.U117 performance.P118:performance.P118 performance.Q118:performance.U118 performance.P119:performance.P119 performance.Q119:performance.U119 performance.P120:performance.P120 performance.Q120:performance.U120 performance.P121:performance.P121 performance.Q121:performance.U121 performance.P122:performance.P122 performance.Q122:performance.U122 performance.P123:performance.P123 performance.Q123:performance.U123 performance.P124:performance.P124 performance.Q124:performance.U124 performance.P125:performance.P125 performance.Q125:performance.U125 performance.P126:performance.P126 performance.Q126:performance.U1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svg:width="6.2988in" svg:height="3.5429in" svg:x="9.713in" svg:y="5.3311in">
            <draw:object draw:notify-on-update-of-ranges="performance.A26:performance.A65 performance.B25:performance.B25 performance.B26:performance.B65 performance.C25:performance.C25 performance.C26:performance.C65 performance.D25:performance.D25 performance.D26:performance.D65 performance.E25:performance.E25 performance.E26:performance.E65 performance.F25:performance.F25 performance.F26:performance.F6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985" table:default-cell-style-name="Default"/>
        <table:table-row table:style-name="ro1">
          <table:table-cell table:style-name="ce1" office:value-type="string" calcext:value-type="string">
            <text:p>length of edge is 50.Clustering::randomInit(ps, 2, numCR, 30, 50);</text:p>
          </table:table-cell>
          <table:table-cell table:style-name="ce6" office:value-type="string" calcext:value-type="string">
            <text:p>2017.8: I think the results are generated with Clustering::randomInit(ps, 2, numCR, <text:span text:style-name="T1">10</text:span>, 50);</text:p>
          </table:table-cell>
          <table:table-cell table:style-name="ce1" table:number-columns-repeated="102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18]" office:value-type="float" office:value="9.4932" calcext:value-type="float">
            <text:p>9.4932</text:p>
          </table:table-cell>
          <table:table-cell table:style-name="ce2" table:formula="of:=[.B2]/[.C2]" office:value-type="float" office:value="0.632031348754898" calcext:value-type="float">
            <text:p>0.6320313488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5"/>
        </table:table-row>
        <table:table-row table:style-name="ro2">
          <table:table-cell/>
          <table:table-cell office:value-type="string" calcext:value-type="string">
            <text:p>ross</text:p>
          </table:table-cell>
          <table:table-cell office:value-type="string" calcext:value-type="string">
            <text:p>Ross-greedy</text:p>
          </table:table-cell>
          <table:table-cell office:value-type="string" calcext:value-type="string">
            <text:p>rocsi</text:p>
          </table:table-cell>
          <table:table-cell office:value-type="string" calcext:value-type="string">
            <text:p>Rocsi-greedy</text:p>
          </table:table-cell>
          <table:table-cell office:value-type="string" calcext:value-type="string">
            <text:p>soc</text:p>
          </table:table-cell>
          <table:table-cell/>
          <table:table-cell office:value-type="string" calcext:value-type="string">
            <text:p>Rocsi-greedy</text:p>
          </table:table-cell>
          <table:table-cell table:number-columns-repeated="2"/>
          <table:table-cell office:value-type="string" calcext:value-type="string">
            <text:p>ross</text:p>
          </table:table-cell>
          <table:table-cell office:value-type="string" calcext:value-type="string">
            <text:p>Ross-greedy</text:p>
          </table:table-cell>
          <table:table-cell office:value-type="string" calcext:value-type="string">
            <text:p>rocsi</text:p>
          </table:table-cell>
          <table:table-cell office:value-type="string" calcext:value-type="string">
            <text:p>Rocsi-greedy</text:p>
          </table:table-cell>
          <table:table-cell office:value-type="string" calcext:value-type="string">
            <text:p>soc</text:p>
          </table:table-cell>
          <table:table-cell/>
          <table:table-cell office:value-type="string" calcext:value-type="string">
            <text:p>Ross-greedy</text:p>
          </table:table-cell>
          <table:table-cell/>
          <table:table-cell office:value-type="string" calcext:value-type="string">
            <text:p>ross</text:p>
          </table:table-cell>
          <table:table-cell/>
          <table:table-cell office:value-type="string" calcext:value-type="string">
            <text:p>Rocsi-greedy</text:p>
          </table:table-cell>
          <table:table-cell/>
          <table:table-cell office:value-type="string" calcext:value-type="string">
            <text:p>rocsi</text:p>
          </table:table-cell>
          <table:table-cell/>
          <table:table-cell office:value-type="string" calcext:value-type="string">
            <text:p>soc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verage_CCC(size&gt;1) = 4.77799</text:p>
          </table:table-cell>
          <table:table-cell office:value-type="float" office:value="5.79076" calcext:value-type="float">
            <text:p>5.79076</text:p>
          </table:table-cell>
          <table:table-cell office:value-type="float" office:value="6.11059" calcext:value-type="float">
            <text:p>6.11059</text:p>
          </table:table-cell>
          <table:table-cell office:value-type="float" office:value="5.91571" calcext:value-type="float">
            <text:p>5.91571</text:p>
          </table:table-cell>
          <table:table-cell office:value-type="float" office:value="6.30457" calcext:value-type="float">
            <text:p>6.30457</text:p>
          </table:table-cell>
          <table:table-cell office:value-type="float" office:value="9.40301" calcext:value-type="float">
            <text:p>9.40301</text:p>
          </table:table-cell>
          <table:table-cell/>
          <table:table-cell office:value-type="float" office:value="6.34636" calcext:value-type="float">
            <text:p>6.3463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]" office:value-type="float" office:value="5.79076" calcext:value-type="float">
            <text:p>5.79076</text:p>
          </table:table-cell>
          <table:table-cell table:formula="of:=[.C4]" office:value-type="float" office:value="6.11059" calcext:value-type="float">
            <text:p>6.11059</text:p>
          </table:table-cell>
          <table:table-cell table:formula="of:=[.D4]" office:value-type="float" office:value="5.91571" calcext:value-type="float">
            <text:p>5.91571</text:p>
          </table:table-cell>
          <table:table-cell table:formula="of:=[.H4]" office:value-type="float" office:value="6.34636" calcext:value-type="float">
            <text:p>6.34636</text:p>
          </table:table-cell>
          <table:table-cell table:formula="of:=[.F4]" office:value-type="float" office:value="9.40301" calcext:value-type="float">
            <text:p>9.40301</text:p>
          </table:table-cell>
          <table:table-cell office:value-type="float" office:value="100" calcext:value-type="float">
            <text:p>100</text:p>
          </table:table-cell>
          <table:table-cell table:formula="of:=[.L4]" office:value-type="float" office:value="6.11059" calcext:value-type="float">
            <text:p>6.11059</text:p>
          </table:table-cell>
          <table:table-cell table:formula="of:=[.L7]" office:value-type="float" office:value="0.294893" calcext:value-type="float">
            <text:p>0.294893</text:p>
          </table:table-cell>
          <table:table-cell table:formula="of:=[.K4]" office:value-type="float" office:value="5.79076" calcext:value-type="float">
            <text:p>5.79076</text:p>
          </table:table-cell>
          <table:table-cell table:formula="of:=[.K7]" office:value-type="float" office:value="0.294893" calcext:value-type="float">
            <text:p>0.294893</text:p>
          </table:table-cell>
          <table:table-cell table:style-name="ce4" table:formula="of:=[.N4]" office:value-type="float" office:value="6.34636" calcext:value-type="float">
            <text:p>6.34636</text:p>
          </table:table-cell>
          <table:table-cell table:style-name="ce4" table:formula="of:=[.N7]" office:value-type="float" office:value="0.189099" calcext:value-type="float">
            <text:p>0.189099</text:p>
          </table:table-cell>
          <table:table-cell table:formula="of:=[.M4]" office:value-type="float" office:value="5.91571" calcext:value-type="float">
            <text:p>5.91571</text:p>
          </table:table-cell>
          <table:table-cell table:formula="of:=[.M7]" office:value-type="float" office:value="0.311377" calcext:value-type="float">
            <text:p>0.311377</text:p>
          </table:table-cell>
          <table:table-cell table:style-name="ce4" table:formula="of:=[.O4]" office:value-type="float" office:value="9.40301" calcext:value-type="float">
            <text:p>9.40301</text:p>
          </table:table-cell>
          <table:table-cell table:style-name="ce4" table:formula="of:=[.O7]" office:value-type="float" office:value="0.114593" calcext:value-type="float">
            <text:p>0.114593</text:p>
          </table:table-cell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average_CCC(size&gt;=1) = 7.30149</text:p>
          </table:table-cell>
          <table:table-cell office:value-type="float" office:value="6.1028" calcext:value-type="float">
            <text:p>6.1028</text:p>
          </table:table-cell>
          <table:table-cell office:value-type="float" office:value="6.3768" calcext:value-type="float">
            <text:p>6.3768</text:p>
          </table:table-cell>
          <table:table-cell office:value-type="float" office:value="6.32234" calcext:value-type="float">
            <text:p>6.32234</text:p>
          </table:table-cell>
          <table:table-cell office:value-type="float" office:value="6.47326" calcext:value-type="float">
            <text:p>6.47326</text:p>
          </table:table-cell>
          <table:table-cell office:value-type="float" office:value="9.59632" calcext:value-type="float">
            <text:p>9.59632</text:p>
          </table:table-cell>
          <table:table-cell/>
          <table:table-cell office:value-type="float" office:value="6.5205" calcext:value-type="float">
            <text:p>6.520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72]" office:value-type="float" office:value="5.70218" calcext:value-type="float">
            <text:p>5.70218</text:p>
          </table:table-cell>
          <table:table-cell table:formula="of:=[.C72]" office:value-type="float" office:value="6.20112" calcext:value-type="float">
            <text:p>6.20112</text:p>
          </table:table-cell>
          <table:table-cell table:formula="of:=[.D72]" office:value-type="float" office:value="5.73585" calcext:value-type="float">
            <text:p>5.73585</text:p>
          </table:table-cell>
          <table:table-cell table:formula="of:=[.H72]" office:value-type="float" office:value="6.50739" calcext:value-type="float">
            <text:p>6.50739</text:p>
          </table:table-cell>
          <table:table-cell table:formula="of:=[.F72]" office:value-type="float" office:value="9.62767" calcext:value-type="float">
            <text:p>9.62767</text:p>
          </table:table-cell>
          <table:table-cell office:value-type="float" office:value="200" calcext:value-type="float">
            <text:p>200</text:p>
          </table:table-cell>
          <table:table-cell table:formula="of:=[.L5]" office:value-type="float" office:value="6.20112" calcext:value-type="float">
            <text:p>6.20112</text:p>
          </table:table-cell>
          <table:table-cell table:formula="of:=[.L8]" office:value-type="float" office:value="0.158869" calcext:value-type="float">
            <text:p>0.158869</text:p>
          </table:table-cell>
          <table:table-cell table:formula="of:=[.K5]" office:value-type="float" office:value="5.70218" calcext:value-type="float">
            <text:p>5.70218</text:p>
          </table:table-cell>
          <table:table-cell table:formula="of:=[.K8]" office:value-type="float" office:value="0.158869" calcext:value-type="float">
            <text:p>0.158869</text:p>
          </table:table-cell>
          <table:table-cell table:style-name="ce4" table:formula="of:=[.N5]" office:value-type="float" office:value="6.50739" calcext:value-type="float">
            <text:p>6.50739</text:p>
          </table:table-cell>
          <table:table-cell table:style-name="ce4" table:formula="of:=[.N8]" office:value-type="float" office:value="0.401018" calcext:value-type="float">
            <text:p>0.401018</text:p>
          </table:table-cell>
          <table:table-cell table:formula="of:=[.M5]" office:value-type="float" office:value="5.73585" calcext:value-type="float">
            <text:p>5.73585</text:p>
          </table:table-cell>
          <table:table-cell table:formula="of:=[.M8]" office:value-type="float" office:value="0.394833" calcext:value-type="float">
            <text:p>0.394833</text:p>
          </table:table-cell>
          <table:table-cell table:style-name="ce4" table:formula="of:=[.O5]" office:value-type="float" office:value="9.62767" calcext:value-type="float">
            <text:p>9.62767</text:p>
          </table:table-cell>
          <table:table-cell table:style-name="ce4" table:formula="of:=[.O8]" office:value-type="float" office:value="0.174589" calcext:value-type="float">
            <text:p>0.174589</text:p>
          </table:table-cell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average_OCC = 13.9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4763" calcext:value-type="float">
            <text:p>36.47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131]" office:value-type="float" office:value="5.55595" calcext:value-type="float">
            <text:p>5.55595</text:p>
          </table:table-cell>
          <table:table-cell table:formula="of:=[.C131]" office:value-type="float" office:value="6.06652" calcext:value-type="float">
            <text:p>6.06652</text:p>
          </table:table-cell>
          <table:table-cell table:formula="of:=[.D131]" office:value-type="float" office:value="5.63814" calcext:value-type="float">
            <text:p>5.63814</text:p>
          </table:table-cell>
          <table:table-cell table:formula="of:=[.H132]" office:value-type="float" office:value="6.46429" calcext:value-type="float">
            <text:p>6.46429</text:p>
          </table:table-cell>
          <table:table-cell table:formula="of:=[.F131]" office:value-type="float" office:value="9.70381" calcext:value-type="float">
            <text:p>9.70381</text:p>
          </table:table-cell>
          <table:table-cell office:value-type="float" office:value="300" calcext:value-type="float">
            <text:p>300</text:p>
          </table:table-cell>
          <table:table-cell table:formula="of:=[.L6]" office:value-type="float" office:value="6.06652" calcext:value-type="float">
            <text:p>6.06652</text:p>
          </table:table-cell>
          <table:table-cell table:formula="of:=[.L9]" office:value-type="float" office:value="0.416377" calcext:value-type="float">
            <text:p>0.416377</text:p>
          </table:table-cell>
          <table:table-cell table:formula="of:=[.K6]" office:value-type="float" office:value="5.55595" calcext:value-type="float">
            <text:p>5.55595</text:p>
          </table:table-cell>
          <table:table-cell table:formula="of:=[.K9]" office:value-type="float" office:value="0.416377" calcext:value-type="float">
            <text:p>0.416377</text:p>
          </table:table-cell>
          <table:table-cell table:style-name="ce4" table:formula="of:=[.N6]" office:value-type="float" office:value="6.46429" calcext:value-type="float">
            <text:p>6.46429</text:p>
          </table:table-cell>
          <table:table-cell table:style-name="ce4" table:formula="of:=[.N9]" office:value-type="float" office:value="0.144035" calcext:value-type="float">
            <text:p>0.144035</text:p>
          </table:table-cell>
          <table:table-cell table:formula="of:=[.M6]" office:value-type="float" office:value="5.63814" calcext:value-type="float">
            <text:p>5.63814</text:p>
          </table:table-cell>
          <table:table-cell table:formula="of:=[.M9]" office:value-type="float" office:value="0.333334" calcext:value-type="float">
            <text:p>0.333334</text:p>
          </table:table-cell>
          <table:table-cell table:style-name="ce4" table:formula="of:=[.O6]" office:value-type="float" office:value="9.70381" calcext:value-type="float">
            <text:p>9.70381</text:p>
          </table:table-cell>
          <table:table-cell table:style-name="ce4" table:formula="of:=[.O9]" office:value-type="float" office:value="0.19543" calcext:value-type="float">
            <text:p>0.19543</text:p>
          </table:table-cell>
          <table:table-cell table:style-name="ce4"/>
          <table:table-cell table:number-columns-repeated="996"/>
        </table:table-row>
        <table:table-row table:style-name="ro2">
          <table:table-cell table:style-name="ce3" office:value-type="string" calcext:value-type="string">
            <text:p>number_clusters = 9.36</text:p>
          </table:table-cell>
          <table:table-cell table:number-columns-repeated="2" table:style-name="ce3" office:value-type="float" office:value="19.96" calcext:value-type="float">
            <text:p>19.96</text:p>
          </table:table-cell>
          <table:table-cell table:number-columns-repeated="2" table:style-name="ce3" office:value-type="float" office:value="24.52" calcext:value-type="float">
            <text:p>24.52</text:p>
          </table:table-cell>
          <table:table-cell table:style-name="ce3" office:value-type="float" office:value="25.3" calcext:value-type="float">
            <text:p>25.3</text:p>
          </table:table-cell>
          <table:table-cell table:style-name="ce3"/>
          <table:table-cell table:style-name="ce3" office:value-type="float" office:value="27.56" calcext:value-type="float">
            <text:p>27.56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formula="of:=[.B11]" office:value-type="float" office:value="0.294893" calcext:value-type="float">
            <text:p>0.294893</text:p>
          </table:table-cell>
          <table:table-cell table:style-name="ce3" table:formula="of:=[.C11]" office:value-type="float" office:value="0.294893" calcext:value-type="float">
            <text:p>0.294893</text:p>
          </table:table-cell>
          <table:table-cell table:style-name="ce3" table:formula="of:=[.D11]" office:value-type="float" office:value="0.311377" calcext:value-type="float">
            <text:p>0.311377</text:p>
          </table:table-cell>
          <table:table-cell table:style-name="ce3" table:formula="of:=[.H11]" office:value-type="float" office:value="0.189099" calcext:value-type="float">
            <text:p>0.189099</text:p>
          </table:table-cell>
          <table:table-cell table:style-name="ce3" table:formula="of:=[.F13]" office:value-type="float" office:value="0.114593" calcext:value-type="float">
            <text:p>0.114593</text:p>
          </table:table-cell>
          <table:table-cell table:style-name="ce3" table:number-columns-repeated="1008"/>
        </table:table-row>
        <table:table-row table:style-name="ro2">
          <table:table-cell office:value-type="string" calcext:value-type="string">
            <text:p>CI of number_clusters = 0.327971</text:p>
          </table:table-cell>
          <table:table-cell table:number-columns-repeated="2" office:value-type="float" office:value="0.411133" calcext:value-type="float">
            <text:p>0.411133</text:p>
          </table:table-cell>
          <table:table-cell table:number-columns-repeated="2" office:value-type="float" office:value="0.450374" calcext:value-type="float">
            <text:p>0.450374</text:p>
          </table:table-cell>
          <table:table-cell table:number-columns-repeated="2"/>
          <table:table-cell office:value-type="float" office:value="0.514103" calcext:value-type="float">
            <text:p>0.51410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79]" office:value-type="float" office:value="0.158869" calcext:value-type="float">
            <text:p>0.158869</text:p>
          </table:table-cell>
          <table:table-cell table:formula="of:=[.C79]" office:value-type="float" office:value="0.158869" calcext:value-type="float">
            <text:p>0.158869</text:p>
          </table:table-cell>
          <table:table-cell table:formula="of:=[.D79]" office:value-type="float" office:value="0.394833" calcext:value-type="float">
            <text:p>0.394833</text:p>
          </table:table-cell>
          <table:table-cell table:formula="of:=[.H79]" office:value-type="float" office:value="0.401018" calcext:value-type="float">
            <text:p>0.401018</text:p>
          </table:table-cell>
          <table:table-cell table:formula="of:=[.F81]" office:value-type="float" office:value="0.174589" calcext:value-type="float">
            <text:p>0.174589</text:p>
          </table:table-cell>
          <table:table-cell table:number-columns-repeated="7"/>
          <table:table-cell table:style-name="ce4" table:number-columns-repeated="5"/>
          <table:table-cell table:number-columns-repeated="996"/>
        </table:table-row>
        <table:table-row table:style-name="ro2">
          <table:table-cell office:value-type="string" calcext:value-type="string">
            <text:p>average_size = 2.16853</text:p>
          </table:table-cell>
          <table:table-cell table:number-columns-repeated="2" office:value-type="float" office:value="5.02593" calcext:value-type="float">
            <text:p>5.02593</text:p>
          </table:table-cell>
          <table:table-cell table:number-columns-repeated="2" office:value-type="float" office:value="4.0942" calcext:value-type="float">
            <text:p>4.0942</text:p>
          </table:table-cell>
          <table:table-cell office:value-type="float" office:value="3.97131" calcext:value-type="float">
            <text:p>3.97131</text:p>
          </table:table-cell>
          <table:table-cell/>
          <table:table-cell office:value-type="float" office:value="3.64302" calcext:value-type="float">
            <text:p>3.6430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138]" office:value-type="float" office:value="0.416377" calcext:value-type="float">
            <text:p>0.416377</text:p>
          </table:table-cell>
          <table:table-cell table:formula="of:=[.C138]" office:value-type="float" office:value="0.416377" calcext:value-type="float">
            <text:p>0.416377</text:p>
          </table:table-cell>
          <table:table-cell table:formula="of:=[.D138]" office:value-type="float" office:value="0.333334" calcext:value-type="float">
            <text:p>0.333334</text:p>
          </table:table-cell>
          <table:table-cell table:formula="of:=[.H139]" office:value-type="float" office:value="0.144035" calcext:value-type="float">
            <text:p>0.144035</text:p>
          </table:table-cell>
          <table:table-cell table:formula="of:=[.F140]" office:value-type="float" office:value="0.19543" calcext:value-type="float">
            <text:p>0.1954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verage number of channels per node = 7.24</text:p>
          </table:table-cell>
          <table:table-cell table:number-columns-repeated="4" office:value-type="float" office:value="6.98" calcext:value-type="float">
            <text:p>6.98</text:p>
          </table:table-cell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 cluster size(size&gt;1) = 0.332246</text:p>
          </table:table-cell>
          <table:table-cell table:number-columns-repeated="2" office:value-type="float" office:value="0.294893" calcext:value-type="float">
            <text:p>0.294893</text:p>
          </table:table-cell>
          <table:table-cell table:number-columns-repeated="2" office:value-type="float" office:value="0.311377" calcext:value-type="float">
            <text:p>0.311377</text:p>
          </table:table-cell>
          <table:table-cell office:value-type="float" office:value="0.295754" calcext:value-type="float">
            <text:p>0.295754</text:p>
          </table:table-cell>
          <table:table-cell/>
          <table:table-cell office:value-type="float" office:value="0.189099" calcext:value-type="float">
            <text:p>0.18909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I of average cluster size(size&gt;=1) = 0.377857</text:p>
          </table:table-cell>
          <table:table-cell office:value-type="float" office:value="0.319351" calcext:value-type="float">
            <text:p>0.319351</text:p>
          </table:table-cell>
          <table:table-cell office:value-type="float" office:value="0.391213" calcext:value-type="float">
            <text:p>0.391213</text:p>
          </table:table-cell>
          <table:table-cell office:value-type="float" office:value="0.376715" calcext:value-type="float">
            <text:p>0.376715</text:p>
          </table:table-cell>
          <table:table-cell office:value-type="float" office:value="0.416537" calcext:value-type="float">
            <text:p>0.416537</text:p>
          </table:table-cell>
          <table:table-cell table:number-columns-repeated="2"/>
          <table:table-cell office:value-type="float" office:value="0.429446" calcext:value-type="float">
            <text:p>0.4294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I of average_CCC (size&gt;1)0.38452</text:p>
          </table:table-cell>
          <table:table-cell office:value-type="float" office:value="0.242284" calcext:value-type="float">
            <text:p>0.242284</text:p>
          </table:table-cell>
          <table:table-cell office:value-type="float" office:value="0.325909" calcext:value-type="float">
            <text:p>0.325909</text:p>
          </table:table-cell>
          <table:table-cell office:value-type="float" office:value="0.274235" calcext:value-type="float">
            <text:p>0.274235</text:p>
          </table:table-cell>
          <table:table-cell office:value-type="float" office:value="0.378491" calcext:value-type="float">
            <text:p>0.378491</text:p>
          </table:table-cell>
          <table:table-cell office:value-type="float" office:value="0.114593" calcext:value-type="float">
            <text:p>0.114593</text:p>
          </table:table-cell>
          <table:table-cell/>
          <table:table-cell office:value-type="float" office:value="0.385885" calcext:value-type="float">
            <text:p>0.385885</text:p>
          </table:table-cell>
          <table:table-cell table:number-columns-repeated="2"/>
          <table:table-cell office:value-type="string" calcext:value-type="string">
            <text:p>Distribution of CRs residing in Clusters with different siz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I of average_CCC (size&gt;=1)0.377857</text:p>
          </table:table-cell>
          <table:table-cell office:value-type="float" office:value="0.319351" calcext:value-type="float">
            <text:p>0.319351</text:p>
          </table:table-cell>
          <table:table-cell office:value-type="float" office:value="0.391213" calcext:value-type="float">
            <text:p>0.391213</text:p>
          </table:table-cell>
          <table:table-cell office:value-type="float" office:value="0.376715" calcext:value-type="float">
            <text:p>0.376715</text:p>
          </table:table-cell>
          <table:table-cell office:value-type="float" office:value="0.416537" calcext:value-type="float">
            <text:p>0.416537</text:p>
          </table:table-cell>
          <table:table-cell office:value-type="float" office:value="0.167348" calcext:value-type="float">
            <text:p>0.167348</text:p>
          </table:table-cell>
          <table:table-cell/>
          <table:table-cell office:value-type="float" office:value="0.429446" calcext:value-type="float">
            <text:p>0.4294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_OCC = 0.680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8255" calcext:value-type="float">
            <text:p>1.082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Average of products of size and number of ICC in the network is 147.1</text:p>
          </table:table-cell>
          <table:table-cell office:value-type="float" office:value="579.32" calcext:value-type="float">
            <text:p>579.32</text:p>
          </table:table-cell>
          <table:table-cell office:value-type="float" office:value="589.42" calcext:value-type="float">
            <text:p>589.42</text:p>
          </table:table-cell>
          <table:table-cell office:value-type="float" office:value="626.84" calcext:value-type="float">
            <text:p>626.84</text:p>
          </table:table-cell>
          <table:table-cell office:value-type="float" office:value="625.32" calcext:value-type="float">
            <text:p>625.32</text:p>
          </table:table-cell>
          <table:table-cell office:value-type="float" office:value="961.62" calcext:value-type="float">
            <text:p>961.62</text:p>
          </table:table-cell>
          <table:table-cell/>
          <table:table-cell office:value-type="float" office:value="635.86" calcext:value-type="float">
            <text:p>635.86</text:p>
          </table:table-cell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CI of products of size and number of ICC in the network is 2.03425</text:p>
          </table:table-cell>
          <table:table-cell office:value-type="float" office:value="8.67056" calcext:value-type="float">
            <text:p>8.67056</text:p>
          </table:table-cell>
          <table:table-cell office:value-type="float" office:value="8.79959" calcext:value-type="float">
            <text:p>8.79959</text:p>
          </table:table-cell>
          <table:table-cell office:value-type="float" office:value="8.88639" calcext:value-type="float">
            <text:p>8.88639</text:p>
          </table:table-cell>
          <table:table-cell office:value-type="float" office:value="8.76135" calcext:value-type="float">
            <text:p>8.76135</text:p>
          </table:table-cell>
          <table:table-cell office:value-type="float" office:value="13.8096" calcext:value-type="float">
            <text:p>13.8096</text:p>
          </table:table-cell>
          <table:table-cell/>
          <table:table-cell office:value-type="float" office:value="7.90937" calcext:value-type="float">
            <text:p>7.90937</text:p>
          </table:table-cell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average number of neighbors over 50 runs =4.838</text:p>
          </table:table-cell>
          <table:table-cell table:number-columns-repeated="4" office:value-type="float" office:value="9.4932" calcext:value-type="float">
            <text:p>9.4932</text:p>
          </table:table-cell>
          <table:table-cell table:number-columns-repeated="2"/>
          <table:table-cell office:value-type="float" office:value="9.4932" calcext:value-type="float">
            <text:p>9.4932</text:p>
          </table:table-cell>
          <table:table-cell table:number-columns-repeated="8"/>
          <table:table-cell table:style-name="ce8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average percentage of overlapping nodes is = 0.327</text:p>
          </table:table-cell>
          <table:table-cell table:number-columns-repeated="2" office:value-type="float" office:value="0.5466" calcext:value-type="float">
            <text:p>0.5466</text:p>
          </table:table-cell>
          <table:table-cell table:number-columns-repeated="2" office:value-type="float" office:value="0.4634" calcext:value-type="float">
            <text:p>0.4634</text:p>
          </table:table-cell>
          <table:table-cell table:number-columns-repeated="2"/>
          <table:table-cell office:value-type="float" office:value="0.4314" calcext:value-type="float">
            <text:p>0.43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percentage of overlapping nodes is 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Number of claiming clusters is = 6.88038</text:p>
          </table:table-cell>
          <table:table-cell table:number-columns-repeated="2" office:value-type="float" office:value="2.20645" calcext:value-type="float">
            <text:p>2.20645</text:p>
          </table:table-cell>
          <table:table-cell table:number-columns-repeated="2" office:value-type="float" office:value="2.2725" calcext:value-type="float">
            <text:p>2.2725</text:p>
          </table:table-cell>
          <table:table-cell table:number-columns-repeated="2"/>
          <table:table-cell office:value-type="float" office:value="2.32359" calcext:value-type="float">
            <text:p>2.323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 number of claiming clusters is 0.244922</text:p>
          </table:table-cell>
          <table:table-cell table:number-columns-repeated="2" office:value-type="float" office:value="0.0617621" calcext:value-type="float">
            <text:p>0.0617621</text:p>
          </table:table-cell>
          <table:table-cell table:number-columns-repeated="2" office:value-type="float" office:value="0.080789" calcext:value-type="float">
            <text:p>0.080789</text:p>
          </table:table-cell>
          <table:table-cell table:number-columns-repeated="2"/>
          <table:table-cell office:value-type="float" office:value="0.0941873" calcext:value-type="float">
            <text:p>0.094187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.72084e+0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.72083e+06</text:p>
          </table:table-cell>
          <table:table-cell table:number-columns-repeated="2"/>
          <table:table-cell table:style-name="ce7" office:value-type="string" calcext:value-type="string">
            <text:p>1.72083e+06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ROSS-DFA</text:p>
          </table:table-cell>
          <table:table-cell office:value-type="string" calcext:value-type="string">
            <text:p>ROSS-DGA</text:p>
          </table:table-cell>
          <table:table-cell office:value-type="string" calcext:value-type="string">
            <text:p>ROSS-6-DFA</text:p>
          </table:table-cell>
          <table:table-cell office:value-type="string" calcext:value-type="string">
            <text:p>ROSS-6-DGA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formula="of:=[.C25]" office:value-type="string" office:string-value="ROSS-DGA" calcext:value-type="string">
            <text:p>ROSS-DGA</text:p>
          </table:table-cell>
          <table:table-cell table:formula="of:=[.B25]" office:value-type="string" office:string-value="ROSS-DFA" calcext:value-type="string">
            <text:p>ROSS-DFA</text:p>
          </table:table-cell>
          <table:table-cell table:formula="of:=[.E25]" office:value-type="string" office:string-value="ROSS-6-DGA" calcext:value-type="string">
            <text:p>ROSS-6-DGA</text:p>
          </table:table-cell>
          <table:table-cell table:formula="of:=[.D25]" office:value-type="string" office:string-value="ROSS-6-DFA" calcext:value-type="string">
            <text:p>ROSS-6-DFA</text:p>
          </table:table-cell>
          <table:table-cell table:formula="of:=[.F25]" office:value-type="string" office:string-value="SOC" calcext:value-type="string">
            <text:p>SOC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1.46" calcext:value-type="float">
            <text:p>1.4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C26]" office:value-type="float" office:value="0.6" calcext:value-type="float">
            <text:p>0.6</text:p>
          </table:table-cell>
          <table:table-cell table:formula="of:=[.B26]" office:value-type="float" office:value="0.76" calcext:value-type="float">
            <text:p>0.76</text:p>
          </table:table-cell>
          <table:table-cell table:formula="of:=[.E26]" office:value-type="float" office:value="0.5" calcext:value-type="float">
            <text:p>0.5</text:p>
          </table:table-cell>
          <table:table-cell table:formula="of:=[.D26]" office:value-type="float" office:value="1.46" calcext:value-type="float">
            <text:p>1.46</text:p>
          </table:table-cell>
          <table:table-cell table:formula="of:=[.F2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84" calcext:value-type="float">
            <text:p>3.84</text:p>
          </table:table-cell>
          <table:table-cell office:value-type="float" office:value="2.72" calcext:value-type="float">
            <text:p>2.72</text:p>
          </table:table-cell>
          <table:table-cell office:value-type="float" office:value="6.12" calcext:value-type="float">
            <text:p>6.12</text:p>
          </table:table-cell>
          <table:table-cell office:value-type="float" office:value="2.88" calcext:value-type="float">
            <text:p>2.88</text:p>
          </table:table-cell>
          <table:table-cell office:value-type="float" office:value="3.96154" calcext:value-type="float">
            <text:p>3.96154</text:p>
          </table:table-cell>
          <table:table-cell/>
          <table:table-cell office:value-type="float" office:value="4.28" calcext:value-type="float">
            <text:p>4.2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[.C27]" office:value-type="float" office:value="2.72" calcext:value-type="float">
            <text:p>2.72</text:p>
          </table:table-cell>
          <table:table-cell table:formula="of:=[.B27]" office:value-type="float" office:value="3.84" calcext:value-type="float">
            <text:p>3.84</text:p>
          </table:table-cell>
          <table:table-cell table:formula="of:=[.E27]" office:value-type="float" office:value="2.88" calcext:value-type="float">
            <text:p>2.88</text:p>
          </table:table-cell>
          <table:table-cell table:formula="of:=[.D27]" office:value-type="float" office:value="6.12" calcext:value-type="float">
            <text:p>6.12</text:p>
          </table:table-cell>
          <table:table-cell table:formula="of:=[.F27]" office:value-type="float" office:value="3.96154" calcext:value-type="float">
            <text:p>3.96154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.72" calcext:value-type="float">
            <text:p>6.72</text:p>
          </table:table-cell>
          <table:table-cell office:value-type="float" office:value="6.66" calcext:value-type="float">
            <text:p>6.6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4" calcext:value-type="float">
            <text:p>14.4</text:p>
          </table:table-cell>
          <table:table-cell office:value-type="float" office:value="4.07692" calcext:value-type="float">
            <text:p>4.07692</text:p>
          </table:table-cell>
          <table:table-cell/>
          <table:table-cell office:value-type="float" office:value="28.8" calcext:value-type="float">
            <text:p>28.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C28]" office:value-type="float" office:value="6.66" calcext:value-type="float">
            <text:p>6.66</text:p>
          </table:table-cell>
          <table:table-cell table:formula="of:=[.B28]" office:value-type="float" office:value="6.72" calcext:value-type="float">
            <text:p>6.72</text:p>
          </table:table-cell>
          <table:table-cell table:formula="of:=[.E28]" office:value-type="float" office:value="14.4" calcext:value-type="float">
            <text:p>14.4</text:p>
          </table:table-cell>
          <table:table-cell table:formula="of:=[.D28]" office:value-type="float" office:value="13.44" calcext:value-type="float">
            <text:p>13.44</text:p>
          </table:table-cell>
          <table:table-cell table:formula="of:=[.F28]" office:value-type="float" office:value="4.07692" calcext:value-type="float">
            <text:p>4.07692</text:p>
          </table:table-cell>
          <table:table-cell table:number-columns-repeated="11"/>
          <table:table-cell office:value-type="string" calcext:value-type="string">
            <text:p>ROSS-6-DGA</text:p>
          </table:table-cell>
          <table:table-cell table:number-columns-repeated="99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.28" calcext:value-type="float">
            <text:p>13.28</text:p>
          </table:table-cell>
          <table:table-cell office:value-type="float" office:value="13.36" calcext:value-type="float">
            <text:p>13.36</text:p>
          </table:table-cell>
          <table:table-cell office:value-type="float" office:value="21.6" calcext:value-type="float">
            <text:p>21.6</text:p>
          </table:table-cell>
          <table:table-cell office:value-type="float" office:value="36.72" calcext:value-type="float">
            <text:p>36.72</text:p>
          </table:table-cell>
          <table:table-cell office:value-type="float" office:value="3.23077" calcext:value-type="float">
            <text:p>3.23077</text:p>
          </table:table-cell>
          <table:table-cell/>
          <table:table-cell office:value-type="float" office:value="43.28" calcext:value-type="float">
            <text:p>43.2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C29]" office:value-type="float" office:value="13.36" calcext:value-type="float">
            <text:p>13.36</text:p>
          </table:table-cell>
          <table:table-cell table:formula="of:=[.B29]" office:value-type="float" office:value="13.28" calcext:value-type="float">
            <text:p>13.28</text:p>
          </table:table-cell>
          <table:table-cell table:formula="of:=[.E29]" office:value-type="float" office:value="36.72" calcext:value-type="float">
            <text:p>36.72</text:p>
          </table:table-cell>
          <table:table-cell table:formula="of:=[.D29]" office:value-type="float" office:value="21.6" calcext:value-type="float">
            <text:p>21.6</text:p>
          </table:table-cell>
          <table:table-cell table:formula="of:=[.F29]" office:value-type="float" office:value="3.23077" calcext:value-type="float">
            <text:p>3.23077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office:value-type="float" office:value="22.8" calcext:value-type="float">
            <text:p>22.8</text:p>
          </table:table-cell>
          <table:table-cell office:value-type="float" office:value="24.5" calcext:value-type="float">
            <text:p>24.5</text:p>
          </table:table-cell>
          <table:table-cell office:value-type="float" office:value="32" calcext:value-type="float">
            <text:p>32</text:p>
          </table:table-cell>
          <table:table-cell office:value-type="float" office:value="4.76923" calcext:value-type="float">
            <text:p>4.76923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[.C30]" office:value-type="float" office:value="22.8" calcext:value-type="float">
            <text:p>22.8</text:p>
          </table:table-cell>
          <table:table-cell table:formula="of:=[.B30]" office:value-type="float" office:value="20.8" calcext:value-type="float">
            <text:p>20.8</text:p>
          </table:table-cell>
          <table:table-cell table:formula="of:=[.E30]" office:value-type="float" office:value="32" calcext:value-type="float">
            <text:p>32</text:p>
          </table:table-cell>
          <table:table-cell table:formula="of:=[.D30]" office:value-type="float" office:value="24.5" calcext:value-type="float">
            <text:p>24.5</text:p>
          </table:table-cell>
          <table:table-cell table:formula="of:=[.F30]" office:value-type="float" office:value="4.76923" calcext:value-type="float">
            <text:p>4.76923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.48" calcext:value-type="float">
            <text:p>18.48</text:p>
          </table:table-cell>
          <table:table-cell office:value-type="float" office:value="22.44" calcext:value-type="float">
            <text:p>22.44</text:p>
          </table:table-cell>
          <table:table-cell office:value-type="float" office:value="21.96" calcext:value-type="float">
            <text:p>21.96</text:p>
          </table:table-cell>
          <table:table-cell office:value-type="float" office:value="11.4" calcext:value-type="float">
            <text:p>11.4</text:p>
          </table:table-cell>
          <table:table-cell office:value-type="float" office:value="3.65385" calcext:value-type="float">
            <text:p>3.65385</text:p>
          </table:table-cell>
          <table:table-cell/>
          <table:table-cell office:value-type="float" office:value="5.28" calcext:value-type="float">
            <text:p>5.2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C31]" office:value-type="float" office:value="22.44" calcext:value-type="float">
            <text:p>22.44</text:p>
          </table:table-cell>
          <table:table-cell table:formula="of:=[.B31]" office:value-type="float" office:value="18.48" calcext:value-type="float">
            <text:p>18.48</text:p>
          </table:table-cell>
          <table:table-cell table:formula="of:=[.E31]" office:value-type="float" office:value="11.4" calcext:value-type="float">
            <text:p>11.4</text:p>
          </table:table-cell>
          <table:table-cell table:formula="of:=[.D31]" office:value-type="float" office:value="21.96" calcext:value-type="float">
            <text:p>21.96</text:p>
          </table:table-cell>
          <table:table-cell table:formula="of:=[.F31]" office:value-type="float" office:value="3.65385" calcext:value-type="float">
            <text:p>3.65385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.22" calcext:value-type="float">
            <text:p>17.22</text:p>
          </table:table-cell>
          <table:table-cell office:value-type="float" office:value="10.92" calcext:value-type="float">
            <text:p>10.92</text:p>
          </table:table-cell>
          <table:table-cell office:value-type="float" office:value="2.1" calcext:value-type="float">
            <text:p>2.1</text:p>
          </table:table-cell>
          <table:table-cell office:value-type="float" office:value="2.30769" calcext:value-type="float">
            <text:p>2.30769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C32]" office:value-type="float" office:value="17.22" calcext:value-type="float">
            <text:p>17.22</text:p>
          </table:table-cell>
          <table:table-cell table:formula="of:=[.B32]" office:value-type="float" office:value="14" calcext:value-type="float">
            <text:p>14</text:p>
          </table:table-cell>
          <table:table-cell table:formula="of:=[.E32]" office:value-type="float" office:value="2.1" calcext:value-type="float">
            <text:p>2.1</text:p>
          </table:table-cell>
          <table:table-cell table:formula="of:=[.D32]" office:value-type="float" office:value="10.92" calcext:value-type="float">
            <text:p>10.92</text:p>
          </table:table-cell>
          <table:table-cell table:formula="of:=[.F32]" office:value-type="float" office:value="2.30769" calcext:value-type="float">
            <text:p>2.30769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28" calcext:value-type="float">
            <text:p>9.28</text:p>
          </table:table-cell>
          <table:table-cell office:value-type="float" office:value="9.76" calcext:value-type="float">
            <text:p>9.76</text:p>
          </table:table-cell>
          <table:table-cell table:number-columns-repeated="2"/>
          <table:table-cell office:value-type="float" office:value="2.96154" calcext:value-type="float">
            <text:p>2.9615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C33]" office:value-type="float" office:value="9.76" calcext:value-type="float">
            <text:p>9.76</text:p>
          </table:table-cell>
          <table:table-cell table:formula="of:=[.B33]" office:value-type="float" office:value="9.28" calcext:value-type="float">
            <text:p>9.28</text:p>
          </table:table-cell>
          <table:table-cell table:formula="of:=[.E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F33]" office:value-type="float" office:value="2.96154" calcext:value-type="float">
            <text:p>2.96154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.94" calcext:value-type="float">
            <text:p>5.94</text:p>
          </table:table-cell>
          <table:table-cell office:value-type="float" office:value="2.16" calcext:value-type="float">
            <text:p>2.16</text:p>
          </table:table-cell>
          <table:table-cell table:number-columns-repeated="2"/>
          <table:table-cell office:value-type="float" office:value="2.46154" calcext:value-type="float">
            <text:p>2.4615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C34]" office:value-type="float" office:value="2.16" calcext:value-type="float">
            <text:p>2.16</text:p>
          </table:table-cell>
          <table:table-cell table:formula="of:=[.B34]" office:value-type="float" office:value="5.94" calcext:value-type="float">
            <text:p>5.94</text:p>
          </table:table-cell>
          <table:table-cell table:formula="of:=[.E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F34]" office:value-type="float" office:value="2.46154" calcext:value-type="float">
            <text:p>2.46154</text:p>
          </table:table-cell>
          <table:table-cell table:number-columns-repeated="100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73077" calcext:value-type="float">
            <text:p>1.7307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C35]" office:value-type="float" office:value="1.4" calcext:value-type="float">
            <text:p>1.4</text:p>
          </table:table-cell>
          <table:table-cell table:formula="of:=[.B35]" office:value-type="float" office:value="3.8" calcext:value-type="float">
            <text:p>3.8</text:p>
          </table:table-cell>
          <table:table-cell table:formula="of:=[.E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F35]" office:value-type="float" office:value="1.73077" calcext:value-type="float">
            <text:p>1.73077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.86" calcext:value-type="float">
            <text:p>2.86</text:p>
          </table:table-cell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1.92308" calcext:value-type="float">
            <text:p>1.92308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C36]" office:value-type="float" office:value="0.88" calcext:value-type="float">
            <text:p>0.88</text:p>
          </table:table-cell>
          <table:table-cell table:formula="of:=[.B36]" office:value-type="float" office:value="2.86" calcext:value-type="float">
            <text:p>2.86</text:p>
          </table:table-cell>
          <table:table-cell table:formula="of:=[.E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F36]" office:value-type="float" office:value="1.92308" calcext:value-type="float">
            <text:p>1.92308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float" office:value="3.38462" calcext:value-type="float">
            <text:p>3.38462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C37]" office:value-type="float" office:value="0" calcext:value-type="float">
            <text:p>0</text:p>
          </table:table-cell>
          <table:table-cell table:formula="of:=[.B37]" office:value-type="float" office:value="0.24" calcext:value-type="float">
            <text:p>0.24</text:p>
          </table:table-cell>
          <table:table-cell table:formula="of:=[.E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F37]" office:value-type="float" office:value="3.38462" calcext:value-type="float">
            <text:p>3.38462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.30769" calcext:value-type="float">
            <text:p>2.30769</text:p>
          </table:table-cell>
          <table:table-cell table:number-columns-repeated="10"/>
          <table:table-cell table:formula="of:=SUM([.Q26:.Q37])" office:value-type="float" office:value="100" calcext:value-type="float">
            <text:p>100</text:p>
          </table:table-cell>
          <table:table-cell table:formula="of:=SUM([.R26:.R37])" office:value-type="float" office:value="100" calcext:value-type="float">
            <text:p>100</text:p>
          </table:table-cell>
          <table:table-cell table:formula="of:=SUM([.S26:.S37])" office:value-type="float" office:value="100" calcext:value-type="float">
            <text:p>100</text:p>
          </table:table-cell>
          <table:table-cell table:formula="of:=SUM([.T26:.T37])" office:value-type="float" office:value="100" calcext:value-type="float">
            <text:p>100</text:p>
          </table:table-cell>
          <table:table-cell table:formula="of:=SUM([.U26:.U37])" office:value-type="float" office:value="34.46155" calcext:value-type="float">
            <text:p>34.46155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.61538" calcext:value-type="float">
            <text:p>1.61538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.73077" calcext:value-type="float">
            <text:p>1.73077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.84615" calcext:value-type="float">
            <text:p>1.84615</text:p>
          </table:table-cell>
          <table:table-cell table:number-columns-repeated="9"/>
          <table:table-cell office:value-type="string" calcext:value-type="string">
            <text:p>prepare for matlab plot</text:p>
          </table:table-cell>
          <table:table-cell table:number-columns-repeated="6"/>
          <table:table-cell office:value-type="string" calcext:value-type="string">
            <text:p>CDF</text:p>
          </table:table-cell>
          <table:table-cell table:number-columns-repeated="6"/>
          <table:table-cell office:value-type="string" calcext:value-type="string">
            <text:p>SIZE ROSS</text:p>
          </table:table-cell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table:formula="of:=[.A25]" office:value-type="float" office:value="0" calcext:value-type="float">
            <text:p>0</text:p>
          </table:table-cell>
          <table:table-cell table:formula="of:=[.B25]" office:value-type="string" office:string-value="ROSS-DFA" calcext:value-type="string">
            <text:p>ROSS-DFA</text:p>
          </table:table-cell>
          <table:table-cell table:formula="of:=[.C25]" office:value-type="string" office:string-value="ROSS-DGA" calcext:value-type="string">
            <text:p>ROSS-DGA</text:p>
          </table:table-cell>
          <table:table-cell table:formula="of:=[.D25]" office:value-type="string" office:string-value="ROSS-6-DFA" calcext:value-type="string">
            <text:p>ROSS-6-DFA</text:p>
          </table:table-cell>
          <table:table-cell table:formula="of:=[.E25]" office:value-type="string" office:string-value="ROSS-6-DGA" calcext:value-type="string">
            <text:p>ROSS-6-DGA</text:p>
          </table:table-cell>
          <table:table-cell table:formula="of:=[.F25]" office:value-type="string" office:string-value="SOC" calcext:value-type="string">
            <text:p>SOC</text:p>
          </table:table-cell>
          <table:table-cell table:number-columns-repeated="8"/>
          <table:table-cell office:value-type="string" calcext:value-type="string">
            <text:p>ROSS-4-DFA</text:p>
          </table:table-cell>
          <table:table-cell office:value-type="string" calcext:value-type="string">
            <text:p>ROSS-4-DGA</text:p>
          </table:table-cell>
          <table:table-cell office:value-type="string" calcext:value-type="string">
            <text:p>ROSS-3-DFA</text:p>
          </table:table-cell>
          <table:table-cell office:value-type="string" calcext:value-type="string">
            <text:p>ROSS-3-DGA</text:p>
          </table:table-cell>
          <table:table-cell table:number-columns-repeated="99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3.46154" calcext:value-type="float">
            <text:p>3.4615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[.B26]" office:value-type="float" office:value="0.76" calcext:value-type="float">
            <text:p>0.76</text:p>
          </table:table-cell>
          <table:table-cell table:formula="of:=[.C26]" office:value-type="float" office:value="0.6" calcext:value-type="float">
            <text:p>0.6</text:p>
          </table:table-cell>
          <table:table-cell table:formula="of:=[.D26]" office:value-type="float" office:value="1.46" calcext:value-type="float">
            <text:p>1.46</text:p>
          </table:table-cell>
          <table:table-cell table:formula="of:=[.E26]" office:value-type="float" office:value="0.5" calcext:value-type="float">
            <text:p>0.5</text:p>
          </table:table-cell>
          <table:table-cell table:formula="of:=[.F26]" office:value-type="float" office:value="0" calcext:value-type="float">
            <text:p>0</text:p>
          </table:table-cell>
          <table:table-cell/>
          <table:table-cell table:formula="of:=[.Q44]" office:value-type="float" office:value="0.76" calcext:value-type="float">
            <text:p>0.76</text:p>
          </table:table-cell>
          <table:table-cell table:formula="of:=[.R44]" office:value-type="float" office:value="0.6" calcext:value-type="float">
            <text:p>0.6</text:p>
          </table:table-cell>
          <table:table-cell table:formula="of:=[.S44]" office:value-type="float" office:value="1.46" calcext:value-type="float">
            <text:p>1.46</text:p>
          </table:table-cell>
          <table:table-cell table:formula="of:=[.T44]" office:value-type="float" office:value="0.5" calcext:value-type="float">
            <text:p>0.5</text:p>
          </table:table-cell>
          <table:table-cell table:formula="of:=[.U44]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.92308" calcext:value-type="float">
            <text:p>2.92308</text:p>
          </table:table-cell>
          <table:table-cell table:number-columns-repeated="9"/>
          <table:table-cell table:formula="of:=[.A27]" office:value-type="float" office:value="2" calcext:value-type="float">
            <text:p>2</text:p>
          </table:table-cell>
          <table:table-cell table:formula="of:=[.B27]" office:value-type="float" office:value="3.84" calcext:value-type="float">
            <text:p>3.84</text:p>
          </table:table-cell>
          <table:table-cell table:formula="of:=[.C27]" office:value-type="float" office:value="2.72" calcext:value-type="float">
            <text:p>2.72</text:p>
          </table:table-cell>
          <table:table-cell table:formula="of:=[.D27]" office:value-type="float" office:value="6.12" calcext:value-type="float">
            <text:p>6.12</text:p>
          </table:table-cell>
          <table:table-cell table:formula="of:=[.E27]" office:value-type="float" office:value="2.88" calcext:value-type="float">
            <text:p>2.88</text:p>
          </table:table-cell>
          <table:table-cell table:formula="of:=[.F27]" office:value-type="float" office:value="3.96154" calcext:value-type="float">
            <text:p>3.96154</text:p>
          </table:table-cell>
          <table:table-cell/>
          <table:table-cell table:formula="of:=[.W44]+[.Q45]" office:value-type="float" office:value="4.6" calcext:value-type="float">
            <text:p>4.6</text:p>
          </table:table-cell>
          <table:table-cell table:formula="of:=[.X44]+[.R45]" office:value-type="float" office:value="3.32" calcext:value-type="float">
            <text:p>3.32</text:p>
          </table:table-cell>
          <table:table-cell table:formula="of:=[.Y44]+[.S45]" office:value-type="float" office:value="7.58" calcext:value-type="float">
            <text:p>7.58</text:p>
          </table:table-cell>
          <table:table-cell table:formula="of:=[.Z44]+[.T45]" office:value-type="float" office:value="3.38" calcext:value-type="float">
            <text:p>3.38</text:p>
          </table:table-cell>
          <table:table-cell table:formula="of:=[.AA44]+[.U45]" office:value-type="float" office:value="3.96154" calcext:value-type="float">
            <text:p>3.96154</text:p>
          </table:table-cell>
          <table:table-cell table:number-columns-repeated="2"/>
          <table:table-cell office:value-type="float" office:value="5.18" calcext:value-type="float">
            <text:p>5.18</text:p>
          </table:table-cell>
          <table:table-cell office:value-type="float" office:value="0.54" calcext:value-type="float">
            <text:p>0.54</text:p>
          </table:table-cell>
          <table:table-cell office:value-type="float" office:value="9.58" calcext:value-type="float">
            <text:p>9.58</text:p>
          </table:table-cell>
          <table:table-cell office:value-type="float" office:value="2.22" calcext:value-type="float">
            <text:p>2.22</text:p>
          </table:table-cell>
          <table:table-cell table:number-columns-repeated="990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table:formula="of:=[.A28]" office:value-type="float" office:value="3" calcext:value-type="float">
            <text:p>3</text:p>
          </table:table-cell>
          <table:table-cell table:formula="of:=[.B28]" office:value-type="float" office:value="6.72" calcext:value-type="float">
            <text:p>6.72</text:p>
          </table:table-cell>
          <table:table-cell table:formula="of:=[.C28]" office:value-type="float" office:value="6.66" calcext:value-type="float">
            <text:p>6.66</text:p>
          </table:table-cell>
          <table:table-cell table:formula="of:=[.D28]" office:value-type="float" office:value="13.44" calcext:value-type="float">
            <text:p>13.44</text:p>
          </table:table-cell>
          <table:table-cell table:formula="of:=[.E28]" office:value-type="float" office:value="14.4" calcext:value-type="float">
            <text:p>14.4</text:p>
          </table:table-cell>
          <table:table-cell table:formula="of:=[.F28]" office:value-type="float" office:value="4.07692" calcext:value-type="float">
            <text:p>4.07692</text:p>
          </table:table-cell>
          <table:table-cell/>
          <table:table-cell table:formula="of:=[.W45]+[.Q46]" office:value-type="float" office:value="11.32" calcext:value-type="float">
            <text:p>11.32</text:p>
          </table:table-cell>
          <table:table-cell table:formula="of:=[.X45]+[.R46]" office:value-type="float" office:value="9.98" calcext:value-type="float">
            <text:p>9.98</text:p>
          </table:table-cell>
          <table:table-cell table:formula="of:=[.Y45]+[.S46]" office:value-type="float" office:value="21.02" calcext:value-type="float">
            <text:p>21.02</text:p>
          </table:table-cell>
          <table:table-cell table:formula="of:=[.Z45]+[.T46]" office:value-type="float" office:value="17.78" calcext:value-type="float">
            <text:p>17.78</text:p>
          </table:table-cell>
          <table:table-cell table:formula="of:=[.AA45]+[.U46]" office:value-type="float" office:value="8.03846" calcext:value-type="float">
            <text:p>8.03846</text:p>
          </table:table-cell>
          <table:table-cell table:number-columns-repeated="2"/>
          <table:table-cell office:value-type="float" office:value="12.48" calcext:value-type="float">
            <text:p>12.48</text:p>
          </table:table-cell>
          <table:table-cell office:value-type="float" office:value="13.52" calcext:value-type="float">
            <text:p>13.52</text:p>
          </table:table-cell>
          <table:table-cell office:value-type="float" office:value="20.84" calcext:value-type="float">
            <text:p>20.84</text:p>
          </table:table-cell>
          <table:table-cell office:value-type="float" office:value="37.36" calcext:value-type="float">
            <text:p>37.36</text:p>
          </table:table-cell>
          <table:table-cell table:number-columns-repeated="990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3.23077" calcext:value-type="float">
            <text:p>3.23077</text:p>
          </table:table-cell>
          <table:table-cell table:number-columns-repeated="9"/>
          <table:table-cell table:formula="of:=[.A29]" office:value-type="float" office:value="4" calcext:value-type="float">
            <text:p>4</text:p>
          </table:table-cell>
          <table:table-cell table:formula="of:=[.B29]" office:value-type="float" office:value="13.28" calcext:value-type="float">
            <text:p>13.28</text:p>
          </table:table-cell>
          <table:table-cell table:formula="of:=[.C29]" office:value-type="float" office:value="13.36" calcext:value-type="float">
            <text:p>13.36</text:p>
          </table:table-cell>
          <table:table-cell table:formula="of:=[.D29]" office:value-type="float" office:value="21.6" calcext:value-type="float">
            <text:p>21.6</text:p>
          </table:table-cell>
          <table:table-cell table:formula="of:=[.E29]" office:value-type="float" office:value="36.72" calcext:value-type="float">
            <text:p>36.72</text:p>
          </table:table-cell>
          <table:table-cell table:formula="of:=[.F29]" office:value-type="float" office:value="3.23077" calcext:value-type="float">
            <text:p>3.23077</text:p>
          </table:table-cell>
          <table:table-cell/>
          <table:table-cell table:formula="of:=[.W46]+[.Q47]" office:value-type="float" office:value="24.6" calcext:value-type="float">
            <text:p>24.6</text:p>
          </table:table-cell>
          <table:table-cell table:formula="of:=[.X46]+[.R47]" office:value-type="float" office:value="23.34" calcext:value-type="float">
            <text:p>23.34</text:p>
          </table:table-cell>
          <table:table-cell table:formula="of:=[.Y46]+[.S47]" office:value-type="float" office:value="42.62" calcext:value-type="float">
            <text:p>42.62</text:p>
          </table:table-cell>
          <table:table-cell table:formula="of:=[.Z46]+[.T47]" office:value-type="float" office:value="54.5" calcext:value-type="float">
            <text:p>54.5</text:p>
          </table:table-cell>
          <table:table-cell table:formula="of:=[.AA46]+[.U47]" office:value-type="float" office:value="11.26923" calcext:value-type="float">
            <text:p>11.26923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49.32" calcext:value-type="float">
            <text:p>49.32</text:p>
          </table:table-cell>
          <table:table-cell office:value-type="float" office:value="32.1" calcext:value-type="float">
            <text:p>32.1</text:p>
          </table:table-cell>
          <table:table-cell office:value-type="float" office:value="48.54" calcext:value-type="float">
            <text:p>48.54</text:p>
          </table:table-cell>
          <table:table-cell table:number-columns-repeated="990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0.846154" calcext:value-type="float">
            <text:p>0.846154</text:p>
          </table:table-cell>
          <table:table-cell table:number-columns-repeated="9"/>
          <table:table-cell table:formula="of:=[.A30]" office:value-type="float" office:value="5" calcext:value-type="float">
            <text:p>5</text:p>
          </table:table-cell>
          <table:table-cell table:formula="of:=[.B30]" office:value-type="float" office:value="20.8" calcext:value-type="float">
            <text:p>20.8</text:p>
          </table:table-cell>
          <table:table-cell table:formula="of:=[.C30]" office:value-type="float" office:value="22.8" calcext:value-type="float">
            <text:p>22.8</text:p>
          </table:table-cell>
          <table:table-cell table:formula="of:=[.D30]" office:value-type="float" office:value="24.5" calcext:value-type="float">
            <text:p>24.5</text:p>
          </table:table-cell>
          <table:table-cell table:formula="of:=[.E30]" office:value-type="float" office:value="32" calcext:value-type="float">
            <text:p>32</text:p>
          </table:table-cell>
          <table:table-cell table:formula="of:=[.F30]" office:value-type="float" office:value="4.76923" calcext:value-type="float">
            <text:p>4.76923</text:p>
          </table:table-cell>
          <table:table-cell/>
          <table:table-cell table:formula="of:=[.W47]+[.Q48]" office:value-type="float" office:value="45.4" calcext:value-type="float">
            <text:p>45.4</text:p>
          </table:table-cell>
          <table:table-cell table:formula="of:=[.X47]+[.R48]" office:value-type="float" office:value="46.14" calcext:value-type="float">
            <text:p>46.14</text:p>
          </table:table-cell>
          <table:table-cell table:formula="of:=[.Y47]+[.S48]" office:value-type="float" office:value="67.12" calcext:value-type="float">
            <text:p>67.12</text:p>
          </table:table-cell>
          <table:table-cell table:formula="of:=[.Z47]+[.T48]" office:value-type="float" office:value="86.5" calcext:value-type="float">
            <text:p>86.5</text:p>
          </table:table-cell>
          <table:table-cell table:formula="of:=[.AA47]+[.U48]" office:value-type="float" office:value="16.03846" calcext:value-type="float">
            <text:p>16.03846</text:p>
          </table:table-cell>
          <table:table-cell table:number-columns-repeated="2"/>
          <table:table-cell office:value-type="float" office:value="29.76" calcext:value-type="float">
            <text:p>29.76</text:p>
          </table:table-cell>
          <table:table-cell office:value-type="float" office:value="27.04" calcext:value-type="float">
            <text:p>27.04</text:p>
          </table:table-cell>
          <table:table-cell office:value-type="float" office:value="36" calcext:value-type="float">
            <text:p>36</text:p>
          </table:table-cell>
          <table:table-cell office:value-type="float" office:value="10.4" calcext:value-type="float">
            <text:p>10.4</text:p>
          </table:table-cell>
          <table:table-cell table:number-columns-repeated="990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5.30769" calcext:value-type="float">
            <text:p>5.30769</text:p>
          </table:table-cell>
          <table:table-cell table:number-columns-repeated="9"/>
          <table:table-cell table:formula="of:=[.A31]" office:value-type="float" office:value="6" calcext:value-type="float">
            <text:p>6</text:p>
          </table:table-cell>
          <table:table-cell table:formula="of:=[.B31]" office:value-type="float" office:value="18.48" calcext:value-type="float">
            <text:p>18.48</text:p>
          </table:table-cell>
          <table:table-cell table:formula="of:=[.C31]" office:value-type="float" office:value="22.44" calcext:value-type="float">
            <text:p>22.44</text:p>
          </table:table-cell>
          <table:table-cell table:formula="of:=[.D31]" office:value-type="float" office:value="21.96" calcext:value-type="float">
            <text:p>21.96</text:p>
          </table:table-cell>
          <table:table-cell table:formula="of:=[.E31]" office:value-type="float" office:value="11.4" calcext:value-type="float">
            <text:p>11.4</text:p>
          </table:table-cell>
          <table:table-cell table:formula="of:=[.F31]" office:value-type="float" office:value="3.65385" calcext:value-type="float">
            <text:p>3.65385</text:p>
          </table:table-cell>
          <table:table-cell/>
          <table:table-cell table:formula="of:=[.W48]+[.Q49]" office:value-type="float" office:value="63.88" calcext:value-type="float">
            <text:p>63.88</text:p>
          </table:table-cell>
          <table:table-cell table:formula="of:=[.X48]+[.R49]" office:value-type="float" office:value="68.58" calcext:value-type="float">
            <text:p>68.58</text:p>
          </table:table-cell>
          <table:table-cell table:formula="of:=[.Y48]+[.S49]" office:value-type="float" office:value="89.08" calcext:value-type="float">
            <text:p>89.08</text:p>
          </table:table-cell>
          <table:table-cell table:formula="of:=[.Z48]+[.T49]" office:value-type="float" office:value="97.9" calcext:value-type="float">
            <text:p>97.9</text:p>
          </table:table-cell>
          <table:table-cell table:formula="of:=[.AA48]+[.U49]" office:value-type="float" office:value="19.69231" calcext:value-type="float">
            <text:p>19.69231</text:p>
          </table:table-cell>
          <table:table-cell table:number-columns-repeated="2"/>
          <table:table-cell office:value-type="float" office:value="28.3" calcext:value-type="float">
            <text:p>28.3</text:p>
          </table:table-cell>
          <table:table-cell office:value-type="float" office:value="8.1" calcext:value-type="float">
            <text:p>8.1</text:p>
          </table:table-cell>
          <table:table-cell table:number-columns-repeated="99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.84615" calcext:value-type="float">
            <text:p>1.84615</text:p>
          </table:table-cell>
          <table:table-cell table:number-columns-repeated="9"/>
          <table:table-cell table:formula="of:=[.A32]" office:value-type="float" office:value="7" calcext:value-type="float">
            <text:p>7</text:p>
          </table:table-cell>
          <table:table-cell table:formula="of:=[.B32]" office:value-type="float" office:value="14" calcext:value-type="float">
            <text:p>14</text:p>
          </table:table-cell>
          <table:table-cell table:formula="of:=[.C32]" office:value-type="float" office:value="17.22" calcext:value-type="float">
            <text:p>17.22</text:p>
          </table:table-cell>
          <table:table-cell table:formula="of:=[.D32]" office:value-type="float" office:value="10.92" calcext:value-type="float">
            <text:p>10.92</text:p>
          </table:table-cell>
          <table:table-cell table:formula="of:=[.E32]" office:value-type="float" office:value="2.1" calcext:value-type="float">
            <text:p>2.1</text:p>
          </table:table-cell>
          <table:table-cell table:formula="of:=[.F32]" office:value-type="float" office:value="2.30769" calcext:value-type="float">
            <text:p>2.30769</text:p>
          </table:table-cell>
          <table:table-cell/>
          <table:table-cell table:formula="of:=[.W49]+[.Q50]" office:value-type="float" office:value="77.88" calcext:value-type="float">
            <text:p>77.88</text:p>
          </table:table-cell>
          <table:table-cell table:formula="of:=[.X49]+[.R50]" office:value-type="float" office:value="85.8" calcext:value-type="float">
            <text:p>85.8</text:p>
          </table:table-cell>
          <table:table-cell table:formula="of:=[.Y49]+[.S50]" office:value-type="float" office:value="100" calcext:value-type="float">
            <text:p>100</text:p>
          </table:table-cell>
          <table:table-cell table:formula="of:=[.Z49]+[.T50]" office:value-type="float" office:value="100" calcext:value-type="float">
            <text:p>100</text:p>
          </table:table-cell>
          <table:table-cell table:formula="of:=[.AA49]+[.U50]" office:value-type="float" office:value="22" calcext:value-type="float">
            <text:p>22</text:p>
          </table:table-cell>
          <table:table-cell table:number-columns-repeated="99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.88462" calcext:value-type="float">
            <text:p>2.88462</text:p>
          </table:table-cell>
          <table:table-cell table:number-columns-repeated="9"/>
          <table:table-cell table:formula="of:=[.A33]" office:value-type="float" office:value="8" calcext:value-type="float">
            <text:p>8</text:p>
          </table:table-cell>
          <table:table-cell table:formula="of:=[.B33]" office:value-type="float" office:value="9.28" calcext:value-type="float">
            <text:p>9.28</text:p>
          </table:table-cell>
          <table:table-cell table:formula="of:=[.C33]" office:value-type="float" office:value="9.76" calcext:value-type="float">
            <text:p>9.76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2.96154" calcext:value-type="float">
            <text:p>2.96154</text:p>
          </table:table-cell>
          <table:table-cell/>
          <table:table-cell table:formula="of:=[.W50]+[.Q51]" office:value-type="float" office:value="87.16" calcext:value-type="float">
            <text:p>87.16</text:p>
          </table:table-cell>
          <table:table-cell table:formula="of:=[.X50]+[.R51]" office:value-type="float" office:value="95.56" calcext:value-type="float">
            <text:p>95.56</text:p>
          </table:table-cell>
          <table:table-cell table:formula="of:=[.Y50]+[.S51]" office:value-type="float" office:value="100" calcext:value-type="float">
            <text:p>100</text:p>
          </table:table-cell>
          <table:table-cell table:formula="of:=[.Z50]+[.T51]" office:value-type="float" office:value="100" calcext:value-type="float">
            <text:p>100</text:p>
          </table:table-cell>
          <table:table-cell table:formula="of:=[.AA50]+[.U51]" office:value-type="float" office:value="24.96154" calcext:value-type="float">
            <text:p>24.96154</text:p>
          </table:table-cell>
          <table:table-cell table:number-columns-repeated="99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table:formula="of:=[.A34]" office:value-type="float" office:value="9" calcext:value-type="float">
            <text:p>9</text:p>
          </table:table-cell>
          <table:table-cell table:formula="of:=[.B34]" office:value-type="float" office:value="5.94" calcext:value-type="float">
            <text:p>5.94</text:p>
          </table:table-cell>
          <table:table-cell table:formula="of:=[.C34]" office:value-type="float" office:value="2.16" calcext:value-type="float">
            <text:p>2.16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2.46154" calcext:value-type="float">
            <text:p>2.46154</text:p>
          </table:table-cell>
          <table:table-cell/>
          <table:table-cell table:formula="of:=[.W51]+[.Q52]" office:value-type="float" office:value="93.1" calcext:value-type="float">
            <text:p>93.1</text:p>
          </table:table-cell>
          <table:table-cell table:formula="of:=[.X51]+[.R52]" office:value-type="float" office:value="97.72" calcext:value-type="float">
            <text:p>97.72</text:p>
          </table:table-cell>
          <table:table-cell table:formula="of:=[.Y51]+[.S52]" office:value-type="float" office:value="100" calcext:value-type="float">
            <text:p>100</text:p>
          </table:table-cell>
          <table:table-cell table:formula="of:=[.Z51]+[.T52]" office:value-type="float" office:value="100" calcext:value-type="float">
            <text:p>100</text:p>
          </table:table-cell>
          <table:table-cell table:formula="of:=[.AA51]+[.U52]" office:value-type="float" office:value="27.42308" calcext:value-type="float">
            <text:p>27.42308</text:p>
          </table:table-cell>
          <table:table-cell table:number-columns-repeated="99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.11538" calcext:value-type="float">
            <text:p>3.11538</text:p>
          </table:table-cell>
          <table:table-cell table:number-columns-repeated="9"/>
          <table:table-cell table:formula="of:=[.A35]" office:value-type="float" office:value="10" calcext:value-type="float">
            <text:p>10</text:p>
          </table:table-cell>
          <table:table-cell table:formula="of:=[.B35]" office:value-type="float" office:value="3.8" calcext:value-type="float">
            <text:p>3.8</text:p>
          </table:table-cell>
          <table:table-cell table:formula="of:=[.C35]" office:value-type="float" office:value="1.4" calcext:value-type="float">
            <text:p>1.4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1.73077" calcext:value-type="float">
            <text:p>1.73077</text:p>
          </table:table-cell>
          <table:table-cell/>
          <table:table-cell table:formula="of:=[.W52]+[.Q53]" office:value-type="float" office:value="96.9" calcext:value-type="float">
            <text:p>96.9</text:p>
          </table:table-cell>
          <table:table-cell table:formula="of:=[.X52]+[.R53]" office:value-type="float" office:value="99.12" calcext:value-type="float">
            <text:p>99.12</text:p>
          </table:table-cell>
          <table:table-cell table:formula="of:=[.Y52]+[.S53]" office:value-type="float" office:value="100" calcext:value-type="float">
            <text:p>100</text:p>
          </table:table-cell>
          <table:table-cell table:formula="of:=[.Z52]+[.T53]" office:value-type="float" office:value="100" calcext:value-type="float">
            <text:p>100</text:p>
          </table:table-cell>
          <table:table-cell table:formula="of:=[.AA52]+[.U53]" office:value-type="float" office:value="29.15385" calcext:value-type="float">
            <text:p>29.15385</text:p>
          </table:table-cell>
          <table:table-cell table:number-columns-repeated="99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.30769" calcext:value-type="float">
            <text:p>4.30769</text:p>
          </table:table-cell>
          <table:table-cell table:number-columns-repeated="9"/>
          <table:table-cell table:formula="of:=[.A36]" office:value-type="float" office:value="11" calcext:value-type="float">
            <text:p>11</text:p>
          </table:table-cell>
          <table:table-cell table:formula="of:=[.B36]" office:value-type="float" office:value="2.86" calcext:value-type="float">
            <text:p>2.86</text:p>
          </table:table-cell>
          <table:table-cell table:formula="of:=[.C36]" office:value-type="float" office:value="0.88" calcext:value-type="float">
            <text:p>0.88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1.92308" calcext:value-type="float">
            <text:p>1.92308</text:p>
          </table:table-cell>
          <table:table-cell/>
          <table:table-cell table:formula="of:=[.W53]+[.Q54]" office:value-type="float" office:value="99.76" calcext:value-type="float">
            <text:p>99.76</text:p>
          </table:table-cell>
          <table:table-cell table:formula="of:=[.X53]+[.R54]" office:value-type="float" office:value="100" calcext:value-type="float">
            <text:p>100</text:p>
          </table:table-cell>
          <table:table-cell table:formula="of:=[.Y53]+[.S54]" office:value-type="float" office:value="100" calcext:value-type="float">
            <text:p>100</text:p>
          </table:table-cell>
          <table:table-cell table:formula="of:=[.Z53]+[.T54]" office:value-type="float" office:value="100" calcext:value-type="float">
            <text:p>100</text:p>
          </table:table-cell>
          <table:table-cell table:formula="of:=[.AA53]+[.U54]" office:value-type="float" office:value="31.07693" calcext:value-type="float">
            <text:p>31.07693</text:p>
          </table:table-cell>
          <table:table-cell table:number-columns-repeated="99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.23077" calcext:value-type="float">
            <text:p>2.23077</text:p>
          </table:table-cell>
          <table:table-cell table:number-columns-repeated="9"/>
          <table:table-cell table:formula="of:=[.A37]" office:value-type="float" office:value="12" calcext:value-type="float">
            <text:p>12</text:p>
          </table:table-cell>
          <table:table-cell table:formula="of:=[.B37]" office:value-type="float" office:value="0.24" calcext:value-type="float">
            <text:p>0.24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.38462" calcext:value-type="float">
            <text:p>3.38462</text:p>
          </table:table-cell>
          <table:table-cell/>
          <table:table-cell table:formula="of:=[.W54]+[.Q55]" office:value-type="float" office:value="100" calcext:value-type="float">
            <text:p>100</text:p>
          </table:table-cell>
          <table:table-cell table:formula="of:=[.X54]+[.R55]" office:value-type="float" office:value="100" calcext:value-type="float">
            <text:p>100</text:p>
          </table:table-cell>
          <table:table-cell table:formula="of:=[.Y54]+[.S55]" office:value-type="float" office:value="100" calcext:value-type="float">
            <text:p>100</text:p>
          </table:table-cell>
          <table:table-cell table:formula="of:=[.Z54]+[.T55]" office:value-type="float" office:value="100" calcext:value-type="float">
            <text:p>100</text:p>
          </table:table-cell>
          <table:table-cell table:formula="of:=[.AA54]+[.U55]" office:value-type="float" office:value="34.46155" calcext:value-type="float">
            <text:p>34.46155</text:p>
          </table:table-cell>
          <table:table-cell table:number-columns-repeated="99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.30769" calcext:value-type="float">
            <text:p>2.30769</text:p>
          </table:table-cell>
          <table:table-cell table:number-columns-repeated="9"/>
          <table:table-cell table:formula="of:=[.A38]" office:value-type="float" office:value="13" calcext:value-type="float">
            <text:p>13</text:p>
          </table:table-cell>
          <table:table-cell table:formula="of:=[.B38]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2.30769" calcext:value-type="float">
            <text:p>2.30769</text:p>
          </table:table-cell>
          <table:table-cell/>
          <table:table-cell table:formula="of:=[.Q56]" office:value-type="float" office:value="0" calcext:value-type="float">
            <text:p>0</text:p>
          </table:table-cell>
          <table:table-cell table:formula="of:=[.R56]" office:value-type="float" office:value="0" calcext:value-type="float">
            <text:p>0</text:p>
          </table:table-cell>
          <table:table-cell table:formula="of:=[.S56]" office:value-type="float" office:value="0" calcext:value-type="float">
            <text:p>0</text:p>
          </table:table-cell>
          <table:table-cell table:formula="of:=[.T56]" office:value-type="float" office:value="0" calcext:value-type="float">
            <text:p>0</text:p>
          </table:table-cell>
          <table:table-cell table:formula="of:=[.AA55]+[.U56]" office:value-type="float" office:value="36.76924" calcext:value-type="float">
            <text:p>36.76924</text:p>
          </table:table-cell>
          <table:table-cell table:number-columns-repeated="99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3.57692" calcext:value-type="float">
            <text:p>3.57692</text:p>
          </table:table-cell>
          <table:table-cell table:number-columns-repeated="9"/>
          <table:table-cell table:formula="of:=[.A39]" office:value-type="float" office:value="14" calcext:value-type="float">
            <text:p>14</text:p>
          </table:table-cell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.5" calcext:value-type="float">
            <text:p>0.5</text:p>
          </table:table-cell>
          <table:table-cell/>
          <table:table-cell table:formula="of:=[.W56]+[.Q57]" office:value-type="float" office:value="0" calcext:value-type="float">
            <text:p>0</text:p>
          </table:table-cell>
          <table:table-cell table:formula="of:=[.X56]+[.R57]" office:value-type="float" office:value="0" calcext:value-type="float">
            <text:p>0</text:p>
          </table:table-cell>
          <table:table-cell table:formula="of:=[.Y56]+[.S57]" office:value-type="float" office:value="0" calcext:value-type="float">
            <text:p>0</text:p>
          </table:table-cell>
          <table:table-cell table:formula="of:=[.Z56]+[.T57]" office:value-type="float" office:value="0" calcext:value-type="float">
            <text:p>0</text:p>
          </table:table-cell>
          <table:table-cell table:formula="of:=[.AA56]+[.U57]" office:value-type="float" office:value="37.26924" calcext:value-type="float">
            <text:p>37.26924</text:p>
          </table:table-cell>
          <table:table-cell table:number-columns-repeated="99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.69231" calcext:value-type="float">
            <text:p>3.69231</text:p>
          </table:table-cell>
          <table:table-cell table:number-columns-repeated="9"/>
          <table:table-cell table:formula="of:=[.A40]" office:value-type="float" office:value="15" calcext:value-type="float">
            <text:p>15</text:p>
          </table:table-cell>
          <table:table-cell table:formula="of:=[.B40]" office:value-type="float" office:value="0" calcext:value-type="float">
            <text:p>0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1.61538" calcext:value-type="float">
            <text:p>1.61538</text:p>
          </table:table-cell>
          <table:table-cell/>
          <table:table-cell table:formula="of:=[.W57]+[.Q58]" office:value-type="float" office:value="0" calcext:value-type="float">
            <text:p>0</text:p>
          </table:table-cell>
          <table:table-cell table:formula="of:=[.X57]+[.R58]" office:value-type="float" office:value="0" calcext:value-type="float">
            <text:p>0</text:p>
          </table:table-cell>
          <table:table-cell table:formula="of:=[.Y57]+[.S58]" office:value-type="float" office:value="0" calcext:value-type="float">
            <text:p>0</text:p>
          </table:table-cell>
          <table:table-cell table:formula="of:=[.Z57]+[.T58]" office:value-type="float" office:value="0" calcext:value-type="float">
            <text:p>0</text:p>
          </table:table-cell>
          <table:table-cell table:formula="of:=[.AA57]+[.U58]" office:value-type="float" office:value="38.88462" calcext:value-type="float">
            <text:p>38.88462</text:p>
          </table:table-cell>
          <table:table-cell table:number-columns-repeated="99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.26923" calcext:value-type="float">
            <text:p>1.26923</text:p>
          </table:table-cell>
          <table:table-cell table:number-columns-repeated="9"/>
          <table:table-cell table:formula="of:=[.A41]" office:value-type="float" office:value="16" calcext:value-type="float">
            <text:p>16</text:p>
          </table:table-cell>
          <table:table-cell table:formula="of:=[.B41]" office:value-type="float" office:value="0" calcext:value-type="float">
            <text:p>0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1.73077" calcext:value-type="float">
            <text:p>1.73077</text:p>
          </table:table-cell>
          <table:table-cell/>
          <table:table-cell table:formula="of:=[.W58]+[.Q59]" office:value-type="float" office:value="0" calcext:value-type="float">
            <text:p>0</text:p>
          </table:table-cell>
          <table:table-cell table:formula="of:=[.X58]+[.R59]" office:value-type="float" office:value="0" calcext:value-type="float">
            <text:p>0</text:p>
          </table:table-cell>
          <table:table-cell table:formula="of:=[.Y58]+[.S59]" office:value-type="float" office:value="0" calcext:value-type="float">
            <text:p>0</text:p>
          </table:table-cell>
          <table:table-cell table:formula="of:=[.Z58]+[.T59]" office:value-type="float" office:value="0" calcext:value-type="float">
            <text:p>0</text:p>
          </table:table-cell>
          <table:table-cell table:formula="of:=[.AA58]+[.U59]" office:value-type="float" office:value="40.61539" calcext:value-type="float">
            <text:p>40.61539</text:p>
          </table:table-cell>
          <table:table-cell table:number-columns-repeated="99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5.23077" calcext:value-type="float">
            <text:p>5.23077</text:p>
          </table:table-cell>
          <table:table-cell table:number-columns-repeated="9"/>
          <table:table-cell table:formula="of:=[.A42]" office:value-type="float" office:value="17" calcext:value-type="float">
            <text:p>17</text:p>
          </table:table-cell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1.84615" calcext:value-type="float">
            <text:p>1.84615</text:p>
          </table:table-cell>
          <table:table-cell/>
          <table:table-cell table:formula="of:=[.W59]+[.Q60]" office:value-type="float" office:value="0" calcext:value-type="float">
            <text:p>0</text:p>
          </table:table-cell>
          <table:table-cell table:formula="of:=[.X59]+[.R60]" office:value-type="float" office:value="0" calcext:value-type="float">
            <text:p>0</text:p>
          </table:table-cell>
          <table:table-cell table:formula="of:=[.Y59]+[.S60]" office:value-type="float" office:value="0" calcext:value-type="float">
            <text:p>0</text:p>
          </table:table-cell>
          <table:table-cell table:formula="of:=[.Z59]+[.T60]" office:value-type="float" office:value="0" calcext:value-type="float">
            <text:p>0</text:p>
          </table:table-cell>
          <table:table-cell table:formula="of:=[.AA59]+[.U60]" office:value-type="float" office:value="42.46154" calcext:value-type="float">
            <text:p>42.46154</text:p>
          </table:table-cell>
          <table:table-cell table:number-columns-repeated="99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.69231" calcext:value-type="float">
            <text:p>2.69231</text:p>
          </table:table-cell>
          <table:table-cell table:number-columns-repeated="9"/>
          <table:table-cell table:formula="of:=[.A43]" office:value-type="float" office:value="18" calcext:value-type="float">
            <text:p>18</text:p>
          </table:table-cell>
          <table:table-cell table:formula="of:=[.B43]" office:value-type="float" office:value="0" calcext:value-type="float">
            <text:p>0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/>
          <table:table-cell table:formula="of:=[.W60]+[.Q61]" office:value-type="float" office:value="0" calcext:value-type="float">
            <text:p>0</text:p>
          </table:table-cell>
          <table:table-cell table:formula="of:=[.X60]+[.R61]" office:value-type="float" office:value="0" calcext:value-type="float">
            <text:p>0</text:p>
          </table:table-cell>
          <table:table-cell table:formula="of:=[.Y60]+[.S61]" office:value-type="float" office:value="0" calcext:value-type="float">
            <text:p>0</text:p>
          </table:table-cell>
          <table:table-cell table:formula="of:=[.Z60]+[.T61]" office:value-type="float" office:value="0" calcext:value-type="float">
            <text:p>0</text:p>
          </table:table-cell>
          <table:table-cell table:formula="of:=[.AA60]+[.U61]" office:value-type="float" office:value="42.46154" calcext:value-type="float">
            <text:p>42.46154</text:p>
          </table:table-cell>
          <table:table-cell table:number-columns-repeated="99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4.15385" calcext:value-type="float">
            <text:p>4.15385</text:p>
          </table:table-cell>
          <table:table-cell table:number-columns-repeated="9"/>
          <table:table-cell table:formula="of:=[.A44]" office:value-type="float" office:value="19" calcext:value-type="float">
            <text:p>19</text:p>
          </table:table-cell>
          <table:table-cell table:formula="of:=[.B44]" office:value-type="float" office:value="0" calcext:value-type="float">
            <text:p>0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.46154" calcext:value-type="float">
            <text:p>3.46154</text:p>
          </table:table-cell>
          <table:table-cell/>
          <table:table-cell table:formula="of:=[.W61]+[.Q62]" office:value-type="float" office:value="0" calcext:value-type="float">
            <text:p>0</text:p>
          </table:table-cell>
          <table:table-cell table:formula="of:=[.X61]+[.R62]" office:value-type="float" office:value="0" calcext:value-type="float">
            <text:p>0</text:p>
          </table:table-cell>
          <table:table-cell table:formula="of:=[.Y61]+[.S62]" office:value-type="float" office:value="0" calcext:value-type="float">
            <text:p>0</text:p>
          </table:table-cell>
          <table:table-cell table:formula="of:=[.Z61]+[.T62]" office:value-type="float" office:value="0" calcext:value-type="float">
            <text:p>0</text:p>
          </table:table-cell>
          <table:table-cell table:formula="of:=[.AA61]+[.U62]" office:value-type="float" office:value="45.92308" calcext:value-type="float">
            <text:p>45.92308</text:p>
          </table:table-cell>
          <table:table-cell table:number-columns-repeated="99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1.42308" calcext:value-type="float">
            <text:p>1.42308</text:p>
          </table:table-cell>
          <table:table-cell table:number-columns-repeated="9"/>
          <table:table-cell table:formula="of:=[.A45]" office:value-type="float" office:value="20" calcext:value-type="float">
            <text:p>20</text:p>
          </table:table-cell>
          <table:table-cell table:formula="of:=[.B45]" office:value-type="float" office:value="0" calcext:value-type="float">
            <text:p>0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2.92308" calcext:value-type="float">
            <text:p>2.92308</text:p>
          </table:table-cell>
          <table:table-cell/>
          <table:table-cell table:formula="of:=[.W62]+[.Q63]" office:value-type="float" office:value="0" calcext:value-type="float">
            <text:p>0</text:p>
          </table:table-cell>
          <table:table-cell table:formula="of:=[.X62]+[.R63]" office:value-type="float" office:value="0" calcext:value-type="float">
            <text:p>0</text:p>
          </table:table-cell>
          <table:table-cell table:formula="of:=[.Y62]+[.S63]" office:value-type="float" office:value="0" calcext:value-type="float">
            <text:p>0</text:p>
          </table:table-cell>
          <table:table-cell table:formula="of:=[.Z62]+[.T63]" office:value-type="float" office:value="0" calcext:value-type="float">
            <text:p>0</text:p>
          </table:table-cell>
          <table:table-cell table:formula="of:=[.AA62]+[.U63]" office:value-type="float" office:value="48.84616" calcext:value-type="float">
            <text:p>48.84616</text:p>
          </table:table-cell>
          <table:table-cell table:number-columns-repeated="99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4.38462" calcext:value-type="float">
            <text:p>4.38462</text:p>
          </table:table-cell>
          <table:table-cell table:number-columns-repeated="9"/>
          <table:table-cell table:formula="of:=[.A46]" office:value-type="float" office:value="21" calcext:value-type="float">
            <text:p>21</text:p>
          </table:table-cell>
          <table:table-cell table:formula="of:=[.B46]" office:value-type="float" office:value="0" calcext:value-type="float">
            <text:p>0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/>
          <table:table-cell table:formula="of:=[.W63]+[.Q64]" office:value-type="float" office:value="0" calcext:value-type="float">
            <text:p>0</text:p>
          </table:table-cell>
          <table:table-cell table:formula="of:=[.X63]+[.R64]" office:value-type="float" office:value="0" calcext:value-type="float">
            <text:p>0</text:p>
          </table:table-cell>
          <table:table-cell table:formula="of:=[.Y63]+[.S64]" office:value-type="float" office:value="0" calcext:value-type="float">
            <text:p>0</text:p>
          </table:table-cell>
          <table:table-cell table:formula="of:=[.Z63]+[.T64]" office:value-type="float" office:value="0" calcext:value-type="float">
            <text:p>0</text:p>
          </table:table-cell>
          <table:table-cell table:formula="of:=[.AA63]+[.U64]" office:value-type="float" office:value="48.84616" calcext:value-type="float">
            <text:p>48.84616</text:p>
          </table:table-cell>
          <table:table-cell table:number-columns-repeated="99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9"/>
          <table:table-cell table:formula="of:=[.A47]" office:value-type="float" office:value="22" calcext:value-type="float">
            <text:p>22</text:p>
          </table:table-cell>
          <table:table-cell table:formula="of:=[.B47]" office:value-type="float" office:value="0" calcext:value-type="float">
            <text:p>0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.23077" calcext:value-type="float">
            <text:p>3.23077</text:p>
          </table:table-cell>
          <table:table-cell/>
          <table:table-cell table:formula="of:=[.W64]+[.Q65]" office:value-type="float" office:value="0" calcext:value-type="float">
            <text:p>0</text:p>
          </table:table-cell>
          <table:table-cell table:formula="of:=[.X64]+[.R65]" office:value-type="float" office:value="0" calcext:value-type="float">
            <text:p>0</text:p>
          </table:table-cell>
          <table:table-cell table:formula="of:=[.Y64]+[.S65]" office:value-type="float" office:value="0" calcext:value-type="float">
            <text:p>0</text:p>
          </table:table-cell>
          <table:table-cell table:formula="of:=[.Z64]+[.T65]" office:value-type="float" office:value="0" calcext:value-type="float">
            <text:p>0</text:p>
          </table:table-cell>
          <table:table-cell table:formula="of:=[.AA64]+[.U65]" office:value-type="float" office:value="52.07693" calcext:value-type="float">
            <text:p>52.07693</text:p>
          </table:table-cell>
          <table:table-cell table:number-columns-repeated="996"/>
        </table:table-row>
        <table:table-row table:style-name="ro2">
          <table:table-cell table:number-columns-repeated="15"/>
          <table:table-cell table:formula="of:=[.A48]" office:value-type="float" office:value="23" calcext:value-type="float">
            <text:p>23</text:p>
          </table:table-cell>
          <table:table-cell table:formula="of:=[.B48]" office:value-type="float" office:value="0" calcext:value-type="float">
            <text:p>0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0.846154" calcext:value-type="float">
            <text:p>0.846154</text:p>
          </table:table-cell>
          <table:table-cell/>
          <table:table-cell table:formula="of:=[.W65]+[.Q66]" office:value-type="float" office:value="0" calcext:value-type="float">
            <text:p>0</text:p>
          </table:table-cell>
          <table:table-cell table:formula="of:=[.X65]+[.R66]" office:value-type="float" office:value="0" calcext:value-type="float">
            <text:p>0</text:p>
          </table:table-cell>
          <table:table-cell table:formula="of:=[.Y65]+[.S66]" office:value-type="float" office:value="0" calcext:value-type="float">
            <text:p>0</text:p>
          </table:table-cell>
          <table:table-cell table:formula="of:=[.Z65]+[.T66]" office:value-type="float" office:value="0" calcext:value-type="float">
            <text:p>0</text:p>
          </table:table-cell>
          <table:table-cell table:formula="of:=[.AA65]+[.U66]" office:value-type="float" office:value="52.923084" calcext:value-type="float">
            <text:p>52.923084</text:p>
          </table:table-cell>
          <table:table-cell table:number-columns-repeated="996"/>
        </table:table-row>
        <table:table-row table:style-name="ro2">
          <table:table-cell table:number-columns-repeated="15"/>
          <table:table-cell table:formula="of:=[.A49]" office:value-type="float" office:value="24" calcext:value-type="float">
            <text:p>24</text:p>
          </table:table-cell>
          <table:table-cell table:formula="of:=[.B49]" office:value-type="float" office:value="0" calcext:value-type="float">
            <text:p>0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5.30769" calcext:value-type="float">
            <text:p>5.30769</text:p>
          </table:table-cell>
          <table:table-cell/>
          <table:table-cell table:formula="of:=[.W66]+[.Q67]" office:value-type="float" office:value="0" calcext:value-type="float">
            <text:p>0</text:p>
          </table:table-cell>
          <table:table-cell table:formula="of:=[.X66]+[.R67]" office:value-type="float" office:value="0" calcext:value-type="float">
            <text:p>0</text:p>
          </table:table-cell>
          <table:table-cell table:formula="of:=[.Y66]+[.S67]" office:value-type="float" office:value="0" calcext:value-type="float">
            <text:p>0</text:p>
          </table:table-cell>
          <table:table-cell table:formula="of:=[.Z66]+[.T67]" office:value-type="float" office:value="0" calcext:value-type="float">
            <text:p>0</text:p>
          </table:table-cell>
          <table:table-cell table:formula="of:=[.AA66]+[.U67]" office:value-type="float" office:value="58.230774" calcext:value-type="float">
            <text:p>58.230774</text:p>
          </table:table-cell>
          <table:table-cell table:number-columns-repeated="996"/>
        </table:table-row>
        <table:table-row table:style-name="ro2">
          <table:table-cell table:number-columns-repeated="15"/>
          <table:table-cell table:formula="of:=[.A50]" office:value-type="float" office:value="25" calcext:value-type="float">
            <text:p>25</text:p>
          </table:table-cell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1.84615" calcext:value-type="float">
            <text:p>1.84615</text:p>
          </table:table-cell>
          <table:table-cell/>
          <table:table-cell table:formula="of:=[.Q68]" office:value-type="float" office:value="0" calcext:value-type="float">
            <text:p>0</text:p>
          </table:table-cell>
          <table:table-cell table:formula="of:=[.R68]" office:value-type="float" office:value="0" calcext:value-type="float">
            <text:p>0</text:p>
          </table:table-cell>
          <table:table-cell table:formula="of:=[.S68]" office:value-type="float" office:value="0" calcext:value-type="float">
            <text:p>0</text:p>
          </table:table-cell>
          <table:table-cell table:formula="of:=[.T68]" office:value-type="float" office:value="0" calcext:value-type="float">
            <text:p>0</text:p>
          </table:table-cell>
          <table:table-cell table:formula="of:=[.AA67]+[.U68]" office:value-type="float" office:value="60.076924" calcext:value-type="float">
            <text:p>60.076924</text:p>
          </table:table-cell>
          <table:table-cell table:number-columns-repeated="996"/>
        </table:table-row>
        <table:table-row table:style-name="ro2">
          <table:table-cell table:number-columns-repeated="15"/>
          <table:table-cell table:formula="of:=[.A51]" office:value-type="float" office:value="26" calcext:value-type="float">
            <text:p>26</text:p>
          </table:table-cell>
          <table:table-cell table:formula="of:=[.B51]" office:value-type="float" office:value="0" calcext:value-type="float">
            <text:p>0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0" calcext:value-type="float">
            <text:p>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2.88462" calcext:value-type="float">
            <text:p>2.88462</text:p>
          </table:table-cell>
          <table:table-cell/>
          <table:table-cell table:formula="of:=[.W68]+[.Q69]" office:value-type="float" office:value="0" calcext:value-type="float">
            <text:p>0</text:p>
          </table:table-cell>
          <table:table-cell table:formula="of:=[.X68]+[.R69]" office:value-type="float" office:value="0" calcext:value-type="float">
            <text:p>0</text:p>
          </table:table-cell>
          <table:table-cell table:formula="of:=[.Y68]+[.S69]" office:value-type="float" office:value="0" calcext:value-type="float">
            <text:p>0</text:p>
          </table:table-cell>
          <table:table-cell table:formula="of:=[.Z68]+[.T69]" office:value-type="float" office:value="0" calcext:value-type="float">
            <text:p>0</text:p>
          </table:table-cell>
          <table:table-cell table:formula="of:=[.AA68]+[.U69]" office:value-type="float" office:value="62.961544" calcext:value-type="float">
            <text:p>62.961544</text:p>
          </table:table-cell>
          <table:table-cell table:number-columns-repeated="996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86]" office:value-type="float" office:value="20.0028" calcext:value-type="float">
            <text:p>20.0028</text:p>
          </table:table-cell>
          <table:table-cell table:style-name="ce2" table:formula="of:=[.B70]/[.C70]" office:value-type="float" office:value="0.599916011758354" calcext:value-type="float">
            <text:p>0.5999160118</text:p>
          </table:table-cell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2" table:number-columns-repeated="7"/>
          <table:table-cell table:formula="of:=[.A52]" office:value-type="float" office:value="27" calcext:value-type="float">
            <text:p>27</text:p>
          </table:table-cell>
          <table:table-cell table:formula="of:=[.B52]" office:value-type="float" office:value="0" calcext:value-type="float">
            <text:p>0</text:p>
          </table:table-cell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" calcext:value-type="float">
            <text:p>3</text:p>
          </table:table-cell>
          <table:table-cell table:style-name="ce2"/>
          <table:table-cell table:formula="of:=[.W69]+[.Q70]" office:value-type="float" office:value="0" calcext:value-type="float">
            <text:p>0</text:p>
          </table:table-cell>
          <table:table-cell table:formula="of:=[.X69]+[.R70]" office:value-type="float" office:value="0" calcext:value-type="float">
            <text:p>0</text:p>
          </table:table-cell>
          <table:table-cell table:formula="of:=[.Y69]+[.S70]" office:value-type="float" office:value="0" calcext:value-type="float">
            <text:p>0</text:p>
          </table:table-cell>
          <table:table-cell table:formula="of:=[.Z69]+[.T70]" office:value-type="float" office:value="0" calcext:value-type="float">
            <text:p>0</text:p>
          </table:table-cell>
          <table:table-cell table:formula="of:=[.AA69]+[.U70]" office:value-type="float" office:value="65.961544" calcext:value-type="float">
            <text:p>65.961544</text:p>
          </table:table-cell>
          <table:table-cell table:style-name="ce2" table:number-columns-repeated="996"/>
        </table:table-row>
        <table:table-row table:style-name="ro2">
          <table:table-cell/>
          <table:table-cell office:value-type="string" calcext:value-type="string">
            <text:p>ross</text:p>
          </table:table-cell>
          <table:table-cell office:value-type="string" calcext:value-type="string">
            <text:p>Ross-greedy</text:p>
          </table:table-cell>
          <table:table-cell office:value-type="string" calcext:value-type="string">
            <text:p>rocsi</text:p>
          </table:table-cell>
          <table:table-cell office:value-type="string" calcext:value-type="string">
            <text:p>Rocsi-greedy</text:p>
          </table:table-cell>
          <table:table-cell office:value-type="string" calcext:value-type="string">
            <text:p>soc</text:p>
          </table:table-cell>
          <table:table-cell/>
          <table:table-cell office:value-type="string" calcext:value-type="string">
            <text:p>Rocsi-greedy</text:p>
          </table:table-cell>
          <table:table-cell table:number-columns-repeated="7"/>
          <table:table-cell table:formula="of:=[.A53]" office:value-type="float" office:value="28" calcext:value-type="float">
            <text:p>28</text:p>
          </table:table-cell>
          <table:table-cell table:formula="of:=[.B53]" office:value-type="float" office:value="0" calcext:value-type="float">
            <text:p>0</text:p>
          </table:table-cell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.11538" calcext:value-type="float">
            <text:p>3.11538</text:p>
          </table:table-cell>
          <table:table-cell/>
          <table:table-cell table:formula="of:=[.W70]+[.Q71]" office:value-type="float" office:value="0" calcext:value-type="float">
            <text:p>0</text:p>
          </table:table-cell>
          <table:table-cell table:formula="of:=[.X70]+[.R71]" office:value-type="float" office:value="0" calcext:value-type="float">
            <text:p>0</text:p>
          </table:table-cell>
          <table:table-cell table:formula="of:=[.Y70]+[.S71]" office:value-type="float" office:value="0" calcext:value-type="float">
            <text:p>0</text:p>
          </table:table-cell>
          <table:table-cell table:formula="of:=[.Z70]+[.T71]" office:value-type="float" office:value="0" calcext:value-type="float">
            <text:p>0</text:p>
          </table:table-cell>
          <table:table-cell table:formula="of:=[.AA70]+[.U71]" office:value-type="float" office:value="69.076924" calcext:value-type="float">
            <text:p>69.07692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verage_CCC(size&gt;1) = 4.77799</text:p>
          </table:table-cell>
          <table:table-cell office:value-type="float" office:value="5.70218" calcext:value-type="float">
            <text:p>5.70218</text:p>
          </table:table-cell>
          <table:table-cell office:value-type="float" office:value="6.20112" calcext:value-type="float">
            <text:p>6.20112</text:p>
          </table:table-cell>
          <table:table-cell office:value-type="float" office:value="5.73585" calcext:value-type="float">
            <text:p>5.73585</text:p>
          </table:table-cell>
          <table:table-cell office:value-type="float" office:value="6.29738" calcext:value-type="float">
            <text:p>6.29738</text:p>
          </table:table-cell>
          <table:table-cell office:value-type="float" office:value="9.62767" calcext:value-type="float">
            <text:p>9.62767</text:p>
          </table:table-cell>
          <table:table-cell/>
          <table:table-cell office:value-type="float" office:value="6.50739" calcext:value-type="float">
            <text:p>6.50739</text:p>
          </table:table-cell>
          <table:table-cell table:number-columns-repeated="7"/>
          <table:table-cell table:formula="of:=[.A54]" office:value-type="float" office:value="29" calcext:value-type="float">
            <text:p>29</text:p>
          </table:table-cell>
          <table:table-cell table:formula="of:=[.B54]" office:value-type="float" office:value="0" calcext:value-type="float">
            <text:p>0</text:p>
          </table:table-cell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4.30769" calcext:value-type="float">
            <text:p>4.30769</text:p>
          </table:table-cell>
          <table:table-cell/>
          <table:table-cell table:formula="of:=[.W71]+[.Q72]" office:value-type="float" office:value="0" calcext:value-type="float">
            <text:p>0</text:p>
          </table:table-cell>
          <table:table-cell table:formula="of:=[.X71]+[.R72]" office:value-type="float" office:value="0" calcext:value-type="float">
            <text:p>0</text:p>
          </table:table-cell>
          <table:table-cell table:formula="of:=[.Y71]+[.S72]" office:value-type="float" office:value="0" calcext:value-type="float">
            <text:p>0</text:p>
          </table:table-cell>
          <table:table-cell table:formula="of:=[.Z71]+[.T72]" office:value-type="float" office:value="0" calcext:value-type="float">
            <text:p>0</text:p>
          </table:table-cell>
          <table:table-cell table:formula="of:=[.AA71]+[.U72]" office:value-type="float" office:value="73.384614" calcext:value-type="float">
            <text:p>73.38461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verage_CCC(size&gt;=1) = 7.30149</text:p>
          </table:table-cell>
          <table:table-cell office:value-type="float" office:value="5.77271" calcext:value-type="float">
            <text:p>5.77271</text:p>
          </table:table-cell>
          <table:table-cell office:value-type="float" office:value="6.22834" calcext:value-type="float">
            <text:p>6.22834</text:p>
          </table:table-cell>
          <table:table-cell office:value-type="float" office:value="6.15799" calcext:value-type="float">
            <text:p>6.15799</text:p>
          </table:table-cell>
          <table:table-cell office:value-type="float" office:value="6.33345" calcext:value-type="float">
            <text:p>6.33345</text:p>
          </table:table-cell>
          <table:table-cell office:value-type="float" office:value="9.70211" calcext:value-type="float">
            <text:p>9.70211</text:p>
          </table:table-cell>
          <table:table-cell/>
          <table:table-cell office:value-type="float" office:value="6.54087" calcext:value-type="float">
            <text:p>6.54087</text:p>
          </table:table-cell>
          <table:table-cell table:number-columns-repeated="7"/>
          <table:table-cell table:formula="of:=[.A55]" office:value-type="float" office:value="30" calcext:value-type="float">
            <text:p>30</text:p>
          </table:table-cell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2.23077" calcext:value-type="float">
            <text:p>2.23077</text:p>
          </table:table-cell>
          <table:table-cell/>
          <table:table-cell table:formula="of:=[.W72]+[.Q73]" office:value-type="float" office:value="0" calcext:value-type="float">
            <text:p>0</text:p>
          </table:table-cell>
          <table:table-cell table:formula="of:=[.X72]+[.R73]" office:value-type="float" office:value="0" calcext:value-type="float">
            <text:p>0</text:p>
          </table:table-cell>
          <table:table-cell table:formula="of:=[.Y72]+[.S73]" office:value-type="float" office:value="0" calcext:value-type="float">
            <text:p>0</text:p>
          </table:table-cell>
          <table:table-cell table:formula="of:=[.Z72]+[.T73]" office:value-type="float" office:value="0" calcext:value-type="float">
            <text:p>0</text:p>
          </table:table-cell>
          <table:table-cell table:formula="of:=[.AA72]+[.U73]" office:value-type="float" office:value="75.615384" calcext:value-type="float">
            <text:p>75.61538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verage_OCC = 13.9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.42" calcext:value-type="float">
            <text:p>65.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formula="of:=[.A56]" office:value-type="float" office:value="31" calcext:value-type="float">
            <text:p>31</text:p>
          </table:table-cell>
          <table:table-cell table:formula="of:=[.B56]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2.30769" calcext:value-type="float">
            <text:p>2.30769</text:p>
          </table:table-cell>
          <table:table-cell/>
          <table:table-cell table:formula="of:=[.W73]+[.Q74]" office:value-type="float" office:value="0" calcext:value-type="float">
            <text:p>0</text:p>
          </table:table-cell>
          <table:table-cell table:formula="of:=[.X73]+[.R74]" office:value-type="float" office:value="0" calcext:value-type="float">
            <text:p>0</text:p>
          </table:table-cell>
          <table:table-cell table:formula="of:=[.Y73]+[.S74]" office:value-type="float" office:value="0" calcext:value-type="float">
            <text:p>0</text:p>
          </table:table-cell>
          <table:table-cell table:formula="of:=[.Z73]+[.T74]" office:value-type="float" office:value="0" calcext:value-type="float">
            <text:p>0</text:p>
          </table:table-cell>
          <table:table-cell table:formula="of:=[.AA73]+[.U74]" office:value-type="float" office:value="77.923074" calcext:value-type="float">
            <text:p>77.923074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number_clusters = 9.36</text:p>
          </table:table-cell>
          <table:table-cell table:number-columns-repeated="2" table:style-name="ce3" office:value-type="float" office:value="21.56" calcext:value-type="float">
            <text:p>21.56</text:p>
          </table:table-cell>
          <table:table-cell table:style-name="ce3" office:value-type="float" office:value="31.9" calcext:value-type="float">
            <text:p>31.9</text:p>
          </table:table-cell>
          <table:table-cell table:style-name="ce3" office:value-type="float" office:value="31.96" calcext:value-type="float">
            <text:p>31.96</text:p>
          </table:table-cell>
          <table:table-cell table:style-name="ce3" office:value-type="float" office:value="32.32" calcext:value-type="float">
            <text:p>32.32</text:p>
          </table:table-cell>
          <table:table-cell table:style-name="ce3"/>
          <table:table-cell table:style-name="ce3" office:value-type="float" office:value="45.78" calcext:value-type="float">
            <text:p>45.78</text:p>
          </table:table-cell>
          <table:table-cell table:style-name="ce3" table:number-columns-repeated="7"/>
          <table:table-cell table:style-name="ce3" table:formula="of:=[.A57]" office:value-type="float" office:value="32" calcext:value-type="float">
            <text:p>32</text:p>
          </table:table-cell>
          <table:table-cell table:style-name="ce3" table:formula="of:=[.B57]" office:value-type="float" office:value="0" calcext:value-type="float">
            <text:p>0</text:p>
          </table:table-cell>
          <table:table-cell table:style-name="ce3" table:formula="of:=[.C57]" office:value-type="float" office:value="0" calcext:value-type="float">
            <text:p>0</text:p>
          </table:table-cell>
          <table:table-cell table:style-name="ce3" table:formula="of:=[.D57]" office:value-type="float" office:value="0" calcext:value-type="float">
            <text:p>0</text:p>
          </table:table-cell>
          <table:table-cell table:style-name="ce3" table:formula="of:=[.E57]" office:value-type="float" office:value="0" calcext:value-type="float">
            <text:p>0</text:p>
          </table:table-cell>
          <table:table-cell table:style-name="ce3" table:formula="of:=[.F57]" office:value-type="float" office:value="3.57692" calcext:value-type="float">
            <text:p>3.57692</text:p>
          </table:table-cell>
          <table:table-cell table:style-name="ce3"/>
          <table:table-cell table:style-name="ce3" table:formula="of:=[.W74]+[.Q75]" office:value-type="float" office:value="0" calcext:value-type="float">
            <text:p>0</text:p>
          </table:table-cell>
          <table:table-cell table:style-name="ce3" table:formula="of:=[.X74]+[.R75]" office:value-type="float" office:value="0" calcext:value-type="float">
            <text:p>0</text:p>
          </table:table-cell>
          <table:table-cell table:style-name="ce3" table:formula="of:=[.Y74]+[.S75]" office:value-type="float" office:value="0" calcext:value-type="float">
            <text:p>0</text:p>
          </table:table-cell>
          <table:table-cell table:style-name="ce3" table:formula="of:=[.Z74]+[.T75]" office:value-type="float" office:value="0" calcext:value-type="float">
            <text:p>0</text:p>
          </table:table-cell>
          <table:table-cell table:style-name="ce3" table:formula="of:=[.AA74]+[.U75]" office:value-type="float" office:value="81.499994" calcext:value-type="float">
            <text:p>81.499994</text:p>
          </table:table-cell>
          <table:table-cell table:style-name="ce3" table:number-columns-repeated="996"/>
        </table:table-row>
        <table:table-row table:style-name="ro2">
          <table:table-cell office:value-type="string" calcext:value-type="string">
            <text:p>CI of number_clusters = 0.327971</text:p>
          </table:table-cell>
          <table:table-cell table:number-columns-repeated="2" office:value-type="float" office:value="0.354971" calcext:value-type="float">
            <text:p>0.35497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0746" calcext:value-type="float">
            <text:p>0.840746</text:p>
          </table:table-cell>
          <table:table-cell office:value-type="float" office:value="0.76301" calcext:value-type="float">
            <text:p>0.76301</text:p>
          </table:table-cell>
          <table:table-cell/>
          <table:table-cell office:value-type="float" office:value="1.07568" calcext:value-type="float">
            <text:p>1.07568</text:p>
          </table:table-cell>
          <table:table-cell table:number-columns-repeated="7"/>
          <table:table-cell table:formula="of:=[.A58]" office:value-type="float" office:value="33" calcext:value-type="float">
            <text:p>33</text:p>
          </table:table-cell>
          <table:table-cell table:formula="of:=[.B58]" office:value-type="float" office:value="0" calcext:value-type="float">
            <text:p>0</text:p>
          </table:table-cell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.69231" calcext:value-type="float">
            <text:p>3.69231</text:p>
          </table:table-cell>
          <table:table-cell/>
          <table:table-cell table:formula="of:=[.W75]+[.Q76]" office:value-type="float" office:value="0" calcext:value-type="float">
            <text:p>0</text:p>
          </table:table-cell>
          <table:table-cell table:formula="of:=[.X75]+[.R76]" office:value-type="float" office:value="0" calcext:value-type="float">
            <text:p>0</text:p>
          </table:table-cell>
          <table:table-cell table:formula="of:=[.Y75]+[.S76]" office:value-type="float" office:value="0" calcext:value-type="float">
            <text:p>0</text:p>
          </table:table-cell>
          <table:table-cell table:formula="of:=[.Z75]+[.T76]" office:value-type="float" office:value="0" calcext:value-type="float">
            <text:p>0</text:p>
          </table:table-cell>
          <table:table-cell table:formula="of:=[.AA75]+[.U76]" office:value-type="float" office:value="85.192304" calcext:value-type="float">
            <text:p>85.1923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verage_size = 2.16853</text:p>
          </table:table-cell>
          <table:table-cell table:number-columns-repeated="2" office:value-type="float" office:value="9.30239" calcext:value-type="float">
            <text:p>9.30239</text:p>
          </table:table-cell>
          <table:table-cell office:value-type="float" office:value="6.3181" calcext:value-type="float">
            <text:p>6.3181</text:p>
          </table:table-cell>
          <table:table-cell office:value-type="float" office:value="6.30598" calcext:value-type="float">
            <text:p>6.30598</text:p>
          </table:table-cell>
          <table:table-cell office:value-type="float" office:value="6.82256" calcext:value-type="float">
            <text:p>6.82256</text:p>
          </table:table-cell>
          <table:table-cell/>
          <table:table-cell office:value-type="float" office:value="4.39911" calcext:value-type="float">
            <text:p>4.399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  <table:table-cell table:formula="of:=[.A59]" office:value-type="float" office:value="34" calcext:value-type="float">
            <text:p>34</text:p>
          </table:table-cell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1.26923" calcext:value-type="float">
            <text:p>1.26923</text:p>
          </table:table-cell>
          <table:table-cell/>
          <table:table-cell table:formula="of:=[.W76]+[.Q77]" office:value-type="float" office:value="0" calcext:value-type="float">
            <text:p>0</text:p>
          </table:table-cell>
          <table:table-cell table:formula="of:=[.X76]+[.R77]" office:value-type="float" office:value="0" calcext:value-type="float">
            <text:p>0</text:p>
          </table:table-cell>
          <table:table-cell table:formula="of:=[.Y76]+[.S77]" office:value-type="float" office:value="0" calcext:value-type="float">
            <text:p>0</text:p>
          </table:table-cell>
          <table:table-cell table:formula="of:=[.Z76]+[.T77]" office:value-type="float" office:value="0" calcext:value-type="float">
            <text:p>0</text:p>
          </table:table-cell>
          <table:table-cell table:formula="of:=[.AA76]+[.U77]" office:value-type="float" office:value="86.461534" calcext:value-type="float">
            <text:p>86.46153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verage number of channels per node = 7.24</text:p>
          </table:table-cell>
          <table:table-cell table:number-columns-repeated="4" office:value-type="float" office:value="6.98" calcext:value-type="float">
            <text:p>6.98</text:p>
          </table:table-cell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7"/>
          <table:table-cell table:formula="of:=[.A60]" office:value-type="float" office:value="35" calcext:value-type="float">
            <text:p>35</text:p>
          </table:table-cell>
          <table:table-cell table:formula="of:=[.B60]" office:value-type="float" office:value="0" calcext:value-type="float">
            <text:p>0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5.23077" calcext:value-type="float">
            <text:p>5.23077</text:p>
          </table:table-cell>
          <table:table-cell/>
          <table:table-cell table:formula="of:=[.W77]+[.Q78]" office:value-type="float" office:value="0" calcext:value-type="float">
            <text:p>0</text:p>
          </table:table-cell>
          <table:table-cell table:formula="of:=[.X77]+[.R78]" office:value-type="float" office:value="0" calcext:value-type="float">
            <text:p>0</text:p>
          </table:table-cell>
          <table:table-cell table:formula="of:=[.Y77]+[.S78]" office:value-type="float" office:value="0" calcext:value-type="float">
            <text:p>0</text:p>
          </table:table-cell>
          <table:table-cell table:formula="of:=[.Z77]+[.T78]" office:value-type="float" office:value="0" calcext:value-type="float">
            <text:p>0</text:p>
          </table:table-cell>
          <table:table-cell table:formula="of:=[.AA77]+[.U78]" office:value-type="float" office:value="91.692304" calcext:value-type="float">
            <text:p>91.69230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 of average cluster size(size&gt;1) = 0.332246</text:p>
          </table:table-cell>
          <table:table-cell table:number-columns-repeated="2" office:value-type="float" office:value="0.158869" calcext:value-type="float">
            <text:p>0.158869</text:p>
          </table:table-cell>
          <table:table-cell office:value-type="float" office:value="0.394833" calcext:value-type="float">
            <text:p>0.394833</text:p>
          </table:table-cell>
          <table:table-cell office:value-type="float" office:value="0.391604" calcext:value-type="float">
            <text:p>0.391604</text:p>
          </table:table-cell>
          <table:table-cell office:value-type="float" office:value="0.284539" calcext:value-type="float">
            <text:p>0.284539</text:p>
          </table:table-cell>
          <table:table-cell/>
          <table:table-cell office:value-type="float" office:value="0.401018" calcext:value-type="float">
            <text:p>0.401018</text:p>
          </table:table-cell>
          <table:table-cell table:number-columns-repeated="7"/>
          <table:table-cell table:formula="of:=[.A61]" office:value-type="float" office:value="36" calcext:value-type="float">
            <text:p>36</text:p>
          </table:table-cell>
          <table:table-cell table:formula="of:=[.B61]" office:value-type="float" office:value="0" calcext:value-type="float">
            <text:p>0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2.69231" calcext:value-type="float">
            <text:p>2.69231</text:p>
          </table:table-cell>
          <table:table-cell/>
          <table:table-cell table:formula="of:=[.W78]+[.Q79]" office:value-type="float" office:value="0" calcext:value-type="float">
            <text:p>0</text:p>
          </table:table-cell>
          <table:table-cell table:formula="of:=[.X78]+[.R79]" office:value-type="float" office:value="0" calcext:value-type="float">
            <text:p>0</text:p>
          </table:table-cell>
          <table:table-cell table:formula="of:=[.Y78]+[.S79]" office:value-type="float" office:value="0" calcext:value-type="float">
            <text:p>0</text:p>
          </table:table-cell>
          <table:table-cell table:formula="of:=[.Z78]+[.T79]" office:value-type="float" office:value="0" calcext:value-type="float">
            <text:p>0</text:p>
          </table:table-cell>
          <table:table-cell table:formula="of:=[.AA78]+[.U79]" office:value-type="float" office:value="94.384614" calcext:value-type="float">
            <text:p>94.384614</text:p>
          </table:table-cell>
          <table:table-cell table:number-columns-repeated="996"/>
        </table:table-row>
        <table:table-row table:style-name="ro2">
          <table:table-cell table:style-name="ce4" office:value-type="string" calcext:value-type="string">
            <text:p>CI of average cluster size(size&gt;=1) = 0.377857</text:p>
          </table:table-cell>
          <table:table-cell office:value-type="float" office:value="0.233708" calcext:value-type="float">
            <text:p>0.233708</text:p>
          </table:table-cell>
          <table:table-cell office:value-type="float" office:value="0.351664" calcext:value-type="float">
            <text:p>0.351664</text:p>
          </table:table-cell>
          <table:table-cell office:value-type="float" office:value="0.333397" calcext:value-type="float">
            <text:p>0.333397</text:p>
          </table:table-cell>
          <table:table-cell office:value-type="float" office:value="0.379878" calcext:value-type="float">
            <text:p>0.379878</text:p>
          </table:table-cell>
          <table:table-cell table:number-columns-repeated="2"/>
          <table:table-cell office:value-type="float" office:value="0.16826" calcext:value-type="float">
            <text:p>0.16826</text:p>
          </table:table-cell>
          <table:table-cell table:number-columns-repeated="7"/>
          <table:table-cell table:formula="of:=[.A62]" office:value-type="float" office:value="37" calcext:value-type="float">
            <text:p>37</text:p>
          </table:table-cell>
          <table:table-cell table:formula="of:=[.B62]" office:value-type="float" office:value="0" calcext:value-type="float">
            <text:p>0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4.15385" calcext:value-type="float">
            <text:p>4.15385</text:p>
          </table:table-cell>
          <table:table-cell/>
          <table:table-cell table:formula="of:=[.Q80]" office:value-type="float" office:value="0" calcext:value-type="float">
            <text:p>0</text:p>
          </table:table-cell>
          <table:table-cell table:formula="of:=[.R80]" office:value-type="float" office:value="0" calcext:value-type="float">
            <text:p>0</text:p>
          </table:table-cell>
          <table:table-cell table:formula="of:=[.S80]" office:value-type="float" office:value="0" calcext:value-type="float">
            <text:p>0</text:p>
          </table:table-cell>
          <table:table-cell table:formula="of:=[.T80]" office:value-type="float" office:value="0" calcext:value-type="float">
            <text:p>0</text:p>
          </table:table-cell>
          <table:table-cell table:formula="of:=[.AA79]+[.U80]" office:value-type="float" office:value="98.538464" calcext:value-type="float">
            <text:p>98.538464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CI of average_CCC (size&gt;1)0.38452</text:p>
          </table:table-cell>
          <table:table-cell office:value-type="float" office:value="0.220178" calcext:value-type="float">
            <text:p>0.220178</text:p>
          </table:table-cell>
          <table:table-cell office:value-type="float" office:value="0.345557" calcext:value-type="float">
            <text:p>0.345557</text:p>
          </table:table-cell>
          <table:table-cell office:value-type="float" office:value="0.224879" calcext:value-type="float">
            <text:p>0.224879</text:p>
          </table:table-cell>
          <table:table-cell office:value-type="float" office:value="0.370504" calcext:value-type="float">
            <text:p>0.370504</text:p>
          </table:table-cell>
          <table:table-cell office:value-type="float" office:value="0.174589" calcext:value-type="float">
            <text:p>0.174589</text:p>
          </table:table-cell>
          <table:table-cell/>
          <table:table-cell office:value-type="float" office:value="0.424169" calcext:value-type="float">
            <text:p>0.424169</text:p>
          </table:table-cell>
          <table:table-cell table:number-columns-repeated="7"/>
          <table:table-cell table:formula="of:=[.A63]" office:value-type="float" office:value="38" calcext:value-type="float">
            <text:p>38</text:p>
          </table:table-cell>
          <table:table-cell table:formula="of:=[.B63]" office:value-type="float" office:value="0" calcext:value-type="float">
            <text:p>0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1.42308" calcext:value-type="float">
            <text:p>1.42308</text:p>
          </table:table-cell>
          <table:table-cell/>
          <table:table-cell table:formula="of:=[.W80]+[.Q81]" office:value-type="float" office:value="0" calcext:value-type="float">
            <text:p>0</text:p>
          </table:table-cell>
          <table:table-cell table:formula="of:=[.X80]+[.R81]" office:value-type="float" office:value="0" calcext:value-type="float">
            <text:p>0</text:p>
          </table:table-cell>
          <table:table-cell table:formula="of:=[.Y80]+[.S81]" office:value-type="float" office:value="0" calcext:value-type="float">
            <text:p>0</text:p>
          </table:table-cell>
          <table:table-cell table:formula="of:=[.Z80]+[.T81]" office:value-type="float" office:value="0" calcext:value-type="float">
            <text:p>0</text:p>
          </table:table-cell>
          <table:table-cell table:formula="of:=[.AA80]+[.U81]" office:value-type="float" office:value="99.961544" calcext:value-type="float">
            <text:p>99.96154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 of average_CCC (size&gt;=1)0.377857</text:p>
          </table:table-cell>
          <table:table-cell office:value-type="float" office:value="0.233708" calcext:value-type="float">
            <text:p>0.233708</text:p>
          </table:table-cell>
          <table:table-cell office:value-type="float" office:value="0.351664" calcext:value-type="float">
            <text:p>0.351664</text:p>
          </table:table-cell>
          <table:table-cell office:value-type="float" office:value="0.333397" calcext:value-type="float">
            <text:p>0.333397</text:p>
          </table:table-cell>
          <table:table-cell office:value-type="float" office:value="0.379878" calcext:value-type="float">
            <text:p>0.379878</text:p>
          </table:table-cell>
          <table:table-cell office:value-type="float" office:value="0.194898" calcext:value-type="float">
            <text:p>0.194898</text:p>
          </table:table-cell>
          <table:table-cell/>
          <table:table-cell office:value-type="float" office:value="0.16826" calcext:value-type="float">
            <text:p>0.16826</text:p>
          </table:table-cell>
          <table:table-cell table:number-columns-repeated="7"/>
          <table:table-cell table:formula="of:=[.A64]" office:value-type="float" office:value="39" calcext:value-type="float">
            <text:p>39</text:p>
          </table:table-cell>
          <table:table-cell table:formula="of:=[.B64]" office:value-type="float" office:value="0" calcext:value-type="float">
            <text:p>0</text:p>
          </table:table-cell>
          <table:table-cell table:formula="of:=[.C64]" office:value-type="float" office:value="0" calcext:value-type="float">
            <text:p>0</text:p>
          </table:table-cell>
          <table:table-cell table:formula="of:=[.D64]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4.38462" calcext:value-type="float">
            <text:p>4.38462</text:p>
          </table:table-cell>
          <table:table-cell/>
          <table:table-cell table:formula="of:=[.W81]+[.Q82]" office:value-type="float" office:value="0" calcext:value-type="float">
            <text:p>0</text:p>
          </table:table-cell>
          <table:table-cell table:formula="of:=[.X81]+[.R82]" office:value-type="float" office:value="0" calcext:value-type="float">
            <text:p>0</text:p>
          </table:table-cell>
          <table:table-cell table:formula="of:=[.Y81]+[.S82]" office:value-type="float" office:value="0" calcext:value-type="float">
            <text:p>0</text:p>
          </table:table-cell>
          <table:table-cell table:formula="of:=[.Z81]+[.T8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 of average_OCC = 0.680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4711" calcext:value-type="float">
            <text:p>1.647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formula="of:=[.A65]" office:value-type="float" office:value="40" calcext:value-type="float">
            <text:p>40</text:p>
          </table:table-cell>
          <table:table-cell table:formula="of:=[.B65]" office:value-type="float" office:value="0" calcext:value-type="float">
            <text:p>0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0" calcext:value-type="float">
            <text:p>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1.5" calcext:value-type="float">
            <text:p>1.5</text:p>
          </table:table-cell>
          <table:table-cell/>
          <table:table-cell table:formula="of:=[.W82]+[.Q83]" office:value-type="float" office:value="0" calcext:value-type="float">
            <text:p>0</text:p>
          </table:table-cell>
          <table:table-cell table:formula="of:=[.X82]+[.R83]" office:value-type="float" office:value="0" calcext:value-type="float">
            <text:p>0</text:p>
          </table:table-cell>
          <table:table-cell table:formula="of:=[.Y82]+[.S83]" office:value-type="float" office:value="0" calcext:value-type="float">
            <text:p>0</text:p>
          </table:table-cell>
          <table:table-cell table:formula="of:=[.Z82]+[.T83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verage of products of size and number of ICC in the network is 147.1</text:p>
          </table:table-cell>
          <table:table-cell office:value-type="float" office:value="1115.22" calcext:value-type="float">
            <text:p>1115.22</text:p>
          </table:table-cell>
          <table:table-cell office:value-type="float" office:value="1172.96" calcext:value-type="float">
            <text:p>1172.96</text:p>
          </table:table-cell>
          <table:table-cell office:value-type="float" office:value="1256.14" calcext:value-type="float">
            <text:p>1256.14</text:p>
          </table:table-cell>
          <table:table-cell office:value-type="float" office:value="1250.48" calcext:value-type="float">
            <text:p>1250.48</text:p>
          </table:table-cell>
          <table:table-cell office:value-type="float" office:value="2129.18" calcext:value-type="float">
            <text:p>2129.18</text:p>
          </table:table-cell>
          <table:table-cell/>
          <table:table-cell office:value-type="float" office:value="1296.72" calcext:value-type="float">
            <text:p>1296.72</text:p>
          </table:table-cell>
          <table:table-cell table:number-columns-repeated="7"/>
          <table:table-cell table:formula="of:=[.A66]" office:value-type="float" office:value="0" calcext:value-type="float">
            <text:p>0</text:p>
          </table:table-cell>
          <table:table-cell table:formula="of:=[.B66]" office:value-type="float" office:value="0" calcext:value-type="float">
            <text:p>0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0" calcext:value-type="float">
            <text:p>0</text:p>
          </table:table-cell>
          <table:table-cell/>
          <table:table-cell table:formula="of:=[.W83]+[.Q84]" office:value-type="float" office:value="0" calcext:value-type="float">
            <text:p>0</text:p>
          </table:table-cell>
          <table:table-cell table:formula="of:=[.X83]+[.R84]" office:value-type="float" office:value="0" calcext:value-type="float">
            <text:p>0</text:p>
          </table:table-cell>
          <table:table-cell table:formula="of:=[.Y83]+[.S84]" office:value-type="float" office:value="0" calcext:value-type="float">
            <text:p>0</text:p>
          </table:table-cell>
          <table:table-cell table:formula="of:=[.Z83]+[.T84]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I of products of size and number of ICC in the network is 2.03425</text:p>
          </table:table-cell>
          <table:table-cell office:value-type="float" office:value="19.6036" calcext:value-type="float">
            <text:p>19.6036</text:p>
          </table:table-cell>
          <table:table-cell office:value-type="float" office:value="17.559" calcext:value-type="float">
            <text:p>17.559</text:p>
          </table:table-cell>
          <table:table-cell office:value-type="float" office:value="15.2757" calcext:value-type="float">
            <text:p>15.2757</text:p>
          </table:table-cell>
          <table:table-cell office:value-type="float" office:value="15.4263" calcext:value-type="float">
            <text:p>15.4263</text:p>
          </table:table-cell>
          <table:table-cell office:value-type="float" office:value="36.182" calcext:value-type="float">
            <text:p>36.182</text:p>
          </table:table-cell>
          <table:table-cell/>
          <table:table-cell office:value-type="float" office:value="13.9376" calcext:value-type="float">
            <text:p>13.93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number of neighbors over 50 runs =4.838</text:p>
          </table:table-cell>
          <table:table-cell table:number-columns-repeated="4" office:value-type="float" office:value="20.0028" calcext:value-type="float">
            <text:p>20.0028</text:p>
          </table:table-cell>
          <table:table-cell table:number-columns-repeated="2"/>
          <table:table-cell office:value-type="float" office:value="20.0028" calcext:value-type="float">
            <text:p>20.00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percentage of overlapping nodes is = 0.327</text:p>
          </table:table-cell>
          <table:table-cell table:number-columns-repeated="2" office:value-type="float" office:value="0.6414" calcext:value-type="float">
            <text:p>0.6414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902" calcext:value-type="float">
            <text:p>0.5902</text:p>
          </table:table-cell>
          <table:table-cell table:number-columns-repeated="2"/>
          <table:table-cell office:value-type="float" office:value="0.5583" calcext:value-type="float">
            <text:p>0.558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percentage of overlapping nodes is 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Number of claiming clusters is = 6.88038</text:p>
          </table:table-cell>
          <table:table-cell table:number-columns-repeated="2" office:value-type="float" office:value="2.24431" calcext:value-type="float">
            <text:p>2.24431</text:p>
          </table:table-cell>
          <table:table-cell office:value-type="float" office:value="2.62537" calcext:value-type="float">
            <text:p>2.62537</text:p>
          </table:table-cell>
          <table:table-cell office:value-type="float" office:value="2.6272" calcext:value-type="float">
            <text:p>2.6272</text:p>
          </table:table-cell>
          <table:table-cell table:number-columns-repeated="2"/>
          <table:table-cell office:value-type="float" office:value="3.16443" calcext:value-type="float">
            <text:p>3.164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 number of claiming clusters is 0.244922</text:p>
          </table:table-cell>
          <table:table-cell table:number-columns-repeated="2" office:value-type="float" office:value="0.0707622" calcext:value-type="float">
            <text:p>0.0707622</text:p>
          </table:table-cell>
          <table:table-cell office:value-type="float" office:value="0.18226" calcext:value-type="float">
            <text:p>0.18226</text:p>
          </table:table-cell>
          <table:table-cell office:value-type="float" office:value="0.182598" calcext:value-type="float">
            <text:p>0.182598</text:p>
          </table:table-cell>
          <table:table-cell table:number-columns-repeated="2"/>
          <table:table-cell office:value-type="float" office:value="0.329843" calcext:value-type="float">
            <text:p>0.329843</text:p>
          </table:table-cell>
          <table:table-cell table:number-columns-repeated="20"/>
          <table:table-cell office:value-type="string" calcext:value-type="string">
            <text:p>SIZE ROSS</text:p>
          </table:table-cell>
          <table:table-cell table:formula="of:=[.B77]" office:value-type="float" office:value="9.30239" calcext:value-type="float">
            <text:p>9.30239</text:p>
          </table:table-cell>
          <table:table-cell table:number-columns-repeated="99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.72102e+0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.72084e+06</text:p>
          </table:table-cell>
          <table:table-cell table:number-columns-repeated="2"/>
          <table:table-cell table:style-name="ce7" office:value-type="string" calcext:value-type="string">
            <text:p>1.72084e+06</text:p>
          </table:table-cell>
          <table:table-cell table:number-columns-repeated="1015"/>
        </table:table-row>
        <table:table-row table:style-name="ro2">
          <table:table-cell table:number-columns-repeated="29"/>
          <table:table-cell office:value-type="string" calcext:value-type="string">
            <text:p>ROSS-6-DFA</text:p>
          </table:table-cell>
          <table:table-cell office:value-type="string" calcext:value-type="string">
            <text:p>ROSS-6-DGA</text:p>
          </table:table-cell>
          <table:table-cell office:value-type="string" calcext:value-type="string">
            <text:p>ROSS-3-DFA</text:p>
          </table:table-cell>
          <table:table-cell office:value-type="string" calcext:value-type="string">
            <text:p>ROSS-3-DGA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OSS-DFA</text:p>
          </table:table-cell>
          <table:table-cell office:value-type="string" calcext:value-type="string">
            <text:p>ROSS-DGA</text:p>
          </table:table-cell>
          <table:table-cell office:value-type="string" calcext:value-type="string">
            <text:p>ROSS-12-DFA</text:p>
          </table:table-cell>
          <table:table-cell office:value-type="string" calcext:value-type="string">
            <text:p>ROSS-12-DGA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formula="of:=[.C93]" office:value-type="string" office:string-value="ROSS-DGA" calcext:value-type="string">
            <text:p>ROSS-DGA</text:p>
          </table:table-cell>
          <table:table-cell table:formula="of:=[.B93]" office:value-type="string" office:string-value="ROSS-DFA" calcext:value-type="string">
            <text:p>ROSS-DFA</text:p>
          </table:table-cell>
          <table:table-cell table:formula="of:=[.E93]" office:value-type="string" office:string-value="ROSS-12-DGA" calcext:value-type="string">
            <text:p>ROSS-12-DGA</text:p>
          </table:table-cell>
          <table:table-cell table:formula="of:=[.D93]" office:value-type="string" office:string-value="ROSS-12-DFA" calcext:value-type="string">
            <text:p>ROSS-12-DFA</text:p>
          </table:table-cell>
          <table:table-cell table:formula="of:=[.F93]" office:value-type="string" office:string-value="SOC" calcext:value-type="string">
            <text:p>SOC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1.16" calcext:value-type="float">
            <text:p>1.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C94]" office:value-type="float" office:value="0.06" calcext:value-type="float">
            <text:p>0.06</text:p>
          </table:table-cell>
          <table:table-cell table:formula="of:=[.B94]" office:value-type="float" office:value="0.2" calcext:value-type="float">
            <text:p>0.2</text:p>
          </table:table-cell>
          <table:table-cell table:formula="of:=[.E94]" office:value-type="float" office:value="0.12" calcext:value-type="float">
            <text:p>0.12</text:p>
          </table:table-cell>
          <table:table-cell table:formula="of:=[.D94]" office:value-type="float" office:value="2.4" calcext:value-type="float">
            <text:p>2.4</text:p>
          </table:table-cell>
          <table:table-cell table:formula="of:=[.F94]" office:value-type="float" office:value="6.36" calcext:value-type="float">
            <text:p>6.36</text:p>
          </table:table-cell>
          <table:table-cell/>
          <table:table-cell table:formula="of:=[.Q94]" office:value-type="float" office:value="0.06" calcext:value-type="float">
            <text:p>0.06</text:p>
          </table:table-cell>
          <table:table-cell table:formula="of:=[.R94]" office:value-type="float" office:value="0.2" calcext:value-type="float">
            <text:p>0.2</text:p>
          </table:table-cell>
          <table:table-cell table:formula="of:=[.S94]" office:value-type="float" office:value="0.12" calcext:value-type="float">
            <text:p>0.12</text:p>
          </table:table-cell>
          <table:table-cell table:formula="of:=[.T94]" office:value-type="float" office:value="2.4" calcext:value-type="float">
            <text:p>2.4</text:p>
          </table:table-cell>
          <table:table-cell table:formula="of:=[.U94]" office:value-type="float" office:value="6.36" calcext:value-type="float">
            <text:p>6.36</text:p>
          </table:table-cell>
          <table:table-cell table:number-columns-repeated="2"/>
          <table:table-cell office:value-type="float" office:value="31.22" calcext:value-type="float">
            <text:p>31.22</text:p>
          </table:table-cell>
          <table:table-cell office:value-type="float" office:value="1.16" calcext:value-type="float">
            <text:p>1.16</text:p>
          </table:table-cell>
          <table:table-cell office:value-type="float" office:value="61.88" calcext:value-type="float">
            <text:p>61.88</text:p>
          </table:table-cell>
          <table:table-cell office:value-type="float" office:value="35.06" calcext:value-type="float">
            <text:p>35.06</text:p>
          </table:table-cell>
          <table:table-cell table:number-columns-repeated="99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4.52" calcext:value-type="float">
            <text:p>4.52</text:p>
          </table:table-cell>
          <table:table-cell office:value-type="float" office:value="0.24" calcext:value-type="float">
            <text:p>0.24</text:p>
          </table:table-cell>
          <table:table-cell office:value-type="float" office:value="9.68" calcext:value-type="float">
            <text:p>9.68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75.12" calcext:value-type="float">
            <text:p>75.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C95]" office:value-type="float" office:value="0.28" calcext:value-type="float">
            <text:p>0.28</text:p>
          </table:table-cell>
          <table:table-cell table:formula="of:=[.B95]" office:value-type="float" office:value="1.12" calcext:value-type="float">
            <text:p>1.12</text:p>
          </table:table-cell>
          <table:table-cell table:formula="of:=[.E95]" office:value-type="float" office:value="0.24" calcext:value-type="float">
            <text:p>0.24</text:p>
          </table:table-cell>
          <table:table-cell table:formula="of:=[.D95]" office:value-type="float" office:value="4.52" calcext:value-type="float">
            <text:p>4.52</text:p>
          </table:table-cell>
          <table:table-cell table:formula="of:=[.F95]" office:value-type="float" office:value="9.68" calcext:value-type="float">
            <text:p>9.68</text:p>
          </table:table-cell>
          <table:table-cell/>
          <table:table-cell table:formula="of:=[.W94]+[.Q95]" office:value-type="float" office:value="0.34" calcext:value-type="float">
            <text:p>0.34</text:p>
          </table:table-cell>
          <table:table-cell table:formula="of:=[.X94]+[.R95]" office:value-type="float" office:value="1.32" calcext:value-type="float">
            <text:p>1.32</text:p>
          </table:table-cell>
          <table:table-cell table:formula="of:=[.Y94]+[.S95]" office:value-type="float" office:value="0.36" calcext:value-type="float">
            <text:p>0.36</text:p>
          </table:table-cell>
          <table:table-cell table:formula="of:=[.Z94]+[.T95]" office:value-type="float" office:value="6.92" calcext:value-type="float">
            <text:p>6.92</text:p>
          </table:table-cell>
          <table:table-cell table:formula="of:=[.AA94]+[.U95]" office:value-type="float" office:value="16.04" calcext:value-type="float">
            <text:p>16.04</text:p>
          </table:table-cell>
          <table:table-cell table:number-columns-repeated="2"/>
          <table:table-cell office:value-type="float" office:value="28.84" calcext:value-type="float">
            <text:p>28.84</text:p>
          </table:table-cell>
          <table:table-cell office:value-type="float" office:value="75.12" calcext:value-type="float">
            <text:p>75.12</text:p>
          </table:table-cell>
          <table:table-cell office:value-type="float" office:value="54.12" calcext:value-type="float">
            <text:p>54.12</text:p>
          </table:table-cell>
          <table:table-cell office:value-type="float" office:value="144.48" calcext:value-type="float">
            <text:p>144.48</text:p>
          </table:table-cell>
          <table:table-cell table:number-columns-repeated="99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1.14" calcext:value-type="float">
            <text:p>1.14</text:p>
          </table:table-cell>
          <table:table-cell office:value-type="float" office:value="7.14" calcext:value-type="float">
            <text:p>7.14</text:p>
          </table:table-cell>
          <table:table-cell office:value-type="float" office:value="1.26" calcext:value-type="float">
            <text:p>1.26</text:p>
          </table:table-cell>
          <table:table-cell office:value-type="float" office:value="10.68" calcext:value-type="float">
            <text:p>10.68</text:p>
          </table:table-cell>
          <table:table-cell/>
          <table:table-cell office:value-type="float" office:value="22.14" calcext:value-type="float">
            <text:p>22.14</text:p>
          </table:table-cell>
          <table:table-cell/>
          <table:table-cell office:value-type="float" office:value="93.66" calcext:value-type="float">
            <text:p>93.6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C96]" office:value-type="float" office:value="1.14" calcext:value-type="float">
            <text:p>1.14</text:p>
          </table:table-cell>
          <table:table-cell table:formula="of:=[.B96]" office:value-type="float" office:value="2.7" calcext:value-type="float">
            <text:p>2.7</text:p>
          </table:table-cell>
          <table:table-cell table:formula="of:=[.E96]" office:value-type="float" office:value="1.26" calcext:value-type="float">
            <text:p>1.26</text:p>
          </table:table-cell>
          <table:table-cell table:formula="of:=[.D96]" office:value-type="float" office:value="7.14" calcext:value-type="float">
            <text:p>7.14</text:p>
          </table:table-cell>
          <table:table-cell table:formula="of:=[.F96]" office:value-type="float" office:value="10.68" calcext:value-type="float">
            <text:p>10.68</text:p>
          </table:table-cell>
          <table:table-cell/>
          <table:table-cell table:formula="of:=[.W95]+[.Q96]" office:value-type="float" office:value="1.48" calcext:value-type="float">
            <text:p>1.48</text:p>
          </table:table-cell>
          <table:table-cell table:formula="of:=[.X95]+[.R96]" office:value-type="float" office:value="4.02" calcext:value-type="float">
            <text:p>4.02</text:p>
          </table:table-cell>
          <table:table-cell table:formula="of:=[.Y95]+[.S96]" office:value-type="float" office:value="1.62" calcext:value-type="float">
            <text:p>1.62</text:p>
          </table:table-cell>
          <table:table-cell table:formula="of:=[.Z95]+[.T96]" office:value-type="float" office:value="14.06" calcext:value-type="float">
            <text:p>14.06</text:p>
          </table:table-cell>
          <table:table-cell table:formula="of:=[.AA95]+[.U96]" office:value-type="float" office:value="26.72" calcext:value-type="float">
            <text:p>26.72</text:p>
          </table:table-cell>
          <table:table-cell table:number-columns-repeated="2"/>
          <table:table-cell office:value-type="float" office:value="29.58" calcext:value-type="float">
            <text:p>29.58</text:p>
          </table:table-cell>
          <table:table-cell office:value-type="float" office:value="93.66" calcext:value-type="float">
            <text:p>93.66</text:p>
          </table:table-cell>
          <table:table-cell office:value-type="float" office:value="45.42" calcext:value-type="float">
            <text:p>45.42</text:p>
          </table:table-cell>
          <table:table-cell office:value-type="float" office:value="15.72" calcext:value-type="float">
            <text:p>15.72</text:p>
          </table:table-cell>
          <table:table-cell table:number-columns-repeated="99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office:value-type="float" office:value="2.24" calcext:value-type="float">
            <text:p>2.24</text:p>
          </table:table-cell>
          <table:table-cell office:value-type="float" office:value="12.48" calcext:value-type="float">
            <text:p>12.48</text:p>
          </table:table-cell>
          <table:table-cell office:value-type="float" office:value="6.24" calcext:value-type="float">
            <text:p>6.24</text:p>
          </table:table-cell>
          <table:table-cell office:value-type="float" office:value="10.96" calcext:value-type="float">
            <text:p>10.96</text:p>
          </table:table-cell>
          <table:table-cell/>
          <table:table-cell office:value-type="float" office:value="77.68" calcext:value-type="float">
            <text:p>77.68</text:p>
          </table:table-cell>
          <table:table-cell/>
          <table:table-cell office:value-type="float" office:value="21.68" calcext:value-type="float">
            <text:p>21.6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C97]" office:value-type="float" office:value="2.24" calcext:value-type="float">
            <text:p>2.24</text:p>
          </table:table-cell>
          <table:table-cell table:formula="of:=[.B97]" office:value-type="float" office:value="4.24" calcext:value-type="float">
            <text:p>4.24</text:p>
          </table:table-cell>
          <table:table-cell table:formula="of:=[.E97]" office:value-type="float" office:value="6.24" calcext:value-type="float">
            <text:p>6.24</text:p>
          </table:table-cell>
          <table:table-cell table:formula="of:=[.D97]" office:value-type="float" office:value="12.48" calcext:value-type="float">
            <text:p>12.48</text:p>
          </table:table-cell>
          <table:table-cell table:formula="of:=[.F97]" office:value-type="float" office:value="10.96" calcext:value-type="float">
            <text:p>10.96</text:p>
          </table:table-cell>
          <table:table-cell/>
          <table:table-cell table:formula="of:=[.W96]+[.Q97]" office:value-type="float" office:value="3.72" calcext:value-type="float">
            <text:p>3.72</text:p>
          </table:table-cell>
          <table:table-cell table:formula="of:=[.X96]+[.R97]" office:value-type="float" office:value="8.26" calcext:value-type="float">
            <text:p>8.26</text:p>
          </table:table-cell>
          <table:table-cell table:formula="of:=[.Y96]+[.S97]" office:value-type="float" office:value="7.86" calcext:value-type="float">
            <text:p>7.86</text:p>
          </table:table-cell>
          <table:table-cell table:formula="of:=[.Z96]+[.T97]" office:value-type="float" office:value="26.54" calcext:value-type="float">
            <text:p>26.54</text:p>
          </table:table-cell>
          <table:table-cell table:formula="of:=[.AA96]+[.U97]" office:value-type="float" office:value="37.68" calcext:value-type="float">
            <text:p>37.68</text:p>
          </table:table-cell>
          <table:table-cell table:number-columns-repeated="2"/>
          <table:table-cell office:value-type="float" office:value="30.64" calcext:value-type="float">
            <text:p>30.64</text:p>
          </table:table-cell>
          <table:table-cell office:value-type="float" office:value="21.68" calcext:value-type="float">
            <text:p>21.68</text:p>
          </table:table-cell>
          <table:table-cell office:value-type="float" office:value="35.04" calcext:value-type="float">
            <text:p>35.04</text:p>
          </table:table-cell>
          <table:table-cell office:value-type="float" office:value="1.2" calcext:value-type="float">
            <text:p>1.2</text:p>
          </table:table-cell>
          <table:table-cell table:number-columns-repeated="99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29.7" calcext:value-type="float">
            <text:p>29.7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64.6" calcext:value-type="float">
            <text:p>64.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C98]" office:value-type="float" office:value="4" calcext:value-type="float">
            <text:p>4</text:p>
          </table:table-cell>
          <table:table-cell table:formula="of:=[.B98]" office:value-type="float" office:value="6.6" calcext:value-type="float">
            <text:p>6.6</text:p>
          </table:table-cell>
          <table:table-cell table:formula="of:=[.E98]" office:value-type="float" office:value="29.7" calcext:value-type="float">
            <text:p>29.7</text:p>
          </table:table-cell>
          <table:table-cell table:formula="of:=[.D98]" office:value-type="float" office:value="16.5" calcext:value-type="float">
            <text:p>16.5</text:p>
          </table:table-cell>
          <table:table-cell table:formula="of:=[.F98]" office:value-type="float" office:value="12.5" calcext:value-type="float">
            <text:p>12.5</text:p>
          </table:table-cell>
          <table:table-cell/>
          <table:table-cell table:formula="of:=[.W97]+[.Q98]" office:value-type="float" office:value="7.72" calcext:value-type="float">
            <text:p>7.72</text:p>
          </table:table-cell>
          <table:table-cell table:formula="of:=[.X97]+[.R98]" office:value-type="float" office:value="14.86" calcext:value-type="float">
            <text:p>14.86</text:p>
          </table:table-cell>
          <table:table-cell table:formula="of:=[.Y97]+[.S98]" office:value-type="float" office:value="37.56" calcext:value-type="float">
            <text:p>37.56</text:p>
          </table:table-cell>
          <table:table-cell table:formula="of:=[.Z97]+[.T98]" office:value-type="float" office:value="43.04" calcext:value-type="float">
            <text:p>43.04</text:p>
          </table:table-cell>
          <table:table-cell table:formula="of:=[.AA97]+[.U98]" office:value-type="float" office:value="50.18" calcext:value-type="float">
            <text:p>50.18</text:p>
          </table:table-cell>
          <table:table-cell table:number-columns-repeated="2"/>
          <table:table-cell office:value-type="float" office:value="28.2" calcext:value-type="float">
            <text:p>28.2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7.56" calcext:value-type="float">
            <text:p>7.56</text:p>
          </table:table-cell>
          <table:table-cell office:value-type="float" office:value="20.88" calcext:value-type="float">
            <text:p>20.88</text:p>
          </table:table-cell>
          <table:table-cell office:value-type="float" office:value="63" calcext:value-type="float">
            <text:p>63</text:p>
          </table:table-cell>
          <table:table-cell office:value-type="float" office:value="14.52" calcext:value-type="float">
            <text:p>14.52</text:p>
          </table:table-cell>
          <table:table-cell/>
          <table:table-cell office:value-type="float" office:value="24.6" calcext:value-type="float">
            <text:p>24.6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C99]" office:value-type="float" office:value="7.56" calcext:value-type="float">
            <text:p>7.56</text:p>
          </table:table-cell>
          <table:table-cell table:formula="of:=[.B99]" office:value-type="float" office:value="9.6" calcext:value-type="float">
            <text:p>9.6</text:p>
          </table:table-cell>
          <table:table-cell table:formula="of:=[.E99]" office:value-type="float" office:value="63" calcext:value-type="float">
            <text:p>63</text:p>
          </table:table-cell>
          <table:table-cell table:formula="of:=[.D99]" office:value-type="float" office:value="20.88" calcext:value-type="float">
            <text:p>20.88</text:p>
          </table:table-cell>
          <table:table-cell table:formula="of:=[.F99]" office:value-type="float" office:value="14.52" calcext:value-type="float">
            <text:p>14.52</text:p>
          </table:table-cell>
          <table:table-cell/>
          <table:table-cell table:formula="of:=[.W98]+[.Q99]" office:value-type="float" office:value="15.28" calcext:value-type="float">
            <text:p>15.28</text:p>
          </table:table-cell>
          <table:table-cell table:formula="of:=[.X98]+[.R99]" office:value-type="float" office:value="24.46" calcext:value-type="float">
            <text:p>24.46</text:p>
          </table:table-cell>
          <table:table-cell table:formula="of:=[.Y98]+[.S99]" office:value-type="float" office:value="100.56" calcext:value-type="float">
            <text:p>100.56</text:p>
          </table:table-cell>
          <table:table-cell table:formula="of:=[.Z98]+[.T99]" office:value-type="float" office:value="63.92" calcext:value-type="float">
            <text:p>63.92</text:p>
          </table:table-cell>
          <table:table-cell table:formula="of:=[.AA98]+[.U99]" office:value-type="float" office:value="64.7" calcext:value-type="float">
            <text:p>64.7</text:p>
          </table:table-cell>
          <table:table-cell table:number-columns-repeated="2"/>
          <table:table-cell office:value-type="float" office:value="27.12" calcext:value-type="float">
            <text:p>27.12</text:p>
          </table:table-cell>
          <table:table-cell office:value-type="float" office:value="0.84" calcext:value-type="float">
            <text:p>0.84</text:p>
          </table:table-cell>
          <table:table-cell table:number-columns-repeated="99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.58" calcext:value-type="float">
            <text:p>13.58</text:p>
          </table:table-cell>
          <table:table-cell office:value-type="float" office:value="13.16" calcext:value-type="float">
            <text:p>13.16</text:p>
          </table:table-cell>
          <table:table-cell office:value-type="float" office:value="21.98" calcext:value-type="float">
            <text:p>21.98</text:p>
          </table:table-cell>
          <table:table-cell office:value-type="float" office:value="60.62" calcext:value-type="float">
            <text:p>60.62</text:p>
          </table:table-cell>
          <table:table-cell office:value-type="float" office:value="11.76" calcext:value-type="float">
            <text:p>11.76</text:p>
          </table:table-cell>
          <table:table-cell/>
          <table:table-cell office:value-type="float" office:value="7.42" calcext:value-type="float">
            <text:p>7.4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[.C100]" office:value-type="float" office:value="13.16" calcext:value-type="float">
            <text:p>13.16</text:p>
          </table:table-cell>
          <table:table-cell table:formula="of:=[.B100]" office:value-type="float" office:value="13.58" calcext:value-type="float">
            <text:p>13.58</text:p>
          </table:table-cell>
          <table:table-cell table:formula="of:=[.E100]" office:value-type="float" office:value="60.62" calcext:value-type="float">
            <text:p>60.62</text:p>
          </table:table-cell>
          <table:table-cell table:formula="of:=[.D100]" office:value-type="float" office:value="21.98" calcext:value-type="float">
            <text:p>21.98</text:p>
          </table:table-cell>
          <table:table-cell table:formula="of:=[.F100]" office:value-type="float" office:value="11.76" calcext:value-type="float">
            <text:p>11.76</text:p>
          </table:table-cell>
          <table:table-cell/>
          <table:table-cell table:formula="of:=[.W99]+[.Q100]" office:value-type="float" office:value="28.44" calcext:value-type="float">
            <text:p>28.44</text:p>
          </table:table-cell>
          <table:table-cell table:formula="of:=[.X99]+[.R100]" office:value-type="float" office:value="38.04" calcext:value-type="float">
            <text:p>38.04</text:p>
          </table:table-cell>
          <table:table-cell table:formula="of:=[.Y99]+[.S100]" office:value-type="float" office:value="161.18" calcext:value-type="float">
            <text:p>161.18</text:p>
          </table:table-cell>
          <table:table-cell table:formula="of:=[.Z99]+[.T100]" office:value-type="float" office:value="85.9" calcext:value-type="float">
            <text:p>85.9</text:p>
          </table:table-cell>
          <table:table-cell table:formula="of:=[.AA99]+[.U100]" office:value-type="float" office:value="76.46" calcext:value-type="float">
            <text:p>76.46</text:p>
          </table:table-cell>
          <table:table-cell table:number-columns-repeated="2"/>
          <table:table-cell office:value-type="float" office:value="20.86" calcext:value-type="float">
            <text:p>20.86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office:value-type="float" office:value="23.04" calcext:value-type="float">
            <text:p>23.04</text:p>
          </table:table-cell>
          <table:table-cell office:value-type="float" office:value="29.92" calcext:value-type="float">
            <text:p>29.92</text:p>
          </table:table-cell>
          <table:table-cell office:value-type="float" office:value="27.04" calcext:value-type="float">
            <text:p>27.04</text:p>
          </table:table-cell>
          <table:table-cell office:value-type="float" office:value="9.44" calcext:value-type="float">
            <text:p>9.44</text:p>
          </table:table-cell>
          <table:table-cell/>
          <table:table-cell office:value-type="float" office:value="1.76" calcext:value-type="float">
            <text:p>1.7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C101]" office:value-type="float" office:value="23.04" calcext:value-type="float">
            <text:p>23.04</text:p>
          </table:table-cell>
          <table:table-cell table:formula="of:=[.B101]" office:value-type="float" office:value="16.8" calcext:value-type="float">
            <text:p>16.8</text:p>
          </table:table-cell>
          <table:table-cell table:formula="of:=[.E101]" office:value-type="float" office:value="27.04" calcext:value-type="float">
            <text:p>27.04</text:p>
          </table:table-cell>
          <table:table-cell table:formula="of:=[.D101]" office:value-type="float" office:value="29.92" calcext:value-type="float">
            <text:p>29.92</text:p>
          </table:table-cell>
          <table:table-cell table:formula="of:=[.F101]" office:value-type="float" office:value="9.44" calcext:value-type="float">
            <text:p>9.44</text:p>
          </table:table-cell>
          <table:table-cell/>
          <table:table-cell table:formula="of:=[.W100]+[.Q101]" office:value-type="float" office:value="51.48" calcext:value-type="float">
            <text:p>51.48</text:p>
          </table:table-cell>
          <table:table-cell table:formula="of:=[.X100]+[.R101]" office:value-type="float" office:value="54.84" calcext:value-type="float">
            <text:p>54.84</text:p>
          </table:table-cell>
          <table:table-cell table:formula="of:=[.Y100]+[.S101]" office:value-type="float" office:value="188.22" calcext:value-type="float">
            <text:p>188.22</text:p>
          </table:table-cell>
          <table:table-cell table:formula="of:=[.Z100]+[.T101]" office:value-type="float" office:value="115.82" calcext:value-type="float">
            <text:p>115.82</text:p>
          </table:table-cell>
          <table:table-cell table:formula="of:=[.AA100]+[.U101]" office:value-type="float" office:value="85.9" calcext:value-type="float">
            <text:p>85.9</text:p>
          </table:table-cell>
          <table:table-cell table:number-columns-repeated="99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.62" calcext:value-type="float">
            <text:p>19.62</text:p>
          </table:table-cell>
          <table:table-cell office:value-type="float" office:value="31.14" calcext:value-type="float">
            <text:p>31.14</text:p>
          </table:table-cell>
          <table:table-cell office:value-type="float" office:value="23.22" calcext:value-type="float">
            <text:p>23.22</text:p>
          </table:table-cell>
          <table:table-cell office:value-type="float" office:value="8.82" calcext:value-type="float">
            <text:p>8.82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C102]" office:value-type="float" office:value="31.14" calcext:value-type="float">
            <text:p>31.14</text:p>
          </table:table-cell>
          <table:table-cell table:formula="of:=[.B102]" office:value-type="float" office:value="19.62" calcext:value-type="float">
            <text:p>19.62</text:p>
          </table:table-cell>
          <table:table-cell table:formula="of:=[.E102]" office:value-type="float" office:value="8.82" calcext:value-type="float">
            <text:p>8.82</text:p>
          </table:table-cell>
          <table:table-cell table:formula="of:=[.D102]" office:value-type="float" office:value="23.22" calcext:value-type="float">
            <text:p>23.22</text:p>
          </table:table-cell>
          <table:table-cell table:formula="of:=[.F102]" office:value-type="float" office:value="6.3" calcext:value-type="float">
            <text:p>6.3</text:p>
          </table:table-cell>
          <table:table-cell/>
          <table:table-cell table:formula="of:=[.W101]+[.Q102]" office:value-type="float" office:value="82.62" calcext:value-type="float">
            <text:p>82.62</text:p>
          </table:table-cell>
          <table:table-cell table:formula="of:=[.X101]+[.R102]" office:value-type="float" office:value="74.46" calcext:value-type="float">
            <text:p>74.46</text:p>
          </table:table-cell>
          <table:table-cell table:formula="of:=[.Y101]+[.S102]" office:value-type="float" office:value="197.04" calcext:value-type="float">
            <text:p>197.04</text:p>
          </table:table-cell>
          <table:table-cell table:formula="of:=[.Z101]+[.T102]" office:value-type="float" office:value="139.04" calcext:value-type="float">
            <text:p>139.04</text:p>
          </table:table-cell>
          <table:table-cell table:formula="of:=[.AA101]+[.U102]" office:value-type="float" office:value="92.2" calcext:value-type="float">
            <text:p>92.2</text:p>
          </table:table-cell>
          <table:table-cell table:number-columns-repeated="99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.6" calcext:value-type="float">
            <text:p>21.6</text:p>
          </table:table-cell>
          <table:table-cell office:value-type="float" office:value="35" calcext:value-type="float">
            <text:p>35</text:p>
          </table:table-cell>
          <table:table-cell office:value-type="float" office:value="21.6" calcext:value-type="float">
            <text:p>21.6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C103]" office:value-type="float" office:value="35" calcext:value-type="float">
            <text:p>35</text:p>
          </table:table-cell>
          <table:table-cell table:formula="of:=[.B103]" office:value-type="float" office:value="21.6" calcext:value-type="float">
            <text:p>21.6</text:p>
          </table:table-cell>
          <table:table-cell table:formula="of:=[.E103]" office:value-type="float" office:value="1.6" calcext:value-type="float">
            <text:p>1.6</text:p>
          </table:table-cell>
          <table:table-cell table:formula="of:=[.D103]" office:value-type="float" office:value="21.6" calcext:value-type="float">
            <text:p>21.6</text:p>
          </table:table-cell>
          <table:table-cell table:formula="of:=[.F103]" office:value-type="float" office:value="5.4" calcext:value-type="float">
            <text:p>5.4</text:p>
          </table:table-cell>
          <table:table-cell/>
          <table:table-cell table:formula="of:=[.W102]+[.Q103]" office:value-type="float" office:value="117.62" calcext:value-type="float">
            <text:p>117.62</text:p>
          </table:table-cell>
          <table:table-cell table:formula="of:=[.X102]+[.R103]" office:value-type="float" office:value="96.06" calcext:value-type="float">
            <text:p>96.06</text:p>
          </table:table-cell>
          <table:table-cell table:formula="of:=[.Y102]+[.S103]" office:value-type="float" office:value="198.64" calcext:value-type="float">
            <text:p>198.64</text:p>
          </table:table-cell>
          <table:table-cell table:formula="of:=[.Z102]+[.T103]" office:value-type="float" office:value="160.64" calcext:value-type="float">
            <text:p>160.64</text:p>
          </table:table-cell>
          <table:table-cell table:formula="of:=[.AA102]+[.U103]" office:value-type="float" office:value="97.6" calcext:value-type="float">
            <text:p>97.6</text:p>
          </table:table-cell>
          <table:table-cell table:number-columns-repeated="99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.36" calcext:value-type="float">
            <text:p>19.36</text:p>
          </table:table-cell>
          <table:table-cell office:value-type="float" office:value="25.74" calcext:value-type="float">
            <text:p>25.74</text:p>
          </table:table-cell>
          <table:table-cell office:value-type="float" office:value="16.06" calcext:value-type="float">
            <text:p>16.06</text:p>
          </table:table-cell>
          <table:table-cell office:value-type="float" office:value="0.88" calcext:value-type="float">
            <text:p>0.88</text:p>
          </table:table-cell>
          <table:table-cell office:value-type="float" office:value="4.74" calcext:value-type="float">
            <text:p>4.7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C104]" office:value-type="float" office:value="25.74" calcext:value-type="float">
            <text:p>25.74</text:p>
          </table:table-cell>
          <table:table-cell table:formula="of:=[.B104]" office:value-type="float" office:value="19.36" calcext:value-type="float">
            <text:p>19.36</text:p>
          </table:table-cell>
          <table:table-cell table:formula="of:=[.E104]" office:value-type="float" office:value="0.88" calcext:value-type="float">
            <text:p>0.88</text:p>
          </table:table-cell>
          <table:table-cell table:formula="of:=[.D104]" office:value-type="float" office:value="16.06" calcext:value-type="float">
            <text:p>16.06</text:p>
          </table:table-cell>
          <table:table-cell table:formula="of:=[.F104]" office:value-type="float" office:value="4.74" calcext:value-type="float">
            <text:p>4.74</text:p>
          </table:table-cell>
          <table:table-cell/>
          <table:table-cell table:formula="of:=[.W103]+[.Q104]" office:value-type="float" office:value="143.36" calcext:value-type="float">
            <text:p>143.36</text:p>
          </table:table-cell>
          <table:table-cell table:formula="of:=[.X103]+[.R104]" office:value-type="float" office:value="115.42" calcext:value-type="float">
            <text:p>115.42</text:p>
          </table:table-cell>
          <table:table-cell table:formula="of:=[.Y103]+[.S104]" office:value-type="float" office:value="199.52" calcext:value-type="float">
            <text:p>199.52</text:p>
          </table:table-cell>
          <table:table-cell table:formula="of:=[.Z103]+[.T104]" office:value-type="float" office:value="176.7" calcext:value-type="float">
            <text:p>176.7</text:p>
          </table:table-cell>
          <table:table-cell table:formula="of:=[.AA103]+[.U104]" office:value-type="float" office:value="102.34" calcext:value-type="float">
            <text:p>102.34</text:p>
          </table:table-cell>
          <table:table-cell table:number-columns-repeated="99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.28" calcext:value-type="float">
            <text:p>17.28</text:p>
          </table:table-cell>
          <table:table-cell office:value-type="float" office:value="24.72" calcext:value-type="float">
            <text:p>24.72</text:p>
          </table:table-cell>
          <table:table-cell office:value-type="float" office:value="13.68" calcext:value-type="float">
            <text:p>13.68</text:p>
          </table:table-cell>
          <table:table-cell office:value-type="float" office:value="0.48" calcext:value-type="float">
            <text:p>0.48</text:p>
          </table:table-cell>
          <table:table-cell office:value-type="float" office:value="6.84" calcext:value-type="float">
            <text:p>6.84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C105]" office:value-type="float" office:value="24.72" calcext:value-type="float">
            <text:p>24.72</text:p>
          </table:table-cell>
          <table:table-cell table:formula="of:=[.B105]" office:value-type="float" office:value="17.28" calcext:value-type="float">
            <text:p>17.28</text:p>
          </table:table-cell>
          <table:table-cell table:formula="of:=[.E105]" office:value-type="float" office:value="0.48" calcext:value-type="float">
            <text:p>0.48</text:p>
          </table:table-cell>
          <table:table-cell table:formula="of:=[.D105]" office:value-type="float" office:value="13.68" calcext:value-type="float">
            <text:p>13.68</text:p>
          </table:table-cell>
          <table:table-cell table:formula="of:=[.F105]" office:value-type="float" office:value="6.84" calcext:value-type="float">
            <text:p>6.84</text:p>
          </table:table-cell>
          <table:table-cell/>
          <table:table-cell table:formula="of:=[.W104]+[.Q105]" office:value-type="float" office:value="168.08" calcext:value-type="float">
            <text:p>168.08</text:p>
          </table:table-cell>
          <table:table-cell table:formula="of:=[.X104]+[.R105]" office:value-type="float" office:value="132.7" calcext:value-type="float">
            <text:p>132.7</text:p>
          </table:table-cell>
          <table:table-cell office:value-type="float" office:value="0" calcext:value-type="float">
            <text:p>0</text:p>
          </table:table-cell>
          <table:table-cell table:formula="of:=[.Z104]+[.T105]" office:value-type="float" office:value="190.38" calcext:value-type="float">
            <text:p>190.38</text:p>
          </table:table-cell>
          <table:table-cell table:formula="of:=[.AA104]+[.U105]" office:value-type="float" office:value="109.18" calcext:value-type="float">
            <text:p>109.18</text:p>
          </table:table-cell>
          <table:table-cell table:number-columns-repeated="996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4.04" calcext:value-type="float">
            <text:p>14.04</text:p>
          </table:table-cell>
          <table:table-cell office:value-type="float" office:value="9.62" calcext:value-type="float">
            <text:p>9.62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[.C106]" office:value-type="float" office:value="14.04" calcext:value-type="float">
            <text:p>14.04</text:p>
          </table:table-cell>
          <table:table-cell table:formula="of:=[.B106]" office:value-type="float" office:value="13" calcext:value-type="float">
            <text:p>13</text:p>
          </table:table-cell>
          <table:table-cell table:formula="of:=[.E106]" office:value-type="float" office:value="0" calcext:value-type="float">
            <text:p>0</text:p>
          </table:table-cell>
          <table:table-cell table:formula="of:=[.D106]" office:value-type="float" office:value="9.62" calcext:value-type="float">
            <text:p>9.62</text:p>
          </table:table-cell>
          <table:table-cell table:formula="of:=[.F106]" office:value-type="float" office:value="5.2" calcext:value-type="float">
            <text:p>5.2</text:p>
          </table:table-cell>
          <table:table-cell/>
          <table:table-cell table:formula="of:=[.W105]+[.Q106]" office:value-type="float" office:value="182.12" calcext:value-type="float">
            <text:p>182.12</text:p>
          </table:table-cell>
          <table:table-cell table:formula="of:=[.X105]+[.R106]" office:value-type="float" office:value="145.7" calcext:value-type="float">
            <text:p>145.7</text:p>
          </table:table-cell>
          <table:table-cell table:formula="of:=[.Y105]+[.S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105]+[.U106]" office:value-type="float" office:value="114.38" calcext:value-type="float">
            <text:p>114.38</text:p>
          </table:table-cell>
          <table:table-cell table:number-columns-repeated="99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.72" calcext:value-type="float">
            <text:p>13.72</text:p>
          </table:table-cell>
          <table:table-cell office:value-type="float" office:value="6.16" calcext:value-type="float">
            <text:p>6.16</text:p>
          </table:table-cell>
          <table:table-cell table:number-columns-repeated="2"/>
          <table:table-cell office:value-type="float" office:value="6.16" calcext:value-type="float">
            <text:p>6.1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C107]" office:value-type="float" office:value="6.16" calcext:value-type="float">
            <text:p>6.16</text:p>
          </table:table-cell>
          <table:table-cell table:formula="of:=[.B107]" office:value-type="float" office:value="13.72" calcext:value-type="float">
            <text:p>13.72</text:p>
          </table:table-cell>
          <table:table-cell table:formula="of:=[.E107]" office:value-type="float" office:value="0" calcext:value-type="float">
            <text:p>0</text:p>
          </table:table-cell>
          <table:table-cell table:formula="of:=[.D107]" office:value-type="float" office:value="0" calcext:value-type="float">
            <text:p>0</text:p>
          </table:table-cell>
          <table:table-cell table:formula="of:=[.F107]" office:value-type="float" office:value="6.16" calcext:value-type="float">
            <text:p>6.16</text:p>
          </table:table-cell>
          <table:table-cell/>
          <table:table-cell table:formula="of:=[.W106]+[.Q107]" office:value-type="float" office:value="188.28" calcext:value-type="float">
            <text:p>188.28</text:p>
          </table:table-cell>
          <table:table-cell table:formula="of:=[.X106]+[.R107]" office:value-type="float" office:value="159.42" calcext:value-type="float">
            <text:p>159.42</text:p>
          </table:table-cell>
          <table:table-cell table:formula="of:=[.Y106]+[.S107]" office:value-type="float" office:value="0" calcext:value-type="float">
            <text:p>0</text:p>
          </table:table-cell>
          <table:table-cell table:formula="of:=[.Z106]+[.T107]" office:value-type="float" office:value="0" calcext:value-type="float">
            <text:p>0</text:p>
          </table:table-cell>
          <table:table-cell table:formula="of:=[.AA106]+[.U107]" office:value-type="float" office:value="120.54" calcext:value-type="float">
            <text:p>120.54</text:p>
          </table:table-cell>
          <table:table-cell table:number-columns-repeated="99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.9" calcext:value-type="float">
            <text:p>9.9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[.C108]" office:value-type="float" office:value="4.8" calcext:value-type="float">
            <text:p>4.8</text:p>
          </table:table-cell>
          <table:table-cell table:formula="of:=[.B108]" office:value-type="float" office:value="9.9" calcext:value-type="float">
            <text:p>9.9</text:p>
          </table:table-cell>
          <table:table-cell table:formula="of:=[.E108]" office:value-type="float" office:value="0" calcext:value-type="float">
            <text:p>0</text:p>
          </table:table-cell>
          <table:table-cell table:formula="of:=[.D108]" office:value-type="float" office:value="0" calcext:value-type="float">
            <text:p>0</text:p>
          </table:table-cell>
          <table:table-cell table:formula="of:=[.F108]" office:value-type="float" office:value="4.5" calcext:value-type="float">
            <text:p>4.5</text:p>
          </table:table-cell>
          <table:table-cell/>
          <table:table-cell table:formula="of:=[.W107]+[.Q108]" office:value-type="float" office:value="193.08" calcext:value-type="float">
            <text:p>193.08</text:p>
          </table:table-cell>
          <table:table-cell table:formula="of:=[.X107]+[.R108]" office:value-type="float" office:value="169.32" calcext:value-type="float">
            <text:p>169.32</text:p>
          </table:table-cell>
          <table:table-cell table:formula="of:=[.Y107]+[.S108]" office:value-type="float" office:value="0" calcext:value-type="float">
            <text:p>0</text:p>
          </table:table-cell>
          <table:table-cell table:formula="of:=[.Z107]+[.T108]" office:value-type="float" office:value="0" calcext:value-type="float">
            <text:p>0</text:p>
          </table:table-cell>
          <table:table-cell table:formula="of:=[.AA107]+[.U108]" office:value-type="float" office:value="125.04" calcext:value-type="float">
            <text:p>125.04</text:p>
          </table:table-cell>
          <table:table-cell table:number-columns-repeated="99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.72" calcext:value-type="float">
            <text:p>6.72</text:p>
          </table:table-cell>
          <table:table-cell office:value-type="float" office:value="2.88" calcext:value-type="float">
            <text:p>2.88</text:p>
          </table:table-cell>
          <table:table-cell table:number-columns-repeated="2"/>
          <table:table-cell office:value-type="float" office:value="4.16" calcext:value-type="float">
            <text:p>4.1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C109]" office:value-type="float" office:value="2.88" calcext:value-type="float">
            <text:p>2.88</text:p>
          </table:table-cell>
          <table:table-cell table:formula="of:=[.B109]" office:value-type="float" office:value="6.72" calcext:value-type="float">
            <text:p>6.72</text:p>
          </table:table-cell>
          <table:table-cell table:formula="of:=[.E109]" office:value-type="float" office:value="0" calcext:value-type="float">
            <text:p>0</text:p>
          </table:table-cell>
          <table:table-cell table:formula="of:=[.D109]" office:value-type="float" office:value="0" calcext:value-type="float">
            <text:p>0</text:p>
          </table:table-cell>
          <table:table-cell table:formula="of:=[.F109]" office:value-type="float" office:value="4.16" calcext:value-type="float">
            <text:p>4.16</text:p>
          </table:table-cell>
          <table:table-cell/>
          <table:table-cell table:formula="of:=[.W108]+[.Q109]" office:value-type="float" office:value="195.96" calcext:value-type="float">
            <text:p>195.96</text:p>
          </table:table-cell>
          <table:table-cell table:formula="of:=[.X108]+[.R109]" office:value-type="float" office:value="176.04" calcext:value-type="float">
            <text:p>176.04</text:p>
          </table:table-cell>
          <table:table-cell table:formula="of:=[.Y108]+[.S109]" office:value-type="float" office:value="0" calcext:value-type="float">
            <text:p>0</text:p>
          </table:table-cell>
          <table:table-cell table:formula="of:=[.Z108]+[.T109]" office:value-type="float" office:value="0" calcext:value-type="float">
            <text:p>0</text:p>
          </table:table-cell>
          <table:table-cell table:formula="of:=[.AA108]+[.U109]" office:value-type="float" office:value="129.2" calcext:value-type="float">
            <text:p>129.2</text:p>
          </table:table-cell>
          <table:table-cell table:number-columns-repeated="99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.12" calcext:value-type="float">
            <text:p>6.12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3.06" calcext:value-type="float">
            <text:p>3.06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[.C110]" office:value-type="float" office:value="1.7" calcext:value-type="float">
            <text:p>1.7</text:p>
          </table:table-cell>
          <table:table-cell table:formula="of:=[.B110]" office:value-type="float" office:value="6.12" calcext:value-type="float">
            <text:p>6.12</text:p>
          </table:table-cell>
          <table:table-cell table:formula="of:=[.E110]" office:value-type="float" office:value="0" calcext:value-type="float">
            <text:p>0</text:p>
          </table:table-cell>
          <table:table-cell table:formula="of:=[.D110]" office:value-type="float" office:value="0" calcext:value-type="float">
            <text:p>0</text:p>
          </table:table-cell>
          <table:table-cell table:formula="of:=[.F110]" office:value-type="float" office:value="3.06" calcext:value-type="float">
            <text:p>3.06</text:p>
          </table:table-cell>
          <table:table-cell/>
          <table:table-cell table:formula="of:=[.W109]+[.Q110]" office:value-type="float" office:value="197.66" calcext:value-type="float">
            <text:p>197.66</text:p>
          </table:table-cell>
          <table:table-cell table:formula="of:=[.X109]+[.R110]" office:value-type="float" office:value="182.16" calcext:value-type="float">
            <text:p>182.16</text:p>
          </table:table-cell>
          <table:table-cell table:formula="of:=[.Y109]+[.S110]" office:value-type="float" office:value="0" calcext:value-type="float">
            <text:p>0</text:p>
          </table:table-cell>
          <table:table-cell table:formula="of:=[.Z109]+[.T110]" office:value-type="float" office:value="0" calcext:value-type="float">
            <text:p>0</text:p>
          </table:table-cell>
          <table:table-cell table:formula="of:=[.AA109]+[.U110]" office:value-type="float" office:value="132.26" calcext:value-type="float">
            <text:p>132.26</text:p>
          </table:table-cell>
          <table:table-cell table:number-columns-repeated="99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12" calcext:value-type="float">
            <text:p>6.12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3.96" calcext:value-type="float">
            <text:p>3.96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[.C111]" office:value-type="float" office:value="0.36" calcext:value-type="float">
            <text:p>0.36</text:p>
          </table:table-cell>
          <table:table-cell table:formula="of:=[.B111]" office:value-type="float" office:value="6.12" calcext:value-type="float">
            <text:p>6.12</text:p>
          </table:table-cell>
          <table:table-cell table:formula="of:=[.E111]" office:value-type="float" office:value="0" calcext:value-type="float">
            <text:p>0</text:p>
          </table:table-cell>
          <table:table-cell table:formula="of:=[.D111]" office:value-type="float" office:value="0" calcext:value-type="float">
            <text:p>0</text:p>
          </table:table-cell>
          <table:table-cell table:formula="of:=[.F111]" office:value-type="float" office:value="3.96" calcext:value-type="float">
            <text:p>3.96</text:p>
          </table:table-cell>
          <table:table-cell/>
          <table:table-cell table:formula="of:=[.W110]+[.Q111]" office:value-type="float" office:value="198.02" calcext:value-type="float">
            <text:p>198.02</text:p>
          </table:table-cell>
          <table:table-cell table:formula="of:=[.X110]+[.R111]" office:value-type="float" office:value="188.28" calcext:value-type="float">
            <text:p>188.28</text:p>
          </table:table-cell>
          <table:table-cell table:formula="of:=[.Y110]+[.S111]" office:value-type="float" office:value="0" calcext:value-type="float">
            <text:p>0</text:p>
          </table:table-cell>
          <table:table-cell table:formula="of:=[.Z110]+[.T111]" office:value-type="float" office:value="0" calcext:value-type="float">
            <text:p>0</text:p>
          </table:table-cell>
          <table:table-cell table:formula="of:=[.AA110]+[.U111]" office:value-type="float" office:value="136.22" calcext:value-type="float">
            <text:p>136.22</text:p>
          </table:table-cell>
          <table:table-cell table:number-columns-repeated="99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.56" calcext:value-type="float">
            <text:p>4.56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5.32" calcext:value-type="float">
            <text:p>5.3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[.C112]" office:value-type="float" office:value="0.76" calcext:value-type="float">
            <text:p>0.76</text:p>
          </table:table-cell>
          <table:table-cell table:formula="of:=[.B112]" office:value-type="float" office:value="4.56" calcext:value-type="float">
            <text:p>4.56</text:p>
          </table:table-cell>
          <table:table-cell table:formula="of:=[.E112]" office:value-type="float" office:value="0" calcext:value-type="float">
            <text:p>0</text:p>
          </table:table-cell>
          <table:table-cell table:formula="of:=[.D112]" office:value-type="float" office:value="0" calcext:value-type="float">
            <text:p>0</text:p>
          </table:table-cell>
          <table:table-cell table:formula="of:=[.F112]" office:value-type="float" office:value="5.32" calcext:value-type="float">
            <text:p>5.32</text:p>
          </table:table-cell>
          <table:table-cell/>
          <table:table-cell table:formula="of:=[.W111]+[.Q112]" office:value-type="float" office:value="198.78" calcext:value-type="float">
            <text:p>198.78</text:p>
          </table:table-cell>
          <table:table-cell table:formula="of:=[.X111]+[.R112]" office:value-type="float" office:value="192.84" calcext:value-type="float">
            <text:p>192.84</text:p>
          </table:table-cell>
          <table:table-cell table:formula="of:=[.Y111]+[.S112]" office:value-type="float" office:value="0" calcext:value-type="float">
            <text:p>0</text:p>
          </table:table-cell>
          <table:table-cell table:formula="of:=[.Z111]+[.T112]" office:value-type="float" office:value="0" calcext:value-type="float">
            <text:p>0</text:p>
          </table:table-cell>
          <table:table-cell table:formula="of:=[.AA111]+[.U112]" office:value-type="float" office:value="141.54" calcext:value-type="float">
            <text:p>141.54</text:p>
          </table:table-cell>
          <table:table-cell table:number-columns-repeated="99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[.C113]" office:value-type="float" office:value="0.8" calcext:value-type="float">
            <text:p>0.8</text:p>
          </table:table-cell>
          <table:table-cell table:formula="of:=[.B113]" office:value-type="float" office:value="2.8" calcext:value-type="float">
            <text:p>2.8</text:p>
          </table:table-cell>
          <table:table-cell table:formula="of:=[.E113]" office:value-type="float" office:value="0" calcext:value-type="float">
            <text:p>0</text:p>
          </table:table-cell>
          <table:table-cell table:formula="of:=[.D113]" office:value-type="float" office:value="0" calcext:value-type="float">
            <text:p>0</text:p>
          </table:table-cell>
          <table:table-cell table:formula="of:=[.F113]" office:value-type="float" office:value="5.2" calcext:value-type="float">
            <text:p>5.2</text:p>
          </table:table-cell>
          <table:table-cell/>
          <table:table-cell table:formula="of:=[.W112]+[.Q113]" office:value-type="float" office:value="199.58" calcext:value-type="float">
            <text:p>199.58</text:p>
          </table:table-cell>
          <table:table-cell table:formula="of:=[.X112]+[.R113]" office:value-type="float" office:value="195.64" calcext:value-type="float">
            <text:p>195.64</text:p>
          </table:table-cell>
          <table:table-cell table:formula="of:=[.Y112]+[.S113]" office:value-type="float" office:value="0" calcext:value-type="float">
            <text:p>0</text:p>
          </table:table-cell>
          <table:table-cell table:formula="of:=[.Z112]+[.T113]" office:value-type="float" office:value="0" calcext:value-type="float">
            <text:p>0</text:p>
          </table:table-cell>
          <table:table-cell table:formula="of:=[.AA112]+[.U113]" office:value-type="float" office:value="146.74" calcext:value-type="float">
            <text:p>146.74</text:p>
          </table:table-cell>
          <table:table-cell table:number-columns-repeated="99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4.26" calcext:value-type="float">
            <text:p>4.26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C114]" office:value-type="float" office:value="0.42" calcext:value-type="float">
            <text:p>0.42</text:p>
          </table:table-cell>
          <table:table-cell table:formula="of:=[.B114]" office:value-type="float" office:value="2.1" calcext:value-type="float">
            <text:p>2.1</text:p>
          </table:table-cell>
          <table:table-cell table:formula="of:=[.E114]" office:value-type="float" office:value="0" calcext:value-type="float">
            <text:p>0</text:p>
          </table:table-cell>
          <table:table-cell table:formula="of:=[.D114]" office:value-type="float" office:value="0" calcext:value-type="float">
            <text:p>0</text:p>
          </table:table-cell>
          <table:table-cell table:formula="of:=[.F114]" office:value-type="float" office:value="4.26" calcext:value-type="float">
            <text:p>4.26</text:p>
          </table:table-cell>
          <table:table-cell/>
          <table:table-cell table:formula="of:=[.W113]+[.Q114]" office:value-type="float" office:value="200" calcext:value-type="float">
            <text:p>200</text:p>
          </table:table-cell>
          <table:table-cell table:formula="of:=[.X113]+[.R114]" office:value-type="float" office:value="197.74" calcext:value-type="float">
            <text:p>197.74</text:p>
          </table:table-cell>
          <table:table-cell table:formula="of:=[.Y113]+[.S114]" office:value-type="float" office:value="0" calcext:value-type="float">
            <text:p>0</text:p>
          </table:table-cell>
          <table:table-cell table:formula="of:=[.Z113]+[.T114]" office:value-type="float" office:value="0" calcext:value-type="float">
            <text:p>0</text:p>
          </table:table-cell>
          <table:table-cell table:formula="of:=[.AA113]+[.U114]" office:value-type="float" office:value="151" calcext:value-type="float">
            <text:p>151</text:p>
          </table:table-cell>
          <table:table-cell table:number-columns-repeated="99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.32" calcext:value-type="float">
            <text:p>1.32</text:p>
          </table:table-cell>
          <table:table-cell table:number-columns-repeated="3"/>
          <table:table-cell office:value-type="float" office:value="5.72" calcext:value-type="float">
            <text:p>5.72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formula="of:=[.C115]" office:value-type="float" office:value="0" calcext:value-type="float">
            <text:p>0</text:p>
          </table:table-cell>
          <table:table-cell table:formula="of:=[.B115]" office:value-type="float" office:value="1.32" calcext:value-type="float">
            <text:p>1.32</text:p>
          </table:table-cell>
          <table:table-cell table:formula="of:=[.E115]" office:value-type="float" office:value="0" calcext:value-type="float">
            <text:p>0</text:p>
          </table:table-cell>
          <table:table-cell table:formula="of:=[.D115]" office:value-type="float" office:value="0" calcext:value-type="float">
            <text:p>0</text:p>
          </table:table-cell>
          <table:table-cell table:formula="of:=[.F115]" office:value-type="float" office:value="5.72" calcext:value-type="float">
            <text:p>5.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114]+[.R115]" office:value-type="float" office:value="199.06" calcext:value-type="float">
            <text:p>199.06</text:p>
          </table:table-cell>
          <table:table-cell table:formula="of:=[.Y114]+[.S115]" office:value-type="float" office:value="0" calcext:value-type="float">
            <text:p>0</text:p>
          </table:table-cell>
          <table:table-cell table:formula="of:=[.Z114]+[.T115]" office:value-type="float" office:value="0" calcext:value-type="float">
            <text:p>0</text:p>
          </table:table-cell>
          <table:table-cell table:formula="of:=[.AA114]+[.U115]" office:value-type="float" office:value="156.72" calcext:value-type="float">
            <text:p>156.72</text:p>
          </table:table-cell>
          <table:table-cell table:number-columns-repeated="99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float" office:value="4.6" calcext:value-type="float">
            <text:p>4.6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formula="of:=[.C116]" office:value-type="float" office:value="0" calcext:value-type="float">
            <text:p>0</text:p>
          </table:table-cell>
          <table:table-cell table:formula="of:=[.B116]" office:value-type="float" office:value="0.46" calcext:value-type="float">
            <text:p>0.46</text:p>
          </table:table-cell>
          <table:table-cell table:formula="of:=[.E116]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  <table:table-cell table:formula="of:=[.F116]" office:value-type="float" office:value="4.6" calcext:value-type="float">
            <text:p>4.6</text:p>
          </table:table-cell>
          <table:table-cell/>
          <table:table-cell table:formula="of:=[.W115]+[.Q116]" office:value-type="float" office:value="0" calcext:value-type="float">
            <text:p>0</text:p>
          </table:table-cell>
          <table:table-cell table:formula="of:=[.X115]+[.R116]" office:value-type="float" office:value="199.52" calcext:value-type="float">
            <text:p>199.52</text:p>
          </table:table-cell>
          <table:table-cell table:formula="of:=[.Y115]+[.S116]" office:value-type="float" office:value="0" calcext:value-type="float">
            <text:p>0</text:p>
          </table:table-cell>
          <table:table-cell table:formula="of:=[.Z115]+[.T116]" office:value-type="float" office:value="0" calcext:value-type="float">
            <text:p>0</text:p>
          </table:table-cell>
          <table:table-cell table:formula="of:=[.AA115]+[.U116]" office:value-type="float" office:value="161.32" calcext:value-type="float">
            <text:p>161.32</text:p>
          </table:table-cell>
          <table:table-cell table:number-columns-repeated="99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formula="of:=[.C117]" office:value-type="float" office:value="0" calcext:value-type="float">
            <text:p>0</text:p>
          </table:table-cell>
          <table:table-cell table:formula="of:=[.B117]" office:value-type="float" office:value="0.48" calcext:value-type="float">
            <text:p>0.48</text:p>
          </table:table-cell>
          <table:table-cell table:formula="of:=[.E117]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  <table:table-cell table:formula="of:=[.F117]" office:value-type="float" office:value="4.8" calcext:value-type="float">
            <text:p>4.8</text:p>
          </table:table-cell>
          <table:table-cell/>
          <table:table-cell table:formula="of:=[.W116]+[.Q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116]+[.S117]" office:value-type="float" office:value="0" calcext:value-type="float">
            <text:p>0</text:p>
          </table:table-cell>
          <table:table-cell table:formula="of:=[.Z116]+[.T117]" office:value-type="float" office:value="0" calcext:value-type="float">
            <text:p>0</text:p>
          </table:table-cell>
          <table:table-cell table:formula="of:=[.AA116]+[.U117]" office:value-type="float" office:value="166.12" calcext:value-type="float">
            <text:p>166.12</text:p>
          </table:table-cell>
          <table:table-cell table:number-columns-repeated="99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[.C118]" office:value-type="float" office:value="0" calcext:value-type="float">
            <text:p>0</text:p>
          </table:table-cell>
          <table:table-cell table:formula="of:=[.B118]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  <table:table-cell table:formula="of:=[.F118]" office:value-type="float" office:value="4.5" calcext:value-type="float">
            <text:p>4.5</text:p>
          </table:table-cell>
          <table:table-cell/>
          <table:table-cell table:formula="of:=[.W117]+[.Q118]" office:value-type="float" office:value="0" calcext:value-type="float">
            <text:p>0</text:p>
          </table:table-cell>
          <table:table-cell table:formula="of:=[.X117]+[.R118]" office:value-type="float" office:value="0" calcext:value-type="float">
            <text:p>0</text:p>
          </table:table-cell>
          <table:table-cell table:formula="of:=[.Y117]+[.S118]" office:value-type="float" office:value="0" calcext:value-type="float">
            <text:p>0</text:p>
          </table:table-cell>
          <table:table-cell table:formula="of:=[.Z117]+[.T118]" office:value-type="float" office:value="0" calcext:value-type="float">
            <text:p>0</text:p>
          </table:table-cell>
          <table:table-cell table:formula="of:=[.AA117]+[.U118]" office:value-type="float" office:value="170.62" calcext:value-type="float">
            <text:p>170.62</text:p>
          </table:table-cell>
          <table:table-cell table:number-columns-repeated="99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formula="of:=[.C119]" office:value-type="float" office:value="0" calcext:value-type="float">
            <text:p>0</text:p>
          </table:table-cell>
          <table:table-cell table:formula="of:=[.B119]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  <table:table-cell table:formula="of:=[.F119]" office:value-type="float" office:value="5.6" calcext:value-type="float">
            <text:p>5.6</text:p>
          </table:table-cell>
          <table:table-cell/>
          <table:table-cell table:formula="of:=[.W118]+[.Q119]" office:value-type="float" office:value="0" calcext:value-type="float">
            <text:p>0</text:p>
          </table:table-cell>
          <table:table-cell table:formula="of:=[.X118]+[.R119]" office:value-type="float" office:value="0" calcext:value-type="float">
            <text:p>0</text:p>
          </table:table-cell>
          <table:table-cell table:formula="of:=[.Y118]+[.S119]" office:value-type="float" office:value="0" calcext:value-type="float">
            <text:p>0</text:p>
          </table:table-cell>
          <table:table-cell table:formula="of:=[.Z118]+[.T119]" office:value-type="float" office:value="0" calcext:value-type="float">
            <text:p>0</text:p>
          </table:table-cell>
          <table:table-cell table:formula="of:=[.AA118]+[.U119]" office:value-type="float" office:value="176.22" calcext:value-type="float">
            <text:p>176.22</text:p>
          </table:table-cell>
          <table:table-cell table:number-columns-repeated="99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3.78" calcext:value-type="float">
            <text:p>3.78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formula="of:=[.C120]" office:value-type="float" office:value="0" calcext:value-type="float">
            <text:p>0</text:p>
          </table:table-cell>
          <table:table-cell table:formula="of:=[.B120]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  <table:table-cell table:formula="of:=[.F120]" office:value-type="float" office:value="3.78" calcext:value-type="float">
            <text:p>3.78</text:p>
          </table:table-cell>
          <table:table-cell/>
          <table:table-cell table:formula="of:=[.W119]+[.Q120]" office:value-type="float" office:value="0" calcext:value-type="float">
            <text:p>0</text:p>
          </table:table-cell>
          <table:table-cell table:formula="of:=[.X119]+[.R120]" office:value-type="float" office:value="0" calcext:value-type="float">
            <text:p>0</text:p>
          </table:table-cell>
          <table:table-cell table:formula="of:=[.Y119]+[.S120]" office:value-type="float" office:value="0" calcext:value-type="float">
            <text:p>0</text:p>
          </table:table-cell>
          <table:table-cell table:formula="of:=[.Z119]+[.T120]" office:value-type="float" office:value="0" calcext:value-type="float">
            <text:p>0</text:p>
          </table:table-cell>
          <table:table-cell table:formula="of:=[.AA119]+[.U120]" office:value-type="float" office:value="180" calcext:value-type="float">
            <text:p>180</text:p>
          </table:table-cell>
          <table:table-cell table:number-columns-repeated="99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formula="of:=[.C121]" office:value-type="float" office:value="0" calcext:value-type="float">
            <text:p>0</text:p>
          </table:table-cell>
          <table:table-cell table:formula="of:=[.B121]" office:value-type="float" office:value="0" calcext:value-type="float">
            <text:p>0</text:p>
          </table:table-cell>
          <table:table-cell table:formula="of:=[.E121]" office:value-type="float" office:value="0" calcext:value-type="float">
            <text:p>0</text:p>
          </table:table-cell>
          <table:table-cell table:formula="of:=[.D121]" office:value-type="float" office:value="0" calcext:value-type="float">
            <text:p>0</text:p>
          </table:table-cell>
          <table:table-cell table:formula="of:=[.F121]" office:value-type="float" office:value="3.2" calcext:value-type="float">
            <text:p>3.2</text:p>
          </table:table-cell>
          <table:table-cell/>
          <table:table-cell table:formula="of:=[.W120]+[.Q121]" office:value-type="float" office:value="0" calcext:value-type="float">
            <text:p>0</text:p>
          </table:table-cell>
          <table:table-cell table:formula="of:=[.X120]+[.R121]" office:value-type="float" office:value="0" calcext:value-type="float">
            <text:p>0</text:p>
          </table:table-cell>
          <table:table-cell table:formula="of:=[.Y120]+[.S121]" office:value-type="float" office:value="0" calcext:value-type="float">
            <text:p>0</text:p>
          </table:table-cell>
          <table:table-cell table:formula="of:=[.Z120]+[.T121]" office:value-type="float" office:value="0" calcext:value-type="float">
            <text:p>0</text:p>
          </table:table-cell>
          <table:table-cell table:formula="of:=[.AA120]+[.U121]" office:value-type="float" office:value="183.2" calcext:value-type="float">
            <text:p>183.2</text:p>
          </table:table-cell>
          <table:table-cell table:number-columns-repeated="996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3.92" calcext:value-type="float">
            <text:p>3.92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formula="of:=[.C122]" office:value-type="float" office:value="0" calcext:value-type="float">
            <text:p>0</text:p>
          </table:table-cell>
          <table:table-cell table:formula="of:=[.B122]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formula="of:=[.F122]" office:value-type="float" office:value="3.92" calcext:value-type="float">
            <text:p>3.92</text:p>
          </table:table-cell>
          <table:table-cell/>
          <table:table-cell table:formula="of:=[.W121]+[.Q122]" office:value-type="float" office:value="0" calcext:value-type="float">
            <text:p>0</text:p>
          </table:table-cell>
          <table:table-cell table:formula="of:=[.X121]+[.R122]" office:value-type="float" office:value="0" calcext:value-type="float">
            <text:p>0</text:p>
          </table:table-cell>
          <table:table-cell table:formula="of:=[.Y121]+[.S122]" office:value-type="float" office:value="0" calcext:value-type="float">
            <text:p>0</text:p>
          </table:table-cell>
          <table:table-cell table:formula="of:=[.Z121]+[.T122]" office:value-type="float" office:value="0" calcext:value-type="float">
            <text:p>0</text:p>
          </table:table-cell>
          <table:table-cell table:formula="of:=[.AA121]+[.U122]" office:value-type="float" office:value="187.12" calcext:value-type="float">
            <text:p>187.12</text:p>
          </table:table-cell>
          <table:table-cell table:number-columns-repeated="99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[.C123]" office:value-type="float" office:value="0" calcext:value-type="float">
            <text:p>0</text:p>
          </table:table-cell>
          <table:table-cell table:formula="of:=[.B123]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formula="of:=[.D123]" office:value-type="float" office:value="0" calcext:value-type="float">
            <text:p>0</text:p>
          </table:table-cell>
          <table:table-cell table:formula="of:=[.F123]" office:value-type="float" office:value="2.4" calcext:value-type="float">
            <text:p>2.4</text:p>
          </table:table-cell>
          <table:table-cell/>
          <table:table-cell table:formula="of:=[.W122]+[.Q123]" office:value-type="float" office:value="0" calcext:value-type="float">
            <text:p>0</text:p>
          </table:table-cell>
          <table:table-cell table:formula="of:=[.X122]+[.R123]" office:value-type="float" office:value="0" calcext:value-type="float">
            <text:p>0</text:p>
          </table:table-cell>
          <table:table-cell table:formula="of:=[.Y122]+[.S123]" office:value-type="float" office:value="0" calcext:value-type="float">
            <text:p>0</text:p>
          </table:table-cell>
          <table:table-cell table:formula="of:=[.Z122]+[.T123]" office:value-type="float" office:value="0" calcext:value-type="float">
            <text:p>0</text:p>
          </table:table-cell>
          <table:table-cell table:formula="of:=[.AA122]+[.U123]" office:value-type="float" office:value="189.52" calcext:value-type="float">
            <text:p>189.52</text:p>
          </table:table-cell>
          <table:table-cell table:number-columns-repeated="996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formula="of:=[.C124]" office:value-type="float" office:value="0" calcext:value-type="float">
            <text:p>0</text:p>
          </table:table-cell>
          <table:table-cell table:formula="of:=[.B124]" office:value-type="float" office:value="0" calcext:value-type="float">
            <text:p>0</text:p>
          </table:table-cell>
          <table:table-cell table:formula="of:=[.E124]" office:value-type="float" office:value="0" calcext:value-type="float">
            <text:p>0</text:p>
          </table:table-cell>
          <table:table-cell table:formula="of:=[.D124]" office:value-type="float" office:value="0" calcext:value-type="float">
            <text:p>0</text:p>
          </table:table-cell>
          <table:table-cell table:formula="of:=[.F124]" office:value-type="float" office:value="3.1" calcext:value-type="float">
            <text:p>3.1</text:p>
          </table:table-cell>
          <table:table-cell/>
          <table:table-cell table:formula="of:=[.W123]+[.Q124]" office:value-type="float" office:value="0" calcext:value-type="float">
            <text:p>0</text:p>
          </table:table-cell>
          <table:table-cell table:formula="of:=[.X123]+[.R124]" office:value-type="float" office:value="0" calcext:value-type="float">
            <text:p>0</text:p>
          </table:table-cell>
          <table:table-cell table:formula="of:=[.Y123]+[.S124]" office:value-type="float" office:value="0" calcext:value-type="float">
            <text:p>0</text:p>
          </table:table-cell>
          <table:table-cell table:formula="of:=[.Z123]+[.T124]" office:value-type="float" office:value="0" calcext:value-type="float">
            <text:p>0</text:p>
          </table:table-cell>
          <table:table-cell table:formula="of:=[.AA123]+[.U124]" office:value-type="float" office:value="192.62" calcext:value-type="float">
            <text:p>192.62</text:p>
          </table:table-cell>
          <table:table-cell table:number-columns-repeated="99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.92" calcext:value-type="float">
            <text:p>1.92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formula="of:=[.C125]" office:value-type="float" office:value="0" calcext:value-type="float">
            <text:p>0</text:p>
          </table:table-cell>
          <table:table-cell table:formula="of:=[.B125]" office:value-type="float" office:value="0" calcext:value-type="float">
            <text:p>0</text:p>
          </table:table-cell>
          <table:table-cell table:formula="of:=[.E125]" office:value-type="float" office:value="0" calcext:value-type="float">
            <text:p>0</text:p>
          </table:table-cell>
          <table:table-cell table:formula="of:=[.D125]" office:value-type="float" office:value="0" calcext:value-type="float">
            <text:p>0</text:p>
          </table:table-cell>
          <table:table-cell table:formula="of:=[.F125]" office:value-type="float" office:value="1.92" calcext:value-type="float">
            <text:p>1.92</text:p>
          </table:table-cell>
          <table:table-cell/>
          <table:table-cell table:formula="of:=[.W124]+[.Q125]" office:value-type="float" office:value="0" calcext:value-type="float">
            <text:p>0</text:p>
          </table:table-cell>
          <table:table-cell table:formula="of:=[.X124]+[.R125]" office:value-type="float" office:value="0" calcext:value-type="float">
            <text:p>0</text:p>
          </table:table-cell>
          <table:table-cell table:formula="of:=[.Y124]+[.S125]" office:value-type="float" office:value="0" calcext:value-type="float">
            <text:p>0</text:p>
          </table:table-cell>
          <table:table-cell table:formula="of:=[.Z124]+[.T125]" office:value-type="float" office:value="0" calcext:value-type="float">
            <text:p>0</text:p>
          </table:table-cell>
          <table:table-cell table:style-name="ce3" table:formula="of:=[.AA124]+[.U125]" office:value-type="float" office:value="194.54" calcext:value-type="float">
            <text:p>194.54</text:p>
          </table:table-cell>
          <table:table-cell table:number-columns-repeated="99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.32" calcext:value-type="float">
            <text:p>1.32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formula="of:=[.C126]" office:value-type="float" office:value="0" calcext:value-type="float">
            <text:p>0</text:p>
          </table:table-cell>
          <table:table-cell table:formula="of:=[.B126]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formula="of:=[.D126]" office:value-type="float" office:value="0" calcext:value-type="float">
            <text:p>0</text:p>
          </table:table-cell>
          <table:table-cell table:formula="of:=[.F126]" office:value-type="float" office:value="1.32" calcext:value-type="float">
            <text:p>1.32</text:p>
          </table:table-cell>
          <table:table-cell/>
          <table:table-cell table:formula="of:=[.W125]+[.Q126]" office:value-type="float" office:value="0" calcext:value-type="float">
            <text:p>0</text:p>
          </table:table-cell>
          <table:table-cell table:formula="of:=[.X125]+[.R126]" office:value-type="float" office:value="0" calcext:value-type="float">
            <text:p>0</text:p>
          </table:table-cell>
          <table:table-cell table:formula="of:=[.Y125]+[.S126]" office:value-type="float" office:value="0" calcext:value-type="float">
            <text:p>0</text:p>
          </table:table-cell>
          <table:table-cell table:formula="of:=[.Z125]+[.T126]" office:value-type="float" office:value="0" calcext:value-type="float">
            <text:p>0</text:p>
          </table:table-cell>
          <table:table-cell table:formula="of:=[.AA125]+[.U126]" office:value-type="float" office:value="195.86" calcext:value-type="float">
            <text:p>195.86</text:p>
          </table:table-cell>
          <table:table-cell table:number-columns-repeated="996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B145]" office:value-type="float" office:value="30.5284" calcext:value-type="float">
            <text:p>30.5284</text:p>
          </table:table-cell>
          <table:table-cell table:style-name="ce2" table:formula="of:=[.B129]/[.C129]" office:value-type="float" office:value="0.687884068604971" calcext:value-type="float">
            <text:p>0.6878840686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table:number-columns-repeated="14"/>
          <table:table-cell table:number-columns-repeated="5"/>
          <table:table-cell table:style-name="ce2" table:number-columns-repeated="996"/>
        </table:table-row>
        <table:table-row table:style-name="ro2">
          <table:table-cell/>
          <table:table-cell office:value-type="string" calcext:value-type="string">
            <text:p>ross</text:p>
          </table:table-cell>
          <table:table-cell office:value-type="string" calcext:value-type="string">
            <text:p>Ross-greedy</text:p>
          </table:table-cell>
          <table:table-cell office:value-type="string" calcext:value-type="string">
            <text:p>rocsi</text:p>
          </table:table-cell>
          <table:table-cell office:value-type="string" calcext:value-type="string">
            <text:p>Rocsi-greedy</text:p>
          </table:table-cell>
          <table:table-cell office:value-type="string" calcext:value-type="string">
            <text:p>so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rage_CCC(size&gt;1) = 4.77799</text:p>
          </table:table-cell>
          <table:table-cell office:value-type="float" office:value="5.55595" calcext:value-type="float">
            <text:p>5.55595</text:p>
          </table:table-cell>
          <table:table-cell office:value-type="float" office:value="6.06652" calcext:value-type="float">
            <text:p>6.06652</text:p>
          </table:table-cell>
          <table:table-cell office:value-type="float" office:value="5.63814" calcext:value-type="float">
            <text:p>5.63814</text:p>
          </table:table-cell>
          <table:table-cell office:value-type="float" office:value="6.14643" calcext:value-type="float">
            <text:p>6.14643</text:p>
          </table:table-cell>
          <table:table-cell office:value-type="float" office:value="9.70381" calcext:value-type="float">
            <text:p>9.70381</text:p>
          </table:table-cell>
          <table:table-cell/>
          <table:table-cell office:value-type="float" office:value="6.45229" calcext:value-type="float">
            <text:p>6.452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_CCC(size&gt;=1) = 7.30149</text:p>
          </table:table-cell>
          <table:table-cell office:value-type="float" office:value="5.61904" calcext:value-type="float">
            <text:p>5.61904</text:p>
          </table:table-cell>
          <table:table-cell office:value-type="float" office:value="6.09984" calcext:value-type="float">
            <text:p>6.09984</text:p>
          </table:table-cell>
          <table:table-cell office:value-type="float" office:value="5.92409" calcext:value-type="float">
            <text:p>5.92409</text:p>
          </table:table-cell>
          <table:table-cell office:value-type="float" office:value="6.15114" calcext:value-type="float">
            <text:p>6.15114</text:p>
          </table:table-cell>
          <table:table-cell office:value-type="float" office:value="9.73629" calcext:value-type="float">
            <text:p>9.73629</text:p>
          </table:table-cell>
          <table:table-cell/>
          <table:table-cell office:value-type="float" office:value="6.46429" calcext:value-type="float">
            <text:p>6.464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_OCC = 13.9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5866" calcext:value-type="float">
            <text:p>82.58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umber_clusters = 9.36</text:p>
          </table:table-cell>
          <table:table-cell table:number-columns-repeated="2" table:style-name="ce3" office:value-type="float" office:value="22.64" calcext:value-type="float">
            <text:p>22.64</text:p>
          </table:table-cell>
          <table:table-cell table:number-columns-repeated="2" table:style-name="ce3" office:value-type="float" office:value="30.16" calcext:value-type="float">
            <text:p>30.16</text:p>
          </table:table-cell>
          <table:table-cell table:style-name="ce3" office:value-type="float" office:value="39.6" calcext:value-type="float">
            <text:p>39.6</text:p>
          </table:table-cell>
          <table:table-cell table:style-name="ce3"/>
          <table:table-cell table:style-name="ce3" office:value-type="float" office:value="54.32" calcext:value-type="float">
            <text:p>54.32</text:p>
          </table:table-cell>
          <table:table-cell table:style-name="ce3" table:number-columns-repeated="14"/>
          <table:table-cell table:number-columns-repeated="5"/>
          <table:table-cell table:style-name="ce3" table:number-columns-repeated="996"/>
        </table:table-row>
        <table:table-row table:style-name="ro2">
          <table:table-cell office:value-type="string" calcext:value-type="string">
            <text:p>CI of number_clusters = 0.327971</text:p>
          </table:table-cell>
          <table:table-cell table:number-columns-repeated="2" office:value-type="float" office:value="0.392" calcext:value-type="float">
            <text:p>0.392</text:p>
          </table:table-cell>
          <table:table-cell table:number-columns-repeated="2" office:value-type="float" office:value="0.570761" calcext:value-type="float">
            <text:p>0.570761</text:p>
          </table:table-cell>
          <table:table-cell office:value-type="float" office:value="0.67532" calcext:value-type="float">
            <text:p>0.67532</text:p>
          </table:table-cell>
          <table:table-cell/>
          <table:table-cell office:value-type="float" office:value="1.16418" calcext:value-type="float">
            <text:p>1.164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_size = 2.16853</text:p>
          </table:table-cell>
          <table:table-cell table:number-columns-repeated="2" office:value-type="float" office:value="13.2933" calcext:value-type="float">
            <text:p>13.2933</text:p>
          </table:table-cell>
          <table:table-cell table:number-columns-repeated="2" office:value-type="float" office:value="9.993" calcext:value-type="float">
            <text:p>9.993</text:p>
          </table:table-cell>
          <table:table-cell office:value-type="float" office:value="8.5354" calcext:value-type="float">
            <text:p>8.5354</text:p>
          </table:table-cell>
          <table:table-cell/>
          <table:table-cell office:value-type="float" office:value="5.55556" calcext:value-type="float">
            <text:p>5.555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number of channels per node = 7.24</text:p>
          </table:table-cell>
          <table:table-cell table:number-columns-repeated="4" office:value-type="float" office:value="6.98" calcext:value-type="float">
            <text:p>6.98</text:p>
          </table:table-cell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 cluster size(size&gt;1) = 0.332246</text:p>
          </table:table-cell>
          <table:table-cell table:number-columns-repeated="2" office:value-type="float" office:value="0.416377" calcext:value-type="float">
            <text:p>0.416377</text:p>
          </table:table-cell>
          <table:table-cell table:number-columns-repeated="2" office:value-type="float" office:value="0.333334" calcext:value-type="float">
            <text:p>0.333334</text:p>
          </table:table-cell>
          <table:table-cell office:value-type="float" office:value="0.301597" calcext:value-type="float">
            <text:p>0.301597</text:p>
          </table:table-cell>
          <table:table-cell/>
          <table:table-cell office:value-type="float" office:value="0.194037" calcext:value-type="float">
            <text:p>0.194037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I of average cluster size(size&gt;=1) = 0.377857</text:p>
          </table:table-cell>
          <table:table-cell office:value-type="float" office:value="0.197949" calcext:value-type="float">
            <text:p>0.197949</text:p>
          </table:table-cell>
          <table:table-cell office:value-type="float" office:value="0.316551" calcext:value-type="float">
            <text:p>0.316551</text:p>
          </table:table-cell>
          <table:table-cell office:value-type="float" office:value="0.27326" calcext:value-type="float">
            <text:p>0.27326</text:p>
          </table:table-cell>
          <table:table-cell office:value-type="float" office:value="0.328407" calcext:value-type="float">
            <text:p>0.328407</text:p>
          </table:table-cell>
          <table:table-cell table:number-columns-repeated="2"/>
          <table:table-cell office:value-type="float" office:value="0.144035" calcext:value-type="float">
            <text:p>0.1440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I of average_CCC (size&gt;1)0.38452</text:p>
          </table:table-cell>
          <table:table-cell office:value-type="float" office:value="0.183942" calcext:value-type="float">
            <text:p>0.183942</text:p>
          </table:table-cell>
          <table:table-cell office:value-type="float" office:value="0.311215" calcext:value-type="float">
            <text:p>0.311215</text:p>
          </table:table-cell>
          <table:table-cell office:value-type="float" office:value="0.201302" calcext:value-type="float">
            <text:p>0.201302</text:p>
          </table:table-cell>
          <table:table-cell office:value-type="float" office:value="0.32711" calcext:value-type="float">
            <text:p>0.32711</text:p>
          </table:table-cell>
          <table:table-cell office:value-type="float" office:value="0.19543" calcext:value-type="float">
            <text:p>0.19543</text:p>
          </table:table-cell>
          <table:table-cell/>
          <table:table-cell office:value-type="float" office:value="0.141721" calcext:value-type="float">
            <text:p>0.1417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_CCC (size&gt;=1)0.377857</text:p>
          </table:table-cell>
          <table:table-cell office:value-type="float" office:value="0.197949" calcext:value-type="float">
            <text:p>0.197949</text:p>
          </table:table-cell>
          <table:table-cell office:value-type="float" office:value="0.316551" calcext:value-type="float">
            <text:p>0.316551</text:p>
          </table:table-cell>
          <table:table-cell office:value-type="float" office:value="0.27326" calcext:value-type="float">
            <text:p>0.27326</text:p>
          </table:table-cell>
          <table:table-cell office:value-type="float" office:value="0.328407" calcext:value-type="float">
            <text:p>0.328407</text:p>
          </table:table-cell>
          <table:table-cell office:value-type="float" office:value="0.20502" calcext:value-type="float">
            <text:p>0.20502</text:p>
          </table:table-cell>
          <table:table-cell/>
          <table:table-cell office:value-type="float" office:value="0.144035" calcext:value-type="float">
            <text:p>0.1440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_OCC = 0.680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3163" calcext:value-type="float">
            <text:p>2.531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of products of size and number of ICC in the network is 147.1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731.8" calcext:value-type="float">
            <text:p>1731.8</text:p>
          </table:table-cell>
          <table:table-cell office:value-type="float" office:value="1794" calcext:value-type="float">
            <text:p>1794</text:p>
          </table:table-cell>
          <table:table-cell office:value-type="float" office:value="1821.34" calcext:value-type="float">
            <text:p>1821.34</text:p>
          </table:table-cell>
          <table:table-cell office:value-type="float" office:value="3253.1" calcext:value-type="float">
            <text:p>3253.1</text:p>
          </table:table-cell>
          <table:table-cell/>
          <table:table-cell office:value-type="float" office:value="1930.12" calcext:value-type="float">
            <text:p>1930.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products of size and number of ICC in the network is 2.03425</text:p>
          </table:table-cell>
          <table:table-cell office:value-type="float" office:value="27.0776" calcext:value-type="float">
            <text:p>27.0776</text:p>
          </table:table-cell>
          <table:table-cell office:value-type="float" office:value="26.9575" calcext:value-type="float">
            <text:p>26.9575</text:p>
          </table:table-cell>
          <table:table-cell office:value-type="float" office:value="27.679" calcext:value-type="float">
            <text:p>27.679</text:p>
          </table:table-cell>
          <table:table-cell office:value-type="float" office:value="23.5489" calcext:value-type="float">
            <text:p>23.5489</text:p>
          </table:table-cell>
          <table:table-cell office:value-type="float" office:value="68.9761" calcext:value-type="float">
            <text:p>68.9761</text:p>
          </table:table-cell>
          <table:table-cell/>
          <table:table-cell office:value-type="float" office:value="19.4139" calcext:value-type="float">
            <text:p>19.4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number of neighbors over 50 runs =4.838</text:p>
          </table:table-cell>
          <table:table-cell table:number-columns-repeated="4" office:value-type="float" office:value="30.5284" calcext:value-type="float">
            <text:p>30.5284</text:p>
          </table:table-cell>
          <table:table-cell table:number-columns-repeated="2"/>
          <table:table-cell office:value-type="float" office:value="30.5284" calcext:value-type="float">
            <text:p>30.52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percentage of overlapping nodes is = 0.327</text:p>
          </table:table-cell>
          <table:table-cell table:number-columns-repeated="2" office:value-type="float" office:value="0.698467" calcext:value-type="float">
            <text:p>0.698467</text:p>
          </table:table-cell>
          <table:table-cell table:number-columns-repeated="2" office:value-type="float" office:value="0.645133" calcext:value-type="float">
            <text:p>0.645133</text:p>
          </table:table-cell>
          <table:table-cell table:number-columns-repeated="2"/>
          <table:table-cell office:value-type="float" office:value="0.629067" calcext:value-type="float">
            <text:p>0.6290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percentage of overlapping nodes is 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verage Number of claiming clusters is = 6.88038</text:p>
          </table:table-cell>
          <table:table-cell table:number-columns-repeated="2" office:value-type="float" office:value="2.28906" calcext:value-type="float">
            <text:p>2.28906</text:p>
          </table:table-cell>
          <table:table-cell table:number-columns-repeated="2" office:value-type="float" office:value="2.58494" calcext:value-type="float">
            <text:p>2.58494</text:p>
          </table:table-cell>
          <table:table-cell table:number-columns-repeated="2"/>
          <table:table-cell office:value-type="float" office:value="3.60671" calcext:value-type="float">
            <text:p>3.6067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 of average number of claiming clusters is 0.244922</text:p>
          </table:table-cell>
          <table:table-cell table:number-columns-repeated="2" office:value-type="float" office:value="0.0823853" calcext:value-type="float">
            <text:p>0.0823853</text:p>
          </table:table-cell>
          <table:table-cell table:number-columns-repeated="2" office:value-type="float" office:value="0.167776" calcext:value-type="float">
            <text:p>0.167776</text:p>
          </table:table-cell>
          <table:table-cell table:number-columns-repeated="2"/>
          <table:table-cell office:value-type="float" office:value="0.187265" calcext:value-type="float">
            <text:p>0.18726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.72124e+0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.72087e+06</text:p>
          </table:table-cell>
          <table:table-cell table:number-columns-repeated="2"/>
          <table:table-cell table:style-name="ce7" office:value-type="string" calcext:value-type="string">
            <text:p>1.72085e+06</text:p>
          </table:table-cell>
          <table:table-cell table:number-columns-repeated="27"/>
          <table:table-cell office:value-type="string" calcext:value-type="string">
            <text:p>SIZE ROSS</text:p>
          </table:table-cell>
          <table:table-cell table:formula="of:=[.B136]" office:value-type="float" office:value="13.2933" calcext:value-type="float">
            <text:p>13.2933</text:p>
          </table:table-cell>
          <table:table-cell table:number-columns-repeated="986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ROSS-DFA</text:p>
          </table:table-cell>
          <table:table-cell office:value-type="string" calcext:value-type="string">
            <text:p>ROSS-DGA</text:p>
          </table:table-cell>
          <table:table-cell office:value-type="string" calcext:value-type="string">
            <text:p>ROSS-21-DFA</text:p>
          </table:table-cell>
          <table:table-cell office:value-type="string" calcext:value-type="string">
            <text:p>ROSS-21-DGA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formula="of:=[.C152]" office:value-type="string" office:string-value="ROSS-DGA" calcext:value-type="string">
            <text:p>ROSS-DGA</text:p>
          </table:table-cell>
          <table:table-cell table:formula="of:=[.B152]" office:value-type="string" office:string-value="ROSS-DFA" calcext:value-type="string">
            <text:p>ROSS-DFA</text:p>
          </table:table-cell>
          <table:table-cell table:formula="of:=[.E152]" office:value-type="string" office:string-value="ROSS-21-DGA" calcext:value-type="string">
            <text:p>ROSS-21-DGA</text:p>
          </table:table-cell>
          <table:table-cell table:formula="of:=[.D152]" office:value-type="string" office:string-value="ROSS-21-DFA" calcext:value-type="string">
            <text:p>ROSS-21-DFA</text:p>
          </table:table-cell>
          <table:table-cell table:formula="of:=[.F152]" office:value-type="string" office:string-value="SOC" calcext:value-type="string">
            <text:p>SOC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.52" calcext:value-type="float">
            <text:p>1.52</text:p>
          </table:table-cell>
          <table:table-cell office:value-type="float" office:value="0.02" calcext:value-type="float">
            <text:p>0.02</text:p>
          </table:table-cell>
          <table:table-cell office:value-type="float" office:value="6.32" calcext:value-type="float">
            <text:p>6.32</text:p>
          </table:table-cell>
          <table:table-cell table:formula="of:=[.F153]/[.A153]"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B153]" office:value-type="float" office:value="0.2" calcext:value-type="float">
            <text:p>0.2</text:p>
          </table:table-cell>
          <table:table-cell table:formula="of:=[.C153]" office:value-type="float" office:value="0.08" calcext:value-type="float">
            <text:p>0.08</text:p>
          </table:table-cell>
          <table:table-cell table:formula="of:=[.D153]" office:value-type="float" office:value="1.52" calcext:value-type="float">
            <text:p>1.52</text:p>
          </table:table-cell>
          <table:table-cell table:formula="of:=[.E153]" office:value-type="float" office:value="0.02" calcext:value-type="float">
            <text:p>0.02</text:p>
          </table:table-cell>
          <table:table-cell table:formula="of:=[.F153]" office:value-type="float" office:value="6.32" calcext:value-type="float">
            <text:p>6.3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.52" calcext:value-type="float">
            <text:p>1.52</text:p>
          </table:table-cell>
          <table:table-cell office:value-type="float" office:value="0.02" calcext:value-type="float">
            <text:p>0.02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1.52" calcext:value-type="float">
            <text:p>1.52</text:p>
          </table:table-cell>
          <table:table-cell office:value-type="float" office:value="0.02" calcext:value-type="float">
            <text:p>0.02</text:p>
          </table:table-cell>
          <table:table-cell office:value-type="float" office:value="6.32" calcext:value-type="float">
            <text:p>6.32</text:p>
          </table:table-cell>
          <table:table-cell table:number-columns-repeated="2"/>
          <table:table-cell office:value-type="string" calcext:value-type="string">
            <text:p>ROSS-12-DFA</text:p>
          </table:table-cell>
          <table:table-cell office:value-type="string" calcext:value-type="string">
            <text:p>ROSS-12-DGA</text:p>
          </table:table-cell>
          <table:table-cell office:value-type="string" calcext:value-type="string">
            <text:p>ROSS-6-DFA</text:p>
          </table:table-cell>
          <table:table-cell office:value-type="string" calcext:value-type="string">
            <text:p>ROSS-6-DGA</text:p>
          </table:table-cell>
          <table:table-cell table:number-columns-repeated="98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28" calcext:value-type="float">
            <text:p>0.28</text:p>
          </table:table-cell>
          <table:table-cell office:value-type="float" office:value="2.44" calcext:value-type="float">
            <text:p>2.44</text:p>
          </table:table-cell>
          <table:table-cell office:value-type="float" office:value="0.08" calcext:value-type="float">
            <text:p>0.08</text:p>
          </table:table-cell>
          <table:table-cell office:value-type="float" office:value="9.68" calcext:value-type="float">
            <text:p>9.68</text:p>
          </table:table-cell>
          <table:table-cell table:formula="of:=[.F154]/[.A154]" office:value-type="float" office:value="4.84" calcext:value-type="float">
            <text:p>4.84</text:p>
          </table:table-cell>
          <table:table-cell office:value-type="float" office:value="0.44" calcext:value-type="float">
            <text:p>0.4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[.B154]+[.Q153]" office:value-type="float" office:value="1.04" calcext:value-type="float">
            <text:p>1.04</text:p>
          </table:table-cell>
          <table:table-cell table:formula="of:=[.C154]+[.R153]" office:value-type="float" office:value="0.36" calcext:value-type="float">
            <text:p>0.36</text:p>
          </table:table-cell>
          <table:table-cell table:formula="of:=[.D154]+[.S153]" office:value-type="float" office:value="3.96" calcext:value-type="float">
            <text:p>3.96</text:p>
          </table:table-cell>
          <table:table-cell table:formula="of:=[.E154]+[.T153]" office:value-type="float" office:value="0.1" calcext:value-type="float">
            <text:p>0.1</text:p>
          </table:table-cell>
          <table:table-cell table:formula="of:=[.F154]+[.U153]" office:value-type="float" office:value="16" calcext:value-type="float">
            <text:p>16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36" calcext:value-type="float">
            <text:p>0.36</text:p>
          </table:table-cell>
          <table:table-cell office:value-type="float" office:value="3.96" calcext:value-type="float">
            <text:p>3.9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36" calcext:value-type="float">
            <text:p>0.36</text:p>
          </table:table-cell>
          <table:table-cell office:value-type="float" office:value="3.96" calcext:value-type="float">
            <text:p>3.9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.6" calcext:value-type="float">
            <text:p>0.6</text:p>
          </table:table-cell>
          <table:table-cell office:value-type="float" office:value="3.72" calcext:value-type="float">
            <text:p>3.72</text:p>
          </table:table-cell>
          <table:table-cell office:value-type="float" office:value="0.3" calcext:value-type="float">
            <text:p>0.3</text:p>
          </table:table-cell>
          <table:table-cell office:value-type="float" office:value="14.64" calcext:value-type="float">
            <text:p>14.64</text:p>
          </table:table-cell>
          <table:table-cell table:formula="of:=[.F155]/[.A155]" office:value-type="float" office:value="4.88" calcext:value-type="float">
            <text:p>4.88</text:p>
          </table:table-cell>
          <table:table-cell office:value-type="float" office:value="2.1" calcext:value-type="float">
            <text:p>2.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B155]+[.Q154]" office:value-type="float" office:value="2.72" calcext:value-type="float">
            <text:p>2.72</text:p>
          </table:table-cell>
          <table:table-cell table:formula="of:=[.C155]+[.R154]" office:value-type="float" office:value="0.96" calcext:value-type="float">
            <text:p>0.96</text:p>
          </table:table-cell>
          <table:table-cell table:formula="of:=[.D155]+[.S154]" office:value-type="float" office:value="7.68" calcext:value-type="float">
            <text:p>7.68</text:p>
          </table:table-cell>
          <table:table-cell table:formula="of:=[.E155]+[.T154]" office:value-type="float" office:value="0.4" calcext:value-type="float">
            <text:p>0.4</text:p>
          </table:table-cell>
          <table:table-cell table:formula="of:=[.F155]+[.U154]" office:value-type="float" office:value="30.64" calcext:value-type="float">
            <text:p>30.64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96" calcext:value-type="float">
            <text:p>0.96</text:p>
          </table:table-cell>
          <table:table-cell office:value-type="float" office:value="7.68" calcext:value-type="float">
            <text:p>7.68</text:p>
          </table:table-cell>
          <table:table-cell office:value-type="float" office:value="0.4" calcext:value-type="float">
            <text:p>0.4</text:p>
          </table:table-cell>
          <table:table-cell office:value-type="float" office:value="30.64" calcext:value-type="float">
            <text:p>30.64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96" calcext:value-type="float">
            <text:p>0.96</text:p>
          </table:table-cell>
          <table:table-cell office:value-type="float" office:value="7.68" calcext:value-type="float">
            <text:p>7.68</text:p>
          </table:table-cell>
          <table:table-cell office:value-type="float" office:value="0.4" calcext:value-type="float">
            <text:p>0.4</text:p>
          </table:table-cell>
          <table:table-cell office:value-type="float" office:value="30.64" calcext:value-type="float">
            <text:p>30.64</text:p>
          </table:table-cell>
          <table:table-cell table:number-columns-repeated="2"/>
          <table:table-cell office:value-type="float" office:value="27.52" calcext:value-type="float">
            <text:p>27.52</text:p>
          </table:table-cell>
          <table:table-cell office:value-type="float" office:value="0.04" calcext:value-type="float">
            <text:p>0.04</text:p>
          </table:table-cell>
          <table:table-cell office:value-type="float" office:value="84.9" calcext:value-type="float">
            <text:p>84.9</text:p>
          </table:table-cell>
          <table:table-cell office:value-type="float" office:value="28.78" calcext:value-type="float">
            <text:p>28.78</text:p>
          </table:table-cell>
          <table:table-cell table:number-columns-repeated="98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48" calcext:value-type="float">
            <text:p>2.48</text:p>
          </table:table-cell>
          <table:table-cell office:value-type="float" office:value="0.72" calcext:value-type="float">
            <text:p>0.72</text:p>
          </table:table-cell>
          <table:table-cell office:value-type="float" office:value="5.84" calcext:value-type="float">
            <text:p>5.84</text:p>
          </table:table-cell>
          <table:table-cell office:value-type="float" office:value="0.4" calcext:value-type="float">
            <text:p>0.4</text:p>
          </table:table-cell>
          <table:table-cell office:value-type="float" office:value="14.4" calcext:value-type="float">
            <text:p>14.4</text:p>
          </table:table-cell>
          <table:table-cell table:formula="of:=[.F156]/[.A156]" office:value-type="float" office:value="3.6" calcext:value-type="float">
            <text:p>3.6</text:p>
          </table:table-cell>
          <table:table-cell office:value-type="float" office:value="33.68" calcext:value-type="float">
            <text:p>33.6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[.B156]+[.Q155]" office:value-type="float" office:value="5.2" calcext:value-type="float">
            <text:p>5.2</text:p>
          </table:table-cell>
          <table:table-cell table:formula="of:=[.C156]+[.R155]" office:value-type="float" office:value="1.68" calcext:value-type="float">
            <text:p>1.68</text:p>
          </table:table-cell>
          <table:table-cell table:formula="of:=[.D156]+[.S155]" office:value-type="float" office:value="13.52" calcext:value-type="float">
            <text:p>13.52</text:p>
          </table:table-cell>
          <table:table-cell table:formula="of:=[.E156]+[.T155]" office:value-type="float" office:value="0.8" calcext:value-type="float">
            <text:p>0.8</text:p>
          </table:table-cell>
          <table:table-cell table:formula="of:=[.F156]+[.U155]" office:value-type="float" office:value="45.04" calcext:value-type="float">
            <text:p>45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.68" calcext:value-type="float">
            <text:p>1.68</text:p>
          </table:table-cell>
          <table:table-cell office:value-type="float" office:value="13.52" calcext:value-type="float">
            <text:p>13.52</text:p>
          </table:table-cell>
          <table:table-cell office:value-type="float" office:value="0.8" calcext:value-type="float">
            <text:p>0.8</text:p>
          </table:table-cell>
          <table:table-cell office:value-type="float" office:value="45.04" calcext:value-type="float">
            <text:p>45.0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.68" calcext:value-type="float">
            <text:p>1.68</text:p>
          </table:table-cell>
          <table:table-cell office:value-type="float" office:value="13.52" calcext:value-type="float">
            <text:p>13.52</text:p>
          </table:table-cell>
          <table:table-cell office:value-type="float" office:value="0.8" calcext:value-type="float">
            <text:p>0.8</text:p>
          </table:table-cell>
          <table:table-cell office:value-type="float" office:value="45.04" calcext:value-type="float">
            <text:p>45.04</text:p>
          </table:table-cell>
          <table:table-cell table:number-columns-repeated="2"/>
          <table:table-cell office:value-type="float" office:value="19.88" calcext:value-type="float">
            <text:p>19.88</text:p>
          </table:table-cell>
          <table:table-cell office:value-type="float" office:value="9.24" calcext:value-type="float">
            <text:p>9.24</text:p>
          </table:table-cell>
          <table:table-cell office:value-type="float" office:value="50.64" calcext:value-type="float">
            <text:p>50.64</text:p>
          </table:table-cell>
          <table:table-cell office:value-type="float" office:value="197.76" calcext:value-type="float">
            <text:p>197.76</text:p>
          </table:table-cell>
          <table:table-cell table:number-columns-repeated="98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1.8" calcext:value-type="float">
            <text:p>1.8</text:p>
          </table:table-cell>
          <table:table-cell office:value-type="float" office:value="7.7" calcext:value-type="float">
            <text:p>7.7</text:p>
          </table:table-cell>
          <table:table-cell office:value-type="float" office:value="0.9" calcext:value-type="float">
            <text:p>0.9</text:p>
          </table:table-cell>
          <table:table-cell office:value-type="float" office:value="14.8" calcext:value-type="float">
            <text:p>14.8</text:p>
          </table:table-cell>
          <table:table-cell table:formula="of:=[.F157]/[.A157]" office:value-type="float" office:value="2.96" calcext:value-type="float">
            <text:p>2.96</text:p>
          </table:table-cell>
          <table:table-cell office:value-type="float" office:value="103.4" calcext:value-type="float">
            <text:p>103.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[.B157]+[.Q156]" office:value-type="float" office:value="9.4" calcext:value-type="float">
            <text:p>9.4</text:p>
          </table:table-cell>
          <table:table-cell table:formula="of:=[.C157]+[.R156]" office:value-type="float" office:value="3.48" calcext:value-type="float">
            <text:p>3.48</text:p>
          </table:table-cell>
          <table:table-cell table:formula="of:=[.D157]+[.S156]" office:value-type="float" office:value="21.22" calcext:value-type="float">
            <text:p>21.22</text:p>
          </table:table-cell>
          <table:table-cell table:formula="of:=[.E157]+[.T156]" office:value-type="float" office:value="1.7" calcext:value-type="float">
            <text:p>1.7</text:p>
          </table:table-cell>
          <table:table-cell table:formula="of:=[.F157]+[.U156]" office:value-type="float" office:value="59.84" calcext:value-type="float">
            <text:p>59.8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3.48" calcext:value-type="float">
            <text:p>3.48</text:p>
          </table:table-cell>
          <table:table-cell office:value-type="float" office:value="21.22" calcext:value-type="float">
            <text:p>21.22</text:p>
          </table:table-cell>
          <table:table-cell office:value-type="float" office:value="1.7" calcext:value-type="float">
            <text:p>1.7</text:p>
          </table:table-cell>
          <table:table-cell office:value-type="float" office:value="59.84" calcext:value-type="float">
            <text:p>59.84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3.48" calcext:value-type="float">
            <text:p>3.48</text:p>
          </table:table-cell>
          <table:table-cell office:value-type="float" office:value="21.22" calcext:value-type="float">
            <text:p>21.22</text:p>
          </table:table-cell>
          <table:table-cell office:value-type="float" office:value="1.7" calcext:value-type="float">
            <text:p>1.7</text:p>
          </table:table-cell>
          <table:table-cell office:value-type="float" office:value="59.84" calcext:value-type="float">
            <text:p>59.84</text:p>
          </table:table-cell>
          <table:table-cell table:number-columns-repeated="2"/>
          <table:table-cell office:value-type="float" office:value="22.08" calcext:value-type="float">
            <text:p>22.08</text:p>
          </table:table-cell>
          <table:table-cell office:value-type="float" office:value="80.7" calcext:value-type="float">
            <text:p>80.7</text:p>
          </table:table-cell>
          <table:table-cell office:value-type="float" office:value="46.68" calcext:value-type="float">
            <text:p>46.68</text:p>
          </table:table-cell>
          <table:table-cell office:value-type="float" office:value="49.56" calcext:value-type="float">
            <text:p>49.56</text:p>
          </table:table-cell>
          <table:table-cell table:number-columns-repeated="98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16" calcext:value-type="float">
            <text:p>5.16</text:p>
          </table:table-cell>
          <table:table-cell office:value-type="float" office:value="2.4" calcext:value-type="float">
            <text:p>2.4</text:p>
          </table:table-cell>
          <table:table-cell office:value-type="float" office:value="10.32" calcext:value-type="float">
            <text:p>10.32</text:p>
          </table:table-cell>
          <table:table-cell office:value-type="float" office:value="2.16" calcext:value-type="float">
            <text:p>2.16</text:p>
          </table:table-cell>
          <table:table-cell office:value-type="float" office:value="13.08" calcext:value-type="float">
            <text:p>13.08</text:p>
          </table:table-cell>
          <table:table-cell table:formula="of:=[.F158]/[.A158]" office:value-type="float" office:value="2.18" calcext:value-type="float">
            <text:p>2.18</text:p>
          </table:table-cell>
          <table:table-cell office:value-type="float" office:value="89.16" calcext:value-type="float">
            <text:p>89.1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B158]+[.Q157]" office:value-type="float" office:value="14.56" calcext:value-type="float">
            <text:p>14.56</text:p>
          </table:table-cell>
          <table:table-cell table:formula="of:=[.C158]+[.R157]" office:value-type="float" office:value="5.88" calcext:value-type="float">
            <text:p>5.88</text:p>
          </table:table-cell>
          <table:table-cell table:formula="of:=[.D158]+[.S157]" office:value-type="float" office:value="31.54" calcext:value-type="float">
            <text:p>31.54</text:p>
          </table:table-cell>
          <table:table-cell table:formula="of:=[.E158]+[.T157]" office:value-type="float" office:value="3.86" calcext:value-type="float">
            <text:p>3.86</text:p>
          </table:table-cell>
          <table:table-cell table:formula="of:=[.F158]+[.U157]" office:value-type="float" office:value="72.92" calcext:value-type="float">
            <text:p>72.92</text:p>
          </table:table-cell>
          <table:table-cell/>
          <table:table-cell office:value-type="float" office:value="14.56" calcext:value-type="float">
            <text:p>14.56</text:p>
          </table:table-cell>
          <table:table-cell office:value-type="float" office:value="5.88" calcext:value-type="float">
            <text:p>5.88</text:p>
          </table:table-cell>
          <table:table-cell office:value-type="float" office:value="31.54" calcext:value-type="float">
            <text:p>31.54</text:p>
          </table:table-cell>
          <table:table-cell office:value-type="float" office:value="3.86" calcext:value-type="float">
            <text:p>3.86</text:p>
          </table:table-cell>
          <table:table-cell office:value-type="float" office:value="72.92" calcext:value-type="float">
            <text:p>72.92</text:p>
          </table:table-cell>
          <table:table-cell/>
          <table:table-cell office:value-type="float" office:value="14.56" calcext:value-type="float">
            <text:p>14.56</text:p>
          </table:table-cell>
          <table:table-cell office:value-type="float" office:value="5.88" calcext:value-type="float">
            <text:p>5.88</text:p>
          </table:table-cell>
          <table:table-cell office:value-type="float" office:value="31.54" calcext:value-type="float">
            <text:p>31.54</text:p>
          </table:table-cell>
          <table:table-cell office:value-type="float" office:value="3.86" calcext:value-type="float">
            <text:p>3.86</text:p>
          </table:table-cell>
          <table:table-cell office:value-type="float" office:value="72.92" calcext:value-type="float">
            <text:p>72.92</text:p>
          </table:table-cell>
          <table:table-cell table:number-columns-repeated="2"/>
          <table:table-cell office:value-type="float" office:value="24.96" calcext:value-type="float">
            <text:p>24.96</text:p>
          </table:table-cell>
          <table:table-cell office:value-type="float" office:value="110.24" calcext:value-type="float">
            <text:p>110.24</text:p>
          </table:table-cell>
          <table:table-cell office:value-type="float" office:value="39.36" calcext:value-type="float">
            <text:p>39.36</text:p>
          </table:table-cell>
          <table:table-cell office:value-type="float" office:value="11.6" calcext:value-type="float">
            <text:p>11.6</text:p>
          </table:table-cell>
          <table:table-cell table:number-columns-repeated="98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.44" calcext:value-type="float">
            <text:p>6.44</text:p>
          </table:table-cell>
          <table:table-cell office:value-type="float" office:value="2.94" calcext:value-type="float">
            <text:p>2.94</text:p>
          </table:table-cell>
          <table:table-cell office:value-type="float" office:value="12.18" calcext:value-type="float">
            <text:p>12.18</text:p>
          </table:table-cell>
          <table:table-cell office:value-type="float" office:value="7" calcext:value-type="float">
            <text:p>7</text:p>
          </table:table-cell>
          <table:table-cell office:value-type="float" office:value="12.74" calcext:value-type="float">
            <text:p>12.74</text:p>
          </table:table-cell>
          <table:table-cell table:formula="of:=[.F159]/[.A159]" office:value-type="float" office:value="1.82" calcext:value-type="float">
            <text:p>1.82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[.B159]+[.Q158]" office:value-type="float" office:value="21" calcext:value-type="float">
            <text:p>21</text:p>
          </table:table-cell>
          <table:table-cell table:formula="of:=[.C159]+[.R158]" office:value-type="float" office:value="8.82" calcext:value-type="float">
            <text:p>8.82</text:p>
          </table:table-cell>
          <table:table-cell table:formula="of:=[.D159]+[.S158]" office:value-type="float" office:value="43.72" calcext:value-type="float">
            <text:p>43.72</text:p>
          </table:table-cell>
          <table:table-cell table:formula="of:=[.E159]+[.T158]" office:value-type="float" office:value="10.86" calcext:value-type="float">
            <text:p>10.86</text:p>
          </table:table-cell>
          <table:table-cell table:formula="of:=[.F159]+[.U158]" office:value-type="float" office:value="85.66" calcext:value-type="float">
            <text:p>85.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82" calcext:value-type="float">
            <text:p>8.82</text:p>
          </table:table-cell>
          <table:table-cell office:value-type="float" office:value="43.72" calcext:value-type="float">
            <text:p>43.72</text:p>
          </table:table-cell>
          <table:table-cell office:value-type="float" office:value="10.86" calcext:value-type="float">
            <text:p>10.86</text:p>
          </table:table-cell>
          <table:table-cell office:value-type="float" office:value="85.66" calcext:value-type="float">
            <text:p>85.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.82" calcext:value-type="float">
            <text:p>8.82</text:p>
          </table:table-cell>
          <table:table-cell office:value-type="float" office:value="43.72" calcext:value-type="float">
            <text:p>43.72</text:p>
          </table:table-cell>
          <table:table-cell office:value-type="float" office:value="10.86" calcext:value-type="float">
            <text:p>10.86</text:p>
          </table:table-cell>
          <table:table-cell office:value-type="float" office:value="85.66" calcext:value-type="float">
            <text:p>85.66</text:p>
          </table:table-cell>
          <table:table-cell table:number-columns-repeated="2"/>
          <table:table-cell office:value-type="float" office:value="24.1" calcext:value-type="float">
            <text:p>24.1</text:p>
          </table:table-cell>
          <table:table-cell office:value-type="float" office:value="56" calcext:value-type="float">
            <text:p>56</text:p>
          </table:table-cell>
          <table:table-cell office:value-type="float" office:value="29.3" calcext:value-type="float">
            <text:p>29.3</text:p>
          </table:table-cell>
          <table:table-cell office:value-type="float" office:value="3.8" calcext:value-type="float">
            <text:p>3.8</text:p>
          </table:table-cell>
          <table:table-cell table:number-columns-repeated="98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56" calcext:value-type="float">
            <text:p>10.56</text:p>
          </table:table-cell>
          <table:table-cell office:value-type="float" office:value="5.6" calcext:value-type="float">
            <text:p>5.6</text:p>
          </table:table-cell>
          <table:table-cell office:value-type="float" office:value="15.84" calcext:value-type="float">
            <text:p>15.84</text:p>
          </table:table-cell>
          <table:table-cell office:value-type="float" office:value="24.64" calcext:value-type="float">
            <text:p>24.64</text:p>
          </table:table-cell>
          <table:table-cell office:value-type="float" office:value="12.16" calcext:value-type="float">
            <text:p>12.16</text:p>
          </table:table-cell>
          <table:table-cell table:formula="of:=[.F160]/[.A160]" office:value-type="float" office:value="1.52" calcext:value-type="float">
            <text:p>1.52</text:p>
          </table:table-cell>
          <table:table-cell office:value-type="float" office:value="16.48" calcext:value-type="float">
            <text:p>16.4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B160]+[.Q159]" office:value-type="float" office:value="31.56" calcext:value-type="float">
            <text:p>31.56</text:p>
          </table:table-cell>
          <table:table-cell table:formula="of:=[.C160]+[.R159]" office:value-type="float" office:value="14.42" calcext:value-type="float">
            <text:p>14.42</text:p>
          </table:table-cell>
          <table:table-cell table:formula="of:=[.D160]+[.S159]" office:value-type="float" office:value="59.56" calcext:value-type="float">
            <text:p>59.56</text:p>
          </table:table-cell>
          <table:table-cell table:formula="of:=[.E160]+[.T159]" office:value-type="float" office:value="35.5" calcext:value-type="float">
            <text:p>35.5</text:p>
          </table:table-cell>
          <table:table-cell table:formula="of:=[.F160]+[.U159]" office:value-type="float" office:value="97.82" calcext:value-type="float">
            <text:p>97.82</text:p>
          </table:table-cell>
          <table:table-cell/>
          <table:table-cell office:value-type="float" office:value="31.56" calcext:value-type="float">
            <text:p>31.56</text:p>
          </table:table-cell>
          <table:table-cell office:value-type="float" office:value="14.42" calcext:value-type="float">
            <text:p>14.42</text:p>
          </table:table-cell>
          <table:table-cell office:value-type="float" office:value="59.56" calcext:value-type="float">
            <text:p>59.56</text:p>
          </table:table-cell>
          <table:table-cell office:value-type="float" office:value="35.5" calcext:value-type="float">
            <text:p>35.5</text:p>
          </table:table-cell>
          <table:table-cell office:value-type="float" office:value="97.82" calcext:value-type="float">
            <text:p>97.82</text:p>
          </table:table-cell>
          <table:table-cell/>
          <table:table-cell office:value-type="float" office:value="31.56" calcext:value-type="float">
            <text:p>31.56</text:p>
          </table:table-cell>
          <table:table-cell office:value-type="float" office:value="14.42" calcext:value-type="float">
            <text:p>14.42</text:p>
          </table:table-cell>
          <table:table-cell office:value-type="float" office:value="59.56" calcext:value-type="float">
            <text:p>59.56</text:p>
          </table:table-cell>
          <table:table-cell office:value-type="float" office:value="35.5" calcext:value-type="float">
            <text:p>35.5</text:p>
          </table:table-cell>
          <table:table-cell office:value-type="float" office:value="97.82" calcext:value-type="float">
            <text:p>97.82</text:p>
          </table:table-cell>
          <table:table-cell table:number-columns-repeated="2"/>
          <table:table-cell office:value-type="float" office:value="23.4" calcext:value-type="float">
            <text:p>23.4</text:p>
          </table:table-cell>
          <table:table-cell office:value-type="float" office:value="22.32" calcext:value-type="float">
            <text:p>22.32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table:number-columns-repeated="98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72" calcext:value-type="float">
            <text:p>9.72</text:p>
          </table:table-cell>
          <table:table-cell office:value-type="float" office:value="5.76" calcext:value-type="float">
            <text:p>5.76</text:p>
          </table:table-cell>
          <table:table-cell office:value-type="float" office:value="19.08" calcext:value-type="float">
            <text:p>19.08</text:p>
          </table:table-cell>
          <table:table-cell office:value-type="float" office:value="57.24" calcext:value-type="float">
            <text:p>57.24</text:p>
          </table:table-cell>
          <table:table-cell office:value-type="float" office:value="11.16" calcext:value-type="float">
            <text:p>11.16</text:p>
          </table:table-cell>
          <table:table-cell table:formula="of:=[.F161]/[.A161]" office:value-type="float" office:value="1.24" calcext:value-type="float">
            <text:p>1.24</text:p>
          </table:table-cell>
          <table:table-cell office:value-type="float" office:value="7.38" calcext:value-type="float">
            <text:p>7.3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B161]+[.Q160]" office:value-type="float" office:value="41.28" calcext:value-type="float">
            <text:p>41.28</text:p>
          </table:table-cell>
          <table:table-cell table:formula="of:=[.C161]+[.R160]" office:value-type="float" office:value="20.18" calcext:value-type="float">
            <text:p>20.18</text:p>
          </table:table-cell>
          <table:table-cell table:formula="of:=[.D161]+[.S160]" office:value-type="float" office:value="78.64" calcext:value-type="float">
            <text:p>78.64</text:p>
          </table:table-cell>
          <table:table-cell table:formula="of:=[.E161]+[.T160]" office:value-type="float" office:value="92.74" calcext:value-type="float">
            <text:p>92.74</text:p>
          </table:table-cell>
          <table:table-cell table:formula="of:=[.F161]+[.U160]" office:value-type="float" office:value="108.98" calcext:value-type="float">
            <text:p>108.98</text:p>
          </table:table-cell>
          <table:table-cell/>
          <table:table-cell office:value-type="float" office:value="41.28" calcext:value-type="float">
            <text:p>41.28</text:p>
          </table:table-cell>
          <table:table-cell office:value-type="float" office:value="20.18" calcext:value-type="float">
            <text:p>20.18</text:p>
          </table:table-cell>
          <table:table-cell office:value-type="float" office:value="78.64" calcext:value-type="float">
            <text:p>78.64</text:p>
          </table:table-cell>
          <table:table-cell office:value-type="float" office:value="92.74" calcext:value-type="float">
            <text:p>92.74</text:p>
          </table:table-cell>
          <table:table-cell office:value-type="float" office:value="108.98" calcext:value-type="float">
            <text:p>108.98</text:p>
          </table:table-cell>
          <table:table-cell/>
          <table:table-cell office:value-type="float" office:value="41.28" calcext:value-type="float">
            <text:p>41.28</text:p>
          </table:table-cell>
          <table:table-cell office:value-type="float" office:value="20.18" calcext:value-type="float">
            <text:p>20.18</text:p>
          </table:table-cell>
          <table:table-cell office:value-type="float" office:value="78.64" calcext:value-type="float">
            <text:p>78.64</text:p>
          </table:table-cell>
          <table:table-cell office:value-type="float" office:value="92.74" calcext:value-type="float">
            <text:p>92.74</text:p>
          </table:table-cell>
          <table:table-cell office:value-type="float" office:value="108.98" calcext:value-type="float">
            <text:p>108.98</text:p>
          </table:table-cell>
          <table:table-cell table:number-columns-repeated="2"/>
          <table:table-cell office:value-type="float" office:value="26.74" calcext:value-type="float">
            <text:p>26.74</text:p>
          </table:table-cell>
          <table:table-cell office:value-type="float" office:value="7.84" calcext:value-type="float">
            <text:p>7.84</text:p>
          </table:table-cell>
          <table:table-cell office:value-type="float" office:value="17.22" calcext:value-type="float">
            <text:p>17.22</text:p>
          </table:table-cell>
          <table:table-cell table:number-columns-repeated="98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 office:value-type="float" office:value="82.2" calcext:value-type="float">
            <text:p>82.2</text:p>
          </table:table-cell>
          <table:table-cell office:value-type="float" office:value="12.2" calcext:value-type="float">
            <text:p>12.2</text:p>
          </table:table-cell>
          <table:table-cell table:formula="of:=[.F162]/[.A162]" office:value-type="float" office:value="1.22" calcext:value-type="float">
            <text:p>1.22</text:p>
          </table:table-cell>
          <table:table-cell office:value-type="float" office:value="2.2" calcext:value-type="float">
            <text:p>2.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B162]+[.Q161]" office:value-type="float" office:value="54.08" calcext:value-type="float">
            <text:p>54.08</text:p>
          </table:table-cell>
          <table:table-cell table:formula="of:=[.C162]+[.R161]" office:value-type="float" office:value="29.18" calcext:value-type="float">
            <text:p>29.18</text:p>
          </table:table-cell>
          <table:table-cell table:formula="of:=[.D162]+[.S161]" office:value-type="float" office:value="97.44" calcext:value-type="float">
            <text:p>97.44</text:p>
          </table:table-cell>
          <table:table-cell table:formula="of:=[.E162]+[.T161]" office:value-type="float" office:value="174.94" calcext:value-type="float">
            <text:p>174.94</text:p>
          </table:table-cell>
          <table:table-cell table:formula="of:=[.F162]+[.U161]" office:value-type="float" office:value="121.18" calcext:value-type="float">
            <text:p>121.18</text:p>
          </table:table-cell>
          <table:table-cell/>
          <table:table-cell office:value-type="float" office:value="54.08" calcext:value-type="float">
            <text:p>54.08</text:p>
          </table:table-cell>
          <table:table-cell office:value-type="float" office:value="29.18" calcext:value-type="float">
            <text:p>29.18</text:p>
          </table:table-cell>
          <table:table-cell office:value-type="float" office:value="97.44" calcext:value-type="float">
            <text:p>97.44</text:p>
          </table:table-cell>
          <table:table-cell office:value-type="float" office:value="174.94" calcext:value-type="float">
            <text:p>174.94</text:p>
          </table:table-cell>
          <table:table-cell office:value-type="float" office:value="121.18" calcext:value-type="float">
            <text:p>121.18</text:p>
          </table:table-cell>
          <table:table-cell/>
          <table:table-cell office:value-type="float" office:value="54.08" calcext:value-type="float">
            <text:p>54.08</text:p>
          </table:table-cell>
          <table:table-cell office:value-type="float" office:value="29.18" calcext:value-type="float">
            <text:p>29.18</text:p>
          </table:table-cell>
          <table:table-cell office:value-type="float" office:value="97.44" calcext:value-type="float">
            <text:p>97.44</text:p>
          </table:table-cell>
          <table:table-cell office:value-type="float" office:value="174.94" calcext:value-type="float">
            <text:p>174.94</text:p>
          </table:table-cell>
          <table:table-cell office:value-type="float" office:value="121.18" calcext:value-type="float">
            <text:p>121.18</text:p>
          </table:table-cell>
          <table:table-cell table:number-columns-repeated="2"/>
          <table:table-cell office:value-type="float" office:value="24.32" calcext:value-type="float">
            <text:p>24.32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.74" calcext:value-type="float">
            <text:p>14.74</text:p>
          </table:table-cell>
          <table:table-cell office:value-type="float" office:value="22.44" calcext:value-type="float">
            <text:p>22.44</text:p>
          </table:table-cell>
          <table:table-cell office:value-type="float" office:value="19.8" calcext:value-type="float">
            <text:p>19.8</text:p>
          </table:table-cell>
          <table:table-cell office:value-type="float" office:value="70.4" calcext:value-type="float">
            <text:p>70.4</text:p>
          </table:table-cell>
          <table:table-cell office:value-type="float" office:value="11.66" calcext:value-type="float">
            <text:p>11.66</text:p>
          </table:table-cell>
          <table:table-cell table:formula="of:=[.F163]/[.A163]" office:value-type="float" office:value="1.06" calcext:value-type="float">
            <text:p>1.06</text:p>
          </table:table-cell>
          <table:table-cell office:value-type="float" office:value="1.76" calcext:value-type="float">
            <text:p>1.7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[.B163]+[.Q162]" office:value-type="float" office:value="68.82" calcext:value-type="float">
            <text:p>68.82</text:p>
          </table:table-cell>
          <table:table-cell table:formula="of:=[.C163]+[.R162]" office:value-type="float" office:value="51.62" calcext:value-type="float">
            <text:p>51.62</text:p>
          </table:table-cell>
          <table:table-cell table:formula="of:=[.D163]+[.S162]" office:value-type="float" office:value="117.24" calcext:value-type="float">
            <text:p>117.24</text:p>
          </table:table-cell>
          <table:table-cell table:formula="of:=[.E163]+[.T162]" office:value-type="float" office:value="245.34" calcext:value-type="float">
            <text:p>245.34</text:p>
          </table:table-cell>
          <table:table-cell table:formula="of:=[.F163]+[.U162]" office:value-type="float" office:value="132.84" calcext:value-type="float">
            <text:p>132.84</text:p>
          </table:table-cell>
          <table:table-cell/>
          <table:table-cell office:value-type="float" office:value="68.82" calcext:value-type="float">
            <text:p>68.82</text:p>
          </table:table-cell>
          <table:table-cell office:value-type="float" office:value="51.62" calcext:value-type="float">
            <text:p>51.62</text:p>
          </table:table-cell>
          <table:table-cell office:value-type="float" office:value="117.24" calcext:value-type="float">
            <text:p>117.24</text:p>
          </table:table-cell>
          <table:table-cell office:value-type="float" office:value="245.34" calcext:value-type="float">
            <text:p>245.34</text:p>
          </table:table-cell>
          <table:table-cell office:value-type="float" office:value="132.84" calcext:value-type="float">
            <text:p>132.84</text:p>
          </table:table-cell>
          <table:table-cell/>
          <table:table-cell office:value-type="float" office:value="68.82" calcext:value-type="float">
            <text:p>68.82</text:p>
          </table:table-cell>
          <table:table-cell office:value-type="float" office:value="51.62" calcext:value-type="float">
            <text:p>51.62</text:p>
          </table:table-cell>
          <table:table-cell office:value-type="float" office:value="117.24" calcext:value-type="float">
            <text:p>117.24</text:p>
          </table:table-cell>
          <table:table-cell office:value-type="float" office:value="245.34" calcext:value-type="float">
            <text:p>245.34</text:p>
          </table:table-cell>
          <table:table-cell office:value-type="float" office:value="132.84" calcext:value-type="float">
            <text:p>132.84</text:p>
          </table:table-cell>
          <table:table-cell table:number-columns-repeated="2"/>
          <table:table-cell office:value-type="float" office:value="22.14" calcext:value-type="float">
            <text:p>22.14</text:p>
          </table:table-cell>
          <table:table-cell office:value-type="float" office:value="0.9" calcext:value-type="float">
            <text:p>0.9</text:p>
          </table:table-cell>
          <table:table-cell table:number-columns-repeated="98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.52" calcext:value-type="float">
            <text:p>17.52</text:p>
          </table:table-cell>
          <table:table-cell office:value-type="float" office:value="31.68" calcext:value-type="float">
            <text:p>31.68</text:p>
          </table:table-cell>
          <table:table-cell office:value-type="float" office:value="25.44" calcext:value-type="float">
            <text:p>25.44</text:p>
          </table:table-cell>
          <table:table-cell office:value-type="float" office:value="33.84" calcext:value-type="float">
            <text:p>33.84</text:p>
          </table:table-cell>
          <table:table-cell office:value-type="float" office:value="8.88" calcext:value-type="float">
            <text:p>8.88</text:p>
          </table:table-cell>
          <table:table-cell table:formula="of:=[.F164]/[.A164]" office:value-type="float" office:value="0.74" calcext:value-type="float">
            <text:p>0.74</text:p>
          </table:table-cell>
          <table:table-cell office:value-type="float" office:value="0.48" calcext:value-type="float">
            <text:p>0.4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[.B164]+[.Q163]" office:value-type="float" office:value="86.34" calcext:value-type="float">
            <text:p>86.34</text:p>
          </table:table-cell>
          <table:table-cell table:formula="of:=[.C164]+[.R163]" office:value-type="float" office:value="83.3" calcext:value-type="float">
            <text:p>83.3</text:p>
          </table:table-cell>
          <table:table-cell table:formula="of:=[.D164]+[.S163]" office:value-type="float" office:value="142.68" calcext:value-type="float">
            <text:p>142.68</text:p>
          </table:table-cell>
          <table:table-cell table:formula="of:=[.E164]+[.T163]" office:value-type="float" office:value="279.18" calcext:value-type="float">
            <text:p>279.18</text:p>
          </table:table-cell>
          <table:table-cell table:formula="of:=[.F164]+[.U163]" office:value-type="float" office:value="141.72" calcext:value-type="float">
            <text:p>141.72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83.3" calcext:value-type="float">
            <text:p>83.3</text:p>
          </table:table-cell>
          <table:table-cell office:value-type="float" office:value="142.68" calcext:value-type="float">
            <text:p>142.68</text:p>
          </table:table-cell>
          <table:table-cell office:value-type="float" office:value="279.18" calcext:value-type="float">
            <text:p>279.18</text:p>
          </table:table-cell>
          <table:table-cell office:value-type="float" office:value="141.72" calcext:value-type="float">
            <text:p>141.72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83.3" calcext:value-type="float">
            <text:p>83.3</text:p>
          </table:table-cell>
          <table:table-cell office:value-type="float" office:value="142.68" calcext:value-type="float">
            <text:p>142.68</text:p>
          </table:table-cell>
          <table:table-cell office:value-type="float" office:value="279.18" calcext:value-type="float">
            <text:p>279.18</text:p>
          </table:table-cell>
          <table:table-cell office:value-type="float" office:value="141.72" calcext:value-type="float">
            <text:p>141.72</text:p>
          </table:table-cell>
          <table:table-cell table:number-columns-repeated="2"/>
          <table:table-cell office:value-type="float" office:value="18.4" calcext:value-type="float">
            <text:p>18.4</text:p>
          </table:table-cell>
          <table:table-cell office:value-type="float" office:value="0.6" calcext:value-type="float">
            <text:p>0.6</text:p>
          </table:table-cell>
          <table:table-cell table:number-columns-repeated="98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7.16" calcext:value-type="float">
            <text:p>17.16</text:p>
          </table:table-cell>
          <table:table-cell office:value-type="float" office:value="30.68" calcext:value-type="float">
            <text:p>30.68</text:p>
          </table:table-cell>
          <table:table-cell office:value-type="float" office:value="24.7" calcext:value-type="float">
            <text:p>24.7</text:p>
          </table:table-cell>
          <table:table-cell office:value-type="float" office:value="10.66" calcext:value-type="float">
            <text:p>10.66</text:p>
          </table:table-cell>
          <table:table-cell office:value-type="float" office:value="8.06" calcext:value-type="float">
            <text:p>8.06</text:p>
          </table:table-cell>
          <table:table-cell table:formula="of:=[.F165]/[.A165]" office:value-type="float" office:value="0.62" calcext:value-type="float">
            <text:p>0.62</text:p>
          </table:table-cell>
          <table:table-cell office:value-type="float" office:value="0.26" calcext:value-type="float">
            <text:p>0.26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[.B165]+[.Q164]" office:value-type="float" office:value="103.5" calcext:value-type="float">
            <text:p>103.5</text:p>
          </table:table-cell>
          <table:table-cell table:formula="of:=[.C165]+[.R164]" office:value-type="float" office:value="113.98" calcext:value-type="float">
            <text:p>113.98</text:p>
          </table:table-cell>
          <table:table-cell table:formula="of:=[.D165]+[.S164]" office:value-type="float" office:value="167.38" calcext:value-type="float">
            <text:p>167.38</text:p>
          </table:table-cell>
          <table:table-cell table:formula="of:=[.E165]+[.T164]" office:value-type="float" office:value="289.84" calcext:value-type="float">
            <text:p>289.84</text:p>
          </table:table-cell>
          <table:table-cell table:formula="of:=[.F165]+[.U164]" office:value-type="float" office:value="149.78" calcext:value-type="float">
            <text:p>149.78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113.98" calcext:value-type="float">
            <text:p>113.98</text:p>
          </table:table-cell>
          <table:table-cell office:value-type="float" office:value="167.38" calcext:value-type="float">
            <text:p>167.38</text:p>
          </table:table-cell>
          <table:table-cell office:value-type="float" office:value="289.84" calcext:value-type="float">
            <text:p>289.84</text:p>
          </table:table-cell>
          <table:table-cell office:value-type="float" office:value="149.78" calcext:value-type="float">
            <text:p>149.78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113.98" calcext:value-type="float">
            <text:p>113.98</text:p>
          </table:table-cell>
          <table:table-cell office:value-type="float" office:value="167.38" calcext:value-type="float">
            <text:p>167.38</text:p>
          </table:table-cell>
          <table:table-cell office:value-type="float" office:value="289.84" calcext:value-type="float">
            <text:p>289.84</text:p>
          </table:table-cell>
          <table:table-cell office:value-type="float" office:value="149.78" calcext:value-type="float">
            <text:p>149.78</text:p>
          </table:table-cell>
          <table:table-cell table:number-columns-repeated="2"/>
          <table:table-cell office:value-type="float" office:value="18.7" calcext:value-type="float">
            <text:p>18.7</text:p>
          </table:table-cell>
          <table:table-cell office:value-type="float" office:value="0.22" calcext:value-type="float">
            <text:p>0.22</text:p>
          </table:table-cell>
          <table:table-cell table:number-columns-repeated="98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8.64" calcext:value-type="float">
            <text:p>38.64</text:p>
          </table:table-cell>
          <table:table-cell office:value-type="float" office:value="23.8" calcext:value-type="float">
            <text:p>23.8</text:p>
          </table:table-cell>
          <table:table-cell office:value-type="float" office:value="5.04" calcext:value-type="float">
            <text:p>5.04</text:p>
          </table:table-cell>
          <table:table-cell office:value-type="float" office:value="8.12" calcext:value-type="float">
            <text:p>8.12</text:p>
          </table:table-cell>
          <table:table-cell table:formula="of:=[.F166]/[.A166]" office:value-type="float" office:value="0.58" calcext:value-type="float">
            <text:p>0.58</text:p>
          </table:table-cell>
          <table:table-cell office:value-type="float" office:value="0.28" calcext:value-type="float">
            <text:p>0.2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[.B166]+[.Q165]" office:value-type="float" office:value="131.5" calcext:value-type="float">
            <text:p>131.5</text:p>
          </table:table-cell>
          <table:table-cell table:formula="of:=[.C166]+[.R165]" office:value-type="float" office:value="152.62" calcext:value-type="float">
            <text:p>152.62</text:p>
          </table:table-cell>
          <table:table-cell table:formula="of:=[.D166]+[.S165]" office:value-type="float" office:value="191.18" calcext:value-type="float">
            <text:p>191.18</text:p>
          </table:table-cell>
          <table:table-cell table:formula="of:=[.E166]+[.T165]" office:value-type="float" office:value="294.88" calcext:value-type="float">
            <text:p>294.88</text:p>
          </table:table-cell>
          <table:table-cell table:formula="of:=[.F166]+[.U165]" office:value-type="float" office:value="157.9" calcext:value-type="float">
            <text:p>157.9</text:p>
          </table:table-cell>
          <table:table-cell/>
          <table:table-cell office:value-type="float" office:value="131.5" calcext:value-type="float">
            <text:p>131.5</text:p>
          </table:table-cell>
          <table:table-cell office:value-type="float" office:value="152.62" calcext:value-type="float">
            <text:p>152.62</text:p>
          </table:table-cell>
          <table:table-cell office:value-type="float" office:value="191.18" calcext:value-type="float">
            <text:p>191.18</text:p>
          </table:table-cell>
          <table:table-cell office:value-type="float" office:value="294.88" calcext:value-type="float">
            <text:p>294.88</text:p>
          </table:table-cell>
          <table:table-cell office:value-type="float" office:value="157.9" calcext:value-type="float">
            <text:p>157.9</text:p>
          </table:table-cell>
          <table:table-cell/>
          <table:table-cell office:value-type="float" office:value="131.5" calcext:value-type="float">
            <text:p>131.5</text:p>
          </table:table-cell>
          <table:table-cell office:value-type="float" office:value="152.62" calcext:value-type="float">
            <text:p>152.62</text:p>
          </table:table-cell>
          <table:table-cell office:value-type="float" office:value="191.18" calcext:value-type="float">
            <text:p>191.18</text:p>
          </table:table-cell>
          <table:table-cell office:value-type="float" office:value="294.88" calcext:value-type="float">
            <text:p>294.88</text:p>
          </table:table-cell>
          <table:table-cell office:value-type="float" office:value="157.9" calcext:value-type="float">
            <text:p>157.9</text:p>
          </table:table-cell>
          <table:table-cell table:number-columns-repeated="2"/>
          <table:table-cell office:value-type="float" office:value="20.88" calcext:value-type="float">
            <text:p>20.88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.1" calcext:value-type="float">
            <text:p>41.1</text:p>
          </table:table-cell>
          <table:table-cell office:value-type="float" office:value="16.2" calcext:value-type="float">
            <text:p>16.2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table:formula="of:=[.F167]/[.A167]" office:value-type="float" office:value="0.453333333333333" calcext:value-type="float">
            <text:p>0.4533333333</text:p>
          </table:table-cell>
          <table:table-cell office:value-type="float" office:value="0.3" calcext:value-type="float">
            <text:p>0.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B167]+[.Q166]" office:value-type="float" office:value="149.5" calcext:value-type="float">
            <text:p>149.5</text:p>
          </table:table-cell>
          <table:table-cell table:formula="of:=[.C167]+[.R166]" office:value-type="float" office:value="193.72" calcext:value-type="float">
            <text:p>193.72</text:p>
          </table:table-cell>
          <table:table-cell table:formula="of:=[.D167]+[.S166]" office:value-type="float" office:value="207.38" calcext:value-type="float">
            <text:p>207.38</text:p>
          </table:table-cell>
          <table:table-cell table:formula="of:=[.E167]+[.T166]" office:value-type="float" office:value="296.08" calcext:value-type="float">
            <text:p>296.08</text:p>
          </table:table-cell>
          <table:table-cell table:formula="of:=[.F167]+[.U166]" office:value-type="float" office:value="164.7" calcext:value-type="float">
            <text:p>164.7</text:p>
          </table:table-cell>
          <table:table-cell/>
          <table:table-cell office:value-type="float" office:value="149.5" calcext:value-type="float">
            <text:p>149.5</text:p>
          </table:table-cell>
          <table:table-cell office:value-type="float" office:value="193.72" calcext:value-type="float">
            <text:p>193.72</text:p>
          </table:table-cell>
          <table:table-cell office:value-type="float" office:value="207.38" calcext:value-type="float">
            <text:p>207.38</text:p>
          </table:table-cell>
          <table:table-cell office:value-type="float" office:value="296.08" calcext:value-type="float">
            <text:p>296.08</text:p>
          </table:table-cell>
          <table:table-cell office:value-type="float" office:value="164.7" calcext:value-type="float">
            <text:p>164.7</text:p>
          </table:table-cell>
          <table:table-cell/>
          <table:table-cell office:value-type="float" office:value="149.5" calcext:value-type="float">
            <text:p>149.5</text:p>
          </table:table-cell>
          <table:table-cell office:value-type="float" office:value="193.72" calcext:value-type="float">
            <text:p>193.72</text:p>
          </table:table-cell>
          <table:table-cell office:value-type="float" office:value="207.38" calcext:value-type="float">
            <text:p>207.38</text:p>
          </table:table-cell>
          <table:table-cell office:value-type="float" office:value="296.08" calcext:value-type="float">
            <text:p>296.08</text:p>
          </table:table-cell>
          <table:table-cell office:value-type="float" office:value="164.7" calcext:value-type="float">
            <text:p>164.7</text:p>
          </table:table-cell>
          <table:table-cell table:number-columns-repeated="2"/>
          <table:table-cell office:value-type="float" office:value="18.98" calcext:value-type="float">
            <text:p>18.98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.84" calcext:value-type="float">
            <text:p>19.84</text:p>
          </table:table-cell>
          <table:table-cell office:value-type="float" office:value="35.52" calcext:value-type="float">
            <text:p>35.52</text:p>
          </table:table-cell>
          <table:table-cell office:value-type="float" office:value="19.84" calcext:value-type="float">
            <text:p>19.84</text:p>
          </table:table-cell>
          <table:table-cell office:value-type="float" office:value="1.28" calcext:value-type="float">
            <text:p>1.28</text:p>
          </table:table-cell>
          <table:table-cell office:value-type="float" office:value="5.76" calcext:value-type="float">
            <text:p>5.76</text:p>
          </table:table-cell>
          <table:table-cell table:formula="of:=[.F168]/[.A168]" office:value-type="float" office:value="0.36" calcext:value-type="float">
            <text:p>0.3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[.B168]+[.Q167]" office:value-type="float" office:value="169.34" calcext:value-type="float">
            <text:p>169.34</text:p>
          </table:table-cell>
          <table:table-cell table:formula="of:=[.C168]+[.R167]" office:value-type="float" office:value="229.24" calcext:value-type="float">
            <text:p>229.24</text:p>
          </table:table-cell>
          <table:table-cell table:formula="of:=[.D168]+[.S167]" office:value-type="float" office:value="227.22" calcext:value-type="float">
            <text:p>227.22</text:p>
          </table:table-cell>
          <table:table-cell table:formula="of:=[.E168]+[.T167]" office:value-type="float" office:value="297.36" calcext:value-type="float">
            <text:p>297.36</text:p>
          </table:table-cell>
          <table:table-cell table:formula="of:=[.F168]+[.U167]" office:value-type="float" office:value="170.46" calcext:value-type="float">
            <text:p>170.46</text:p>
          </table:table-cell>
          <table:table-cell/>
          <table:table-cell office:value-type="float" office:value="169.34" calcext:value-type="float">
            <text:p>169.34</text:p>
          </table:table-cell>
          <table:table-cell office:value-type="float" office:value="229.24" calcext:value-type="float">
            <text:p>229.24</text:p>
          </table:table-cell>
          <table:table-cell office:value-type="float" office:value="227.22" calcext:value-type="float">
            <text:p>227.22</text:p>
          </table:table-cell>
          <table:table-cell office:value-type="float" office:value="297.36" calcext:value-type="float">
            <text:p>297.36</text:p>
          </table:table-cell>
          <table:table-cell office:value-type="float" office:value="170.46" calcext:value-type="float">
            <text:p>170.46</text:p>
          </table:table-cell>
          <table:table-cell/>
          <table:table-cell office:value-type="float" office:value="169.34" calcext:value-type="float">
            <text:p>169.34</text:p>
          </table:table-cell>
          <table:table-cell office:value-type="float" office:value="229.24" calcext:value-type="float">
            <text:p>229.24</text:p>
          </table:table-cell>
          <table:table-cell office:value-type="float" office:value="227.22" calcext:value-type="float">
            <text:p>227.22</text:p>
          </table:table-cell>
          <table:table-cell office:value-type="float" office:value="297.36" calcext:value-type="float">
            <text:p>297.36</text:p>
          </table:table-cell>
          <table:table-cell office:value-type="float" office:value="170.46" calcext:value-type="float">
            <text:p>170.46</text:p>
          </table:table-cell>
          <table:table-cell table:number-columns-repeated="99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.32" calcext:value-type="float">
            <text:p>16.32</text:p>
          </table:table-cell>
          <table:table-cell office:value-type="float" office:value="27.88" calcext:value-type="float">
            <text:p>27.88</text:p>
          </table:table-cell>
          <table:table-cell office:value-type="float" office:value="21.08" calcext:value-type="float">
            <text:p>21.08</text:p>
          </table:table-cell>
          <table:table-cell office:value-type="float" office:value="1.02" calcext:value-type="float">
            <text:p>1.02</text:p>
          </table:table-cell>
          <table:table-cell office:value-type="float" office:value="6.42" calcext:value-type="float">
            <text:p>6.42</text:p>
          </table:table-cell>
          <table:table-cell table:formula="of:=[.F169]/[.A169]" office:value-type="float" office:value="0.377647058823529" calcext:value-type="float">
            <text:p>0.377647058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[.B169]+[.Q168]" office:value-type="float" office:value="185.66" calcext:value-type="float">
            <text:p>185.66</text:p>
          </table:table-cell>
          <table:table-cell table:formula="of:=[.C169]+[.R168]" office:value-type="float" office:value="257.12" calcext:value-type="float">
            <text:p>257.12</text:p>
          </table:table-cell>
          <table:table-cell table:formula="of:=[.D169]+[.S168]" office:value-type="float" office:value="248.3" calcext:value-type="float">
            <text:p>248.3</text:p>
          </table:table-cell>
          <table:table-cell table:formula="of:=[.E169]+[.T168]" office:value-type="float" office:value="298.38" calcext:value-type="float">
            <text:p>298.38</text:p>
          </table:table-cell>
          <table:table-cell table:formula="of:=[.F169]+[.U168]" office:value-type="float" office:value="176.88" calcext:value-type="float">
            <text:p>176.88</text:p>
          </table:table-cell>
          <table:table-cell/>
          <table:table-cell office:value-type="float" office:value="185.66" calcext:value-type="float">
            <text:p>185.66</text:p>
          </table:table-cell>
          <table:table-cell office:value-type="float" office:value="257.12" calcext:value-type="float">
            <text:p>257.12</text:p>
          </table:table-cell>
          <table:table-cell office:value-type="float" office:value="248.3" calcext:value-type="float">
            <text:p>248.3</text:p>
          </table:table-cell>
          <table:table-cell office:value-type="float" office:value="298.38" calcext:value-type="float">
            <text:p>298.38</text:p>
          </table:table-cell>
          <table:table-cell office:value-type="float" office:value="176.88" calcext:value-type="float">
            <text:p>176.88</text:p>
          </table:table-cell>
          <table:table-cell/>
          <table:table-cell office:value-type="float" office:value="185.66" calcext:value-type="float">
            <text:p>185.66</text:p>
          </table:table-cell>
          <table:table-cell office:value-type="float" office:value="257.12" calcext:value-type="float">
            <text:p>257.12</text:p>
          </table:table-cell>
          <table:table-cell office:value-type="float" office:value="248.3" calcext:value-type="float">
            <text:p>248.3</text:p>
          </table:table-cell>
          <table:table-cell office:value-type="float" office:value="298.38" calcext:value-type="float">
            <text:p>298.38</text:p>
          </table:table-cell>
          <table:table-cell office:value-type="float" office:value="176.88" calcext:value-type="float">
            <text:p>176.88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formula="of:=[.F170]/[.A170]" office:value-type="float" office:value="0.4" calcext:value-type="float">
            <text:p>0.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[.B170]+[.Q169]" office:value-type="float" office:value="196.46" calcext:value-type="float">
            <text:p>196.46</text:p>
          </table:table-cell>
          <table:table-cell table:formula="of:=[.C170]+[.R169]" office:value-type="float" office:value="275.12" calcext:value-type="float">
            <text:p>275.12</text:p>
          </table:table-cell>
          <table:table-cell table:formula="of:=[.D170]+[.S169]" office:value-type="float" office:value="264.5" calcext:value-type="float">
            <text:p>264.5</text:p>
          </table:table-cell>
          <table:table-cell table:formula="of:=[.E170]+[.T169]" office:value-type="float" office:value="298.38" calcext:value-type="float">
            <text:p>298.38</text:p>
          </table:table-cell>
          <table:table-cell table:formula="of:=[.F170]+[.U169]" office:value-type="float" office:value="184.08" calcext:value-type="float">
            <text:p>184.08</text:p>
          </table:table-cell>
          <table:table-cell/>
          <table:table-cell office:value-type="float" office:value="196.46" calcext:value-type="float">
            <text:p>196.46</text:p>
          </table:table-cell>
          <table:table-cell office:value-type="float" office:value="275.12" calcext:value-type="float">
            <text:p>275.12</text:p>
          </table:table-cell>
          <table:table-cell office:value-type="float" office:value="264.5" calcext:value-type="float">
            <text:p>264.5</text:p>
          </table:table-cell>
          <table:table-cell office:value-type="float" office:value="298.38" calcext:value-type="float">
            <text:p>298.38</text:p>
          </table:table-cell>
          <table:table-cell office:value-type="float" office:value="184.08" calcext:value-type="float">
            <text:p>184.08</text:p>
          </table:table-cell>
          <table:table-cell/>
          <table:table-cell office:value-type="float" office:value="196.46" calcext:value-type="float">
            <text:p>196.46</text:p>
          </table:table-cell>
          <table:table-cell office:value-type="float" office:value="275.12" calcext:value-type="float">
            <text:p>275.12</text:p>
          </table:table-cell>
          <table:table-cell office:value-type="float" office:value="264.5" calcext:value-type="float">
            <text:p>264.5</text:p>
          </table:table-cell>
          <table:table-cell office:value-type="float" office:value="298.38" calcext:value-type="float">
            <text:p>298.38</text:p>
          </table:table-cell>
          <table:table-cell office:value-type="float" office:value="184.08" calcext:value-type="float">
            <text:p>184.08</text:p>
          </table:table-cell>
          <table:table-cell table:number-columns-repeated="99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.24" calcext:value-type="float">
            <text:p>18.24</text:p>
          </table:table-cell>
          <table:table-cell office:value-type="float" office:value="12.16" calcext:value-type="float">
            <text:p>12.16</text:p>
          </table:table-cell>
          <table:table-cell office:value-type="float" office:value="12.92" calcext:value-type="float">
            <text:p>12.92</text:p>
          </table:table-cell>
          <table:table-cell office:value-type="float" office:value="0.38" calcext:value-type="float">
            <text:p>0.38</text:p>
          </table:table-cell>
          <table:table-cell office:value-type="float" office:value="5.32" calcext:value-type="float">
            <text:p>5.32</text:p>
          </table:table-cell>
          <table:table-cell table:formula="of:=[.F171]/[.A171]" office:value-type="float" office:value="0.28" calcext:value-type="float">
            <text:p>0.2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[.B171]+[.Q170]" office:value-type="float" office:value="214.7" calcext:value-type="float">
            <text:p>214.7</text:p>
          </table:table-cell>
          <table:table-cell table:formula="of:=[.C171]+[.R170]" office:value-type="float" office:value="287.28" calcext:value-type="float">
            <text:p>287.28</text:p>
          </table:table-cell>
          <table:table-cell table:formula="of:=[.D171]+[.S170]" office:value-type="float" office:value="277.42" calcext:value-type="float">
            <text:p>277.42</text:p>
          </table:table-cell>
          <table:table-cell table:formula="of:=[.E171]+[.T170]" office:value-type="float" office:value="298.76" calcext:value-type="float">
            <text:p>298.76</text:p>
          </table:table-cell>
          <table:table-cell table:formula="of:=[.F171]+[.U170]" office:value-type="float" office:value="189.4" calcext:value-type="float">
            <text:p>189.4</text:p>
          </table:table-cell>
          <table:table-cell/>
          <table:table-cell office:value-type="float" office:value="214.7" calcext:value-type="float">
            <text:p>214.7</text:p>
          </table:table-cell>
          <table:table-cell office:value-type="float" office:value="287.28" calcext:value-type="float">
            <text:p>287.28</text:p>
          </table:table-cell>
          <table:table-cell office:value-type="float" office:value="277.42" calcext:value-type="float">
            <text:p>277.42</text:p>
          </table:table-cell>
          <table:table-cell office:value-type="float" office:value="298.76" calcext:value-type="float">
            <text:p>298.76</text:p>
          </table:table-cell>
          <table:table-cell office:value-type="float" office:value="189.4" calcext:value-type="float">
            <text:p>189.4</text:p>
          </table:table-cell>
          <table:table-cell/>
          <table:table-cell office:value-type="float" office:value="214.7" calcext:value-type="float">
            <text:p>214.7</text:p>
          </table:table-cell>
          <table:table-cell office:value-type="float" office:value="287.28" calcext:value-type="float">
            <text:p>287.28</text:p>
          </table:table-cell>
          <table:table-cell office:value-type="float" office:value="277.42" calcext:value-type="float">
            <text:p>277.42</text:p>
          </table:table-cell>
          <table:table-cell office:value-type="float" office:value="298.76" calcext:value-type="float">
            <text:p>298.76</text:p>
          </table:table-cell>
          <table:table-cell office:value-type="float" office:value="189.4" calcext:value-type="float">
            <text:p>189.4</text:p>
          </table:table-cell>
          <table:table-cell table:number-columns-repeated="99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table:formula="of:=[.F172]/[.A172]" office:value-type="float" office:value="0.33" calcext:value-type="float">
            <text:p>0.3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B172]+[.Q171]" office:value-type="float" office:value="221.5" calcext:value-type="float">
            <text:p>221.5</text:p>
          </table:table-cell>
          <table:table-cell table:formula="of:=[.C172]+[.R171]" office:value-type="float" office:value="293.28" calcext:value-type="float">
            <text:p>293.28</text:p>
          </table:table-cell>
          <table:table-cell table:formula="of:=[.D172]+[.S171]" office:value-type="float" office:value="286.22" calcext:value-type="float">
            <text:p>286.22</text:p>
          </table:table-cell>
          <table:table-cell table:formula="of:=[.E172]+[.T171]" office:value-type="float" office:value="299.16" calcext:value-type="float">
            <text:p>299.16</text:p>
          </table:table-cell>
          <table:table-cell table:formula="of:=[.F172]+[.U171]" office:value-type="float" office:value="196" calcext:value-type="float">
            <text:p>196</text:p>
          </table:table-cell>
          <table:table-cell/>
          <table:table-cell office:value-type="float" office:value="221.5" calcext:value-type="float">
            <text:p>221.5</text:p>
          </table:table-cell>
          <table:table-cell office:value-type="float" office:value="293.28" calcext:value-type="float">
            <text:p>293.28</text:p>
          </table:table-cell>
          <table:table-cell office:value-type="float" office:value="286.22" calcext:value-type="float">
            <text:p>286.22</text:p>
          </table:table-cell>
          <table:table-cell office:value-type="float" office:value="299.16" calcext:value-type="float">
            <text:p>299.1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21.5" calcext:value-type="float">
            <text:p>221.5</text:p>
          </table:table-cell>
          <table:table-cell office:value-type="float" office:value="293.28" calcext:value-type="float">
            <text:p>293.28</text:p>
          </table:table-cell>
          <table:table-cell office:value-type="float" office:value="286.22" calcext:value-type="float">
            <text:p>286.22</text:p>
          </table:table-cell>
          <table:table-cell office:value-type="float" office:value="299.16" calcext:value-type="float">
            <text:p>299.16</text:p>
          </table:table-cell>
          <table:table-cell office:value-type="float" office:value="196" calcext:value-type="float">
            <text:p>196</text:p>
          </table:table-cell>
          <table:table-cell table:number-columns-repeated="99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.6" calcext:value-type="float">
            <text:p>12.6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</text:p>
          </table:table-cell>
          <table:table-cell office:value-type="float" office:value="0.84" calcext:value-type="float">
            <text:p>0.84</text:p>
          </table:table-cell>
          <table:table-cell office:value-type="float" office:value="7.52" calcext:value-type="float">
            <text:p>7.52</text:p>
          </table:table-cell>
          <table:table-cell table:formula="of:=[.F173]/[.A173]" office:value-type="float" office:value="0.358095238095238" calcext:value-type="float">
            <text:p>0.3580952381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[.B173]+[.Q172]" office:value-type="float" office:value="234.1" calcext:value-type="float">
            <text:p>234.1</text:p>
          </table:table-cell>
          <table:table-cell table:formula="of:=[.C173]+[.R172]" office:value-type="float" office:value="294.54" calcext:value-type="float">
            <text:p>294.54</text:p>
          </table:table-cell>
          <table:table-cell table:formula="of:=[.D173]+[.S172]" office:value-type="float" office:value="292.52" calcext:value-type="float">
            <text:p>292.52</text:p>
          </table:table-cell>
          <table:table-cell office:value-type="float" office:value="0" calcext:value-type="float">
            <text:p>0</text:p>
          </table:table-cell>
          <table:table-cell table:formula="of:=[.F173]+[.U172]" office:value-type="float" office:value="203.52" calcext:value-type="float">
            <text:p>203.52</text:p>
          </table:table-cell>
          <table:table-cell/>
          <table:table-cell office:value-type="float" office:value="234.1" calcext:value-type="float">
            <text:p>234.1</text:p>
          </table:table-cell>
          <table:table-cell office:value-type="float" office:value="294.54" calcext:value-type="float">
            <text:p>294.54</text:p>
          </table:table-cell>
          <table:table-cell office:value-type="float" office:value="292.52" calcext:value-type="float">
            <text:p>292.52</text:p>
          </table:table-cell>
          <table:table-cell office:value-type="float" office:value="0" calcext:value-type="float">
            <text:p>0</text:p>
          </table:table-cell>
          <table:table-cell office:value-type="float" office:value="203.52" calcext:value-type="float">
            <text:p>203.52</text:p>
          </table:table-cell>
          <table:table-cell/>
          <table:table-cell office:value-type="float" office:value="234.1" calcext:value-type="float">
            <text:p>234.1</text:p>
          </table:table-cell>
          <table:table-cell office:value-type="float" office:value="294.54" calcext:value-type="float">
            <text:p>294.54</text:p>
          </table:table-cell>
          <table:table-cell office:value-type="float" office:value="292.52" calcext:value-type="float">
            <text:p>292.52</text:p>
          </table:table-cell>
          <table:table-cell office:value-type="float" office:value="0" calcext:value-type="float">
            <text:p>0</text:p>
          </table:table-cell>
          <table:table-cell office:value-type="float" office:value="203.52" calcext:value-type="float">
            <text:p>203.52</text:p>
          </table:table-cell>
          <table:table-cell table:number-columns-repeated="99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.88" calcext:value-type="float">
            <text:p>11.88</text:p>
          </table:table-cell>
          <table:table-cell office:value-type="float" office:value="1.32" calcext:value-type="float">
            <text:p>1.32</text:p>
          </table:table-cell>
          <table:table-cell office:value-type="float" office:value="7.48" calcext:value-type="float">
            <text:p>7.48</text:p>
          </table:table-cell>
          <table:table-cell/>
          <table:table-cell office:value-type="float" office:value="3.52" calcext:value-type="float">
            <text:p>3.52</text:p>
          </table:table-cell>
          <table:table-cell table:formula="of:=[.F174]/[.A174]" office:value-type="float" office:value="0.16" calcext:value-type="float">
            <text:p>0.16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[.B174]+[.Q173]" office:value-type="float" office:value="245.98" calcext:value-type="float">
            <text:p>245.98</text:p>
          </table:table-cell>
          <table:table-cell table:formula="of:=[.C174]+[.R173]" office:value-type="float" office:value="295.86" calcext:value-type="float">
            <text:p>295.86</text:p>
          </table:table-cell>
          <table:table-cell office:value-type="float" office:value="0" calcext:value-type="float">
            <text:p>0</text:p>
          </table:table-cell>
          <table:table-cell table:formula="of:=[.E174]+[.T173]" office:value-type="float" office:value="0" calcext:value-type="float">
            <text:p>0</text:p>
          </table:table-cell>
          <table:table-cell table:formula="of:=[.F174]+[.U173]" office:value-type="float" office:value="207.04" calcext:value-type="float">
            <text:p>207.04</text:p>
          </table:table-cell>
          <table:table-cell/>
          <table:table-cell office:value-type="float" office:value="245.98" calcext:value-type="float">
            <text:p>245.98</text:p>
          </table:table-cell>
          <table:table-cell office:value-type="float" office:value="295.86" calcext:value-type="float">
            <text:p>29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04" calcext:value-type="float">
            <text:p>207.04</text:p>
          </table:table-cell>
          <table:table-cell/>
          <table:table-cell office:value-type="float" office:value="245.98" calcext:value-type="float">
            <text:p>245.98</text:p>
          </table:table-cell>
          <table:table-cell office:value-type="float" office:value="295.86" calcext:value-type="float">
            <text:p>29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04" calcext:value-type="float">
            <text:p>207.04</text:p>
          </table:table-cell>
          <table:table-cell table:number-columns-repeated="99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.36" calcext:value-type="float">
            <text:p>7.36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22" calcext:value-type="float">
            <text:p>3.22</text:p>
          </table:table-cell>
          <table:table-cell table:formula="of:=[.F175]/[.A175]" office:value-type="float" office:value="0.14" calcext:value-type="float">
            <text:p>0.14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[.B175]+[.Q174]" office:value-type="float" office:value="253.34" calcext:value-type="float">
            <text:p>253.34</text:p>
          </table:table-cell>
          <table:table-cell table:formula="of:=[.C175]+[.R174]" office:value-type="float" office:value="296.32" calcext:value-type="float">
            <text:p>296.32</text:p>
          </table:table-cell>
          <table:table-cell table:formula="of:=[.D175]+[.S174]" office:value-type="float" office:value="0" calcext:value-type="float">
            <text:p>0</text:p>
          </table:table-cell>
          <table:table-cell table:formula="of:=[.E175]+[.T174]" office:value-type="float" office:value="0" calcext:value-type="float">
            <text:p>0</text:p>
          </table:table-cell>
          <table:table-cell table:formula="of:=[.F175]+[.U174]" office:value-type="float" office:value="210.26" calcext:value-type="float">
            <text:p>210.26</text:p>
          </table:table-cell>
          <table:table-cell/>
          <table:table-cell office:value-type="float" office:value="253.34" calcext:value-type="float">
            <text:p>253.34</text:p>
          </table:table-cell>
          <table:table-cell office:value-type="float" office:value="296.32" calcext:value-type="float">
            <text:p>296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26" calcext:value-type="float">
            <text:p>210.26</text:p>
          </table:table-cell>
          <table:table-cell/>
          <table:table-cell office:value-type="float" office:value="253.34" calcext:value-type="float">
            <text:p>253.34</text:p>
          </table:table-cell>
          <table:table-cell office:value-type="float" office:value="296.32" calcext:value-type="float">
            <text:p>296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26" calcext:value-type="float">
            <text:p>210.26</text:p>
          </table:table-cell>
          <table:table-cell table:number-columns-repeated="99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.68" calcext:value-type="float">
            <text:p>7.68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table:formula="of:=[.F176]/[.A176]" office:value-type="float" office:value="0.08" calcext:value-type="float">
            <text:p>0.08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[.B176]+[.Q175]" office:value-type="float" office:value="261.02" calcext:value-type="float">
            <text:p>261.02</text:p>
          </table:table-cell>
          <table:table-cell table:formula="of:=[.C176]+[.R175]" office:value-type="float" office:value="296.8" calcext:value-type="float">
            <text:p>296.8</text:p>
          </table:table-cell>
          <table:table-cell table:formula="of:=[.D176]+[.S175]" office:value-type="float" office:value="0" calcext:value-type="float">
            <text:p>0</text:p>
          </table:table-cell>
          <table:table-cell table:formula="of:=[.E176]+[.T175]" office:value-type="float" office:value="0" calcext:value-type="float">
            <text:p>0</text:p>
          </table:table-cell>
          <table:table-cell table:formula="of:=[.F176]+[.U175]" office:value-type="float" office:value="212.18" calcext:value-type="float">
            <text:p>212.18</text:p>
          </table:table-cell>
          <table:table-cell/>
          <table:table-cell office:value-type="float" office:value="261.02" calcext:value-type="float">
            <text:p>261.02</text:p>
          </table:table-cell>
          <table:table-cell office:value-type="float" office:value="296.8" calcext:value-type="float">
            <text:p>2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.18" calcext:value-type="float">
            <text:p>212.18</text:p>
          </table:table-cell>
          <table:table-cell/>
          <table:table-cell office:value-type="float" office:value="261.02" calcext:value-type="float">
            <text:p>261.02</text:p>
          </table:table-cell>
          <table:table-cell office:value-type="float" office:value="296.8" calcext:value-type="float">
            <text:p>2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.18" calcext:value-type="float">
            <text:p>212.18</text:p>
          </table:table-cell>
          <table:table-cell table:number-columns-repeated="99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formula="of:=[.F177]/[.A177]" office:value-type="float" office:value="0.14" calcext:value-type="float">
            <text:p>0.1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B177]+[.Q176]" office:value-type="float" office:value="265.02" calcext:value-type="float">
            <text:p>265.02</text:p>
          </table:table-cell>
          <table:table-cell table:formula="of:=[.C177]+[.R176]" office:value-type="float" office:value="297.3" calcext:value-type="float">
            <text:p>297.3</text:p>
          </table:table-cell>
          <table:table-cell table:formula="of:=[.D177]+[.S176]" office:value-type="float" office:value="0" calcext:value-type="float">
            <text:p>0</text:p>
          </table:table-cell>
          <table:table-cell table:formula="of:=[.E177]+[.T176]" office:value-type="float" office:value="0" calcext:value-type="float">
            <text:p>0</text:p>
          </table:table-cell>
          <table:table-cell table:formula="of:=[.F177]+[.U176]" office:value-type="float" office:value="215.68" calcext:value-type="float">
            <text:p>215.68</text:p>
          </table:table-cell>
          <table:table-cell/>
          <table:table-cell office:value-type="float" office:value="265.02" calcext:value-type="float">
            <text:p>265.02</text:p>
          </table:table-cell>
          <table:table-cell office:value-type="float" office:value="297.3" calcext:value-type="float">
            <text:p>29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68" calcext:value-type="float">
            <text:p>215.68</text:p>
          </table:table-cell>
          <table:table-cell/>
          <table:table-cell office:value-type="float" office:value="265.02" calcext:value-type="float">
            <text:p>265.02</text:p>
          </table:table-cell>
          <table:table-cell office:value-type="float" office:value="297.3" calcext:value-type="float">
            <text:p>29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68" calcext:value-type="float">
            <text:p>215.68</text:p>
          </table:table-cell>
          <table:table-cell table:number-columns-repeated="99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.24" calcext:value-type="float">
            <text:p>6.24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F178]/[.A178]" office:value-type="float" office:value="0.2" calcext:value-type="float">
            <text:p>0.2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[.B178]+[.Q177]" office:value-type="float" office:value="271.26" calcext:value-type="float">
            <text:p>271.26</text:p>
          </table:table-cell>
          <table:table-cell table:formula="of:=[.C178]+[.R177]" office:value-type="float" office:value="298.86" calcext:value-type="float">
            <text:p>298.86</text:p>
          </table:table-cell>
          <table:table-cell table:formula="of:=[.D178]+[.S177]" office:value-type="float" office:value="0" calcext:value-type="float">
            <text:p>0</text:p>
          </table:table-cell>
          <table:table-cell table:formula="of:=[.E178]+[.T177]" office:value-type="float" office:value="0" calcext:value-type="float">
            <text:p>0</text:p>
          </table:table-cell>
          <table:table-cell table:formula="of:=[.F178]+[.U177]" office:value-type="float" office:value="220.88" calcext:value-type="float">
            <text:p>220.88</text:p>
          </table:table-cell>
          <table:table-cell/>
          <table:table-cell office:value-type="float" office:value="271.26" calcext:value-type="float">
            <text:p>271.26</text:p>
          </table:table-cell>
          <table:table-cell office:value-type="float" office:value="298.86" calcext:value-type="float">
            <text:p>29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.88" calcext:value-type="float">
            <text:p>220.88</text:p>
          </table:table-cell>
          <table:table-cell/>
          <table:table-cell office:value-type="float" office:value="271.26" calcext:value-type="float">
            <text:p>271.26</text:p>
          </table:table-cell>
          <table:table-cell office:value-type="float" office:value="298.86" calcext:value-type="float">
            <text:p>29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.88" calcext:value-type="float">
            <text:p>220.88</text:p>
          </table:table-cell>
          <table:table-cell table:number-columns-repeated="99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.32" calcext:value-type="float">
            <text:p>4.32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F179]/[.A179]" office:value-type="float" office:value="0.2" calcext:value-type="float">
            <text:p>0.2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[.B179]+[.Q178]" office:value-type="float" office:value="275.58" calcext:value-type="float">
            <text:p>275.58</text:p>
          </table:table-cell>
          <table:table-cell table:formula="of:=[.C179]+[.R178]" office:value-type="float" office:value="299.4" calcext:value-type="float">
            <text:p>299.4</text:p>
          </table:table-cell>
          <table:table-cell table:formula="of:=[.D179]+[.S178]" office:value-type="float" office:value="0" calcext:value-type="float">
            <text:p>0</text:p>
          </table:table-cell>
          <table:table-cell table:formula="of:=[.E179]+[.T178]" office:value-type="float" office:value="0" calcext:value-type="float">
            <text:p>0</text:p>
          </table:table-cell>
          <table:table-cell table:formula="of:=[.F179]+[.U178]" office:value-type="float" office:value="226.28" calcext:value-type="float">
            <text:p>226.28</text:p>
          </table:table-cell>
          <table:table-cell/>
          <table:table-cell office:value-type="float" office:value="275.58" calcext:value-type="float">
            <text:p>275.58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28" calcext:value-type="float">
            <text:p>226.28</text:p>
          </table:table-cell>
          <table:table-cell/>
          <table:table-cell office:value-type="float" office:value="275.58" calcext:value-type="float">
            <text:p>275.58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28" calcext:value-type="float">
            <text:p>226.28</text:p>
          </table:table-cell>
          <table:table-cell table:number-columns-repeated="99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.72" calcext:value-type="float">
            <text:p>6.72</text:p>
          </table:table-cell>
          <table:table-cell table:formula="of:=[.F180]/[.A180]" office:value-type="float" office:value="0.24" calcext:value-type="float">
            <text:p>0.24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[.B180]+[.Q179]" office:value-type="float" office:value="278.94" calcext:value-type="float">
            <text:p>278.94</text:p>
          </table:table-cell>
          <table:table-cell table:formula="of:=[.C180]+[.R179]" office:value-type="float" office:value="299.4" calcext:value-type="float">
            <text:p>299.4</text:p>
          </table:table-cell>
          <table:table-cell table:formula="of:=[.D180]+[.S179]" office:value-type="float" office:value="0" calcext:value-type="float">
            <text:p>0</text:p>
          </table:table-cell>
          <table:table-cell table:formula="of:=[.E180]+[.T179]" office:value-type="float" office:value="0" calcext:value-type="float">
            <text:p>0</text:p>
          </table:table-cell>
          <table:table-cell table:formula="of:=[.F180]+[.U179]" office:value-type="float" office:value="233" calcext:value-type="float">
            <text:p>233</text:p>
          </table:table-cell>
          <table:table-cell/>
          <table:table-cell office:value-type="float" office:value="278.94" calcext:value-type="float">
            <text:p>278.94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278.94" calcext:value-type="float">
            <text:p>278.94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99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.64" calcext:value-type="float">
            <text:p>4.64</text:p>
          </table:table-cell>
          <table:table-cell table:formula="of:=[.F181]/[.A181]" office:value-type="float" office:value="0.16" calcext:value-type="float">
            <text:p>0.1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[.B181]+[.Q180]" office:value-type="float" office:value="282.42" calcext:value-type="float">
            <text:p>282.42</text:p>
          </table:table-cell>
          <table:table-cell table:formula="of:=[.C181]+[.R180]" office:value-type="float" office:value="299.4" calcext:value-type="float">
            <text:p>299.4</text:p>
          </table:table-cell>
          <table:table-cell table:formula="of:=[.D181]+[.S180]" office:value-type="float" office:value="0" calcext:value-type="float">
            <text:p>0</text:p>
          </table:table-cell>
          <table:table-cell table:formula="of:=[.E181]+[.T180]" office:value-type="float" office:value="0" calcext:value-type="float">
            <text:p>0</text:p>
          </table:table-cell>
          <table:table-cell table:formula="of:=[.F181]+[.U180]" office:value-type="float" office:value="237.64" calcext:value-type="float">
            <text:p>237.64</text:p>
          </table:table-cell>
          <table:table-cell/>
          <table:table-cell office:value-type="float" office:value="282.42" calcext:value-type="float">
            <text:p>282.42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.64" calcext:value-type="float">
            <text:p>237.64</text:p>
          </table:table-cell>
          <table:table-cell/>
          <table:table-cell office:value-type="float" office:value="282.42" calcext:value-type="float">
            <text:p>282.42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.64" calcext:value-type="float">
            <text:p>237.64</text:p>
          </table:table-cell>
          <table:table-cell table:number-columns-repeated="99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F182]/[.A182]" office:value-type="float" office:value="0.14" calcext:value-type="float">
            <text:p>0.1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[.B182]+[.Q181]" office:value-type="float" office:value="285.42" calcext:value-type="float">
            <text:p>285.42</text:p>
          </table:table-cell>
          <table:table-cell office:value-type="float" office:value="0" calcext:value-type="float">
            <text:p>0</text:p>
          </table:table-cell>
          <table:table-cell table:formula="of:=[.D182]+[.S181]" office:value-type="float" office:value="0" calcext:value-type="float">
            <text:p>0</text:p>
          </table:table-cell>
          <table:table-cell table:formula="of:=[.E182]+[.T181]" office:value-type="float" office:value="0" calcext:value-type="float">
            <text:p>0</text:p>
          </table:table-cell>
          <table:table-cell table:formula="of:=[.F182]+[.U181]" office:value-type="float" office:value="241.84" calcext:value-type="float">
            <text:p>241.84</text:p>
          </table:table-cell>
          <table:table-cell/>
          <table:table-cell office:value-type="float" office:value="285.42" calcext:value-type="float">
            <text:p>28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.84" calcext:value-type="float">
            <text:p>241.84</text:p>
          </table:table-cell>
          <table:table-cell/>
          <table:table-cell office:value-type="float" office:value="285.42" calcext:value-type="float">
            <text:p>285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.84" calcext:value-type="float">
            <text:p>241.84</text:p>
          </table:table-cell>
          <table:table-cell table:number-columns-repeated="99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.86" calcext:value-type="float">
            <text:p>1.86</text:p>
          </table:table-cell>
          <table:table-cell table:number-columns-repeated="3"/>
          <table:table-cell office:value-type="float" office:value="3.72" calcext:value-type="float">
            <text:p>3.72</text:p>
          </table:table-cell>
          <table:table-cell table:formula="of:=[.F183]/[.A183]" office:value-type="float" office:value="0.12" calcext:value-type="float">
            <text:p>0.12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formula="of:=[.B183]+[.Q182]" office:value-type="float" office:value="287.28" calcext:value-type="float">
            <text:p>287.28</text:p>
          </table:table-cell>
          <table:table-cell table:formula="of:=[.C183]+[.R182]" office:value-type="float" office:value="0" calcext:value-type="float">
            <text:p>0</text:p>
          </table:table-cell>
          <table:table-cell table:formula="of:=[.D183]+[.S182]" office:value-type="float" office:value="0" calcext:value-type="float">
            <text:p>0</text:p>
          </table:table-cell>
          <table:table-cell table:formula="of:=[.E183]+[.T182]" office:value-type="float" office:value="0" calcext:value-type="float">
            <text:p>0</text:p>
          </table:table-cell>
          <table:table-cell table:formula="of:=[.F183]+[.U182]" office:value-type="float" office:value="245.56" calcext:value-type="float">
            <text:p>245.56</text:p>
          </table:table-cell>
          <table:table-cell/>
          <table:table-cell office:value-type="float" office:value="287.28" calcext:value-type="float">
            <text:p>28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56" calcext:value-type="float">
            <text:p>245.56</text:p>
          </table:table-cell>
          <table:table-cell/>
          <table:table-cell office:value-type="float" office:value="287.28" calcext:value-type="float">
            <text:p>28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56" calcext:value-type="float">
            <text:p>245.56</text:p>
          </table:table-cell>
          <table:table-cell table:number-columns-repeated="99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office:value-type="float" office:value="7.68" calcext:value-type="float">
            <text:p>7.68</text:p>
          </table:table-cell>
          <table:table-cell table:formula="of:=[.F184]/[.A184]" office:value-type="float" office:value="0.24" calcext:value-type="float">
            <text:p>0.2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formula="of:=[.B184]+[.Q183]" office:value-type="float" office:value="290.48" calcext:value-type="float">
            <text:p>290.48</text:p>
          </table:table-cell>
          <table:table-cell table:formula="of:=[.C184]+[.R183]" office:value-type="float" office:value="0" calcext:value-type="float">
            <text:p>0</text:p>
          </table:table-cell>
          <table:table-cell table:formula="of:=[.D184]+[.S183]" office:value-type="float" office:value="0" calcext:value-type="float">
            <text:p>0</text:p>
          </table:table-cell>
          <table:table-cell table:formula="of:=[.E184]+[.T183]" office:value-type="float" office:value="0" calcext:value-type="float">
            <text:p>0</text:p>
          </table:table-cell>
          <table:table-cell table:formula="of:=[.F184]+[.U183]" office:value-type="float" office:value="253.24" calcext:value-type="float">
            <text:p>253.24</text:p>
          </table:table-cell>
          <table:table-cell/>
          <table:table-cell office:value-type="float" office:value="290.48" calcext:value-type="float">
            <text:p>29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.24" calcext:value-type="float">
            <text:p>253.24</text:p>
          </table:table-cell>
          <table:table-cell/>
          <table:table-cell office:value-type="float" office:value="290.48" calcext:value-type="float">
            <text:p>29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.24" calcext:value-type="float">
            <text:p>253.24</text:p>
          </table:table-cell>
          <table:table-cell table:number-columns-repeated="99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.94" calcext:value-type="float">
            <text:p>5.94</text:p>
          </table:table-cell>
          <table:table-cell table:number-columns-repeated="3"/>
          <table:table-cell office:value-type="float" office:value="4.62" calcext:value-type="float">
            <text:p>4.62</text:p>
          </table:table-cell>
          <table:table-cell table:formula="of:=[.F185]/[.A185]" office:value-type="float" office:value="0.14" calcext:value-type="float">
            <text:p>0.14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formula="of:=[.B185]+[.Q184]" office:value-type="float" office:value="296.42" calcext:value-type="float">
            <text:p>296.42</text:p>
          </table:table-cell>
          <table:table-cell table:formula="of:=[.C185]+[.R184]" office:value-type="float" office:value="0" calcext:value-type="float">
            <text:p>0</text:p>
          </table:table-cell>
          <table:table-cell table:formula="of:=[.D185]+[.S184]" office:value-type="float" office:value="0" calcext:value-type="float">
            <text:p>0</text:p>
          </table:table-cell>
          <table:table-cell table:formula="of:=[.E185]+[.T184]" office:value-type="float" office:value="0" calcext:value-type="float">
            <text:p>0</text:p>
          </table:table-cell>
          <table:table-cell table:formula="of:=[.F185]+[.U184]" office:value-type="float" office:value="257.86" calcext:value-type="float">
            <text:p>257.86</text:p>
          </table:table-cell>
          <table:table-cell/>
          <table:table-cell office:value-type="float" office:value="296.42" calcext:value-type="float">
            <text:p>29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86" calcext:value-type="float">
            <text:p>257.86</text:p>
          </table:table-cell>
          <table:table-cell/>
          <table:table-cell office:value-type="float" office:value="296.42" calcext:value-type="float">
            <text:p>29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.86" calcext:value-type="float">
            <text:p>257.86</text:p>
          </table:table-cell>
          <table:table-cell table:number-columns-repeated="99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.04" calcext:value-type="float">
            <text:p>2.04</text:p>
          </table:table-cell>
          <table:table-cell table:number-columns-repeated="3"/>
          <table:table-cell office:value-type="float" office:value="6.4" calcext:value-type="float">
            <text:p>6.4</text:p>
          </table:table-cell>
          <table:table-cell table:formula="of:=[.F186]/[.A186]" office:value-type="float" office:value="0.188235294117647" calcext:value-type="float">
            <text:p>0.1882352941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formula="of:=[.B186]+[.Q185]" office:value-type="float" office:value="298.46" calcext:value-type="float">
            <text:p>298.46</text:p>
          </table:table-cell>
          <table:table-cell table:formula="of:=[.C186]+[.R185]" office:value-type="float" office:value="0" calcext:value-type="float">
            <text:p>0</text:p>
          </table:table-cell>
          <table:table-cell table:formula="of:=[.D186]+[.S185]" office:value-type="float" office:value="0" calcext:value-type="float">
            <text:p>0</text:p>
          </table:table-cell>
          <table:table-cell table:formula="of:=[.E186]+[.T185]" office:value-type="float" office:value="0" calcext:value-type="float">
            <text:p>0</text:p>
          </table:table-cell>
          <table:table-cell table:formula="of:=[.F186]+[.U185]" office:value-type="float" office:value="264.26" calcext:value-type="float">
            <text:p>264.26</text:p>
          </table:table-cell>
          <table:table-cell/>
          <table:table-cell office:value-type="float" office:value="298.46" calcext:value-type="float">
            <text:p>29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.26" calcext:value-type="float">
            <text:p>264.26</text:p>
          </table:table-cell>
          <table:table-cell/>
          <table:table-cell office:value-type="float" office:value="298.46" calcext:value-type="float">
            <text:p>29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.26" calcext:value-type="float">
            <text:p>264.26</text:p>
          </table:table-cell>
          <table:table-cell table:number-columns-repeated="99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 table:formula="of:=[.F187]/[.A187]" office:value-type="float" office:value="0.137142857142857" calcext:value-type="float">
            <text:p>0.1371428571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formula="of:=[.B187]+[.Q186]" office:value-type="float" office:value="298.46" calcext:value-type="float">
            <text:p>298.46</text:p>
          </table:table-cell>
          <table:table-cell table:formula="of:=[.C187]+[.R186]" office:value-type="float" office:value="0" calcext:value-type="float">
            <text:p>0</text:p>
          </table:table-cell>
          <table:table-cell table:formula="of:=[.D187]+[.S186]" office:value-type="float" office:value="0" calcext:value-type="float">
            <text:p>0</text:p>
          </table:table-cell>
          <table:table-cell table:formula="of:=[.E187]+[.T186]" office:value-type="float" office:value="0" calcext:value-type="float">
            <text:p>0</text:p>
          </table:table-cell>
          <table:table-cell table:formula="of:=[.F187]+[.U186]" office:value-type="float" office:value="269.06" calcext:value-type="float">
            <text:p>269.06</text:p>
          </table:table-cell>
          <table:table-cell/>
          <table:table-cell office:value-type="float" office:value="298.46" calcext:value-type="float">
            <text:p>29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06" calcext:value-type="float">
            <text:p>269.06</text:p>
          </table:table-cell>
          <table:table-cell/>
          <table:table-cell office:value-type="float" office:value="298.46" calcext:value-type="float">
            <text:p>29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06" calcext:value-type="float">
            <text:p>269.06</text:p>
          </table:table-cell>
          <table:table-cell table:number-columns-repeated="99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16" calcext:value-type="float">
            <text:p>4.16</text:p>
          </table:table-cell>
          <table:table-cell table:formula="of:=[.F188]/[.A188]" office:value-type="float" office:value="0.115555555555556" calcext:value-type="float">
            <text:p>0.1155555556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formula="of:=[.B188]+[.Q187]" office:value-type="float" office:value="298.46" calcext:value-type="float">
            <text:p>298.46</text:p>
          </table:table-cell>
          <table:table-cell table:formula="of:=[.C188]+[.R187]" office:value-type="float" office:value="0" calcext:value-type="float">
            <text:p>0</text:p>
          </table:table-cell>
          <table:table-cell table:formula="of:=[.D188]+[.S187]" office:value-type="float" office:value="0" calcext:value-type="float">
            <text:p>0</text:p>
          </table:table-cell>
          <table:table-cell table:formula="of:=[.E188]+[.T187]" office:value-type="float" office:value="0" calcext:value-type="float">
            <text:p>0</text:p>
          </table:table-cell>
          <table:table-cell table:formula="of:=[.F188]+[.U187]" office:value-type="float" office:value="273.22" calcext:value-type="float">
            <text:p>273.22</text:p>
          </table:table-cell>
          <table:table-cell/>
          <table:table-cell office:value-type="float" office:value="298.46" calcext:value-type="float">
            <text:p>29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.22" calcext:value-type="float">
            <text:p>273.22</text:p>
          </table:table-cell>
          <table:table-cell/>
          <table:table-cell office:value-type="float" office:value="298.46" calcext:value-type="float">
            <text:p>29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.22" calcext:value-type="float">
            <text:p>273.22</text:p>
          </table:table-cell>
          <table:table-cell table:number-columns-repeated="99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74" calcext:value-type="float">
            <text:p>0.74</text:p>
          </table:table-cell>
          <table:table-cell table:number-columns-repeated="3"/>
          <table:table-cell office:value-type="float" office:value="2.22" calcext:value-type="float">
            <text:p>2.22</text:p>
          </table:table-cell>
          <table:table-cell table:formula="of:=[.F189]/[.A189]" office:value-type="float" office:value="0.06" calcext:value-type="float">
            <text:p>0.06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formula="of:=[.B189]+[.Q188]" office:value-type="float" office:value="299.2" calcext:value-type="float">
            <text:p>299.2</text:p>
          </table:table-cell>
          <table:table-cell table:formula="of:=[.C189]+[.R188]" office:value-type="float" office:value="0" calcext:value-type="float">
            <text:p>0</text:p>
          </table:table-cell>
          <table:table-cell table:formula="of:=[.D189]+[.S188]" office:value-type="float" office:value="0" calcext:value-type="float">
            <text:p>0</text:p>
          </table:table-cell>
          <table:table-cell table:formula="of:=[.E189]+[.T188]" office:value-type="float" office:value="0" calcext:value-type="float">
            <text:p>0</text:p>
          </table:table-cell>
          <table:table-cell table:formula="of:=[.F189]+[.U188]" office:value-type="float" office:value="275.44" calcext:value-type="float">
            <text:p>275.44</text:p>
          </table:table-cell>
          <table:table-cell/>
          <table:table-cell office:value-type="float" office:value="299.2" calcext:value-type="float">
            <text:p>29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44" calcext:value-type="float">
            <text:p>275.44</text:p>
          </table:table-cell>
          <table:table-cell/>
          <table:table-cell office:value-type="float" office:value="299.2" calcext:value-type="float">
            <text:p>29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44" calcext:value-type="float">
            <text:p>275.44</text:p>
          </table:table-cell>
          <table:table-cell table:number-columns-repeated="99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.08" calcext:value-type="float">
            <text:p>6.08</text:p>
          </table:table-cell>
          <table:table-cell table:formula="of:=[.F190]/[.A190]" office:value-type="float" office:value="0.16" calcext:value-type="float">
            <text:p>0.16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formula="of:=[.B190]+[.Q189]" office:value-type="float" office:value="299.2" calcext:value-type="float">
            <text:p>299.2</text:p>
          </table:table-cell>
          <table:table-cell table:formula="of:=[.C190]+[.R189]" office:value-type="float" office:value="0" calcext:value-type="float">
            <text:p>0</text:p>
          </table:table-cell>
          <table:table-cell table:formula="of:=[.D190]+[.S189]" office:value-type="float" office:value="0" calcext:value-type="float">
            <text:p>0</text:p>
          </table:table-cell>
          <table:table-cell table:formula="of:=[.E190]+[.T189]" office:value-type="float" office:value="0" calcext:value-type="float">
            <text:p>0</text:p>
          </table:table-cell>
          <table:table-cell table:formula="of:=[.F190]+[.U189]" office:value-type="float" office:value="281.52" calcext:value-type="float">
            <text:p>281.52</text:p>
          </table:table-cell>
          <table:table-cell/>
          <table:table-cell office:value-type="float" office:value="299.2" calcext:value-type="float">
            <text:p>29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52" calcext:value-type="float">
            <text:p>281.52</text:p>
          </table:table-cell>
          <table:table-cell/>
          <table:table-cell office:value-type="float" office:value="299.2" calcext:value-type="float">
            <text:p>29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52" calcext:value-type="float">
            <text:p>281.52</text:p>
          </table:table-cell>
          <table:table-cell table:number-columns-repeated="990"/>
        </table:table-row>
        <table:table-row table:style-name="ro2" table:visibility="collapse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78" calcext:value-type="float">
            <text:p>0.78</text:p>
          </table:table-cell>
          <table:table-cell table:formula="of:=[.F191]/[.A191]" office:value-type="float" office:value="0.02" calcext:value-type="float">
            <text:p>0.02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formula="of:=[.B191]+[.Q190]" office:value-type="float" office:value="299.2" calcext:value-type="float">
            <text:p>299.2</text:p>
          </table:table-cell>
          <table:table-cell table:formula="of:=[.C191]+[.R190]" office:value-type="float" office:value="0" calcext:value-type="float">
            <text:p>0</text:p>
          </table:table-cell>
          <table:table-cell table:formula="of:=[.D191]+[.S190]" office:value-type="float" office:value="0" calcext:value-type="float">
            <text:p>0</text:p>
          </table:table-cell>
          <table:table-cell table:formula="of:=[.E191]+[.T190]" office:value-type="float" office:value="0" calcext:value-type="float">
            <text:p>0</text:p>
          </table:table-cell>
          <table:table-cell table:formula="of:=[.F191]+[.U190]" office:value-type="float" office:value="282.3" calcext:value-type="float">
            <text:p>282.3</text:p>
          </table:table-cell>
          <table:table-cell/>
          <table:table-cell office:value-type="float" office:value="299.2" calcext:value-type="float">
            <text:p>29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.3" calcext:value-type="float">
            <text:p>282.3</text:p>
          </table:table-cell>
          <table:table-cell/>
          <table:table-cell office:value-type="float" office:value="299.2" calcext:value-type="float">
            <text:p>29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.3" calcext:value-type="float">
            <text:p>282.3</text:p>
          </table:table-cell>
          <table:table-cell table:number-columns-repeated="990"/>
        </table:table-row>
        <table:table-row table:style-name="ro2" table:visibility="collapse"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formula="of:=[.F192]/[.A192]" office:value-type="float" office:value="0.04" calcext:value-type="float">
            <text:p>0.0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formula="of:=[.B192]+[.Q191]" office:value-type="float" office:value="300" calcext:value-type="float">
            <text:p>300</text:p>
          </table:table-cell>
          <table:table-cell table:formula="of:=[.C192]+[.R191]" office:value-type="float" office:value="0" calcext:value-type="float">
            <text:p>0</text:p>
          </table:table-cell>
          <table:table-cell table:formula="of:=[.D192]+[.S191]" office:value-type="float" office:value="0" calcext:value-type="float">
            <text:p>0</text:p>
          </table:table-cell>
          <table:table-cell table:formula="of:=[.E192]+[.T191]" office:value-type="float" office:value="0" calcext:value-type="float">
            <text:p>0</text:p>
          </table:table-cell>
          <table:table-cell table:formula="of:=[.F192]+[.U191]" office:value-type="float" office:value="283.9" calcext:value-type="float">
            <text:p>283.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9" calcext:value-type="float">
            <text:p>283.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9" calcext:value-type="float">
            <text:p>283.9</text:p>
          </table:table-cell>
          <table:table-cell table:number-columns-repeated="990"/>
        </table:table-row>
        <table:table-row table:style-name="ro2" table:visibility="collapse"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8.86" calcext:value-type="float">
            <text:p>18.86</text:p>
          </table:table-cell>
          <table:table-cell table:formula="of:=[.F193]/[.A193]" office:value-type="float" office:value="0.46" calcext:value-type="float">
            <text:p>0.46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formula="of:=[.B193]+[.Q192]" office:value-type="float" office:value="300" calcext:value-type="float">
            <text:p>300</text:p>
          </table:table-cell>
          <table:table-cell table:formula="of:=[.C193]+[.R192]" office:value-type="float" office:value="0" calcext:value-type="float">
            <text:p>0</text:p>
          </table:table-cell>
          <table:table-cell table:formula="of:=[.D193]+[.S192]" office:value-type="float" office:value="0" calcext:value-type="float">
            <text:p>0</text:p>
          </table:table-cell>
          <table:table-cell table:formula="of:=[.E193]+[.T192]" office:value-type="float" office:value="0" calcext:value-type="float">
            <text:p>0</text:p>
          </table:table-cell>
          <table:table-cell table:formula="of:=[.F193]+[.U192]" office:value-type="float" office:value="302.76" calcext:value-type="float">
            <text:p>302.7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76" calcext:value-type="float">
            <text:p>302.7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76" calcext:value-type="float">
            <text:p>302.76</text:p>
          </table:table-cell>
          <table:table-cell table:number-columns-repeated="990"/>
        </table:table-row>
        <table:table-row table:style-name="ro2" table:visibility="collapse"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F194]/[.A194]" office:value-type="float" office:value="0" calcext:value-type="float">
            <text:p>0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formula="of:=[.B194]+[.Q193]" office:value-type="float" office:value="300" calcext:value-type="float">
            <text:p>300</text:p>
          </table:table-cell>
          <table:table-cell table:formula="of:=[.C194]+[.R193]" office:value-type="float" office:value="0" calcext:value-type="float">
            <text:p>0</text:p>
          </table:table-cell>
          <table:table-cell table:formula="of:=[.D194]+[.S193]" office:value-type="float" office:value="0" calcext:value-type="float">
            <text:p>0</text:p>
          </table:table-cell>
          <table:table-cell table:formula="of:=[.E194]+[.T193]" office:value-type="float" office:value="0" calcext:value-type="float">
            <text:p>0</text:p>
          </table:table-cell>
          <table:table-cell table:formula="of:=[.F194]+[.U193]" office:value-type="float" office:value="302.76" calcext:value-type="float">
            <text:p>302.7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76" calcext:value-type="float">
            <text:p>302.76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76" calcext:value-type="float">
            <text:p>302.76</text:p>
          </table:table-cell>
          <table:table-cell table:number-columns-repeated="990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formula="of:=[.F195]/[.A195]" office:value-type="float" office:value="0.122325581395349" calcext:value-type="float">
            <text:p>0.1223255814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+[.R194]" office:value-type="float" office:value="0" calcext:value-type="float">
            <text:p>0</text:p>
          </table:table-cell>
          <table:table-cell table:formula="of:=[.D195]+[.S194]" office:value-type="float" office:value="0" calcext:value-type="float">
            <text:p>0</text:p>
          </table:table-cell>
          <table:table-cell table:formula="of:=[.E195]+[.T194]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990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F196]/[.A196]" office:value-type="float" office:value="0" calcext:value-type="float">
            <text:p>0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formula="of:=[.B196]+[.Q195]" office:value-type="float" office:value="0" calcext:value-type="float">
            <text:p>0</text:p>
          </table:table-cell>
          <table:table-cell table:formula="of:=[.C196]+[.R195]" office:value-type="float" office:value="0" calcext:value-type="float">
            <text:p>0</text:p>
          </table:table-cell>
          <table:table-cell table:formula="of:=[.D196]+[.S195]" office:value-type="float" office:value="0" calcext:value-type="float">
            <text:p>0</text:p>
          </table:table-cell>
          <table:table-cell table:formula="of:=[.E196]+[.T195]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990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table:formula="of:=[.F197]/[.A197]" office:value-type="float" office:value="0.102222222222222" calcext:value-type="float">
            <text:p>0.1022222222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formula="of:=[.B197]+[.Q196]" office:value-type="float" office:value="0" calcext:value-type="float">
            <text:p>0</text:p>
          </table:table-cell>
          <table:table-cell table:formula="of:=[.C197]+[.R196]" office:value-type="float" office:value="0" calcext:value-type="float">
            <text:p>0</text:p>
          </table:table-cell>
          <table:table-cell table:formula="of:=[.D197]+[.S196]" office:value-type="float" office:value="0" calcext:value-type="float">
            <text:p>0</text:p>
          </table:table-cell>
          <table:table-cell table:formula="of:=[.E197]+[.T196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0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F198]/[.A198]" office:value-type="float" office:value="0" calcext:value-type="float">
            <text:p>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formula="of:=[.B198]+[.Q197]" office:value-type="float" office:value="0" calcext:value-type="float">
            <text:p>0</text:p>
          </table:table-cell>
          <table:table-cell table:formula="of:=[.C198]+[.R197]" office:value-type="float" office:value="0" calcext:value-type="float">
            <text:p>0</text:p>
          </table:table-cell>
          <table:table-cell table:formula="of:=[.D198]+[.S197]" office:value-type="float" office:value="0" calcext:value-type="float">
            <text:p>0</text:p>
          </table:table-cell>
          <table:table-cell table:formula="of:=[.E198]+[.T1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2.82" calcext:value-type="float">
            <text:p>2.82</text:p>
          </table:table-cell>
          <table:table-cell table:formula="of:=[.F199]/[.A199]" office:value-type="float" office:value="0.06" calcext:value-type="float">
            <text:p>0.06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formula="of:=[.B199]+[.Q198]" office:value-type="float" office:value="0" calcext:value-type="float">
            <text:p>0</text:p>
          </table:table-cell>
          <table:table-cell table:formula="of:=[.C199]+[.R198]" office:value-type="float" office:value="0" calcext:value-type="float">
            <text:p>0</text:p>
          </table:table-cell>
          <table:table-cell table:formula="of:=[.D199]+[.S198]" office:value-type="float" office:value="0" calcext:value-type="float">
            <text:p>0</text:p>
          </table:table-cell>
          <table:table-cell table:formula="of:=[.E199]+[.T19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5"/>
          <table:table-cell office:value-type="float" office:value="0.96" calcext:value-type="float">
            <text:p>0.9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formula="of:=[.B200]+[.Q199]" office:value-type="float" office:value="0" calcext:value-type="float">
            <text:p>0</text:p>
          </table:table-cell>
          <table:table-cell table:formula="of:=[.C200]+[.R199]" office:value-type="float" office:value="0" calcext:value-type="float">
            <text:p>0</text:p>
          </table:table-cell>
          <table:table-cell table:formula="of:=[.D200]+[.S199]" office:value-type="float" office:value="0" calcext:value-type="float">
            <text:p>0</text:p>
          </table:table-cell>
          <table:table-cell table:formula="of:=[.E200]+[.T19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13">
          <table:table-cell table:number-columns-repeated="102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table:number-columns-repeated="6"/>
          <table:table-cell table:style-name="ce2" office:value-type="float" office:value="15" calcext:value-type="float">
            <text:p>15</text:p>
          </table:table-cell>
          <table:table-cell table:style-name="ce2"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office:value-type="float" office:value="5.54782" calcext:value-type="float">
            <text:p>5.5478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59082" calcext:value-type="float">
            <text:p>5.5908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.06" calcext:value-type="float">
            <text:p>23.0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28538" calcext:value-type="float">
            <text:p>0.2853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.3806" calcext:value-type="float">
            <text:p>17.380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239759" calcext:value-type="float">
            <text:p>0.23975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83742" calcext:value-type="float">
            <text:p>0.18374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74289" calcext:value-type="float">
            <text:p>0.17428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83742" calcext:value-type="float">
            <text:p>0.18374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39.38" calcext:value-type="float">
            <text:p>2139.3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5.9956" calcext:value-type="float">
            <text:p>35.99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1.0351" calcext:value-type="float">
            <text:p>41.035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7253" calcext:value-type="float">
            <text:p>0.725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28698" calcext:value-type="float">
            <text:p>2.2869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0816489" calcext:value-type="float">
            <text:p>0.081648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6" calcext:value-type="float">
            <text:p>0.1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64" calcext:value-type="float">
            <text:p>0.6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14" calcext:value-type="float">
            <text:p>1.1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44" calcext:value-type="float">
            <text:p>1.4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6" calcext:value-type="float">
            <text:p>3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62" calcext:value-type="float">
            <text:p>4.6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.88" calcext:value-type="float">
            <text:p>6.8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.2" calcext:value-type="float">
            <text:p>7.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.18" calcext:value-type="float">
            <text:p>11.1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.3" calcext:value-type="float">
            <text:p>15.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.92" calcext:value-type="float">
            <text:p>17.9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.42" calcext:value-type="float">
            <text:p>21.4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.68" calcext:value-type="float">
            <text:p>22.6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.86" calcext:value-type="float">
            <text:p>17.8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.8" calcext:value-type="float">
            <text:p>20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.02" calcext:value-type="float">
            <text:p>13.0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.08" calcext:value-type="float">
            <text:p>14.0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.7" calcext:value-type="float">
            <text:p>20.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8.72" calcext:value-type="float">
            <text:p>18.7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.56" calcext:value-type="float">
            <text:p>14.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.12" calcext:value-type="float">
            <text:p>15.1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.4" calcext:value-type="float">
            <text:p>8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.6" calcext:value-type="float">
            <text:p>11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.8" calcext:value-type="float">
            <text:p>7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.06" calcext:value-type="float">
            <text:p>8.0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12" calcext:value-type="float">
            <text:p>5.1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3" calcext:value-type="float">
            <text:p>3.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32" calcext:value-type="float">
            <text:p>4.3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18" calcext:value-type="float">
            <text:p>5.1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8" calcext:value-type="float">
            <text:p>3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34" calcext:value-type="float">
            <text:p>2.3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28" calcext:value-type="float">
            <text:p>3.2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04" calcext:value-type="float">
            <text:p>5.0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44" calcext:value-type="float">
            <text:p>3.4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76" calcext:value-type="float">
            <text:p>1.7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76" calcext:value-type="float">
            <text:p>2.7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96" calcext:value-type="float">
            <text:p>0.9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table:number-columns-repeated="1021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table:number-columns-repeated="6"/>
          <table:table-cell table:style-name="ce2" office:value-type="float" office:value="15" calcext:value-type="float">
            <text:p>15</text:p>
          </table:table-cell>
          <table:table-cell table:style-name="ce2" table:number-columns-repeated="1015"/>
        </table:table-row>
        <table:table-row table:style-name="ro2">
          <table:table-cell/>
          <table:table-cell office:value-type="float" office:value="5.46578" calcext:value-type="float">
            <text:p>5.4657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48966" calcext:value-type="float">
            <text:p>5.4896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.56" calcext:value-type="float">
            <text:p>23.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332623" calcext:value-type="float">
            <text:p>0.33262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.2656" calcext:value-type="float">
            <text:p>21.26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.96" calcext:value-type="float">
            <text:p>6.9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440586" calcext:value-type="float">
            <text:p>0.44058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58352" calcext:value-type="float">
            <text:p>0.15835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415371" calcext:value-type="float">
            <text:p>0.41537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58352" calcext:value-type="float">
            <text:p>0.15835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638.88" calcext:value-type="float">
            <text:p>2638.8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0.7603" calcext:value-type="float">
            <text:p>40.760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1.5372" calcext:value-type="float">
            <text:p>51.537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7456" calcext:value-type="float">
            <text:p>0.74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3106" calcext:value-type="float">
            <text:p>2.310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0875676" calcext:value-type="float">
            <text:p>0.087567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84" calcext:value-type="float">
            <text:p>1.8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7" calcext:value-type="float">
            <text:p>1.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28" calcext:value-type="float">
            <text:p>2.2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94" calcext:value-type="float">
            <text:p>2.9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4" calcext:value-type="float">
            <text:p>4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.92" calcext:value-type="float">
            <text:p>7.9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.68" calcext:value-type="float">
            <text:p>7.6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.28" calcext:value-type="float">
            <text:p>7.2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.4" calcext:value-type="float">
            <text:p>8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3.5" calcext:value-type="float">
            <text:p>13.5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6.32" calcext:value-type="float">
            <text:p>16.3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7.28" calcext:value-type="float">
            <text:p>17.2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.76" calcext:value-type="float">
            <text:p>19.7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.2" calcext:value-type="float">
            <text:p>15.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.74" calcext:value-type="float">
            <text:p>19.7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.56" calcext:value-type="float">
            <text:p>21.5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.54" calcext:value-type="float">
            <text:p>22.5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7.36" calcext:value-type="float">
            <text:p>27.3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5.6" calcext:value-type="float">
            <text:p>15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.6" calcext:value-type="float">
            <text:p>21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.52" calcext:value-type="float">
            <text:p>23.5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.88" calcext:value-type="float">
            <text:p>20.8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.4" calcext:value-type="float">
            <text:p>11.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.88" calcext:value-type="float">
            <text:p>14.8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.52" calcext:value-type="float">
            <text:p>11.5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.52" calcext:value-type="float">
            <text:p>9.5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.3" calcext:value-type="float">
            <text:p>6.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.8" calcext:value-type="float">
            <text:p>10.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44" calcext:value-type="float">
            <text:p>4.4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.12" calcext:value-type="float">
            <text:p>9.1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.58" calcext:value-type="float">
            <text:p>8.5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.6" calcext:value-type="float">
            <text:p>9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74" calcext:value-type="float">
            <text:p>5.7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.72" calcext:value-type="float">
            <text:p>6.7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.44" calcext:value-type="float">
            <text:p>3.4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.28" calcext:value-type="float">
            <text:p>5.2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7" calcext:value-type="float">
            <text:p>2.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92" calcext:value-type="float">
            <text:p>1.9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96" calcext:value-type="float">
            <text:p>1.96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04" calcext:value-type="float">
            <text:p>1.0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14" calcext:value-type="float">
            <text:p>1.1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32" calcext:value-type="float">
            <text:p>2.3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.22" calcext:value-type="float">
            <text:p>1.2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.48" calcext:value-type="float">
            <text:p>2.48</text:p>
          </table:table-cell>
          <table:table-cell table:number-columns-repeated="1021"/>
        </table:table-row>
      </table:table>
      <table:table table:name="ross-greedy" table:style-name="ta1">
        <table:table-column table:style-name="co2" table:number-columns-repeated="20" table:default-cell-style-name="Default"/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7" office:value-type="float" office:value="82" calcext:value-type="float">
            <text:p>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5"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73" calcext:value-type="float">
            <text:p>73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79" calcext:value-type="float">
            <text:p>79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0" calcext:value-type="float">
            <text:p>7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6" calcext:value-type="float">
            <text:p>7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3" office:value-type="float" office:value="87" calcext:value-type="float">
            <text:p>87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96" calcext:value-type="float">
            <text:p>9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6" office:value-type="float" office:value="95" calcext:value-type="float">
            <text:p>9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94" calcext:value-type="float">
            <text:p>9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 office:value-type="float" office:value="82" calcext:value-type="float">
            <text:p>82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 office:value-type="float" office:value="71" calcext:value-type="float">
            <text:p>7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" office:value-type="float" office:value="83" calcext:value-type="float">
            <text:p>8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9" calcext:value-type="float">
            <text:p>8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3" office:value-type="float" office:value="181" calcext:value-type="float">
            <text:p>18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3" office:value-type="float" office:value="175" calcext:value-type="float">
            <text:p>17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181" calcext:value-type="float">
            <text:p>18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3"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7"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4" office:value-type="float" office:value="167" calcext:value-type="float">
            <text:p>167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32" calcext:value-type="float">
            <text:p>132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181" calcext:value-type="float">
            <text:p>181</text:p>
          </table:table-cell>
          <table:table-cell table:number-columns-repeated="3" office:value-type="float" office:value="191" calcext:value-type="float">
            <text:p>19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6" office:value-type="float" office:value="168" calcext:value-type="float">
            <text:p>168</text:p>
          </table:table-cell>
          <table:table-cell office:value-type="float" office:value="185" calcext:value-type="float">
            <text:p>18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180" calcext:value-type="float">
            <text:p>180</text:p>
          </table:table-cell>
        </table:table-row>
        <table:table-row table:style-name="ro3"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number-columns-repeated="6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79" calcext:value-type="float">
            <text:p>1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74" calcext:value-type="float">
            <text:p>17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5" office:value-type="float" office:value="169" calcext:value-type="float">
            <text:p>169</text:p>
          </table:table-cell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3" office:value-type="float" office:value="174" calcext:value-type="float">
            <text:p>174</text:p>
          </table:table-cell>
          <table:table-cell table:number-columns-repeated="3" office:value-type="float" office:value="183" calcext:value-type="float">
            <text:p>18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68" calcext:value-type="float">
            <text:p>168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5" office:value-type="float" office:value="180" calcext:value-type="float">
            <text:p>1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table:number-columns-repeated="6" office:value-type="float" office:value="171" calcext:value-type="float">
            <text:p>17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166" calcext:value-type="float">
            <text:p>16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4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table:number-columns-repeated="6"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table:number-columns-repeated="7" office:value-type="float" office:value="169" calcext:value-type="float">
            <text:p>16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6" office:value-type="float" office:value="157" calcext:value-type="float">
            <text:p>15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193" calcext:value-type="float">
            <text:p>1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8" office:value-type="float" office:value="269" calcext:value-type="float">
            <text:p>26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3" office:value-type="float" office:value="269" calcext:value-type="float">
            <text:p>26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3" office:value-type="float" office:value="241" calcext:value-type="float">
            <text:p>241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4" office:value-type="float" office:value="238" calcext:value-type="float">
            <text:p>23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256" calcext:value-type="float">
            <text:p>25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4"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75" calcext:value-type="float">
            <text:p>27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3" office:value-type="float" office:value="253" calcext:value-type="float">
            <text:p>253</text:p>
          </table:table-cell>
          <table:table-cell office:value-type="float" office:value="277" calcext:value-type="float">
            <text:p>2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5" office:value-type="float" office:value="253" calcext:value-type="float">
            <text:p>253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4"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68" calcext:value-type="float">
            <text:p>268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7" office:value-type="float" office:value="248" calcext:value-type="float">
            <text:p>24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3" office:value-type="float" office:value="251" calcext:value-type="float">
            <text:p>25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6" office:value-type="float" office:value="259" calcext:value-type="float">
            <text:p>259</text:p>
          </table:table-cell>
        </table:table-row>
        <table:table-row table:style-name="ro3"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247" calcext:value-type="float">
            <text:p>247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4" office:value-type="float" office:value="238" calcext:value-type="float">
            <text:p>2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206" calcext:value-type="float">
            <text:p>20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264" calcext:value-type="float">
            <text:p>26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29" calcext:value-type="float">
            <text:p>229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93" calcext:value-type="float">
            <text:p>29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table:number-columns-repeated="5"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5" office:value-type="float" office:value="250" calcext:value-type="float">
            <text:p>25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4" office:value-type="float" office:value="267" calcext:value-type="float">
            <text:p>26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191" calcext:value-type="float">
            <text:p>191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number-columns-repeated="5" office:value-type="float" office:value="199" calcext:value-type="float">
            <text:p>199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3"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89" calcext:value-type="float">
            <text:p>28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222" calcext:value-type="float">
            <text:p>222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5" office:value-type="float" office:value="253" calcext:value-type="float">
            <text:p>25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3" office:value-type="float" office:value="283" calcext:value-type="float">
            <text:p>2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243" calcext:value-type="float">
            <text:p>243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5" office:value-type="float" office:value="285" calcext:value-type="float">
            <text:p>2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4"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table:number-columns-repeated="5" office:value-type="float" office:value="186" calcext:value-type="float">
            <text:p>186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4" office:value-type="float" office:value="243" calcext:value-type="float">
            <text:p>2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5" office:value-type="float" office:value="255" calcext:value-type="float">
            <text:p>25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4" office:value-type="float" office:value="232" calcext:value-type="float">
            <text:p>232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3" office:value-type="float" office:value="249" calcext:value-type="float">
            <text:p>24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table:number-columns-repeated="4" office:value-type="float" office:value="231" calcext:value-type="float">
            <text:p>231</text:p>
          </table:table-cell>
          <table:table-cell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213" calcext:value-type="float">
            <text:p>213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3"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table:number-columns-repeated="5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6" office:value-type="float" office:value="244" calcext:value-type="float">
            <text:p>2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3" office:value-type="float" office:value="267" calcext:value-type="float">
            <text:p>267</text:p>
          </table:table-cell>
          <table:table-cell office:value-type="float" office:value="276" calcext:value-type="float">
            <text:p>276</text:p>
          </table:table-cell>
        </table:table-row>
        <table:table-row table:style-name="ro3">
          <table:table-cell table:style-name="ce9" table:formula="of:=AVERAGE([.A1:.A50])" office:value-type="float" office:value="0.76" calcext:value-type="float">
            <text:p>0.76</text:p>
          </table:table-cell>
          <table:table-cell table:style-name="ce9" table:formula="of:=AVERAGE([.B1:.B50])" office:value-type="float" office:value="1.3" calcext:value-type="float">
            <text:p>1.3</text:p>
          </table:table-cell>
          <table:table-cell table:style-name="ce9" table:formula="of:=AVERAGE([.C1:.C50])" office:value-type="float" office:value="4.22" calcext:value-type="float">
            <text:p>4.22</text:p>
          </table:table-cell>
          <table:table-cell table:style-name="ce9" table:formula="of:=AVERAGE([.D1:.D50])" office:value-type="float" office:value="9.84" calcext:value-type="float">
            <text:p>9.84</text:p>
          </table:table-cell>
          <table:table-cell table:style-name="ce9" table:formula="of:=AVERAGE([.E1:.E50])" office:value-type="float" office:value="15.52" calcext:value-type="float">
            <text:p>15.52</text:p>
          </table:table-cell>
          <table:table-cell table:style-name="ce9" table:formula="of:=AVERAGE([.F1:.F50])" office:value-type="float" office:value="21.24" calcext:value-type="float">
            <text:p>21.24</text:p>
          </table:table-cell>
          <table:table-cell table:style-name="ce9" table:formula="of:=AVERAGE([.G1:.G50])" office:value-type="float" office:value="27.14" calcext:value-type="float">
            <text:p>27.14</text:p>
          </table:table-cell>
          <table:table-cell table:style-name="ce9" table:formula="of:=AVERAGE([.H1:.H50])" office:value-type="float" office:value="34.36" calcext:value-type="float">
            <text:p>34.36</text:p>
          </table:table-cell>
          <table:table-cell table:style-name="ce9" table:formula="of:=AVERAGE([.I1:.I50])" office:value-type="float" office:value="40.86" calcext:value-type="float">
            <text:p>40.86</text:p>
          </table:table-cell>
          <table:table-cell table:style-name="ce9" table:formula="of:=AVERAGE([.J1:.J50])" office:value-type="float" office:value="45.6" calcext:value-type="float">
            <text:p>45.6</text:p>
          </table:table-cell>
          <table:table-cell table:style-name="ce9" table:formula="of:=AVERAGE([.K1:.K50])" office:value-type="float" office:value="51.08" calcext:value-type="float">
            <text:p>51.08</text:p>
          </table:table-cell>
          <table:table-cell table:style-name="ce9" table:formula="of:=AVERAGE([.L1:.L50])" office:value-type="float" office:value="54.64" calcext:value-type="float">
            <text:p>54.64</text:p>
          </table:table-cell>
          <table:table-cell table:style-name="ce9" table:formula="of:=AVERAGE([.M1:.M50])" office:value-type="float" office:value="59.74" calcext:value-type="float">
            <text:p>59.74</text:p>
          </table:table-cell>
          <table:table-cell table:style-name="ce9" table:formula="of:=AVERAGE([.N1:.N50])" office:value-type="float" office:value="64.34" calcext:value-type="float">
            <text:p>64.34</text:p>
          </table:table-cell>
          <table:table-cell table:style-name="ce9" table:formula="of:=AVERAGE([.O1:.O50])" office:value-type="float" office:value="68.68" calcext:value-type="float">
            <text:p>68.68</text:p>
          </table:table-cell>
          <table:table-cell table:style-name="ce9" table:formula="of:=AVERAGE([.P1:.P50])" office:value-type="float" office:value="71.82" calcext:value-type="float">
            <text:p>71.82</text:p>
          </table:table-cell>
          <table:table-cell table:style-name="ce9" table:formula="of:=AVERAGE([.Q1:.Q50])" office:value-type="float" office:value="75.26" calcext:value-type="float">
            <text:p>75.26</text:p>
          </table:table-cell>
          <table:table-cell table:style-name="ce9" table:formula="of:=AVERAGE([.R1:.R50])" office:value-type="float" office:value="76.72" calcext:value-type="float">
            <text:p>76.72</text:p>
          </table:table-cell>
          <table:table-cell table:style-name="ce9" table:formula="of:=AVERAGE([.S1:.S50])" office:value-type="float" office:value="79.3" calcext:value-type="float">
            <text:p>79.3</text:p>
          </table:table-cell>
          <table:table-cell table:style-name="ce9" table:formula="of:=AVERAGE([.T1:.T50])" office:value-type="float" office:value="81.72" calcext:value-type="float">
            <text:p>81.72</text:p>
          </table:table-cell>
        </table:table-row>
        <table:table-row table:style-name="ro3">
          <table:table-cell table:style-name="ce9" table:formula="of:=STDEVP([.A1:.A50])" office:value-type="float" office:value="1.37927517196533" calcext:value-type="float">
            <text:p>1.379275172</text:p>
          </table:table-cell>
          <table:table-cell table:style-name="ce9" table:formula="of:=STDEVP([.B1:.B50])" office:value-type="float" office:value="2.19317121994613" calcext:value-type="float">
            <text:p>2.1931712199</text:p>
          </table:table-cell>
          <table:table-cell table:style-name="ce9" table:formula="of:=STDEVP([.C1:.C50])" office:value-type="float" office:value="5.77681573187167" calcext:value-type="float">
            <text:p>5.7768157319</text:p>
          </table:table-cell>
          <table:table-cell table:style-name="ce9" table:formula="of:=STDEVP([.D1:.D50])" office:value-type="float" office:value="10.2065861089788" calcext:value-type="float">
            <text:p>10.206586109</text:p>
          </table:table-cell>
          <table:table-cell table:style-name="ce9" table:formula="of:=STDEVP([.E1:.E50])" office:value-type="float" office:value="11.6468708243888" calcext:value-type="float">
            <text:p>11.6468708244</text:p>
          </table:table-cell>
          <table:table-cell table:style-name="ce9" table:formula="of:=STDEVP([.F1:.F50])" office:value-type="float" office:value="11.21170816602" calcext:value-type="float">
            <text:p>11.211708166</text:p>
          </table:table-cell>
          <table:table-cell table:style-name="ce9" table:formula="of:=STDEVP([.G1:.G50])" office:value-type="float" office:value="12.3369526221024" calcext:value-type="float">
            <text:p>12.3369526221</text:p>
          </table:table-cell>
          <table:table-cell table:style-name="ce9" table:formula="of:=STDEVP([.H1:.H50])" office:value-type="float" office:value="14.0922106143784" calcext:value-type="float">
            <text:p>14.0922106144</text:p>
          </table:table-cell>
          <table:table-cell table:style-name="ce9" table:formula="of:=STDEVP([.I1:.I50])" office:value-type="float" office:value="14.1943791692346" calcext:value-type="float">
            <text:p>14.1943791692</text:p>
          </table:table-cell>
          <table:table-cell table:style-name="ce9" table:formula="of:=STDEVP([.J1:.J50])" office:value-type="float" office:value="15.5009677117269" calcext:value-type="float">
            <text:p>15.5009677117</text:p>
          </table:table-cell>
          <table:table-cell table:style-name="ce9" table:formula="of:=STDEVP([.K1:.K50])" office:value-type="float" office:value="15.9559894710419" calcext:value-type="float">
            <text:p>15.955989471</text:p>
          </table:table-cell>
          <table:table-cell table:style-name="ce9" table:formula="of:=STDEVP([.L1:.L50])" office:value-type="float" office:value="15.0116754561241" calcext:value-type="float">
            <text:p>15.0116754561</text:p>
          </table:table-cell>
          <table:table-cell table:style-name="ce9" table:formula="of:=STDEVP([.M1:.M50])" office:value-type="float" office:value="12.7684141536841" calcext:value-type="float">
            <text:p>12.7684141537</text:p>
          </table:table-cell>
          <table:table-cell table:style-name="ce9" table:formula="of:=STDEVP([.N1:.N50])" office:value-type="float" office:value="11.9693107570988" calcext:value-type="float">
            <text:p>11.9693107571</text:p>
          </table:table-cell>
          <table:table-cell table:style-name="ce9" table:formula="of:=STDEVP([.O1:.O50])" office:value-type="float" office:value="12.4232684910212" calcext:value-type="float">
            <text:p>12.423268491</text:p>
          </table:table-cell>
          <table:table-cell table:style-name="ce9" table:formula="of:=STDEVP([.P1:.P50])" office:value-type="float" office:value="11.3854117185107" calcext:value-type="float">
            <text:p>11.3854117185</text:p>
          </table:table-cell>
          <table:table-cell table:style-name="ce9" table:formula="of:=STDEVP([.Q1:.Q50])" office:value-type="float" office:value="9.53060333871891" calcext:value-type="float">
            <text:p>9.5306033387</text:p>
          </table:table-cell>
          <table:table-cell table:style-name="ce9" table:formula="of:=STDEVP([.R1:.R50])" office:value-type="float" office:value="9.112716389749" calcext:value-type="float">
            <text:p>9.1127163897</text:p>
          </table:table-cell>
          <table:table-cell table:style-name="ce9" table:formula="of:=STDEVP([.S1:.S50])" office:value-type="float" office:value="7.85429818634358" calcext:value-type="float">
            <text:p>7.8542981863</text:p>
          </table:table-cell>
          <table:table-cell table:style-name="ce9" table:formula="of:=STDEVP([.T1:.T50])" office:value-type="float" office:value="7.02862717747925" calcext:value-type="float">
            <text:p>7.0286271775</text:p>
          </table:table-cell>
        </table:table-row>
        <table:table-row table:style-name="ro3">
          <table:table-cell table:style-name="ce9" table:formula="of:=CONFIDENCE(0.05; [.A152]; 49)" office:value-type="float" office:value="0.386189951688906" calcext:value-type="float">
            <text:p>0.3861899517</text:p>
          </table:table-cell>
          <table:table-cell table:style-name="ce9" table:formula="of:=CONFIDENCE(0.05; [.B152]; 49)" office:value-type="float" office:value="0.614076657574884" calcext:value-type="float">
            <text:p>0.6140766576</text:p>
          </table:table-cell>
          <table:table-cell table:style-name="ce9" table:formula="of:=CONFIDENCE(0.05; [.C152]; 49)" office:value-type="float" office:value="1.61747868282755" calcext:value-type="float">
            <text:p>1.6174786828</text:p>
          </table:table-cell>
          <table:table-cell table:style-name="ce9" table:formula="of:=CONFIDENCE(0.05; [.D152]; 49)" office:value-type="float" office:value="2.85779159695791" calcext:value-type="float">
            <text:p>2.857791597</text:p>
          </table:table-cell>
          <table:table-cell table:style-name="ce9" table:formula="of:=CONFIDENCE(0.05; [.E152]; 49)" office:value-type="float" office:value="3.26106390691321" calcext:value-type="float">
            <text:p>3.2610639069</text:p>
          </table:table-cell>
          <table:table-cell table:style-name="ce9" table:formula="of:=CONFIDENCE(0.05; [.F152]; 49)" office:value-type="float" office:value="3.13922060151041" calcext:value-type="float">
            <text:p>3.1392206015</text:p>
          </table:table-cell>
          <table:table-cell table:style-name="ce9" table:formula="of:=CONFIDENCE(0.05; [.G152]; 49)" office:value-type="float" office:value="3.45428325975682" calcext:value-type="float">
            <text:p>3.4542832598</text:p>
          </table:table-cell>
          <table:table-cell table:style-name="ce9" table:formula="of:=CONFIDENCE(0.05; [.H152]; 49)" office:value-type="float" office:value="3.9457464666764" calcext:value-type="float">
            <text:p>3.9457464667</text:p>
          </table:table-cell>
          <table:table-cell table:style-name="ce9" table:formula="of:=CONFIDENCE(0.05; [.I152]; 49)" office:value-type="float" office:value="3.97435313637219" calcext:value-type="float">
            <text:p>3.9743531364</text:p>
          </table:table-cell>
          <table:table-cell table:style-name="ce9" table:formula="of:=CONFIDENCE(0.05; [.J152]; 49)" office:value-type="float" office:value="4.34019120578614" calcext:value-type="float">
            <text:p>4.3401912058</text:p>
          </table:table-cell>
          <table:table-cell table:style-name="ce9" table:formula="of:=CONFIDENCE(0.05; [.K152]; 49)" office:value-type="float" office:value="4.46759495727749" calcext:value-type="float">
            <text:p>4.4675949573</text:p>
          </table:table-cell>
          <table:table-cell table:style-name="ce9" table:formula="of:=CONFIDENCE(0.05; [.L152]; 49)" office:value-type="float" office:value="4.20319189165817" calcext:value-type="float">
            <text:p>4.2031918917</text:p>
          </table:table-cell>
          <table:table-cell table:style-name="ce9" table:formula="of:=CONFIDENCE(0.05; [.M152]; 49)" office:value-type="float" office:value="3.57509026870175" calcext:value-type="float">
            <text:p>3.5750902687</text:p>
          </table:table-cell>
          <table:table-cell table:style-name="ce9" table:formula="of:=CONFIDENCE(0.05; [.N152]; 49)" office:value-type="float" office:value="3.35134542909734" calcext:value-type="float">
            <text:p>3.3513454291</text:p>
          </table:table-cell>
          <table:table-cell table:style-name="ce9" table:formula="of:=CONFIDENCE(0.05; [.O152]; 49)" office:value-type="float" office:value="3.47845125895326" calcext:value-type="float">
            <text:p>3.478451259</text:p>
          </table:table-cell>
          <table:table-cell table:style-name="ce9" table:formula="of:=CONFIDENCE(0.05; [.P152]; 49)" office:value-type="float" office:value="3.1878567024916" calcext:value-type="float">
            <text:p>3.1878567025</text:p>
          </table:table-cell>
          <table:table-cell table:style-name="ce9" table:formula="of:=CONFIDENCE(0.05; [.Q152]; 49)" office:value-type="float" office:value="2.66851989926089" calcext:value-type="float">
            <text:p>2.6685198993</text:p>
          </table:table-cell>
          <table:table-cell table:style-name="ce9" table:formula="of:=CONFIDENCE(0.05; [.R152]; 49)" office:value-type="float" office:value="2.55151370360513" calcext:value-type="float">
            <text:p>2.5515137036</text:p>
          </table:table-cell>
          <table:table-cell table:style-name="ce9" table:formula="of:=CONFIDENCE(0.05; [.S152]; 49)" office:value-type="float" office:value="2.19916308129595" calcext:value-type="float">
            <text:p>2.1991630813</text:p>
          </table:table-cell>
          <table:table-cell table:style-name="ce9" table:formula="of:=CONFIDENCE(0.05; [.T152]; 49)" office:value-type="float" office:value="1.96797944694554" calcext:value-type="float">
            <text:p>1.9679794469</text:p>
          </table:table-cell>
        </table:table-row>
        <table:table-row table:style-name="ro3">
          <table:table-cell table:style-name="ce9" table:formula="of:=AVERAGE([.A51:.A100])" office:value-type="float" office:value="1.98" calcext:value-type="float">
            <text:p>1.98</text:p>
          </table:table-cell>
          <table:table-cell table:style-name="ce9" table:formula="of:=AVERAGE([.B51:.B100])" office:value-type="float" office:value="6.04" calcext:value-type="float">
            <text:p>6.04</text:p>
          </table:table-cell>
          <table:table-cell table:style-name="ce9" table:formula="of:=AVERAGE([.C51:.C100])" office:value-type="float" office:value="13.46" calcext:value-type="float">
            <text:p>13.46</text:p>
          </table:table-cell>
          <table:table-cell table:style-name="ce9" table:formula="of:=AVERAGE([.D51:.D100])" office:value-type="float" office:value="27.38" calcext:value-type="float">
            <text:p>27.38</text:p>
          </table:table-cell>
          <table:table-cell table:style-name="ce9" table:formula="of:=AVERAGE([.E51:.E100])" office:value-type="float" office:value="37.76" calcext:value-type="float">
            <text:p>37.76</text:p>
          </table:table-cell>
          <table:table-cell table:style-name="ce9" table:formula="of:=AVERAGE([.F51:.F100])" office:value-type="float" office:value="51.52" calcext:value-type="float">
            <text:p>51.52</text:p>
          </table:table-cell>
          <table:table-cell table:style-name="ce9" table:formula="of:=AVERAGE([.G51:.G100])" office:value-type="float" office:value="62.84" calcext:value-type="float">
            <text:p>62.84</text:p>
          </table:table-cell>
          <table:table-cell table:style-name="ce9" table:formula="of:=AVERAGE([.H51:.H100])" office:value-type="float" office:value="78" calcext:value-type="float">
            <text:p>78</text:p>
          </table:table-cell>
          <table:table-cell table:style-name="ce9" table:formula="of:=AVERAGE([.I51:.I100])" office:value-type="float" office:value="89.52" calcext:value-type="float">
            <text:p>89.52</text:p>
          </table:table-cell>
          <table:table-cell table:style-name="ce9" table:formula="of:=AVERAGE([.J51:.J100])" office:value-type="float" office:value="101.4" calcext:value-type="float">
            <text:p>101.4</text:p>
          </table:table-cell>
          <table:table-cell table:style-name="ce9" table:formula="of:=AVERAGE([.K51:.K100])" office:value-type="float" office:value="109.72" calcext:value-type="float">
            <text:p>109.72</text:p>
          </table:table-cell>
          <table:table-cell table:style-name="ce9" table:formula="of:=AVERAGE([.L51:.L100])" office:value-type="float" office:value="125.18" calcext:value-type="float">
            <text:p>125.18</text:p>
          </table:table-cell>
          <table:table-cell table:style-name="ce9" table:formula="of:=AVERAGE([.M51:.M100])" office:value-type="float" office:value="136.34" calcext:value-type="float">
            <text:p>136.34</text:p>
          </table:table-cell>
          <table:table-cell table:style-name="ce9" table:formula="of:=AVERAGE([.N51:.N100])" office:value-type="float" office:value="142.18" calcext:value-type="float">
            <text:p>142.18</text:p>
          </table:table-cell>
          <table:table-cell table:style-name="ce9" table:formula="of:=AVERAGE([.O51:.O100])" office:value-type="float" office:value="149.66" calcext:value-type="float">
            <text:p>149.66</text:p>
          </table:table-cell>
          <table:table-cell table:style-name="ce9" table:formula="of:=AVERAGE([.P51:.P100])" office:value-type="float" office:value="154.6" calcext:value-type="float">
            <text:p>154.6</text:p>
          </table:table-cell>
          <table:table-cell table:style-name="ce9" table:formula="of:=AVERAGE([.Q51:.Q100])" office:value-type="float" office:value="159.52" calcext:value-type="float">
            <text:p>159.52</text:p>
          </table:table-cell>
          <table:table-cell table:style-name="ce9" table:formula="of:=AVERAGE([.R51:.R100])" office:value-type="float" office:value="164.24" calcext:value-type="float">
            <text:p>164.24</text:p>
          </table:table-cell>
          <table:table-cell table:style-name="ce9" table:formula="of:=AVERAGE([.S51:.S100])" office:value-type="float" office:value="168.34" calcext:value-type="float">
            <text:p>168.34</text:p>
          </table:table-cell>
          <table:table-cell table:style-name="ce9" table:formula="of:=AVERAGE([.T51:.T100])" office:value-type="float" office:value="172.72" calcext:value-type="float">
            <text:p>172.72</text:p>
          </table:table-cell>
        </table:table-row>
        <table:table-row table:style-name="ro3">
          <table:table-cell table:style-name="ce9" table:formula="of:=STDEVP([.A51:.A100])" office:value-type="float" office:value="4.40676752279945" calcext:value-type="float">
            <text:p>4.4067675228</text:p>
          </table:table-cell>
          <table:table-cell table:style-name="ce9" table:formula="of:=STDEVP([.B51:.B100])" office:value-type="float" office:value="7.94219113343415" calcext:value-type="float">
            <text:p>7.9421911334</text:p>
          </table:table-cell>
          <table:table-cell table:style-name="ce9" table:formula="of:=STDEVP([.C51:.C100])" office:value-type="float" office:value="13.1745360449619" calcext:value-type="float">
            <text:p>13.174536045</text:p>
          </table:table-cell>
          <table:table-cell table:style-name="ce9" table:formula="of:=STDEVP([.D51:.D100])" office:value-type="float" office:value="18.1899862561795" calcext:value-type="float">
            <text:p>18.1899862562</text:p>
          </table:table-cell>
          <table:table-cell table:style-name="ce9" table:formula="of:=STDEVP([.E51:.E100])" office:value-type="float" office:value="21.4947063250466" calcext:value-type="float">
            <text:p>21.494706325</text:p>
          </table:table-cell>
          <table:table-cell table:style-name="ce9" table:formula="of:=STDEVP([.F51:.F100])" office:value-type="float" office:value="22.3644718247492" calcext:value-type="float">
            <text:p>22.3644718247</text:p>
          </table:table-cell>
          <table:table-cell table:style-name="ce9" table:formula="of:=STDEVP([.G51:.G100])" office:value-type="float" office:value="22.8773774720793" calcext:value-type="float">
            <text:p>22.8773774721</text:p>
          </table:table-cell>
          <table:table-cell table:style-name="ce9" table:formula="of:=STDEVP([.H51:.H100])" office:value-type="float" office:value="25.5890601624991" calcext:value-type="float">
            <text:p>25.5890601625</text:p>
          </table:table-cell>
          <table:table-cell table:style-name="ce9" table:formula="of:=STDEVP([.I51:.I100])" office:value-type="float" office:value="25.69765748079" calcext:value-type="float">
            <text:p>25.6976574808</text:p>
          </table:table-cell>
          <table:table-cell table:style-name="ce9" table:formula="of:=STDEVP([.J51:.J100])" office:value-type="float" office:value="23.1767124502161" calcext:value-type="float">
            <text:p>23.1767124502</text:p>
          </table:table-cell>
          <table:table-cell table:style-name="ce9" table:formula="of:=STDEVP([.K51:.K100])" office:value-type="float" office:value="23.0564871565466" calcext:value-type="float">
            <text:p>23.0564871565</text:p>
          </table:table-cell>
          <table:table-cell table:style-name="ce9" table:formula="of:=STDEVP([.L51:.L100])" office:value-type="float" office:value="22.0560105186772" calcext:value-type="float">
            <text:p>22.0560105187</text:p>
          </table:table-cell>
          <table:table-cell table:style-name="ce9" table:formula="of:=STDEVP([.M51:.M100])" office:value-type="float" office:value="22.6668127446273" calcext:value-type="float">
            <text:p>22.6668127446</text:p>
          </table:table-cell>
          <table:table-cell table:style-name="ce9" table:formula="of:=STDEVP([.N51:.N100])" office:value-type="float" office:value="22.8102520810271" calcext:value-type="float">
            <text:p>22.810252081</text:p>
          </table:table-cell>
          <table:table-cell table:style-name="ce9" table:formula="of:=STDEVP([.O51:.O100])" office:value-type="float" office:value="23.1349173328975" calcext:value-type="float">
            <text:p>23.1349173329</text:p>
          </table:table-cell>
          <table:table-cell table:style-name="ce9" table:formula="of:=STDEVP([.P51:.P100])" office:value-type="float" office:value="20.7113495455994" calcext:value-type="float">
            <text:p>20.7113495456</text:p>
          </table:table-cell>
          <table:table-cell table:style-name="ce9" table:formula="of:=STDEVP([.Q51:.Q100])" office:value-type="float" office:value="20.0152341979803" calcext:value-type="float">
            <text:p>20.015234198</text:p>
          </table:table-cell>
          <table:table-cell table:style-name="ce9" table:formula="of:=STDEVP([.R51:.R100])" office:value-type="float" office:value="20.4524423969364" calcext:value-type="float">
            <text:p>20.4524423969</text:p>
          </table:table-cell>
          <table:table-cell table:style-name="ce9" table:formula="of:=STDEVP([.S51:.S100])" office:value-type="float" office:value="18.246764096683" calcext:value-type="float">
            <text:p>18.2467640967</text:p>
          </table:table-cell>
          <table:table-cell table:style-name="ce9" table:formula="of:=STDEVP([.T51:.T100])" office:value-type="float" office:value="17.3470919753139" calcext:value-type="float">
            <text:p>17.3470919753</text:p>
          </table:table-cell>
        </table:table-row>
        <table:table-row table:style-name="ro3">
          <table:table-cell table:style-name="ce9" table:formula="of:=CONFIDENCE(0.05; [.A155]; 49)" office:value-type="float" office:value="1.23387223327539" calcext:value-type="float">
            <text:p>1.2338722333</text:p>
          </table:table-cell>
          <table:table-cell table:style-name="ce9" table:formula="of:=CONFIDENCE(0.05; [.B155]; 49)" office:value-type="float" office:value="2.22377265426633" calcext:value-type="float">
            <text:p>2.2237726543</text:p>
          </table:table-cell>
          <table:table-cell table:style-name="ce9" table:formula="of:=CONFIDENCE(0.05; [.C155]; 49)" office:value-type="float" office:value="3.68880230873572" calcext:value-type="float">
            <text:p>3.6888023087</text:p>
          </table:table-cell>
          <table:table-cell table:style-name="ce9" table:formula="of:=CONFIDENCE(0.05; [.D155]; 49)" office:value-type="float" office:value="5.09310256305578" calcext:value-type="float">
            <text:p>5.0931025631</text:p>
          </table:table-cell>
          <table:table-cell table:style-name="ce9" table:formula="of:=CONFIDENCE(0.05; [.E155]; 49)" office:value-type="float" office:value="6.01840717933667" calcext:value-type="float">
            <text:p>6.0184071793</text:p>
          </table:table-cell>
          <table:table-cell table:style-name="ce9" table:formula="of:=CONFIDENCE(0.05; [.F155]; 49)" office:value-type="float" office:value="6.26193704425274" calcext:value-type="float">
            <text:p>6.2619370443</text:p>
          </table:table-cell>
          <table:table-cell table:style-name="ce9" table:formula="of:=CONFIDENCE(0.05; [.G155]; 49)" office:value-type="float" office:value="6.40554798657191" calcext:value-type="float">
            <text:p>6.4055479866</text:p>
          </table:table-cell>
          <table:table-cell table:style-name="ce9" table:formula="of:=CONFIDENCE(0.05; [.H155]; 49)" office:value-type="float" office:value="7.16480518810385" calcext:value-type="float">
            <text:p>7.1648051881</text:p>
          </table:table-cell>
          <table:table-cell table:style-name="ce9" table:formula="of:=CONFIDENCE(0.05; [.I155]; 49)" office:value-type="float" office:value="7.19521187848494" calcext:value-type="float">
            <text:p>7.1952118785</text:p>
          </table:table-cell>
          <table:table-cell table:style-name="ce9" table:formula="of:=CONFIDENCE(0.05; [.J155]; 49)" office:value-type="float" office:value="6.48936024035208" calcext:value-type="float">
            <text:p>6.4893602404</text:p>
          </table:table-cell>
          <table:table-cell table:style-name="ce9" table:formula="of:=CONFIDENCE(0.05; [.K155]; 49)" office:value-type="float" office:value="6.45569777669167" calcext:value-type="float">
            <text:p>6.4556977767</text:p>
          </table:table-cell>
          <table:table-cell table:style-name="ce9" table:formula="of:=CONFIDENCE(0.05; [.L155]; 49)" office:value-type="float" office:value="6.17556946560628" calcext:value-type="float">
            <text:p>6.1755694656</text:p>
          </table:table-cell>
          <table:table-cell table:style-name="ce9" table:formula="of:=CONFIDENCE(0.05; [.M155]; 49)" office:value-type="float" office:value="6.34659094625472" calcext:value-type="float">
            <text:p>6.3465909463</text:p>
          </table:table-cell>
          <table:table-cell table:style-name="ce9" table:formula="of:=CONFIDENCE(0.05; [.N155]; 49)" office:value-type="float" office:value="6.38675322244184" calcext:value-type="float">
            <text:p>6.3867532224</text:p>
          </table:table-cell>
          <table:table-cell table:style-name="ce9" table:formula="of:=CONFIDENCE(0.05; [.O155]; 49)" office:value-type="float" office:value="6.4776578225415" calcext:value-type="float">
            <text:p>6.4776578225</text:p>
          </table:table-cell>
          <table:table-cell table:style-name="ce9" table:formula="of:=CONFIDENCE(0.05; [.P155]; 49)" office:value-type="float" office:value="5.79907131151354" calcext:value-type="float">
            <text:p>5.7990713115</text:p>
          </table:table-cell>
          <table:table-cell table:style-name="ce9" table:formula="of:=CONFIDENCE(0.05; [.Q155]; 49)" office:value-type="float" office:value="5.6041625957394" calcext:value-type="float">
            <text:p>5.6041625957</text:p>
          </table:table-cell>
          <table:table-cell table:style-name="ce9" table:formula="of:=CONFIDENCE(0.05; [.R155]; 49)" office:value-type="float" office:value="5.72657864198219" calcext:value-type="float">
            <text:p>5.726578642</text:p>
          </table:table-cell>
          <table:table-cell table:style-name="ce9" table:formula="of:=CONFIDENCE(0.05; [.S155]; 49)" office:value-type="float" office:value="5.10900006627103" calcext:value-type="float">
            <text:p>5.1090000663</text:p>
          </table:table-cell>
          <table:table-cell table:style-name="ce9" table:formula="of:=CONFIDENCE(0.05; [.T155]; 49)" office:value-type="float" office:value="4.85709650115986" calcext:value-type="float">
            <text:p>4.8570965012</text:p>
          </table:table-cell>
        </table:table-row>
        <table:table-row table:style-name="ro3">
          <table:table-cell table:style-name="ce9" table:formula="of:=AVERAGE([.A101:.A150])" office:value-type="float" office:value="1.1" calcext:value-type="float">
            <text:p>1.1</text:p>
          </table:table-cell>
          <table:table-cell table:style-name="ce9" table:formula="of:=AVERAGE([.B101:.B150])" office:value-type="float" office:value="7.48" calcext:value-type="float">
            <text:p>7.48</text:p>
          </table:table-cell>
          <table:table-cell table:style-name="ce9" table:formula="of:=AVERAGE([.C101:.C150])" office:value-type="float" office:value="21.52" calcext:value-type="float">
            <text:p>21.52</text:p>
          </table:table-cell>
          <table:table-cell table:style-name="ce9" table:formula="of:=AVERAGE([.D101:.D150])" office:value-type="float" office:value="38.26" calcext:value-type="float">
            <text:p>38.26</text:p>
          </table:table-cell>
          <table:table-cell table:style-name="ce9" table:formula="of:=AVERAGE([.E101:.E150])" office:value-type="float" office:value="59.96" calcext:value-type="float">
            <text:p>59.96</text:p>
          </table:table-cell>
          <table:table-cell table:style-name="ce9" table:formula="of:=AVERAGE([.F101:.F150])" office:value-type="float" office:value="81.68" calcext:value-type="float">
            <text:p>81.68</text:p>
          </table:table-cell>
          <table:table-cell table:style-name="ce9" table:formula="of:=AVERAGE([.G101:.G150])" office:value-type="float" office:value="102.52" calcext:value-type="float">
            <text:p>102.52</text:p>
          </table:table-cell>
          <table:table-cell table:style-name="ce9" table:formula="of:=AVERAGE([.H101:.H150])" office:value-type="float" office:value="129" calcext:value-type="float">
            <text:p>129</text:p>
          </table:table-cell>
          <table:table-cell table:style-name="ce9" table:formula="of:=AVERAGE([.I101:.I150])" office:value-type="float" office:value="146.28" calcext:value-type="float">
            <text:p>146.28</text:p>
          </table:table-cell>
          <table:table-cell table:style-name="ce9" table:formula="of:=AVERAGE([.J101:.J150])" office:value-type="float" office:value="166.96" calcext:value-type="float">
            <text:p>166.96</text:p>
          </table:table-cell>
          <table:table-cell table:style-name="ce9" table:formula="of:=AVERAGE([.K101:.K150])" office:value-type="float" office:value="179.98" calcext:value-type="float">
            <text:p>179.98</text:p>
          </table:table-cell>
          <table:table-cell table:style-name="ce9" table:formula="of:=AVERAGE([.L101:.L150])" office:value-type="float" office:value="194.72" calcext:value-type="float">
            <text:p>194.72</text:p>
          </table:table-cell>
          <table:table-cell table:style-name="ce9" table:formula="of:=AVERAGE([.M101:.M150])" office:value-type="float" office:value="208.48" calcext:value-type="float">
            <text:p>208.48</text:p>
          </table:table-cell>
          <table:table-cell table:style-name="ce9" table:formula="of:=AVERAGE([.N101:.N150])" office:value-type="float" office:value="218.84" calcext:value-type="float">
            <text:p>218.84</text:p>
          </table:table-cell>
          <table:table-cell table:style-name="ce9" table:formula="of:=AVERAGE([.O101:.O150])" office:value-type="float" office:value="227.22" calcext:value-type="float">
            <text:p>227.22</text:p>
          </table:table-cell>
          <table:table-cell table:style-name="ce9" table:formula="of:=AVERAGE([.P101:.P150])" office:value-type="float" office:value="236.8" calcext:value-type="float">
            <text:p>236.8</text:p>
          </table:table-cell>
          <table:table-cell table:style-name="ce9" table:formula="of:=AVERAGE([.Q101:.Q150])" office:value-type="float" office:value="243.5" calcext:value-type="float">
            <text:p>243.5</text:p>
          </table:table-cell>
          <table:table-cell table:style-name="ce9" table:formula="of:=AVERAGE([.R101:.R150])" office:value-type="float" office:value="250.88" calcext:value-type="float">
            <text:p>250.88</text:p>
          </table:table-cell>
          <table:table-cell table:style-name="ce9" table:formula="of:=AVERAGE([.S101:.S150])" office:value-type="float" office:value="256.38" calcext:value-type="float">
            <text:p>256.38</text:p>
          </table:table-cell>
          <table:table-cell table:style-name="ce9" table:formula="of:=AVERAGE([.T101:.T150])" office:value-type="float" office:value="262.16" calcext:value-type="float">
            <text:p>262.16</text:p>
          </table:table-cell>
        </table:table-row>
        <table:table-row table:style-name="ro3">
          <table:table-cell table:style-name="ce9" table:formula="of:=STDEVP([.A101:.A150])" office:value-type="float" office:value="7.13372273080472" calcext:value-type="float">
            <text:p>7.1337227308</text:p>
          </table:table-cell>
          <table:table-cell table:style-name="ce9" table:formula="of:=STDEVP([.B101:.B150])" office:value-type="float" office:value="11.7238901393693" calcext:value-type="float">
            <text:p>11.7238901394</text:p>
          </table:table-cell>
          <table:table-cell table:style-name="ce9" table:formula="of:=STDEVP([.C101:.C150])" office:value-type="float" office:value="19.4136446861479" calcext:value-type="float">
            <text:p>19.4136446861</text:p>
          </table:table-cell>
          <table:table-cell table:style-name="ce9" table:formula="of:=STDEVP([.D101:.D150])" office:value-type="float" office:value="26.1195788633737" calcext:value-type="float">
            <text:p>26.1195788634</text:p>
          </table:table-cell>
          <table:table-cell table:style-name="ce9" table:formula="of:=STDEVP([.E101:.E150])" office:value-type="float" office:value="30.9036955718891" calcext:value-type="float">
            <text:p>30.9036955719</text:p>
          </table:table-cell>
          <table:table-cell table:style-name="ce9" table:formula="of:=STDEVP([.F101:.F150])" office:value-type="float" office:value="34.3181817700181" calcext:value-type="float">
            <text:p>34.31818177</text:p>
          </table:table-cell>
          <table:table-cell table:style-name="ce9" table:formula="of:=STDEVP([.G101:.G150])" office:value-type="float" office:value="39.5703121038993" calcext:value-type="float">
            <text:p>39.5703121039</text:p>
          </table:table-cell>
          <table:table-cell table:style-name="ce9" table:formula="of:=STDEVP([.H101:.H150])" office:value-type="float" office:value="41.6902866384965" calcext:value-type="float">
            <text:p>41.6902866385</text:p>
          </table:table-cell>
          <table:table-cell table:style-name="ce9" table:formula="of:=STDEVP([.I101:.I150])" office:value-type="float" office:value="43.1564780768774" calcext:value-type="float">
            <text:p>43.1564780769</text:p>
          </table:table-cell>
          <table:table-cell table:style-name="ce9" table:formula="of:=STDEVP([.J101:.J150])" office:value-type="float" office:value="40.8127235062793" calcext:value-type="float">
            <text:p>40.8127235063</text:p>
          </table:table-cell>
          <table:table-cell table:style-name="ce9" table:formula="of:=STDEVP([.K101:.K150])" office:value-type="float" office:value="39.8760529641538" calcext:value-type="float">
            <text:p>39.8760529642</text:p>
          </table:table-cell>
          <table:table-cell table:style-name="ce9" table:formula="of:=STDEVP([.L101:.L150])" office:value-type="float" office:value="34.6485439809525" calcext:value-type="float">
            <text:p>34.648543981</text:p>
          </table:table-cell>
          <table:table-cell table:style-name="ce9" table:formula="of:=STDEVP([.M101:.M150])" office:value-type="float" office:value="31.6867417069032" calcext:value-type="float">
            <text:p>31.6867417069</text:p>
          </table:table-cell>
          <table:table-cell table:style-name="ce9" table:formula="of:=STDEVP([.N101:.N150])" office:value-type="float" office:value="28.8862320145775" calcext:value-type="float">
            <text:p>28.8862320146</text:p>
          </table:table-cell>
          <table:table-cell table:style-name="ce9" table:formula="of:=STDEVP([.O101:.O150])" office:value-type="float" office:value="24.2266712529807" calcext:value-type="float">
            <text:p>24.226671253</text:p>
          </table:table-cell>
          <table:table-cell table:style-name="ce9" table:formula="of:=STDEVP([.P101:.P150])" office:value-type="float" office:value="22.9058944378952" calcext:value-type="float">
            <text:p>22.9058944379</text:p>
          </table:table-cell>
          <table:table-cell table:style-name="ce9" table:formula="of:=STDEVP([.Q101:.Q150])" office:value-type="float" office:value="22.3322636559754" calcext:value-type="float">
            <text:p>22.332263656</text:p>
          </table:table-cell>
          <table:table-cell table:style-name="ce9" table:formula="of:=STDEVP([.R101:.R150])" office:value-type="float" office:value="21.4286163809052" calcext:value-type="float">
            <text:p>21.4286163809</text:p>
          </table:table-cell>
          <table:table-cell table:style-name="ce9" table:formula="of:=STDEVP([.S101:.S150])" office:value-type="float" office:value="19.4862926181457" calcext:value-type="float">
            <text:p>19.4862926181</text:p>
          </table:table-cell>
          <table:table-cell table:style-name="ce9" table:formula="of:=STDEVP([.T101:.T150])" office:value-type="float" office:value="17.9358412124996" calcext:value-type="float">
            <text:p>17.9358412125</text:p>
          </table:table-cell>
        </table:table-row>
        <table:table-row table:style-name="ro3">
          <table:table-cell table:style-name="ce9" table:formula="of:=CONFIDENCE(0.05; [.A158]; 49)" office:value-type="float" office:value="1.99740566115314" calcext:value-type="float">
            <text:p>1.9974056612</text:p>
          </table:table-cell>
          <table:table-cell table:style-name="ce9" table:formula="of:=CONFIDENCE(0.05; [.B158]; 49)" office:value-type="float" office:value="3.28262891883829" calcext:value-type="float">
            <text:p>3.2826289188</text:p>
          </table:table-cell>
          <table:table-cell table:style-name="ce9" table:formula="of:=CONFIDENCE(0.05; [.C158]; 49)" office:value-type="float" office:value="5.43572062764391" calcext:value-type="float">
            <text:p>5.4357206276</text:p>
          </table:table-cell>
          <table:table-cell table:style-name="ce9" table:formula="of:=CONFIDENCE(0.05; [.D158]; 49)" office:value-type="float" office:value="7.31334769479517" calcext:value-type="float">
            <text:p>7.3133476948</text:p>
          </table:table-cell>
          <table:table-cell table:style-name="ce9" table:formula="of:=CONFIDENCE(0.05; [.E158]; 49)" office:value-type="float" office:value="8.65287575858466" calcext:value-type="float">
            <text:p>8.6528757586</text:p>
          </table:table-cell>
          <table:table-cell table:style-name="ce9" table:formula="of:=CONFIDENCE(0.05; [.F158]; 49)" office:value-type="float" office:value="9.60891432630492" calcext:value-type="float">
            <text:p>9.6089143263</text:p>
          </table:table-cell>
          <table:table-cell table:style-name="ce9" table:formula="of:=CONFIDENCE(0.05; [.G158]; 49)" office:value-type="float" office:value="11.079483797236" calcext:value-type="float">
            <text:p>11.0794837972</text:p>
          </table:table-cell>
          <table:table-cell table:style-name="ce9" table:formula="of:=CONFIDENCE(0.05; [.H158]; 49)" office:value-type="float" office:value="11.6730657595149" calcext:value-type="float">
            <text:p>11.6730657595</text:p>
          </table:table-cell>
          <table:table-cell table:style-name="ce9" table:formula="of:=CONFIDENCE(0.05; [.I158]; 49)" office:value-type="float" office:value="12.0835918186103" calcext:value-type="float">
            <text:p>12.0835918186</text:p>
          </table:table-cell>
          <table:table-cell table:style-name="ce9" table:formula="of:=CONFIDENCE(0.05; [.J158]; 49)" office:value-type="float" office:value="11.4273525976141" calcext:value-type="float">
            <text:p>11.4273525976</text:p>
          </table:table-cell>
          <table:table-cell table:style-name="ce9" table:formula="of:=CONFIDENCE(0.05; [.K158]; 49)" office:value-type="float" office:value="11.1650896650504" calcext:value-type="float">
            <text:p>11.1650896651</text:p>
          </table:table-cell>
          <table:table-cell table:style-name="ce9" table:formula="of:=CONFIDENCE(0.05; [.L158]; 49)" office:value-type="float" office:value="9.70141404563128" calcext:value-type="float">
            <text:p>9.7014140456</text:p>
          </table:table-cell>
          <table:table-cell table:style-name="ce9" table:formula="of:=CONFIDENCE(0.05; [.M158]; 49)" office:value-type="float" office:value="8.87212464756479" calcext:value-type="float">
            <text:p>8.8721246476</text:p>
          </table:table-cell>
          <table:table-cell table:style-name="ce9" table:formula="of:=CONFIDENCE(0.05; [.N158]; 49)" office:value-type="float" office:value="8.08799634251996" calcext:value-type="float">
            <text:p>8.0879963425</text:p>
          </table:table-cell>
          <table:table-cell table:style-name="ce9" table:formula="of:=CONFIDENCE(0.05; [.O158]; 49)" office:value-type="float" office:value="6.78334330301914" calcext:value-type="float">
            <text:p>6.783343303</text:p>
          </table:table-cell>
          <table:table-cell table:style-name="ce9" table:formula="of:=CONFIDENCE(0.05; [.P158]; 49)" office:value-type="float" office:value="6.41353259027872" calcext:value-type="float">
            <text:p>6.4135325903</text:p>
          </table:table-cell>
          <table:table-cell table:style-name="ce9" table:formula="of:=CONFIDENCE(0.05; [.Q158]; 49)" office:value-type="float" office:value="6.25291892270923" calcext:value-type="float">
            <text:p>6.2529189227</text:p>
          </table:table-cell>
          <table:table-cell table:style-name="ce9" table:formula="of:=CONFIDENCE(0.05; [.R158]; 49)" office:value-type="float" office:value="5.99990233501418" calcext:value-type="float">
            <text:p>5.999902335</text:p>
          </table:table-cell>
          <table:table-cell table:style-name="ce9" table:formula="of:=CONFIDENCE(0.05; [.S158]; 49)" office:value-type="float" office:value="5.4560616748249" calcext:value-type="float">
            <text:p>5.4560616748</text:p>
          </table:table-cell>
          <table:table-cell table:style-name="ce9" table:formula="of:=CONFIDENCE(0.05; [.T158]; 49)" office:value-type="float" office:value="5.02194325841835" calcext:value-type="float">
            <text:p>5.0219432584</text:p>
          </table:table-cell>
        </table:table-row>
      </table:table>
      <table:table table:name="ross-DFA" table:style-name="ta1">
        <table:table-column table:style-name="co2" table:number-columns-repeated="20" table:default-cell-style-name="Default"/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84" calcext:value-type="float">
            <text:p>8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84" calcext:value-type="float">
            <text:p>84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float" office:value="87" calcext:value-type="float">
            <text:p>87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90" calcext:value-type="float">
            <text:p>9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number-columns-repeated="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73" calcext:value-type="float">
            <text:p>7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83" calcext:value-type="float">
            <text:p>83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5" calcext:value-type="float">
            <text:p>7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number-columns-repeated="7" office:value-type="float" office:value="89" calcext:value-type="float">
            <text:p>89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92" calcext:value-type="float">
            <text:p>9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96" calcext:value-type="float">
            <text:p>9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81" calcext:value-type="float">
            <text:p>8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" office:value-type="float" office:value="66" calcext:value-type="float">
            <text:p>6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71" calcext:value-type="float">
            <text:p>71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61" calcext:value-type="float">
            <text:p>61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6" calcext:value-type="float">
            <text:p>146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3" office:value-type="float" office:value="178" calcext:value-type="float">
            <text:p>17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3" office:value-type="float" office:value="176" calcext:value-type="float">
            <text:p>176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4" office:value-type="float" office:value="173" calcext:value-type="float">
            <text:p>17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160" calcext:value-type="float">
            <text:p>16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4"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4" office:value-type="float" office:value="166" calcext:value-type="float">
            <text:p>166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3"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187" calcext:value-type="float">
            <text:p>187</text:p>
          </table:table-cell>
        </table:table-row>
        <table:table-row table:style-name="ro3">
          <table:table-cell table:number-columns-repeated="3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table:number-columns-repeated="7"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170" calcext:value-type="float">
            <text:p>17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number-columns-repeated="7"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83" calcext:value-type="float">
            <text:p>83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69" calcext:value-type="float">
            <text:p>16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49" calcext:value-type="float">
            <text:p>149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44" calcext:value-type="float">
            <text:p>144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3" office:value-type="float" office:value="163" calcext:value-type="float">
            <text:p>163</text:p>
          </table:table-cell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table:number-columns-repeated="5" office:value-type="float" office:value="186" calcext:value-type="float">
            <text:p>18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3" office:value-type="float" office:value="176" calcext:value-type="float">
            <text:p>17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9" calcext:value-type="float">
            <text:p>15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4" office:value-type="float" office:value="170" calcext:value-type="float">
            <text:p>17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197" calcext:value-type="float">
            <text:p>1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9" office:value-type="float" office:value="185" calcext:value-type="float">
            <text:p>185</text:p>
          </table:table-cell>
        </table:table-row>
        <table:table-row table:style-name="ro3"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6" office:value-type="float" office:value="171" calcext:value-type="float">
            <text:p>17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6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float" office:value="181" calcext:value-type="float">
            <text:p>1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77" calcext:value-type="float">
            <text:p>177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4" office:value-type="float" office:value="172" calcext:value-type="float">
            <text:p>17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4" office:value-type="float" office:value="188" calcext:value-type="float">
            <text:p>18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254" calcext:value-type="float">
            <text:p>254</text:p>
          </table:table-cell>
          <table:table-cell table:number-columns-repeated="6" office:value-type="float" office:value="259" calcext:value-type="float">
            <text:p>259</text:p>
          </table:table-cell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table:number-columns-repeated="6" office:value-type="float" office:value="269" calcext:value-type="float">
            <text:p>26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271" calcext:value-type="float">
            <text:p>27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233" calcext:value-type="float">
            <text:p>23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34" calcext:value-type="float">
            <text:p>234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3" office:value-type="float" office:value="229" calcext:value-type="float">
            <text:p>229</text:p>
          </table:table-cell>
          <table:table-cell table:number-columns-repeated="3"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186" calcext:value-type="float">
            <text:p>186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58" calcext:value-type="float">
            <text:p>2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92" calcext:value-type="float">
            <text:p>192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267" calcext:value-type="float">
            <text:p>2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278" calcext:value-type="float">
            <text:p>278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57" calcext:value-type="float">
            <text:p>257</text:p>
          </table:table-cell>
          <table:table-cell table:number-columns-repeated="6" office:value-type="float" office:value="260" calcext:value-type="float">
            <text:p>26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3" office:value-type="float" office:value="231" calcext:value-type="float">
            <text:p>231</text:p>
          </table:table-cell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204" calcext:value-type="float">
            <text:p>204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272" calcext:value-type="float">
            <text:p>27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214" calcext:value-type="float">
            <text:p>214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41" calcext:value-type="float">
            <text:p>24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265" calcext:value-type="float">
            <text:p>26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219" calcext:value-type="float">
            <text:p>219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6" office:value-type="float" office:value="253" calcext:value-type="float">
            <text:p>253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247" calcext:value-type="float">
            <text:p>247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89" calcext:value-type="float">
            <text:p>189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table:number-columns-repeated="6" office:value-type="float" office:value="250" calcext:value-type="float">
            <text:p>250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3"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table:number-columns-repeated="6" office:value-type="float" office:value="247" calcext:value-type="float">
            <text:p>24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67" calcext:value-type="float">
            <text:p>267</text:p>
          </table:table-cell>
          <table:table-cell table:number-columns-repeated="3" office:value-type="float" office:value="277" calcext:value-type="float">
            <text:p>2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table:number-columns-repeated="6" office:value-type="float" office:value="275" calcext:value-type="float">
            <text:p>2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243" calcext:value-type="float">
            <text:p>243</text:p>
          </table:table-cell>
          <table:table-cell table:number-columns-repeated="3" office:value-type="float" office:value="253" calcext:value-type="float">
            <text:p>253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67" calcext:value-type="float">
            <text:p>6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249" calcext:value-type="float">
            <text:p>24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5" office:value-type="float" office:value="267" calcext:value-type="float">
            <text:p>26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9" office:value-type="float" office:value="243" calcext:value-type="float">
            <text:p>243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table:number-columns-repeated="5" office:value-type="float" office:value="240" calcext:value-type="float">
            <text:p>240</text:p>
          </table:table-cell>
          <table:table-cell table:number-columns-repeated="4"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number-columns-repeated="7"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table:number-columns-repeated="6"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table:number-columns-repeated="6" office:value-type="float" office:value="281" calcext:value-type="float">
            <text:p>281</text:p>
          </table:table-cell>
        </table:table-row>
        <table:table-row table:style-name="ro3">
          <table:table-cell table:style-name="ce9" table:formula="of:=AVERAGE([.A1:.A50])" office:value-type="float" office:value="1.02" calcext:value-type="float">
            <text:p>1.02</text:p>
          </table:table-cell>
          <table:table-cell table:style-name="ce9" table:formula="of:=AVERAGE([.B1:.B50])" office:value-type="float" office:value="1.26" calcext:value-type="float">
            <text:p>1.26</text:p>
          </table:table-cell>
          <table:table-cell table:style-name="ce9" table:formula="of:=AVERAGE([.C1:.C50])" office:value-type="float" office:value="3.34" calcext:value-type="float">
            <text:p>3.34</text:p>
          </table:table-cell>
          <table:table-cell table:style-name="ce9" table:formula="of:=AVERAGE([.D1:.D50])" office:value-type="float" office:value="9.9" calcext:value-type="float">
            <text:p>9.9</text:p>
          </table:table-cell>
          <table:table-cell table:style-name="ce9" table:formula="of:=AVERAGE([.E1:.E50])" office:value-type="float" office:value="15.98" calcext:value-type="float">
            <text:p>15.98</text:p>
          </table:table-cell>
          <table:table-cell table:style-name="ce9" table:formula="of:=AVERAGE([.F1:.F50])" office:value-type="float" office:value="22.62" calcext:value-type="float">
            <text:p>22.62</text:p>
          </table:table-cell>
          <table:table-cell table:style-name="ce9" table:formula="of:=AVERAGE([.G1:.G50])" office:value-type="float" office:value="28.2" calcext:value-type="float">
            <text:p>28.2</text:p>
          </table:table-cell>
          <table:table-cell table:style-name="ce9" table:formula="of:=AVERAGE([.H1:.H50])" office:value-type="float" office:value="36.14" calcext:value-type="float">
            <text:p>36.14</text:p>
          </table:table-cell>
          <table:table-cell table:style-name="ce9" table:formula="of:=AVERAGE([.I1:.I50])" office:value-type="float" office:value="43.48" calcext:value-type="float">
            <text:p>43.48</text:p>
          </table:table-cell>
          <table:table-cell table:style-name="ce9" table:formula="of:=AVERAGE([.J1:.J50])" office:value-type="float" office:value="48.24" calcext:value-type="float">
            <text:p>48.24</text:p>
          </table:table-cell>
          <table:table-cell table:style-name="ce9" table:formula="of:=AVERAGE([.K1:.K50])" office:value-type="float" office:value="54.22" calcext:value-type="float">
            <text:p>54.22</text:p>
          </table:table-cell>
          <table:table-cell table:style-name="ce9" table:formula="of:=AVERAGE([.L1:.L50])" office:value-type="float" office:value="57.94" calcext:value-type="float">
            <text:p>57.94</text:p>
          </table:table-cell>
          <table:table-cell table:style-name="ce9" table:formula="of:=AVERAGE([.M1:.M50])" office:value-type="float" office:value="61.46" calcext:value-type="float">
            <text:p>61.46</text:p>
          </table:table-cell>
          <table:table-cell table:style-name="ce9" table:formula="of:=AVERAGE([.N1:.N50])" office:value-type="float" office:value="66.12" calcext:value-type="float">
            <text:p>66.12</text:p>
          </table:table-cell>
          <table:table-cell table:style-name="ce9" table:formula="of:=AVERAGE([.O1:.O50])" office:value-type="float" office:value="69.84" calcext:value-type="float">
            <text:p>69.84</text:p>
          </table:table-cell>
          <table:table-cell table:style-name="ce9" table:formula="of:=AVERAGE([.P1:.P50])" office:value-type="float" office:value="72.52" calcext:value-type="float">
            <text:p>72.52</text:p>
          </table:table-cell>
          <table:table-cell table:style-name="ce9" table:formula="of:=AVERAGE([.Q1:.Q50])" office:value-type="float" office:value="75.42" calcext:value-type="float">
            <text:p>75.42</text:p>
          </table:table-cell>
          <table:table-cell table:style-name="ce9" table:formula="of:=AVERAGE([.R1:.R50])" office:value-type="float" office:value="76.92" calcext:value-type="float">
            <text:p>76.92</text:p>
          </table:table-cell>
          <table:table-cell table:style-name="ce9" table:formula="of:=AVERAGE([.S1:.S50])" office:value-type="float" office:value="80.04" calcext:value-type="float">
            <text:p>80.04</text:p>
          </table:table-cell>
          <table:table-cell table:style-name="ce9" table:formula="of:=AVERAGE([.T1:.T50])" office:value-type="float" office:value="83.04" calcext:value-type="float">
            <text:p>83.04</text:p>
          </table:table-cell>
        </table:table-row>
        <table:table-row table:style-name="ro3">
          <table:table-cell table:style-name="ce9" table:formula="of:=STDEVP([.A1:.A50])" office:value-type="float" office:value="1.54259521586189" calcext:value-type="float">
            <text:p>1.5425952159</text:p>
          </table:table-cell>
          <table:table-cell table:style-name="ce9" table:formula="of:=STDEVP([.B1:.B50])" office:value-type="float" office:value="2.01801883043742" calcext:value-type="float">
            <text:p>2.0180188304</text:p>
          </table:table-cell>
          <table:table-cell table:style-name="ce9" table:formula="of:=STDEVP([.C1:.C50])" office:value-type="float" office:value="4.62432697805854" calcext:value-type="float">
            <text:p>4.6243269781</text:p>
          </table:table-cell>
          <table:table-cell table:style-name="ce9" table:formula="of:=STDEVP([.D1:.D50])" office:value-type="float" office:value="8.53990632267123" calcext:value-type="float">
            <text:p>8.5399063227</text:p>
          </table:table-cell>
          <table:table-cell table:style-name="ce9" table:formula="of:=STDEVP([.E1:.E50])" office:value-type="float" office:value="10.1478864794597" calcext:value-type="float">
            <text:p>10.1478864795</text:p>
          </table:table-cell>
          <table:table-cell table:style-name="ce9" table:formula="of:=STDEVP([.F1:.F50])" office:value-type="float" office:value="11.8404222897665" calcext:value-type="float">
            <text:p>11.8404222898</text:p>
          </table:table-cell>
          <table:table-cell table:style-name="ce9" table:formula="of:=STDEVP([.G1:.G50])" office:value-type="float" office:value="11.6361505662311" calcext:value-type="float">
            <text:p>11.6361505662</text:p>
          </table:table-cell>
          <table:table-cell table:style-name="ce9" table:formula="of:=STDEVP([.H1:.H50])" office:value-type="float" office:value="13.2272597313276" calcext:value-type="float">
            <text:p>13.2272597313</text:p>
          </table:table-cell>
          <table:table-cell table:style-name="ce9" table:formula="of:=STDEVP([.I1:.I50])" office:value-type="float" office:value="13.3014886384946" calcext:value-type="float">
            <text:p>13.3014886385</text:p>
          </table:table-cell>
          <table:table-cell table:style-name="ce9" table:formula="of:=STDEVP([.J1:.J50])" office:value-type="float" office:value="14.2794397649208" calcext:value-type="float">
            <text:p>14.2794397649</text:p>
          </table:table-cell>
          <table:table-cell table:style-name="ce9" table:formula="of:=STDEVP([.K1:.K50])" office:value-type="float" office:value="14.4447776029955" calcext:value-type="float">
            <text:p>14.444777603</text:p>
          </table:table-cell>
          <table:table-cell table:style-name="ce9" table:formula="of:=STDEVP([.L1:.L50])" office:value-type="float" office:value="13.42" calcext:value-type="float">
            <text:p>13.42</text:p>
          </table:table-cell>
          <table:table-cell table:style-name="ce9" table:formula="of:=STDEVP([.M1:.M50])" office:value-type="float" office:value="12.3243011972282" calcext:value-type="float">
            <text:p>12.3243011972</text:p>
          </table:table-cell>
          <table:table-cell table:style-name="ce9" table:formula="of:=STDEVP([.N1:.N50])" office:value-type="float" office:value="12.474998997996" calcext:value-type="float">
            <text:p>12.474998998</text:p>
          </table:table-cell>
          <table:table-cell table:style-name="ce9" table:formula="of:=STDEVP([.O1:.O50])" office:value-type="float" office:value="11.9521713508467" calcext:value-type="float">
            <text:p>11.9521713508</text:p>
          </table:table-cell>
          <table:table-cell table:style-name="ce9" table:formula="of:=STDEVP([.P1:.P50])" office:value-type="float" office:value="11.0058893325347" calcext:value-type="float">
            <text:p>11.0058893325</text:p>
          </table:table-cell>
          <table:table-cell table:style-name="ce9" table:formula="of:=STDEVP([.Q1:.Q50])" office:value-type="float" office:value="9.85715983435391" calcext:value-type="float">
            <text:p>9.8571598344</text:p>
          </table:table-cell>
          <table:table-cell table:style-name="ce9" table:formula="of:=STDEVP([.R1:.R50])" office:value-type="float" office:value="9.2840508400159" calcext:value-type="float">
            <text:p>9.28405084</text:p>
          </table:table-cell>
          <table:table-cell table:style-name="ce9" table:formula="of:=STDEVP([.S1:.S50])" office:value-type="float" office:value="7.58936097441675" calcext:value-type="float">
            <text:p>7.5893609744</text:p>
          </table:table-cell>
          <table:table-cell table:style-name="ce9" table:formula="of:=STDEVP([.T1:.T50])" office:value-type="float" office:value="6.93674275146484" calcext:value-type="float">
            <text:p>6.9367427515</text:p>
          </table:table-cell>
        </table:table-row>
        <table:table-row table:style-name="ro3">
          <table:table-cell table:style-name="ce9" table:formula="of:=CONFIDENCE(0.05; [.A152]; 49)" office:value-type="float" office:value="0.431918723687586" calcext:value-type="float">
            <text:p>0.4319187237</text:p>
          </table:table-cell>
          <table:table-cell table:style-name="ce9" table:formula="of:=CONFIDENCE(0.05; [.B152]; 49)" office:value-type="float" office:value="0.565034889682997" calcext:value-type="float">
            <text:p>0.5650348897</text:p>
          </table:table-cell>
          <table:table-cell table:style-name="ce9" table:formula="of:=CONFIDENCE(0.05; [.C152]; 49)" office:value-type="float" office:value="1.29478776139024" calcext:value-type="float">
            <text:p>1.2947877614</text:p>
          </table:table-cell>
          <table:table-cell table:style-name="ce9" table:formula="of:=CONFIDENCE(0.05; [.D152]; 49)" office:value-type="float" office:value="2.39112983196878" calcext:value-type="float">
            <text:p>2.391129832</text:p>
          </table:table-cell>
          <table:table-cell table:style-name="ce9" table:formula="of:=CONFIDENCE(0.05; [.E152]; 49)" office:value-type="float" office:value="2.84135600270598" calcext:value-type="float">
            <text:p>2.8413560027</text:p>
          </table:table-cell>
          <table:table-cell table:style-name="ce9" table:formula="of:=CONFIDENCE(0.05; [.F152]; 49)" office:value-type="float" office:value="3.31525732138395" calcext:value-type="float">
            <text:p>3.3152573214</text:p>
          </table:table-cell>
          <table:table-cell table:style-name="ce9" table:formula="of:=CONFIDENCE(0.05; [.G152]; 49)" office:value-type="float" office:value="3.25806228978547" calcext:value-type="float">
            <text:p>3.2580622898</text:p>
          </table:table-cell>
          <table:table-cell table:style-name="ce9" table:formula="of:=CONFIDENCE(0.05; [.H152]; 49)" office:value-type="float" office:value="3.70356466965128" calcext:value-type="float">
            <text:p>3.7035646697</text:p>
          </table:table-cell>
          <table:table-cell table:style-name="ce9" table:formula="of:=CONFIDENCE(0.05; [.I152]; 49)" office:value-type="float" office:value="3.72434838174544" calcext:value-type="float">
            <text:p>3.7243483817</text:p>
          </table:table-cell>
          <table:table-cell table:style-name="ce9" table:formula="of:=CONFIDENCE(0.05; [.J152]; 49)" office:value-type="float" office:value="3.99816966552197" calcext:value-type="float">
            <text:p>3.9981696655</text:p>
          </table:table-cell>
          <table:table-cell table:style-name="ce9" table:formula="of:=CONFIDENCE(0.05; [.K152]; 49)" office:value-type="float" office:value="4.04446340950885" calcext:value-type="float">
            <text:p>4.0444634095</text:p>
          </table:table-cell>
          <table:table-cell table:style-name="ce9" table:formula="of:=CONFIDENCE(0.05; [.L152]; 49)" office:value-type="float" office:value="3.75753095321822" calcext:value-type="float">
            <text:p>3.7575309532</text:p>
          </table:table-cell>
          <table:table-cell table:style-name="ce9" table:formula="of:=CONFIDENCE(0.05; [.M152]; 49)" office:value-type="float" office:value="3.45074092588444" calcext:value-type="float">
            <text:p>3.4507409259</text:p>
          </table:table-cell>
          <table:table-cell table:style-name="ce9" table:formula="of:=CONFIDENCE(0.05; [.N152]; 49)" office:value-type="float" office:value="3.49293553474933" calcext:value-type="float">
            <text:p>3.4929355347</text:p>
          </table:table-cell>
          <table:table-cell table:style-name="ce9" table:formula="of:=CONFIDENCE(0.05; [.O152]; 49)" office:value-type="float" office:value="3.34654648353013" calcext:value-type="float">
            <text:p>3.3465464835</text:p>
          </table:table-cell>
          <table:table-cell table:style-name="ce9" table:formula="of:=CONFIDENCE(0.05; [.P152]; 49)" office:value-type="float" office:value="3.08159238708593" calcext:value-type="float">
            <text:p>3.0815923871</text:p>
          </table:table-cell>
          <table:table-cell table:style-name="ce9" table:formula="of:=CONFIDENCE(0.05; [.Q152]; 49)" office:value-type="float" office:value="2.75995403788407" calcext:value-type="float">
            <text:p>2.7599540379</text:p>
          </table:table-cell>
          <table:table-cell table:style-name="ce9" table:formula="of:=CONFIDENCE(0.05; [.R152]; 49)" office:value-type="float" office:value="2.59948646815286" calcext:value-type="float">
            <text:p>2.5994864682</text:p>
          </table:table-cell>
          <table:table-cell table:style-name="ce9" table:formula="of:=CONFIDENCE(0.05; [.S152]; 49)" office:value-type="float" office:value="2.12498202507581" calcext:value-type="float">
            <text:p>2.1249820251</text:p>
          </table:table-cell>
          <table:table-cell table:style-name="ce9" table:formula="of:=CONFIDENCE(0.05; [.T152]; 49)" office:value-type="float" office:value="1.94225228041291" calcext:value-type="float">
            <text:p>1.9422522804</text:p>
          </table:table-cell>
        </table:table-row>
        <table:table-row table:style-name="ro3">
          <table:table-cell table:style-name="ce9" table:formula="of:=AVERAGE([.A51:.A100])" office:value-type="float" office:value="1.28" calcext:value-type="float">
            <text:p>1.28</text:p>
          </table:table-cell>
          <table:table-cell table:style-name="ce9" table:formula="of:=AVERAGE([.B51:.B100])" office:value-type="float" office:value="4.28" calcext:value-type="float">
            <text:p>4.28</text:p>
          </table:table-cell>
          <table:table-cell table:style-name="ce9" table:formula="of:=AVERAGE([.C51:.C100])" office:value-type="float" office:value="10.6" calcext:value-type="float">
            <text:p>10.6</text:p>
          </table:table-cell>
          <table:table-cell table:style-name="ce9" table:formula="of:=AVERAGE([.D51:.D100])" office:value-type="float" office:value="27.22" calcext:value-type="float">
            <text:p>27.22</text:p>
          </table:table-cell>
          <table:table-cell table:style-name="ce9" table:formula="of:=AVERAGE([.E51:.E100])" office:value-type="float" office:value="37.26" calcext:value-type="float">
            <text:p>37.26</text:p>
          </table:table-cell>
          <table:table-cell table:style-name="ce9" table:formula="of:=AVERAGE([.F51:.F100])" office:value-type="float" office:value="51.16" calcext:value-type="float">
            <text:p>51.16</text:p>
          </table:table-cell>
          <table:table-cell table:style-name="ce9" table:formula="of:=AVERAGE([.G51:.G100])" office:value-type="float" office:value="63.16" calcext:value-type="float">
            <text:p>63.16</text:p>
          </table:table-cell>
          <table:table-cell table:style-name="ce9" table:formula="of:=AVERAGE([.H51:.H100])" office:value-type="float" office:value="77.4" calcext:value-type="float">
            <text:p>77.4</text:p>
          </table:table-cell>
          <table:table-cell table:style-name="ce9" table:formula="of:=AVERAGE([.I51:.I100])" office:value-type="float" office:value="88.72" calcext:value-type="float">
            <text:p>88.72</text:p>
          </table:table-cell>
          <table:table-cell table:style-name="ce9" table:formula="of:=AVERAGE([.J51:.J100])" office:value-type="float" office:value="102.6" calcext:value-type="float">
            <text:p>102.6</text:p>
          </table:table-cell>
          <table:table-cell table:style-name="ce9" table:formula="of:=AVERAGE([.K51:.K100])" office:value-type="float" office:value="112.18" calcext:value-type="float">
            <text:p>112.18</text:p>
          </table:table-cell>
          <table:table-cell table:style-name="ce9" table:formula="of:=AVERAGE([.L51:.L100])" office:value-type="float" office:value="128.64" calcext:value-type="float">
            <text:p>128.64</text:p>
          </table:table-cell>
          <table:table-cell table:style-name="ce9" table:formula="of:=AVERAGE([.M51:.M100])" office:value-type="float" office:value="138.76" calcext:value-type="float">
            <text:p>138.76</text:p>
          </table:table-cell>
          <table:table-cell table:style-name="ce9" table:formula="of:=AVERAGE([.N51:.N100])" office:value-type="float" office:value="144.82" calcext:value-type="float">
            <text:p>144.82</text:p>
          </table:table-cell>
          <table:table-cell table:style-name="ce9" table:formula="of:=AVERAGE([.O51:.O100])" office:value-type="float" office:value="151.38" calcext:value-type="float">
            <text:p>151.38</text:p>
          </table:table-cell>
          <table:table-cell table:style-name="ce9" table:formula="of:=AVERAGE([.P51:.P100])" office:value-type="float" office:value="156.2" calcext:value-type="float">
            <text:p>156.2</text:p>
          </table:table-cell>
          <table:table-cell table:style-name="ce9" table:formula="of:=AVERAGE([.Q51:.Q100])" office:value-type="float" office:value="162.06" calcext:value-type="float">
            <text:p>162.06</text:p>
          </table:table-cell>
          <table:table-cell table:style-name="ce9" table:formula="of:=AVERAGE([.R51:.R100])" office:value-type="float" office:value="166.04" calcext:value-type="float">
            <text:p>166.04</text:p>
          </table:table-cell>
          <table:table-cell table:style-name="ce9" table:formula="of:=AVERAGE([.S51:.S100])" office:value-type="float" office:value="169.3" calcext:value-type="float">
            <text:p>169.3</text:p>
          </table:table-cell>
          <table:table-cell table:style-name="ce9" table:formula="of:=AVERAGE([.T51:.T100])" office:value-type="float" office:value="173.2" calcext:value-type="float">
            <text:p>173.2</text:p>
          </table:table-cell>
        </table:table-row>
        <table:table-row table:style-name="ro3">
          <table:table-cell table:style-name="ce9" table:formula="of:=STDEVP([.A51:.A100])" office:value-type="float" office:value="3.77910042205814" calcext:value-type="float">
            <text:p>3.7791004221</text:p>
          </table:table-cell>
          <table:table-cell table:style-name="ce9" table:formula="of:=STDEVP([.B51:.B100])" office:value-type="float" office:value="6.41261257211131" calcext:value-type="float">
            <text:p>6.4126125721</text:p>
          </table:table-cell>
          <table:table-cell table:style-name="ce9" table:formula="of:=STDEVP([.C51:.C100])" office:value-type="float" office:value="12.9336769713798" calcext:value-type="float">
            <text:p>12.9336769714</text:p>
          </table:table-cell>
          <table:table-cell table:style-name="ce9" table:formula="of:=STDEVP([.D51:.D100])" office:value-type="float" office:value="19.2616614029008" calcext:value-type="float">
            <text:p>19.2616614029</text:p>
          </table:table-cell>
          <table:table-cell table:style-name="ce9" table:formula="of:=STDEVP([.E51:.E100])" office:value-type="float" office:value="21.3464844880837" calcext:value-type="float">
            <text:p>21.3464844881</text:p>
          </table:table-cell>
          <table:table-cell table:style-name="ce9" table:formula="of:=STDEVP([.F51:.F100])" office:value-type="float" office:value="23.3797861410236" calcext:value-type="float">
            <text:p>23.379786141</text:p>
          </table:table-cell>
          <table:table-cell table:style-name="ce9" table:formula="of:=STDEVP([.G51:.G100])" office:value-type="float" office:value="24.1804549171433" calcext:value-type="float">
            <text:p>24.1804549171</text:p>
          </table:table-cell>
          <table:table-cell table:style-name="ce9" table:formula="of:=STDEVP([.H51:.H100])" office:value-type="float" office:value="25.6655411008613" calcext:value-type="float">
            <text:p>25.6655411009</text:p>
          </table:table-cell>
          <table:table-cell table:style-name="ce9" table:formula="of:=STDEVP([.I51:.I100])" office:value-type="float" office:value="25.1825653975126" calcext:value-type="float">
            <text:p>25.1825653975</text:p>
          </table:table-cell>
          <table:table-cell table:style-name="ce9" table:formula="of:=STDEVP([.J51:.J100])" office:value-type="float" office:value="26.6533299983323" calcext:value-type="float">
            <text:p>26.6533299983</text:p>
          </table:table-cell>
          <table:table-cell table:style-name="ce9" table:formula="of:=STDEVP([.K51:.K100])" office:value-type="float" office:value="24.2517545757003" calcext:value-type="float">
            <text:p>24.2517545757</text:p>
          </table:table-cell>
          <table:table-cell table:style-name="ce9" table:formula="of:=STDEVP([.L51:.L100])" office:value-type="float" office:value="23.0579790961827" calcext:value-type="float">
            <text:p>23.0579790962</text:p>
          </table:table-cell>
          <table:table-cell table:style-name="ce9" table:formula="of:=STDEVP([.M51:.M100])" office:value-type="float" office:value="21.6365986236284" calcext:value-type="float">
            <text:p>21.6365986236</text:p>
          </table:table-cell>
          <table:table-cell table:style-name="ce9" table:formula="of:=STDEVP([.N51:.N100])" office:value-type="float" office:value="21.1761091799225" calcext:value-type="float">
            <text:p>21.1761091799</text:p>
          </table:table-cell>
          <table:table-cell table:style-name="ce9" table:formula="of:=STDEVP([.O51:.O100])" office:value-type="float" office:value="21.7769511180973" calcext:value-type="float">
            <text:p>21.7769511181</text:p>
          </table:table-cell>
          <table:table-cell table:style-name="ce9" table:formula="of:=STDEVP([.P51:.P100])" office:value-type="float" office:value="18.7637949253343" calcext:value-type="float">
            <text:p>18.7637949253</text:p>
          </table:table-cell>
          <table:table-cell table:style-name="ce9" table:formula="of:=STDEVP([.Q51:.Q100])" office:value-type="float" office:value="17.9637523919698" calcext:value-type="float">
            <text:p>17.963752392</text:p>
          </table:table-cell>
          <table:table-cell table:style-name="ce9" table:formula="of:=STDEVP([.R51:.R100])" office:value-type="float" office:value="17.4950964558644" calcext:value-type="float">
            <text:p>17.4950964559</text:p>
          </table:table-cell>
          <table:table-cell table:style-name="ce9" table:formula="of:=STDEVP([.S51:.S100])" office:value-type="float" office:value="17.1816762860904" calcext:value-type="float">
            <text:p>17.1816762861</text:p>
          </table:table-cell>
          <table:table-cell table:style-name="ce9" table:formula="of:=STDEVP([.T51:.T100])" office:value-type="float" office:value="16.950516216328" calcext:value-type="float">
            <text:p>16.9505162163</text:p>
          </table:table-cell>
        </table:table-row>
        <table:table-row table:style-name="ro3">
          <table:table-cell table:style-name="ce9" table:formula="of:=CONFIDENCE(0.05; [.A155]; 49)" office:value-type="float" office:value="1.0581286744563" calcext:value-type="float">
            <text:p>1.0581286745</text:p>
          </table:table-cell>
          <table:table-cell table:style-name="ce9" table:formula="of:=CONFIDENCE(0.05; [.B155]; 49)" office:value-type="float" office:value="1.79549852687813" calcext:value-type="float">
            <text:p>1.7954985269</text:p>
          </table:table-cell>
          <table:table-cell table:style-name="ce9" table:formula="of:=CONFIDENCE(0.05; [.C155]; 49)" office:value-type="float" office:value="3.6213630073685" calcext:value-type="float">
            <text:p>3.6213630074</text:p>
          </table:table-cell>
          <table:table-cell table:style-name="ce9" table:formula="of:=CONFIDENCE(0.05; [.D155]; 49)" office:value-type="float" office:value="5.3931660902987" calcext:value-type="float">
            <text:p>5.3931660903</text:p>
          </table:table-cell>
          <table:table-cell table:style-name="ce9" table:formula="of:=CONFIDENCE(0.05; [.E155]; 49)" office:value-type="float" office:value="5.97690582759815" calcext:value-type="float">
            <text:p>5.9769058276</text:p>
          </table:table-cell>
          <table:table-cell table:style-name="ce9" table:formula="of:=CONFIDENCE(0.05; [.F155]; 49)" office:value-type="float" office:value="6.54621982895071" calcext:value-type="float">
            <text:p>6.546219829</text:p>
          </table:table-cell>
          <table:table-cell table:style-name="ce9" table:formula="of:=CONFIDENCE(0.05; [.G155]; 49)" office:value-type="float" office:value="6.77040296677076" calcext:value-type="float">
            <text:p>6.7704029668</text:p>
          </table:table-cell>
          <table:table-cell table:style-name="ce9" table:formula="of:=CONFIDENCE(0.05; [.H155]; 49)" office:value-type="float" office:value="7.1862194573458" calcext:value-type="float">
            <text:p>7.1862194573</text:p>
          </table:table-cell>
          <table:table-cell table:style-name="ce9" table:formula="of:=CONFIDENCE(0.05; [.I155]; 49)" office:value-type="float" office:value="7.0509887453499" calcext:value-type="float">
            <text:p>7.0509887453</text:p>
          </table:table-cell>
          <table:table-cell table:style-name="ce9" table:formula="of:=CONFIDENCE(0.05; [.J155]; 49)" office:value-type="float" office:value="7.4627952663989" calcext:value-type="float">
            <text:p>7.4627952664</text:p>
          </table:table-cell>
          <table:table-cell table:style-name="ce9" table:formula="of:=CONFIDENCE(0.05; [.K155]; 49)" office:value-type="float" office:value="6.79036650432529" calcext:value-type="float">
            <text:p>6.7903665043</text:p>
          </table:table-cell>
          <table:table-cell table:style-name="ce9" table:formula="of:=CONFIDENCE(0.05; [.L155]; 49)" office:value-type="float" office:value="6.45611551211365" calcext:value-type="float">
            <text:p>6.4561155121</text:p>
          </table:table-cell>
          <table:table-cell table:style-name="ce9" table:formula="of:=CONFIDENCE(0.05; [.M155]; 49)" office:value-type="float" office:value="6.05813629289438" calcext:value-type="float">
            <text:p>6.0581362929</text:p>
          </table:table-cell>
          <table:table-cell table:style-name="ce9" table:formula="of:=CONFIDENCE(0.05; [.N155]; 49)" office:value-type="float" office:value="5.92920161790517" calcext:value-type="float">
            <text:p>5.9292016179</text:p>
          </table:table-cell>
          <table:table-cell table:style-name="ce9" table:formula="of:=CONFIDENCE(0.05; [.O155]; 49)" office:value-type="float" office:value="6.09743426922286" calcext:value-type="float">
            <text:p>6.0974342692</text:p>
          </table:table-cell>
          <table:table-cell table:style-name="ce9" table:formula="of:=CONFIDENCE(0.05; [.P155]; 49)" office:value-type="float" office:value="5.2537660381358" calcext:value-type="float">
            <text:p>5.2537660381</text:p>
          </table:table-cell>
          <table:table-cell table:style-name="ce9" table:formula="of:=CONFIDENCE(0.05; [.Q155]; 49)" office:value-type="float" office:value="5.02975824506514" calcext:value-type="float">
            <text:p>5.0297582451</text:p>
          </table:table-cell>
          <table:table-cell table:style-name="ce9" table:formula="of:=CONFIDENCE(0.05; [.R155]; 49)" office:value-type="float" office:value="4.89853699422123" calcext:value-type="float">
            <text:p>4.8985369942</text:p>
          </table:table-cell>
          <table:table-cell table:style-name="ce9" table:formula="of:=CONFIDENCE(0.05; [.S155]; 49)" office:value-type="float" office:value="4.81078095925186" calcext:value-type="float">
            <text:p>4.8107809593</text:p>
          </table:table-cell>
          <table:table-cell table:style-name="ce9" table:formula="of:=CONFIDENCE(0.05; [.T155]; 49)" office:value-type="float" office:value="4.74605732905216" calcext:value-type="float">
            <text:p>4.7460573291</text:p>
          </table:table-cell>
        </table:table-row>
        <table:table-row table:style-name="ro3">
          <table:table-cell table:style-name="ce9" table:formula="of:=AVERAGE([.A101:.A150])" office:value-type="float" office:value="1.54" calcext:value-type="float">
            <text:p>1.54</text:p>
          </table:table-cell>
          <table:table-cell table:style-name="ce9" table:formula="of:=AVERAGE([.B101:.B150])" office:value-type="float" office:value="7.7" calcext:value-type="float">
            <text:p>7.7</text:p>
          </table:table-cell>
          <table:table-cell table:style-name="ce9" table:formula="of:=AVERAGE([.C101:.C150])" office:value-type="float" office:value="23.66" calcext:value-type="float">
            <text:p>23.66</text:p>
          </table:table-cell>
          <table:table-cell table:style-name="ce9" table:formula="of:=AVERAGE([.D101:.D150])" office:value-type="float" office:value="38.62" calcext:value-type="float">
            <text:p>38.62</text:p>
          </table:table-cell>
          <table:table-cell table:style-name="ce9" table:formula="of:=AVERAGE([.E101:.E150])" office:value-type="float" office:value="63.74" calcext:value-type="float">
            <text:p>63.74</text:p>
          </table:table-cell>
          <table:table-cell table:style-name="ce9" table:formula="of:=AVERAGE([.F101:.F150])" office:value-type="float" office:value="83.34" calcext:value-type="float">
            <text:p>83.34</text:p>
          </table:table-cell>
          <table:table-cell table:style-name="ce9" table:formula="of:=AVERAGE([.G101:.G150])" office:value-type="float" office:value="102.34" calcext:value-type="float">
            <text:p>102.34</text:p>
          </table:table-cell>
          <table:table-cell table:style-name="ce9" table:formula="of:=AVERAGE([.H101:.H150])" office:value-type="float" office:value="130.38" calcext:value-type="float">
            <text:p>130.38</text:p>
          </table:table-cell>
          <table:table-cell table:style-name="ce9" table:formula="of:=AVERAGE([.I101:.I150])" office:value-type="float" office:value="145.56" calcext:value-type="float">
            <text:p>145.56</text:p>
          </table:table-cell>
          <table:table-cell table:style-name="ce9" table:formula="of:=AVERAGE([.J101:.J150])" office:value-type="float" office:value="169.06" calcext:value-type="float">
            <text:p>169.06</text:p>
          </table:table-cell>
          <table:table-cell table:style-name="ce9" table:formula="of:=AVERAGE([.K101:.K150])" office:value-type="float" office:value="182.76" calcext:value-type="float">
            <text:p>182.76</text:p>
          </table:table-cell>
          <table:table-cell table:style-name="ce9" table:formula="of:=AVERAGE([.L101:.L150])" office:value-type="float" office:value="198.38" calcext:value-type="float">
            <text:p>198.38</text:p>
          </table:table-cell>
          <table:table-cell table:style-name="ce9" table:formula="of:=AVERAGE([.M101:.M150])" office:value-type="float" office:value="212.18" calcext:value-type="float">
            <text:p>212.18</text:p>
          </table:table-cell>
          <table:table-cell table:style-name="ce9" table:formula="of:=AVERAGE([.N101:.N150])" office:value-type="float" office:value="223.34" calcext:value-type="float">
            <text:p>223.34</text:p>
          </table:table-cell>
          <table:table-cell table:style-name="ce9" table:formula="of:=AVERAGE([.O101:.O150])" office:value-type="float" office:value="232.68" calcext:value-type="float">
            <text:p>232.68</text:p>
          </table:table-cell>
          <table:table-cell table:style-name="ce9" table:formula="of:=AVERAGE([.P101:.P150])" office:value-type="float" office:value="240.68" calcext:value-type="float">
            <text:p>240.68</text:p>
          </table:table-cell>
          <table:table-cell table:style-name="ce9" table:formula="of:=AVERAGE([.Q101:.Q150])" office:value-type="float" office:value="246.52" calcext:value-type="float">
            <text:p>246.52</text:p>
          </table:table-cell>
          <table:table-cell table:style-name="ce9" table:formula="of:=AVERAGE([.R101:.R150])" office:value-type="float" office:value="252.9" calcext:value-type="float">
            <text:p>252.9</text:p>
          </table:table-cell>
          <table:table-cell table:style-name="ce9" table:formula="of:=AVERAGE([.S101:.S150])" office:value-type="float" office:value="259.36" calcext:value-type="float">
            <text:p>259.36</text:p>
          </table:table-cell>
          <table:table-cell table:style-name="ce9" table:formula="of:=AVERAGE([.T101:.T150])" office:value-type="float" office:value="263.62" calcext:value-type="float">
            <text:p>263.62</text:p>
          </table:table-cell>
        </table:table-row>
        <table:table-row table:style-name="ro3">
          <table:table-cell table:style-name="ce9" table:formula="of:=STDEVP([.A101:.A150])" office:value-type="float" office:value="5.33370415377531" calcext:value-type="float">
            <text:p>5.3337041538</text:p>
          </table:table-cell>
          <table:table-cell table:style-name="ce9" table:formula="of:=STDEVP([.B101:.B150])" office:value-type="float" office:value="13.3315415462729" calcext:value-type="float">
            <text:p>13.3315415463</text:p>
          </table:table-cell>
          <table:table-cell table:style-name="ce9" table:formula="of:=STDEVP([.C101:.C150])" office:value-type="float" office:value="21.5718427585591" calcext:value-type="float">
            <text:p>21.5718427586</text:p>
          </table:table-cell>
          <table:table-cell table:style-name="ce9" table:formula="of:=STDEVP([.D101:.D150])" office:value-type="float" office:value="28.8179735581807" calcext:value-type="float">
            <text:p>28.8179735582</text:p>
          </table:table-cell>
          <table:table-cell table:style-name="ce9" table:formula="of:=STDEVP([.E101:.E150])" office:value-type="float" office:value="36.0836860644807" calcext:value-type="float">
            <text:p>36.0836860645</text:p>
          </table:table-cell>
          <table:table-cell table:style-name="ce9" table:formula="of:=STDEVP([.F101:.F150])" office:value-type="float" office:value="33.6295167970044" calcext:value-type="float">
            <text:p>33.629516797</text:p>
          </table:table-cell>
          <table:table-cell table:style-name="ce9" table:formula="of:=STDEVP([.G101:.G150])" office:value-type="float" office:value="38.2092187829063" calcext:value-type="float">
            <text:p>38.2092187829</text:p>
          </table:table-cell>
          <table:table-cell table:style-name="ce9" table:formula="of:=STDEVP([.H101:.H150])" office:value-type="float" office:value="40.8778130530487" calcext:value-type="float">
            <text:p>40.877813053</text:p>
          </table:table-cell>
          <table:table-cell table:style-name="ce9" table:formula="of:=STDEVP([.I101:.I150])" office:value-type="float" office:value="41.1378949388517" calcext:value-type="float">
            <text:p>41.1378949389</text:p>
          </table:table-cell>
          <table:table-cell table:style-name="ce9" table:formula="of:=STDEVP([.J101:.J150])" office:value-type="float" office:value="40.2971016327477" calcext:value-type="float">
            <text:p>40.2971016327</text:p>
          </table:table-cell>
          <table:table-cell table:style-name="ce9" table:formula="of:=STDEVP([.K101:.K150])" office:value-type="float" office:value="39.5112945877505" calcext:value-type="float">
            <text:p>39.5112945878</text:p>
          </table:table-cell>
          <table:table-cell table:style-name="ce9" table:formula="of:=STDEVP([.L101:.L150])" office:value-type="float" office:value="35.35810515285" calcext:value-type="float">
            <text:p>35.3581051529</text:p>
          </table:table-cell>
          <table:table-cell table:style-name="ce9" table:formula="of:=STDEVP([.M101:.M150])" office:value-type="float" office:value="28.3130288030087" calcext:value-type="float">
            <text:p>28.313028803</text:p>
          </table:table-cell>
          <table:table-cell table:style-name="ce9" table:formula="of:=STDEVP([.N101:.N150])" office:value-type="float" office:value="26.9656151422511" calcext:value-type="float">
            <text:p>26.9656151423</text:p>
          </table:table-cell>
          <table:table-cell table:style-name="ce9" table:formula="of:=STDEVP([.O101:.O150])" office:value-type="float" office:value="25.2003492039297" calcext:value-type="float">
            <text:p>25.2003492039</text:p>
          </table:table-cell>
          <table:table-cell table:style-name="ce9" table:formula="of:=STDEVP([.P101:.P150])" office:value-type="float" office:value="22.4476635755261" calcext:value-type="float">
            <text:p>22.4476635755</text:p>
          </table:table-cell>
          <table:table-cell table:style-name="ce9" table:formula="of:=STDEVP([.Q101:.Q150])" office:value-type="float" office:value="19.2854764006493" calcext:value-type="float">
            <text:p>19.2854764006</text:p>
          </table:table-cell>
          <table:table-cell table:style-name="ce9" table:formula="of:=STDEVP([.R101:.R150])" office:value-type="float" office:value="18.681809334216" calcext:value-type="float">
            <text:p>18.6818093342</text:p>
          </table:table-cell>
          <table:table-cell table:style-name="ce9" table:formula="of:=STDEVP([.S101:.S150])" office:value-type="float" office:value="17.8860392485312" calcext:value-type="float">
            <text:p>17.8860392485</text:p>
          </table:table-cell>
          <table:table-cell table:style-name="ce9" table:formula="of:=STDEVP([.T101:.T150])" office:value-type="float" office:value="17.7650105544579" calcext:value-type="float">
            <text:p>17.7650105545</text:p>
          </table:table-cell>
        </table:table-row>
        <table:table-row table:style-name="ro3">
          <table:table-cell table:style-name="ce9" table:formula="of:=CONFIDENCE(0.05; [.A158]; 49)" office:value-type="float" office:value="1.49340972079876" calcext:value-type="float">
            <text:p>1.4934097208</text:p>
          </table:table-cell>
          <table:table-cell table:style-name="ce9" table:formula="of:=CONFIDENCE(0.05; [.B158]; 49)" office:value-type="float" office:value="3.73276304129918" calcext:value-type="float">
            <text:p>3.7327630413</text:p>
          </table:table-cell>
          <table:table-cell table:style-name="ce9" table:formula="of:=CONFIDENCE(0.05; [.C158]; 49)" office:value-type="float" office:value="6.04000498384815" calcext:value-type="float">
            <text:p>6.0400049838</text:p>
          </table:table-cell>
          <table:table-cell table:style-name="ce9" table:formula="of:=CONFIDENCE(0.05; [.D158]; 49)" office:value-type="float" office:value="8.0688843259231" calcext:value-type="float">
            <text:p>8.0688843259</text:p>
          </table:table-cell>
          <table:table-cell table:style-name="ce9" table:formula="of:=CONFIDENCE(0.05; [.E158]; 49)" office:value-type="float" office:value="10.1032464451189" calcext:value-type="float">
            <text:p>10.1032464451</text:p>
          </table:table-cell>
          <table:table-cell table:style-name="ce9" table:formula="of:=CONFIDENCE(0.05; [.F158]; 49)" office:value-type="float" office:value="9.41609167708763" calcext:value-type="float">
            <text:p>9.4160916771</text:p>
          </table:table-cell>
          <table:table-cell table:style-name="ce9" table:formula="of:=CONFIDENCE(0.05; [.G158]; 49)" office:value-type="float" office:value="10.6983846702725" calcext:value-type="float">
            <text:p>10.6983846703</text:p>
          </table:table-cell>
          <table:table-cell table:style-name="ce9" table:formula="of:=CONFIDENCE(0.05; [.H158]; 49)" office:value-type="float" office:value="11.4455773358195" calcext:value-type="float">
            <text:p>11.4455773358</text:p>
          </table:table-cell>
          <table:table-cell table:style-name="ce9" table:formula="of:=CONFIDENCE(0.05; [.I158]; 49)" office:value-type="float" office:value="11.518398925706" calcext:value-type="float">
            <text:p>11.5183989257</text:p>
          </table:table-cell>
          <table:table-cell table:style-name="ce9" table:formula="of:=CONFIDENCE(0.05; [.J158]; 49)" office:value-type="float" office:value="11.2829811259337" calcext:value-type="float">
            <text:p>11.2829811259</text:p>
          </table:table-cell>
          <table:table-cell table:style-name="ce9" table:formula="of:=CONFIDENCE(0.05; [.K158]; 49)" office:value-type="float" office:value="11.0629591963633" calcext:value-type="float">
            <text:p>11.0629591964</text:p>
          </table:table-cell>
          <table:table-cell table:style-name="ce9" table:formula="of:=CONFIDENCE(0.05; [.L158]; 49)" office:value-type="float" office:value="9.90008752302374" calcext:value-type="float">
            <text:p>9.900087523</text:p>
          </table:table-cell>
          <table:table-cell table:style-name="ce9" table:formula="of:=CONFIDENCE(0.05; [.M158]; 49)" office:value-type="float" office:value="7.92750239244889" calcext:value-type="float">
            <text:p>7.9275023924</text:p>
          </table:table-cell>
          <table:table-cell table:style-name="ce9" table:formula="of:=CONFIDENCE(0.05; [.N158]; 49)" office:value-type="float" office:value="7.55023349996857" calcext:value-type="float">
            <text:p>7.5502335</text:p>
          </table:table-cell>
          <table:table-cell table:style-name="ce9" table:formula="of:=CONFIDENCE(0.05; [.O158]; 49)" office:value-type="float" office:value="7.05596811964783" calcext:value-type="float">
            <text:p>7.0559681196</text:p>
          </table:table-cell>
          <table:table-cell table:style-name="ce9" table:formula="of:=CONFIDENCE(0.05; [.P158]; 49)" office:value-type="float" office:value="6.28523030644325" calcext:value-type="float">
            <text:p>6.2852303064</text:p>
          </table:table-cell>
          <table:table-cell table:style-name="ce9" table:formula="of:=CONFIDENCE(0.05; [.Q158]; 49)" office:value-type="float" office:value="5.39983416713853" calcext:value-type="float">
            <text:p>5.3998341671</text:p>
          </table:table-cell>
          <table:table-cell table:style-name="ce9" table:formula="of:=CONFIDENCE(0.05; [.R158]; 49)" office:value-type="float" office:value="5.23081049444394" calcext:value-type="float">
            <text:p>5.2308104944</text:p>
          </table:table-cell>
          <table:table-cell table:style-name="ce9" table:formula="of:=CONFIDENCE(0.05; [.S158]; 49)" office:value-type="float" office:value="5.00799896474158" calcext:value-type="float">
            <text:p>5.0079989647</text:p>
          </table:table-cell>
          <table:table-cell table:style-name="ce9" table:formula="of:=CONFIDENCE(0.05; [.T158]; 49)" office:value-type="float" office:value="4.97411155310163" calcext:value-type="float">
            <text:p>4.9741115531</text:p>
          </table:table-cell>
        </table:table-row>
      </table:table>
      <table:table table:name="rocsi-greedy" table:style-name="ta1">
        <table:table-column table:style-name="co2" table:number-columns-repeated="20" table:default-cell-style-name="Default"/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74" calcext:value-type="float">
            <text:p>74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6" calcext:value-type="float">
            <text:p>86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9" calcext:value-type="float">
            <text:p>7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71" calcext:value-type="float">
            <text:p>7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94" calcext:value-type="float">
            <text:p>94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88" calcext:value-type="float">
            <text:p>88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78" calcext:value-type="float">
            <text:p>78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8" calcext:value-type="float">
            <text:p>8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79" calcext:value-type="float">
            <text:p>179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137" calcext:value-type="float">
            <text:p>137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3" office:value-type="float" office:value="159" calcext:value-type="float">
            <text:p>159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183" calcext:value-type="float">
            <text:p>183</text:p>
          </table:table-cell>
        </table:table-row>
        <table:table-row table:style-name="ro3">
          <table:table-cell table:number-columns-repeated="3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4"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78" calcext:value-type="float">
            <text:p>17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71" calcext:value-type="float">
            <text:p>17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168" calcext:value-type="float">
            <text:p>16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table:number-columns-repeated="7" office:value-type="float" office:value="177" calcext:value-type="float">
            <text:p>1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float" office:value="153" calcext:value-type="float">
            <text:p>15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178" calcext:value-type="float">
            <text:p>1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number-columns-repeated="7" office:value-type="float" office:value="264" calcext:value-type="float">
            <text:p>26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table:number-columns-repeated="5" office:value-type="float" office:value="255" calcext:value-type="float">
            <text:p>255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3" office:value-type="float" office:value="290" calcext:value-type="float">
            <text:p>290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3" office:value-type="float" office:value="231" calcext:value-type="float">
            <text:p>231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257" calcext:value-type="float">
            <text:p>257</text:p>
          </table:table-cell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81" calcext:value-type="float">
            <text:p>2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3"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4"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268" calcext:value-type="float">
            <text:p>268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table:number-columns-repeated="6" office:value-type="float" office:value="258" calcext:value-type="float">
            <text:p>25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3" office:value-type="float" office:value="248" calcext:value-type="float">
            <text:p>248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218" calcext:value-type="float">
            <text:p>218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3" office:value-type="float" office:value="246" calcext:value-type="float">
            <text:p>24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70" calcext:value-type="float">
            <text:p>27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268" calcext:value-type="float">
            <text:p>26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245" calcext:value-type="float">
            <text:p>245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3" office:value-type="float" office:value="248" calcext:value-type="float">
            <text:p>248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4"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3" office:value-type="float" office:value="248" calcext:value-type="float">
            <text:p>248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48" calcext:value-type="float">
            <text:p>248</text:p>
          </table:table-cell>
          <table:table-cell table:number-columns-repeated="6" office:value-type="float" office:value="257" calcext:value-type="float">
            <text:p>25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table:number-columns-repeated="7" office:value-type="float" office:value="273" calcext:value-type="float">
            <text:p>27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274" calcext:value-type="float">
            <text:p>27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4" office:value-type="float" office:value="222" calcext:value-type="float">
            <text:p>22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4" office:value-type="float" office:value="252" calcext:value-type="float">
            <text:p>2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3" office:value-type="float" office:value="217" calcext:value-type="float">
            <text:p>217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5" office:value-type="float" office:value="245" calcext:value-type="float">
            <text:p>24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246" calcext:value-type="float">
            <text:p>246</text:p>
          </table:table-cell>
          <table:table-cell table:number-columns-repeated="3" office:value-type="float" office:value="253" calcext:value-type="float">
            <text:p>25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3" office:value-type="float" office:value="236" calcext:value-type="float">
            <text:p>236</text:p>
          </table:table-cell>
          <table:table-cell table:number-columns-repeated="4"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26" calcext:value-type="float">
            <text:p>226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3"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table:number-columns-repeated="4" office:value-type="float" office:value="213" calcext:value-type="float">
            <text:p>21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26" calcext:value-type="float">
            <text:p>226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262" calcext:value-type="float">
            <text:p>262</text:p>
          </table:table-cell>
        </table:table-row>
        <table:table-row table:style-name="ro3">
          <table:table-cell table:style-name="ce9" table:formula="of:=AVERAGE([.A1:.A50])" office:value-type="float" office:value="0.58" calcext:value-type="float">
            <text:p>0.58</text:p>
          </table:table-cell>
          <table:table-cell table:style-name="ce9" table:formula="of:=AVERAGE([.B1:.B50])" office:value-type="float" office:value="0.92" calcext:value-type="float">
            <text:p>0.92</text:p>
          </table:table-cell>
          <table:table-cell table:style-name="ce9" table:formula="of:=AVERAGE([.C1:.C50])" office:value-type="float" office:value="2.38" calcext:value-type="float">
            <text:p>2.38</text:p>
          </table:table-cell>
          <table:table-cell table:style-name="ce9" table:formula="of:=AVERAGE([.D1:.D50])" office:value-type="float" office:value="5.58" calcext:value-type="float">
            <text:p>5.58</text:p>
          </table:table-cell>
          <table:table-cell table:style-name="ce9" table:formula="of:=AVERAGE([.E1:.E50])" office:value-type="float" office:value="9.88" calcext:value-type="float">
            <text:p>9.88</text:p>
          </table:table-cell>
          <table:table-cell table:style-name="ce9" table:formula="of:=AVERAGE([.F1:.F50])" office:value-type="float" office:value="14.96" calcext:value-type="float">
            <text:p>14.96</text:p>
          </table:table-cell>
          <table:table-cell table:style-name="ce9" table:formula="of:=AVERAGE([.G1:.G50])" office:value-type="float" office:value="20.12" calcext:value-type="float">
            <text:p>20.12</text:p>
          </table:table-cell>
          <table:table-cell table:style-name="ce9" table:formula="of:=AVERAGE([.H1:.H50])" office:value-type="float" office:value="25.8" calcext:value-type="float">
            <text:p>25.8</text:p>
          </table:table-cell>
          <table:table-cell table:style-name="ce9" table:formula="of:=AVERAGE([.I1:.I50])" office:value-type="float" office:value="32.14" calcext:value-type="float">
            <text:p>32.14</text:p>
          </table:table-cell>
          <table:table-cell table:style-name="ce9" table:formula="of:=AVERAGE([.J1:.J50])" office:value-type="float" office:value="36.04" calcext:value-type="float">
            <text:p>36.04</text:p>
          </table:table-cell>
          <table:table-cell table:style-name="ce9" table:formula="of:=AVERAGE([.K1:.K50])" office:value-type="float" office:value="42.74" calcext:value-type="float">
            <text:p>42.74</text:p>
          </table:table-cell>
          <table:table-cell table:style-name="ce9" table:formula="of:=AVERAGE([.L1:.L50])" office:value-type="float" office:value="47.8" calcext:value-type="float">
            <text:p>47.8</text:p>
          </table:table-cell>
          <table:table-cell table:style-name="ce9" table:formula="of:=AVERAGE([.M1:.M50])" office:value-type="float" office:value="54.02" calcext:value-type="float">
            <text:p>54.02</text:p>
          </table:table-cell>
          <table:table-cell table:style-name="ce9" table:formula="of:=AVERAGE([.N1:.N50])" office:value-type="float" office:value="58.76" calcext:value-type="float">
            <text:p>58.76</text:p>
          </table:table-cell>
          <table:table-cell table:style-name="ce9" table:formula="of:=AVERAGE([.O1:.O50])" office:value-type="float" office:value="63.22" calcext:value-type="float">
            <text:p>63.22</text:p>
          </table:table-cell>
          <table:table-cell table:style-name="ce9" table:formula="of:=AVERAGE([.P1:.P50])" office:value-type="float" office:value="66.9" calcext:value-type="float">
            <text:p>66.9</text:p>
          </table:table-cell>
          <table:table-cell table:style-name="ce9" table:formula="of:=AVERAGE([.Q1:.Q50])" office:value-type="float" office:value="69.7" calcext:value-type="float">
            <text:p>69.7</text:p>
          </table:table-cell>
          <table:table-cell table:style-name="ce9" table:formula="of:=AVERAGE([.R1:.R50])" office:value-type="float" office:value="71.98" calcext:value-type="float">
            <text:p>71.98</text:p>
          </table:table-cell>
          <table:table-cell table:style-name="ce9" table:formula="of:=AVERAGE([.S1:.S50])" office:value-type="float" office:value="75.48" calcext:value-type="float">
            <text:p>75.48</text:p>
          </table:table-cell>
          <table:table-cell table:style-name="ce9" table:formula="of:=AVERAGE([.T1:.T50])" office:value-type="float" office:value="78.64" calcext:value-type="float">
            <text:p>78.64</text:p>
          </table:table-cell>
        </table:table-row>
        <table:table-row table:style-name="ro3">
          <table:table-cell table:style-name="ce9" table:formula="of:=STDEVP([.A1:.A50])" office:value-type="float" office:value="0.961041102138717" calcext:value-type="float">
            <text:p>0.9610411021</text:p>
          </table:table-cell>
          <table:table-cell table:style-name="ce9" table:formula="of:=STDEVP([.B1:.B50])" office:value-type="float" office:value="1.59799874843505" calcext:value-type="float">
            <text:p>1.5979987484</text:p>
          </table:table-cell>
          <table:table-cell table:style-name="ce9" table:formula="of:=STDEVP([.C1:.C50])" office:value-type="float" office:value="3.42864404685001" calcext:value-type="float">
            <text:p>3.4286440469</text:p>
          </table:table-cell>
          <table:table-cell table:style-name="ce9" table:formula="of:=STDEVP([.D1:.D50])" office:value-type="float" office:value="5.94336604963887" calcext:value-type="float">
            <text:p>5.9433660496</text:p>
          </table:table-cell>
          <table:table-cell table:style-name="ce9" table:formula="of:=STDEVP([.E1:.E50])" office:value-type="float" office:value="7.93886641782062" calcext:value-type="float">
            <text:p>7.9388664178</text:p>
          </table:table-cell>
          <table:table-cell table:style-name="ce9" table:formula="of:=STDEVP([.F1:.F50])" office:value-type="float" office:value="9.21077629735952" calcext:value-type="float">
            <text:p>9.2107762974</text:p>
          </table:table-cell>
          <table:table-cell table:style-name="ce9" table:formula="of:=STDEVP([.G1:.G50])" office:value-type="float" office:value="9.42685525506783" calcext:value-type="float">
            <text:p>9.4268552551</text:p>
          </table:table-cell>
          <table:table-cell table:style-name="ce9" table:formula="of:=STDEVP([.H1:.H50])" office:value-type="float" office:value="11.9799833054976" calcext:value-type="float">
            <text:p>11.9799833055</text:p>
          </table:table-cell>
          <table:table-cell table:style-name="ce9" table:formula="of:=STDEVP([.I1:.I50])" office:value-type="float" office:value="13.2045598184869" calcext:value-type="float">
            <text:p>13.2045598185</text:p>
          </table:table-cell>
          <table:table-cell table:style-name="ce9" table:formula="of:=STDEVP([.J1:.J50])" office:value-type="float" office:value="14.1378357608228" calcext:value-type="float">
            <text:p>14.1378357608</text:p>
          </table:table-cell>
          <table:table-cell table:style-name="ce9" table:formula="of:=STDEVP([.K1:.K50])" office:value-type="float" office:value="15.0104097212568" calcext:value-type="float">
            <text:p>15.0104097213</text:p>
          </table:table-cell>
          <table:table-cell table:style-name="ce9" table:formula="of:=STDEVP([.L1:.L50])" office:value-type="float" office:value="14.0214121970649" calcext:value-type="float">
            <text:p>14.0214121971</text:p>
          </table:table-cell>
          <table:table-cell table:style-name="ce9" table:formula="of:=STDEVP([.M1:.M50])" office:value-type="float" office:value="13.0468233681613" calcext:value-type="float">
            <text:p>13.0468233682</text:p>
          </table:table-cell>
          <table:table-cell table:style-name="ce9" table:formula="of:=STDEVP([.N1:.N50])" office:value-type="float" office:value="12.73037312886" calcext:value-type="float">
            <text:p>12.7303731289</text:p>
          </table:table-cell>
          <table:table-cell table:style-name="ce9" table:formula="of:=STDEVP([.O1:.O50])" office:value-type="float" office:value="12.5016638892589" calcext:value-type="float">
            <text:p>12.5016638893</text:p>
          </table:table-cell>
          <table:table-cell table:style-name="ce9" table:formula="of:=STDEVP([.P1:.P50])" office:value-type="float" office:value="11.4773690364996" calcext:value-type="float">
            <text:p>11.4773690365</text:p>
          </table:table-cell>
          <table:table-cell table:style-name="ce9" table:formula="of:=STDEVP([.Q1:.Q50])" office:value-type="float" office:value="10.2863987867475" calcext:value-type="float">
            <text:p>10.2863987867</text:p>
          </table:table-cell>
          <table:table-cell table:style-name="ce9" table:formula="of:=STDEVP([.R1:.R50])" office:value-type="float" office:value="9.66745054293013" calcext:value-type="float">
            <text:p>9.6674505429</text:p>
          </table:table-cell>
          <table:table-cell table:style-name="ce9" table:formula="of:=STDEVP([.S1:.S50])" office:value-type="float" office:value="8.11724091055575" calcext:value-type="float">
            <text:p>8.1172409106</text:p>
          </table:table-cell>
          <table:table-cell table:style-name="ce9" table:formula="of:=STDEVP([.T1:.T50])" office:value-type="float" office:value="7.00502676654415" calcext:value-type="float">
            <text:p>7.0050267665</text:p>
          </table:table-cell>
        </table:table-row>
        <table:table-row table:style-name="ro3">
          <table:table-cell table:style-name="ce9" table:formula="of:=CONFIDENCE(0.05; [.A152]; 49)" office:value-type="float" office:value="0.269086563979224" calcext:value-type="float">
            <text:p>0.269086564</text:p>
          </table:table-cell>
          <table:table-cell table:style-name="ce9" table:formula="of:=CONFIDENCE(0.05; [.B152]; 49)" office:value-type="float" office:value="0.447431427753255" calcext:value-type="float">
            <text:p>0.4474314278</text:p>
          </table:table-cell>
          <table:table-cell table:style-name="ce9" table:formula="of:=CONFIDENCE(0.05; [.C152]; 49)" office:value-type="float" office:value="0.960002692519097" calcext:value-type="float">
            <text:p>0.9600026925</text:p>
          </table:table-cell>
          <table:table-cell table:style-name="ce9" table:formula="of:=CONFIDENCE(0.05; [.D152]; 49)" office:value-type="float" office:value="1.66411191489004" calcext:value-type="float">
            <text:p>1.6641119149</text:p>
          </table:table-cell>
          <table:table-cell table:style-name="ce9" table:formula="of:=CONFIDENCE(0.05; [.E152]; 49)" office:value-type="float" office:value="2.22284175100042" calcext:value-type="float">
            <text:p>2.222841751</text:p>
          </table:table-cell>
          <table:table-cell table:style-name="ce9" table:formula="of:=CONFIDENCE(0.05; [.F152]; 49)" office:value-type="float" office:value="2.57896997321141" calcext:value-type="float">
            <text:p>2.5789699732</text:p>
          </table:table-cell>
          <table:table-cell table:style-name="ce9" table:formula="of:=CONFIDENCE(0.05; [.G152]; 49)" office:value-type="float" office:value="2.6394709696293" calcext:value-type="float">
            <text:p>2.6394709696</text:p>
          </table:table-cell>
          <table:table-cell table:style-name="ce9" table:formula="of:=CONFIDENCE(0.05; [.H152]; 49)" office:value-type="float" office:value="3.35433368773804" calcext:value-type="float">
            <text:p>3.3543336877</text:p>
          </table:table-cell>
          <table:table-cell table:style-name="ce9" table:formula="of:=CONFIDENCE(0.05; [.I152]; 49)" office:value-type="float" office:value="3.69720881084845" calcext:value-type="float">
            <text:p>3.6972088108</text:p>
          </table:table-cell>
          <table:table-cell table:style-name="ce9" table:formula="of:=CONFIDENCE(0.05; [.J152]; 49)" office:value-type="float" office:value="3.95852127293644" calcext:value-type="float">
            <text:p>3.9585212729</text:p>
          </table:table-cell>
          <table:table-cell table:style-name="ce9" table:formula="of:=CONFIDENCE(0.05; [.K152]; 49)" office:value-type="float" office:value="4.2028374924076" calcext:value-type="float">
            <text:p>4.2028374924</text:p>
          </table:table-cell>
          <table:table-cell table:style-name="ce9" table:formula="of:=CONFIDENCE(0.05; [.L152]; 49)" office:value-type="float" office:value="3.92592327409111" calcext:value-type="float">
            <text:p>3.9259232741</text:p>
          </table:table-cell>
          <table:table-cell table:style-name="ce9" table:formula="of:=CONFIDENCE(0.05; [.M152]; 49)" office:value-type="float" office:value="3.65304341632167" calcext:value-type="float">
            <text:p>3.6530434163</text:p>
          </table:table-cell>
          <table:table-cell table:style-name="ce9" table:formula="of:=CONFIDENCE(0.05; [.N152]; 49)" office:value-type="float" office:value="3.56443897747457" calcext:value-type="float">
            <text:p>3.5644389775</text:p>
          </table:table-cell>
          <table:table-cell table:style-name="ce9" table:formula="of:=CONFIDENCE(0.05; [.O152]; 49)" office:value-type="float" office:value="3.50040156711034" calcext:value-type="float">
            <text:p>3.5004015671</text:p>
          </table:table-cell>
          <table:table-cell table:style-name="ce9" table:formula="of:=CONFIDENCE(0.05; [.P152]; 49)" office:value-type="float" office:value="3.21360427840206" calcext:value-type="float">
            <text:p>3.2136042784</text:p>
          </table:table-cell>
          <table:table-cell table:style-name="ce9" table:formula="of:=CONFIDENCE(0.05; [.Q152]; 49)" office:value-type="float" office:value="2.88013873609165" calcext:value-type="float">
            <text:p>2.8801387361</text:p>
          </table:table-cell>
          <table:table-cell table:style-name="ce9" table:formula="of:=CONFIDENCE(0.05; [.R152]; 49)" office:value-type="float" office:value="2.70683641235218" calcext:value-type="float">
            <text:p>2.7068364124</text:p>
          </table:table-cell>
          <table:table-cell table:style-name="ce9" table:formula="of:=CONFIDENCE(0.05; [.S152]; 49)" office:value-type="float" office:value="2.27278569121777" calcext:value-type="float">
            <text:p>2.2727856912</text:p>
          </table:table-cell>
          <table:table-cell table:style-name="ce9" table:formula="of:=CONFIDENCE(0.05; [.T152]; 49)" office:value-type="float" office:value="1.96137145330937" calcext:value-type="float">
            <text:p>1.9613714533</text:p>
          </table:table-cell>
        </table:table-row>
        <table:table-row table:style-name="ro3">
          <table:table-cell table:style-name="ce9" table:formula="of:=AVERAGE([.A51:.A100])" office:value-type="float" office:value="0.42" calcext:value-type="float">
            <text:p>0.42</text:p>
          </table:table-cell>
          <table:table-cell table:style-name="ce9" table:formula="of:=AVERAGE([.B51:.B100])" office:value-type="float" office:value="1.06" calcext:value-type="float">
            <text:p>1.06</text:p>
          </table:table-cell>
          <table:table-cell table:style-name="ce9" table:formula="of:=AVERAGE([.C51:.C100])" office:value-type="float" office:value="4.9" calcext:value-type="float">
            <text:p>4.9</text:p>
          </table:table-cell>
          <table:table-cell table:style-name="ce9" table:formula="of:=AVERAGE([.D51:.D100])" office:value-type="float" office:value="14.02" calcext:value-type="float">
            <text:p>14.02</text:p>
          </table:table-cell>
          <table:table-cell table:style-name="ce9" table:formula="of:=AVERAGE([.E51:.E100])" office:value-type="float" office:value="24.28" calcext:value-type="float">
            <text:p>24.28</text:p>
          </table:table-cell>
          <table:table-cell table:style-name="ce9" table:formula="of:=AVERAGE([.F51:.F100])" office:value-type="float" office:value="33.84" calcext:value-type="float">
            <text:p>33.84</text:p>
          </table:table-cell>
          <table:table-cell table:style-name="ce9" table:formula="of:=AVERAGE([.G51:.G100])" office:value-type="float" office:value="45.02" calcext:value-type="float">
            <text:p>45.02</text:p>
          </table:table-cell>
          <table:table-cell table:style-name="ce9" table:formula="of:=AVERAGE([.H51:.H100])" office:value-type="float" office:value="58.86" calcext:value-type="float">
            <text:p>58.86</text:p>
          </table:table-cell>
          <table:table-cell table:style-name="ce9" table:formula="of:=AVERAGE([.I51:.I100])" office:value-type="float" office:value="71.98" calcext:value-type="float">
            <text:p>71.98</text:p>
          </table:table-cell>
          <table:table-cell table:style-name="ce9" table:formula="of:=AVERAGE([.J51:.J100])" office:value-type="float" office:value="84.92" calcext:value-type="float">
            <text:p>84.92</text:p>
          </table:table-cell>
          <table:table-cell table:style-name="ce9" table:formula="of:=AVERAGE([.K51:.K100])" office:value-type="float" office:value="95" calcext:value-type="float">
            <text:p>95</text:p>
          </table:table-cell>
          <table:table-cell table:style-name="ce9" table:formula="of:=AVERAGE([.L51:.L100])" office:value-type="float" office:value="109.94" calcext:value-type="float">
            <text:p>109.94</text:p>
          </table:table-cell>
          <table:table-cell table:style-name="ce9" table:formula="of:=AVERAGE([.M51:.M100])" office:value-type="float" office:value="120.92" calcext:value-type="float">
            <text:p>120.92</text:p>
          </table:table-cell>
          <table:table-cell table:style-name="ce9" table:formula="of:=AVERAGE([.N51:.N100])" office:value-type="float" office:value="128.74" calcext:value-type="float">
            <text:p>128.74</text:p>
          </table:table-cell>
          <table:table-cell table:style-name="ce9" table:formula="of:=AVERAGE([.O51:.O100])" office:value-type="float" office:value="137.02" calcext:value-type="float">
            <text:p>137.02</text:p>
          </table:table-cell>
          <table:table-cell table:style-name="ce9" table:formula="of:=AVERAGE([.P51:.P100])" office:value-type="float" office:value="144.54" calcext:value-type="float">
            <text:p>144.54</text:p>
          </table:table-cell>
          <table:table-cell table:style-name="ce9" table:formula="of:=AVERAGE([.Q51:.Q100])" office:value-type="float" office:value="149.96" calcext:value-type="float">
            <text:p>149.96</text:p>
          </table:table-cell>
          <table:table-cell table:style-name="ce9" table:formula="of:=AVERAGE([.R51:.R100])" office:value-type="float" office:value="156.48" calcext:value-type="float">
            <text:p>156.48</text:p>
          </table:table-cell>
          <table:table-cell table:style-name="ce9" table:formula="of:=AVERAGE([.S51:.S100])" office:value-type="float" office:value="161.22" calcext:value-type="float">
            <text:p>161.22</text:p>
          </table:table-cell>
          <table:table-cell table:style-name="ce9" table:formula="of:=AVERAGE([.T51:.T100])" office:value-type="float" office:value="166.72" calcext:value-type="float">
            <text:p>166.72</text:p>
          </table:table-cell>
        </table:table-row>
        <table:table-row table:style-name="ro3">
          <table:table-cell table:style-name="ce9" table:formula="of:=STDEVP([.A51:.A100])" office:value-type="float" office:value="1.49786514746822" calcext:value-type="float">
            <text:p>1.4978651475</text:p>
          </table:table-cell>
          <table:table-cell table:style-name="ce9" table:formula="of:=STDEVP([.B51:.B100])" office:value-type="float" office:value="2.58774032700346" calcext:value-type="float">
            <text:p>2.587740327</text:p>
          </table:table-cell>
          <table:table-cell table:style-name="ce9" table:formula="of:=STDEVP([.C51:.C100])" office:value-type="float" office:value="6.65206734782504" calcext:value-type="float">
            <text:p>6.6520673478</text:p>
          </table:table-cell>
          <table:table-cell table:style-name="ce9" table:formula="of:=STDEVP([.D51:.D100])" office:value-type="float" office:value="14.4256576973114" calcext:value-type="float">
            <text:p>14.4256576973</text:p>
          </table:table-cell>
          <table:table-cell table:style-name="ce9" table:formula="of:=STDEVP([.E51:.E100])" office:value-type="float" office:value="18.7467757227743" calcext:value-type="float">
            <text:p>18.7467757228</text:p>
          </table:table-cell>
          <table:table-cell table:style-name="ce9" table:formula="of:=STDEVP([.F51:.F100])" office:value-type="float" office:value="20.148806416262" calcext:value-type="float">
            <text:p>20.1488064163</text:p>
          </table:table-cell>
          <table:table-cell table:style-name="ce9" table:formula="of:=STDEVP([.G51:.G100])" office:value-type="float" office:value="22.2184517912477" calcext:value-type="float">
            <text:p>22.2184517912</text:p>
          </table:table-cell>
          <table:table-cell table:style-name="ce9" table:formula="of:=STDEVP([.H51:.H100])" office:value-type="float" office:value="25.3929202731785" calcext:value-type="float">
            <text:p>25.3929202732</text:p>
          </table:table-cell>
          <table:table-cell table:style-name="ce9" table:formula="of:=STDEVP([.I51:.I100])" office:value-type="float" office:value="24.0802740848189" calcext:value-type="float">
            <text:p>24.0802740848</text:p>
          </table:table-cell>
          <table:table-cell table:style-name="ce9" table:formula="of:=STDEVP([.J51:.J100])" office:value-type="float" office:value="25.1696960649111" calcext:value-type="float">
            <text:p>25.1696960649</text:p>
          </table:table-cell>
          <table:table-cell table:style-name="ce9" table:formula="of:=STDEVP([.K51:.K100])" office:value-type="float" office:value="24.0474530875933" calcext:value-type="float">
            <text:p>24.0474530876</text:p>
          </table:table-cell>
          <table:table-cell table:style-name="ce9" table:formula="of:=STDEVP([.L51:.L100])" office:value-type="float" office:value="23.6891620788917" calcext:value-type="float">
            <text:p>23.6891620789</text:p>
          </table:table-cell>
          <table:table-cell table:style-name="ce9" table:formula="of:=STDEVP([.M51:.M100])" office:value-type="float" office:value="23.2670066832844" calcext:value-type="float">
            <text:p>23.2670066833</text:p>
          </table:table-cell>
          <table:table-cell table:style-name="ce9" table:formula="of:=STDEVP([.N51:.N100])" office:value-type="float" office:value="22.5546536218138" calcext:value-type="float">
            <text:p>22.5546536218</text:p>
          </table:table-cell>
          <table:table-cell table:style-name="ce9" table:formula="of:=STDEVP([.O51:.O100])" office:value-type="float" office:value="22.5756417406017" calcext:value-type="float">
            <text:p>22.5756417406</text:p>
          </table:table-cell>
          <table:table-cell table:style-name="ce9" table:formula="of:=STDEVP([.P51:.P100])" office:value-type="float" office:value="19.9982099198903" calcext:value-type="float">
            <text:p>19.9982099199</text:p>
          </table:table-cell>
          <table:table-cell table:style-name="ce9" table:formula="of:=STDEVP([.Q51:.Q100])" office:value-type="float" office:value="19.223901789179" calcext:value-type="float">
            <text:p>19.2239017892</text:p>
          </table:table-cell>
          <table:table-cell table:style-name="ce9" table:formula="of:=STDEVP([.R51:.R100])" office:value-type="float" office:value="19.2002499983724" calcext:value-type="float">
            <text:p>19.2002499984</text:p>
          </table:table-cell>
          <table:table-cell table:style-name="ce9" table:formula="of:=STDEVP([.S51:.S100])" office:value-type="float" office:value="18.4068356867768" calcext:value-type="float">
            <text:p>18.4068356868</text:p>
          </table:table-cell>
          <table:table-cell table:style-name="ce9" table:formula="of:=STDEVP([.T51:.T100])" office:value-type="float" office:value="18.0022665239686" calcext:value-type="float">
            <text:p>18.002266524</text:p>
          </table:table-cell>
        </table:table-row>
        <table:table-row table:style-name="ro3">
          <table:table-cell table:style-name="ce9" table:formula="of:=CONFIDENCE(0.05; [.A155]; 49)" office:value-type="float" office:value="0.419394534676499" calcext:value-type="float">
            <text:p>0.4193945347</text:p>
          </table:table-cell>
          <table:table-cell table:style-name="ce9" table:formula="of:=CONFIDENCE(0.05; [.B155]; 49)" office:value-type="float" office:value="0.724553977466956" calcext:value-type="float">
            <text:p>0.7245539775</text:p>
          </table:table-cell>
          <table:table-cell table:style-name="ce9" table:formula="of:=CONFIDENCE(0.05; [.C155]; 49)" office:value-type="float" office:value="1.86254463206742" calcext:value-type="float">
            <text:p>1.8625446321</text:p>
          </table:table-cell>
          <table:table-cell table:style-name="ce9" table:formula="of:=CONFIDENCE(0.05; [.D155]; 49)" office:value-type="float" office:value="4.03910993429048" calcext:value-type="float">
            <text:p>4.0391099343</text:p>
          </table:table-cell>
          <table:table-cell table:style-name="ce9" table:formula="of:=CONFIDENCE(0.05; [.E155]; 49)" office:value-type="float" office:value="5.24900074898392" calcext:value-type="float">
            <text:p>5.249000749</text:p>
          </table:table-cell>
          <table:table-cell table:style-name="ce9" table:formula="of:=CONFIDENCE(0.05; [.F155]; 49)" office:value-type="float" office:value="5.64156212962043" calcext:value-type="float">
            <text:p>5.6415621296</text:p>
          </table:table-cell>
          <table:table-cell table:style-name="ce9" table:formula="of:=CONFIDENCE(0.05; [.G155]; 49)" office:value-type="float" office:value="6.221052186155" calcext:value-type="float">
            <text:p>6.2210521862</text:p>
          </table:table-cell>
          <table:table-cell table:style-name="ce9" table:formula="of:=CONFIDENCE(0.05; [.H155]; 49)" office:value-type="float" office:value="7.10988702824669" calcext:value-type="float">
            <text:p>7.1098870282</text:p>
          </table:table-cell>
          <table:table-cell table:style-name="ce9" table:formula="of:=CONFIDENCE(0.05; [.I155]; 49)" office:value-type="float" office:value="6.74235284915689" calcext:value-type="float">
            <text:p>6.7423528492</text:p>
          </table:table-cell>
          <table:table-cell table:style-name="ce9" table:formula="of:=CONFIDENCE(0.05; [.J155]; 49)" office:value-type="float" office:value="7.04738539843503" calcext:value-type="float">
            <text:p>7.0473853984</text:p>
          </table:table-cell>
          <table:table-cell table:style-name="ce9" table:formula="of:=CONFIDENCE(0.05; [.K155]; 49)" office:value-type="float" office:value="6.73316313879991" calcext:value-type="float">
            <text:p>6.7331631388</text:p>
          </table:table-cell>
          <table:table-cell table:style-name="ce9" table:formula="of:=CONFIDENCE(0.05; [.L155]; 49)" office:value-type="float" office:value="6.63284349979424" calcext:value-type="float">
            <text:p>6.6328434998</text:p>
          </table:table-cell>
          <table:table-cell table:style-name="ce9" table:formula="of:=CONFIDENCE(0.05; [.M155]; 49)" office:value-type="float" office:value="6.51464216104144" calcext:value-type="float">
            <text:p>6.514642161</text:p>
          </table:table-cell>
          <table:table-cell table:style-name="ce9" table:formula="of:=CONFIDENCE(0.05; [.N155]; 49)" office:value-type="float" office:value="6.315186968933" calcext:value-type="float">
            <text:p>6.3151869689</text:p>
          </table:table-cell>
          <table:table-cell table:style-name="ce9" table:formula="of:=CONFIDENCE(0.05; [.O155]; 49)" office:value-type="float" office:value="6.32106353420837" calcext:value-type="float">
            <text:p>6.3210635342</text:p>
          </table:table-cell>
          <table:table-cell table:style-name="ce9" table:formula="of:=CONFIDENCE(0.05; [.P155]; 49)" office:value-type="float" office:value="5.59939588546524" calcext:value-type="float">
            <text:p>5.5993958855</text:p>
          </table:table-cell>
          <table:table-cell table:style-name="ce9" table:formula="of:=CONFIDENCE(0.05; [.Q155]; 49)" office:value-type="float" office:value="5.38259359273228" calcext:value-type="float">
            <text:p>5.3825935927</text:p>
          </table:table-cell>
          <table:table-cell table:style-name="ce9" table:formula="of:=CONFIDENCE(0.05; [.R155]; 49)" office:value-type="float" office:value="5.37597121299645" calcext:value-type="float">
            <text:p>5.375971213</text:p>
          </table:table-cell>
          <table:table-cell table:style-name="ce9" table:formula="of:=CONFIDENCE(0.05; [.S155]; 49)" office:value-type="float" office:value="5.15381928791845" calcext:value-type="float">
            <text:p>5.1538192879</text:p>
          </table:table-cell>
          <table:table-cell table:style-name="ce9" table:formula="of:=CONFIDENCE(0.05; [.T155]; 49)" office:value-type="float" office:value="5.04054200386707" calcext:value-type="float">
            <text:p>5.0405420039</text:p>
          </table:table-cell>
        </table:table-row>
        <table:table-row table:style-name="ro3">
          <table:table-cell table:style-name="ce9" table:formula="of:=AVERAGE([.A101:.A150])" office:value-type="float" office:value="0.28" calcext:value-type="float">
            <text:p>0.28</text:p>
          </table:table-cell>
          <table:table-cell table:style-name="ce9" table:formula="of:=AVERAGE([.B101:.B150])" office:value-type="float" office:value="1.1" calcext:value-type="float">
            <text:p>1.1</text:p>
          </table:table-cell>
          <table:table-cell table:style-name="ce9" table:formula="of:=AVERAGE([.C101:.C150])" office:value-type="float" office:value="9.98" calcext:value-type="float">
            <text:p>9.98</text:p>
          </table:table-cell>
          <table:table-cell table:style-name="ce9" table:formula="of:=AVERAGE([.D101:.D150])" office:value-type="float" office:value="20.58" calcext:value-type="float">
            <text:p>20.58</text:p>
          </table:table-cell>
          <table:table-cell table:style-name="ce9" table:formula="of:=AVERAGE([.E101:.E150])" office:value-type="float" office:value="39.68" calcext:value-type="float">
            <text:p>39.68</text:p>
          </table:table-cell>
          <table:table-cell table:style-name="ce9" table:formula="of:=AVERAGE([.F101:.F150])" office:value-type="float" office:value="59.46" calcext:value-type="float">
            <text:p>59.46</text:p>
          </table:table-cell>
          <table:table-cell table:style-name="ce9" table:formula="of:=AVERAGE([.G101:.G150])" office:value-type="float" office:value="79.02" calcext:value-type="float">
            <text:p>79.02</text:p>
          </table:table-cell>
          <table:table-cell table:style-name="ce9" table:formula="of:=AVERAGE([.H101:.H150])" office:value-type="float" office:value="104.14" calcext:value-type="float">
            <text:p>104.14</text:p>
          </table:table-cell>
          <table:table-cell table:style-name="ce9" table:formula="of:=AVERAGE([.I101:.I150])" office:value-type="float" office:value="122.3" calcext:value-type="float">
            <text:p>122.3</text:p>
          </table:table-cell>
          <table:table-cell table:style-name="ce9" table:formula="of:=AVERAGE([.J101:.J150])" office:value-type="float" office:value="148.84" calcext:value-type="float">
            <text:p>148.84</text:p>
          </table:table-cell>
          <table:table-cell table:style-name="ce9" table:formula="of:=AVERAGE([.K101:.K150])" office:value-type="float" office:value="164.72" calcext:value-type="float">
            <text:p>164.72</text:p>
          </table:table-cell>
          <table:table-cell table:style-name="ce9" table:formula="of:=AVERAGE([.L101:.L150])" office:value-type="float" office:value="181.3" calcext:value-type="float">
            <text:p>181.3</text:p>
          </table:table-cell>
          <table:table-cell table:style-name="ce9" table:formula="of:=AVERAGE([.M101:.M150])" office:value-type="float" office:value="197.46" calcext:value-type="float">
            <text:p>197.46</text:p>
          </table:table-cell>
          <table:table-cell table:style-name="ce9" table:formula="of:=AVERAGE([.N101:.N150])" office:value-type="float" office:value="211.06" calcext:value-type="float">
            <text:p>211.06</text:p>
          </table:table-cell>
          <table:table-cell table:style-name="ce9" table:formula="of:=AVERAGE([.O101:.O150])" office:value-type="float" office:value="221.28" calcext:value-type="float">
            <text:p>221.28</text:p>
          </table:table-cell>
          <table:table-cell table:style-name="ce9" table:formula="of:=AVERAGE([.P101:.P150])" office:value-type="float" office:value="234.06" calcext:value-type="float">
            <text:p>234.06</text:p>
          </table:table-cell>
          <table:table-cell table:style-name="ce9" table:formula="of:=AVERAGE([.Q101:.Q150])" office:value-type="float" office:value="241.02" calcext:value-type="float">
            <text:p>241.02</text:p>
          </table:table-cell>
          <table:table-cell table:style-name="ce9" table:formula="of:=AVERAGE([.R101:.R150])" office:value-type="float" office:value="248.44" calcext:value-type="float">
            <text:p>248.44</text:p>
          </table:table-cell>
          <table:table-cell table:style-name="ce9" table:formula="of:=AVERAGE([.S101:.S150])" office:value-type="float" office:value="255.54" calcext:value-type="float">
            <text:p>255.54</text:p>
          </table:table-cell>
          <table:table-cell table:style-name="ce9" table:formula="of:=AVERAGE([.T101:.T150])" office:value-type="float" office:value="260.2" calcext:value-type="float">
            <text:p>260.2</text:p>
          </table:table-cell>
        </table:table-row>
        <table:table-row table:style-name="ro3">
          <table:table-cell table:style-name="ce9" table:formula="of:=STDEVP([.A101:.A150])" office:value-type="float" office:value="1.82252571998312" calcext:value-type="float">
            <text:p>1.82252572</text:p>
          </table:table-cell>
          <table:table-cell table:style-name="ce9" table:formula="of:=STDEVP([.B101:.B150])" office:value-type="float" office:value="3.26343377441614" calcext:value-type="float">
            <text:p>3.2634337744</text:p>
          </table:table-cell>
          <table:table-cell table:style-name="ce9" table:formula="of:=STDEVP([.C101:.C150])" office:value-type="float" office:value="12.7835675771672" calcext:value-type="float">
            <text:p>12.7835675772</text:p>
          </table:table-cell>
          <table:table-cell table:style-name="ce9" table:formula="of:=STDEVP([.D101:.D150])" office:value-type="float" office:value="18.498745903439" calcext:value-type="float">
            <text:p>18.4987459034</text:p>
          </table:table-cell>
          <table:table-cell table:style-name="ce9" table:formula="of:=STDEVP([.E101:.E150])" office:value-type="float" office:value="24.2498989688617" calcext:value-type="float">
            <text:p>24.2498989689</text:p>
          </table:table-cell>
          <table:table-cell table:style-name="ce9" table:formula="of:=STDEVP([.F101:.F150])" office:value-type="float" office:value="28.8992802678544" calcext:value-type="float">
            <text:p>28.8992802679</text:p>
          </table:table-cell>
          <table:table-cell table:style-name="ce9" table:formula="of:=STDEVP([.G101:.G150])" office:value-type="float" office:value="35.6440682302119" calcext:value-type="float">
            <text:p>35.6440682302</text:p>
          </table:table-cell>
          <table:table-cell table:style-name="ce9" table:formula="of:=STDEVP([.H101:.H150])" office:value-type="float" office:value="40.2402832992016" calcext:value-type="float">
            <text:p>40.2402832992</text:p>
          </table:table-cell>
          <table:table-cell table:style-name="ce9" table:formula="of:=STDEVP([.I101:.I150])" office:value-type="float" office:value="41.6150213264393" calcext:value-type="float">
            <text:p>41.6150213264</text:p>
          </table:table-cell>
          <table:table-cell table:style-name="ce9" table:formula="of:=STDEVP([.J101:.J150])" office:value-type="float" office:value="46.0488262608288" calcext:value-type="float">
            <text:p>46.0488262608</text:p>
          </table:table-cell>
          <table:table-cell table:style-name="ce9" table:formula="of:=STDEVP([.K101:.K150])" office:value-type="float" office:value="42.9204100632788" calcext:value-type="float">
            <text:p>42.9204100633</text:p>
          </table:table-cell>
          <table:table-cell table:style-name="ce9" table:formula="of:=STDEVP([.L101:.L150])" office:value-type="float" office:value="35.8632123491469" calcext:value-type="float">
            <text:p>35.8632123491</text:p>
          </table:table-cell>
          <table:table-cell table:style-name="ce9" table:formula="of:=STDEVP([.M101:.M150])" office:value-type="float" office:value="31.5589670299901" calcext:value-type="float">
            <text:p>31.55896703</text:p>
          </table:table-cell>
          <table:table-cell table:style-name="ce9" table:formula="of:=STDEVP([.N101:.N150])" office:value-type="float" office:value="30.1127282058601" calcext:value-type="float">
            <text:p>30.1127282059</text:p>
          </table:table-cell>
          <table:table-cell table:style-name="ce9" table:formula="of:=STDEVP([.O101:.O150])" office:value-type="float" office:value="26.4598110348506" calcext:value-type="float">
            <text:p>26.4598110349</text:p>
          </table:table-cell>
          <table:table-cell table:style-name="ce9" table:formula="of:=STDEVP([.P101:.P150])" office:value-type="float" office:value="23.7127897979129" calcext:value-type="float">
            <text:p>23.7127897979</text:p>
          </table:table-cell>
          <table:table-cell table:style-name="ce9" table:formula="of:=STDEVP([.Q101:.Q150])" office:value-type="float" office:value="20.8782087354256" calcext:value-type="float">
            <text:p>20.8782087354</text:p>
          </table:table-cell>
          <table:table-cell table:style-name="ce9" table:formula="of:=STDEVP([.R101:.R150])" office:value-type="float" office:value="21.0391634814695" calcext:value-type="float">
            <text:p>21.0391634815</text:p>
          </table:table-cell>
          <table:table-cell table:style-name="ce9" table:formula="of:=STDEVP([.S101:.S150])" office:value-type="float" office:value="20.8482229458532" calcext:value-type="float">
            <text:p>20.8482229459</text:p>
          </table:table-cell>
          <table:table-cell table:style-name="ce9" table:formula="of:=STDEVP([.T101:.T150])" office:value-type="float" office:value="18.9092569922776" calcext:value-type="float">
            <text:p>18.9092569923</text:p>
          </table:table-cell>
        </table:table-row>
        <table:table-row table:style-name="ro3">
          <table:table-cell table:style-name="ce9" table:formula="of:=CONFIDENCE(0.05; [.A158]; 49)" office:value-type="float" office:value="0.510297824580693" calcext:value-type="float">
            <text:p>0.5102978246</text:p>
          </table:table-cell>
          <table:table-cell table:style-name="ce9" table:formula="of:=CONFIDENCE(0.05; [.B158]; 49)" office:value-type="float" office:value="0.913744666255322" calcext:value-type="float">
            <text:p>0.9137446663</text:p>
          </table:table-cell>
          <table:table-cell table:style-name="ce9" table:formula="of:=CONFIDENCE(0.05; [.C158]; 49)" office:value-type="float" office:value="3.57933314931166" calcext:value-type="float">
            <text:p>3.5793331493</text:p>
          </table:table-cell>
          <table:table-cell table:style-name="ce9" table:formula="of:=CONFIDENCE(0.05; [.D158]; 49)" office:value-type="float" office:value="5.17955367569975" calcext:value-type="float">
            <text:p>5.1795536757</text:p>
          </table:table-cell>
          <table:table-cell table:style-name="ce9" table:formula="of:=CONFIDENCE(0.05; [.E158]; 49)" office:value-type="float" office:value="6.78984694395771" calcext:value-type="float">
            <text:p>6.789846944</text:p>
          </table:table-cell>
          <table:table-cell table:style-name="ce9" table:formula="of:=CONFIDENCE(0.05; [.F158]; 49)" office:value-type="float" office:value="8.09164978630339" calcext:value-type="float">
            <text:p>8.0916497863</text:p>
          </table:table-cell>
          <table:table-cell table:style-name="ce9" table:formula="of:=CONFIDENCE(0.05; [.G158]; 49)" office:value-type="float" office:value="9.98015571338623" calcext:value-type="float">
            <text:p>9.9801557134</text:p>
          </table:table-cell>
          <table:table-cell table:style-name="ce9" table:formula="of:=CONFIDENCE(0.05; [.H158]; 49)" office:value-type="float" office:value="11.2670722848748" calcext:value-type="float">
            <text:p>11.2670722849</text:p>
          </table:table-cell>
          <table:table-cell table:style-name="ce9" table:formula="of:=CONFIDENCE(0.05; [.I158]; 49)" office:value-type="float" office:value="11.6519918593839" calcext:value-type="float">
            <text:p>11.6519918594</text:p>
          </table:table-cell>
          <table:table-cell table:style-name="ce9" table:formula="of:=CONFIDENCE(0.05; [.J158]; 49)" office:value-type="float" office:value="12.8934344287953" calcext:value-type="float">
            <text:p>12.8934344288</text:p>
          </table:table-cell>
          <table:table-cell table:style-name="ce9" table:formula="of:=CONFIDENCE(0.05; [.K158]; 49)" office:value-type="float" office:value="12.0174939893881" calcext:value-type="float">
            <text:p>12.0174939894</text:p>
          </table:table-cell>
          <table:table-cell table:style-name="ce9" table:formula="of:=CONFIDENCE(0.05; [.L158]; 49)" office:value-type="float" office:value="10.0415149391771" calcext:value-type="float">
            <text:p>10.0415149392</text:p>
          </table:table-cell>
          <table:table-cell table:style-name="ce9" table:formula="of:=CONFIDENCE(0.05; [.M158]; 49)" office:value-type="float" office:value="8.83634839543822" calcext:value-type="float">
            <text:p>8.8363483954</text:p>
          </table:table-cell>
          <table:table-cell table:style-name="ce9" table:formula="of:=CONFIDENCE(0.05; [.N158]; 49)" office:value-type="float" office:value="8.43140896567559" calcext:value-type="float">
            <text:p>8.4314089657</text:p>
          </table:table-cell>
          <table:table-cell table:style-name="ce9" table:formula="of:=CONFIDENCE(0.05; [.O158]; 49)" office:value-type="float" office:value="7.4086109522918" calcext:value-type="float">
            <text:p>7.4086109523</text:p>
          </table:table-cell>
          <table:table-cell table:style-name="ce9" table:formula="of:=CONFIDENCE(0.05; [.P158]; 49)" office:value-type="float" office:value="6.639459139554" calcext:value-type="float">
            <text:p>6.6394591396</text:p>
          </table:table-cell>
          <table:table-cell table:style-name="ce9" table:formula="of:=CONFIDENCE(0.05; [.Q158]; 49)" office:value-type="float" office:value="5.84579102616338" calcext:value-type="float">
            <text:p>5.8457910262</text:p>
          </table:table-cell>
          <table:table-cell table:style-name="ce9" table:formula="of:=CONFIDENCE(0.05; [.R158]; 49)" office:value-type="float" office:value="5.89085752693294" calcext:value-type="float">
            <text:p>5.8908575269</text:p>
          </table:table-cell>
          <table:table-cell table:style-name="ce9" table:formula="of:=CONFIDENCE(0.05; [.S158]; 49)" office:value-type="float" office:value="5.83739515936197" calcext:value-type="float">
            <text:p>5.8373951594</text:p>
          </table:table-cell>
          <table:table-cell table:style-name="ce9" table:formula="of:=CONFIDENCE(0.05; [.T158]; 49)" office:value-type="float" office:value="5.29449466846805" calcext:value-type="float">
            <text:p>5.2944946685</text:p>
          </table:table-cell>
        </table:table-row>
      </table:table>
      <table:table table:name="ross-" table:style-name="ta1">
        <table:table-column table:style-name="co2" table:number-columns-repeated="20" table:default-cell-style-name="Default"/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90" calcext:value-type="float">
            <text:p>9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69" calcext:value-type="float">
            <text:p>69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3">
          <table:table-cell table:number-columns-repeated="6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4" calcext:value-type="float">
            <text:p>94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4" office:value-type="float" office:value="87" calcext:value-type="float">
            <text:p>8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63" calcext:value-type="float">
            <text:p>6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4" calcext:value-type="float">
            <text:p>74</text:p>
          </table:table-cell>
          <table:table-cell table:number-columns-repeated="3"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81" calcext:value-type="float">
            <text:p>8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86" calcext:value-type="float">
            <text:p>86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7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84" calcext:value-type="float">
            <text:p>184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3" office:value-type="float" office:value="191" calcext:value-type="float">
            <text:p>191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6" office:value-type="float" office:value="150" calcext:value-type="float">
            <text:p>150</text:p>
          </table:table-cell>
        </table:table-row>
        <table:table-row table:style-name="ro3"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table:number-columns-repeated="4" office:value-type="float" office:value="182" calcext:value-type="float">
            <text:p>182</text:p>
          </table:table-cell>
        </table:table-row>
        <table:table-row table:style-name="ro3">
          <table:table-cell table:number-columns-repeated="3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table:number-columns-repeated="5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97" calcext:value-type="float">
            <text:p>97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3" office:value-type="float" office:value="172" calcext:value-type="float">
            <text:p>172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3"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58" calcext:value-type="float">
            <text:p>15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179" calcext:value-type="float">
            <text:p>179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70" calcext:value-type="float">
            <text:p>170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61" calcext:value-type="float">
            <text:p>161</text:p>
          </table:table-cell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number-columns-repeated="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174" calcext:value-type="float">
            <text:p>174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3">
          <table:table-cell table:number-columns-repeated="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</table:table-row>
        <table:table-row table:style-name="ro3"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6" office:value-type="float" office:value="155" calcext:value-type="float">
            <text:p>15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table:number-columns-repeated="5" office:value-type="float" office:value="175" calcext:value-type="float">
            <text:p>1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table:number-columns-repeated="6" office:value-type="float" office:value="250" calcext:value-type="float">
            <text:p>25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table:number-columns-repeated="6" office:value-type="float" office:value="249" calcext:value-type="float">
            <text:p>249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271" calcext:value-type="float">
            <text:p>27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3" office:value-type="float" office:value="235" calcext:value-type="float">
            <text:p>235</text:p>
          </table:table-cell>
        </table:table-row>
        <table:table-row table:style-name="ro3">
          <table:table-cell table:number-columns-repeated="6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255" calcext:value-type="float">
            <text:p>25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4"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72" calcext:value-type="float">
            <text:p>272</text:p>
          </table:table-cell>
          <table:table-cell office:value-type="float" office:value="284" calcext:value-type="float">
            <text:p>284</text:p>
          </table:table-cell>
          <table:table-cell office:value-type="float" office:value="292" calcext:value-type="float">
            <text:p>292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273" calcext:value-type="float">
            <text:p>273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3" office:value-type="float" office:value="228" calcext:value-type="float">
            <text:p>228</text:p>
          </table:table-cell>
        </table:table-row>
        <table:table-row table:style-name="ro3">
          <table:table-cell table:number-columns-repeated="3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table:number-columns-repeated="4"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table:number-columns-repeated="3" office:value-type="float" office:value="244" calcext:value-type="float">
            <text:p>244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59" calcext:value-type="float">
            <text:p>259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233" calcext:value-type="float">
            <text:p>233</text:p>
          </table:table-cell>
          <table:table-cell table:number-columns-repeated="3" office:value-type="float" office:value="235" calcext:value-type="float">
            <text:p>23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74" calcext:value-type="float">
            <text:p>274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253" calcext:value-type="float">
            <text:p>253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float" office:value="238" calcext:value-type="float">
            <text:p>238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4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5" office:value-type="float" office:value="246" calcext:value-type="float">
            <text:p>24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4" office:value-type="float" office:value="282" calcext:value-type="float">
            <text:p>2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float" office:value="271" calcext:value-type="float">
            <text:p>271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269" calcext:value-type="float">
            <text:p>269</text:p>
          </table:table-cell>
          <table:table-cell table:number-columns-repeated="5" office:value-type="float" office:value="274" calcext:value-type="float">
            <text:p>27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81" calcext:value-type="float">
            <text:p>28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24" calcext:value-type="float">
            <text:p>124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153" calcext:value-type="float">
            <text:p>153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3"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226" calcext:value-type="float">
            <text:p>22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74" calcext:value-type="float">
            <text:p>274</text:p>
          </table:table-cell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5" office:value-type="float" office:value="268" calcext:value-type="float">
            <text:p>268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3" office:value-type="float" office:value="240" calcext:value-type="float">
            <text:p>240</text:p>
          </table:table-cell>
          <table:table-cell table:number-columns-repeated="6" office:value-type="float" office:value="243" calcext:value-type="float">
            <text:p>2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3" office:value-type="float" office:value="227" calcext:value-type="float">
            <text:p>227</text:p>
          </table:table-cell>
          <table:table-cell table:number-columns-repeated="4"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69" calcext:value-type="float">
            <text:p>16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222" calcext:value-type="float">
            <text:p>222</text:p>
          </table:table-cell>
          <table:table-cell table:number-columns-repeated="3" office:value-type="float" office:value="224" calcext:value-type="float">
            <text:p>224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table:number-columns-repeated="5" office:value-type="float" office:value="272" calcext:value-type="float">
            <text:p>272</text:p>
          </table:table-cell>
        </table:table-row>
        <table:table-row table:style-name="ro3">
          <table:table-cell table:style-name="ce9" table:formula="of:=AVERAGE([.A1:.A50])" office:value-type="float" office:value="1.46" calcext:value-type="float">
            <text:p>1.46</text:p>
          </table:table-cell>
          <table:table-cell table:style-name="ce9" table:formula="of:=AVERAGE([.B1:.B50])" office:value-type="float" office:value="1.66" calcext:value-type="float">
            <text:p>1.66</text:p>
          </table:table-cell>
          <table:table-cell table:style-name="ce9" table:formula="of:=AVERAGE([.C1:.C50])" office:value-type="float" office:value="2.66" calcext:value-type="float">
            <text:p>2.66</text:p>
          </table:table-cell>
          <table:table-cell table:style-name="ce9" table:formula="of:=AVERAGE([.D1:.D50])" office:value-type="float" office:value="5.68" calcext:value-type="float">
            <text:p>5.68</text:p>
          </table:table-cell>
          <table:table-cell table:style-name="ce9" table:formula="of:=AVERAGE([.E1:.E50])" office:value-type="float" office:value="9.52" calcext:value-type="float">
            <text:p>9.52</text:p>
          </table:table-cell>
          <table:table-cell table:style-name="ce9" table:formula="of:=AVERAGE([.F1:.F50])" office:value-type="float" office:value="14.7" calcext:value-type="float">
            <text:p>14.7</text:p>
          </table:table-cell>
          <table:table-cell table:style-name="ce9" table:formula="of:=AVERAGE([.G1:.G50])" office:value-type="float" office:value="19.58" calcext:value-type="float">
            <text:p>19.58</text:p>
          </table:table-cell>
          <table:table-cell table:style-name="ce9" table:formula="of:=AVERAGE([.H1:.H50])" office:value-type="float" office:value="25.28" calcext:value-type="float">
            <text:p>25.28</text:p>
          </table:table-cell>
          <table:table-cell table:style-name="ce9" table:formula="of:=AVERAGE([.I1:.I50])" office:value-type="float" office:value="32.08" calcext:value-type="float">
            <text:p>32.08</text:p>
          </table:table-cell>
          <table:table-cell table:style-name="ce9" table:formula="of:=AVERAGE([.J1:.J50])" office:value-type="float" office:value="37.5" calcext:value-type="float">
            <text:p>37.5</text:p>
          </table:table-cell>
          <table:table-cell table:style-name="ce9" table:formula="of:=AVERAGE([.K1:.K50])" office:value-type="float" office:value="44.56" calcext:value-type="float">
            <text:p>44.56</text:p>
          </table:table-cell>
          <table:table-cell table:style-name="ce9" table:formula="of:=AVERAGE([.L1:.L50])" office:value-type="float" office:value="49.46" calcext:value-type="float">
            <text:p>49.46</text:p>
          </table:table-cell>
          <table:table-cell table:style-name="ce9" table:formula="of:=AVERAGE([.M1:.M50])" office:value-type="float" office:value="54.96" calcext:value-type="float">
            <text:p>54.96</text:p>
          </table:table-cell>
          <table:table-cell table:style-name="ce9" table:formula="of:=AVERAGE([.N1:.N50])" office:value-type="float" office:value="60.34" calcext:value-type="float">
            <text:p>60.34</text:p>
          </table:table-cell>
          <table:table-cell table:style-name="ce9" table:formula="of:=AVERAGE([.O1:.O50])" office:value-type="float" office:value="65" calcext:value-type="float">
            <text:p>65</text:p>
          </table:table-cell>
          <table:table-cell table:style-name="ce9" table:formula="of:=AVERAGE([.P1:.P50])" office:value-type="float" office:value="68.68" calcext:value-type="float">
            <text:p>68.68</text:p>
          </table:table-cell>
          <table:table-cell table:style-name="ce9" table:formula="of:=AVERAGE([.Q1:.Q50])" office:value-type="float" office:value="71.18" calcext:value-type="float">
            <text:p>71.18</text:p>
          </table:table-cell>
          <table:table-cell table:style-name="ce9" table:formula="of:=AVERAGE([.R1:.R50])" office:value-type="float" office:value="73.4" calcext:value-type="float">
            <text:p>73.4</text:p>
          </table:table-cell>
          <table:table-cell table:style-name="ce9" table:formula="of:=AVERAGE([.S1:.S50])" office:value-type="float" office:value="77.32" calcext:value-type="float">
            <text:p>77.32</text:p>
          </table:table-cell>
          <table:table-cell table:style-name="ce9" table:formula="of:=AVERAGE([.T1:.T50])" office:value-type="float" office:value="80.62" calcext:value-type="float">
            <text:p>80.62</text:p>
          </table:table-cell>
        </table:table-row>
        <table:table-row table:style-name="ro3">
          <table:table-cell table:style-name="ce9" table:formula="of:=STDEVP([.A1:.A50])" office:value-type="float" office:value="1.18676029593174" calcext:value-type="float">
            <text:p>1.1867602959</text:p>
          </table:table-cell>
          <table:table-cell table:style-name="ce9" table:formula="of:=STDEVP([.B1:.B50])" office:value-type="float" office:value="1.62" calcext:value-type="float">
            <text:p>1.62</text:p>
          </table:table-cell>
          <table:table-cell table:style-name="ce9" table:formula="of:=STDEVP([.C1:.C50])" office:value-type="float" office:value="3.17244385293105" calcext:value-type="float">
            <text:p>3.1724438529</text:p>
          </table:table-cell>
          <table:table-cell table:style-name="ce9" table:formula="of:=STDEVP([.D1:.D50])" office:value-type="float" office:value="5.5188404579223" calcext:value-type="float">
            <text:p>5.5188404579</text:p>
          </table:table-cell>
          <table:table-cell table:style-name="ce9" table:formula="of:=STDEVP([.E1:.E50])" office:value-type="float" office:value="6.85635471661144" calcext:value-type="float">
            <text:p>6.8563547166</text:p>
          </table:table-cell>
          <table:table-cell table:style-name="ce9" table:formula="of:=STDEVP([.F1:.F50])" office:value-type="float" office:value="8.65158944934398" calcext:value-type="float">
            <text:p>8.6515894493</text:p>
          </table:table-cell>
          <table:table-cell table:style-name="ce9" table:formula="of:=STDEVP([.G1:.G50])" office:value-type="float" office:value="8.94894407178858" calcext:value-type="float">
            <text:p>8.9489440718</text:p>
          </table:table-cell>
          <table:table-cell table:style-name="ce9" table:formula="of:=STDEVP([.H1:.H50])" office:value-type="float" office:value="11.5274281606957" calcext:value-type="float">
            <text:p>11.5274281607</text:p>
          </table:table-cell>
          <table:table-cell table:style-name="ce9" table:formula="of:=STDEVP([.I1:.I50])" office:value-type="float" office:value="12.8667633847833" calcext:value-type="float">
            <text:p>12.8667633848</text:p>
          </table:table-cell>
          <table:table-cell table:style-name="ce9" table:formula="of:=STDEVP([.J1:.J50])" office:value-type="float" office:value="14.366976021418" calcext:value-type="float">
            <text:p>14.3669760214</text:p>
          </table:table-cell>
          <table:table-cell table:style-name="ce9" table:formula="of:=STDEVP([.K1:.K50])" office:value-type="float" office:value="15.2632368781985" calcext:value-type="float">
            <text:p>15.2632368782</text:p>
          </table:table-cell>
          <table:table-cell table:style-name="ce9" table:formula="of:=STDEVP([.L1:.L50])" office:value-type="float" office:value="13.1608662328891" calcext:value-type="float">
            <text:p>13.1608662329</text:p>
          </table:table-cell>
          <table:table-cell table:style-name="ce9" table:formula="of:=STDEVP([.M1:.M50])" office:value-type="float" office:value="12.5442576504152" calcext:value-type="float">
            <text:p>12.5442576504</text:p>
          </table:table-cell>
          <table:table-cell table:style-name="ce9" table:formula="of:=STDEVP([.N1:.N50])" office:value-type="float" office:value="12.1385501605422" calcext:value-type="float">
            <text:p>12.1385501605</text:p>
          </table:table-cell>
          <table:table-cell table:style-name="ce9" table:formula="of:=STDEVP([.O1:.O50])" office:value-type="float" office:value="11.5879247494968" calcext:value-type="float">
            <text:p>11.5879247495</text:p>
          </table:table-cell>
          <table:table-cell table:style-name="ce9" table:formula="of:=STDEVP([.P1:.P50])" office:value-type="float" office:value="10.17534274607" calcext:value-type="float">
            <text:p>10.1753427461</text:p>
          </table:table-cell>
          <table:table-cell table:style-name="ce9" table:formula="of:=STDEVP([.Q1:.Q50])" office:value-type="float" office:value="9.71532809533471" calcext:value-type="float">
            <text:p>9.7153280953</text:p>
          </table:table-cell>
          <table:table-cell table:style-name="ce9" table:formula="of:=STDEVP([.R1:.R50])" office:value-type="float" office:value="9.22388204608017" calcext:value-type="float">
            <text:p>9.2238820461</text:p>
          </table:table-cell>
          <table:table-cell table:style-name="ce9" table:formula="of:=STDEVP([.S1:.S50])" office:value-type="float" office:value="7.78316131144665" calcext:value-type="float">
            <text:p>7.7831613114</text:p>
          </table:table-cell>
          <table:table-cell table:style-name="ce9" table:formula="of:=STDEVP([.T1:.T50])" office:value-type="float" office:value="7.3780485224753" calcext:value-type="float">
            <text:p>7.3780485225</text:p>
          </table:table-cell>
        </table:table-row>
        <table:table-row table:style-name="ro3">
          <table:table-cell table:style-name="ce9" table:formula="of:=CONFIDENCE(0.05; [.A152]; 49)" office:value-type="float" office:value="0.332286776901188" calcext:value-type="float">
            <text:p>0.3322867769</text:p>
          </table:table-cell>
          <table:table-cell table:style-name="ce9" table:formula="of:=CONFIDENCE(0.05; [.B152]; 49)" office:value-type="float" office:value="0.453591664993555" calcext:value-type="float">
            <text:p>0.453591665</text:p>
          </table:table-cell>
          <table:table-cell table:style-name="ce9" table:formula="of:=CONFIDENCE(0.05; [.C152]; 49)" office:value-type="float" office:value="0.88826795638862" calcext:value-type="float">
            <text:p>0.8882679564</text:p>
          </table:table-cell>
          <table:table-cell table:style-name="ce9" table:formula="of:=CONFIDENCE(0.05; [.D152]; 49)" office:value-type="float" office:value="1.54524693342146" calcext:value-type="float">
            <text:p>1.5452469334</text:p>
          </table:table-cell>
          <table:table-cell table:style-name="ce9" table:formula="of:=CONFIDENCE(0.05; [.E152]; 49)" office:value-type="float" office:value="1.91974404425568" calcext:value-type="float">
            <text:p>1.9197440443</text:p>
          </table:table-cell>
          <table:table-cell table:style-name="ce9" table:formula="of:=CONFIDENCE(0.05; [.F152]; 49)" office:value-type="float" office:value="2.42240053282013" calcext:value-type="float">
            <text:p>2.4224005328</text:p>
          </table:table-cell>
          <table:table-cell table:style-name="ce9" table:formula="of:=CONFIDENCE(0.05; [.G152]; 49)" office:value-type="float" office:value="2.50565829719555" calcext:value-type="float">
            <text:p>2.5056582972</text:p>
          </table:table-cell>
          <table:table-cell table:style-name="ce9" table:formula="of:=CONFIDENCE(0.05; [.H152]; 49)" office:value-type="float" office:value="3.22762057561948" calcext:value-type="float">
            <text:p>3.2276205756</text:p>
          </table:table-cell>
          <table:table-cell table:style-name="ce9" table:formula="of:=CONFIDENCE(0.05; [.I152]; 49)" office:value-type="float" office:value="3.60262754739628" calcext:value-type="float">
            <text:p>3.6026275474</text:p>
          </table:table-cell>
          <table:table-cell table:style-name="ce9" table:formula="of:=CONFIDENCE(0.05; [.J152]; 49)" office:value-type="float" office:value="4.02267936696141" calcext:value-type="float">
            <text:p>4.022679367</text:p>
          </table:table-cell>
          <table:table-cell table:style-name="ce9" table:formula="of:=CONFIDENCE(0.05; [.K152]; 49)" office:value-type="float" office:value="4.27362779553896" calcext:value-type="float">
            <text:p>4.2736277955</text:p>
          </table:table-cell>
          <table:table-cell table:style-name="ce9" table:formula="of:=CONFIDENCE(0.05; [.L152]; 49)" office:value-type="float" office:value="3.68497483168742" calcext:value-type="float">
            <text:p>3.6849748317</text:p>
          </table:table-cell>
          <table:table-cell table:style-name="ce9" table:formula="of:=CONFIDENCE(0.05; [.M152]; 49)" office:value-type="float" office:value="3.5123276010864" calcext:value-type="float">
            <text:p>3.5123276011</text:p>
          </table:table-cell>
          <table:table-cell table:style-name="ce9" table:formula="of:=CONFIDENCE(0.05; [.N152]; 49)" office:value-type="float" office:value="3.39873159131367" calcext:value-type="float">
            <text:p>3.3987315913</text:p>
          </table:table-cell>
          <table:table-cell table:style-name="ce9" table:formula="of:=CONFIDENCE(0.05; [.O152]; 49)" office:value-type="float" office:value="3.24455930922486" calcext:value-type="float">
            <text:p>3.2445593092</text:p>
          </table:table-cell>
          <table:table-cell table:style-name="ce9" table:formula="of:=CONFIDENCE(0.05; [.P152]; 49)" office:value-type="float" office:value="2.84904361609259" calcext:value-type="float">
            <text:p>2.8490436161</text:p>
          </table:table-cell>
          <table:table-cell table:style-name="ce9" table:formula="of:=CONFIDENCE(0.05; [.Q152]; 49)" office:value-type="float" office:value="2.72024188069231" calcext:value-type="float">
            <text:p>2.7202418807</text:p>
          </table:table-cell>
          <table:table-cell table:style-name="ce9" table:formula="of:=CONFIDENCE(0.05; [.R152]; 49)" office:value-type="float" office:value="2.58263951542325" calcext:value-type="float">
            <text:p>2.5826395154</text:p>
          </table:table-cell>
          <table:table-cell table:style-name="ce9" table:formula="of:=CONFIDENCE(0.05; [.S152]; 49)" office:value-type="float" office:value="2.17924512232871" calcext:value-type="float">
            <text:p>2.1792451223</text:p>
          </table:table-cell>
          <table:table-cell table:style-name="ce9" table:formula="of:=CONFIDENCE(0.05; [.T152]; 49)" office:value-type="float" office:value="2.06581562574865" calcext:value-type="float">
            <text:p>2.0658156257</text:p>
          </table:table-cell>
        </table:table-row>
        <table:table-row table:style-name="ro3">
          <table:table-cell table:style-name="ce9" table:formula="of:=AVERAGE([.A51:.A100])" office:value-type="float" office:value="2.52" calcext:value-type="float">
            <text:p>2.52</text:p>
          </table:table-cell>
          <table:table-cell table:style-name="ce9" table:formula="of:=AVERAGE([.B51:.B100])" office:value-type="float" office:value="3.1" calcext:value-type="float">
            <text:p>3.1</text:p>
          </table:table-cell>
          <table:table-cell table:style-name="ce9" table:formula="of:=AVERAGE([.C51:.C100])" office:value-type="float" office:value="5.78" calcext:value-type="float">
            <text:p>5.78</text:p>
          </table:table-cell>
          <table:table-cell table:style-name="ce9" table:formula="of:=AVERAGE([.D51:.D100])" office:value-type="float" office:value="13.36" calcext:value-type="float">
            <text:p>13.36</text:p>
          </table:table-cell>
          <table:table-cell table:style-name="ce9" table:formula="of:=AVERAGE([.E51:.E100])" office:value-type="float" office:value="22.94" calcext:value-type="float">
            <text:p>22.94</text:p>
          </table:table-cell>
          <table:table-cell table:style-name="ce9" table:formula="of:=AVERAGE([.F51:.F100])" office:value-type="float" office:value="31.7" calcext:value-type="float">
            <text:p>31.7</text:p>
          </table:table-cell>
          <table:table-cell table:style-name="ce9" table:formula="of:=AVERAGE([.G51:.G100])" office:value-type="float" office:value="43.26" calcext:value-type="float">
            <text:p>43.26</text:p>
          </table:table-cell>
          <table:table-cell table:style-name="ce9" table:formula="of:=AVERAGE([.H51:.H100])" office:value-type="float" office:value="57.46" calcext:value-type="float">
            <text:p>57.46</text:p>
          </table:table-cell>
          <table:table-cell table:style-name="ce9" table:formula="of:=AVERAGE([.I51:.I100])" office:value-type="float" office:value="71.12" calcext:value-type="float">
            <text:p>71.12</text:p>
          </table:table-cell>
          <table:table-cell table:style-name="ce9" table:formula="of:=AVERAGE([.J51:.J100])" office:value-type="float" office:value="84.82" calcext:value-type="float">
            <text:p>84.82</text:p>
          </table:table-cell>
          <table:table-cell table:style-name="ce9" table:formula="of:=AVERAGE([.K51:.K100])" office:value-type="float" office:value="94.42" calcext:value-type="float">
            <text:p>94.42</text:p>
          </table:table-cell>
          <table:table-cell table:style-name="ce9" table:formula="of:=AVERAGE([.L51:.L100])" office:value-type="float" office:value="110.02" calcext:value-type="float">
            <text:p>110.02</text:p>
          </table:table-cell>
          <table:table-cell table:style-name="ce9" table:formula="of:=AVERAGE([.M51:.M100])" office:value-type="float" office:value="121.72" calcext:value-type="float">
            <text:p>121.72</text:p>
          </table:table-cell>
          <table:table-cell table:style-name="ce9" table:formula="of:=AVERAGE([.N51:.N100])" office:value-type="float" office:value="129.04" calcext:value-type="float">
            <text:p>129.04</text:p>
          </table:table-cell>
          <table:table-cell table:style-name="ce9" table:formula="of:=AVERAGE([.O51:.O100])" office:value-type="float" office:value="139.1" calcext:value-type="float">
            <text:p>139.1</text:p>
          </table:table-cell>
          <table:table-cell table:style-name="ce9" table:formula="of:=AVERAGE([.P51:.P100])" office:value-type="float" office:value="145.22" calcext:value-type="float">
            <text:p>145.22</text:p>
          </table:table-cell>
          <table:table-cell table:style-name="ce9" table:formula="of:=AVERAGE([.Q51:.Q100])" office:value-type="float" office:value="151.8" calcext:value-type="float">
            <text:p>151.8</text:p>
          </table:table-cell>
          <table:table-cell table:style-name="ce9" table:formula="of:=AVERAGE([.R51:.R100])" office:value-type="float" office:value="157.98" calcext:value-type="float">
            <text:p>157.98</text:p>
          </table:table-cell>
          <table:table-cell table:style-name="ce9" table:formula="of:=AVERAGE([.S51:.S100])" office:value-type="float" office:value="163.28" calcext:value-type="float">
            <text:p>163.28</text:p>
          </table:table-cell>
          <table:table-cell table:style-name="ce9" table:formula="of:=AVERAGE([.T51:.T100])" office:value-type="float" office:value="168.32" calcext:value-type="float">
            <text:p>168.32</text:p>
          </table:table-cell>
        </table:table-row>
        <table:table-row table:style-name="ro3">
          <table:table-cell table:style-name="ce9" table:formula="of:=STDEVP([.A51:.A100])" office:value-type="float" office:value="2.13766227454198" calcext:value-type="float">
            <text:p>2.1376622745</text:p>
          </table:table-cell>
          <table:table-cell table:style-name="ce9" table:formula="of:=STDEVP([.B51:.B100])" office:value-type="float" office:value="2.9" calcext:value-type="float">
            <text:p>2.9</text:p>
          </table:table-cell>
          <table:table-cell table:style-name="ce9" table:formula="of:=STDEVP([.C51:.C100])" office:value-type="float" office:value="5.87295496321911" calcext:value-type="float">
            <text:p>5.8729549632</text:p>
          </table:table-cell>
          <table:table-cell table:style-name="ce9" table:formula="of:=STDEVP([.D51:.D100])" office:value-type="float" office:value="13.488899139663" calcext:value-type="float">
            <text:p>13.4888991397</text:p>
          </table:table-cell>
          <table:table-cell table:style-name="ce9" table:formula="of:=STDEVP([.E51:.E100])" office:value-type="float" office:value="17.0134182338529" calcext:value-type="float">
            <text:p>17.0134182339</text:p>
          </table:table-cell>
          <table:table-cell table:style-name="ce9" table:formula="of:=STDEVP([.F51:.F100])" office:value-type="float" office:value="18.212358441454" calcext:value-type="float">
            <text:p>18.2123584415</text:p>
          </table:table-cell>
          <table:table-cell table:style-name="ce9" table:formula="of:=STDEVP([.G51:.G100])" office:value-type="float" office:value="20.3133552127658" calcext:value-type="float">
            <text:p>20.3133552128</text:p>
          </table:table-cell>
          <table:table-cell table:style-name="ce9" table:formula="of:=STDEVP([.H51:.H100])" office:value-type="float" office:value="25.0935928077268" calcext:value-type="float">
            <text:p>25.0935928077</text:p>
          </table:table-cell>
          <table:table-cell table:style-name="ce9" table:formula="of:=STDEVP([.I51:.I100])" office:value-type="float" office:value="25.0915443924841" calcext:value-type="float">
            <text:p>25.0915443925</text:p>
          </table:table-cell>
          <table:table-cell table:style-name="ce9" table:formula="of:=STDEVP([.J51:.J100])" office:value-type="float" office:value="25.3422098483933" calcext:value-type="float">
            <text:p>25.3422098484</text:p>
          </table:table-cell>
          <table:table-cell table:style-name="ce9" table:formula="of:=STDEVP([.K51:.K100])" office:value-type="float" office:value="25.1166000883878" calcext:value-type="float">
            <text:p>25.1166000884</text:p>
          </table:table-cell>
          <table:table-cell table:style-name="ce9" table:formula="of:=STDEVP([.L51:.L100])" office:value-type="float" office:value="24.549126257364" calcext:value-type="float">
            <text:p>24.5491262574</text:p>
          </table:table-cell>
          <table:table-cell table:style-name="ce9" table:formula="of:=STDEVP([.M51:.M100])" office:value-type="float" office:value="23.997533206561" calcext:value-type="float">
            <text:p>23.9975332066</text:p>
          </table:table-cell>
          <table:table-cell table:style-name="ce9" table:formula="of:=STDEVP([.N51:.N100])" office:value-type="float" office:value="22.8691582704742" calcext:value-type="float">
            <text:p>22.8691582705</text:p>
          </table:table-cell>
          <table:table-cell table:style-name="ce9" table:formula="of:=STDEVP([.O51:.O100])" office:value-type="float" office:value="22.0129507336023" calcext:value-type="float">
            <text:p>22.0129507336</text:p>
          </table:table-cell>
          <table:table-cell table:style-name="ce9" table:formula="of:=STDEVP([.P51:.P100])" office:value-type="float" office:value="18.7011122663867" calcext:value-type="float">
            <text:p>18.7011122664</text:p>
          </table:table-cell>
          <table:table-cell table:style-name="ce9" table:formula="of:=STDEVP([.Q51:.Q100])" office:value-type="float" office:value="17.8628105291413" calcext:value-type="float">
            <text:p>17.8628105291</text:p>
          </table:table-cell>
          <table:table-cell table:style-name="ce9" table:formula="of:=STDEVP([.R51:.R100])" office:value-type="float" office:value="17.6674729375766" calcext:value-type="float">
            <text:p>17.6674729376</text:p>
          </table:table-cell>
          <table:table-cell table:style-name="ce9" table:formula="of:=STDEVP([.S51:.S100])" office:value-type="float" office:value="17.7437763737035" calcext:value-type="float">
            <text:p>17.7437763737</text:p>
          </table:table-cell>
          <table:table-cell table:style-name="ce9" table:formula="of:=STDEVP([.T51:.T100])" office:value-type="float" office:value="17.2898120290534" calcext:value-type="float">
            <text:p>17.2898120291</text:p>
          </table:table-cell>
        </table:table-row>
        <table:table-row table:style-name="ro3">
          <table:table-cell table:style-name="ce9" table:formula="of:=CONFIDENCE(0.05; [.A155]; 49)" office:value-type="float" office:value="0.598534438458894" calcext:value-type="float">
            <text:p>0.5985344385</text:p>
          </table:table-cell>
          <table:table-cell table:style-name="ce9" table:formula="of:=CONFIDENCE(0.05; [.B155]; 49)" office:value-type="float" office:value="0.811985079309451" calcext:value-type="float">
            <text:p>0.8119850793</text:p>
          </table:table-cell>
          <table:table-cell table:style-name="ce9" table:formula="of:=CONFIDENCE(0.05; [.C155]; 49)" office:value-type="float" office:value="1.64439717296217" calcext:value-type="float">
            <text:p>1.644397173</text:p>
          </table:table-cell>
          <table:table-cell table:style-name="ce9" table:formula="of:=CONFIDENCE(0.05; [.D155]; 49)" office:value-type="float" office:value="3.77682235783324" calcext:value-type="float">
            <text:p>3.7768223578</text:p>
          </table:table-cell>
          <table:table-cell table:style-name="ce9" table:formula="of:=CONFIDENCE(0.05; [.E155]; 49)" office:value-type="float" office:value="4.76366957032412" calcext:value-type="float">
            <text:p>4.7636695703</text:p>
          </table:table-cell>
          <table:table-cell table:style-name="ce9" table:formula="of:=CONFIDENCE(0.05; [.F155]; 49)" office:value-type="float" office:value="5.09936665982626" calcext:value-type="float">
            <text:p>5.0993666598</text:p>
          </table:table-cell>
          <table:table-cell table:style-name="ce9" table:formula="of:=CONFIDENCE(0.05; [.G155]; 49)" office:value-type="float" office:value="5.68763494602714" calcext:value-type="float">
            <text:p>5.687634946</text:p>
          </table:table-cell>
          <table:table-cell table:style-name="ce9" table:formula="of:=CONFIDENCE(0.05; [.H155]; 49)" office:value-type="float" office:value="7.0260768779797" calcext:value-type="float">
            <text:p>7.026076878</text:p>
          </table:table-cell>
          <table:table-cell table:style-name="ce9" table:formula="of:=CONFIDENCE(0.05; [.I155]; 49)" office:value-type="float" office:value="7.02550333225097" calcext:value-type="float">
            <text:p>7.0255033323</text:p>
          </table:table-cell>
          <table:table-cell table:style-name="ce9" table:formula="of:=CONFIDENCE(0.05; [.J155]; 49)" office:value-type="float" office:value="7.09568837021529" calcext:value-type="float">
            <text:p>7.0956883702</text:p>
          </table:table-cell>
          <table:table-cell table:style-name="ce9" table:formula="of:=CONFIDENCE(0.05; [.K155]; 49)" office:value-type="float" office:value="7.03251879819079" calcext:value-type="float">
            <text:p>7.0325187982</text:p>
          </table:table-cell>
          <table:table-cell table:style-name="ce9" table:formula="of:=CONFIDENCE(0.05; [.L155]; 49)" office:value-type="float" office:value="6.87362904519429" calcext:value-type="float">
            <text:p>6.8736290452</text:p>
          </table:table-cell>
          <table:table-cell table:style-name="ce9" table:formula="of:=CONFIDENCE(0.05; [.M155]; 49)" office:value-type="float" office:value="6.71918582895195" calcext:value-type="float">
            <text:p>6.719185829</text:p>
          </table:table-cell>
          <table:table-cell table:style-name="ce9" table:formula="of:=CONFIDENCE(0.05; [.N155]; 49)" office:value-type="float" office:value="6.40324665241083" calcext:value-type="float">
            <text:p>6.4032466524</text:p>
          </table:table-cell>
          <table:table-cell table:style-name="ce9" table:formula="of:=CONFIDENCE(0.05; [.O155]; 49)" office:value-type="float" office:value="6.16351294733071" calcext:value-type="float">
            <text:p>6.1635129473</text:p>
          </table:table-cell>
          <table:table-cell table:style-name="ce9" table:formula="of:=CONFIDENCE(0.05; [.P155]; 49)" office:value-type="float" office:value="5.23621521613689" calcext:value-type="float">
            <text:p>5.2362152161</text:p>
          </table:table-cell>
          <table:table-cell table:style-name="ce9" table:formula="of:=CONFIDENCE(0.05; [.Q155]; 49)" office:value-type="float" office:value="5.00149504282568" calcext:value-type="float">
            <text:p>5.0014950428</text:p>
          </table:table-cell>
          <table:table-cell table:style-name="ce9" table:formula="of:=CONFIDENCE(0.05; [.R155]; 49)" office:value-type="float" office:value="4.9468015222123" calcext:value-type="float">
            <text:p>4.9468015222</text:p>
          </table:table-cell>
          <table:table-cell table:style-name="ce9" table:formula="of:=CONFIDENCE(0.05; [.S155]; 49)" office:value-type="float" office:value="4.96816609174167" calcext:value-type="float">
            <text:p>4.9681660917</text:p>
          </table:table-cell>
          <table:table-cell table:style-name="ce9" table:formula="of:=CONFIDENCE(0.05; [.T155]; 49)" office:value-type="float" office:value="4.84105841091601" calcext:value-type="float">
            <text:p>4.8410584109</text:p>
          </table:table-cell>
        </table:table-row>
        <table:table-row table:style-name="ro3">
          <table:table-cell table:style-name="ce9" table:formula="of:=AVERAGE([.A101:.A150])" office:value-type="float" office:value="1.76" calcext:value-type="float">
            <text:p>1.76</text:p>
          </table:table-cell>
          <table:table-cell table:style-name="ce9" table:formula="of:=AVERAGE([.B101:.B150])" office:value-type="float" office:value="3.48" calcext:value-type="float">
            <text:p>3.48</text:p>
          </table:table-cell>
          <table:table-cell table:style-name="ce9" table:formula="of:=AVERAGE([.C101:.C150])" office:value-type="float" office:value="10.9" calcext:value-type="float">
            <text:p>10.9</text:p>
          </table:table-cell>
          <table:table-cell table:style-name="ce9" table:formula="of:=AVERAGE([.D101:.D150])" office:value-type="float" office:value="20.96" calcext:value-type="float">
            <text:p>20.96</text:p>
          </table:table-cell>
          <table:table-cell table:style-name="ce9" table:formula="of:=AVERAGE([.E101:.E150])" office:value-type="float" office:value="38.44" calcext:value-type="float">
            <text:p>38.44</text:p>
          </table:table-cell>
          <table:table-cell table:style-name="ce9" table:formula="of:=AVERAGE([.F101:.F150])" office:value-type="float" office:value="57.64" calcext:value-type="float">
            <text:p>57.64</text:p>
          </table:table-cell>
          <table:table-cell table:style-name="ce9" table:formula="of:=AVERAGE([.G101:.G150])" office:value-type="float" office:value="78.2" calcext:value-type="float">
            <text:p>78.2</text:p>
          </table:table-cell>
          <table:table-cell table:style-name="ce9" table:formula="of:=AVERAGE([.H101:.H150])" office:value-type="float" office:value="102.42" calcext:value-type="float">
            <text:p>102.42</text:p>
          </table:table-cell>
          <table:table-cell table:style-name="ce9" table:formula="of:=AVERAGE([.I101:.I150])" office:value-type="float" office:value="121.12" calcext:value-type="float">
            <text:p>121.12</text:p>
          </table:table-cell>
          <table:table-cell table:style-name="ce9" table:formula="of:=AVERAGE([.J101:.J150])" office:value-type="float" office:value="147.34" calcext:value-type="float">
            <text:p>147.34</text:p>
          </table:table-cell>
          <table:table-cell table:style-name="ce9" table:formula="of:=AVERAGE([.K101:.K150])" office:value-type="float" office:value="162.64" calcext:value-type="float">
            <text:p>162.64</text:p>
          </table:table-cell>
          <table:table-cell table:style-name="ce9" table:formula="of:=AVERAGE([.L101:.L150])" office:value-type="float" office:value="181.66" calcext:value-type="float">
            <text:p>181.66</text:p>
          </table:table-cell>
          <table:table-cell table:style-name="ce9" table:formula="of:=AVERAGE([.M101:.M150])" office:value-type="float" office:value="197.46" calcext:value-type="float">
            <text:p>197.46</text:p>
          </table:table-cell>
          <table:table-cell table:style-name="ce9" table:formula="of:=AVERAGE([.N101:.N150])" office:value-type="float" office:value="211.94" calcext:value-type="float">
            <text:p>211.94</text:p>
          </table:table-cell>
          <table:table-cell table:style-name="ce9" table:formula="of:=AVERAGE([.O101:.O150])" office:value-type="float" office:value="222.14" calcext:value-type="float">
            <text:p>222.14</text:p>
          </table:table-cell>
          <table:table-cell table:style-name="ce9" table:formula="of:=AVERAGE([.P101:.P150])" office:value-type="float" office:value="232.68" calcext:value-type="float">
            <text:p>232.68</text:p>
          </table:table-cell>
          <table:table-cell table:style-name="ce9" table:formula="of:=AVERAGE([.Q101:.Q150])" office:value-type="float" office:value="241.28" calcext:value-type="float">
            <text:p>241.28</text:p>
          </table:table-cell>
          <table:table-cell table:style-name="ce9" table:formula="of:=AVERAGE([.R101:.R150])" office:value-type="float" office:value="248.96" calcext:value-type="float">
            <text:p>248.96</text:p>
          </table:table-cell>
          <table:table-cell table:style-name="ce9" table:formula="of:=AVERAGE([.S101:.S150])" office:value-type="float" office:value="255.08" calcext:value-type="float">
            <text:p>255.08</text:p>
          </table:table-cell>
          <table:table-cell table:style-name="ce9" table:formula="of:=AVERAGE([.T101:.T150])" office:value-type="float" office:value="260.56" calcext:value-type="float">
            <text:p>260.56</text:p>
          </table:table-cell>
        </table:table-row>
        <table:table-row table:style-name="ro3">
          <table:table-cell table:style-name="ce9" table:formula="of:=STDEVP([.A101:.A150])" office:value-type="float" office:value="1.87147001044633" calcext:value-type="float">
            <text:p>1.8714700104</text:p>
          </table:table-cell>
          <table:table-cell table:style-name="ce9" table:formula="of:=STDEVP([.B101:.B150])" office:value-type="float" office:value="4.73387790294596" calcext:value-type="float">
            <text:p>4.7338779029</text:p>
          </table:table-cell>
          <table:table-cell table:style-name="ce9" table:formula="of:=STDEVP([.C101:.C150])" office:value-type="float" office:value="14.2565774293833" calcext:value-type="float">
            <text:p>14.2565774294</text:p>
          </table:table-cell>
          <table:table-cell table:style-name="ce9" table:formula="of:=STDEVP([.D101:.D150])" office:value-type="float" office:value="15.763197645148" calcext:value-type="float">
            <text:p>15.7631976451</text:p>
          </table:table-cell>
          <table:table-cell table:style-name="ce9" table:formula="of:=STDEVP([.E101:.E150])" office:value-type="float" office:value="20.7770642777078" calcext:value-type="float">
            <text:p>20.7770642777</text:p>
          </table:table-cell>
          <table:table-cell table:style-name="ce9" table:formula="of:=STDEVP([.F101:.F150])" office:value-type="float" office:value="26.4399394855586" calcext:value-type="float">
            <text:p>26.4399394856</text:p>
          </table:table-cell>
          <table:table-cell table:style-name="ce9" table:formula="of:=STDEVP([.G101:.G150])" office:value-type="float" office:value="33.7182443196558" calcext:value-type="float">
            <text:p>33.7182443197</text:p>
          </table:table-cell>
          <table:table-cell table:style-name="ce9" table:formula="of:=STDEVP([.H101:.H150])" office:value-type="float" office:value="40.574420513422" calcext:value-type="float">
            <text:p>40.5744205134</text:p>
          </table:table-cell>
          <table:table-cell table:style-name="ce9" table:formula="of:=STDEVP([.I101:.I150])" office:value-type="float" office:value="42.6805060888458" calcext:value-type="float">
            <text:p>42.6805060888</text:p>
          </table:table-cell>
          <table:table-cell table:style-name="ce9" table:formula="of:=STDEVP([.J101:.J150])" office:value-type="float" office:value="43.8796581572829" calcext:value-type="float">
            <text:p>43.8796581573</text:p>
          </table:table-cell>
          <table:table-cell table:style-name="ce9" table:formula="of:=STDEVP([.K101:.K150])" office:value-type="float" office:value="42.1410773474054" calcext:value-type="float">
            <text:p>42.1410773474</text:p>
          </table:table-cell>
          <table:table-cell table:style-name="ce9" table:formula="of:=STDEVP([.L101:.L150])" office:value-type="float" office:value="37.2723007070935" calcext:value-type="float">
            <text:p>37.2723007071</text:p>
          </table:table-cell>
          <table:table-cell table:style-name="ce9" table:formula="of:=STDEVP([.M101:.M150])" office:value-type="float" office:value="31.9932555392539" calcext:value-type="float">
            <text:p>31.9932555393</text:p>
          </table:table-cell>
          <table:table-cell table:style-name="ce9" table:formula="of:=STDEVP([.N101:.N150])" office:value-type="float" office:value="30.1100714047642" calcext:value-type="float">
            <text:p>30.1100714048</text:p>
          </table:table-cell>
          <table:table-cell table:style-name="ce9" table:formula="of:=STDEVP([.O101:.O150])" office:value-type="float" office:value="28.5159674568478" calcext:value-type="float">
            <text:p>28.5159674568</text:p>
          </table:table-cell>
          <table:table-cell table:style-name="ce9" table:formula="of:=STDEVP([.P101:.P150])" office:value-type="float" office:value="26.1751332374832" calcext:value-type="float">
            <text:p>26.1751332375</text:p>
          </table:table-cell>
          <table:table-cell table:style-name="ce9" table:formula="of:=STDEVP([.Q101:.Q150])" office:value-type="float" office:value="23.0382638234742" calcext:value-type="float">
            <text:p>23.0382638235</text:p>
          </table:table-cell>
          <table:table-cell table:style-name="ce9" table:formula="of:=STDEVP([.R101:.R150])" office:value-type="float" office:value="21.2141085129684" calcext:value-type="float">
            <text:p>21.214108513</text:p>
          </table:table-cell>
          <table:table-cell table:style-name="ce9" table:formula="of:=STDEVP([.S101:.S150])" office:value-type="float" office:value="20.3478156075781" calcext:value-type="float">
            <text:p>20.3478156076</text:p>
          </table:table-cell>
          <table:table-cell table:style-name="ce9" table:formula="of:=STDEVP([.T101:.T150])" office:value-type="float" office:value="19.3723101358614" calcext:value-type="float">
            <text:p>19.3723101359</text:p>
          </table:table-cell>
        </table:table-row>
        <table:table-row table:style-name="ro3">
          <table:table-cell table:style-name="ce9" table:formula="of:=CONFIDENCE(0.05; [.A158]; 49)" office:value-type="float" office:value="0.524001974088802" calcext:value-type="float">
            <text:p>0.5240019741</text:p>
          </table:table-cell>
          <table:table-cell table:style-name="ce9" table:formula="of:=CONFIDENCE(0.05; [.B158]; 49)" office:value-type="float" office:value="1.32546145671201" calcext:value-type="float">
            <text:p>1.3254614567</text:p>
          </table:table-cell>
          <table:table-cell table:style-name="ce9" table:formula="of:=CONFIDENCE(0.05; [.C158]; 49)" office:value-type="float" office:value="3.99176832919968" calcext:value-type="float">
            <text:p>3.9917683292</text:p>
          </table:table-cell>
          <table:table-cell table:style-name="ce9" table:formula="of:=CONFIDENCE(0.05; [.D158]; 49)" office:value-type="float" office:value="4.41361423795381" calcext:value-type="float">
            <text:p>4.413614238</text:p>
          </table:table-cell>
          <table:table-cell table:style-name="ce9" table:formula="of:=CONFIDENCE(0.05; [.E158]; 49)" office:value-type="float" office:value="5.81747109839727" calcext:value-type="float">
            <text:p>5.8174710984</text:p>
          </table:table-cell>
          <table:table-cell table:style-name="ce9" table:formula="of:=CONFIDENCE(0.05; [.F158]; 49)" office:value-type="float" office:value="7.40304702073047" calcext:value-type="float">
            <text:p>7.4030470207</text:p>
          </table:table-cell>
          <table:table-cell table:style-name="ce9" table:formula="of:=CONFIDENCE(0.05; [.G158]; 49)" office:value-type="float" office:value="9.44093492692108" calcext:value-type="float">
            <text:p>9.4409349269</text:p>
          </table:table-cell>
          <table:table-cell table:style-name="ce9" table:formula="of:=CONFIDENCE(0.05; [.H158]; 49)" office:value-type="float" office:value="11.3606289856986" calcext:value-type="float">
            <text:p>11.3606289857</text:p>
          </table:table-cell>
          <table:table-cell table:style-name="ce9" table:formula="of:=CONFIDENCE(0.05; [.I158]; 49)" office:value-type="float" office:value="11.9503221108686" calcext:value-type="float">
            <text:p>11.9503221109</text:p>
          </table:table-cell>
          <table:table-cell table:style-name="ce9" table:formula="of:=CONFIDENCE(0.05; [.J158]; 49)" office:value-type="float" office:value="12.2860785203148" calcext:value-type="float">
            <text:p>12.2860785203</text:p>
          </table:table-cell>
          <table:table-cell table:style-name="ce9" table:formula="of:=CONFIDENCE(0.05; [.K158]; 49)" office:value-type="float" office:value="11.7992848386616" calcext:value-type="float">
            <text:p>11.7992848387</text:p>
          </table:table-cell>
          <table:table-cell table:style-name="ce9" table:formula="of:=CONFIDENCE(0.05; [.L158]; 49)" office:value-type="float" office:value="10.43605242955" calcext:value-type="float">
            <text:p>10.4360524296</text:p>
          </table:table-cell>
          <table:table-cell table:style-name="ce9" table:formula="of:=CONFIDENCE(0.05; [.M158]; 49)" office:value-type="float" office:value="8.95794694358917" calcext:value-type="float">
            <text:p>8.9579469436</text:p>
          </table:table-cell>
          <table:table-cell table:style-name="ce9" table:formula="of:=CONFIDENCE(0.05; [.N158]; 49)" office:value-type="float" office:value="8.43066507503817" calcext:value-type="float">
            <text:p>8.430665075</text:p>
          </table:table-cell>
          <table:table-cell table:style-name="ce9" table:formula="of:=CONFIDENCE(0.05; [.O158]; 49)" office:value-type="float" office:value="7.98432417139112" calcext:value-type="float">
            <text:p>7.9843241714</text:p>
          </table:table-cell>
          <table:table-cell table:style-name="ce9" table:formula="of:=CONFIDENCE(0.05; [.P158]; 49)" office:value-type="float" office:value="7.32890263371492" calcext:value-type="float">
            <text:p>7.3289026337</text:p>
          </table:table-cell>
          <table:table-cell table:style-name="ce9" table:formula="of:=CONFIDENCE(0.05; [.Q158]; 49)" office:value-type="float" office:value="6.45059533719164" calcext:value-type="float">
            <text:p>6.4505953372</text:p>
          </table:table-cell>
          <table:table-cell table:style-name="ce9" table:formula="of:=CONFIDENCE(0.05; [.R158]; 49)" office:value-type="float" office:value="5.93984123564896" calcext:value-type="float">
            <text:p>5.9398412356</text:p>
          </table:table-cell>
          <table:table-cell table:style-name="ce9" table:formula="of:=CONFIDENCE(0.05; [.S158]; 49)" office:value-type="float" office:value="5.69728367927359" calcext:value-type="float">
            <text:p>5.6972836793</text:p>
          </table:table-cell>
          <table:table-cell table:style-name="ce9" table:formula="of:=CONFIDENCE(0.05; [.T158]; 49)" office:value-type="float" office:value="5.42414716623267" calcext:value-type="float">
            <text:p>5.4241471662</text:p>
          </table:table-cell>
        </table:table-row>
      </table:table>
      <table:table table:name="rocsi-greedy-new" table:style-name="ta1">
        <table:table-column table:style-name="co2" table:number-columns-repeated="20" table:default-cell-style-name="Default"/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 office:value-type="float" office:value="86" calcext:value-type="float">
            <text:p>86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3" calcext:value-type="float">
            <text:p>7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float" office:value="82" calcext:value-type="float">
            <text:p>8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83" calcext:value-type="float">
            <text:p>83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3" office:value-type="float" office:value="131" calcext:value-type="float">
            <text:p>13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64" calcext:value-type="float">
            <text:p>164</text:p>
          </table:table-cell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49" calcext:value-type="float">
            <text:p>14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9" calcext:value-type="float">
            <text:p>14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169" calcext:value-type="float">
            <text:p>169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3" office:value-type="float" office:value="206" calcext:value-type="float">
            <text:p>206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227" calcext:value-type="float">
            <text:p>227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91" calcext:value-type="float">
            <text:p>191</text:p>
          </table:table-cell>
          <table:table-cell office:value-type="float" office:value="225" calcext:value-type="float">
            <text:p>22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223" calcext:value-type="float">
            <text:p>223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246" calcext:value-type="float">
            <text:p>246</text:p>
          </table:table-cell>
          <table:table-cell table:number-columns-repeated="3" office:value-type="float" office:value="256" calcext:value-type="float">
            <text:p>25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3" office:value-type="float" office:value="222" calcext:value-type="float">
            <text:p>22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35" calcext:value-type="float">
            <text:p>23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74" calcext:value-type="float">
            <text:p>274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29" calcext:value-type="float">
            <text:p>229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table:number-columns-repeated="4" office:value-type="float" office:value="244" calcext:value-type="float">
            <text:p>244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66" calcext:value-type="float">
            <text:p>26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271" calcext:value-type="float">
            <text:p>27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3" office:value-type="float" office:value="249" calcext:value-type="float">
            <text:p>249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5" office:value-type="float" office:value="203" calcext:value-type="float">
            <text:p>203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3"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248" calcext:value-type="float">
            <text:p>248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</table:table-row>
        <table:table-row table:style-name="ro3">
          <table:table-cell table:style-name="ce9" table:formula="of:=AVERAGE([.A1:.A50])" office:value-type="float" office:value="0.64" calcext:value-type="float">
            <text:p>0.64</text:p>
          </table:table-cell>
          <table:table-cell table:style-name="ce9" table:formula="of:=AVERAGE([.B1:.B50])" office:value-type="float" office:value="0.82" calcext:value-type="float">
            <text:p>0.82</text:p>
          </table:table-cell>
          <table:table-cell table:style-name="ce9" table:formula="of:=AVERAGE([.C1:.C50])" office:value-type="float" office:value="1.66" calcext:value-type="float">
            <text:p>1.66</text:p>
          </table:table-cell>
          <table:table-cell table:style-name="ce9" table:formula="of:=AVERAGE([.D1:.D50])" office:value-type="float" office:value="3.94" calcext:value-type="float">
            <text:p>3.94</text:p>
          </table:table-cell>
          <table:table-cell table:style-name="ce9" table:formula="of:=AVERAGE([.E1:.E50])" office:value-type="float" office:value="7.48" calcext:value-type="float">
            <text:p>7.48</text:p>
          </table:table-cell>
          <table:table-cell table:style-name="ce9" table:formula="of:=AVERAGE([.F1:.F50])" office:value-type="float" office:value="11.98" calcext:value-type="float">
            <text:p>11.98</text:p>
          </table:table-cell>
          <table:table-cell table:style-name="ce9" table:formula="of:=AVERAGE([.G1:.G50])" office:value-type="float" office:value="15.96" calcext:value-type="float">
            <text:p>15.96</text:p>
          </table:table-cell>
          <table:table-cell table:style-name="ce9" table:formula="of:=AVERAGE([.H1:.H50])" office:value-type="float" office:value="20.94" calcext:value-type="float">
            <text:p>20.94</text:p>
          </table:table-cell>
          <table:table-cell table:style-name="ce9" table:formula="of:=AVERAGE([.I1:.I50])" office:value-type="float" office:value="28.22" calcext:value-type="float">
            <text:p>28.22</text:p>
          </table:table-cell>
          <table:table-cell table:style-name="ce9" table:formula="of:=AVERAGE([.J1:.J50])" office:value-type="float" office:value="32.98" calcext:value-type="float">
            <text:p>32.98</text:p>
          </table:table-cell>
          <table:table-cell table:style-name="ce9" table:formula="of:=AVERAGE([.K1:.K50])" office:value-type="float" office:value="38.7" calcext:value-type="float">
            <text:p>38.7</text:p>
          </table:table-cell>
          <table:table-cell table:style-name="ce9" table:formula="of:=AVERAGE([.L1:.L50])" office:value-type="float" office:value="43.94" calcext:value-type="float">
            <text:p>43.94</text:p>
          </table:table-cell>
          <table:table-cell table:style-name="ce9" table:formula="of:=AVERAGE([.M1:.M50])" office:value-type="float" office:value="50.14" calcext:value-type="float">
            <text:p>50.14</text:p>
          </table:table-cell>
          <table:table-cell table:style-name="ce9" table:formula="of:=AVERAGE([.N1:.N50])" office:value-type="float" office:value="54.82" calcext:value-type="float">
            <text:p>54.82</text:p>
          </table:table-cell>
          <table:table-cell table:style-name="ce9" table:formula="of:=AVERAGE([.O1:.O50])" office:value-type="float" office:value="59.22" calcext:value-type="float">
            <text:p>59.22</text:p>
          </table:table-cell>
          <table:table-cell table:style-name="ce9" table:formula="of:=AVERAGE([.P1:.P50])" office:value-type="float" office:value="63.18" calcext:value-type="float">
            <text:p>63.18</text:p>
          </table:table-cell>
          <table:table-cell table:style-name="ce9" table:formula="of:=AVERAGE([.Q1:.Q50])" office:value-type="float" office:value="66.96" calcext:value-type="float">
            <text:p>66.96</text:p>
          </table:table-cell>
          <table:table-cell table:style-name="ce9" table:formula="of:=AVERAGE([.R1:.R50])" office:value-type="float" office:value="69.38" calcext:value-type="float">
            <text:p>69.38</text:p>
          </table:table-cell>
          <table:table-cell table:style-name="ce9" table:formula="of:=AVERAGE([.S1:.S50])" office:value-type="float" office:value="73.48" calcext:value-type="float">
            <text:p>73.48</text:p>
          </table:table-cell>
          <table:table-cell table:style-name="ce9" table:formula="of:=AVERAGE([.T1:.T50])" office:value-type="float" office:value="76.9" calcext:value-type="float">
            <text:p>76.9</text:p>
          </table:table-cell>
        </table:table-row>
        <table:table-row table:style-name="ro3">
          <table:table-cell table:style-name="ce9" table:formula="of:=STDEVP([.A1:.A50])" office:value-type="float" office:value="0.954148835350125" calcext:value-type="float">
            <text:p>0.9541488354</text:p>
          </table:table-cell>
          <table:table-cell table:style-name="ce9" table:formula="of:=STDEVP([.B1:.B50])" office:value-type="float" office:value="1.27577427470536" calcext:value-type="float">
            <text:p>1.2757742747</text:p>
          </table:table-cell>
          <table:table-cell table:style-name="ce9" table:formula="of:=STDEVP([.C1:.C50])" office:value-type="float" office:value="2.3715817506466" calcext:value-type="float">
            <text:p>2.3715817506</text:p>
          </table:table-cell>
          <table:table-cell table:style-name="ce9" table:formula="of:=STDEVP([.D1:.D50])" office:value-type="float" office:value="4.31003480264371" calcext:value-type="float">
            <text:p>4.3100348026</text:p>
          </table:table-cell>
          <table:table-cell table:style-name="ce9" table:formula="of:=STDEVP([.E1:.E50])" office:value-type="float" office:value="6.21688024655454" calcext:value-type="float">
            <text:p>6.2168802466</text:p>
          </table:table-cell>
          <table:table-cell table:style-name="ce9" table:formula="of:=STDEVP([.F1:.F50])" office:value-type="float" office:value="7.15119570421618" calcext:value-type="float">
            <text:p>7.1511957042</text:p>
          </table:table-cell>
          <table:table-cell table:style-name="ce9" table:formula="of:=STDEVP([.G1:.G50])" office:value-type="float" office:value="7.257988702113" calcext:value-type="float">
            <text:p>7.2579887021</text:p>
          </table:table-cell>
          <table:table-cell table:style-name="ce9" table:formula="of:=STDEVP([.H1:.H50])" office:value-type="float" office:value="9.76608416920518" calcext:value-type="float">
            <text:p>9.7660841692</text:p>
          </table:table-cell>
          <table:table-cell table:style-name="ce9" table:formula="of:=STDEVP([.I1:.I50])" office:value-type="float" office:value="12.1099793558866" calcext:value-type="float">
            <text:p>12.1099793559</text:p>
          </table:table-cell>
          <table:table-cell table:style-name="ce9" table:formula="of:=STDEVP([.J1:.J50])" office:value-type="float" office:value="13.5255166259925" calcext:value-type="float">
            <text:p>13.525516626</text:p>
          </table:table-cell>
          <table:table-cell table:style-name="ce9" table:formula="of:=STDEVP([.K1:.K50])" office:value-type="float" office:value="14.0858084610007" calcext:value-type="float">
            <text:p>14.085808461</text:p>
          </table:table-cell>
          <table:table-cell table:style-name="ce9" table:formula="of:=STDEVP([.L1:.L50])" office:value-type="float" office:value="12.9126449653044" calcext:value-type="float">
            <text:p>12.9126449653</text:p>
          </table:table-cell>
          <table:table-cell table:style-name="ce9" table:formula="of:=STDEVP([.M1:.M50])" office:value-type="float" office:value="11.6653504019382" calcext:value-type="float">
            <text:p>11.6653504019</text:p>
          </table:table-cell>
          <table:table-cell table:style-name="ce9" table:formula="of:=STDEVP([.N1:.N50])" office:value-type="float" office:value="12.1994917926937" calcext:value-type="float">
            <text:p>12.1994917927</text:p>
          </table:table-cell>
          <table:table-cell table:style-name="ce9" table:formula="of:=STDEVP([.O1:.O50])" office:value-type="float" office:value="12.687458374316" calcext:value-type="float">
            <text:p>12.6874583743</text:p>
          </table:table-cell>
          <table:table-cell table:style-name="ce9" table:formula="of:=STDEVP([.P1:.P50])" office:value-type="float" office:value="11.434491680875" calcext:value-type="float">
            <text:p>11.4344916809</text:p>
          </table:table-cell>
          <table:table-cell table:style-name="ce9" table:formula="of:=STDEVP([.Q1:.Q50])" office:value-type="float" office:value="10.0079168661615" calcext:value-type="float">
            <text:p>10.0079168662</text:p>
          </table:table-cell>
          <table:table-cell table:style-name="ce9" table:formula="of:=STDEVP([.R1:.R50])" office:value-type="float" office:value="10.0157675691881" calcext:value-type="float">
            <text:p>10.0157675692</text:p>
          </table:table-cell>
          <table:table-cell table:style-name="ce9" table:formula="of:=STDEVP([.S1:.S50])" office:value-type="float" office:value="8.27584436779716" calcext:value-type="float">
            <text:p>8.2758443678</text:p>
          </table:table-cell>
          <table:table-cell table:style-name="ce9" table:formula="of:=STDEVP([.T1:.T50])" office:value-type="float" office:value="7.46793144049944" calcext:value-type="float">
            <text:p>7.4679314405</text:p>
          </table:table-cell>
        </table:table-row>
        <table:table-row table:style-name="ro3">
          <table:table-cell table:style-name="ce9" table:formula="of:=CONFIDENCE(0.05; [.A152]; 49)" office:value-type="float" office:value="0.267156764739583" calcext:value-type="float">
            <text:p>0.2671567647</text:p>
          </table:table-cell>
          <table:table-cell table:style-name="ce9" table:formula="of:=CONFIDENCE(0.05; [.B152]; 49)" office:value-type="float" office:value="0.357210232975032" calcext:value-type="float">
            <text:p>0.357210233</text:p>
          </table:table-cell>
          <table:table-cell table:style-name="ce9" table:formula="of:=CONFIDENCE(0.05; [.C152]; 49)" office:value-type="float" office:value="0.664030688237113" calcext:value-type="float">
            <text:p>0.6640306882</text:p>
          </table:table-cell>
          <table:table-cell table:style-name="ce9" table:formula="of:=CONFIDENCE(0.05; [.D152]; 49)" office:value-type="float" office:value="1.20678756932798" calcext:value-type="float">
            <text:p>1.2067875693</text:p>
          </table:table-cell>
          <table:table-cell table:style-name="ce9" table:formula="of:=CONFIDENCE(0.05; [.E152]; 49)" office:value-type="float" office:value="1.74069448277791" calcext:value-type="float">
            <text:p>1.7406944828</text:p>
          </table:table-cell>
          <table:table-cell table:style-name="ce9" table:formula="of:=CONFIDENCE(0.05; [.F152]; 49)" office:value-type="float" office:value="2.00229800380875" calcext:value-type="float">
            <text:p>2.0022980038</text:p>
          </table:table-cell>
          <table:table-cell table:style-name="ce9" table:formula="of:=CONFIDENCE(0.05; [.G152]; 49)" office:value-type="float" office:value="2.03219949376287" calcext:value-type="float">
            <text:p>2.0321994938</text:p>
          </table:table-cell>
          <table:table-cell table:style-name="ce9" table:formula="of:=CONFIDENCE(0.05; [.H152]; 49)" office:value-type="float" office:value="2.7344533202327" calcext:value-type="float">
            <text:p>2.7344533202</text:p>
          </table:table-cell>
          <table:table-cell table:style-name="ce9" table:formula="of:=CONFIDENCE(0.05; [.I152]; 49)" office:value-type="float" office:value="3.39073191300876" calcext:value-type="float">
            <text:p>3.390731913</text:p>
          </table:table-cell>
          <table:table-cell table:style-name="ce9" table:formula="of:=CONFIDENCE(0.05; [.J152]; 49)" office:value-type="float" office:value="3.78707506560615" calcext:value-type="float">
            <text:p>3.7870750656</text:p>
          </table:table-cell>
          <table:table-cell table:style-name="ce9" table:formula="of:=CONFIDENCE(0.05; [.K152]; 49)" office:value-type="float" office:value="3.94395389667014" calcext:value-type="float">
            <text:p>3.9439538967</text:p>
          </table:table-cell>
          <table:table-cell table:style-name="ce9" table:formula="of:=CONFIDENCE(0.05; [.L152]; 49)" office:value-type="float" office:value="3.61547415387843" calcext:value-type="float">
            <text:p>3.6154741539</text:p>
          </table:table-cell>
          <table:table-cell table:style-name="ce9" table:formula="of:=CONFIDENCE(0.05; [.M152]; 49)" office:value-type="float" office:value="3.26623809354839" calcext:value-type="float">
            <text:p>3.2662380935</text:p>
          </table:table-cell>
          <table:table-cell table:style-name="ce9" table:formula="of:=CONFIDENCE(0.05; [.N152]; 49)" office:value-type="float" office:value="3.41579493476736" calcext:value-type="float">
            <text:p>3.4157949348</text:p>
          </table:table-cell>
          <table:table-cell table:style-name="ce9" table:formula="of:=CONFIDENCE(0.05; [.O152]; 49)" office:value-type="float" office:value="3.55242306700148" calcext:value-type="float">
            <text:p>3.552423067</text:p>
          </table:table-cell>
          <table:table-cell table:style-name="ce9" table:formula="of:=CONFIDENCE(0.05; [.P152]; 49)" office:value-type="float" office:value="3.20159883943399" calcext:value-type="float">
            <text:p>3.2015988394</text:p>
          </table:table-cell>
          <table:table-cell table:style-name="ce9" table:formula="of:=CONFIDENCE(0.05; [.Q152]; 49)" office:value-type="float" office:value="2.80216523113536" calcext:value-type="float">
            <text:p>2.8021652311</text:p>
          </table:table-cell>
          <table:table-cell table:style-name="ce9" table:formula="of:=CONFIDENCE(0.05; [.R152]; 49)" office:value-type="float" office:value="2.80436338759042" calcext:value-type="float">
            <text:p>2.8043633876</text:p>
          </table:table-cell>
          <table:table-cell table:style-name="ce9" table:formula="of:=CONFIDENCE(0.05; [.S152]; 49)" office:value-type="float" office:value="2.31719384322015" calcext:value-type="float">
            <text:p>2.3171938432</text:p>
          </table:table-cell>
          <table:table-cell table:style-name="ce9" table:formula="of:=CONFIDENCE(0.05; [.T152]; 49)" office:value-type="float" office:value="2.09098238034189" calcext:value-type="float">
            <text:p>2.0909823803</text:p>
          </table:table-cell>
        </table:table-row>
        <table:table-row table:style-name="ro3">
          <table:table-cell table:style-name="ce9" table:formula="of:=AVERAGE([.A51:.A100])" office:value-type="float" office:value="0.38" calcext:value-type="float">
            <text:p>0.38</text:p>
          </table:table-cell>
          <table:table-cell table:style-name="ce9" table:formula="of:=AVERAGE([.B51:.B100])" office:value-type="float" office:value="0.72" calcext:value-type="float">
            <text:p>0.72</text:p>
          </table:table-cell>
          <table:table-cell table:style-name="ce9" table:formula="of:=AVERAGE([.C51:.C100])" office:value-type="float" office:value="3.2" calcext:value-type="float">
            <text:p>3.2</text:p>
          </table:table-cell>
          <table:table-cell table:style-name="ce9" table:formula="of:=AVERAGE([.D51:.D100])" office:value-type="float" office:value="10.26" calcext:value-type="float">
            <text:p>10.26</text:p>
          </table:table-cell>
          <table:table-cell table:style-name="ce9" table:formula="of:=AVERAGE([.E51:.E100])" office:value-type="float" office:value="16.72" calcext:value-type="float">
            <text:p>16.72</text:p>
          </table:table-cell>
          <table:table-cell table:style-name="ce9" table:formula="of:=AVERAGE([.F51:.F100])" office:value-type="float" office:value="24.8" calcext:value-type="float">
            <text:p>24.8</text:p>
          </table:table-cell>
          <table:table-cell table:style-name="ce9" table:formula="of:=AVERAGE([.G51:.G100])" office:value-type="float" office:value="33.76" calcext:value-type="float">
            <text:p>33.76</text:p>
          </table:table-cell>
          <table:table-cell table:style-name="ce9" table:formula="of:=AVERAGE([.H51:.H100])" office:value-type="float" office:value="45" calcext:value-type="float">
            <text:p>45</text:p>
          </table:table-cell>
          <table:table-cell table:style-name="ce9" table:formula="of:=AVERAGE([.I51:.I100])" office:value-type="float" office:value="57.1" calcext:value-type="float">
            <text:p>57.1</text:p>
          </table:table-cell>
          <table:table-cell table:style-name="ce9" table:formula="of:=AVERAGE([.J51:.J100])" office:value-type="float" office:value="70.4" calcext:value-type="float">
            <text:p>70.4</text:p>
          </table:table-cell>
          <table:table-cell table:style-name="ce9" table:formula="of:=AVERAGE([.K51:.K100])" office:value-type="float" office:value="78.96" calcext:value-type="float">
            <text:p>78.96</text:p>
          </table:table-cell>
          <table:table-cell table:style-name="ce9" table:formula="of:=AVERAGE([.L51:.L100])" office:value-type="float" office:value="93.68" calcext:value-type="float">
            <text:p>93.68</text:p>
          </table:table-cell>
          <table:table-cell table:style-name="ce9" table:formula="of:=AVERAGE([.M51:.M100])" office:value-type="float" office:value="104.94" calcext:value-type="float">
            <text:p>104.94</text:p>
          </table:table-cell>
          <table:table-cell table:style-name="ce9" table:formula="of:=AVERAGE([.N51:.N100])" office:value-type="float" office:value="112.16" calcext:value-type="float">
            <text:p>112.16</text:p>
          </table:table-cell>
          <table:table-cell table:style-name="ce9" table:formula="of:=AVERAGE([.O51:.O100])" office:value-type="float" office:value="122.44" calcext:value-type="float">
            <text:p>122.44</text:p>
          </table:table-cell>
          <table:table-cell table:style-name="ce9" table:formula="of:=AVERAGE([.P51:.P100])" office:value-type="float" office:value="128.34" calcext:value-type="float">
            <text:p>128.34</text:p>
          </table:table-cell>
          <table:table-cell table:style-name="ce9" table:formula="of:=AVERAGE([.Q51:.Q100])" office:value-type="float" office:value="134.4" calcext:value-type="float">
            <text:p>134.4</text:p>
          </table:table-cell>
          <table:table-cell table:style-name="ce9" table:formula="of:=AVERAGE([.R51:.R100])" office:value-type="float" office:value="142.92" calcext:value-type="float">
            <text:p>142.92</text:p>
          </table:table-cell>
          <table:table-cell table:style-name="ce9" table:formula="of:=AVERAGE([.S51:.S100])" office:value-type="float" office:value="150.6" calcext:value-type="float">
            <text:p>150.6</text:p>
          </table:table-cell>
          <table:table-cell table:style-name="ce9" table:formula="of:=AVERAGE([.T51:.T100])" office:value-type="float" office:value="157.58" calcext:value-type="float">
            <text:p>157.58</text:p>
          </table:table-cell>
        </table:table-row>
        <table:table-row table:style-name="ro3">
          <table:table-cell table:style-name="ce9" table:formula="of:=STDEVP([.A51:.A100])" office:value-type="float" office:value="1.21474277112482" calcext:value-type="float">
            <text:p>1.2147427711</text:p>
          </table:table-cell>
          <table:table-cell table:style-name="ce9" table:formula="of:=STDEVP([.B51:.B100])" office:value-type="float" office:value="1.83346666181853" calcext:value-type="float">
            <text:p>1.8334666618</text:p>
          </table:table-cell>
          <table:table-cell table:style-name="ce9" table:formula="of:=STDEVP([.C51:.C100])" office:value-type="float" office:value="5.11077293567226" calcext:value-type="float">
            <text:p>5.1107729357</text:p>
          </table:table-cell>
          <table:table-cell table:style-name="ce9" table:formula="of:=STDEVP([.D51:.D100])" office:value-type="float" office:value="12.5104915970556" calcext:value-type="float">
            <text:p>12.5104915971</text:p>
          </table:table-cell>
          <table:table-cell table:style-name="ce9" table:formula="of:=STDEVP([.E51:.E100])" office:value-type="float" office:value="15.9462095809631" calcext:value-type="float">
            <text:p>15.946209581</text:p>
          </table:table-cell>
          <table:table-cell table:style-name="ce9" table:formula="of:=STDEVP([.F51:.F100])" office:value-type="float" office:value="17.1405950888527" calcext:value-type="float">
            <text:p>17.1405950889</text:p>
          </table:table-cell>
          <table:table-cell table:style-name="ce9" table:formula="of:=STDEVP([.G51:.G100])" office:value-type="float" office:value="18.4678748100587" calcext:value-type="float">
            <text:p>18.4678748101</text:p>
          </table:table-cell>
          <table:table-cell table:style-name="ce9" table:formula="of:=STDEVP([.H51:.H100])" office:value-type="float" office:value="20.1900965822356" calcext:value-type="float">
            <text:p>20.1900965822</text:p>
          </table:table-cell>
          <table:table-cell table:style-name="ce9" table:formula="of:=STDEVP([.I51:.I100])" office:value-type="float" office:value="20.6700266085944" calcext:value-type="float">
            <text:p>20.6700266086</text:p>
          </table:table-cell>
          <table:table-cell table:style-name="ce9" table:formula="of:=STDEVP([.J51:.J100])" office:value-type="float" office:value="23.6753035883386" calcext:value-type="float">
            <text:p>23.6753035883</text:p>
          </table:table-cell>
          <table:table-cell table:style-name="ce9" table:formula="of:=STDEVP([.K51:.K100])" office:value-type="float" office:value="22.9119706703723" calcext:value-type="float">
            <text:p>22.9119706704</text:p>
          </table:table-cell>
          <table:table-cell table:style-name="ce9" table:formula="of:=STDEVP([.L51:.L100])" office:value-type="float" office:value="22.9376895087539" calcext:value-type="float">
            <text:p>22.9376895088</text:p>
          </table:table-cell>
          <table:table-cell table:style-name="ce9" table:formula="of:=STDEVP([.M51:.M100])" office:value-type="float" office:value="23.0220850489264" calcext:value-type="float">
            <text:p>23.0220850489</text:p>
          </table:table-cell>
          <table:table-cell table:style-name="ce9" table:formula="of:=STDEVP([.N51:.N100])" office:value-type="float" office:value="22.1091474281574" calcext:value-type="float">
            <text:p>22.1091474282</text:p>
          </table:table-cell>
          <table:table-cell table:style-name="ce9" table:formula="of:=STDEVP([.O51:.O100])" office:value-type="float" office:value="21.1642717805267" calcext:value-type="float">
            <text:p>21.1642717805</text:p>
          </table:table-cell>
          <table:table-cell table:style-name="ce9" table:formula="of:=STDEVP([.P51:.P100])" office:value-type="float" office:value="19.128627760506" calcext:value-type="float">
            <text:p>19.1286277605</text:p>
          </table:table-cell>
          <table:table-cell table:style-name="ce9" table:formula="of:=STDEVP([.Q51:.Q100])" office:value-type="float" office:value="19.8222097658157" calcext:value-type="float">
            <text:p>19.8222097658</text:p>
          </table:table-cell>
          <table:table-cell table:style-name="ce9" table:formula="of:=STDEVP([.R51:.R100])" office:value-type="float" office:value="19.421472652711" calcext:value-type="float">
            <text:p>19.4214726527</text:p>
          </table:table-cell>
          <table:table-cell table:style-name="ce9" table:formula="of:=STDEVP([.S51:.S100])" office:value-type="float" office:value="19.172897537931" calcext:value-type="float">
            <text:p>19.1728975379</text:p>
          </table:table-cell>
          <table:table-cell table:style-name="ce9" table:formula="of:=STDEVP([.T51:.T100])" office:value-type="float" office:value="17.8841717728275" calcext:value-type="float">
            <text:p>17.8841717728</text:p>
          </table:table-cell>
        </table:table-row>
        <table:table-row table:style-name="ro3">
          <table:table-cell table:style-name="ce9" table:formula="of:=CONFIDENCE(0.05; [.A155]; 49)" office:value-type="float" office:value="0.340121725983575" calcext:value-type="float">
            <text:p>0.340121726</text:p>
          </table:table-cell>
          <table:table-cell table:style-name="ce9" table:formula="of:=CONFIDENCE(0.05; [.B155]; 49)" office:value-type="float" office:value="0.513361232002744" calcext:value-type="float">
            <text:p>0.513361232</text:p>
          </table:table-cell>
          <table:table-cell table:style-name="ce9" table:formula="of:=CONFIDENCE(0.05; [.C155]; 49)" office:value-type="float" office:value="1.43099012672567" calcext:value-type="float">
            <text:p>1.4309901267</text:p>
          </table:table-cell>
          <table:table-cell table:style-name="ce9" table:formula="of:=CONFIDENCE(0.05; [.D155]; 49)" office:value-type="float" office:value="3.50287327987429" calcext:value-type="float">
            <text:p>3.5028732799</text:p>
          </table:table-cell>
          <table:table-cell table:style-name="ce9" table:formula="of:=CONFIDENCE(0.05; [.E155]; 49)" office:value-type="float" office:value="4.46485663837361" calcext:value-type="float">
            <text:p>4.4648566384</text:p>
          </table:table-cell>
          <table:table-cell table:style-name="ce9" table:formula="of:=CONFIDENCE(0.05; [.F155]; 49)" office:value-type="float" office:value="4.79927843539076" calcext:value-type="float">
            <text:p>4.7992784354</text:p>
          </table:table-cell>
          <table:table-cell table:style-name="ce9" table:formula="of:=CONFIDENCE(0.05; [.G155]; 49)" office:value-type="float" office:value="5.17090992838707" calcext:value-type="float">
            <text:p>5.1709099284</text:p>
          </table:table-cell>
          <table:table-cell table:style-name="ce9" table:formula="of:=CONFIDENCE(0.05; [.H155]; 49)" office:value-type="float" office:value="5.65312316365242" calcext:value-type="float">
            <text:p>5.6531231637</text:p>
          </table:table-cell>
          <table:table-cell table:style-name="ce9" table:formula="of:=CONFIDENCE(0.05; [.I155]; 49)" office:value-type="float" office:value="5.78750110176137" calcext:value-type="float">
            <text:p>5.7875011018</text:p>
          </table:table-cell>
          <table:table-cell table:style-name="ce9" table:formula="of:=CONFIDENCE(0.05; [.J155]; 49)" office:value-type="float" office:value="6.62896319374223" calcext:value-type="float">
            <text:p>6.6289631937</text:p>
          </table:table-cell>
          <table:table-cell table:style-name="ce9" table:formula="of:=CONFIDENCE(0.05; [.K155]; 49)" office:value-type="float" office:value="6.41523390410967" calcext:value-type="float">
            <text:p>6.4152339041</text:p>
          </table:table-cell>
          <table:table-cell table:style-name="ce9" table:formula="of:=CONFIDENCE(0.05; [.L155]; 49)" office:value-type="float" office:value="6.42243504653142" calcext:value-type="float">
            <text:p>6.4224350465</text:p>
          </table:table-cell>
          <table:table-cell table:style-name="ce9" table:formula="of:=CONFIDENCE(0.05; [.M155]; 49)" office:value-type="float" office:value="6.44606536355911" calcext:value-type="float">
            <text:p>6.4460653636</text:p>
          </table:table-cell>
          <table:table-cell table:style-name="ce9" table:formula="of:=CONFIDENCE(0.05; [.N155]; 49)" office:value-type="float" office:value="6.19044752686784" calcext:value-type="float">
            <text:p>6.1904475269</text:p>
          </table:table-cell>
          <table:table-cell table:style-name="ce9" table:formula="of:=CONFIDENCE(0.05; [.O155]; 49)" office:value-type="float" office:value="5.92588720697854" calcext:value-type="float">
            <text:p>5.925887207</text:p>
          </table:table-cell>
          <table:table-cell table:style-name="ce9" table:formula="of:=CONFIDENCE(0.05; [.P155]; 49)" office:value-type="float" office:value="5.35591735489497" calcext:value-type="float">
            <text:p>5.3559173549</text:p>
          </table:table-cell>
          <table:table-cell table:style-name="ce9" table:formula="of:=CONFIDENCE(0.05; [.Q155]; 49)" office:value-type="float" office:value="5.55011674785671" calcext:value-type="float">
            <text:p>5.5501167479</text:p>
          </table:table-cell>
          <table:table-cell table:style-name="ce9" table:formula="of:=CONFIDENCE(0.05; [.R155]; 49)" office:value-type="float" office:value="5.43791241800615" calcext:value-type="float">
            <text:p>5.437912418</text:p>
          </table:table-cell>
          <table:table-cell table:style-name="ce9" table:formula="of:=CONFIDENCE(0.05; [.S155]; 49)" office:value-type="float" office:value="5.36831266480306" calcext:value-type="float">
            <text:p>5.3683126648</text:p>
          </table:table-cell>
          <table:table-cell table:style-name="ce9" table:formula="of:=CONFIDENCE(0.05; [.T155]; 49)" office:value-type="float" office:value="5.00747608115282" calcext:value-type="float">
            <text:p>5.0074760812</text:p>
          </table:table-cell>
        </table:table-row>
        <table:table-row table:style-name="ro3">
          <table:table-cell table:style-name="ce9" table:formula="of:=AVERAGE([.A101:.A150])" office:value-type="float" office:value="0.08" calcext:value-type="float">
            <text:p>0.08</text:p>
          </table:table-cell>
          <table:table-cell table:style-name="ce9" table:formula="of:=AVERAGE([.B101:.B150])" office:value-type="float" office:value="0.48" calcext:value-type="float">
            <text:p>0.48</text:p>
          </table:table-cell>
          <table:table-cell table:style-name="ce9" table:formula="of:=AVERAGE([.C101:.C150])" office:value-type="float" office:value="3.98" calcext:value-type="float">
            <text:p>3.98</text:p>
          </table:table-cell>
          <table:table-cell table:style-name="ce9" table:formula="of:=AVERAGE([.D101:.D150])" office:value-type="float" office:value="9.94" calcext:value-type="float">
            <text:p>9.94</text:p>
          </table:table-cell>
          <table:table-cell table:style-name="ce9" table:formula="of:=AVERAGE([.E101:.E150])" office:value-type="float" office:value="23.26" calcext:value-type="float">
            <text:p>23.26</text:p>
          </table:table-cell>
          <table:table-cell table:style-name="ce9" table:formula="of:=AVERAGE([.F101:.F150])" office:value-type="float" office:value="37.4" calcext:value-type="float">
            <text:p>37.4</text:p>
          </table:table-cell>
          <table:table-cell table:style-name="ce9" table:formula="of:=AVERAGE([.G101:.G150])" office:value-type="float" office:value="52.88" calcext:value-type="float">
            <text:p>52.88</text:p>
          </table:table-cell>
          <table:table-cell table:style-name="ce9" table:formula="of:=AVERAGE([.H101:.H150])" office:value-type="float" office:value="74.28" calcext:value-type="float">
            <text:p>74.28</text:p>
          </table:table-cell>
          <table:table-cell table:style-name="ce9" table:formula="of:=AVERAGE([.I101:.I150])" office:value-type="float" office:value="91.2" calcext:value-type="float">
            <text:p>91.2</text:p>
          </table:table-cell>
          <table:table-cell table:style-name="ce9" table:formula="of:=AVERAGE([.J101:.J150])" office:value-type="float" office:value="112.7" calcext:value-type="float">
            <text:p>112.7</text:p>
          </table:table-cell>
          <table:table-cell table:style-name="ce9" table:formula="of:=AVERAGE([.K101:.K150])" office:value-type="float" office:value="129.72" calcext:value-type="float">
            <text:p>129.72</text:p>
          </table:table-cell>
          <table:table-cell table:style-name="ce9" table:formula="of:=AVERAGE([.L101:.L150])" office:value-type="float" office:value="147.34" calcext:value-type="float">
            <text:p>147.34</text:p>
          </table:table-cell>
          <table:table-cell table:style-name="ce9" table:formula="of:=AVERAGE([.M101:.M150])" office:value-type="float" office:value="164.78" calcext:value-type="float">
            <text:p>164.78</text:p>
          </table:table-cell>
          <table:table-cell table:style-name="ce9" table:formula="of:=AVERAGE([.N101:.N150])" office:value-type="float" office:value="181.1" calcext:value-type="float">
            <text:p>181.1</text:p>
          </table:table-cell>
          <table:table-cell table:style-name="ce9" table:formula="of:=AVERAGE([.O101:.O150])" office:value-type="float" office:value="193.7" calcext:value-type="float">
            <text:p>193.7</text:p>
          </table:table-cell>
          <table:table-cell table:style-name="ce9" table:formula="of:=AVERAGE([.P101:.P150])" office:value-type="float" office:value="209.18" calcext:value-type="float">
            <text:p>209.18</text:p>
          </table:table-cell>
          <table:table-cell table:style-name="ce9" table:formula="of:=AVERAGE([.Q101:.Q150])" office:value-type="float" office:value="218.36" calcext:value-type="float">
            <text:p>218.36</text:p>
          </table:table-cell>
          <table:table-cell table:style-name="ce9" table:formula="of:=AVERAGE([.R101:.R150])" office:value-type="float" office:value="227" calcext:value-type="float">
            <text:p>227</text:p>
          </table:table-cell>
          <table:table-cell table:style-name="ce9" table:formula="of:=AVERAGE([.S101:.S150])" office:value-type="float" office:value="234.88" calcext:value-type="float">
            <text:p>234.88</text:p>
          </table:table-cell>
          <table:table-cell table:style-name="ce9" table:formula="of:=AVERAGE([.T101:.T150])" office:value-type="float" office:value="242.34" calcext:value-type="float">
            <text:p>242.34</text:p>
          </table:table-cell>
        </table:table-row>
        <table:table-row table:style-name="ro3">
          <table:table-cell table:style-name="ce9" table:formula="of:=STDEVP([.A101:.A150])" office:value-type="float" office:value="0.337045990927054" calcext:value-type="float">
            <text:p>0.3370459909</text:p>
          </table:table-cell>
          <table:table-cell table:style-name="ce9" table:formula="of:=STDEVP([.B101:.B150])" office:value-type="float" office:value="1.61542564050469" calcext:value-type="float">
            <text:p>1.6154256405</text:p>
          </table:table-cell>
          <table:table-cell table:style-name="ce9" table:formula="of:=STDEVP([.C101:.C150])" office:value-type="float" office:value="6.73346864550508" calcext:value-type="float">
            <text:p>6.7334686455</text:p>
          </table:table-cell>
          <table:table-cell table:style-name="ce9" table:formula="of:=STDEVP([.D101:.D150])" office:value-type="float" office:value="10.7729476003553" calcext:value-type="float">
            <text:p>10.7729476004</text:p>
          </table:table-cell>
          <table:table-cell table:style-name="ce9" table:formula="of:=STDEVP([.E101:.E150])" office:value-type="float" office:value="15.1839520547188" calcext:value-type="float">
            <text:p>15.1839520547</text:p>
          </table:table-cell>
          <table:table-cell table:style-name="ce9" table:formula="of:=STDEVP([.F101:.F150])" office:value-type="float" office:value="19.6071415560759" calcext:value-type="float">
            <text:p>19.6071415561</text:p>
          </table:table-cell>
          <table:table-cell table:style-name="ce9" table:formula="of:=STDEVP([.G101:.G150])" office:value-type="float" office:value="26.772104885496" calcext:value-type="float">
            <text:p>26.7721048855</text:p>
          </table:table-cell>
          <table:table-cell table:style-name="ce9" table:formula="of:=STDEVP([.H101:.H150])" office:value-type="float" office:value="31.9662572097517" calcext:value-type="float">
            <text:p>31.9662572098</text:p>
          </table:table-cell>
          <table:table-cell table:style-name="ce9" table:formula="of:=STDEVP([.I101:.I150])" office:value-type="float" office:value="33.5201431977848" calcext:value-type="float">
            <text:p>33.5201431978</text:p>
          </table:table-cell>
          <table:table-cell table:style-name="ce9" table:formula="of:=STDEVP([.J101:.J150])" office:value-type="float" office:value="33.4516068373404" calcext:value-type="float">
            <text:p>33.4516068373</text:p>
          </table:table-cell>
          <table:table-cell table:style-name="ce9" table:formula="of:=STDEVP([.K101:.K150])" office:value-type="float" office:value="32.7707430492505" calcext:value-type="float">
            <text:p>32.7707430493</text:p>
          </table:table-cell>
          <table:table-cell table:style-name="ce9" table:formula="of:=STDEVP([.L101:.L150])" office:value-type="float" office:value="30.6559031835632" calcext:value-type="float">
            <text:p>30.6559031836</text:p>
          </table:table-cell>
          <table:table-cell table:style-name="ce9" table:formula="of:=STDEVP([.M101:.M150])" office:value-type="float" office:value="27.6052821032497" calcext:value-type="float">
            <text:p>27.6052821032</text:p>
          </table:table-cell>
          <table:table-cell table:style-name="ce9" table:formula="of:=STDEVP([.N101:.N150])" office:value-type="float" office:value="28.5028068793233" calcext:value-type="float">
            <text:p>28.5028068793</text:p>
          </table:table-cell>
          <table:table-cell table:style-name="ce9" table:formula="of:=STDEVP([.O101:.O150])" office:value-type="float" office:value="28.7090578041147" calcext:value-type="float">
            <text:p>28.7090578041</text:p>
          </table:table-cell>
          <table:table-cell table:style-name="ce9" table:formula="of:=STDEVP([.P101:.P150])" office:value-type="float" office:value="27.2056538241594" calcext:value-type="float">
            <text:p>27.2056538242</text:p>
          </table:table-cell>
          <table:table-cell table:style-name="ce9" table:formula="of:=STDEVP([.Q101:.Q150])" office:value-type="float" office:value="24.6671927871819" calcext:value-type="float">
            <text:p>24.6671927872</text:p>
          </table:table-cell>
          <table:table-cell table:style-name="ce9" table:formula="of:=STDEVP([.R101:.R150])" office:value-type="float" office:value="25.3992125862201" calcext:value-type="float">
            <text:p>25.3992125862</text:p>
          </table:table-cell>
          <table:table-cell table:style-name="ce9" table:formula="of:=STDEVP([.S101:.S150])" office:value-type="float" office:value="24.1003236492791" calcext:value-type="float">
            <text:p>24.1003236493</text:p>
          </table:table-cell>
          <table:table-cell table:style-name="ce9" table:formula="of:=STDEVP([.T101:.T150])" office:value-type="float" office:value="20.5432324622977" calcext:value-type="float">
            <text:p>20.5432324623</text:p>
          </table:table-cell>
        </table:table-row>
        <table:table-row table:style-name="ro3">
          <table:table-cell table:style-name="ce9" table:formula="of:=CONFIDENCE(0.05; [.A158]; 49)" office:value-type="float" office:value="0.0943711433358057" calcext:value-type="float">
            <text:p>0.0943711433</text:p>
          </table:table-cell>
          <table:table-cell table:style-name="ce9" table:formula="of:=CONFIDENCE(0.05; [.B158]; 49)" office:value-type="float" office:value="0.45231086787025" calcext:value-type="float">
            <text:p>0.4523108679</text:p>
          </table:table-cell>
          <table:table-cell table:style-name="ce9" table:formula="of:=CONFIDENCE(0.05; [.C158]; 49)" office:value-type="float" office:value="1.88533657660281" calcext:value-type="float">
            <text:p>1.8853365766</text:p>
          </table:table-cell>
          <table:table-cell table:style-name="ce9" table:formula="of:=CONFIDENCE(0.05; [.D158]; 49)" office:value-type="float" office:value="3.01636990057621" calcext:value-type="float">
            <text:p>3.0163699006</text:p>
          </table:table-cell>
          <table:table-cell table:style-name="ce9" table:formula="of:=CONFIDENCE(0.05; [.E158]; 49)" office:value-type="float" office:value="4.25142845289026" calcext:value-type="float">
            <text:p>4.2514284529</text:p>
          </table:table-cell>
          <table:table-cell table:style-name="ce9" table:formula="of:=CONFIDENCE(0.05; [.F158]; 49)" office:value-type="float" office:value="5.48989875566964" calcext:value-type="float">
            <text:p>5.4898987557</text:p>
          </table:table-cell>
          <table:table-cell table:style-name="ce9" table:formula="of:=CONFIDENCE(0.05; [.G158]; 49)" office:value-type="float" office:value="7.49605162370015" calcext:value-type="float">
            <text:p>7.4960516237</text:p>
          </table:table-cell>
          <table:table-cell table:style-name="ce9" table:formula="of:=CONFIDENCE(0.05; [.H158]; 49)" office:value-type="float" office:value="8.95038755023673" calcext:value-type="float">
            <text:p>8.9503875502</text:p>
          </table:table-cell>
          <table:table-cell table:style-name="ce9" table:formula="of:=CONFIDENCE(0.05; [.I158]; 49)" office:value-type="float" office:value="9.3854676320405" calcext:value-type="float">
            <text:p>9.385467632</text:p>
          </table:table-cell>
          <table:table-cell table:style-name="ce9" table:formula="of:=CONFIDENCE(0.05; [.J158]; 49)" office:value-type="float" office:value="9.36627780374015" calcext:value-type="float">
            <text:p>9.3662778037</text:p>
          </table:table-cell>
          <table:table-cell table:style-name="ce9" table:formula="of:=CONFIDENCE(0.05; [.K158]; 49)" office:value-type="float" office:value="9.1756394461639" calcext:value-type="float">
            <text:p>9.1756394462</text:p>
          </table:table-cell>
          <table:table-cell table:style-name="ce9" table:formula="of:=CONFIDENCE(0.05; [.L158]; 49)" office:value-type="float" office:value="8.58349516476152" calcext:value-type="float">
            <text:p>8.5834951648</text:p>
          </table:table-cell>
          <table:table-cell table:style-name="ce9" table:formula="of:=CONFIDENCE(0.05; [.M158]; 49)" office:value-type="float" office:value="7.72933695791966" calcext:value-type="float">
            <text:p>7.7293369579</text:p>
          </table:table-cell>
          <table:table-cell table:style-name="ce9" table:formula="of:=CONFIDENCE(0.05; [.N158]; 49)" office:value-type="float" office:value="7.98063927739631" calcext:value-type="float">
            <text:p>7.9806392774</text:p>
          </table:table-cell>
          <table:table-cell table:style-name="ce9" table:formula="of:=CONFIDENCE(0.05; [.O158]; 49)" office:value-type="float" office:value="8.03838847516334" calcext:value-type="float">
            <text:p>8.0383884752</text:p>
          </table:table-cell>
          <table:table-cell table:style-name="ce9" table:formula="of:=CONFIDENCE(0.05; [.P158]; 49)" office:value-type="float" office:value="7.61744309588812" calcext:value-type="float">
            <text:p>7.6174430959</text:p>
          </table:table-cell>
          <table:table-cell table:style-name="ce9" table:formula="of:=CONFIDENCE(0.05; [.Q158]; 49)" office:value-type="float" office:value="6.90668706608325" calcext:value-type="float">
            <text:p>6.9066870661</text:p>
          </table:table-cell>
          <table:table-cell table:style-name="ce9" table:formula="of:=CONFIDENCE(0.05; [.R158]; 49)" office:value-type="float" office:value="7.11164884352397" calcext:value-type="float">
            <text:p>7.1116488435</text:p>
          </table:table-cell>
          <table:table-cell table:style-name="ce9" table:formula="of:=CONFIDENCE(0.05; [.S158]; 49)" office:value-type="float" office:value="6.74796662404941" calcext:value-type="float">
            <text:p>6.747966624</text:p>
          </table:table-cell>
          <table:table-cell table:style-name="ce9" table:formula="of:=CONFIDENCE(0.05; [.T158]; 49)" office:value-type="float" office:value="5.7519993931625" calcext:value-type="float">
            <text:p>5.7519993932</text:p>
          </table:table-cell>
        </table:table-row>
      </table:table>
      <table:table table:name="soc" table:style-name="ta1">
        <table:table-column table:style-name="co2" table:number-columns-repeated="20" table:default-cell-style-name="Default"/>
        <table:table-row table:style-name="ro3"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3">
          <table:table-cell table:number-columns-repeated="6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" office:value-type="float" office:value="63" calcext:value-type="float">
            <text:p>63</text:p>
          </table:table-cell>
        </table:table-row>
        <table:table-row table:style-name="ro3"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3"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3"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table:number-columns-repeated="5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number-columns-repeated="9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4" calcext:value-type="float">
            <text:p>74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3"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5" office:value-type="float" office:value="77" calcext:value-type="float">
            <text:p>77</text:p>
          </table:table-cell>
        </table:table-row>
        <table:table-row table:style-name="ro3">
          <table:table-cell table:number-columns-repeated="6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3"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3">
          <table:table-cell table:number-columns-repeated="5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79" calcext:value-type="float">
            <text:p>79</text:p>
          </table:table-cell>
        </table:table-row>
        <table:table-row table:style-name="ro3">
          <table:table-cell table:number-columns-repeated="5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number-columns-repeated="6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8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8" calcext:value-type="float">
            <text:p>88</text:p>
          </table:table-cell>
        </table:table-row>
        <table:table-row table:style-name="ro3">
          <table:table-cell table:number-columns-repeated="3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5" office:value-type="float" office:value="96" calcext:value-type="float">
            <text:p>96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3">
          <table:table-cell table:number-columns-repeated="5"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" office:value-type="float" office:value="71" calcext:value-type="float">
            <text:p>71</text:p>
          </table:table-cell>
          <table:table-cell table:number-columns-repeated="5" office:value-type="float" office:value="77" calcext:value-type="float">
            <text:p>77</text:p>
          </table:table-cell>
        </table:table-row>
        <table:table-row table:style-name="ro3">
          <table:table-cell table:number-columns-repeated="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number-columns-repeated="5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number-columns-repeated="9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table:number-columns-repeated="5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7" calcext:value-type="float">
            <text:p>77</text:p>
          </table:table-cell>
        </table:table-row>
        <table:table-row table:style-name="ro3"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7" office:value-type="float" office:value="89" calcext:value-type="float">
            <text:p>89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number-columns-repeated="5"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86" calcext:value-type="float">
            <text:p>86</text:p>
          </table:table-cell>
        </table:table-row>
        <table:table-row table:style-name="ro3">
          <table:table-cell table:number-columns-repeated="5" office:value-type="float" office:value="13" calcext:value-type="float">
            <text:p>13</text:p>
          </table:table-cell>
          <table:table-cell table:number-columns-repeated="6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84" calcext:value-type="float">
            <text:p>84</text:p>
          </table:table-cell>
        </table:table-row>
        <table:table-row table:style-name="ro3">
          <table:table-cell table:number-columns-repeated="7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3"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number-columns-repeated="4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3">
          <table:table-cell table:number-columns-repeated="6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3">
          <table:table-cell table:number-columns-repeated="5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table:number-columns-repeated="4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7"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81" calcext:value-type="float">
            <text:p>181</text:p>
          </table:table-cell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81" calcext:value-type="float">
            <text:p>181</text:p>
          </table:table-cell>
        </table:table-row>
        <table:table-row table:style-name="ro3"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table:number-columns-repeated="8" office:value-type="float" office:value="177" calcext:value-type="float">
            <text:p>177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3" office:value-type="float" office:value="167" calcext:value-type="float">
            <text:p>167</text:p>
          </table:table-cell>
        </table:table-row>
        <table:table-row table:style-name="ro3">
          <table:table-cell table:number-columns-repeated="3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table:number-columns-repeated="6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</table:table-row>
        <table:table-row table:style-name="ro3"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57" calcext:value-type="float">
            <text:p>157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3">
          <table:table-cell table:number-columns-repeated="5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177" calcext:value-type="float">
            <text:p>17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</table:table-row>
        <table:table-row table:style-name="ro3"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211" calcext:value-type="float">
            <text:p>211</text:p>
          </table:table-cell>
        </table:table-row>
        <table:table-row table:style-name="ro3">
          <table:table-cell table:number-columns-repeated="6"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4" office:value-type="float" office:value="187" calcext:value-type="float">
            <text:p>187</text:p>
          </table:table-cell>
        </table:table-row>
        <table:table-row table:style-name="ro3">
          <table:table-cell table:number-columns-repeated="5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47" calcext:value-type="float">
            <text:p>14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3">
          <table:table-cell table:number-columns-repeated="5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</table:table-row>
        <table:table-row table:style-name="ro3">
          <table:table-cell table:number-columns-repeated="3"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191" calcext:value-type="float">
            <text:p>191</text:p>
          </table:table-cell>
        </table:table-row>
        <table:table-row table:style-name="ro3">
          <table:table-cell table:number-columns-repeated="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123" calcext:value-type="float">
            <text:p>123</text:p>
          </table:table-cell>
        </table:table-row>
        <table:table-row table:style-name="ro3"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</table:table-row>
        <table:table-row table:style-name="ro3">
          <table:table-cell table:number-columns-repeated="3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table:number-columns-repeated="5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199" calcext:value-type="float">
            <text:p>199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3"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3">
          <table:table-cell table:number-columns-repeated="3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table:number-columns-repeated="5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164" calcext:value-type="float">
            <text:p>164</text:p>
          </table:table-cell>
          <table:table-cell table:number-columns-repeated="3" office:value-type="float" office:value="179" calcext:value-type="float">
            <text:p>179</text:p>
          </table:table-cell>
        </table:table-row>
        <table:table-row table:style-name="ro3">
          <table:table-cell table:number-columns-repeated="7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8" calcext:value-type="float">
            <text:p>188</text:p>
          </table:table-cell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3" office:value-type="float" office:value="143" calcext:value-type="float">
            <text:p>143</text:p>
          </table:table-cell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196" calcext:value-type="float">
            <text:p>196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</table:table-row>
        <table:table-row table:style-name="ro3"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3" office:value-type="float" office:value="160" calcext:value-type="float">
            <text:p>160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81" calcext:value-type="float">
            <text:p>181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3">
          <table:table-cell table:number-columns-repeated="6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</table:table-row>
        <table:table-row table:style-name="ro3">
          <table:table-cell table:number-columns-repeated="3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3" office:value-type="float" office:value="185" calcext:value-type="float">
            <text:p>185</text:p>
          </table:table-cell>
        </table:table-row>
        <table:table-row table:style-name="ro3">
          <table:table-cell table:number-columns-repeated="6"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9" calcext:value-type="float">
            <text:p>189</text:p>
          </table:table-cell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173" calcext:value-type="float">
            <text:p>173</text:p>
          </table:table-cell>
          <table:table-cell office:value-type="float" office:value="189" calcext:value-type="float">
            <text:p>189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61" calcext:value-type="float">
            <text:p>161</text:p>
          </table:table-cell>
          <table:table-cell table:number-columns-repeated="4"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3">
          <table:table-cell table:number-columns-repeated="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5"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table:number-columns-repeated="6"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3">
          <table:table-cell table:number-columns-repeated="8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table:number-columns-repeated="5"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</table:table-row>
        <table:table-row table:style-name="ro3">
          <table:table-cell table:number-columns-repeated="3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10" office:value-type="float" office:value="171" calcext:value-type="float">
            <text:p>171</text:p>
          </table:table-cell>
        </table:table-row>
        <table:table-row table:style-name="ro3">
          <table:table-cell table:number-columns-repeated="7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6" office:value-type="float" office:value="83" calcext:value-type="float">
            <text:p>83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</table:table-row>
        <table:table-row table:style-name="ro3"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201" calcext:value-type="float">
            <text:p>201</text:p>
          </table:table-cell>
          <table:table-cell table:number-columns-repeated="3"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</table:table-row>
        <table:table-row table:style-name="ro3">
          <table:table-cell table:number-columns-repeated="10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3" office:value-type="float" office:value="274" calcext:value-type="float">
            <text:p>274</text:p>
          </table:table-cell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291" calcext:value-type="float">
            <text:p>291</text:p>
          </table:table-cell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3">
          <table:table-cell table:number-columns-repeated="10"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7" calcext:value-type="float">
            <text:p>297</text:p>
          </table:table-cell>
        </table:table-row>
        <table:table-row table:style-name="ro3">
          <table:table-cell table:number-columns-repeated="5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70" calcext:value-type="float">
            <text:p>270</text:p>
          </table:table-cell>
          <table:table-cell table:number-columns-repeated="3"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table:number-columns-repeated="5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322" calcext:value-type="float">
            <text:p>322</text:p>
          </table:table-cell>
        </table:table-row>
        <table:table-row table:style-name="ro3">
          <table:table-cell table:number-columns-repeated="8"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75" calcext:value-type="float">
            <text:p>275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</table:table-row>
        <table:table-row table:style-name="ro3">
          <table:table-cell table:number-columns-repeated="3"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5" office:value-type="float" office:value="210" calcext:value-type="float">
            <text:p>210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</table:table-row>
        <table:table-row table:style-name="ro3"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4" office:value-type="float" office:value="329" calcext:value-type="float">
            <text:p>329</text:p>
          </table:table-cell>
        </table:table-row>
        <table:table-row table:style-name="ro3">
          <table:table-cell table:number-columns-repeated="7" office:value-type="float" office:value="12" calcext:value-type="float">
            <text:p>12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4"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</table:table-row>
        <table:table-row table:style-name="ro3"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number-columns-repeated="4"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355" calcext:value-type="float">
            <text:p>355</text:p>
          </table:table-cell>
        </table:table-row>
        <table:table-row table:style-name="ro3"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3">
          <table:table-cell table:number-columns-repeated="9"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3" office:value-type="float" office:value="305" calcext:value-type="float">
            <text:p>305</text:p>
          </table:table-cell>
        </table:table-row>
        <table:table-row table:style-name="ro3">
          <table:table-cell table:number-columns-repeated="5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</table:table-row>
        <table:table-row table:style-name="ro3">
          <table:table-cell table:number-columns-repeated="5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3"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 table:number-columns-repeated="5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3" office:value-type="float" office:value="262" calcext:value-type="float">
            <text:p>262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3">
          <table:table-cell table:number-columns-repeated="5"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82" calcext:value-type="float">
            <text:p>282</text:p>
          </table:table-cell>
          <table:table-cell table:number-columns-repeated="6" office:value-type="float" office:value="288" calcext:value-type="float">
            <text:p>288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3">
          <table:table-cell table:number-columns-repeated="5"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3">
          <table:table-cell table:number-columns-repeated="4"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table:number-columns-repeated="5"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</table:table-row>
        <table:table-row table:style-name="ro3">
          <table:table-cell table:number-columns-repeated="6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2" office:value-type="float" office:value="244" calcext:value-type="float">
            <text:p>244</text:p>
          </table:table-cell>
          <table:table-cell table:number-columns-repeated="3" office:value-type="float" office:value="247" calcext:value-type="float">
            <text:p>247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3"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308" calcext:value-type="float">
            <text:p>308</text:p>
          </table:table-cell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4" office:value-type="float" office:value="258" calcext:value-type="float">
            <text:p>258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3" office:value-type="float" office:value="338" calcext:value-type="float">
            <text:p>338</text:p>
          </table:table-cell>
          <table:table-cell office:value-type="float" office:value="366" calcext:value-type="float">
            <text:p>366</text:p>
          </table:table-cell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</table:table-row>
        <table:table-row table:style-name="ro3">
          <table:table-cell table:style-name="ce9" table:formula="of:=AVERAGE([.A1:.A50])" office:value-type="float" office:value="11.12" calcext:value-type="float">
            <text:p>11.12</text:p>
          </table:table-cell>
          <table:table-cell table:style-name="ce9" table:formula="of:=AVERAGE([.B1:.B50])" office:value-type="float" office:value="11.18" calcext:value-type="float">
            <text:p>11.18</text:p>
          </table:table-cell>
          <table:table-cell table:style-name="ce9" table:formula="of:=AVERAGE([.C1:.C50])" office:value-type="float" office:value="11.84" calcext:value-type="float">
            <text:p>11.84</text:p>
          </table:table-cell>
          <table:table-cell table:style-name="ce9" table:formula="of:=AVERAGE([.D1:.D50])" office:value-type="float" office:value="13.9" calcext:value-type="float">
            <text:p>13.9</text:p>
          </table:table-cell>
          <table:table-cell table:style-name="ce9" table:formula="of:=AVERAGE([.E1:.E50])" office:value-type="float" office:value="20.4" calcext:value-type="float">
            <text:p>20.4</text:p>
          </table:table-cell>
          <table:table-cell table:style-name="ce9" table:formula="of:=AVERAGE([.F1:.F50])" office:value-type="float" office:value="26.44" calcext:value-type="float">
            <text:p>26.44</text:p>
          </table:table-cell>
          <table:table-cell table:style-name="ce9" table:formula="of:=AVERAGE([.G1:.G50])" office:value-type="float" office:value="34.78" calcext:value-type="float">
            <text:p>34.78</text:p>
          </table:table-cell>
          <table:table-cell table:style-name="ce9" table:formula="of:=AVERAGE([.H1:.H50])" office:value-type="float" office:value="40.66" calcext:value-type="float">
            <text:p>40.66</text:p>
          </table:table-cell>
          <table:table-cell table:style-name="ce9" table:formula="of:=AVERAGE([.I1:.I50])" office:value-type="float" office:value="47.38" calcext:value-type="float">
            <text:p>47.38</text:p>
          </table:table-cell>
          <table:table-cell table:style-name="ce9" table:formula="of:=AVERAGE([.J1:.J50])" office:value-type="float" office:value="51.62" calcext:value-type="float">
            <text:p>51.62</text:p>
          </table:table-cell>
          <table:table-cell table:style-name="ce9" table:formula="of:=AVERAGE([.K1:.K50])" office:value-type="float" office:value="57.12" calcext:value-type="float">
            <text:p>57.12</text:p>
          </table:table-cell>
          <table:table-cell table:style-name="ce9" table:formula="of:=AVERAGE([.L1:.L50])" office:value-type="float" office:value="60.56" calcext:value-type="float">
            <text:p>60.56</text:p>
          </table:table-cell>
          <table:table-cell table:style-name="ce9" table:formula="of:=AVERAGE([.M1:.M50])" office:value-type="float" office:value="63.42" calcext:value-type="float">
            <text:p>63.42</text:p>
          </table:table-cell>
          <table:table-cell table:style-name="ce9" table:formula="of:=AVERAGE([.N1:.N50])" office:value-type="float" office:value="66.42" calcext:value-type="float">
            <text:p>66.42</text:p>
          </table:table-cell>
          <table:table-cell table:style-name="ce9" table:formula="of:=AVERAGE([.O1:.O50])" office:value-type="float" office:value="68.66" calcext:value-type="float">
            <text:p>68.66</text:p>
          </table:table-cell>
          <table:table-cell table:style-name="ce9" table:formula="of:=AVERAGE([.P1:.P50])" office:value-type="float" office:value="71.74" calcext:value-type="float">
            <text:p>71.74</text:p>
          </table:table-cell>
          <table:table-cell table:style-name="ce9" table:formula="of:=AVERAGE([.Q1:.Q50])" office:value-type="float" office:value="74.82" calcext:value-type="float">
            <text:p>74.82</text:p>
          </table:table-cell>
          <table:table-cell table:style-name="ce9" table:formula="of:=AVERAGE([.R1:.R50])" office:value-type="float" office:value="78.52" calcext:value-type="float">
            <text:p>78.52</text:p>
          </table:table-cell>
          <table:table-cell table:style-name="ce9" table:formula="of:=AVERAGE([.S1:.S50])" office:value-type="float" office:value="81.7" calcext:value-type="float">
            <text:p>81.7</text:p>
          </table:table-cell>
          <table:table-cell table:style-name="ce9" table:formula="of:=AVERAGE([.T1:.T50])" office:value-type="float" office:value="83.68" calcext:value-type="float">
            <text:p>83.68</text:p>
          </table:table-cell>
        </table:table-row>
        <table:table-row table:style-name="ro3">
          <table:table-cell table:style-name="ce9" table:formula="of:=STDEVP([.A1:.A50])" office:value-type="float" office:value="2.9369371801249" calcext:value-type="float">
            <text:p>2.9369371801</text:p>
          </table:table-cell>
          <table:table-cell table:style-name="ce9" table:formula="of:=STDEVP([.B1:.B50])" office:value-type="float" office:value="2.92362788329842" calcext:value-type="float">
            <text:p>2.9236278833</text:p>
          </table:table-cell>
          <table:table-cell table:style-name="ce9" table:formula="of:=STDEVP([.C1:.C50])" office:value-type="float" office:value="2.96216137305178" calcext:value-type="float">
            <text:p>2.9621613731</text:p>
          </table:table-cell>
          <table:table-cell table:style-name="ce9" table:formula="of:=STDEVP([.D1:.D50])" office:value-type="float" office:value="6.97208720542134" calcext:value-type="float">
            <text:p>6.9720872054</text:p>
          </table:table-cell>
          <table:table-cell table:style-name="ce9" table:formula="of:=STDEVP([.E1:.E50])" office:value-type="float" office:value="9.60208310732624" calcext:value-type="float">
            <text:p>9.6020831073</text:p>
          </table:table-cell>
          <table:table-cell table:style-name="ce9" table:formula="of:=STDEVP([.F1:.F50])" office:value-type="float" office:value="11.9835887779913" calcext:value-type="float">
            <text:p>11.983588778</text:p>
          </table:table-cell>
          <table:table-cell table:style-name="ce9" table:formula="of:=STDEVP([.G1:.G50])" office:value-type="float" office:value="13.1549078293996" calcext:value-type="float">
            <text:p>13.1549078294</text:p>
          </table:table-cell>
          <table:table-cell table:style-name="ce9" table:formula="of:=STDEVP([.H1:.H50])" office:value-type="float" office:value="14.9500635450155" calcext:value-type="float">
            <text:p>14.950063545</text:p>
          </table:table-cell>
          <table:table-cell table:style-name="ce9" table:formula="of:=STDEVP([.I1:.I50])" office:value-type="float" office:value="15.797328888138" calcext:value-type="float">
            <text:p>15.7973288881</text:p>
          </table:table-cell>
          <table:table-cell table:style-name="ce9" table:formula="of:=STDEVP([.J1:.J50])" office:value-type="float" office:value="13.2421901511797" calcext:value-type="float">
            <text:p>13.2421901512</text:p>
          </table:table-cell>
          <table:table-cell table:style-name="ce9" table:formula="of:=STDEVP([.K1:.K50])" office:value-type="float" office:value="13.1143280422597" calcext:value-type="float">
            <text:p>13.1143280423</text:p>
          </table:table-cell>
          <table:table-cell table:style-name="ce9" table:formula="of:=STDEVP([.L1:.L50])" office:value-type="float" office:value="11.5726574303398" calcext:value-type="float">
            <text:p>11.5726574303</text:p>
          </table:table-cell>
          <table:table-cell table:style-name="ce9" table:formula="of:=STDEVP([.M1:.M50])" office:value-type="float" office:value="10.8352941815163" calcext:value-type="float">
            <text:p>10.8352941815</text:p>
          </table:table-cell>
          <table:table-cell table:style-name="ce9" table:formula="of:=STDEVP([.N1:.N50])" office:value-type="float" office:value="9.96210821061486" calcext:value-type="float">
            <text:p>9.9621082106</text:p>
          </table:table-cell>
          <table:table-cell table:style-name="ce9" table:formula="of:=STDEVP([.O1:.O50])" office:value-type="float" office:value="10.2832096156793" calcext:value-type="float">
            <text:p>10.2832096157</text:p>
          </table:table-cell>
          <table:table-cell table:style-name="ce9" table:formula="of:=STDEVP([.P1:.P50])" office:value-type="float" office:value="10.6071862432975" calcext:value-type="float">
            <text:p>10.6071862433</text:p>
          </table:table-cell>
          <table:table-cell table:style-name="ce9" table:formula="of:=STDEVP([.Q1:.Q50])" office:value-type="float" office:value="8.63641129173455" calcext:value-type="float">
            <text:p>8.6364112917</text:p>
          </table:table-cell>
          <table:table-cell table:style-name="ce9" table:formula="of:=STDEVP([.R1:.R50])" office:value-type="float" office:value="7.93029633746432" calcext:value-type="float">
            <text:p>7.9302963375</text:p>
          </table:table-cell>
          <table:table-cell table:style-name="ce9" table:formula="of:=STDEVP([.S1:.S50])" office:value-type="float" office:value="7.91264810287934" calcext:value-type="float">
            <text:p>7.9126481029</text:p>
          </table:table-cell>
          <table:table-cell table:style-name="ce9" table:formula="of:=STDEVP([.T1:.T50])" office:value-type="float" office:value="7.96602786839213" calcext:value-type="float">
            <text:p>7.9660278684</text:p>
          </table:table-cell>
        </table:table-row>
        <table:table-row table:style-name="ro3">
          <table:table-cell table:style-name="ce9" table:formula="of:=CONFIDENCE(0.05; [.A137]; 49)" office:value-type="float" office:value="0.822327299700204" calcext:value-type="float">
            <text:p>0.8223272997</text:p>
          </table:table-cell>
          <table:table-cell table:style-name="ce9" table:formula="of:=CONFIDENCE(0.05; [.B137]; 49)" office:value-type="float" office:value="0.818600765065996" calcext:value-type="float">
            <text:p>0.8186007651</text:p>
          </table:table-cell>
          <table:table-cell table:style-name="ce9" table:formula="of:=CONFIDENCE(0.05; [.C137]; 49)" office:value-type="float" office:value="0.8293899439396" calcext:value-type="float">
            <text:p>0.8293899439</text:p>
          </table:table-cell>
          <table:table-cell table:style-name="ce9" table:formula="of:=CONFIDENCE(0.05; [.D137]; 49)" office:value-type="float" office:value="1.95214854567119" calcext:value-type="float">
            <text:p>1.9521485457</text:p>
          </table:table-cell>
          <table:table-cell table:style-name="ce9" table:formula="of:=CONFIDENCE(0.05; [.E137]; 49)" office:value-type="float" office:value="2.68853386670284" calcext:value-type="float">
            <text:p>2.6885338667</text:p>
          </table:table-cell>
          <table:table-cell table:style-name="ce9" table:formula="of:=CONFIDENCE(0.05; [.F137]; 49)" office:value-type="float" office:value="3.35534320148591" calcext:value-type="float">
            <text:p>3.3553432015</text:p>
          </table:table-cell>
          <table:table-cell table:style-name="ce9" table:formula="of:=CONFIDENCE(0.05; [.G137]; 49)" office:value-type="float" office:value="3.68330650936675" calcext:value-type="float">
            <text:p>3.6833065094</text:p>
          </table:table-cell>
          <table:table-cell table:style-name="ce9" table:formula="of:=CONFIDENCE(0.05; [.H137]; 49)" office:value-type="float" office:value="4.18594087354507" calcext:value-type="float">
            <text:p>4.1859408735</text:p>
          </table:table-cell>
          <table:table-cell table:style-name="ce9" table:formula="of:=CONFIDENCE(0.05; [.I137]; 49)" office:value-type="float" office:value="4.42317081038353" calcext:value-type="float">
            <text:p>4.4231708104</text:p>
          </table:table-cell>
          <table:table-cell table:style-name="ce9" table:formula="of:=CONFIDENCE(0.05; [.J137]; 49)" office:value-type="float" office:value="3.70774511039188" calcext:value-type="float">
            <text:p>3.7077451104</text:p>
          </table:table-cell>
          <table:table-cell table:style-name="ce9" table:formula="of:=CONFIDENCE(0.05; [.K137]; 49)" office:value-type="float" office:value="3.67194437775325" calcext:value-type="float">
            <text:p>3.6719443778</text:p>
          </table:table-cell>
          <table:table-cell table:style-name="ce9" table:formula="of:=CONFIDENCE(0.05; [.L137]; 49)" office:value-type="float" office:value="3.24028453841228" calcext:value-type="float">
            <text:p>3.2402845384</text:p>
          </table:table-cell>
          <table:table-cell table:style-name="ce9" table:formula="of:=CONFIDENCE(0.05; [.M137]; 49)" office:value-type="float" office:value="3.03382662252404" calcext:value-type="float">
            <text:p>3.0338266225</text:p>
          </table:table-cell>
          <table:table-cell table:style-name="ce9" table:formula="of:=CONFIDENCE(0.05; [.N137]; 49)" office:value-type="float" office:value="2.78933904327084" calcext:value-type="float">
            <text:p>2.7893390433</text:p>
          </table:table-cell>
          <table:table-cell table:style-name="ce9" table:formula="of:=CONFIDENCE(0.05; [.O137]; 49)" office:value-type="float" office:value="2.87924578460107" calcext:value-type="float">
            <text:p>2.8792457846</text:p>
          </table:table-cell>
          <table:table-cell table:style-name="ce9" table:formula="of:=CONFIDENCE(0.05; [.P137]; 49)" office:value-type="float" office:value="2.96995757345312" calcext:value-type="float">
            <text:p>2.9699575735</text:p>
          </table:table-cell>
          <table:table-cell table:style-name="ce9" table:formula="of:=CONFIDENCE(0.05; [.Q137]; 49)" office:value-type="float" office:value="2.41815072678211" calcext:value-type="float">
            <text:p>2.4181507268</text:p>
          </table:table-cell>
          <table:table-cell table:style-name="ce9" table:formula="of:=CONFIDENCE(0.05; [.R137]; 49)" office:value-type="float" office:value="2.22044217259428" calcext:value-type="float">
            <text:p>2.2204421726</text:p>
          </table:table-cell>
          <table:table-cell table:style-name="ce9" table:formula="of:=CONFIDENCE(0.05; [.S137]; 49)" office:value-type="float" office:value="2.21550075771181" calcext:value-type="float">
            <text:p>2.2155007577</text:p>
          </table:table-cell>
          <table:table-cell table:style-name="ce9" table:formula="of:=CONFIDENCE(0.05; [.T137]; 49)" office:value-type="float" office:value="2.23044681741299" calcext:value-type="float">
            <text:p>2.2304468174</text:p>
          </table:table-cell>
        </table:table-row>
        <table:table-row table:style-name="ro3">
          <table:table-cell table:style-name="ce9" table:formula="of:=AVERAGE([.A51:.A100])" office:value-type="float" office:value="9.74" calcext:value-type="float">
            <text:p>9.74</text:p>
          </table:table-cell>
          <table:table-cell table:style-name="ce9" table:formula="of:=AVERAGE([.B51:.B100])" office:value-type="float" office:value="9.88" calcext:value-type="float">
            <text:p>9.88</text:p>
          </table:table-cell>
          <table:table-cell table:style-name="ce9" table:formula="of:=AVERAGE([.C51:.C100])" office:value-type="float" office:value="10.86" calcext:value-type="float">
            <text:p>10.86</text:p>
          </table:table-cell>
          <table:table-cell table:style-name="ce9" table:formula="of:=AVERAGE([.D51:.D100])" office:value-type="float" office:value="18.82" calcext:value-type="float">
            <text:p>18.82</text:p>
          </table:table-cell>
          <table:table-cell table:style-name="ce9" table:formula="of:=AVERAGE([.E51:.E100])" office:value-type="float" office:value="30.36" calcext:value-type="float">
            <text:p>30.36</text:p>
          </table:table-cell>
          <table:table-cell table:style-name="ce9" table:formula="of:=AVERAGE([.F51:.F100])" office:value-type="float" office:value="42.7" calcext:value-type="float">
            <text:p>42.7</text:p>
          </table:table-cell>
          <table:table-cell table:style-name="ce9" table:formula="of:=AVERAGE([.G51:.G100])" office:value-type="float" office:value="58.9" calcext:value-type="float">
            <text:p>58.9</text:p>
          </table:table-cell>
          <table:table-cell table:style-name="ce9" table:formula="of:=AVERAGE([.H51:.H100])" office:value-type="float" office:value="75.46" calcext:value-type="float">
            <text:p>75.46</text:p>
          </table:table-cell>
          <table:table-cell table:style-name="ce9" table:formula="of:=AVERAGE([.I51:.I100])" office:value-type="float" office:value="93.38" calcext:value-type="float">
            <text:p>93.38</text:p>
          </table:table-cell>
          <table:table-cell table:style-name="ce9" table:formula="of:=AVERAGE([.J51:.J100])" office:value-type="float" office:value="106.14" calcext:value-type="float">
            <text:p>106.14</text:p>
          </table:table-cell>
          <table:table-cell table:style-name="ce9" table:formula="of:=AVERAGE([.K51:.K100])" office:value-type="float" office:value="117.7" calcext:value-type="float">
            <text:p>117.7</text:p>
          </table:table-cell>
          <table:table-cell table:style-name="ce9" table:formula="of:=AVERAGE([.L51:.L100])" office:value-type="float" office:value="132.42" calcext:value-type="float">
            <text:p>132.42</text:p>
          </table:table-cell>
          <table:table-cell table:style-name="ce9" table:formula="of:=AVERAGE([.M51:.M100])" office:value-type="float" office:value="142.24" calcext:value-type="float">
            <text:p>142.24</text:p>
          </table:table-cell>
          <table:table-cell table:style-name="ce9" table:formula="of:=AVERAGE([.N51:.N100])" office:value-type="float" office:value="150.16" calcext:value-type="float">
            <text:p>150.16</text:p>
          </table:table-cell>
          <table:table-cell table:style-name="ce9" table:formula="of:=AVERAGE([.O51:.O100])" office:value-type="float" office:value="156.48" calcext:value-type="float">
            <text:p>156.48</text:p>
          </table:table-cell>
          <table:table-cell table:style-name="ce9" table:formula="of:=AVERAGE([.P51:.P100])" office:value-type="float" office:value="164.88" calcext:value-type="float">
            <text:p>164.88</text:p>
          </table:table-cell>
          <table:table-cell table:style-name="ce9" table:formula="of:=AVERAGE([.Q51:.Q100])" office:value-type="float" office:value="169.46" calcext:value-type="float">
            <text:p>169.46</text:p>
          </table:table-cell>
          <table:table-cell table:style-name="ce9" table:formula="of:=AVERAGE([.R51:.R100])" office:value-type="float" office:value="175.38" calcext:value-type="float">
            <text:p>175.38</text:p>
          </table:table-cell>
          <table:table-cell table:style-name="ce9" table:formula="of:=AVERAGE([.S51:.S100])" office:value-type="float" office:value="179.84" calcext:value-type="float">
            <text:p>179.84</text:p>
          </table:table-cell>
          <table:table-cell table:style-name="ce9" table:formula="of:=AVERAGE([.T51:.T100])" office:value-type="float" office:value="184.28" calcext:value-type="float">
            <text:p>184.28</text:p>
          </table:table-cell>
        </table:table-row>
        <table:table-row table:style-name="ro3">
          <table:table-cell table:style-name="ce9" table:formula="of:=STDEVP([.A51:.A100])" office:value-type="float" office:value="3.45722432017363" calcext:value-type="float">
            <text:p>3.4572243202</text:p>
          </table:table-cell>
          <table:table-cell table:style-name="ce9" table:formula="of:=STDEVP([.B51:.B100])" office:value-type="float" office:value="3.64219713909063" calcext:value-type="float">
            <text:p>3.6421971391</text:p>
          </table:table-cell>
          <table:table-cell table:style-name="ce9" table:formula="of:=STDEVP([.C51:.C100])" office:value-type="float" office:value="5.70967599781284" calcext:value-type="float">
            <text:p>5.7096759978</text:p>
          </table:table-cell>
          <table:table-cell table:style-name="ce9" table:formula="of:=STDEVP([.D51:.D100])" office:value-type="float" office:value="15.193011551368" calcext:value-type="float">
            <text:p>15.1930115514</text:p>
          </table:table-cell>
          <table:table-cell table:style-name="ce9" table:formula="of:=STDEVP([.E51:.E100])" office:value-type="float" office:value="24.5338623131377" calcext:value-type="float">
            <text:p>24.5338623131</text:p>
          </table:table-cell>
          <table:table-cell table:style-name="ce9" table:formula="of:=STDEVP([.F51:.F100])" office:value-type="float" office:value="25.5117619932454" calcext:value-type="float">
            <text:p>25.5117619932</text:p>
          </table:table-cell>
          <table:table-cell table:style-name="ce9" table:formula="of:=STDEVP([.G51:.G100])" office:value-type="float" office:value="31.8880855493082" calcext:value-type="float">
            <text:p>31.8880855493</text:p>
          </table:table-cell>
          <table:table-cell table:style-name="ce9" table:formula="of:=STDEVP([.H51:.H100])" office:value-type="float" office:value="34.1814043011694" calcext:value-type="float">
            <text:p>34.1814043012</text:p>
          </table:table-cell>
          <table:table-cell table:style-name="ce9" table:formula="of:=STDEVP([.I51:.I100])" office:value-type="float" office:value="28.6739533374803" calcext:value-type="float">
            <text:p>28.6739533375</text:p>
          </table:table-cell>
          <table:table-cell table:style-name="ce9" table:formula="of:=STDEVP([.J51:.J100])" office:value-type="float" office:value="26.6135379083654" calcext:value-type="float">
            <text:p>26.6135379084</text:p>
          </table:table-cell>
          <table:table-cell table:style-name="ce9" table:formula="of:=STDEVP([.K51:.K100])" office:value-type="float" office:value="27.6472421771142" calcext:value-type="float">
            <text:p>27.6472421771</text:p>
          </table:table-cell>
          <table:table-cell table:style-name="ce9" table:formula="of:=STDEVP([.L51:.L100])" office:value-type="float" office:value="27.639167860122" calcext:value-type="float">
            <text:p>27.6391678601</text:p>
          </table:table-cell>
          <table:table-cell table:style-name="ce9" table:formula="of:=STDEVP([.M51:.M100])" office:value-type="float" office:value="27.7463943603489" calcext:value-type="float">
            <text:p>27.7463943603</text:p>
          </table:table-cell>
          <table:table-cell table:style-name="ce9" table:formula="of:=STDEVP([.N51:.N100])" office:value-type="float" office:value="27.3220497034904" calcext:value-type="float">
            <text:p>27.3220497035</text:p>
          </table:table-cell>
          <table:table-cell table:style-name="ce9" table:formula="of:=STDEVP([.O51:.O100])" office:value-type="float" office:value="24.8967789081238" calcext:value-type="float">
            <text:p>24.8967789081</text:p>
          </table:table-cell>
          <table:table-cell table:style-name="ce9" table:formula="of:=STDEVP([.P51:.P100])" office:value-type="float" office:value="20.6645977459035" calcext:value-type="float">
            <text:p>20.6645977459</text:p>
          </table:table-cell>
          <table:table-cell table:style-name="ce9" table:formula="of:=STDEVP([.Q51:.Q100])" office:value-type="float" office:value="21.5575601587935" calcext:value-type="float">
            <text:p>21.5575601588</text:p>
          </table:table-cell>
          <table:table-cell table:style-name="ce9" table:formula="of:=STDEVP([.R51:.R100])" office:value-type="float" office:value="21.2291215079664" calcext:value-type="float">
            <text:p>21.229121508</text:p>
          </table:table-cell>
          <table:table-cell table:style-name="ce9" table:formula="of:=STDEVP([.S51:.S100])" office:value-type="float" office:value="18.4546579486047" calcext:value-type="float">
            <text:p>18.4546579486</text:p>
          </table:table-cell>
          <table:table-cell table:style-name="ce9" table:formula="of:=STDEVP([.T51:.T100])" office:value-type="float" office:value="20.357838785097" calcext:value-type="float">
            <text:p>20.3578387851</text:p>
          </table:table-cell>
        </table:table-row>
        <table:table-row table:style-name="ro3">
          <table:table-cell table:style-name="ce9" table:formula="of:=CONFIDENCE(0.05; [.A140]; 49)" office:value-type="float" office:value="0.968005022002326" calcext:value-type="float">
            <text:p>0.968005022</text:p>
          </table:table-cell>
          <table:table-cell table:style-name="ce9" table:formula="of:=CONFIDENCE(0.05; [.B140]; 49)" office:value-type="float" office:value="1.01979645960178" calcext:value-type="float">
            <text:p>1.0197964596</text:p>
          </table:table-cell>
          <table:table-cell table:style-name="ce9" table:formula="of:=CONFIDENCE(0.05; [.C140]; 49)" office:value-type="float" office:value="1.59867990272942" calcext:value-type="float">
            <text:p>1.5986799027</text:p>
          </table:table-cell>
          <table:table-cell table:style-name="ce9" table:formula="of:=CONFIDENCE(0.05; [.D140]; 49)" office:value-type="float" office:value="4.25396506534031" calcext:value-type="float">
            <text:p>4.2539650653</text:p>
          </table:table-cell>
          <table:table-cell table:style-name="ce9" table:formula="of:=CONFIDENCE(0.05; [.E140]; 49)" office:value-type="float" office:value="6.86935521934493" calcext:value-type="float">
            <text:p>6.8693552193</text:p>
          </table:table-cell>
          <table:table-cell table:style-name="ce9" table:formula="of:=CONFIDENCE(0.05; [.F140]; 49)" office:value-type="float" office:value="7.14316209841696" calcext:value-type="float">
            <text:p>7.1431620984</text:p>
          </table:table-cell>
          <table:table-cell table:style-name="ce9" table:formula="of:=CONFIDENCE(0.05; [.G140]; 49)" office:value-type="float" office:value="8.92849988751089" calcext:value-type="float">
            <text:p>8.9284998875</text:p>
          </table:table-cell>
          <table:table-cell table:style-name="ce9" table:formula="of:=CONFIDENCE(0.05; [.H140]; 49)" office:value-type="float" office:value="9.57061733875635" calcext:value-type="float">
            <text:p>9.5706173388</text:p>
          </table:table-cell>
          <table:table-cell table:style-name="ce9" table:formula="of:=CONFIDENCE(0.05; [.I140]; 49)" office:value-type="float" office:value="8.02855940512051" calcext:value-type="float">
            <text:p>8.0285594051</text:p>
          </table:table-cell>
          <table:table-cell table:style-name="ce9" table:formula="of:=CONFIDENCE(0.05; [.J140]; 49)" office:value-type="float" office:value="7.45165368594108" calcext:value-type="float">
            <text:p>7.4516536859</text:p>
          </table:table-cell>
          <table:table-cell table:style-name="ce9" table:formula="of:=CONFIDENCE(0.05; [.K140]; 49)" office:value-type="float" office:value="7.74108556271436" calcext:value-type="float">
            <text:p>7.7410855627</text:p>
          </table:table-cell>
          <table:table-cell table:style-name="ce9" table:formula="of:=CONFIDENCE(0.05; [.L140]; 49)" office:value-type="float" office:value="7.73882479549944" calcext:value-type="float">
            <text:p>7.7388247955</text:p>
          </table:table-cell>
          <table:table-cell table:style-name="ce9" table:formula="of:=CONFIDENCE(0.05; [.M140]; 49)" office:value-type="float" office:value="7.76884766387558" calcext:value-type="float">
            <text:p>7.7688476639</text:p>
          </table:table-cell>
          <table:table-cell table:style-name="ce9" table:formula="of:=CONFIDENCE(0.05; [.N140]; 49)" office:value-type="float" office:value="7.65003334323635" calcext:value-type="float">
            <text:p>7.6500333432</text:p>
          </table:table-cell>
          <table:table-cell table:style-name="ce9" table:formula="of:=CONFIDENCE(0.05; [.O140]; 49)" office:value-type="float" office:value="6.97096999871131" calcext:value-type="float">
            <text:p>6.9709699987</text:p>
          </table:table-cell>
          <table:table-cell table:style-name="ce9" table:formula="of:=CONFIDENCE(0.05; [.P140]; 49)" office:value-type="float" office:value="5.78598104813978" calcext:value-type="float">
            <text:p>5.7859810481</text:p>
          </table:table-cell>
          <table:table-cell table:style-name="ce9" table:formula="of:=CONFIDENCE(0.05; [.Q140]; 49)" office:value-type="float" office:value="6.03600592939868" calcext:value-type="float">
            <text:p>6.0360059294</text:p>
          </table:table-cell>
          <table:table-cell table:style-name="ce9" table:formula="of:=CONFIDENCE(0.05; [.R140]; 49)" office:value-type="float" office:value="5.94404479700553" calcext:value-type="float">
            <text:p>5.944044797</text:p>
          </table:table-cell>
          <table:table-cell table:style-name="ce9" table:formula="of:=CONFIDENCE(0.05; [.S140]; 49)" office:value-type="float" office:value="5.16720927518159" calcext:value-type="float">
            <text:p>5.1672092752</text:p>
          </table:table-cell>
          <table:table-cell table:style-name="ce9" table:formula="of:=CONFIDENCE(0.05; [.T140]; 49)" office:value-type="float" office:value="5.70009011740897" calcext:value-type="float">
            <text:p>5.7000901174</text:p>
          </table:table-cell>
        </table:table-row>
        <table:table-row table:style-name="ro3">
          <table:table-cell table:style-name="ce9" table:formula="of:=AVERAGE([.A101:.A135])" office:value-type="float" office:value="12.7714285714286" calcext:value-type="float">
            <text:p>12.7714285714</text:p>
          </table:table-cell>
          <table:table-cell table:style-name="ce9" table:formula="of:=AVERAGE([.B101:.B135])" office:value-type="float" office:value="14.2857142857143" calcext:value-type="float">
            <text:p>14.2857142857</text:p>
          </table:table-cell>
          <table:table-cell table:style-name="ce9" table:formula="of:=AVERAGE([.C101:.C135])" office:value-type="float" office:value="18.4857142857143" calcext:value-type="float">
            <text:p>18.4857142857</text:p>
          </table:table-cell>
          <table:table-cell table:style-name="ce9" table:formula="of:=AVERAGE([.D101:.D135])" office:value-type="float" office:value="25.5428571428571" calcext:value-type="float">
            <text:p>25.5428571429</text:p>
          </table:table-cell>
          <table:table-cell table:style-name="ce9" table:formula="of:=AVERAGE([.E101:.E135])" office:value-type="float" office:value="43.2571428571429" calcext:value-type="float">
            <text:p>43.2571428571</text:p>
          </table:table-cell>
          <table:table-cell table:style-name="ce9" table:formula="of:=AVERAGE([.F101:.F135])" office:value-type="float" office:value="69.2285714285714" calcext:value-type="float">
            <text:p>69.2285714286</text:p>
          </table:table-cell>
          <table:table-cell table:style-name="ce9" table:formula="of:=AVERAGE([.G101:.G135])" office:value-type="float" office:value="93.3142857142857" calcext:value-type="float">
            <text:p>93.3142857143</text:p>
          </table:table-cell>
          <table:table-cell table:style-name="ce9" table:formula="of:=AVERAGE([.H101:.H135])" office:value-type="float" office:value="117.371428571429" calcext:value-type="float">
            <text:p>117.3714285714</text:p>
          </table:table-cell>
          <table:table-cell table:style-name="ce9" table:formula="of:=AVERAGE([.I101:.I135])" office:value-type="float" office:value="142.685714285714" calcext:value-type="float">
            <text:p>142.6857142857</text:p>
          </table:table-cell>
          <table:table-cell table:style-name="ce9" table:formula="of:=AVERAGE([.J101:.J135])" office:value-type="float" office:value="167.771428571429" calcext:value-type="float">
            <text:p>167.7714285714</text:p>
          </table:table-cell>
          <table:table-cell table:style-name="ce9" table:formula="of:=AVERAGE([.K101:.K135])" office:value-type="float" office:value="192.571428571429" calcext:value-type="float">
            <text:p>192.5714285714</text:p>
          </table:table-cell>
          <table:table-cell table:style-name="ce9" table:formula="of:=AVERAGE([.L101:.L135])" office:value-type="float" office:value="217.342857142857" calcext:value-type="float">
            <text:p>217.3428571429</text:p>
          </table:table-cell>
          <table:table-cell table:style-name="ce9" table:formula="of:=AVERAGE([.M101:.M135])" office:value-type="float" office:value="233.828571428571" calcext:value-type="float">
            <text:p>233.8285714286</text:p>
          </table:table-cell>
          <table:table-cell table:style-name="ce9" table:formula="of:=AVERAGE([.N101:.N135])" office:value-type="float" office:value="248.342857142857" calcext:value-type="float">
            <text:p>248.3428571429</text:p>
          </table:table-cell>
          <table:table-cell table:style-name="ce9" table:formula="of:=AVERAGE([.O101:.O135])" office:value-type="float" office:value="260.171428571429" calcext:value-type="float">
            <text:p>260.1714285714</text:p>
          </table:table-cell>
          <table:table-cell table:style-name="ce9" table:formula="of:=AVERAGE([.P101:.P135])" office:value-type="float" office:value="269.942857142857" calcext:value-type="float">
            <text:p>269.9428571429</text:p>
          </table:table-cell>
          <table:table-cell table:style-name="ce9" table:formula="of:=AVERAGE([.Q101:.Q135])" office:value-type="float" office:value="280.142857142857" calcext:value-type="float">
            <text:p>280.1428571429</text:p>
          </table:table-cell>
          <table:table-cell table:style-name="ce9" table:formula="of:=AVERAGE([.R101:.R135])" office:value-type="float" office:value="286.2" calcext:value-type="float">
            <text:p>286.2</text:p>
          </table:table-cell>
          <table:table-cell table:style-name="ce9" table:formula="of:=AVERAGE([.S101:.S135])" office:value-type="float" office:value="294.057142857143" calcext:value-type="float">
            <text:p>294.0571428571</text:p>
          </table:table-cell>
          <table:table-cell table:style-name="ce9" table:formula="of:=AVERAGE([.T101:.T135])" office:value-type="float" office:value="301.542857142857" calcext:value-type="float">
            <text:p>301.5428571429</text:p>
          </table:table-cell>
        </table:table-row>
        <table:table-row table:style-name="ro3">
          <table:table-cell table:style-name="ce9" table:formula="of:=STDEVP([.A101:.A135])" office:value-type="float" office:value="4.56123864308629" calcext:value-type="float">
            <text:p>4.5612386431</text:p>
          </table:table-cell>
          <table:table-cell table:style-name="ce9" table:formula="of:=STDEVP([.B101:.B135])" office:value-type="float" office:value="8.91089679171816" calcext:value-type="float">
            <text:p>8.9108967917</text:p>
          </table:table-cell>
          <table:table-cell table:style-name="ce9" table:formula="of:=STDEVP([.C101:.C135])" office:value-type="float" office:value="13.3681314616333" calcext:value-type="float">
            <text:p>13.3681314616</text:p>
          </table:table-cell>
          <table:table-cell table:style-name="ce9" table:formula="of:=STDEVP([.D101:.D135])" office:value-type="float" office:value="19.858561100432" calcext:value-type="float">
            <text:p>19.8585611004</text:p>
          </table:table-cell>
          <table:table-cell table:style-name="ce9" table:formula="of:=STDEVP([.E101:.E135])" office:value-type="float" office:value="31.0348586105945" calcext:value-type="float">
            <text:p>31.0348586106</text:p>
          </table:table-cell>
          <table:table-cell table:style-name="ce9" table:formula="of:=STDEVP([.F101:.F135])" office:value-type="float" office:value="36.8929615542707" calcext:value-type="float">
            <text:p>36.8929615543</text:p>
          </table:table-cell>
          <table:table-cell table:style-name="ce9" table:formula="of:=STDEVP([.G101:.G135])" office:value-type="float" office:value="50.2313342324839" calcext:value-type="float">
            <text:p>50.2313342325</text:p>
          </table:table-cell>
          <table:table-cell table:style-name="ce9" table:formula="of:=STDEVP([.H101:.H135])" office:value-type="float" office:value="54.622907656187" calcext:value-type="float">
            <text:p>54.6229076562</text:p>
          </table:table-cell>
          <table:table-cell table:style-name="ce9" table:formula="of:=STDEVP([.I101:.I135])" office:value-type="float" office:value="58.5177733335639" calcext:value-type="float">
            <text:p>58.5177733336</text:p>
          </table:table-cell>
          <table:table-cell table:style-name="ce9" table:formula="of:=STDEVP([.J101:.J135])" office:value-type="float" office:value="58.7508471497759" calcext:value-type="float">
            <text:p>58.7508471498</text:p>
          </table:table-cell>
          <table:table-cell table:style-name="ce9" table:formula="of:=STDEVP([.K101:.K135])" office:value-type="float" office:value="48.3760777446786" calcext:value-type="float">
            <text:p>48.3760777447</text:p>
          </table:table-cell>
          <table:table-cell table:style-name="ce9" table:formula="of:=STDEVP([.L101:.L135])" office:value-type="float" office:value="44.9450094843801" calcext:value-type="float">
            <text:p>44.9450094844</text:p>
          </table:table-cell>
          <table:table-cell table:style-name="ce9" table:formula="of:=STDEVP([.M101:.M135])" office:value-type="float" office:value="38.8046283795306" calcext:value-type="float">
            <text:p>38.8046283795</text:p>
          </table:table-cell>
          <table:table-cell table:style-name="ce9" table:formula="of:=STDEVP([.N101:.N135])" office:value-type="float" office:value="38.8182157955646" calcext:value-type="float">
            <text:p>38.8182157956</text:p>
          </table:table-cell>
          <table:table-cell table:style-name="ce9" table:formula="of:=STDEVP([.O101:.O135])" office:value-type="float" office:value="41.171755723891" calcext:value-type="float">
            <text:p>41.1717557239</text:p>
          </table:table-cell>
          <table:table-cell table:style-name="ce9" table:formula="of:=STDEVP([.P101:.P135])" office:value-type="float" office:value="38.15153459347" calcext:value-type="float">
            <text:p>38.1515345935</text:p>
          </table:table-cell>
          <table:table-cell table:style-name="ce9" table:formula="of:=STDEVP([.Q101:.Q135])" office:value-type="float" office:value="35.0665838958181" calcext:value-type="float">
            <text:p>35.0665838958</text:p>
          </table:table-cell>
          <table:table-cell table:style-name="ce9" table:formula="of:=STDEVP([.R101:.R135])" office:value-type="float" office:value="35.4633009502177" calcext:value-type="float">
            <text:p>35.4633009502</text:p>
          </table:table-cell>
          <table:table-cell table:style-name="ce9" table:formula="of:=STDEVP([.S101:.S135])" office:value-type="float" office:value="31.9767262303095" calcext:value-type="float">
            <text:p>31.9767262303</text:p>
          </table:table-cell>
          <table:table-cell table:style-name="ce9" table:formula="of:=STDEVP([.T101:.T135])" office:value-type="float" office:value="32.9851419860023" calcext:value-type="float">
            <text:p>32.985141986</text:p>
          </table:table-cell>
        </table:table-row>
        <table:table-row table:style-name="ro3">
          <table:table-cell table:style-name="ce9" table:formula="of:=CONFIDENCE(0.05; [.A143]; 34)" office:value-type="float" office:value="1.53317393567327" calcext:value-type="float">
            <text:p>1.5331739357</text:p>
          </table:table-cell>
          <table:table-cell table:style-name="ce9" table:formula="of:=CONFIDENCE(0.05; [.B143]; 34)" office:value-type="float" office:value="2.99522909752705" calcext:value-type="float">
            <text:p>2.9952290975</text:p>
          </table:table-cell>
          <table:table-cell table:style-name="ce9" table:formula="of:=CONFIDENCE(0.05; [.C143]; 34)" office:value-type="float" office:value="4.49344406846512" calcext:value-type="float">
            <text:p>4.4934440685</text:p>
          </table:table-cell>
          <table:table-cell table:style-name="ce9" table:formula="of:=CONFIDENCE(0.05; [.D143]; 34)" office:value-type="float" office:value="6.67507899971579" calcext:value-type="float">
            <text:p>6.6750789997</text:p>
          </table:table-cell>
          <table:table-cell table:style-name="ce9" table:formula="of:=CONFIDENCE(0.05; [.E143]; 34)" office:value-type="float" office:value="10.4317796200361" calcext:value-type="float">
            <text:p>10.43177962</text:p>
          </table:table-cell>
          <table:table-cell table:style-name="ce9" table:formula="of:=CONFIDENCE(0.05; [.F143]; 34)" office:value-type="float" office:value="12.4008699151359" calcext:value-type="float">
            <text:p>12.4008699151</text:p>
          </table:table-cell>
          <table:table-cell table:style-name="ce9" table:formula="of:=CONFIDENCE(0.05; [.G143]; 34)" office:value-type="float" office:value="16.8843111324749" calcext:value-type="float">
            <text:p>16.8843111325</text:p>
          </table:table-cell>
          <table:table-cell table:style-name="ce9" table:formula="of:=CONFIDENCE(0.05; [.H143]; 34)" office:value-type="float" office:value="18.3604553197611" calcext:value-type="float">
            <text:p>18.3604553198</text:p>
          </table:table-cell>
          <table:table-cell table:style-name="ce9" table:formula="of:=CONFIDENCE(0.05; [.I143]; 34)" office:value-type="float" office:value="19.6696406105931" calcext:value-type="float">
            <text:p>19.6696406106</text:p>
          </table:table-cell>
          <table:table-cell table:style-name="ce9" table:formula="of:=CONFIDENCE(0.05; [.J143]; 34)" office:value-type="float" office:value="19.7479839572289" calcext:value-type="float">
            <text:p>19.7479839572</text:p>
          </table:table-cell>
          <table:table-cell table:style-name="ce9" table:formula="of:=CONFIDENCE(0.05; [.K143]; 34)" office:value-type="float" office:value="16.2607018206922" calcext:value-type="float">
            <text:p>16.2607018207</text:p>
          </table:table-cell>
          <table:table-cell table:style-name="ce9" table:formula="of:=CONFIDENCE(0.05; [.L143]; 34)" office:value-type="float" office:value="15.1074132427795" calcext:value-type="float">
            <text:p>15.1074132428</text:p>
          </table:table-cell>
          <table:table-cell table:style-name="ce9" table:formula="of:=CONFIDENCE(0.05; [.M143]; 34)" office:value-type="float" office:value="13.0434404928938" calcext:value-type="float">
            <text:p>13.0434404929</text:p>
          </table:table-cell>
          <table:table-cell table:style-name="ce9" table:formula="of:=CONFIDENCE(0.05; [.N143]; 34)" office:value-type="float" office:value="13.0480076453159" calcext:value-type="float">
            <text:p>13.0480076453</text:p>
          </table:table-cell>
          <table:table-cell table:style-name="ce9" table:formula="of:=CONFIDENCE(0.05; [.O143]; 34)" office:value-type="float" office:value="13.8391054932975" calcext:value-type="float">
            <text:p>13.8391054933</text:p>
          </table:table-cell>
          <table:table-cell table:style-name="ce9" table:formula="of:=CONFIDENCE(0.05; [.P143]; 34)" office:value-type="float" office:value="12.8239153926546" calcext:value-type="float">
            <text:p>12.8239153927</text:p>
          </table:table-cell>
          <table:table-cell table:style-name="ce9" table:formula="of:=CONFIDENCE(0.05; [.Q143]; 34)" office:value-type="float" office:value="11.7869676745943" calcext:value-type="float">
            <text:p>11.7869676746</text:p>
          </table:table-cell>
          <table:table-cell table:style-name="ce9" table:formula="of:=CONFIDENCE(0.05; [.R143]; 34)" office:value-type="float" office:value="11.9203165947532" calcext:value-type="float">
            <text:p>11.9203165948</text:p>
          </table:table-cell>
          <table:table-cell table:style-name="ce9" table:formula="of:=CONFIDENCE(0.05; [.S143]; 34)" office:value-type="float" office:value="10.7483705722746" calcext:value-type="float">
            <text:p>10.7483705723</text:p>
          </table:table-cell>
          <table:table-cell table:style-name="ce9" table:formula="of:=CONFIDENCE(0.05; [.T143]; 34)" office:value-type="float" office:value="11.0873304193534" calcext:value-type="float">
            <text:p>11.0873304194</text:p>
          </table:table-cell>
        </table:table-row>
      </table:table>
      <table:table table:name="plot-survival-rate" table:style-name="ta2">
        <table:shapes>
          <draw:frame draw:z-index="0" draw:style-name="gr1" svg:width="7.3929in" svg:height="4.95in" svg:x="0.5795in" svg:y="2.0862in">
            <draw:object draw:notify-on-update-of-ranges="'plot-survival-rate'.B1:'plot-survival-rate'.U1 'plot-survival-rate'.A3:'plot-survival-rate'.A3 'plot-survival-rate'.B3:'plot-survival-rate'.U3 'plot-survival-rate'.A2:'plot-survival-rate'.A2 'plot-survival-rate'.B2:'plot-survival-rate'.U2 'plot-survival-rate'.A5:'plot-survival-rate'.A5 'plot-survival-rate'.B5:'plot-survival-rate'.U5 'plot-survival-rate'.A4:'plot-survival-rate'.A4 'plot-survival-rate'.B4:'plot-survival-rate'.U4 'plot-survival-rate'.A6:'plot-survival-rate'.A6 'plot-survival-rate'.B6:'plot-survival-rate'.U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323in" svg:height="6.6598in" svg:x="0.3236in" svg:y="16.315in">
            <draw:object draw:notify-on-update-of-ranges="'plot-survival-rate'.B83:'plot-survival-rate'.U83 'plot-survival-rate'.A85:'plot-survival-rate'.A85 'plot-survival-rate'.B85:'plot-survival-rate'.U85 'plot-survival-rate'.A84:'plot-survival-rate'.A84 'plot-survival-rate'.B84:'plot-survival-rate'.U84 'plot-survival-rate'.A87:'plot-survival-rate'.A87 'plot-survival-rate'.B87:'plot-survival-rate'.U87 'plot-survival-rate'.A86:'plot-survival-rate'.A86 'plot-survival-rate'.B86:'plot-survival-rate'.U86 'plot-survival-rate'.A88:'plot-survival-rate'.A88 'plot-survival-rate'.B88:'plot-survival-rate'.U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7.3496in" svg:height="5.0898in" svg:x="0in" svg:y="8.6496in">
            <draw:object draw:notify-on-update-of-ranges="'plot-survival-rate'.B42:'plot-survival-rate'.U42 'plot-survival-rate'.A44:'plot-survival-rate'.A44 'plot-survival-rate'.B44:'plot-survival-rate'.U44 'plot-survival-rate'.A43:'plot-survival-rate'.A43 'plot-survival-rate'.B43:'plot-survival-rate'.U43 'plot-survival-rate'.A46:'plot-survival-rate'.A46 'plot-survival-rate'.B46:'plot-survival-rate'.U46 'plot-survival-rate'.A45:'plot-survival-rate'.A45 'plot-survival-rate'.B45:'plot-survival-rate'.U45 'plot-survival-rate'.A47:'plot-survival-rate'.A47 'plot-survival-rate'.B47:'plot-survival-rate'.U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8.2819in" svg:height="5.3154in" svg:x="8.4043in" svg:y="1.9831in">
            <draw:object draw:notify-on-update-of-ranges="'plot-survival-rate'.B1:'plot-survival-rate'.U1 'plot-survival-rate'.A2:'plot-survival-rate'.A2 'plot-survival-rate'.B2:'plot-survival-rate'.U2 'plot-survival-rate'.A3:'plot-survival-rate'.A3 'plot-survival-rate'.B3:'plot-survival-rate'.U3 'plot-survival-rate'.A4:'plot-survival-rate'.A4 'plot-survival-rate'.B4:'plot-survival-rate'.U4 'plot-survival-rate'.A5:'plot-survival-rate'.A5 'plot-survival-rate'.B5:'plot-survival-rate'.U5 'plot-survival-rate'.A6:'plot-survival-rate'.A6 'plot-survival-rate'.B6:'plot-survival-rate'.U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2" table:number-columns-repeated="20" table:default-cell-style-name="Default"/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ROSS-DGA</text:p>
          </table:table-cell>
          <table:table-cell table:formula="of:=['ross-greedy'.A151]" office:value-type="float" office:value="0.76" calcext:value-type="float">
            <text:p>0.76</text:p>
          </table:table-cell>
          <table:table-cell table:formula="of:=['ross-greedy'.B151]" office:value-type="float" office:value="1.3" calcext:value-type="float">
            <text:p>1.3</text:p>
          </table:table-cell>
          <table:table-cell table:formula="of:=['ross-greedy'.C151]" office:value-type="float" office:value="4.22" calcext:value-type="float">
            <text:p>4.22</text:p>
          </table:table-cell>
          <table:table-cell table:formula="of:=['ross-greedy'.D151]" office:value-type="float" office:value="9.84" calcext:value-type="float">
            <text:p>9.84</text:p>
          </table:table-cell>
          <table:table-cell table:formula="of:=['ross-greedy'.E151]" office:value-type="float" office:value="15.52" calcext:value-type="float">
            <text:p>15.52</text:p>
          </table:table-cell>
          <table:table-cell table:formula="of:=['ross-greedy'.F151]" office:value-type="float" office:value="21.24" calcext:value-type="float">
            <text:p>21.24</text:p>
          </table:table-cell>
          <table:table-cell table:formula="of:=['ross-greedy'.G151]" office:value-type="float" office:value="27.14" calcext:value-type="float">
            <text:p>27.14</text:p>
          </table:table-cell>
          <table:table-cell table:formula="of:=['ross-greedy'.H151]" office:value-type="float" office:value="34.36" calcext:value-type="float">
            <text:p>34.36</text:p>
          </table:table-cell>
          <table:table-cell table:formula="of:=['ross-greedy'.I151]" office:value-type="float" office:value="40.86" calcext:value-type="float">
            <text:p>40.86</text:p>
          </table:table-cell>
          <table:table-cell table:formula="of:=['ross-greedy'.J151]" office:value-type="float" office:value="45.6" calcext:value-type="float">
            <text:p>45.6</text:p>
          </table:table-cell>
          <table:table-cell table:formula="of:=['ross-greedy'.K151]" office:value-type="float" office:value="51.08" calcext:value-type="float">
            <text:p>51.08</text:p>
          </table:table-cell>
          <table:table-cell table:formula="of:=['ross-greedy'.L151]" office:value-type="float" office:value="54.64" calcext:value-type="float">
            <text:p>54.64</text:p>
          </table:table-cell>
          <table:table-cell table:formula="of:=['ross-greedy'.M151]" office:value-type="float" office:value="59.74" calcext:value-type="float">
            <text:p>59.74</text:p>
          </table:table-cell>
          <table:table-cell table:formula="of:=['ross-greedy'.N151]" office:value-type="float" office:value="64.34" calcext:value-type="float">
            <text:p>64.34</text:p>
          </table:table-cell>
          <table:table-cell table:formula="of:=['ross-greedy'.O151]" office:value-type="float" office:value="68.68" calcext:value-type="float">
            <text:p>68.68</text:p>
          </table:table-cell>
          <table:table-cell table:formula="of:=['ross-greedy'.P151]" office:value-type="float" office:value="71.82" calcext:value-type="float">
            <text:p>71.82</text:p>
          </table:table-cell>
          <table:table-cell table:formula="of:=['ross-greedy'.Q151]" office:value-type="float" office:value="75.26" calcext:value-type="float">
            <text:p>75.26</text:p>
          </table:table-cell>
          <table:table-cell table:formula="of:=['ross-greedy'.R151]" office:value-type="float" office:value="76.72" calcext:value-type="float">
            <text:p>76.72</text:p>
          </table:table-cell>
          <table:table-cell table:formula="of:=['ross-greedy'.S151]" office:value-type="float" office:value="79.3" calcext:value-type="float">
            <text:p>79.3</text:p>
          </table:table-cell>
          <table:table-cell table:formula="of:=['ross-greedy'.T151]" office:value-type="float" office:value="81.72" calcext:value-type="float">
            <text:p>81.72</text:p>
          </table:table-cell>
        </table:table-row>
        <table:table-row table:style-name="ro3">
          <table:table-cell office:value-type="string" calcext:value-type="string">
            <text:p>ROSS-GFA</text:p>
          </table:table-cell>
          <table:table-cell table:formula="of:=['ross-DFA'.A151]" office:value-type="float" office:value="1.02" calcext:value-type="float">
            <text:p>1.02</text:p>
          </table:table-cell>
          <table:table-cell table:formula="of:=['ross-DFA'.B151]" office:value-type="float" office:value="1.26" calcext:value-type="float">
            <text:p>1.26</text:p>
          </table:table-cell>
          <table:table-cell table:formula="of:=['ross-DFA'.C151]" office:value-type="float" office:value="3.34" calcext:value-type="float">
            <text:p>3.34</text:p>
          </table:table-cell>
          <table:table-cell table:formula="of:=['ross-DFA'.D151]" office:value-type="float" office:value="9.9" calcext:value-type="float">
            <text:p>9.9</text:p>
          </table:table-cell>
          <table:table-cell table:formula="of:=['ross-DFA'.E151]" office:value-type="float" office:value="15.98" calcext:value-type="float">
            <text:p>15.98</text:p>
          </table:table-cell>
          <table:table-cell table:formula="of:=['ross-DFA'.F151]" office:value-type="float" office:value="22.62" calcext:value-type="float">
            <text:p>22.62</text:p>
          </table:table-cell>
          <table:table-cell table:formula="of:=['ross-DFA'.G151]" office:value-type="float" office:value="28.2" calcext:value-type="float">
            <text:p>28.2</text:p>
          </table:table-cell>
          <table:table-cell table:formula="of:=['ross-DFA'.H151]" office:value-type="float" office:value="36.14" calcext:value-type="float">
            <text:p>36.14</text:p>
          </table:table-cell>
          <table:table-cell table:formula="of:=['ross-DFA'.I151]" office:value-type="float" office:value="43.48" calcext:value-type="float">
            <text:p>43.48</text:p>
          </table:table-cell>
          <table:table-cell table:formula="of:=['ross-DFA'.J151]" office:value-type="float" office:value="48.24" calcext:value-type="float">
            <text:p>48.24</text:p>
          </table:table-cell>
          <table:table-cell table:formula="of:=['ross-DFA'.K151]" office:value-type="float" office:value="54.22" calcext:value-type="float">
            <text:p>54.22</text:p>
          </table:table-cell>
          <table:table-cell table:formula="of:=['ross-DFA'.L151]" office:value-type="float" office:value="57.94" calcext:value-type="float">
            <text:p>57.94</text:p>
          </table:table-cell>
          <table:table-cell table:formula="of:=['ross-DFA'.M151]" office:value-type="float" office:value="61.46" calcext:value-type="float">
            <text:p>61.46</text:p>
          </table:table-cell>
          <table:table-cell table:formula="of:=['ross-DFA'.N151]" office:value-type="float" office:value="66.12" calcext:value-type="float">
            <text:p>66.12</text:p>
          </table:table-cell>
          <table:table-cell table:formula="of:=['ross-DFA'.O151]" office:value-type="float" office:value="69.84" calcext:value-type="float">
            <text:p>69.84</text:p>
          </table:table-cell>
          <table:table-cell table:formula="of:=['ross-DFA'.P151]" office:value-type="float" office:value="72.52" calcext:value-type="float">
            <text:p>72.52</text:p>
          </table:table-cell>
          <table:table-cell table:formula="of:=['ross-DFA'.Q151]" office:value-type="float" office:value="75.42" calcext:value-type="float">
            <text:p>75.42</text:p>
          </table:table-cell>
          <table:table-cell table:formula="of:=['ross-DFA'.R151]" office:value-type="float" office:value="76.92" calcext:value-type="float">
            <text:p>76.92</text:p>
          </table:table-cell>
          <table:table-cell table:formula="of:=['ross-DFA'.S151]" office:value-type="float" office:value="80.04" calcext:value-type="float">
            <text:p>80.04</text:p>
          </table:table-cell>
          <table:table-cell table:formula="of:=['ross-DFA'.T151]" office:value-type="float" office:value="83.04" calcext:value-type="float">
            <text:p>83.04</text:p>
          </table:table-cell>
        </table:table-row>
        <table:table-row table:style-name="ro3">
          <table:table-cell office:value-type="string" calcext:value-type="string">
            <text:p>ROSS-6-DGA</text:p>
          </table:table-cell>
          <table:table-cell table:formula="of:=['rocsi-greedy-new'.A151]" office:value-type="float" office:value="0.64" calcext:value-type="float">
            <text:p>0.64</text:p>
          </table:table-cell>
          <table:table-cell table:formula="of:=['rocsi-greedy-new'.B151]" office:value-type="float" office:value="0.82" calcext:value-type="float">
            <text:p>0.82</text:p>
          </table:table-cell>
          <table:table-cell table:formula="of:=['rocsi-greedy-new'.C151]" office:value-type="float" office:value="1.66" calcext:value-type="float">
            <text:p>1.66</text:p>
          </table:table-cell>
          <table:table-cell table:formula="of:=['rocsi-greedy-new'.D151]" office:value-type="float" office:value="3.94" calcext:value-type="float">
            <text:p>3.94</text:p>
          </table:table-cell>
          <table:table-cell table:formula="of:=['rocsi-greedy-new'.E151]" office:value-type="float" office:value="7.48" calcext:value-type="float">
            <text:p>7.48</text:p>
          </table:table-cell>
          <table:table-cell table:formula="of:=['rocsi-greedy-new'.F151]" office:value-type="float" office:value="11.98" calcext:value-type="float">
            <text:p>11.98</text:p>
          </table:table-cell>
          <table:table-cell table:formula="of:=['rocsi-greedy-new'.G151]" office:value-type="float" office:value="15.96" calcext:value-type="float">
            <text:p>15.96</text:p>
          </table:table-cell>
          <table:table-cell table:formula="of:=['rocsi-greedy-new'.H151]" office:value-type="float" office:value="20.94" calcext:value-type="float">
            <text:p>20.94</text:p>
          </table:table-cell>
          <table:table-cell table:formula="of:=['rocsi-greedy-new'.I151]" office:value-type="float" office:value="28.22" calcext:value-type="float">
            <text:p>28.22</text:p>
          </table:table-cell>
          <table:table-cell table:formula="of:=['rocsi-greedy-new'.J151]" office:value-type="float" office:value="32.98" calcext:value-type="float">
            <text:p>32.98</text:p>
          </table:table-cell>
          <table:table-cell table:formula="of:=['rocsi-greedy-new'.K151]" office:value-type="float" office:value="38.7" calcext:value-type="float">
            <text:p>38.7</text:p>
          </table:table-cell>
          <table:table-cell table:formula="of:=['rocsi-greedy-new'.L151]" office:value-type="float" office:value="43.94" calcext:value-type="float">
            <text:p>43.94</text:p>
          </table:table-cell>
          <table:table-cell table:formula="of:=['rocsi-greedy-new'.M151]" office:value-type="float" office:value="50.14" calcext:value-type="float">
            <text:p>50.14</text:p>
          </table:table-cell>
          <table:table-cell table:formula="of:=['rocsi-greedy-new'.N151]" office:value-type="float" office:value="54.82" calcext:value-type="float">
            <text:p>54.82</text:p>
          </table:table-cell>
          <table:table-cell table:formula="of:=['rocsi-greedy-new'.O151]" office:value-type="float" office:value="59.22" calcext:value-type="float">
            <text:p>59.22</text:p>
          </table:table-cell>
          <table:table-cell table:formula="of:=['rocsi-greedy-new'.P151]" office:value-type="float" office:value="63.18" calcext:value-type="float">
            <text:p>63.18</text:p>
          </table:table-cell>
          <table:table-cell table:formula="of:=['rocsi-greedy-new'.Q151]" office:value-type="float" office:value="66.96" calcext:value-type="float">
            <text:p>66.96</text:p>
          </table:table-cell>
          <table:table-cell table:formula="of:=['rocsi-greedy-new'.R151]" office:value-type="float" office:value="69.38" calcext:value-type="float">
            <text:p>69.38</text:p>
          </table:table-cell>
          <table:table-cell table:formula="of:=['rocsi-greedy-new'.S151]" office:value-type="float" office:value="73.48" calcext:value-type="float">
            <text:p>73.48</text:p>
          </table:table-cell>
          <table:table-cell table:formula="of:=['rocsi-greedy-new'.T151]"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ROSS-6-DFA</text:p>
          </table:table-cell>
          <table:table-cell table:formula="of:=['ross-'.A151]" office:value-type="float" office:value="1.46" calcext:value-type="float">
            <text:p>1.46</text:p>
          </table:table-cell>
          <table:table-cell table:formula="of:=['ross-'.B151]" office:value-type="float" office:value="1.66" calcext:value-type="float">
            <text:p>1.66</text:p>
          </table:table-cell>
          <table:table-cell table:formula="of:=['ross-'.C151]" office:value-type="float" office:value="2.66" calcext:value-type="float">
            <text:p>2.66</text:p>
          </table:table-cell>
          <table:table-cell table:formula="of:=['ross-'.D151]" office:value-type="float" office:value="5.68" calcext:value-type="float">
            <text:p>5.68</text:p>
          </table:table-cell>
          <table:table-cell table:formula="of:=['ross-'.E151]" office:value-type="float" office:value="9.52" calcext:value-type="float">
            <text:p>9.52</text:p>
          </table:table-cell>
          <table:table-cell table:formula="of:=['ross-'.F151]" office:value-type="float" office:value="14.7" calcext:value-type="float">
            <text:p>14.7</text:p>
          </table:table-cell>
          <table:table-cell table:formula="of:=['ross-'.G151]" office:value-type="float" office:value="19.58" calcext:value-type="float">
            <text:p>19.58</text:p>
          </table:table-cell>
          <table:table-cell table:formula="of:=['ross-'.H151]" office:value-type="float" office:value="25.28" calcext:value-type="float">
            <text:p>25.28</text:p>
          </table:table-cell>
          <table:table-cell table:formula="of:=['ross-'.I151]" office:value-type="float" office:value="32.08" calcext:value-type="float">
            <text:p>32.08</text:p>
          </table:table-cell>
          <table:table-cell table:formula="of:=['ross-'.J151]" office:value-type="float" office:value="37.5" calcext:value-type="float">
            <text:p>37.5</text:p>
          </table:table-cell>
          <table:table-cell table:formula="of:=['ross-'.K151]" office:value-type="float" office:value="44.56" calcext:value-type="float">
            <text:p>44.56</text:p>
          </table:table-cell>
          <table:table-cell table:formula="of:=['ross-'.L151]" office:value-type="float" office:value="49.46" calcext:value-type="float">
            <text:p>49.46</text:p>
          </table:table-cell>
          <table:table-cell table:formula="of:=['ross-'.M151]" office:value-type="float" office:value="54.96" calcext:value-type="float">
            <text:p>54.96</text:p>
          </table:table-cell>
          <table:table-cell table:formula="of:=['ross-'.N151]" office:value-type="float" office:value="60.34" calcext:value-type="float">
            <text:p>60.34</text:p>
          </table:table-cell>
          <table:table-cell table:formula="of:=['ross-'.O151]" office:value-type="float" office:value="65" calcext:value-type="float">
            <text:p>65</text:p>
          </table:table-cell>
          <table:table-cell table:formula="of:=['ross-'.P151]" office:value-type="float" office:value="68.68" calcext:value-type="float">
            <text:p>68.68</text:p>
          </table:table-cell>
          <table:table-cell table:formula="of:=['ross-'.Q151]" office:value-type="float" office:value="71.18" calcext:value-type="float">
            <text:p>71.18</text:p>
          </table:table-cell>
          <table:table-cell table:formula="of:=['ross-'.R151]" office:value-type="float" office:value="73.4" calcext:value-type="float">
            <text:p>73.4</text:p>
          </table:table-cell>
          <table:table-cell table:formula="of:=['ross-'.S151]" office:value-type="float" office:value="77.32" calcext:value-type="float">
            <text:p>77.32</text:p>
          </table:table-cell>
          <table:table-cell table:formula="of:=['ross-'.T151]" office:value-type="float" office:value="80.62" calcext:value-type="float">
            <text:p>80.62</text:p>
          </table:table-cell>
        </table:table-row>
        <table:table-row table:style-name="ro3">
          <table:table-cell office:value-type="string" calcext:value-type="string">
            <text:p>SOC</text:p>
          </table:table-cell>
          <table:table-cell table:formula="of:=[soc.A136]" office:value-type="float" office:value="11.12" calcext:value-type="float">
            <text:p>11.12</text:p>
          </table:table-cell>
          <table:table-cell table:formula="of:=[soc.B136]" office:value-type="float" office:value="11.18" calcext:value-type="float">
            <text:p>11.18</text:p>
          </table:table-cell>
          <table:table-cell table:formula="of:=[soc.C136]" office:value-type="float" office:value="11.84" calcext:value-type="float">
            <text:p>11.84</text:p>
          </table:table-cell>
          <table:table-cell table:formula="of:=[soc.D136]" office:value-type="float" office:value="13.9" calcext:value-type="float">
            <text:p>13.9</text:p>
          </table:table-cell>
          <table:table-cell table:formula="of:=[soc.E136]" office:value-type="float" office:value="20.4" calcext:value-type="float">
            <text:p>20.4</text:p>
          </table:table-cell>
          <table:table-cell table:formula="of:=[soc.F136]" office:value-type="float" office:value="26.44" calcext:value-type="float">
            <text:p>26.44</text:p>
          </table:table-cell>
          <table:table-cell table:formula="of:=[soc.G136]" office:value-type="float" office:value="34.78" calcext:value-type="float">
            <text:p>34.78</text:p>
          </table:table-cell>
          <table:table-cell table:formula="of:=[soc.H136]" office:value-type="float" office:value="40.66" calcext:value-type="float">
            <text:p>40.66</text:p>
          </table:table-cell>
          <table:table-cell table:formula="of:=[soc.I136]" office:value-type="float" office:value="47.38" calcext:value-type="float">
            <text:p>47.38</text:p>
          </table:table-cell>
          <table:table-cell table:formula="of:=[soc.J136]" office:value-type="float" office:value="51.62" calcext:value-type="float">
            <text:p>51.62</text:p>
          </table:table-cell>
          <table:table-cell table:formula="of:=[soc.K136]" office:value-type="float" office:value="57.12" calcext:value-type="float">
            <text:p>57.12</text:p>
          </table:table-cell>
          <table:table-cell table:formula="of:=[soc.L136]" office:value-type="float" office:value="60.56" calcext:value-type="float">
            <text:p>60.56</text:p>
          </table:table-cell>
          <table:table-cell table:formula="of:=[soc.M136]" office:value-type="float" office:value="63.42" calcext:value-type="float">
            <text:p>63.42</text:p>
          </table:table-cell>
          <table:table-cell table:formula="of:=[soc.N136]" office:value-type="float" office:value="66.42" calcext:value-type="float">
            <text:p>66.42</text:p>
          </table:table-cell>
          <table:table-cell table:formula="of:=[soc.O136]" office:value-type="float" office:value="68.66" calcext:value-type="float">
            <text:p>68.66</text:p>
          </table:table-cell>
          <table:table-cell table:formula="of:=[soc.P136]" office:value-type="float" office:value="71.74" calcext:value-type="float">
            <text:p>71.74</text:p>
          </table:table-cell>
          <table:table-cell table:formula="of:=[soc.Q136]" office:value-type="float" office:value="74.82" calcext:value-type="float">
            <text:p>74.82</text:p>
          </table:table-cell>
          <table:table-cell table:formula="of:=[soc.R136]" office:value-type="float" office:value="78.52" calcext:value-type="float">
            <text:p>78.52</text:p>
          </table:table-cell>
          <table:table-cell table:formula="of:=[soc.S136]" office:value-type="float" office:value="81.7" calcext:value-type="float">
            <text:p>81.7</text:p>
          </table:table-cell>
          <table:table-cell table:formula="of:=[soc.T136]" office:value-type="float" office:value="83.68" calcext:value-type="float">
            <text:p>83.68</text:p>
          </table:table-cell>
        </table:table-row>
        <table:table-row table:style-name="ro3">
          <table:table-cell/>
          <table:table-cell table:formula="of:=['ross-greedy'.A153]/2" office:value-type="float" office:value="0.193094975844453" calcext:value-type="float">
            <text:p>0.1930949758</text:p>
          </table:table-cell>
          <table:table-cell table:formula="of:=['ross-greedy'.B153]/2" office:value-type="float" office:value="0.307038328787442" calcext:value-type="float">
            <text:p>0.3070383288</text:p>
          </table:table-cell>
          <table:table-cell table:formula="of:=['ross-greedy'.C153]/2" office:value-type="float" office:value="0.808739341413776" calcext:value-type="float">
            <text:p>0.8087393414</text:p>
          </table:table-cell>
          <table:table-cell table:formula="of:=['ross-greedy'.D153]/2" office:value-type="float" office:value="1.42889579847895" calcext:value-type="float">
            <text:p>1.4288957985</text:p>
          </table:table-cell>
          <table:table-cell table:formula="of:=['ross-greedy'.E153]/2" office:value-type="float" office:value="1.6305319534566" calcext:value-type="float">
            <text:p>1.6305319535</text:p>
          </table:table-cell>
          <table:table-cell table:formula="of:=['ross-greedy'.F153]/2" office:value-type="float" office:value="1.5696103007552" calcext:value-type="float">
            <text:p>1.5696103008</text:p>
          </table:table-cell>
          <table:table-cell table:formula="of:=['ross-greedy'.G153]/2" office:value-type="float" office:value="1.72714162987841" calcext:value-type="float">
            <text:p>1.7271416299</text:p>
          </table:table-cell>
          <table:table-cell table:formula="of:=['ross-greedy'.H153]/2" office:value-type="float" office:value="1.9728732333382" calcext:value-type="float">
            <text:p>1.9728732333</text:p>
          </table:table-cell>
          <table:table-cell table:formula="of:=['ross-greedy'.I153]/2" office:value-type="float" office:value="1.98717656818609" calcext:value-type="float">
            <text:p>1.9871765682</text:p>
          </table:table-cell>
          <table:table-cell table:formula="of:=['ross-greedy'.J153]/2" office:value-type="float" office:value="2.17009560289307" calcext:value-type="float">
            <text:p>2.1700956029</text:p>
          </table:table-cell>
          <table:table-cell table:formula="of:=['ross-greedy'.K153]/2" office:value-type="float" office:value="2.23379747863874" calcext:value-type="float">
            <text:p>2.2337974786</text:p>
          </table:table-cell>
          <table:table-cell table:formula="of:=['ross-greedy'.L153]/2" office:value-type="float" office:value="2.10159594582909" calcext:value-type="float">
            <text:p>2.1015959458</text:p>
          </table:table-cell>
          <table:table-cell table:formula="of:=['ross-greedy'.M153]/2" office:value-type="float" office:value="1.78754513435088" calcext:value-type="float">
            <text:p>1.7875451344</text:p>
          </table:table-cell>
          <table:table-cell table:formula="of:=['ross-greedy'.N153]/2" office:value-type="float" office:value="1.67567271454867" calcext:value-type="float">
            <text:p>1.6756727145</text:p>
          </table:table-cell>
          <table:table-cell table:formula="of:=['ross-greedy'.O153]/2" office:value-type="float" office:value="1.73922562947663" calcext:value-type="float">
            <text:p>1.7392256295</text:p>
          </table:table-cell>
          <table:table-cell table:formula="of:=['ross-greedy'.P153]/2" office:value-type="float" office:value="1.5939283512458" calcext:value-type="float">
            <text:p>1.5939283512</text:p>
          </table:table-cell>
          <table:table-cell table:formula="of:=['ross-greedy'.Q153]/2" office:value-type="float" office:value="1.33425994963045" calcext:value-type="float">
            <text:p>1.3342599496</text:p>
          </table:table-cell>
          <table:table-cell table:formula="of:=['ross-greedy'.R153]/2" office:value-type="float" office:value="1.27575685180256" calcext:value-type="float">
            <text:p>1.2757568518</text:p>
          </table:table-cell>
          <table:table-cell table:formula="of:=['ross-greedy'.S153]/2" office:value-type="float" office:value="1.09958154064798" calcext:value-type="float">
            <text:p>1.0995815406</text:p>
          </table:table-cell>
          <table:table-cell table:formula="of:=['ross-greedy'.T153]/2" office:value-type="float" office:value="0.983989723472768" calcext:value-type="float">
            <text:p>0.9839897235</text:p>
          </table:table-cell>
        </table:table-row>
        <table:table-row table:style-name="ro3">
          <table:table-cell/>
          <table:table-cell table:formula="of:=['ross-DFA'.A153]/2" office:value-type="float" office:value="0.215959361843793" calcext:value-type="float">
            <text:p>0.2159593618</text:p>
          </table:table-cell>
          <table:table-cell table:formula="of:=['ross-DFA'.B153]/2" office:value-type="float" office:value="0.282517444841498" calcext:value-type="float">
            <text:p>0.2825174448</text:p>
          </table:table-cell>
          <table:table-cell table:formula="of:=['ross-DFA'.C153]/2" office:value-type="float" office:value="0.64739388069512" calcext:value-type="float">
            <text:p>0.6473938807</text:p>
          </table:table-cell>
          <table:table-cell table:formula="of:=['ross-DFA'.D153]/2" office:value-type="float" office:value="1.19556491598439" calcext:value-type="float">
            <text:p>1.195564916</text:p>
          </table:table-cell>
          <table:table-cell table:formula="of:=['ross-DFA'.E153]/2" office:value-type="float" office:value="1.42067800135299" calcext:value-type="float">
            <text:p>1.4206780014</text:p>
          </table:table-cell>
          <table:table-cell table:formula="of:=['ross-DFA'.F153]/2" office:value-type="float" office:value="1.65762866069198" calcext:value-type="float">
            <text:p>1.6576286607</text:p>
          </table:table-cell>
          <table:table-cell table:formula="of:=['ross-DFA'.G153]/2" office:value-type="float" office:value="1.62903114489273" calcext:value-type="float">
            <text:p>1.6290311449</text:p>
          </table:table-cell>
          <table:table-cell table:formula="of:=['ross-DFA'.H153]/2" office:value-type="float" office:value="1.85178233482564" calcext:value-type="float">
            <text:p>1.8517823348</text:p>
          </table:table-cell>
          <table:table-cell table:formula="of:=['ross-DFA'.I153]/2" office:value-type="float" office:value="1.86217419087272" calcext:value-type="float">
            <text:p>1.8621741909</text:p>
          </table:table-cell>
          <table:table-cell table:formula="of:=['ross-DFA'.J153]/2" office:value-type="float" office:value="1.99908483276098" calcext:value-type="float">
            <text:p>1.9990848328</text:p>
          </table:table-cell>
          <table:table-cell table:formula="of:=['ross-DFA'.K153]/2" office:value-type="float" office:value="2.02223170475443" calcext:value-type="float">
            <text:p>2.0222317048</text:p>
          </table:table-cell>
          <table:table-cell table:formula="of:=['ross-DFA'.L153]/2" office:value-type="float" office:value="1.87876547660911" calcext:value-type="float">
            <text:p>1.8787654766</text:p>
          </table:table-cell>
          <table:table-cell table:formula="of:=['ross-DFA'.M153]/2" office:value-type="float" office:value="1.72537046294222" calcext:value-type="float">
            <text:p>1.7253704629</text:p>
          </table:table-cell>
          <table:table-cell table:formula="of:=['ross-DFA'.N153]/2" office:value-type="float" office:value="1.74646776737467" calcext:value-type="float">
            <text:p>1.7464677674</text:p>
          </table:table-cell>
          <table:table-cell table:formula="of:=['ross-DFA'.O153]/2" office:value-type="float" office:value="1.67327324176507" calcext:value-type="float">
            <text:p>1.6732732418</text:p>
          </table:table-cell>
          <table:table-cell table:formula="of:=['ross-DFA'.P153]/2" office:value-type="float" office:value="1.54079619354296" calcext:value-type="float">
            <text:p>1.5407961935</text:p>
          </table:table-cell>
          <table:table-cell table:formula="of:=['ross-DFA'.Q153]/2" office:value-type="float" office:value="1.37997701894203" calcext:value-type="float">
            <text:p>1.3799770189</text:p>
          </table:table-cell>
          <table:table-cell table:formula="of:=['ross-DFA'.R153]/2" office:value-type="float" office:value="1.29974323407643" calcext:value-type="float">
            <text:p>1.2997432341</text:p>
          </table:table-cell>
          <table:table-cell table:formula="of:=['ross-DFA'.S153]/2" office:value-type="float" office:value="1.0624910125379" calcext:value-type="float">
            <text:p>1.0624910125</text:p>
          </table:table-cell>
          <table:table-cell table:formula="of:=['ross-DFA'.T153]/2" office:value-type="float" office:value="0.971126140206454" calcext:value-type="float">
            <text:p>0.9711261402</text:p>
          </table:table-cell>
        </table:table-row>
        <table:table-row table:style-name="ro3">
          <table:table-cell/>
          <table:table-cell table:formula="of:=['rocsi-greedy'.A153]/2" office:value-type="float" office:value="0.134543281989612" calcext:value-type="float">
            <text:p>0.134543282</text:p>
          </table:table-cell>
          <table:table-cell table:formula="of:=['rocsi-greedy'.B153]/2" office:value-type="float" office:value="0.223715713876628" calcext:value-type="float">
            <text:p>0.2237157139</text:p>
          </table:table-cell>
          <table:table-cell table:formula="of:=['rocsi-greedy'.C153]/2" office:value-type="float" office:value="0.480001346259548" calcext:value-type="float">
            <text:p>0.4800013463</text:p>
          </table:table-cell>
          <table:table-cell table:formula="of:=['rocsi-greedy'.D153]/2" office:value-type="float" office:value="0.83205595744502" calcext:value-type="float">
            <text:p>0.8320559574</text:p>
          </table:table-cell>
          <table:table-cell table:formula="of:=['rocsi-greedy'.E153]/2" office:value-type="float" office:value="1.11142087550021" calcext:value-type="float">
            <text:p>1.1114208755</text:p>
          </table:table-cell>
          <table:table-cell table:formula="of:=['rocsi-greedy'.F153]/2" office:value-type="float" office:value="1.2894849866057" calcext:value-type="float">
            <text:p>1.2894849866</text:p>
          </table:table-cell>
          <table:table-cell table:formula="of:=['rocsi-greedy'.G153]/2" office:value-type="float" office:value="1.31973548481465" calcext:value-type="float">
            <text:p>1.3197354848</text:p>
          </table:table-cell>
          <table:table-cell table:formula="of:=['rocsi-greedy'.H153]/2" office:value-type="float" office:value="1.67716684386902" calcext:value-type="float">
            <text:p>1.6771668439</text:p>
          </table:table-cell>
          <table:table-cell table:formula="of:=['rocsi-greedy'.I153]/2" office:value-type="float" office:value="1.84860440542423" calcext:value-type="float">
            <text:p>1.8486044054</text:p>
          </table:table-cell>
          <table:table-cell table:formula="of:=['rocsi-greedy'.J153]/2" office:value-type="float" office:value="1.97926063646822" calcext:value-type="float">
            <text:p>1.9792606365</text:p>
          </table:table-cell>
          <table:table-cell table:formula="of:=['rocsi-greedy'.K153]/2" office:value-type="float" office:value="2.1014187462038" calcext:value-type="float">
            <text:p>2.1014187462</text:p>
          </table:table-cell>
          <table:table-cell table:formula="of:=['rocsi-greedy'.L153]/2" office:value-type="float" office:value="1.96296163704556" calcext:value-type="float">
            <text:p>1.962961637</text:p>
          </table:table-cell>
          <table:table-cell table:formula="of:=['rocsi-greedy'.M153]/2" office:value-type="float" office:value="1.82652170816084" calcext:value-type="float">
            <text:p>1.8265217082</text:p>
          </table:table-cell>
          <table:table-cell table:formula="of:=['rocsi-greedy'.N153]/2" office:value-type="float" office:value="1.78221948873729" calcext:value-type="float">
            <text:p>1.7822194887</text:p>
          </table:table-cell>
          <table:table-cell table:formula="of:=['rocsi-greedy'.O153]/2" office:value-type="float" office:value="1.75020078355517" calcext:value-type="float">
            <text:p>1.7502007836</text:p>
          </table:table-cell>
          <table:table-cell table:formula="of:=['rocsi-greedy'.P153]/2" office:value-type="float" office:value="1.60680213920103" calcext:value-type="float">
            <text:p>1.6068021392</text:p>
          </table:table-cell>
          <table:table-cell table:formula="of:=['rocsi-greedy'.Q153]/2" office:value-type="float" office:value="1.44006936804583" calcext:value-type="float">
            <text:p>1.440069368</text:p>
          </table:table-cell>
          <table:table-cell table:formula="of:=['rocsi-greedy'.R153]/2" office:value-type="float" office:value="1.35341820617609" calcext:value-type="float">
            <text:p>1.3534182062</text:p>
          </table:table-cell>
          <table:table-cell table:formula="of:=['rocsi-greedy'.S153]/2" office:value-type="float" office:value="1.13639284560889" calcext:value-type="float">
            <text:p>1.1363928456</text:p>
          </table:table-cell>
          <table:table-cell table:formula="of:=['rocsi-greedy'.T153]/2" office:value-type="float" office:value="0.980685726654686" calcext:value-type="float">
            <text:p>0.9806857267</text:p>
          </table:table-cell>
        </table:table-row>
        <table:table-row table:style-name="ro3">
          <table:table-cell/>
          <table:table-cell table:formula="of:=['ross-'.A153]/2" office:value-type="float" office:value="0.166143388450594" calcext:value-type="float">
            <text:p>0.1661433885</text:p>
          </table:table-cell>
          <table:table-cell table:formula="of:=['ross-'.B153]/2" office:value-type="float" office:value="0.226795832496778" calcext:value-type="float">
            <text:p>0.2267958325</text:p>
          </table:table-cell>
          <table:table-cell table:formula="of:=['ross-'.C153]/2" office:value-type="float" office:value="0.44413397819431" calcext:value-type="float">
            <text:p>0.4441339782</text:p>
          </table:table-cell>
          <table:table-cell table:formula="of:=['ross-'.D153]/2" office:value-type="float" office:value="0.772623466710732" calcext:value-type="float">
            <text:p>0.7726234667</text:p>
          </table:table-cell>
          <table:table-cell table:formula="of:=['ross-'.E153]/2" office:value-type="float" office:value="0.95987202212784" calcext:value-type="float">
            <text:p>0.9598720221</text:p>
          </table:table-cell>
          <table:table-cell table:formula="of:=['ross-'.F153]/2" office:value-type="float" office:value="1.21120026641007" calcext:value-type="float">
            <text:p>1.2112002664</text:p>
          </table:table-cell>
          <table:table-cell table:formula="of:=['ross-'.G153]/2" office:value-type="float" office:value="1.25282914859777" calcext:value-type="float">
            <text:p>1.2528291486</text:p>
          </table:table-cell>
          <table:table-cell table:formula="of:=['ross-'.H153]/2" office:value-type="float" office:value="1.61381028780974" calcext:value-type="float">
            <text:p>1.6138102878</text:p>
          </table:table-cell>
          <table:table-cell table:formula="of:=['ross-'.I153]/2" office:value-type="float" office:value="1.80131377369814" calcext:value-type="float">
            <text:p>1.8013137737</text:p>
          </table:table-cell>
          <table:table-cell table:formula="of:=['ross-'.J153]/2" office:value-type="float" office:value="2.0113396834807" calcext:value-type="float">
            <text:p>2.0113396835</text:p>
          </table:table-cell>
          <table:table-cell table:formula="of:=['ross-'.K153]/2" office:value-type="float" office:value="2.13681389776948" calcext:value-type="float">
            <text:p>2.1368138978</text:p>
          </table:table-cell>
          <table:table-cell table:formula="of:=['ross-'.L153]/2" office:value-type="float" office:value="1.84248741584371" calcext:value-type="float">
            <text:p>1.8424874158</text:p>
          </table:table-cell>
          <table:table-cell table:formula="of:=['ross-'.M153]/2" office:value-type="float" office:value="1.7561638005432" calcext:value-type="float">
            <text:p>1.7561638005</text:p>
          </table:table-cell>
          <table:table-cell table:formula="of:=['ross-'.N153]/2" office:value-type="float" office:value="1.69936579565683" calcext:value-type="float">
            <text:p>1.6993657957</text:p>
          </table:table-cell>
          <table:table-cell table:formula="of:=['ross-'.O153]/2" office:value-type="float" office:value="1.62227965461243" calcext:value-type="float">
            <text:p>1.6222796546</text:p>
          </table:table-cell>
          <table:table-cell table:formula="of:=['ross-'.P153]/2" office:value-type="float" office:value="1.4245218080463" calcext:value-type="float">
            <text:p>1.424521808</text:p>
          </table:table-cell>
          <table:table-cell table:formula="of:=['ross-'.Q153]/2" office:value-type="float" office:value="1.36012094034615" calcext:value-type="float">
            <text:p>1.3601209403</text:p>
          </table:table-cell>
          <table:table-cell table:formula="of:=['ross-'.R153]/2" office:value-type="float" office:value="1.29131975771162" calcext:value-type="float">
            <text:p>1.2913197577</text:p>
          </table:table-cell>
          <table:table-cell table:formula="of:=['ross-'.S153]/2" office:value-type="float" office:value="1.08962256116436" calcext:value-type="float">
            <text:p>1.0896225612</text:p>
          </table:table-cell>
          <table:table-cell table:formula="of:=['ross-'.T153]/2" office:value-type="float" office:value="1.03290781287433" calcext:value-type="float">
            <text:p>1.0329078129</text:p>
          </table:table-cell>
        </table:table-row>
        <table:table-row table:style-name="ro3">
          <table:table-cell/>
          <table:table-cell table:formula="of:=[soc.A138]/2" office:value-type="float" office:value="0.411163649850102" calcext:value-type="float">
            <text:p>0.4111636499</text:p>
          </table:table-cell>
          <table:table-cell table:formula="of:=[soc.B138]/2" office:value-type="float" office:value="0.409300382532998" calcext:value-type="float">
            <text:p>0.4093003825</text:p>
          </table:table-cell>
          <table:table-cell table:formula="of:=[soc.C138]/2" office:value-type="float" office:value="0.4146949719698" calcext:value-type="float">
            <text:p>0.414694972</text:p>
          </table:table-cell>
          <table:table-cell table:formula="of:=[soc.D138]/2" office:value-type="float" office:value="0.976074272835596" calcext:value-type="float">
            <text:p>0.9760742728</text:p>
          </table:table-cell>
          <table:table-cell table:formula="of:=[soc.E138]/2" office:value-type="float" office:value="1.34426693335142" calcext:value-type="float">
            <text:p>1.3442669334</text:p>
          </table:table-cell>
          <table:table-cell table:formula="of:=[soc.F138]/2" office:value-type="float" office:value="1.67767160074296" calcext:value-type="float">
            <text:p>1.6776716007</text:p>
          </table:table-cell>
          <table:table-cell table:formula="of:=[soc.G138]/2" office:value-type="float" office:value="1.84165325468338" calcext:value-type="float">
            <text:p>1.8416532547</text:p>
          </table:table-cell>
          <table:table-cell table:formula="of:=[soc.H138]/2" office:value-type="float" office:value="2.09297043677253" calcext:value-type="float">
            <text:p>2.0929704368</text:p>
          </table:table-cell>
          <table:table-cell table:formula="of:=[soc.I138]/2" office:value-type="float" office:value="2.21158540519176" calcext:value-type="float">
            <text:p>2.2115854052</text:p>
          </table:table-cell>
          <table:table-cell table:formula="of:=[soc.J138]/2" office:value-type="float" office:value="1.85387255519594" calcext:value-type="float">
            <text:p>1.8538725552</text:p>
          </table:table-cell>
          <table:table-cell table:formula="of:=[soc.K138]/2" office:value-type="float" office:value="1.83597218887663" calcext:value-type="float">
            <text:p>1.8359721889</text:p>
          </table:table-cell>
          <table:table-cell table:formula="of:=[soc.L138]/2" office:value-type="float" office:value="1.62014226920614" calcext:value-type="float">
            <text:p>1.6201422692</text:p>
          </table:table-cell>
          <table:table-cell table:formula="of:=[soc.M138]/2" office:value-type="float" office:value="1.51691331126202" calcext:value-type="float">
            <text:p>1.5169133113</text:p>
          </table:table-cell>
          <table:table-cell table:formula="of:=[soc.N138]/2" office:value-type="float" office:value="1.39466952163542" calcext:value-type="float">
            <text:p>1.3946695216</text:p>
          </table:table-cell>
          <table:table-cell table:formula="of:=[soc.O138]/2" office:value-type="float" office:value="1.43962289230053" calcext:value-type="float">
            <text:p>1.4396228923</text:p>
          </table:table-cell>
          <table:table-cell table:formula="of:=[soc.P138]/2" office:value-type="float" office:value="1.48497878672656" calcext:value-type="float">
            <text:p>1.4849787867</text:p>
          </table:table-cell>
          <table:table-cell table:formula="of:=[soc.Q138]/2" office:value-type="float" office:value="1.20907536339105" calcext:value-type="float">
            <text:p>1.2090753634</text:p>
          </table:table-cell>
          <table:table-cell table:formula="of:=[soc.R138]/2" office:value-type="float" office:value="1.11022108629714" calcext:value-type="float">
            <text:p>1.1102210863</text:p>
          </table:table-cell>
          <table:table-cell table:formula="of:=[soc.S138]/2" office:value-type="float" office:value="1.10775037885591" calcext:value-type="float">
            <text:p>1.1077503789</text:p>
          </table:table-cell>
          <table:table-cell table:formula="of:=[soc.T138]/2" office:value-type="float" office:value="1.1152234087065" calcext:value-type="float">
            <text:p>1.1152234087</text:p>
          </table:table-cell>
        </table:table-row>
        <table:table-row table:style-name="ro2" table:number-rows-repeated="30">
          <table:table-cell table:number-columns-repeated="21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ROS-DGA</text:p>
          </table:table-cell>
          <table:table-cell table:formula="of:=['ross-greedy'.A154]" office:value-type="float" office:value="1.98" calcext:value-type="float">
            <text:p>1.98</text:p>
          </table:table-cell>
          <table:table-cell table:formula="of:=['ross-greedy'.B154]" office:value-type="float" office:value="6.04" calcext:value-type="float">
            <text:p>6.04</text:p>
          </table:table-cell>
          <table:table-cell table:formula="of:=['ross-greedy'.C154]" office:value-type="float" office:value="13.46" calcext:value-type="float">
            <text:p>13.46</text:p>
          </table:table-cell>
          <table:table-cell table:formula="of:=['ross-greedy'.D154]" office:value-type="float" office:value="27.38" calcext:value-type="float">
            <text:p>27.38</text:p>
          </table:table-cell>
          <table:table-cell table:formula="of:=['ross-greedy'.E154]" office:value-type="float" office:value="37.76" calcext:value-type="float">
            <text:p>37.76</text:p>
          </table:table-cell>
          <table:table-cell table:formula="of:=['ross-greedy'.F154]" office:value-type="float" office:value="51.52" calcext:value-type="float">
            <text:p>51.52</text:p>
          </table:table-cell>
          <table:table-cell table:formula="of:=['ross-greedy'.G154]" office:value-type="float" office:value="62.84" calcext:value-type="float">
            <text:p>62.84</text:p>
          </table:table-cell>
          <table:table-cell table:formula="of:=['ross-greedy'.H154]" office:value-type="float" office:value="78" calcext:value-type="float">
            <text:p>78</text:p>
          </table:table-cell>
          <table:table-cell table:formula="of:=['ross-greedy'.I154]" office:value-type="float" office:value="89.52" calcext:value-type="float">
            <text:p>89.52</text:p>
          </table:table-cell>
          <table:table-cell table:formula="of:=['ross-greedy'.J154]" office:value-type="float" office:value="101.4" calcext:value-type="float">
            <text:p>101.4</text:p>
          </table:table-cell>
          <table:table-cell table:formula="of:=['ross-greedy'.K154]" office:value-type="float" office:value="109.72" calcext:value-type="float">
            <text:p>109.72</text:p>
          </table:table-cell>
          <table:table-cell table:formula="of:=['ross-greedy'.L154]" office:value-type="float" office:value="125.18" calcext:value-type="float">
            <text:p>125.18</text:p>
          </table:table-cell>
          <table:table-cell table:formula="of:=['ross-greedy'.M154]" office:value-type="float" office:value="136.34" calcext:value-type="float">
            <text:p>136.34</text:p>
          </table:table-cell>
          <table:table-cell table:formula="of:=['ross-greedy'.N154]" office:value-type="float" office:value="142.18" calcext:value-type="float">
            <text:p>142.18</text:p>
          </table:table-cell>
          <table:table-cell table:formula="of:=['ross-greedy'.O154]" office:value-type="float" office:value="149.66" calcext:value-type="float">
            <text:p>149.66</text:p>
          </table:table-cell>
          <table:table-cell table:formula="of:=['ross-greedy'.P154]" office:value-type="float" office:value="154.6" calcext:value-type="float">
            <text:p>154.6</text:p>
          </table:table-cell>
          <table:table-cell table:formula="of:=['ross-greedy'.Q154]" office:value-type="float" office:value="159.52" calcext:value-type="float">
            <text:p>159.52</text:p>
          </table:table-cell>
          <table:table-cell table:formula="of:=['ross-greedy'.R154]" office:value-type="float" office:value="164.24" calcext:value-type="float">
            <text:p>164.24</text:p>
          </table:table-cell>
          <table:table-cell table:formula="of:=['ross-greedy'.S154]" office:value-type="float" office:value="168.34" calcext:value-type="float">
            <text:p>168.34</text:p>
          </table:table-cell>
          <table:table-cell table:formula="of:=['ross-greedy'.T154]" office:value-type="float" office:value="172.72" calcext:value-type="float">
            <text:p>172.72</text:p>
          </table:table-cell>
        </table:table-row>
        <table:table-row table:style-name="ro3">
          <table:table-cell office:value-type="string" calcext:value-type="string">
            <text:p>ROSS-GFA</text:p>
          </table:table-cell>
          <table:table-cell table:formula="of:=['ross-DFA'.A154]" office:value-type="float" office:value="1.28" calcext:value-type="float">
            <text:p>1.28</text:p>
          </table:table-cell>
          <table:table-cell table:formula="of:=['ross-DFA'.B154]" office:value-type="float" office:value="4.28" calcext:value-type="float">
            <text:p>4.28</text:p>
          </table:table-cell>
          <table:table-cell table:formula="of:=['ross-DFA'.C154]" office:value-type="float" office:value="10.6" calcext:value-type="float">
            <text:p>10.6</text:p>
          </table:table-cell>
          <table:table-cell table:formula="of:=['ross-DFA'.D154]" office:value-type="float" office:value="27.22" calcext:value-type="float">
            <text:p>27.22</text:p>
          </table:table-cell>
          <table:table-cell table:formula="of:=['ross-DFA'.E154]" office:value-type="float" office:value="37.26" calcext:value-type="float">
            <text:p>37.26</text:p>
          </table:table-cell>
          <table:table-cell table:formula="of:=['ross-DFA'.F154]" office:value-type="float" office:value="51.16" calcext:value-type="float">
            <text:p>51.16</text:p>
          </table:table-cell>
          <table:table-cell table:formula="of:=['ross-DFA'.G154]" office:value-type="float" office:value="63.16" calcext:value-type="float">
            <text:p>63.16</text:p>
          </table:table-cell>
          <table:table-cell table:formula="of:=['ross-DFA'.H154]" office:value-type="float" office:value="77.4" calcext:value-type="float">
            <text:p>77.4</text:p>
          </table:table-cell>
          <table:table-cell table:formula="of:=['ross-DFA'.I154]" office:value-type="float" office:value="88.72" calcext:value-type="float">
            <text:p>88.72</text:p>
          </table:table-cell>
          <table:table-cell table:formula="of:=['ross-DFA'.J154]" office:value-type="float" office:value="102.6" calcext:value-type="float">
            <text:p>102.6</text:p>
          </table:table-cell>
          <table:table-cell table:formula="of:=['ross-DFA'.K154]" office:value-type="float" office:value="112.18" calcext:value-type="float">
            <text:p>112.18</text:p>
          </table:table-cell>
          <table:table-cell table:formula="of:=['ross-DFA'.L154]" office:value-type="float" office:value="128.64" calcext:value-type="float">
            <text:p>128.64</text:p>
          </table:table-cell>
          <table:table-cell table:formula="of:=['ross-DFA'.M154]" office:value-type="float" office:value="138.76" calcext:value-type="float">
            <text:p>138.76</text:p>
          </table:table-cell>
          <table:table-cell table:formula="of:=['ross-DFA'.N154]" office:value-type="float" office:value="144.82" calcext:value-type="float">
            <text:p>144.82</text:p>
          </table:table-cell>
          <table:table-cell table:formula="of:=['ross-DFA'.O154]" office:value-type="float" office:value="151.38" calcext:value-type="float">
            <text:p>151.38</text:p>
          </table:table-cell>
          <table:table-cell table:formula="of:=['ross-DFA'.P154]" office:value-type="float" office:value="156.2" calcext:value-type="float">
            <text:p>156.2</text:p>
          </table:table-cell>
          <table:table-cell table:formula="of:=['ross-DFA'.Q154]" office:value-type="float" office:value="162.06" calcext:value-type="float">
            <text:p>162.06</text:p>
          </table:table-cell>
          <table:table-cell table:formula="of:=['ross-DFA'.R154]" office:value-type="float" office:value="166.04" calcext:value-type="float">
            <text:p>166.04</text:p>
          </table:table-cell>
          <table:table-cell table:formula="of:=['ross-DFA'.S154]" office:value-type="float" office:value="169.3" calcext:value-type="float">
            <text:p>169.3</text:p>
          </table:table-cell>
          <table:table-cell table:formula="of:=['ross-DFA'.T154]" office:value-type="float" office:value="173.2" calcext:value-type="float">
            <text:p>173.2</text:p>
          </table:table-cell>
        </table:table-row>
        <table:table-row table:style-name="ro3">
          <table:table-cell office:value-type="string" calcext:value-type="string">
            <text:p>ROSS-6-DGA</text:p>
          </table:table-cell>
          <table:table-cell table:formula="of:=['rocsi-greedy-new'.A154]" office:value-type="float" office:value="0.38" calcext:value-type="float">
            <text:p>0.38</text:p>
          </table:table-cell>
          <table:table-cell table:formula="of:=['rocsi-greedy-new'.B154]" office:value-type="float" office:value="0.72" calcext:value-type="float">
            <text:p>0.72</text:p>
          </table:table-cell>
          <table:table-cell table:formula="of:=['rocsi-greedy-new'.C154]" office:value-type="float" office:value="3.2" calcext:value-type="float">
            <text:p>3.2</text:p>
          </table:table-cell>
          <table:table-cell table:formula="of:=['rocsi-greedy-new'.D154]" office:value-type="float" office:value="10.26" calcext:value-type="float">
            <text:p>10.26</text:p>
          </table:table-cell>
          <table:table-cell table:formula="of:=['rocsi-greedy-new'.E154]" office:value-type="float" office:value="16.72" calcext:value-type="float">
            <text:p>16.72</text:p>
          </table:table-cell>
          <table:table-cell table:formula="of:=['rocsi-greedy-new'.F154]" office:value-type="float" office:value="24.8" calcext:value-type="float">
            <text:p>24.8</text:p>
          </table:table-cell>
          <table:table-cell table:formula="of:=['rocsi-greedy-new'.G154]" office:value-type="float" office:value="33.76" calcext:value-type="float">
            <text:p>33.76</text:p>
          </table:table-cell>
          <table:table-cell table:formula="of:=['rocsi-greedy-new'.H154]" office:value-type="float" office:value="45" calcext:value-type="float">
            <text:p>45</text:p>
          </table:table-cell>
          <table:table-cell table:formula="of:=['rocsi-greedy-new'.I154]" office:value-type="float" office:value="57.1" calcext:value-type="float">
            <text:p>57.1</text:p>
          </table:table-cell>
          <table:table-cell table:formula="of:=['rocsi-greedy-new'.J154]" office:value-type="float" office:value="70.4" calcext:value-type="float">
            <text:p>70.4</text:p>
          </table:table-cell>
          <table:table-cell table:formula="of:=['rocsi-greedy-new'.K154]" office:value-type="float" office:value="78.96" calcext:value-type="float">
            <text:p>78.96</text:p>
          </table:table-cell>
          <table:table-cell table:formula="of:=['rocsi-greedy-new'.L154]" office:value-type="float" office:value="93.68" calcext:value-type="float">
            <text:p>93.68</text:p>
          </table:table-cell>
          <table:table-cell table:formula="of:=['rocsi-greedy-new'.M154]" office:value-type="float" office:value="104.94" calcext:value-type="float">
            <text:p>104.94</text:p>
          </table:table-cell>
          <table:table-cell table:formula="of:=['rocsi-greedy-new'.N154]" office:value-type="float" office:value="112.16" calcext:value-type="float">
            <text:p>112.16</text:p>
          </table:table-cell>
          <table:table-cell table:formula="of:=['rocsi-greedy-new'.O154]" office:value-type="float" office:value="122.44" calcext:value-type="float">
            <text:p>122.44</text:p>
          </table:table-cell>
          <table:table-cell table:formula="of:=['rocsi-greedy-new'.P154]" office:value-type="float" office:value="128.34" calcext:value-type="float">
            <text:p>128.34</text:p>
          </table:table-cell>
          <table:table-cell table:formula="of:=['rocsi-greedy-new'.Q154]" office:value-type="float" office:value="134.4" calcext:value-type="float">
            <text:p>134.4</text:p>
          </table:table-cell>
          <table:table-cell table:formula="of:=['rocsi-greedy-new'.R154]" office:value-type="float" office:value="142.92" calcext:value-type="float">
            <text:p>142.92</text:p>
          </table:table-cell>
          <table:table-cell table:formula="of:=['rocsi-greedy-new'.S154]" office:value-type="float" office:value="150.6" calcext:value-type="float">
            <text:p>150.6</text:p>
          </table:table-cell>
          <table:table-cell table:formula="of:=['rocsi-greedy-new'.T154]" office:value-type="float" office:value="157.58" calcext:value-type="float">
            <text:p>157.58</text:p>
          </table:table-cell>
        </table:table-row>
        <table:table-row table:style-name="ro3">
          <table:table-cell office:value-type="string" calcext:value-type="string">
            <text:p>ROSS-6-DFA</text:p>
          </table:table-cell>
          <table:table-cell table:formula="of:=['ross-'.A154]" office:value-type="float" office:value="2.52" calcext:value-type="float">
            <text:p>2.52</text:p>
          </table:table-cell>
          <table:table-cell table:formula="of:=['ross-'.B154]" office:value-type="float" office:value="3.1" calcext:value-type="float">
            <text:p>3.1</text:p>
          </table:table-cell>
          <table:table-cell table:formula="of:=['ross-'.C154]" office:value-type="float" office:value="5.78" calcext:value-type="float">
            <text:p>5.78</text:p>
          </table:table-cell>
          <table:table-cell table:formula="of:=['ross-'.D154]" office:value-type="float" office:value="13.36" calcext:value-type="float">
            <text:p>13.36</text:p>
          </table:table-cell>
          <table:table-cell table:formula="of:=['ross-'.E154]" office:value-type="float" office:value="22.94" calcext:value-type="float">
            <text:p>22.94</text:p>
          </table:table-cell>
          <table:table-cell table:formula="of:=['ross-'.F154]" office:value-type="float" office:value="31.7" calcext:value-type="float">
            <text:p>31.7</text:p>
          </table:table-cell>
          <table:table-cell table:formula="of:=['ross-'.G154]" office:value-type="float" office:value="43.26" calcext:value-type="float">
            <text:p>43.26</text:p>
          </table:table-cell>
          <table:table-cell table:formula="of:=['ross-'.H154]" office:value-type="float" office:value="57.46" calcext:value-type="float">
            <text:p>57.46</text:p>
          </table:table-cell>
          <table:table-cell table:formula="of:=['ross-'.I154]" office:value-type="float" office:value="71.12" calcext:value-type="float">
            <text:p>71.12</text:p>
          </table:table-cell>
          <table:table-cell table:formula="of:=['ross-'.J154]" office:value-type="float" office:value="84.82" calcext:value-type="float">
            <text:p>84.82</text:p>
          </table:table-cell>
          <table:table-cell table:formula="of:=['ross-'.K154]" office:value-type="float" office:value="94.42" calcext:value-type="float">
            <text:p>94.42</text:p>
          </table:table-cell>
          <table:table-cell table:formula="of:=['ross-'.L154]" office:value-type="float" office:value="110.02" calcext:value-type="float">
            <text:p>110.02</text:p>
          </table:table-cell>
          <table:table-cell table:formula="of:=['ross-'.M154]" office:value-type="float" office:value="121.72" calcext:value-type="float">
            <text:p>121.72</text:p>
          </table:table-cell>
          <table:table-cell table:formula="of:=['ross-'.N154]" office:value-type="float" office:value="129.04" calcext:value-type="float">
            <text:p>129.04</text:p>
          </table:table-cell>
          <table:table-cell table:formula="of:=['ross-'.O154]" office:value-type="float" office:value="139.1" calcext:value-type="float">
            <text:p>139.1</text:p>
          </table:table-cell>
          <table:table-cell table:formula="of:=['ross-'.P154]" office:value-type="float" office:value="145.22" calcext:value-type="float">
            <text:p>145.22</text:p>
          </table:table-cell>
          <table:table-cell table:formula="of:=['ross-'.Q154]" office:value-type="float" office:value="151.8" calcext:value-type="float">
            <text:p>151.8</text:p>
          </table:table-cell>
          <table:table-cell table:formula="of:=['ross-'.R154]" office:value-type="float" office:value="157.98" calcext:value-type="float">
            <text:p>157.98</text:p>
          </table:table-cell>
          <table:table-cell table:formula="of:=['ross-'.S154]" office:value-type="float" office:value="163.28" calcext:value-type="float">
            <text:p>163.28</text:p>
          </table:table-cell>
          <table:table-cell table:formula="of:=['ross-'.T154]" office:value-type="float" office:value="168.32" calcext:value-type="float">
            <text:p>168.32</text:p>
          </table:table-cell>
        </table:table-row>
        <table:table-row table:style-name="ro3">
          <table:table-cell office:value-type="string" calcext:value-type="string">
            <text:p>SOC</text:p>
          </table:table-cell>
          <table:table-cell table:formula="of:=[soc.A139]" office:value-type="float" office:value="9.74" calcext:value-type="float">
            <text:p>9.74</text:p>
          </table:table-cell>
          <table:table-cell table:formula="of:=[soc.B139]" office:value-type="float" office:value="9.88" calcext:value-type="float">
            <text:p>9.88</text:p>
          </table:table-cell>
          <table:table-cell table:formula="of:=[soc.C139]" office:value-type="float" office:value="10.86" calcext:value-type="float">
            <text:p>10.86</text:p>
          </table:table-cell>
          <table:table-cell table:formula="of:=[soc.D139]" office:value-type="float" office:value="18.82" calcext:value-type="float">
            <text:p>18.82</text:p>
          </table:table-cell>
          <table:table-cell table:formula="of:=[soc.E139]" office:value-type="float" office:value="30.36" calcext:value-type="float">
            <text:p>30.36</text:p>
          </table:table-cell>
          <table:table-cell table:formula="of:=[soc.F139]" office:value-type="float" office:value="42.7" calcext:value-type="float">
            <text:p>42.7</text:p>
          </table:table-cell>
          <table:table-cell table:formula="of:=[soc.G139]" office:value-type="float" office:value="58.9" calcext:value-type="float">
            <text:p>58.9</text:p>
          </table:table-cell>
          <table:table-cell table:formula="of:=[soc.H139]" office:value-type="float" office:value="75.46" calcext:value-type="float">
            <text:p>75.46</text:p>
          </table:table-cell>
          <table:table-cell table:formula="of:=[soc.I139]" office:value-type="float" office:value="93.38" calcext:value-type="float">
            <text:p>93.38</text:p>
          </table:table-cell>
          <table:table-cell table:formula="of:=[soc.J139]" office:value-type="float" office:value="106.14" calcext:value-type="float">
            <text:p>106.14</text:p>
          </table:table-cell>
          <table:table-cell table:formula="of:=[soc.K139]" office:value-type="float" office:value="117.7" calcext:value-type="float">
            <text:p>117.7</text:p>
          </table:table-cell>
          <table:table-cell table:formula="of:=[soc.L139]" office:value-type="float" office:value="132.42" calcext:value-type="float">
            <text:p>132.42</text:p>
          </table:table-cell>
          <table:table-cell table:formula="of:=[soc.M139]" office:value-type="float" office:value="142.24" calcext:value-type="float">
            <text:p>142.24</text:p>
          </table:table-cell>
          <table:table-cell table:formula="of:=[soc.N139]" office:value-type="float" office:value="150.16" calcext:value-type="float">
            <text:p>150.16</text:p>
          </table:table-cell>
          <table:table-cell table:formula="of:=[soc.O139]" office:value-type="float" office:value="156.48" calcext:value-type="float">
            <text:p>156.48</text:p>
          </table:table-cell>
          <table:table-cell table:formula="of:=[soc.P139]" office:value-type="float" office:value="164.88" calcext:value-type="float">
            <text:p>164.88</text:p>
          </table:table-cell>
          <table:table-cell table:formula="of:=[soc.Q139]" office:value-type="float" office:value="169.46" calcext:value-type="float">
            <text:p>169.46</text:p>
          </table:table-cell>
          <table:table-cell table:formula="of:=[soc.R139]" office:value-type="float" office:value="175.38" calcext:value-type="float">
            <text:p>175.38</text:p>
          </table:table-cell>
          <table:table-cell table:formula="of:=[soc.S139]" office:value-type="float" office:value="179.84" calcext:value-type="float">
            <text:p>179.84</text:p>
          </table:table-cell>
          <table:table-cell table:formula="of:=[soc.T139]" office:value-type="float" office:value="184.28" calcext:value-type="float">
            <text:p>184.28</text:p>
          </table:table-cell>
        </table:table-row>
        <table:table-row table:style-name="ro2" table:number-rows-repeated="35">
          <table:table-cell table:number-columns-repeated="21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ROS-DGA</text:p>
          </table:table-cell>
          <table:table-cell table:formula="of:=['ross-greedy'.A157]" office:value-type="float" office:value="1.1" calcext:value-type="float">
            <text:p>1.1</text:p>
          </table:table-cell>
          <table:table-cell table:formula="of:=['ross-greedy'.B157]" office:value-type="float" office:value="7.48" calcext:value-type="float">
            <text:p>7.48</text:p>
          </table:table-cell>
          <table:table-cell table:formula="of:=['ross-greedy'.C157]" office:value-type="float" office:value="21.52" calcext:value-type="float">
            <text:p>21.52</text:p>
          </table:table-cell>
          <table:table-cell table:formula="of:=['ross-greedy'.D157]" office:value-type="float" office:value="38.26" calcext:value-type="float">
            <text:p>38.26</text:p>
          </table:table-cell>
          <table:table-cell table:formula="of:=['ross-greedy'.E157]" office:value-type="float" office:value="59.96" calcext:value-type="float">
            <text:p>59.96</text:p>
          </table:table-cell>
          <table:table-cell table:formula="of:=['ross-greedy'.F157]" office:value-type="float" office:value="81.68" calcext:value-type="float">
            <text:p>81.68</text:p>
          </table:table-cell>
          <table:table-cell table:formula="of:=['ross-greedy'.G157]" office:value-type="float" office:value="102.52" calcext:value-type="float">
            <text:p>102.52</text:p>
          </table:table-cell>
          <table:table-cell table:formula="of:=['ross-greedy'.H157]" office:value-type="float" office:value="129" calcext:value-type="float">
            <text:p>129</text:p>
          </table:table-cell>
          <table:table-cell table:formula="of:=['ross-greedy'.I157]" office:value-type="float" office:value="146.28" calcext:value-type="float">
            <text:p>146.28</text:p>
          </table:table-cell>
          <table:table-cell table:formula="of:=['ross-greedy'.J157]" office:value-type="float" office:value="166.96" calcext:value-type="float">
            <text:p>166.96</text:p>
          </table:table-cell>
          <table:table-cell table:formula="of:=['ross-greedy'.K157]" office:value-type="float" office:value="179.98" calcext:value-type="float">
            <text:p>179.98</text:p>
          </table:table-cell>
          <table:table-cell table:formula="of:=['ross-greedy'.L157]" office:value-type="float" office:value="194.72" calcext:value-type="float">
            <text:p>194.72</text:p>
          </table:table-cell>
          <table:table-cell table:formula="of:=['ross-greedy'.M157]" office:value-type="float" office:value="208.48" calcext:value-type="float">
            <text:p>208.48</text:p>
          </table:table-cell>
          <table:table-cell table:formula="of:=['ross-greedy'.N157]" office:value-type="float" office:value="218.84" calcext:value-type="float">
            <text:p>218.84</text:p>
          </table:table-cell>
          <table:table-cell table:formula="of:=['ross-greedy'.O157]" office:value-type="float" office:value="227.22" calcext:value-type="float">
            <text:p>227.22</text:p>
          </table:table-cell>
          <table:table-cell table:formula="of:=['ross-greedy'.P157]" office:value-type="float" office:value="236.8" calcext:value-type="float">
            <text:p>236.8</text:p>
          </table:table-cell>
          <table:table-cell table:formula="of:=['ross-greedy'.Q157]" office:value-type="float" office:value="243.5" calcext:value-type="float">
            <text:p>243.5</text:p>
          </table:table-cell>
          <table:table-cell table:formula="of:=['ross-greedy'.R157]" office:value-type="float" office:value="250.88" calcext:value-type="float">
            <text:p>250.88</text:p>
          </table:table-cell>
          <table:table-cell table:formula="of:=['ross-greedy'.S157]" office:value-type="float" office:value="256.38" calcext:value-type="float">
            <text:p>256.38</text:p>
          </table:table-cell>
          <table:table-cell table:formula="of:=['ross-greedy'.T157]" office:value-type="float" office:value="262.16" calcext:value-type="float">
            <text:p>262.16</text:p>
          </table:table-cell>
        </table:table-row>
        <table:table-row table:style-name="ro3">
          <table:table-cell office:value-type="string" calcext:value-type="string">
            <text:p>ROSS-GFA</text:p>
          </table:table-cell>
          <table:table-cell table:formula="of:=['ross-DFA'.A157]" office:value-type="float" office:value="1.54" calcext:value-type="float">
            <text:p>1.54</text:p>
          </table:table-cell>
          <table:table-cell table:formula="of:=['ross-DFA'.B157]" office:value-type="float" office:value="7.7" calcext:value-type="float">
            <text:p>7.7</text:p>
          </table:table-cell>
          <table:table-cell table:formula="of:=['ross-DFA'.C157]" office:value-type="float" office:value="23.66" calcext:value-type="float">
            <text:p>23.66</text:p>
          </table:table-cell>
          <table:table-cell table:formula="of:=['ross-DFA'.D157]" office:value-type="float" office:value="38.62" calcext:value-type="float">
            <text:p>38.62</text:p>
          </table:table-cell>
          <table:table-cell table:formula="of:=['ross-DFA'.E157]" office:value-type="float" office:value="63.74" calcext:value-type="float">
            <text:p>63.74</text:p>
          </table:table-cell>
          <table:table-cell table:formula="of:=['ross-DFA'.F157]" office:value-type="float" office:value="83.34" calcext:value-type="float">
            <text:p>83.34</text:p>
          </table:table-cell>
          <table:table-cell table:formula="of:=['ross-DFA'.G157]" office:value-type="float" office:value="102.34" calcext:value-type="float">
            <text:p>102.34</text:p>
          </table:table-cell>
          <table:table-cell table:formula="of:=['ross-DFA'.H157]" office:value-type="float" office:value="130.38" calcext:value-type="float">
            <text:p>130.38</text:p>
          </table:table-cell>
          <table:table-cell table:formula="of:=['ross-DFA'.I157]" office:value-type="float" office:value="145.56" calcext:value-type="float">
            <text:p>145.56</text:p>
          </table:table-cell>
          <table:table-cell table:formula="of:=['ross-DFA'.J157]" office:value-type="float" office:value="169.06" calcext:value-type="float">
            <text:p>169.06</text:p>
          </table:table-cell>
          <table:table-cell table:formula="of:=['ross-DFA'.K157]" office:value-type="float" office:value="182.76" calcext:value-type="float">
            <text:p>182.76</text:p>
          </table:table-cell>
          <table:table-cell table:formula="of:=['ross-DFA'.L157]" office:value-type="float" office:value="198.38" calcext:value-type="float">
            <text:p>198.38</text:p>
          </table:table-cell>
          <table:table-cell table:formula="of:=['ross-DFA'.M157]" office:value-type="float" office:value="212.18" calcext:value-type="float">
            <text:p>212.18</text:p>
          </table:table-cell>
          <table:table-cell table:formula="of:=['ross-DFA'.N157]" office:value-type="float" office:value="223.34" calcext:value-type="float">
            <text:p>223.34</text:p>
          </table:table-cell>
          <table:table-cell table:formula="of:=['ross-DFA'.O157]" office:value-type="float" office:value="232.68" calcext:value-type="float">
            <text:p>232.68</text:p>
          </table:table-cell>
          <table:table-cell table:formula="of:=['ross-DFA'.P157]" office:value-type="float" office:value="240.68" calcext:value-type="float">
            <text:p>240.68</text:p>
          </table:table-cell>
          <table:table-cell table:formula="of:=['ross-DFA'.Q157]" office:value-type="float" office:value="246.52" calcext:value-type="float">
            <text:p>246.52</text:p>
          </table:table-cell>
          <table:table-cell table:formula="of:=['ross-DFA'.R157]" office:value-type="float" office:value="252.9" calcext:value-type="float">
            <text:p>252.9</text:p>
          </table:table-cell>
          <table:table-cell table:formula="of:=['ross-DFA'.S157]" office:value-type="float" office:value="259.36" calcext:value-type="float">
            <text:p>259.36</text:p>
          </table:table-cell>
          <table:table-cell table:formula="of:=['ross-DFA'.T157]" office:value-type="float" office:value="263.62" calcext:value-type="float">
            <text:p>263.62</text:p>
          </table:table-cell>
        </table:table-row>
        <table:table-row table:style-name="ro3">
          <table:table-cell office:value-type="string" calcext:value-type="string">
            <text:p>ROSS-6-DGA</text:p>
          </table:table-cell>
          <table:table-cell table:formula="of:=['rocsi-greedy-new'.A157]" office:value-type="float" office:value="0.08" calcext:value-type="float">
            <text:p>0.08</text:p>
          </table:table-cell>
          <table:table-cell table:formula="of:=['rocsi-greedy-new'.B157]" office:value-type="float" office:value="0.48" calcext:value-type="float">
            <text:p>0.48</text:p>
          </table:table-cell>
          <table:table-cell table:formula="of:=['rocsi-greedy-new'.C157]" office:value-type="float" office:value="3.98" calcext:value-type="float">
            <text:p>3.98</text:p>
          </table:table-cell>
          <table:table-cell table:formula="of:=['rocsi-greedy-new'.D157]" office:value-type="float" office:value="9.94" calcext:value-type="float">
            <text:p>9.94</text:p>
          </table:table-cell>
          <table:table-cell table:formula="of:=['rocsi-greedy-new'.E157]" office:value-type="float" office:value="23.26" calcext:value-type="float">
            <text:p>23.26</text:p>
          </table:table-cell>
          <table:table-cell table:formula="of:=['rocsi-greedy-new'.F157]" office:value-type="float" office:value="37.4" calcext:value-type="float">
            <text:p>37.4</text:p>
          </table:table-cell>
          <table:table-cell table:formula="of:=['rocsi-greedy-new'.G157]" office:value-type="float" office:value="52.88" calcext:value-type="float">
            <text:p>52.88</text:p>
          </table:table-cell>
          <table:table-cell table:formula="of:=['rocsi-greedy-new'.H157]" office:value-type="float" office:value="74.28" calcext:value-type="float">
            <text:p>74.28</text:p>
          </table:table-cell>
          <table:table-cell table:formula="of:=['rocsi-greedy-new'.I157]" office:value-type="float" office:value="91.2" calcext:value-type="float">
            <text:p>91.2</text:p>
          </table:table-cell>
          <table:table-cell table:formula="of:=['rocsi-greedy-new'.J157]" office:value-type="float" office:value="112.7" calcext:value-type="float">
            <text:p>112.7</text:p>
          </table:table-cell>
          <table:table-cell table:formula="of:=['rocsi-greedy-new'.K157]" office:value-type="float" office:value="129.72" calcext:value-type="float">
            <text:p>129.72</text:p>
          </table:table-cell>
          <table:table-cell table:formula="of:=['rocsi-greedy-new'.L157]" office:value-type="float" office:value="147.34" calcext:value-type="float">
            <text:p>147.34</text:p>
          </table:table-cell>
          <table:table-cell table:formula="of:=['rocsi-greedy-new'.M157]" office:value-type="float" office:value="164.78" calcext:value-type="float">
            <text:p>164.78</text:p>
          </table:table-cell>
          <table:table-cell table:formula="of:=['rocsi-greedy-new'.N157]" office:value-type="float" office:value="181.1" calcext:value-type="float">
            <text:p>181.1</text:p>
          </table:table-cell>
          <table:table-cell table:formula="of:=['rocsi-greedy-new'.O157]" office:value-type="float" office:value="193.7" calcext:value-type="float">
            <text:p>193.7</text:p>
          </table:table-cell>
          <table:table-cell table:formula="of:=['rocsi-greedy-new'.P157]" office:value-type="float" office:value="209.18" calcext:value-type="float">
            <text:p>209.18</text:p>
          </table:table-cell>
          <table:table-cell table:formula="of:=['rocsi-greedy-new'.Q157]" office:value-type="float" office:value="218.36" calcext:value-type="float">
            <text:p>218.36</text:p>
          </table:table-cell>
          <table:table-cell table:formula="of:=['rocsi-greedy-new'.R157]" office:value-type="float" office:value="227" calcext:value-type="float">
            <text:p>227</text:p>
          </table:table-cell>
          <table:table-cell table:formula="of:=['rocsi-greedy-new'.S157]" office:value-type="float" office:value="234.88" calcext:value-type="float">
            <text:p>234.88</text:p>
          </table:table-cell>
          <table:table-cell table:formula="of:=['rocsi-greedy-new'.T157]" office:value-type="float" office:value="242.34" calcext:value-type="float">
            <text:p>242.34</text:p>
          </table:table-cell>
        </table:table-row>
        <table:table-row table:style-name="ro3">
          <table:table-cell office:value-type="string" calcext:value-type="string">
            <text:p>ROSS-6-DFA</text:p>
          </table:table-cell>
          <table:table-cell table:formula="of:=['ross-'.A157]" office:value-type="float" office:value="1.76" calcext:value-type="float">
            <text:p>1.76</text:p>
          </table:table-cell>
          <table:table-cell table:formula="of:=['ross-'.B157]" office:value-type="float" office:value="3.48" calcext:value-type="float">
            <text:p>3.48</text:p>
          </table:table-cell>
          <table:table-cell table:formula="of:=['ross-'.C157]" office:value-type="float" office:value="10.9" calcext:value-type="float">
            <text:p>10.9</text:p>
          </table:table-cell>
          <table:table-cell table:formula="of:=['ross-'.D157]" office:value-type="float" office:value="20.96" calcext:value-type="float">
            <text:p>20.96</text:p>
          </table:table-cell>
          <table:table-cell table:formula="of:=['ross-'.E157]" office:value-type="float" office:value="38.44" calcext:value-type="float">
            <text:p>38.44</text:p>
          </table:table-cell>
          <table:table-cell table:formula="of:=['ross-'.F157]" office:value-type="float" office:value="57.64" calcext:value-type="float">
            <text:p>57.64</text:p>
          </table:table-cell>
          <table:table-cell table:formula="of:=['ross-'.G157]" office:value-type="float" office:value="78.2" calcext:value-type="float">
            <text:p>78.2</text:p>
          </table:table-cell>
          <table:table-cell table:formula="of:=['ross-'.H157]" office:value-type="float" office:value="102.42" calcext:value-type="float">
            <text:p>102.42</text:p>
          </table:table-cell>
          <table:table-cell table:formula="of:=['ross-'.I157]" office:value-type="float" office:value="121.12" calcext:value-type="float">
            <text:p>121.12</text:p>
          </table:table-cell>
          <table:table-cell table:formula="of:=['ross-'.J157]" office:value-type="float" office:value="147.34" calcext:value-type="float">
            <text:p>147.34</text:p>
          </table:table-cell>
          <table:table-cell table:formula="of:=['ross-'.K157]" office:value-type="float" office:value="162.64" calcext:value-type="float">
            <text:p>162.64</text:p>
          </table:table-cell>
          <table:table-cell table:formula="of:=['ross-'.L157]" office:value-type="float" office:value="181.66" calcext:value-type="float">
            <text:p>181.66</text:p>
          </table:table-cell>
          <table:table-cell table:formula="of:=['ross-'.M157]" office:value-type="float" office:value="197.46" calcext:value-type="float">
            <text:p>197.46</text:p>
          </table:table-cell>
          <table:table-cell table:formula="of:=['ross-'.N157]" office:value-type="float" office:value="211.94" calcext:value-type="float">
            <text:p>211.94</text:p>
          </table:table-cell>
          <table:table-cell table:formula="of:=['ross-'.O157]" office:value-type="float" office:value="222.14" calcext:value-type="float">
            <text:p>222.14</text:p>
          </table:table-cell>
          <table:table-cell table:formula="of:=['ross-'.P157]" office:value-type="float" office:value="232.68" calcext:value-type="float">
            <text:p>232.68</text:p>
          </table:table-cell>
          <table:table-cell table:formula="of:=['ross-'.Q157]" office:value-type="float" office:value="241.28" calcext:value-type="float">
            <text:p>241.28</text:p>
          </table:table-cell>
          <table:table-cell table:formula="of:=['ross-'.R157]" office:value-type="float" office:value="248.96" calcext:value-type="float">
            <text:p>248.96</text:p>
          </table:table-cell>
          <table:table-cell table:formula="of:=['ross-'.S157]" office:value-type="float" office:value="255.08" calcext:value-type="float">
            <text:p>255.08</text:p>
          </table:table-cell>
          <table:table-cell table:formula="of:=['ross-'.T157]" office:value-type="float" office:value="260.56" calcext:value-type="float">
            <text:p>260.56</text:p>
          </table:table-cell>
        </table:table-row>
        <table:table-row table:style-name="ro3">
          <table:table-cell office:value-type="string" calcext:value-type="string">
            <text:p>SOC</text:p>
          </table:table-cell>
          <table:table-cell table:formula="of:=[soc.A142]" office:value-type="float" office:value="12.7714285714286" calcext:value-type="float">
            <text:p>12.7714285714</text:p>
          </table:table-cell>
          <table:table-cell table:formula="of:=[soc.B142]" office:value-type="float" office:value="14.2857142857143" calcext:value-type="float">
            <text:p>14.2857142857</text:p>
          </table:table-cell>
          <table:table-cell table:formula="of:=[soc.C142]" office:value-type="float" office:value="18.4857142857143" calcext:value-type="float">
            <text:p>18.4857142857</text:p>
          </table:table-cell>
          <table:table-cell table:formula="of:=[soc.D142]" office:value-type="float" office:value="25.5428571428571" calcext:value-type="float">
            <text:p>25.5428571429</text:p>
          </table:table-cell>
          <table:table-cell table:formula="of:=[soc.E142]" office:value-type="float" office:value="43.2571428571429" calcext:value-type="float">
            <text:p>43.2571428571</text:p>
          </table:table-cell>
          <table:table-cell table:formula="of:=[soc.F142]" office:value-type="float" office:value="69.2285714285714" calcext:value-type="float">
            <text:p>69.2285714286</text:p>
          </table:table-cell>
          <table:table-cell table:formula="of:=[soc.G142]" office:value-type="float" office:value="93.3142857142857" calcext:value-type="float">
            <text:p>93.3142857143</text:p>
          </table:table-cell>
          <table:table-cell table:formula="of:=[soc.H142]" office:value-type="float" office:value="117.371428571429" calcext:value-type="float">
            <text:p>117.3714285714</text:p>
          </table:table-cell>
          <table:table-cell table:formula="of:=[soc.I142]" office:value-type="float" office:value="142.685714285714" calcext:value-type="float">
            <text:p>142.6857142857</text:p>
          </table:table-cell>
          <table:table-cell table:formula="of:=[soc.J142]" office:value-type="float" office:value="167.771428571429" calcext:value-type="float">
            <text:p>167.7714285714</text:p>
          </table:table-cell>
          <table:table-cell table:formula="of:=[soc.K142]" office:value-type="float" office:value="192.571428571429" calcext:value-type="float">
            <text:p>192.5714285714</text:p>
          </table:table-cell>
          <table:table-cell table:formula="of:=[soc.L142]" office:value-type="float" office:value="217.342857142857" calcext:value-type="float">
            <text:p>217.3428571429</text:p>
          </table:table-cell>
          <table:table-cell table:formula="of:=[soc.M142]" office:value-type="float" office:value="233.828571428571" calcext:value-type="float">
            <text:p>233.8285714286</text:p>
          </table:table-cell>
          <table:table-cell table:formula="of:=[soc.N142]" office:value-type="float" office:value="248.342857142857" calcext:value-type="float">
            <text:p>248.3428571429</text:p>
          </table:table-cell>
          <table:table-cell table:formula="of:=[soc.O142]" office:value-type="float" office:value="260.171428571429" calcext:value-type="float">
            <text:p>260.1714285714</text:p>
          </table:table-cell>
          <table:table-cell table:formula="of:=[soc.P142]" office:value-type="float" office:value="269.942857142857" calcext:value-type="float">
            <text:p>269.9428571429</text:p>
          </table:table-cell>
          <table:table-cell table:formula="of:=[soc.Q142]" office:value-type="float" office:value="280.142857142857" calcext:value-type="float">
            <text:p>280.1428571429</text:p>
          </table:table-cell>
          <table:table-cell table:formula="of:=[soc.R142]" office:value-type="float" office:value="286.2" calcext:value-type="float">
            <text:p>286.2</text:p>
          </table:table-cell>
          <table:table-cell table:formula="of:=[soc.S142]" office:value-type="float" office:value="294.057142857143" calcext:value-type="float">
            <text:p>294.0571428571</text:p>
          </table:table-cell>
          <table:table-cell table:formula="of:=[soc.T142]" office:value-type="float" office:value="301.542857142857" calcext:value-type="float">
            <text:p>301.5428571429</text:p>
          </table:table-cell>
        </table:table-row>
        <table:table-row table:style-name="ro3">
          <table:table-cell/>
          <table:table-cell table:formula="of:=['ross-greedy'.A159]/2" office:value-type="float" office:value="0.99870283057657" calcext:value-type="float">
            <text:p>0.9987028306</text:p>
          </table:table-cell>
          <table:table-cell table:formula="of:=['ross-greedy'.B159]/2" office:value-type="float" office:value="1.64131445941915" calcext:value-type="float">
            <text:p>1.6413144594</text:p>
          </table:table-cell>
          <table:table-cell table:formula="of:=['ross-greedy'.C159]/2" office:value-type="float" office:value="2.71786031382195" calcext:value-type="float">
            <text:p>2.7178603138</text:p>
          </table:table-cell>
          <table:table-cell table:formula="of:=['ross-greedy'.D159]/2" office:value-type="float" office:value="3.65667384739758" calcext:value-type="float">
            <text:p>3.6566738474</text:p>
          </table:table-cell>
          <table:table-cell table:formula="of:=['ross-greedy'.E159]/2" office:value-type="float" office:value="4.32643787929233" calcext:value-type="float">
            <text:p>4.3264378793</text:p>
          </table:table-cell>
          <table:table-cell table:formula="of:=['ross-greedy'.F159]/2" office:value-type="float" office:value="4.80445716315246" calcext:value-type="float">
            <text:p>4.8044571632</text:p>
          </table:table-cell>
          <table:table-cell table:formula="of:=['ross-greedy'.G159]/2" office:value-type="float" office:value="5.539741898618" calcext:value-type="float">
            <text:p>5.5397418986</text:p>
          </table:table-cell>
          <table:table-cell table:formula="of:=['ross-greedy'.H159]/2" office:value-type="float" office:value="5.83653287975747" calcext:value-type="float">
            <text:p>5.8365328798</text:p>
          </table:table-cell>
          <table:table-cell table:formula="of:=['ross-greedy'.I159]/2" office:value-type="float" office:value="6.04179590930515" calcext:value-type="float">
            <text:p>6.0417959093</text:p>
          </table:table-cell>
          <table:table-cell table:formula="of:=['ross-greedy'.J159]/2" office:value-type="float" office:value="5.71367629880704" calcext:value-type="float">
            <text:p>5.7136762988</text:p>
          </table:table-cell>
          <table:table-cell table:formula="of:=['ross-greedy'.K159]/2" office:value-type="float" office:value="5.58254483252522" calcext:value-type="float">
            <text:p>5.5825448325</text:p>
          </table:table-cell>
          <table:table-cell table:formula="of:=['ross-greedy'.L159]/2" office:value-type="float" office:value="4.85070702281564" calcext:value-type="float">
            <text:p>4.8507070228</text:p>
          </table:table-cell>
          <table:table-cell table:formula="of:=['ross-greedy'.M159]/2" office:value-type="float" office:value="4.4360623237824" calcext:value-type="float">
            <text:p>4.4360623238</text:p>
          </table:table-cell>
          <table:table-cell table:formula="of:=['ross-greedy'.N159]/2" office:value-type="float" office:value="4.04399817125998" calcext:value-type="float">
            <text:p>4.0439981713</text:p>
          </table:table-cell>
          <table:table-cell table:formula="of:=['ross-greedy'.O159]/2" office:value-type="float" office:value="3.39167165150957" calcext:value-type="float">
            <text:p>3.3916716515</text:p>
          </table:table-cell>
          <table:table-cell table:formula="of:=['ross-greedy'.P159]/2" office:value-type="float" office:value="3.20676629513936" calcext:value-type="float">
            <text:p>3.2067662951</text:p>
          </table:table-cell>
          <table:table-cell table:formula="of:=['ross-greedy'.Q159]/2" office:value-type="float" office:value="3.12645946135461" calcext:value-type="float">
            <text:p>3.1264594614</text:p>
          </table:table-cell>
          <table:table-cell table:formula="of:=['ross-greedy'.R159]/2" office:value-type="float" office:value="2.99995116750709" calcext:value-type="float">
            <text:p>2.9999511675</text:p>
          </table:table-cell>
          <table:table-cell table:formula="of:=['ross-greedy'.S159]/2" office:value-type="float" office:value="2.72803083741245" calcext:value-type="float">
            <text:p>2.7280308374</text:p>
          </table:table-cell>
          <table:table-cell table:formula="of:=['ross-greedy'.T159]/2" office:value-type="float" office:value="2.51097162920918" calcext:value-type="float">
            <text:p>2.5109716292</text:p>
          </table:table-cell>
        </table:table-row>
        <table:table-row table:style-name="ro3">
          <table:table-cell/>
          <table:table-cell table:formula="of:=['ross-DFA'.A159]/2" office:value-type="float" office:value="0.746704860399378" calcext:value-type="float">
            <text:p>0.7467048604</text:p>
          </table:table-cell>
          <table:table-cell table:formula="of:=['ross-DFA'.B159]/2" office:value-type="float" office:value="1.86638152064959" calcext:value-type="float">
            <text:p>1.8663815206</text:p>
          </table:table-cell>
          <table:table-cell table:formula="of:=['ross-DFA'.C159]/2" office:value-type="float" office:value="3.02000249192408" calcext:value-type="float">
            <text:p>3.0200024919</text:p>
          </table:table-cell>
          <table:table-cell table:formula="of:=['ross-DFA'.D159]/2" office:value-type="float" office:value="4.03444216296155" calcext:value-type="float">
            <text:p>4.034442163</text:p>
          </table:table-cell>
          <table:table-cell table:formula="of:=['ross-DFA'.E159]/2" office:value-type="float" office:value="5.05162322255943" calcext:value-type="float">
            <text:p>5.0516232226</text:p>
          </table:table-cell>
          <table:table-cell table:formula="of:=['ross-DFA'.F159]/2" office:value-type="float" office:value="4.70804583854381" calcext:value-type="float">
            <text:p>4.7080458385</text:p>
          </table:table-cell>
          <table:table-cell table:formula="of:=['ross-DFA'.G159]/2" office:value-type="float" office:value="5.34919233513626" calcext:value-type="float">
            <text:p>5.3491923351</text:p>
          </table:table-cell>
          <table:table-cell table:formula="of:=['ross-DFA'.H159]/2" office:value-type="float" office:value="5.72278866790977" calcext:value-type="float">
            <text:p>5.7227886679</text:p>
          </table:table-cell>
          <table:table-cell table:formula="of:=['ross-DFA'.I159]/2" office:value-type="float" office:value="5.75919946285299" calcext:value-type="float">
            <text:p>5.7591994629</text:p>
          </table:table-cell>
          <table:table-cell table:formula="of:=['ross-DFA'.J159]/2" office:value-type="float" office:value="5.64149056296684" calcext:value-type="float">
            <text:p>5.641490563</text:p>
          </table:table-cell>
          <table:table-cell table:formula="of:=['ross-DFA'.K159]/2" office:value-type="float" office:value="5.53147959818166" calcext:value-type="float">
            <text:p>5.5314795982</text:p>
          </table:table-cell>
          <table:table-cell table:formula="of:=['ross-DFA'.L159]/2" office:value-type="float" office:value="4.95004376151187" calcext:value-type="float">
            <text:p>4.9500437615</text:p>
          </table:table-cell>
          <table:table-cell table:formula="of:=['ross-DFA'.M159]/2" office:value-type="float" office:value="3.96375119622444" calcext:value-type="float">
            <text:p>3.9637511962</text:p>
          </table:table-cell>
          <table:table-cell table:formula="of:=['ross-DFA'.N159]/2" office:value-type="float" office:value="3.77511674998429" calcext:value-type="float">
            <text:p>3.77511675</text:p>
          </table:table-cell>
          <table:table-cell table:formula="of:=['ross-DFA'.O159]/2" office:value-type="float" office:value="3.52798405982392" calcext:value-type="float">
            <text:p>3.5279840598</text:p>
          </table:table-cell>
          <table:table-cell table:formula="of:=['ross-DFA'.P159]/2" office:value-type="float" office:value="3.14261515322162" calcext:value-type="float">
            <text:p>3.1426151532</text:p>
          </table:table-cell>
          <table:table-cell table:formula="of:=['ross-DFA'.Q159]/2" office:value-type="float" office:value="2.69991708356927" calcext:value-type="float">
            <text:p>2.6999170836</text:p>
          </table:table-cell>
          <table:table-cell table:formula="of:=['ross-DFA'.R159]/2" office:value-type="float" office:value="2.61540524722197" calcext:value-type="float">
            <text:p>2.6154052472</text:p>
          </table:table-cell>
          <table:table-cell table:formula="of:=['ross-DFA'.S159]/2" office:value-type="float" office:value="2.50399948237079" calcext:value-type="float">
            <text:p>2.5039994824</text:p>
          </table:table-cell>
          <table:table-cell table:formula="of:=['ross-DFA'.T159]/2" office:value-type="float" office:value="2.48705577655081" calcext:value-type="float">
            <text:p>2.4870557766</text:p>
          </table:table-cell>
        </table:table-row>
        <table:table-row table:style-name="ro3">
          <table:table-cell/>
          <table:table-cell table:formula="of:=['rocsi-greedy'.A159]/2" office:value-type="float" office:value="0.255148912290347" calcext:value-type="float">
            <text:p>0.2551489123</text:p>
          </table:table-cell>
          <table:table-cell table:formula="of:=['rocsi-greedy'.B159]/2" office:value-type="float" office:value="0.456872333127661" calcext:value-type="float">
            <text:p>0.4568723331</text:p>
          </table:table-cell>
          <table:table-cell table:formula="of:=['rocsi-greedy'.C159]/2" office:value-type="float" office:value="1.78966657465583" calcext:value-type="float">
            <text:p>1.7896665747</text:p>
          </table:table-cell>
          <table:table-cell table:formula="of:=['rocsi-greedy'.D159]/2" office:value-type="float" office:value="2.58977683784987" calcext:value-type="float">
            <text:p>2.5897768378</text:p>
          </table:table-cell>
          <table:table-cell table:formula="of:=['rocsi-greedy'.E159]/2" office:value-type="float" office:value="3.39492347197885" calcext:value-type="float">
            <text:p>3.394923472</text:p>
          </table:table-cell>
          <table:table-cell table:formula="of:=['rocsi-greedy'.F159]/2" office:value-type="float" office:value="4.04582489315169" calcext:value-type="float">
            <text:p>4.0458248932</text:p>
          </table:table-cell>
          <table:table-cell table:formula="of:=['rocsi-greedy'.G159]/2" office:value-type="float" office:value="4.99007785669312" calcext:value-type="float">
            <text:p>4.9900778567</text:p>
          </table:table-cell>
          <table:table-cell table:formula="of:=['rocsi-greedy'.H159]/2" office:value-type="float" office:value="5.63353614243741" calcext:value-type="float">
            <text:p>5.6335361424</text:p>
          </table:table-cell>
          <table:table-cell table:formula="of:=['rocsi-greedy'.I159]/2" office:value-type="float" office:value="5.82599592969195" calcext:value-type="float">
            <text:p>5.8259959297</text:p>
          </table:table-cell>
          <table:table-cell table:formula="of:=['rocsi-greedy'.J159]/2" office:value-type="float" office:value="6.44671721439763" calcext:value-type="float">
            <text:p>6.4467172144</text:p>
          </table:table-cell>
          <table:table-cell table:formula="of:=['rocsi-greedy'.K159]/2" office:value-type="float" office:value="6.00874699469406" calcext:value-type="float">
            <text:p>6.0087469947</text:p>
          </table:table-cell>
          <table:table-cell table:formula="of:=['rocsi-greedy'.L159]/2" office:value-type="float" office:value="5.02075746958857" calcext:value-type="float">
            <text:p>5.0207574696</text:p>
          </table:table-cell>
          <table:table-cell table:formula="of:=['rocsi-greedy'.M159]/2" office:value-type="float" office:value="4.41817419771911" calcext:value-type="float">
            <text:p>4.4181741977</text:p>
          </table:table-cell>
          <table:table-cell table:formula="of:=['rocsi-greedy'.N159]/2" office:value-type="float" office:value="4.2157044828378" calcext:value-type="float">
            <text:p>4.2157044828</text:p>
          </table:table-cell>
          <table:table-cell table:formula="of:=['rocsi-greedy'.O159]/2" office:value-type="float" office:value="3.7043054761459" calcext:value-type="float">
            <text:p>3.7043054761</text:p>
          </table:table-cell>
          <table:table-cell table:formula="of:=['rocsi-greedy'.P159]/2" office:value-type="float" office:value="3.319729569777" calcext:value-type="float">
            <text:p>3.3197295698</text:p>
          </table:table-cell>
          <table:table-cell table:formula="of:=['rocsi-greedy'.Q159]/2" office:value-type="float" office:value="2.92289551308169" calcext:value-type="float">
            <text:p>2.9228955131</text:p>
          </table:table-cell>
          <table:table-cell table:formula="of:=['rocsi-greedy'.R159]/2" office:value-type="float" office:value="2.94542876346647" calcext:value-type="float">
            <text:p>2.9454287635</text:p>
          </table:table-cell>
          <table:table-cell table:formula="of:=['rocsi-greedy'.S159]/2" office:value-type="float" office:value="2.91869757968099" calcext:value-type="float">
            <text:p>2.9186975797</text:p>
          </table:table-cell>
          <table:table-cell table:formula="of:=['rocsi-greedy'.T159]/2" office:value-type="float" office:value="2.64724733423402" calcext:value-type="float">
            <text:p>2.6472473342</text:p>
          </table:table-cell>
        </table:table-row>
        <table:table-row table:style-name="ro3">
          <table:table-cell/>
          <table:table-cell table:formula="of:=['ross-'.A159]/2" office:value-type="float" office:value="0.262000987044401" calcext:value-type="float">
            <text:p>0.262000987</text:p>
          </table:table-cell>
          <table:table-cell table:formula="of:=['ross-'.B159]/2" office:value-type="float" office:value="0.662730728356005" calcext:value-type="float">
            <text:p>0.6627307284</text:p>
          </table:table-cell>
          <table:table-cell table:formula="of:=['ross-'.C159]/2" office:value-type="float" office:value="1.99588416459984" calcext:value-type="float">
            <text:p>1.9958841646</text:p>
          </table:table-cell>
          <table:table-cell table:formula="of:=['ross-'.D159]/2" office:value-type="float" office:value="2.20680711897691" calcext:value-type="float">
            <text:p>2.206807119</text:p>
          </table:table-cell>
          <table:table-cell table:formula="of:=['ross-'.E159]/2" office:value-type="float" office:value="2.90873554919864" calcext:value-type="float">
            <text:p>2.9087355492</text:p>
          </table:table-cell>
          <table:table-cell table:formula="of:=['ross-'.F159]/2" office:value-type="float" office:value="3.70152351036524" calcext:value-type="float">
            <text:p>3.7015235104</text:p>
          </table:table-cell>
          <table:table-cell table:formula="of:=['ross-'.G159]/2" office:value-type="float" office:value="4.72046746346054" calcext:value-type="float">
            <text:p>4.7204674635</text:p>
          </table:table-cell>
          <table:table-cell table:formula="of:=['ross-'.H159]/2" office:value-type="float" office:value="5.6803144928493" calcext:value-type="float">
            <text:p>5.6803144928</text:p>
          </table:table-cell>
          <table:table-cell table:formula="of:=['ross-'.I159]/2" office:value-type="float" office:value="5.9751610554343" calcext:value-type="float">
            <text:p>5.9751610554</text:p>
          </table:table-cell>
          <table:table-cell table:formula="of:=['ross-'.J159]/2" office:value-type="float" office:value="6.1430392601574" calcext:value-type="float">
            <text:p>6.1430392602</text:p>
          </table:table-cell>
          <table:table-cell table:formula="of:=['ross-'.K159]/2" office:value-type="float" office:value="5.8996424193308" calcext:value-type="float">
            <text:p>5.8996424193</text:p>
          </table:table-cell>
          <table:table-cell table:formula="of:=['ross-'.L159]/2" office:value-type="float" office:value="5.218026214775" calcext:value-type="float">
            <text:p>5.2180262148</text:p>
          </table:table-cell>
          <table:table-cell table:formula="of:=['ross-'.M159]/2" office:value-type="float" office:value="4.47897347179459" calcext:value-type="float">
            <text:p>4.4789734718</text:p>
          </table:table-cell>
          <table:table-cell table:formula="of:=['ross-'.N159]/2" office:value-type="float" office:value="4.21533253751909" calcext:value-type="float">
            <text:p>4.2153325375</text:p>
          </table:table-cell>
          <table:table-cell table:formula="of:=['ross-'.O159]/2" office:value-type="float" office:value="3.99216208569556" calcext:value-type="float">
            <text:p>3.9921620857</text:p>
          </table:table-cell>
          <table:table-cell table:formula="of:=['ross-'.P159]/2" office:value-type="float" office:value="3.66445131685746" calcext:value-type="float">
            <text:p>3.6644513169</text:p>
          </table:table-cell>
          <table:table-cell table:formula="of:=['ross-'.Q159]/2" office:value-type="float" office:value="3.22529766859582" calcext:value-type="float">
            <text:p>3.2252976686</text:p>
          </table:table-cell>
          <table:table-cell table:formula="of:=['ross-'.R159]/2" office:value-type="float" office:value="2.96992061782448" calcext:value-type="float">
            <text:p>2.9699206178</text:p>
          </table:table-cell>
          <table:table-cell table:formula="of:=['ross-'.S159]/2" office:value-type="float" office:value="2.84864183963679" calcext:value-type="float">
            <text:p>2.8486418396</text:p>
          </table:table-cell>
          <table:table-cell table:formula="of:=['ross-'.T159]/2" office:value-type="float" office:value="2.71207358311633" calcext:value-type="float">
            <text:p>2.7120735831</text:p>
          </table:table-cell>
        </table:table-row>
        <table:table-row table:style-name="ro3">
          <table:table-cell/>
          <table:table-cell table:formula="of:=[soc.A144]*35/50/2" office:value-type="float" office:value="0.536610877485644" calcext:value-type="float">
            <text:p>0.5366108775</text:p>
          </table:table-cell>
          <table:table-cell table:formula="of:=[soc.B144]*35/50/2" office:value-type="float" office:value="1.04833018413447" calcext:value-type="float">
            <text:p>1.0483301841</text:p>
          </table:table-cell>
          <table:table-cell table:formula="of:=[soc.C144]*35/50/2" office:value-type="float" office:value="1.57270542396279" calcext:value-type="float">
            <text:p>1.572705424</text:p>
          </table:table-cell>
          <table:table-cell table:formula="of:=[soc.D144]*35/50/2" office:value-type="float" office:value="2.33627764990053" calcext:value-type="float">
            <text:p>2.3362776499</text:p>
          </table:table-cell>
          <table:table-cell table:formula="of:=[soc.E144]*35/50/2" office:value-type="float" office:value="3.65112286701263" calcext:value-type="float">
            <text:p>3.651122867</text:p>
          </table:table-cell>
          <table:table-cell table:formula="of:=[soc.F144]*35/50/2" office:value-type="float" office:value="4.34030447029755" calcext:value-type="float">
            <text:p>4.3403044703</text:p>
          </table:table-cell>
          <table:table-cell table:formula="of:=[soc.G144]*35/50/2" office:value-type="float" office:value="5.90950889636623" calcext:value-type="float">
            <text:p>5.9095088964</text:p>
          </table:table-cell>
          <table:table-cell table:formula="of:=[soc.H144]*35/50/2" office:value-type="float" office:value="6.42615936191639" calcext:value-type="float">
            <text:p>6.4261593619</text:p>
          </table:table-cell>
          <table:table-cell table:formula="of:=[soc.I144]*35/50/2" office:value-type="float" office:value="6.88437421370757" calcext:value-type="float">
            <text:p>6.8843742137</text:p>
          </table:table-cell>
          <table:table-cell table:formula="of:=[soc.J144]*35/50/2" office:value-type="float" office:value="6.91179438503011" calcext:value-type="float">
            <text:p>6.911794385</text:p>
          </table:table-cell>
          <table:table-cell table:formula="of:=[soc.K144]*35/50/2" office:value-type="float" office:value="5.69124563724227" calcext:value-type="float">
            <text:p>5.6912456372</text:p>
          </table:table-cell>
          <table:table-cell table:formula="of:=[soc.L144]*35/50/2" office:value-type="float" office:value="5.28759463497283" calcext:value-type="float">
            <text:p>5.287594635</text:p>
          </table:table-cell>
          <table:table-cell table:formula="of:=[soc.M144]*35/50/2" office:value-type="float" office:value="4.56520417251282" calcext:value-type="float">
            <text:p>4.5652041725</text:p>
          </table:table-cell>
          <table:table-cell table:formula="of:=[soc.N144]*35/50/2" office:value-type="float" office:value="4.56680267586055" calcext:value-type="float">
            <text:p>4.5668026759</text:p>
          </table:table-cell>
          <table:table-cell table:formula="of:=[soc.O144]*35/50/2" office:value-type="float" office:value="4.84368692265414" calcext:value-type="float">
            <text:p>4.8436869227</text:p>
          </table:table-cell>
          <table:table-cell table:formula="of:=[soc.P144]*35/50/2" office:value-type="float" office:value="4.48837038742911" calcext:value-type="float">
            <text:p>4.4883703874</text:p>
          </table:table-cell>
          <table:table-cell table:formula="of:=[soc.Q144]*35/50/2" office:value-type="float" office:value="4.12543868610799" calcext:value-type="float">
            <text:p>4.1254386861</text:p>
          </table:table-cell>
          <table:table-cell table:formula="of:=[soc.R144]*35/50/2" office:value-type="float" office:value="4.17211080816361" calcext:value-type="float">
            <text:p>4.1721108082</text:p>
          </table:table-cell>
          <table:table-cell table:formula="of:=[soc.S144]*35/50/2" office:value-type="float" office:value="3.7619297002961" calcext:value-type="float">
            <text:p>3.7619297003</text:p>
          </table:table-cell>
          <table:table-cell table:formula="of:=[soc.T144]*35/50/2" office:value-type="float" office:value="3.88056564677368" calcext:value-type="float">
            <text:p>3.8805656468</text:p>
          </table:table-cell>
        </table:table-row>
      </table:table>
      <table:table table:name="plot-size" table:style-name="ta1">
        <table:shapes>
          <draw:frame draw:z-index="0" draw:style-name="gr1" svg:width="6.2988in" svg:height="3.5429in" svg:x="1.8173in" svg:y="0.2169in">
            <draw:object draw:notify-on-update-of-ranges="performance.A26:performance.A66 performance.B25:performance.B25 performance.B26:performance.B66 performance.C25:performance.C25 performance.C26:performance.C66 performance.D25:performance.D25 performance.D26:performance.D66 performance.E25:performance.E25 performance.E26:performance.E66 performance.F25:performance.F25 performance.F26:performance.F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378in" svg:height="4.539in" svg:x="1.7413in" svg:y="4.3921in">
            <draw:object draw:notify-on-update-of-ranges="performance.A94:performance.A125 performance.B93:performance.B93 performance.B94:performance.B125 performance.C93:performance.C93 performance.C94:performance.C125 performance.D93:performance.D93 performance.D94:performance.D125 performance.E93:performance.E93 performance.E94:performance.E125 performance.F93:performance.F93 performance.F94:performance.F1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7.2339in" svg:height="4.9941in" svg:x="1.7524in" svg:y="9.4689in">
            <draw:object draw:notify-on-update-of-ranges="performance.A153:performance.A198 performance.B152:performance.B152 performance.B153:performance.B198 performance.C152:performance.C152 performance.C153:performance.C198 performance.D152:performance.D152 performance.D153:performance.D198 performance.E152:performance.E152 performance.E153:performance.E198 performance.F152:performance.F152 performance.F153:performance.F19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  <table:table-row table:style-name="ro3" table:number-rows-repeated="5">
          <table:table-cell/>
        </table:table-row>
        <table:table-row table:style-name="ro3">
          <table:table-cell/>
        </table:table-row>
      </table:table>
      <table:table table:name="number-clusters-ross" table:style-name="ta1">
        <table:shapes>
          <draw:frame draw:z-index="0" draw:style-name="gr1" svg:width="6.2988in" svg:height="3.5429in" svg:x="1.1453in" svg:y="1.6705in">
            <draw:object draw:notify-on-update-of-ranges="'number-clusters-ross'.B2:'number-clusters-ross'.H2 'number-clusters-ross'.B3:'number-clusters-ross'.H3 'number-clusters-ross'.B5:'number-clusters-ross'.H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1"/>
        <table:table-column table:style-name="co2" table:number-columns-repeated="7" table:default-cell-style-name="Default"/>
        <table:table-row table:style-name="ro3">
          <table:table-cell table:number-columns-repeated="6"/>
          <table:table-cell office:value-type="string" calcext:value-type="string">
            <text:p>data is not reliable</text:p>
          </table:table-cell>
          <table:table-cell table:number-columns-repeated="8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heoritical upper bound!!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verage</text:p>
          </table:table-cell>
          <table:table-cell table:formula="of:=[performance.B7]" office:value-type="float" office:value="19.96" calcext:value-type="float">
            <text:p>19.96</text:p>
          </table:table-cell>
          <table:table-cell table:formula="of:=[performance.B75]" office:value-type="float" office:value="21.56" calcext:value-type="float">
            <text:p>21.56</text:p>
          </table:table-cell>
          <table:table-cell table:formula="of:=[performance.B134]" office:value-type="float" office:value="22.64" calcext:value-type="float">
            <text:p>22.64</text:p>
          </table:table-cell>
          <table:table-cell table:formula="of:=[performance.B220]" office:value-type="float" office:value="23.06" calcext:value-type="float">
            <text:p>23.06</text:p>
          </table:table-cell>
          <table:table-cell table:formula="of:=[performance.B298]" office:value-type="float" office:value="23.56" calcext:value-type="float">
            <text:p>23.56</text:p>
          </table:table-cell>
          <table:table-cell office:value-type="float" office:value="24.06" calcext:value-type="float">
            <text:p>24.06</text:p>
          </table:table-cell>
          <table:table-cell office:value-type="float" office:value="24.14" calcext:value-type="float">
            <text:p>24.14</text:p>
          </table:table-cell>
          <table:table-cell/>
          <table:table-cell office:value-type="string" calcext:value-type="string">
            <text:p>50*50/10*10</text:p>
          </table:table-cell>
          <table:table-cell table:formula="of:=50*50/(10*10)" office:value-type="float" office:value="25" calcext:value-type="float">
            <text:p>2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i</text:p>
          </table:table-cell>
          <table:table-cell table:formula="of:=[performance.B8]" office:value-type="float" office:value="0.411133" calcext:value-type="float">
            <text:p>0.411133</text:p>
          </table:table-cell>
          <table:table-cell table:formula="of:=[performance.B76]" office:value-type="float" office:value="0.354971" calcext:value-type="float">
            <text:p>0.354971</text:p>
          </table:table-cell>
          <table:table-cell table:formula="of:=[performance.B135]" office:value-type="float" office:value="0.392" calcext:value-type="float">
            <text:p>0.392</text:p>
          </table:table-cell>
          <table:table-cell table:formula="of:=[performance.B221]" office:value-type="float" office:value="0.28538" calcext:value-type="float">
            <text:p>0.28538</text:p>
          </table:table-cell>
          <table:table-cell table:formula="of:=[performance.B299]" office:value-type="float" office:value="0.332623" calcext:value-type="float">
            <text:p>0.332623</text:p>
          </table:table-cell>
          <table:table-cell office:value-type="float" office:value="0.348417" calcext:value-type="float">
            <text:p>0.348417</text:p>
          </table:table-cell>
          <table:table-cell office:value-type="float" office:value="0.303642" calcext:value-type="float">
            <text:p>0.30364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pper bound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luster size</text:p>
          </table:table-cell>
          <table:table-cell table:formula="of:=[performance.B9]" office:value-type="float" office:value="5.02593" calcext:value-type="float">
            <text:p>5.02593</text:p>
          </table:table-cell>
          <table:table-cell table:formula="of:=[performance.B77]" office:value-type="float" office:value="9.30239" calcext:value-type="float">
            <text:p>9.30239</text:p>
          </table:table-cell>
          <table:table-cell table:formula="of:=[performance.B136]" office:value-type="float" office:value="13.2933" calcext:value-type="float">
            <text:p>13.2933</text:p>
          </table:table-cell>
          <table:table-cell table:formula="of:=[performance.B222]" office:value-type="float" office:value="17.3806" calcext:value-type="float">
            <text:p>17.3806</text:p>
          </table:table-cell>
          <table:table-cell table:formula="of:=[performance.B300]" office:value-type="float" office:value="21.2656" calcext:value-type="float">
            <text:p>21.2656</text:p>
          </table:table-cell>
          <table:table-cell table:formula="of:=[.F6]+[.G8]" office:value-type="float" office:value="25.0316" calcext:value-type="float">
            <text:p>25.0316</text:p>
          </table:table-cell>
          <table:table-cell table:formula="of:=[.G6]+[.H8]" office:value-type="float" office:value="28.6736" calcext:value-type="float">
            <text:p>28.673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umber of neighbours</text:p>
          </table:table-cell>
          <table:table-cell table:formula="of:=[performance.B18]" office:value-type="float" office:value="9.4932" calcext:value-type="float">
            <text:p>9.4932</text:p>
          </table:table-cell>
          <table:table-cell table:formula="of:=[performance.B86]" office:value-type="float" office:value="20.0028" calcext:value-type="float">
            <text:p>20.0028</text:p>
          </table:table-cell>
          <table:table-cell table:formula="of:=[performance.B145]" office:value-type="float" office:value="30.5284" calcext:value-type="float">
            <text:p>30.5284</text:p>
          </table:table-cell>
          <table:table-cell table:formula="of:=[performance.B231]" office:value-type="float" office:value="41.0351" calcext:value-type="float">
            <text:p>41.0351</text:p>
          </table:table-cell>
          <table:table-cell table:formula="of:=[performance.B309]" office:value-type="float" office:value="51.5372" calcext:value-type="float">
            <text:p>51.5372</text:p>
          </table:table-cell>
          <table:table-cell table:formula="of:=[.F7]+[.G9]" office:value-type="float" office:value="62.0381" calcext:value-type="float">
            <text:p>62.0381</text:p>
          </table:table-cell>
          <table:table-cell table:formula="of:=[.G7]+[.H9]" office:value-type="float" office:value="72.5381" calcext:value-type="float">
            <text:p>72.5381</text:p>
          </table:table-cell>
          <table:table-cell table:number-columns-repeated="7"/>
        </table:table-row>
        <table:table-row table:style-name="ro3">
          <table:table-cell table:number-columns-repeated="2"/>
          <table:table-cell table:formula="of:=[.C6]-[.B6]" office:value-type="float" office:value="4.27646" calcext:value-type="float">
            <text:p>4.27646</text:p>
          </table:table-cell>
          <table:table-cell table:formula="of:=[.D6]-[.C6]" office:value-type="float" office:value="3.99091" calcext:value-type="float">
            <text:p>3.99091</text:p>
          </table:table-cell>
          <table:table-cell table:formula="of:=[.E6]-[.D6]" office:value-type="float" office:value="4.0873" calcext:value-type="float">
            <text:p>4.0873</text:p>
          </table:table-cell>
          <table:table-cell table:formula="of:=[.F6]-[.E6]" office:value-type="float" office:value="3.885" calcext:value-type="float">
            <text:p>3.885</text:p>
          </table:table-cell>
          <table:table-cell office:value-type="float" office:value="3.766" calcext:value-type="float">
            <text:p>3.766</text:p>
          </table:table-cell>
          <table:table-cell office:value-type="float" office:value="3.642" calcext:value-type="float">
            <text:p>3.642</text:p>
          </table:table-cell>
          <table:table-cell table:number-columns-repeated="7"/>
        </table:table-row>
        <table:table-row table:style-name="ro3">
          <table:table-cell table:number-columns-repeated="2"/>
          <table:table-cell table:formula="of:=[.C7]-[.B7]" office:value-type="float" office:value="10.5096" calcext:value-type="float">
            <text:p>10.5096</text:p>
          </table:table-cell>
          <table:table-cell table:formula="of:=[.D7]-[.C7]" office:value-type="float" office:value="10.5256" calcext:value-type="float">
            <text:p>10.5256</text:p>
          </table:table-cell>
          <table:table-cell table:formula="of:=[.E7]-[.D7]" office:value-type="float" office:value="10.5067" calcext:value-type="float">
            <text:p>10.5067</text:p>
          </table:table-cell>
          <table:table-cell table:formula="of:=[.F7]-[.E7]" office:value-type="float" office:value="10.5021" calcext:value-type="float">
            <text:p>10.5021</text:p>
          </table:table-cell>
          <table:table-cell office:value-type="float" office:value="10.5009" calcext:value-type="float">
            <text:p>10.5009</text:p>
          </table:table-cell>
          <table:table-cell office:value-type="float" office:value="10.5" calcext:value-type="float">
            <text:p>10.5</text:p>
          </table:table-cell>
          <table:table-cell table:number-columns-repeated="7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table:number-columns-repeated="10"/>
          <table:table-cell office:value-type="float" office:value="19.96" calcext:value-type="float">
            <text:p>19.96</text:p>
          </table:table-cell>
          <table:table-cell office:value-type="float" office:value="21.56" calcext:value-type="float">
            <text:p>21.56</text:p>
          </table:table-cell>
          <table:table-cell office:value-type="float" office:value="22.64" calcext:value-type="float">
            <text:p>22.64</text:p>
          </table:table-cell>
          <table:table-cell office:value-type="float" office:value="23.06" calcext:value-type="float">
            <text:p>23.06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3">
          <table:table-cell table:number-columns-repeated="10"/>
          <table:table-cell office:value-type="float" office:value="0.411133" calcext:value-type="float">
            <text:p>0.411133</text:p>
          </table:table-cell>
          <table:table-cell office:value-type="float" office:value="0.354971" calcext:value-type="float">
            <text:p>0.354971</text:p>
          </table:table-cell>
          <table:table-cell office:value-type="float" office:value="0.392" calcext:value-type="float">
            <text:p>0.392</text:p>
          </table:table-cell>
          <table:table-cell office:value-type="float" office:value="0.28538" calcext:value-type="float">
            <text:p>0.28538</text:p>
          </table:table-cell>
          <table:table-cell office:value-type="float" office:value="0.332623" calcext:value-type="float">
            <text:p>0.332623</text:p>
          </table:table-cell>
        </table:table-row>
        <table:table-row table:style-name="ro3">
          <table:table-cell table:number-columns-repeated="10"/>
          <table:table-cell table:number-columns-repeated="5" office:value-type="float" office:value="25" calcext:value-type="float">
            <text:p>25</text:p>
          </table:table-cell>
        </table:table-row>
        <table:table-row table:style-name="ro3">
          <table:table-cell table:number-columns-repeated="10"/>
          <table:table-cell office:value-type="float" office:value="5.02593" calcext:value-type="float">
            <text:p>5.02593</text:p>
          </table:table-cell>
          <table:table-cell office:value-type="float" office:value="9.30239" calcext:value-type="float">
            <text:p>9.30239</text:p>
          </table:table-cell>
          <table:table-cell office:value-type="float" office:value="13.2933" calcext:value-type="float">
            <text:p>13.2933</text:p>
          </table:table-cell>
          <table:table-cell office:value-type="float" office:value="17.3806" calcext:value-type="float">
            <text:p>17.3806</text:p>
          </table:table-cell>
          <table:table-cell office:value-type="float" office:value="21.2656" calcext:value-type="float">
            <text:p>21.2656</text:p>
          </table:table-cell>
        </table:table-row>
        <table:table-row table:style-name="ro3">
          <table:table-cell table:number-columns-repeated="10"/>
          <table:table-cell office:value-type="float" office:value="9.4932" calcext:value-type="float">
            <text:p>9.4932</text:p>
          </table:table-cell>
          <table:table-cell office:value-type="float" office:value="20.0028" calcext:value-type="float">
            <text:p>20.0028</text:p>
          </table:table-cell>
          <table:table-cell office:value-type="float" office:value="30.5284" calcext:value-type="float">
            <text:p>30.5284</text:p>
          </table:table-cell>
          <table:table-cell office:value-type="float" office:value="41.0351" calcext:value-type="float">
            <text:p>41.0351</text:p>
          </table:table-cell>
          <table:table-cell office:value-type="float" office:value="51.5372" calcext:value-type="float">
            <text:p>51.5372</text:p>
          </table:table-cell>
        </table:table-row>
        <table:table-row table:style-name="ro3" table:number-rows-repeated="1048555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number of generated clusters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3" table:default-cell-style-name="Default"/>
        <table:table-row table:style-name="ro4">
          <table:table-cell table:number-columns-repeated="2"/>
          <table:table-cell office:value-type="string" calcext:value-type="string">
            <text:p>ROSS-DGA</text:p>
          </table:table-cell>
          <table:table-cell office:value-type="string" calcext:value-type="string">
            <text:p>ROSS-DFA</text:p>
          </table:table-cell>
          <table:table-cell office:value-type="string" calcext:value-type="string">
            <text:p>Ross-x-dga</text:p>
          </table:table-cell>
          <table:table-cell table:style-name="ce10" office:value-type="string" calcext:value-type="string">
            <text:p>Ross-x-dfa</text:p>
          </table:table-cell>
          <table:table-cell office:value-type="string" calcext:value-type="string">
            <text:p>soc</text:p>
          </table:table-cell>
          <table:table-cell table:number-columns-repeated="2"/>
          <table:table-cell office:value-type="string" calcext:value-type="string">
            <text:p>Ross-greedy</text:p>
          </table:table-cell>
          <table:table-cell/>
          <table:table-cell office:value-type="string" calcext:value-type="string">
            <text:p>ross</text:p>
          </table:table-cell>
          <table:table-cell/>
          <table:table-cell office:value-type="string" calcext:value-type="string">
            <text:p>Rocsi-greedy</text:p>
          </table:table-cell>
          <table:table-cell/>
          <table:table-cell office:value-type="string" calcext:value-type="string">
            <text:p>rocsi</text:p>
          </table:table-cell>
          <table:table-cell/>
          <table:table-cell office:value-type="string" calcext:value-type="string">
            <text:p>soc</text:p>
          </table:table-cell>
          <table:table-cell/>
        </table:table-row>
        <table:table-row table:style-name="ro3">
          <table:table-cell office:value-type="string" calcext:value-type="string">
            <text:p>number of clusters</text:p>
          </table:table-cell>
          <table:table-cell office:value-type="float" office:value="100" calcext:value-type="float">
            <text:p>100</text:p>
          </table:table-cell>
          <table:table-cell table:formula="of:=[performance.C7]" office:value-type="float" office:value="19.96" calcext:value-type="float">
            <text:p>19.96</text:p>
          </table:table-cell>
          <table:table-cell table:formula="of:=[performance.B7]" office:value-type="float" office:value="19.96" calcext:value-type="float">
            <text:p>19.96</text:p>
          </table:table-cell>
          <table:table-cell table:formula="of:=[performance.E7]" office:value-type="float" office:value="24.52" calcext:value-type="float">
            <text:p>24.52</text:p>
          </table:table-cell>
          <table:table-cell table:formula="of:=[performance.D7]" office:value-type="float" office:value="24.52" calcext:value-type="float">
            <text:p>24.52</text:p>
          </table:table-cell>
          <table:table-cell table:formula="of:=[performance.F7]" office:value-type="float" office:value="25.3" calcext:value-type="float">
            <text:p>25.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C2]" office:value-type="float" office:value="19.96" calcext:value-type="float">
            <text:p>19.96</text:p>
          </table:table-cell>
          <table:table-cell table:formula="of:=[.C5]" office:value-type="float" office:value="0.411133" calcext:value-type="float">
            <text:p>0.411133</text:p>
          </table:table-cell>
          <table:table-cell table:formula="of:=[.D2]" office:value-type="float" office:value="19.96" calcext:value-type="float">
            <text:p>19.96</text:p>
          </table:table-cell>
          <table:table-cell table:formula="of:=[.D5]" office:value-type="float" office:value="0.411133" calcext:value-type="float">
            <text:p>0.411133</text:p>
          </table:table-cell>
          <table:table-cell table:style-name="ce4" table:formula="of:=[.E2]" office:value-type="float" office:value="24.52" calcext:value-type="float">
            <text:p>24.52</text:p>
          </table:table-cell>
          <table:table-cell table:style-name="ce4" table:formula="of:=[.E5]" office:value-type="float" office:value="0.450374" calcext:value-type="float">
            <text:p>0.450374</text:p>
          </table:table-cell>
          <table:table-cell table:formula="of:=[.F2]" office:value-type="float" office:value="24.52" calcext:value-type="float">
            <text:p>24.52</text:p>
          </table:table-cell>
          <table:table-cell table:formula="of:=[.F5]" office:value-type="float" office:value="0.450374" calcext:value-type="float">
            <text:p>0.450374</text:p>
          </table:table-cell>
          <table:table-cell table:style-name="ce4" table:formula="of:=[.G2]" office:value-type="float" office:value="25.3" calcext:value-type="float">
            <text:p>25.3</text:p>
          </table:table-cell>
          <table:table-cell table:style-name="ce4" table:formula="of:=[.G5]" office:value-type="float" office:value="0.5234" calcext:value-type="float">
            <text:p>0.5234</text:p>
          </table:table-cell>
        </table:table-row>
        <table:table-row table:style-name="ro5">
          <table:table-cell office:value-type="string" calcext:value-type="string">
            <text:p>ci</text:p>
          </table:table-cell>
          <table:table-cell office:value-type="float" office:value="200" calcext:value-type="float">
            <text:p>200</text:p>
          </table:table-cell>
          <table:table-cell table:formula="of:=[performance.C75]" office:value-type="float" office:value="21.56" calcext:value-type="float">
            <text:p>21.56</text:p>
          </table:table-cell>
          <table:table-cell office:value-type="float" office:value="21.56" calcext:value-type="float">
            <text:p>21.56</text:p>
          </table:table-cell>
          <table:table-cell table:formula="of:=[performance.E75]" office:value-type="float" office:value="31.96" calcext:value-type="float">
            <text:p>31.96</text:p>
          </table:table-cell>
          <table:table-cell office:value-type="float" office:value="31.96" calcext:value-type="float">
            <text:p>31.96</text:p>
          </table:table-cell>
          <table:table-cell table:formula="of:=[performance.F75]" office:value-type="float" office:value="32.32" calcext:value-type="float">
            <text:p>32.3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C3]" office:value-type="float" office:value="21.56" calcext:value-type="float">
            <text:p>21.56</text:p>
          </table:table-cell>
          <table:table-cell table:formula="of:=[.C6]" office:value-type="float" office:value="0.354971" calcext:value-type="float">
            <text:p>0.354971</text:p>
          </table:table-cell>
          <table:table-cell table:formula="of:=[.D3]" office:value-type="float" office:value="21.56" calcext:value-type="float">
            <text:p>21.56</text:p>
          </table:table-cell>
          <table:table-cell table:formula="of:=[.D6]" office:value-type="float" office:value="0.354971" calcext:value-type="float">
            <text:p>0.354971</text:p>
          </table:table-cell>
          <table:table-cell table:style-name="ce4" table:formula="of:=[.E3]" office:value-type="float" office:value="31.96" calcext:value-type="float">
            <text:p>31.96</text:p>
          </table:table-cell>
          <table:table-cell table:style-name="ce4" table:formula="of:=[.E6]" office:value-type="float" office:value="0.840746" calcext:value-type="float">
            <text:p>0.840746</text:p>
          </table:table-cell>
          <table:table-cell table:formula="of:=[.F3]" office:value-type="float" office:value="31.96" calcext:value-type="float">
            <text:p>31.96</text:p>
          </table:table-cell>
          <table:table-cell table:formula="of:=[.F6]" office:value-type="float" office:value="0.840746" calcext:value-type="float">
            <text:p>0.840746</text:p>
          </table:table-cell>
          <table:table-cell table:style-name="ce4" table:formula="of:=[.G3]" office:value-type="float" office:value="32.32" calcext:value-type="float">
            <text:p>32.32</text:p>
          </table:table-cell>
          <table:table-cell table:style-name="ce4" table:formula="of:=[.G6]" office:value-type="float" office:value="0.76301" calcext:value-type="float">
            <text:p>0.76301</text:p>
          </table:table-cell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formula="of:=[performance.C134]" office:value-type="float" office:value="22.64" calcext:value-type="float">
            <text:p>22.64</text:p>
          </table:table-cell>
          <table:table-cell office:value-type="float" office:value="22.64" calcext:value-type="float">
            <text:p>22.64</text:p>
          </table:table-cell>
          <table:table-cell table:formula="of:=[performance.E134]" office:value-type="float" office:value="30.16" calcext:value-type="float">
            <text:p>30.16</text:p>
          </table:table-cell>
          <table:table-cell office:value-type="float" office:value="30.16" calcext:value-type="float">
            <text:p>30.16</text:p>
          </table:table-cell>
          <table:table-cell table:formula="of:=[performance.F134]" office:value-type="float" office:value="39.6" calcext:value-type="float">
            <text:p>39.6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C4]" office:value-type="float" office:value="22.64" calcext:value-type="float">
            <text:p>22.64</text:p>
          </table:table-cell>
          <table:table-cell table:formula="of:=[.C7]" office:value-type="float" office:value="0.392" calcext:value-type="float">
            <text:p>0.392</text:p>
          </table:table-cell>
          <table:table-cell table:formula="of:=[.D4]" office:value-type="float" office:value="22.64" calcext:value-type="float">
            <text:p>22.64</text:p>
          </table:table-cell>
          <table:table-cell table:formula="of:=[.D7]" office:value-type="float" office:value="0.392" calcext:value-type="float">
            <text:p>0.392</text:p>
          </table:table-cell>
          <table:table-cell table:style-name="ce4" table:formula="of:=[.E4]" office:value-type="float" office:value="30.16" calcext:value-type="float">
            <text:p>30.16</text:p>
          </table:table-cell>
          <table:table-cell table:style-name="ce4" table:formula="of:=[.E7]" office:value-type="float" office:value="0.570761" calcext:value-type="float">
            <text:p>0.570761</text:p>
          </table:table-cell>
          <table:table-cell table:formula="of:=[.F4]" office:value-type="float" office:value="30.16" calcext:value-type="float">
            <text:p>30.16</text:p>
          </table:table-cell>
          <table:table-cell table:formula="of:=[.F7]" office:value-type="float" office:value="0.570761" calcext:value-type="float">
            <text:p>0.570761</text:p>
          </table:table-cell>
          <table:table-cell table:style-name="ce4" table:formula="of:=[.G4]" office:value-type="float" office:value="39.6" calcext:value-type="float">
            <text:p>39.6</text:p>
          </table:table-cell>
          <table:table-cell table:style-name="ce4" table:formula="of:=[.G7]" office:value-type="float" office:value="0.67532" calcext:value-type="float">
            <text:p>0.67532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table:formula="of:=[performance.C8]" office:value-type="float" office:value="0.411133" calcext:value-type="float">
            <text:p>0.411133</text:p>
          </table:table-cell>
          <table:table-cell office:value-type="float" office:value="0.411133" calcext:value-type="float">
            <text:p>0.411133</text:p>
          </table:table-cell>
          <table:table-cell table:formula="of:=[performance.E8]" office:value-type="float" office:value="0.450374" calcext:value-type="float">
            <text:p>0.450374</text:p>
          </table:table-cell>
          <table:table-cell office:value-type="float" office:value="0.450374" calcext:value-type="float">
            <text:p>0.450374</text:p>
          </table:table-cell>
          <table:table-cell table:formula="of:=0.5234" office:value-type="float" office:value="0.5234" calcext:value-type="float">
            <text:p>0.5234</text:p>
          </table:table-cell>
          <table:table-cell table:number-columns-repeated="12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table:formula="of:=[performance.C76]" office:value-type="float" office:value="0.354971" calcext:value-type="float">
            <text:p>0.354971</text:p>
          </table:table-cell>
          <table:table-cell office:value-type="float" office:value="0.354971" calcext:value-type="float">
            <text:p>0.354971</text:p>
          </table:table-cell>
          <table:table-cell table:formula="of:=[performance.E76]" office:value-type="float" office:value="0.840746" calcext:value-type="float">
            <text:p>0.840746</text:p>
          </table:table-cell>
          <table:table-cell office:value-type="float" office:value="0.840746" calcext:value-type="float">
            <text:p>0.840746</text:p>
          </table:table-cell>
          <table:table-cell table:formula="of:=[performance.F76]" office:value-type="float" office:value="0.76301" calcext:value-type="float">
            <text:p>0.76301</text:p>
          </table:table-cell>
          <table:table-cell table:number-columns-repeated="12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 table:formula="of:=[performance.C135]" office:value-type="float" office:value="0.392" calcext:value-type="float">
            <text:p>0.392</text:p>
          </table:table-cell>
          <table:table-cell office:value-type="float" office:value="0.392" calcext:value-type="float">
            <text:p>0.392</text:p>
          </table:table-cell>
          <table:table-cell table:formula="of:=[performance.E135]" office:value-type="float" office:value="0.570761" calcext:value-type="float">
            <text:p>0.570761</text:p>
          </table:table-cell>
          <table:table-cell office:value-type="float" office:value="0.570761" calcext:value-type="float">
            <text:p>0.570761</text:p>
          </table:table-cell>
          <table:table-cell table:formula="of:=[performance.F135]" office:value-type="float" office:value="0.67532" calcext:value-type="float">
            <text:p>0.67532</text:p>
          </table:table-cell>
          <table:table-cell table:number-columns-repeated="12"/>
        </table:table-row>
        <table:table-row table:style-name="ro3" table:number-rows-repeated="1048568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23:19:00.060310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 </meta:initial-creator>
    <meta:creation-date>2014-09-08T22:21:05</meta:creation-date>
    <meta:generator>LibreOffice/4.2.8.2$Linux_x86 LibreOffice_project/420m0$Build-2</meta:generator>
    <dc:date>2017-08-25T00:20:07.730693586</dc:date>
    <dc:creator>di </dc:creator>
    <meta:editing-duration>P4DT11H15M3S</meta:editing-duration>
    <meta:editing-cycles>52</meta:editing-cycles>
    <meta:document-statistic meta:table-count="11" meta:cell-count="2254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9cm" svg:height="12.574cm" xlink:href=".." xlink:type="simple" chart:class="chart:line" chart:row-mapping="1 0 3 2 4" chart:style-name="ch1">
        <chart:title svg:x="8.949cm" svg:y="0.387cm" chart:style-name="ch2">
          <text:p>100</text:p>
        </chart:title>
        <chart:legend svg:x="10.915cm" svg:y="7.949cm" style:legend-expansion="custom" chartooo:width="3.145cm" chartooo:height="2.59cm" style:legend-expansion-aspect-ratio="1.21428571428571" chart:style-name="ch3"/>
        <chart:plot-area chart:style-name="ch4" table:cell-range-address="'plot-survival-rate'.A1:'plot-survival-rate'.U6" chart:data-source-has-labels="both" svg:x="0.822cm" svg:y="0.968cm" svg:width="15.784cm" svg:height="10.932cm">
          <chartooo:coordinate-region svg:x="1.443cm" svg:y="1.167cm" svg:width="14.884cm" svg:height="10.086cm"/>
          <chart:axis chart:dimension="x" chart:name="primary-x" chart:style-name="ch5" chartooo:axis-type="auto">
            <chartooo:date-scale/>
            <chart:categories table:cell-range-address="'plot-survival-rate'.B1:'plot-survival-rate'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-survival-rate'.B3:'plot-survival-rate'.U3" chart:label-cell-address="'plot-survival-rate'.A3:'plot-survival-rate'.A3" chart:class="chart:line">
            <chart:data-point chart:repeated="20"/>
          </chart:series>
          <chart:series chart:style-name="ch8" chart:values-cell-range-address="'plot-survival-rate'.B2:'plot-survival-rate'.U2" chart:label-cell-address="'plot-survival-rate'.A2:'plot-survival-rate'.A2" chart:class="chart:line">
            <chart:data-point chart:repeated="20"/>
          </chart:series>
          <chart:series chart:style-name="ch9" chart:values-cell-range-address="'plot-survival-rate'.B5:'plot-survival-rate'.U5" chart:label-cell-address="'plot-survival-rate'.A5:'plot-survival-rate'.A5" chart:class="chart:line">
            <chart:data-point chart:repeated="20"/>
          </chart:series>
          <chart:series chart:style-name="ch10" chart:values-cell-range-address="'plot-survival-rate'.B4:'plot-survival-rate'.U4" chart:label-cell-address="'plot-survival-rate'.A4:'plot-survival-rate'.A4" chart:class="chart:line">
            <chart:data-point chart:repeated="20"/>
          </chart:series>
          <chart:series chart:style-name="ch11" chart:values-cell-range-address="'plot-survival-rate'.B6:'plot-survival-rate'.U6" chart:label-cell-address="'plot-survival-rate'.A6:'plot-survival-rate'.A6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1:'plot-survival-rate'.U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GFA</text:p>
                <draw:g>
                  <svg:desc>'plot-survival-rate'.A3:'plot-survival-rate'.A3</svg:desc>
                </draw:g>
              </table:table-cell>
              <table:table-cell office:value-type="float" office:value="1.02">
                <text:p>1.02</text:p>
                <draw:g>
                  <svg:desc>'plot-survival-rate'.B3:'plot-survival-rate'.U3</svg:desc>
                </draw:g>
              </table:table-cell>
              <table:table-cell office:value-type="float" office:value="1.26">
                <text:p>1.26</text:p>
              </table:table-cell>
              <table:table-cell office:value-type="float" office:value="3.34">
                <text:p>3.34</text:p>
              </table:table-cell>
              <table:table-cell office:value-type="float" office:value="9.9">
                <text:p>9.9</text:p>
              </table:table-cell>
              <table:table-cell office:value-type="float" office:value="15.98">
                <text:p>15.98</text:p>
              </table:table-cell>
              <table:table-cell office:value-type="float" office:value="22.62">
                <text:p>22.62</text:p>
              </table:table-cell>
              <table:table-cell office:value-type="float" office:value="28.2">
                <text:p>28.2</text:p>
              </table:table-cell>
              <table:table-cell office:value-type="float" office:value="36.14">
                <text:p>36.14</text:p>
              </table:table-cell>
              <table:table-cell office:value-type="float" office:value="43.48">
                <text:p>43.48</text:p>
              </table:table-cell>
              <table:table-cell office:value-type="float" office:value="48.24">
                <text:p>48.24</text:p>
              </table:table-cell>
              <table:table-cell office:value-type="float" office:value="54.22">
                <text:p>54.22</text:p>
              </table:table-cell>
              <table:table-cell office:value-type="float" office:value="57.94">
                <text:p>57.94</text:p>
              </table:table-cell>
              <table:table-cell office:value-type="float" office:value="61.46">
                <text:p>61.46</text:p>
              </table:table-cell>
              <table:table-cell office:value-type="float" office:value="66.12">
                <text:p>66.12</text:p>
              </table:table-cell>
              <table:table-cell office:value-type="float" office:value="69.84">
                <text:p>69.84</text:p>
              </table:table-cell>
              <table:table-cell office:value-type="float" office:value="72.52">
                <text:p>72.52</text:p>
              </table:table-cell>
              <table:table-cell office:value-type="float" office:value="75.42">
                <text:p>75.42</text:p>
              </table:table-cell>
              <table:table-cell office:value-type="float" office:value="76.92">
                <text:p>76.92</text:p>
              </table:table-cell>
              <table:table-cell office:value-type="float" office:value="80.04">
                <text:p>80.04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ROSS-DGA</text:p>
                <draw:g>
                  <svg:desc>'plot-survival-rate'.A2:'plot-survival-rate'.A2</svg:desc>
                </draw:g>
              </table:table-cell>
              <table:table-cell office:value-type="float" office:value="0.76">
                <text:p>0.76</text:p>
                <draw:g>
                  <svg:desc>'plot-survival-rate'.B2:'plot-survival-rate'.U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4.22">
                <text:p>4.22</text:p>
              </table:table-cell>
              <table:table-cell office:value-type="float" office:value="9.84">
                <text:p>9.84</text:p>
              </table:table-cell>
              <table:table-cell office:value-type="float" office:value="15.52">
                <text:p>15.52</text:p>
              </table:table-cell>
              <table:table-cell office:value-type="float" office:value="21.24">
                <text:p>21.24</text:p>
              </table:table-cell>
              <table:table-cell office:value-type="float" office:value="27.14">
                <text:p>27.14</text:p>
              </table:table-cell>
              <table:table-cell office:value-type="float" office:value="34.36">
                <text:p>34.36</text:p>
              </table:table-cell>
              <table:table-cell office:value-type="float" office:value="40.86">
                <text:p>40.86</text:p>
              </table:table-cell>
              <table:table-cell office:value-type="float" office:value="45.6">
                <text:p>45.6</text:p>
              </table:table-cell>
              <table:table-cell office:value-type="float" office:value="51.08">
                <text:p>51.08</text:p>
              </table:table-cell>
              <table:table-cell office:value-type="float" office:value="54.64">
                <text:p>54.64</text:p>
              </table:table-cell>
              <table:table-cell office:value-type="float" office:value="59.74">
                <text:p>59.74</text:p>
              </table:table-cell>
              <table:table-cell office:value-type="float" office:value="64.34">
                <text:p>64.34</text:p>
              </table:table-cell>
              <table:table-cell office:value-type="float" office:value="68.68">
                <text:p>68.68</text:p>
              </table:table-cell>
              <table:table-cell office:value-type="float" office:value="71.82">
                <text:p>71.82</text:p>
              </table:table-cell>
              <table:table-cell office:value-type="float" office:value="75.26">
                <text:p>75.26</text:p>
              </table:table-cell>
              <table:table-cell office:value-type="float" office:value="76.72">
                <text:p>76.72</text:p>
              </table:table-cell>
              <table:table-cell office:value-type="float" office:value="79.3">
                <text:p>79.3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5:'plot-survival-rate'.A5</svg:desc>
                </draw:g>
              </table:table-cell>
              <table:table-cell office:value-type="float" office:value="1.46">
                <text:p>1.46</text:p>
                <draw:g>
                  <svg:desc>'plot-survival-rate'.B5:'plot-survival-rate'.U5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2.66">
                <text:p>2.66</text:p>
              </table:table-cell>
              <table:table-cell office:value-type="float" office:value="5.68">
                <text:p>5.68</text:p>
              </table:table-cell>
              <table:table-cell office:value-type="float" office:value="9.52">
                <text:p>9.52</text:p>
              </table:table-cell>
              <table:table-cell office:value-type="float" office:value="14.7">
                <text:p>14.7</text:p>
              </table:table-cell>
              <table:table-cell office:value-type="float" office:value="19.58">
                <text:p>19.58</text:p>
              </table:table-cell>
              <table:table-cell office:value-type="float" office:value="25.28">
                <text:p>25.28</text:p>
              </table:table-cell>
              <table:table-cell office:value-type="float" office:value="32.08">
                <text:p>32.08</text:p>
              </table:table-cell>
              <table:table-cell office:value-type="float" office:value="37.5">
                <text:p>37.5</text:p>
              </table:table-cell>
              <table:table-cell office:value-type="float" office:value="44.56">
                <text:p>44.56</text:p>
              </table:table-cell>
              <table:table-cell office:value-type="float" office:value="49.46">
                <text:p>49.46</text:p>
              </table:table-cell>
              <table:table-cell office:value-type="float" office:value="54.96">
                <text:p>54.96</text:p>
              </table:table-cell>
              <table:table-cell office:value-type="float" office:value="60.34">
                <text:p>60.34</text:p>
              </table:table-cell>
              <table:table-cell office:value-type="float" office:value="65">
                <text:p>65</text:p>
              </table:table-cell>
              <table:table-cell office:value-type="float" office:value="68.68">
                <text:p>68.68</text:p>
              </table:table-cell>
              <table:table-cell office:value-type="float" office:value="71.18">
                <text:p>71.18</text:p>
              </table:table-cell>
              <table:table-cell office:value-type="float" office:value="73.4">
                <text:p>73.4</text:p>
              </table:table-cell>
              <table:table-cell office:value-type="float" office:value="77.32">
                <text:p>77.32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4:'plot-survival-rate'.A4</svg:desc>
                </draw:g>
              </table:table-cell>
              <table:table-cell office:value-type="float" office:value="0.64">
                <text:p>0.64</text:p>
                <draw:g>
                  <svg:desc>'plot-survival-rate'.B4:'plot-survival-rate'.U4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1.66">
                <text:p>1.66</text:p>
              </table:table-cell>
              <table:table-cell office:value-type="float" office:value="3.94">
                <text:p>3.94</text:p>
              </table:table-cell>
              <table:table-cell office:value-type="float" office:value="7.48">
                <text:p>7.48</text:p>
              </table:table-cell>
              <table:table-cell office:value-type="float" office:value="11.98">
                <text:p>11.98</text:p>
              </table:table-cell>
              <table:table-cell office:value-type="float" office:value="15.96">
                <text:p>15.96</text:p>
              </table:table-cell>
              <table:table-cell office:value-type="float" office:value="20.94">
                <text:p>20.94</text:p>
              </table:table-cell>
              <table:table-cell office:value-type="float" office:value="28.22">
                <text:p>28.22</text:p>
              </table:table-cell>
              <table:table-cell office:value-type="float" office:value="32.98">
                <text:p>32.98</text:p>
              </table:table-cell>
              <table:table-cell office:value-type="float" office:value="38.7">
                <text:p>38.7</text:p>
              </table:table-cell>
              <table:table-cell office:value-type="float" office:value="43.94">
                <text:p>43.94</text:p>
              </table:table-cell>
              <table:table-cell office:value-type="float" office:value="50.14">
                <text:p>50.14</text:p>
              </table:table-cell>
              <table:table-cell office:value-type="float" office:value="54.82">
                <text:p>54.82</text:p>
              </table:table-cell>
              <table:table-cell office:value-type="float" office:value="59.22">
                <text:p>59.22</text:p>
              </table:table-cell>
              <table:table-cell office:value-type="float" office:value="63.18">
                <text:p>63.18</text:p>
              </table:table-cell>
              <table:table-cell office:value-type="float" office:value="66.96">
                <text:p>66.96</text:p>
              </table:table-cell>
              <table:table-cell office:value-type="float" office:value="69.38">
                <text:p>69.38</text:p>
              </table:table-cell>
              <table:table-cell office:value-type="float" office:value="73.48">
                <text:p>73.48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SOC</text:p>
                <draw:g>
                  <svg:desc>'plot-survival-rate'.A6:'plot-survival-rate'.A6</svg:desc>
                </draw:g>
              </table:table-cell>
              <table:table-cell office:value-type="float" office:value="11.12">
                <text:p>11.12</text:p>
                <draw:g>
                  <svg:desc>'plot-survival-rate'.B6:'plot-survival-rate'.U6</svg:desc>
                </draw:g>
              </table:table-cell>
              <table:table-cell office:value-type="float" office:value="11.18">
                <text:p>11.18</text:p>
              </table:table-cell>
              <table:table-cell office:value-type="float" office:value="11.84">
                <text:p>11.84</text:p>
              </table:table-cell>
              <table:table-cell office:value-type="float" office:value="13.9">
                <text:p>13.9</text:p>
              </table:table-cell>
              <table:table-cell office:value-type="float" office:value="20.4">
                <text:p>20.4</text:p>
              </table:table-cell>
              <table:table-cell office:value-type="float" office:value="26.44">
                <text:p>26.44</text:p>
              </table:table-cell>
              <table:table-cell office:value-type="float" office:value="34.78">
                <text:p>34.78</text:p>
              </table:table-cell>
              <table:table-cell office:value-type="float" office:value="40.66">
                <text:p>40.66</text:p>
              </table:table-cell>
              <table:table-cell office:value-type="float" office:value="47.38">
                <text:p>47.38</text:p>
              </table:table-cell>
              <table:table-cell office:value-type="float" office:value="51.62">
                <text:p>51.62</text:p>
              </table:table-cell>
              <table:table-cell office:value-type="float" office:value="57.12">
                <text:p>57.12</text:p>
              </table:table-cell>
              <table:table-cell office:value-type="float" office:value="60.56">
                <text:p>60.56</text:p>
              </table:table-cell>
              <table:table-cell office:value-type="float" office:value="63.42">
                <text:p>63.42</text:p>
              </table:table-cell>
              <table:table-cell office:value-type="float" office:value="66.42">
                <text:p>66.42</text:p>
              </table:table-cell>
              <table:table-cell office:value-type="float" office:value="68.66">
                <text:p>68.66</text:p>
              </table:table-cell>
              <table:table-cell office:value-type="float" office:value="71.74">
                <text:p>71.74</text:p>
              </table:table-cell>
              <table:table-cell office:value-type="float" office:value="74.82">
                <text:p>74.82</text:p>
              </table:table-cell>
              <table:table-cell office:value-type="float" office:value="78.52">
                <text:p>78.52</text:p>
              </table:table-cell>
              <table:table-cell office:value-type="float" office:value="81.7">
                <text:p>81.7</text:p>
              </table:table-cell>
              <table:table-cell office:value-type="float" office:value="83.68">
                <text:p>83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8cm" svg:y="3.205cm" style:legend-expansion="high" chart:style-name="ch2"/>
        <chart:plot-area chart:style-name="ch3" table:cell-range-address="performance.A25:performance.F65" chart:data-source-has-labels="both" svg:x="0.32cm" svg:y="0.18cm" svg:width="11.899cm" svg:height="8.64cm">
          <chartooo:coordinate-region svg:x="0.941cm" svg:y="0.38cm" svg:width="11.092cm" svg:height="7.395cm"/>
          <chart:axis chart:dimension="x" chart:name="primary-x" chart:style-name="ch4" chartooo:axis-type="auto">
            <chartooo:date-scale/>
            <chart:categories table:cell-range-address="performance.A26:performance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26:performance.B65" chart:label-cell-address="performance.B25:performance.B25" chart:class="chart:line">
            <chart:data-point chart:repeated="40"/>
          </chart:series>
          <chart:series chart:style-name="ch7" chart:values-cell-range-address="performance.C26:performance.C65" chart:label-cell-address="performance.C25:performance.C25" chart:class="chart:line">
            <chart:data-point chart:repeated="40"/>
          </chart:series>
          <chart:series chart:style-name="ch8" chart:values-cell-range-address="performance.D26:performance.D65" chart:label-cell-address="performance.D25:performance.D25" chart:class="chart:line">
            <chart:data-point chart:repeated="40"/>
          </chart:series>
          <chart:series chart:style-name="ch9" chart:values-cell-range-address="performance.E26:performance.E65" chart:label-cell-address="performance.E25:performance.E25" chart:class="chart:line">
            <chart:data-point chart:repeated="40"/>
          </chart:series>
          <chart:series chart:style-name="ch10" chart:values-cell-range-address="performance.F26:performance.F65" chart:label-cell-address="performance.F25:performance.F25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25:performance.B25</svg:desc>
                </draw:g>
              </table:table-cell>
              <table:table-cell office:value-type="string">
                <text:p>ROSS-DGA</text:p>
                <draw:g>
                  <svg:desc>performance.C25:performance.C25</svg:desc>
                </draw:g>
              </table:table-cell>
              <table:table-cell office:value-type="string">
                <text:p>ROSS-6-DFA</text:p>
                <draw:g>
                  <svg:desc>performance.D25:performance.D25</svg:desc>
                </draw:g>
              </table:table-cell>
              <table:table-cell office:value-type="string">
                <text:p>ROSS-6-DGA</text:p>
                <draw:g>
                  <svg:desc>performance.E25:performance.E25</svg:desc>
                </draw:g>
              </table:table-cell>
              <table:table-cell office:value-type="string">
                <text:p>SOC</text:p>
                <draw:g>
                  <svg:desc>performance.F25:performance.F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26:performance.A65</svg:desc>
                </draw:g>
              </table:table-cell>
              <table:table-cell office:value-type="float" office:value="0.76">
                <text:p>0.76</text:p>
                <draw:g>
                  <svg:desc>performance.B26:performance.B65</svg:desc>
                </draw:g>
              </table:table-cell>
              <table:table-cell office:value-type="float" office:value="0.6">
                <text:p>0.6</text:p>
                <draw:g>
                  <svg:desc>performance.C26:performance.C65</svg:desc>
                </draw:g>
              </table:table-cell>
              <table:table-cell office:value-type="float" office:value="1.46">
                <text:p>1.46</text:p>
                <draw:g>
                  <svg:desc>performance.D26:performance.D65</svg:desc>
                </draw:g>
              </table:table-cell>
              <table:table-cell office:value-type="float" office:value="0.5">
                <text:p>0.5</text:p>
                <draw:g>
                  <svg:desc>performance.E26:performance.E65</svg:desc>
                </draw:g>
              </table:table-cell>
              <table:table-cell office:value-type="float" office:value="0">
                <text:p>0</text:p>
                <draw:g>
                  <svg:desc>performance.F26:performance.F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2.72">
                <text:p>2.72</text:p>
              </table:table-cell>
              <table:table-cell office:value-type="float" office:value="6.12">
                <text:p>6.12</text:p>
              </table:table-cell>
              <table:table-cell office:value-type="float" office:value="2.88">
                <text:p>2.88</text:p>
              </table:table-cell>
              <table:table-cell office:value-type="float" office:value="3.96154">
                <text:p>3.961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72">
                <text:p>6.72</text:p>
              </table:table-cell>
              <table:table-cell office:value-type="float" office:value="6.66">
                <text:p>6.66</text:p>
              </table:table-cell>
              <table:table-cell office:value-type="float" office:value="13.44">
                <text:p>13.44</text:p>
              </table:table-cell>
              <table:table-cell office:value-type="float" office:value="14.4">
                <text:p>14.4</text:p>
              </table:table-cell>
              <table:table-cell office:value-type="float" office:value="4.07692">
                <text:p>4.07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28">
                <text:p>13.28</text:p>
              </table:table-cell>
              <table:table-cell office:value-type="float" office:value="13.36">
                <text:p>13.36</text:p>
              </table:table-cell>
              <table:table-cell office:value-type="float" office:value="21.6">
                <text:p>21.6</text:p>
              </table:table-cell>
              <table:table-cell office:value-type="float" office:value="36.72">
                <text:p>36.72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  <table:table-cell office:value-type="float" office:value="4.76923">
                <text:p>4.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48">
                <text:p>18.48</text:p>
              </table:table-cell>
              <table:table-cell office:value-type="float" office:value="22.44">
                <text:p>22.44</text:p>
              </table:table-cell>
              <table:table-cell office:value-type="float" office:value="21.96">
                <text:p>21.96</text:p>
              </table:table-cell>
              <table:table-cell office:value-type="float" office:value="11.4">
                <text:p>11.4</text:p>
              </table:table-cell>
              <table:table-cell office:value-type="float" office:value="3.65385">
                <text:p>3.65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22">
                <text:p>17.22</text:p>
              </table:table-cell>
              <table:table-cell office:value-type="float" office:value="10.92">
                <text:p>10.92</text:p>
              </table:table-cell>
              <table:table-cell office:value-type="float" office:value="2.1">
                <text:p>2.1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8">
                <text:p>9.28</text:p>
              </table:table-cell>
              <table:table-cell office:value-type="float" office:value="9.76">
                <text:p>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154">
                <text:p>2.9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94">
                <text:p>5.94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6">
                <text:p>2.86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462">
                <text:p>3.384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154">
                <text:p>3.461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308">
                <text:p>2.923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154">
                <text:p>0.8461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769">
                <text:p>5.307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462">
                <text:p>2.884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538">
                <text:p>3.115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077">
                <text:p>2.230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92">
                <text:p>3.57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31">
                <text:p>3.69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23">
                <text:p>1.269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77">
                <text:p>5.230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1">
                <text:p>2.692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385">
                <text:p>4.153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308">
                <text:p>1.423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462">
                <text:p>4.384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205cm" style:legend-expansion="high" chart:style-name="ch2"/>
        <chart:plot-area chart:style-name="ch3" table:cell-range-address="performance.A152:performance.F197" chart:data-source-has-labels="both" svg:x="0.32cm" svg:y="0.18cm" svg:width="11.714cm" svg:height="8.64cm">
          <chartooo:coordinate-region svg:x="0.941cm" svg:y="0.38cm" svg:width="10.906cm" svg:height="7.395cm"/>
          <chart:axis chart:dimension="x" chart:name="primary-x" chart:style-name="ch4" chartooo:axis-type="auto">
            <chartooo:date-scale/>
            <chart:categories table:cell-range-address="performance.A153:performance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153:performance.B197" chart:label-cell-address="performance.B152:performance.B152" chart:class="chart:line">
            <chart:data-point chart:repeated="41"/>
          </chart:series>
          <chart:series chart:style-name="ch7" chart:values-cell-range-address="performance.C153:performance.C197" chart:label-cell-address="performance.C152:performance.C152" chart:class="chart:line">
            <chart:data-point chart:repeated="41"/>
          </chart:series>
          <chart:series chart:style-name="ch8" chart:values-cell-range-address="performance.D153:performance.D197" chart:label-cell-address="performance.D152:performance.D152" chart:class="chart:line">
            <chart:data-point chart:repeated="41"/>
          </chart:series>
          <chart:series chart:style-name="ch9" chart:values-cell-range-address="performance.E153:performance.E197" chart:label-cell-address="performance.E152:performance.E152" chart:class="chart:line">
            <chart:data-point chart:repeated="41"/>
          </chart:series>
          <chart:series chart:style-name="ch10" chart:values-cell-range-address="performance.F153:performance.F197" chart:label-cell-address="performance.F152:performance.F152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152:performance.B152</svg:desc>
                </draw:g>
              </table:table-cell>
              <table:table-cell office:value-type="string">
                <text:p>ROSS-DGA</text:p>
                <draw:g>
                  <svg:desc>performance.C152:performance.C152</svg:desc>
                </draw:g>
              </table:table-cell>
              <table:table-cell office:value-type="string">
                <text:p>ROSS-21-DFA</text:p>
                <draw:g>
                  <svg:desc>performance.D152:performance.D152</svg:desc>
                </draw:g>
              </table:table-cell>
              <table:table-cell office:value-type="string">
                <text:p>ROSS-21-DGA</text:p>
                <draw:g>
                  <svg:desc>performance.E152:performance.E152</svg:desc>
                </draw:g>
              </table:table-cell>
              <table:table-cell office:value-type="string">
                <text:p>SOC</text:p>
                <draw:g>
                  <svg:desc>performance.F152:performance.F15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153:performance.A197</svg:desc>
                </draw:g>
              </table:table-cell>
              <table:table-cell office:value-type="float" office:value="0.2">
                <text:p>0.2</text:p>
                <draw:g>
                  <svg:desc>performance.B153:performance.B197</svg:desc>
                </draw:g>
              </table:table-cell>
              <table:table-cell office:value-type="float" office:value="0.08">
                <text:p>0.08</text:p>
                <draw:g>
                  <svg:desc>performance.C153:performance.C197</svg:desc>
                </draw:g>
              </table:table-cell>
              <table:table-cell office:value-type="float" office:value="1.52">
                <text:p>1.52</text:p>
                <draw:g>
                  <svg:desc>performance.D153:performance.D197</svg:desc>
                </draw:g>
              </table:table-cell>
              <table:table-cell office:value-type="float" office:value="0.02">
                <text:p>0.02</text:p>
                <draw:g>
                  <svg:desc>performance.E153:performance.E197</svg:desc>
                </draw:g>
              </table:table-cell>
              <table:table-cell office:value-type="float" office:value="6.32">
                <text:p>6.32</text:p>
                <draw:g>
                  <svg:desc>performance.F153:performance.F19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0.28">
                <text:p>0.28</text:p>
              </table:table-cell>
              <table:table-cell office:value-type="float" office:value="2.44">
                <text:p>2.44</text:p>
              </table:table-cell>
              <table:table-cell office:value-type="float" office:value="0.08">
                <text:p>0.08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0.6">
                <text:p>0.6</text:p>
              </table:table-cell>
              <table:table-cell office:value-type="float" office:value="3.72">
                <text:p>3.72</text:p>
              </table:table-cell>
              <table:table-cell office:value-type="float" office:value="0.3">
                <text:p>0.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0.72">
                <text:p>0.72</text:p>
              </table:table-cell>
              <table:table-cell office:value-type="float" office:value="5.84">
                <text:p>5.84</text:p>
              </table:table-cell>
              <table:table-cell office:value-type="float" office:value="0.4">
                <text:p>0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1.8">
                <text:p>1.8</text:p>
              </table:table-cell>
              <table:table-cell office:value-type="float" office:value="7.7">
                <text:p>7.7</text:p>
              </table:table-cell>
              <table:table-cell office:value-type="float" office:value="0.9">
                <text:p>0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16">
                <text:p>5.16</text:p>
              </table:table-cell>
              <table:table-cell office:value-type="float" office:value="2.4">
                <text:p>2.4</text:p>
              </table:table-cell>
              <table:table-cell office:value-type="float" office:value="10.32">
                <text:p>10.32</text:p>
              </table:table-cell>
              <table:table-cell office:value-type="float" office:value="2.16">
                <text:p>2.16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2.94">
                <text:p>2.94</text:p>
              </table:table-cell>
              <table:table-cell office:value-type="float" office:value="12.18">
                <text:p>12.18</text:p>
              </table:table-cell>
              <table:table-cell office:value-type="float" office:value="7">
                <text:p>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56">
                <text:p>10.56</text:p>
              </table:table-cell>
              <table:table-cell office:value-type="float" office:value="5.6">
                <text:p>5.6</text:p>
              </table:table-cell>
              <table:table-cell office:value-type="float" office:value="15.84">
                <text:p>15.84</text:p>
              </table:table-cell>
              <table:table-cell office:value-type="float" office:value="24.64">
                <text:p>24.6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72">
                <text:p>9.72</text:p>
              </table:table-cell>
              <table:table-cell office:value-type="float" office:value="5.76">
                <text:p>5.76</text:p>
              </table:table-cell>
              <table:table-cell office:value-type="float" office:value="19.08">
                <text:p>19.08</text:p>
              </table:table-cell>
              <table:table-cell office:value-type="float" office:value="57.24">
                <text:p>57.2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9">
                <text:p>9</text:p>
              </table:table-cell>
              <table:table-cell office:value-type="float" office:value="18.8">
                <text:p>18.8</text:p>
              </table:table-cell>
              <table:table-cell office:value-type="float" office:value="82.2">
                <text:p>8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74">
                <text:p>14.74</text:p>
              </table:table-cell>
              <table:table-cell office:value-type="float" office:value="22.44">
                <text:p>22.44</text:p>
              </table:table-cell>
              <table:table-cell office:value-type="float" office:value="19.8">
                <text:p>19.8</text:p>
              </table:table-cell>
              <table:table-cell office:value-type="float" office:value="70.4">
                <text:p>70.4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52">
                <text:p>17.52</text:p>
              </table:table-cell>
              <table:table-cell office:value-type="float" office:value="31.68">
                <text:p>31.68</text:p>
              </table:table-cell>
              <table:table-cell office:value-type="float" office:value="25.44">
                <text:p>25.44</text:p>
              </table:table-cell>
              <table:table-cell office:value-type="float" office:value="33.84">
                <text:p>33.8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.16">
                <text:p>17.16</text:p>
              </table:table-cell>
              <table:table-cell office:value-type="float" office:value="30.68">
                <text:p>30.68</text:p>
              </table:table-cell>
              <table:table-cell office:value-type="float" office:value="24.7">
                <text:p>24.7</text:p>
              </table:table-cell>
              <table:table-cell office:value-type="float" office:value="10.66">
                <text:p>10.6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8.64">
                <text:p>38.64</text:p>
              </table:table-cell>
              <table:table-cell office:value-type="float" office:value="23.8">
                <text:p>23.8</text:p>
              </table:table-cell>
              <table:table-cell office:value-type="float" office:value="5.04">
                <text:p>5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1.1">
                <text:p>41.1</text:p>
              </table:table-cell>
              <table:table-cell office:value-type="float" office:value="16.2">
                <text:p>16.2</text:p>
              </table:table-cell>
              <table:table-cell office:value-type="float" office:value="1.2">
                <text:p>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.84">
                <text:p>19.84</text:p>
              </table:table-cell>
              <table:table-cell office:value-type="float" office:value="35.52">
                <text:p>35.52</text:p>
              </table:table-cell>
              <table:table-cell office:value-type="float" office:value="19.84">
                <text:p>19.84</text:p>
              </table:table-cell>
              <table:table-cell office:value-type="float" office:value="1.28">
                <text:p>1.28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32">
                <text:p>16.32</text:p>
              </table:table-cell>
              <table:table-cell office:value-type="float" office:value="27.88">
                <text:p>27.88</text:p>
              </table:table-cell>
              <table:table-cell office:value-type="float" office:value="21.08">
                <text:p>21.08</text:p>
              </table:table-cell>
              <table:table-cell office:value-type="float" office:value="1.02">
                <text:p>1.0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18">
                <text:p>18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24">
                <text:p>18.24</text:p>
              </table:table-cell>
              <table:table-cell office:value-type="float" office:value="12.16">
                <text:p>12.16</text:p>
              </table:table-cell>
              <table:table-cell office:value-type="float" office:value="12.92">
                <text:p>12.92</text:p>
              </table:table-cell>
              <table:table-cell office:value-type="float" office:value="0.38">
                <text:p>0.3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0.4">
                <text:p>0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6.3">
                <text:p>6.3</text:p>
              </table:table-cell>
              <table:table-cell office:value-type="float" office:value="0.84">
                <text:p>0.8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88">
                <text:p>11.88</text:p>
              </table:table-cell>
              <table:table-cell office:value-type="float" office:value="1.32">
                <text:p>1.3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36">
                <text:p>7.36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.68">
                <text:p>7.68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.24">
                <text:p>6.24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94">
                <text:p>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205cm" style:legend-expansion="high" chart:style-name="ch2"/>
        <chart:plot-area chart:style-name="ch3" table:cell-range-address="performance.A93:performance.F126" chart:data-source-has-labels="both" svg:x="0.32cm" svg:y="0.18cm" svg:width="11.714cm" svg:height="8.64cm">
          <chartooo:coordinate-region svg:x="0.941cm" svg:y="0.379cm" svg:width="10.906cm" svg:height="7.396cm"/>
          <chart:axis chart:dimension="x" chart:name="primary-x" chart:style-name="ch4" chartooo:axis-type="auto">
            <chartooo:date-scale/>
            <chart:categories table:cell-range-address="performance.A94:performance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94:performance.B126" chart:label-cell-address="performance.B93:performance.B93" chart:class="chart:line">
            <chart:data-point chart:repeated="33"/>
          </chart:series>
          <chart:series chart:style-name="ch7" chart:values-cell-range-address="performance.C94:performance.C126" chart:label-cell-address="performance.C93:performance.C93" chart:class="chart:line">
            <chart:data-point chart:repeated="33"/>
          </chart:series>
          <chart:series chart:style-name="ch8" chart:values-cell-range-address="performance.D94:performance.D126" chart:label-cell-address="performance.D93:performance.D93" chart:class="chart:line">
            <chart:data-point chart:repeated="33"/>
          </chart:series>
          <chart:series chart:style-name="ch9" chart:values-cell-range-address="performance.E94:performance.E126" chart:label-cell-address="performance.E93:performance.E93" chart:class="chart:line">
            <chart:data-point chart:repeated="33"/>
          </chart:series>
          <chart:series chart:style-name="ch10" chart:values-cell-range-address="performance.F94:performance.F126" chart:label-cell-address="performance.F93:performance.F9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93:performance.B93</svg:desc>
                </draw:g>
              </table:table-cell>
              <table:table-cell office:value-type="string">
                <text:p>ROSS-DGA</text:p>
                <draw:g>
                  <svg:desc>performance.C93:performance.C93</svg:desc>
                </draw:g>
              </table:table-cell>
              <table:table-cell office:value-type="string">
                <text:p>ROSS-12-DFA</text:p>
                <draw:g>
                  <svg:desc>performance.D93:performance.D93</svg:desc>
                </draw:g>
              </table:table-cell>
              <table:table-cell office:value-type="string">
                <text:p>ROSS-12-DGA</text:p>
                <draw:g>
                  <svg:desc>performance.E93:performance.E93</svg:desc>
                </draw:g>
              </table:table-cell>
              <table:table-cell office:value-type="string">
                <text:p>SOC</text:p>
                <draw:g>
                  <svg:desc>performance.F93:performance.F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94:performance.A126</svg:desc>
                </draw:g>
              </table:table-cell>
              <table:table-cell office:value-type="float" office:value="0.2">
                <text:p>0.2</text:p>
                <draw:g>
                  <svg:desc>performance.B94:performance.B126</svg:desc>
                </draw:g>
              </table:table-cell>
              <table:table-cell office:value-type="float" office:value="0.06">
                <text:p>0.06</text:p>
                <draw:g>
                  <svg:desc>performance.C94:performance.C126</svg:desc>
                </draw:g>
              </table:table-cell>
              <table:table-cell office:value-type="float" office:value="2.4">
                <text:p>2.4</text:p>
                <draw:g>
                  <svg:desc>performance.D94:performance.D126</svg:desc>
                </draw:g>
              </table:table-cell>
              <table:table-cell office:value-type="float" office:value="0.12">
                <text:p>0.12</text:p>
                <draw:g>
                  <svg:desc>performance.E94:performance.E126</svg:desc>
                </draw:g>
              </table:table-cell>
              <table:table-cell office:value-type="float" office:value="6.36">
                <text:p>6.36</text:p>
                <draw:g>
                  <svg:desc>performance.F94:performance.F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0.28">
                <text:p>0.28</text:p>
              </table:table-cell>
              <table:table-cell office:value-type="float" office:value="4.52">
                <text:p>4.52</text:p>
              </table:table-cell>
              <table:table-cell office:value-type="float" office:value="0.24">
                <text:p>0.2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.14">
                <text:p>1.14</text:p>
              </table:table-cell>
              <table:table-cell office:value-type="float" office:value="7.14">
                <text:p>7.14</text:p>
              </table:table-cell>
              <table:table-cell office:value-type="float" office:value="1.26">
                <text:p>1.2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2.24">
                <text:p>2.24</text:p>
              </table:table-cell>
              <table:table-cell office:value-type="float" office:value="12.48">
                <text:p>12.48</text:p>
              </table:table-cell>
              <table:table-cell office:value-type="float" office:value="6.24">
                <text:p>6.2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4">
                <text:p>4</text:p>
              </table:table-cell>
              <table:table-cell office:value-type="float" office:value="16.5">
                <text:p>16.5</text:p>
              </table:table-cell>
              <table:table-cell office:value-type="float" office:value="29.7">
                <text:p>29.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7.56">
                <text:p>7.56</text:p>
              </table:table-cell>
              <table:table-cell office:value-type="float" office:value="20.88">
                <text:p>20.88</text:p>
              </table:table-cell>
              <table:table-cell office:value-type="float" office:value="63">
                <text:p>6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58">
                <text:p>13.58</text:p>
              </table:table-cell>
              <table:table-cell office:value-type="float" office:value="13.16">
                <text:p>13.16</text:p>
              </table:table-cell>
              <table:table-cell office:value-type="float" office:value="21.98">
                <text:p>21.98</text:p>
              </table:table-cell>
              <table:table-cell office:value-type="float" office:value="60.62">
                <text:p>60.6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3.04">
                <text:p>23.04</text:p>
              </table:table-cell>
              <table:table-cell office:value-type="float" office:value="29.92">
                <text:p>29.92</text:p>
              </table:table-cell>
              <table:table-cell office:value-type="float" office:value="27.04">
                <text:p>27.0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.62">
                <text:p>19.62</text:p>
              </table:table-cell>
              <table:table-cell office:value-type="float" office:value="31.14">
                <text:p>31.14</text:p>
              </table:table-cell>
              <table:table-cell office:value-type="float" office:value="23.22">
                <text:p>23.22</text:p>
              </table:table-cell>
              <table:table-cell office:value-type="float" office:value="8.82">
                <text:p>8.8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">
                <text:p>21.6</text:p>
              </table:table-cell>
              <table:table-cell office:value-type="float" office:value="35">
                <text:p>35</text:p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36">
                <text:p>19.36</text:p>
              </table:table-cell>
              <table:table-cell office:value-type="float" office:value="25.74">
                <text:p>25.74</text:p>
              </table:table-cell>
              <table:table-cell office:value-type="float" office:value="16.06">
                <text:p>16.06</text:p>
              </table:table-cell>
              <table:table-cell office:value-type="float" office:value="0.88">
                <text:p>0.88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28">
                <text:p>17.28</text:p>
              </table:table-cell>
              <table:table-cell office:value-type="float" office:value="24.72">
                <text:p>24.72</text:p>
              </table:table-cell>
              <table:table-cell office:value-type="float" office:value="13.68">
                <text:p>13.68</text:p>
              </table:table-cell>
              <table:table-cell office:value-type="float" office:value="0.48">
                <text:p>0.4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.04">
                <text:p>14.04</text:p>
              </table:table-cell>
              <table:table-cell office:value-type="float" office:value="9.62">
                <text:p>9.62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72">
                <text:p>13.72</text:p>
              </table:table-cell>
              <table:table-cell office:value-type="float" office:value="6.16">
                <text:p>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72">
                <text:p>6.72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56">
                <text:p>4.56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">
                <text:p>2.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952cm" style:legend-expansion="high" chart:style-name="ch2"/>
        <chart:plot-area chart:style-name="ch3" table:cell-range-address="'number-clusters-ross'.B2:'number-clusters-ross'.H3 'number-clusters-ross'.B5:'number-clusters-ross'.H5" chart:data-source-has-labels="row" svg:x="0.32cm" svg:y="0.18cm" svg:width="13.063cm" svg:height="8.64cm">
          <chartooo:coordinate-region svg:x="0.941cm" svg:y="0.379cm" svg:width="12.162cm" svg:height="7.794cm"/>
          <chart:axis chart:dimension="x" chart:name="primary-x" chart:style-name="ch4" chartooo:axis-type="auto">
            <chartooo:date-scale/>
            <chart:categories table:cell-range-address="'number-clusters-ross'.B2:'number-clusters-ross'.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umber-clusters-ross'.B3:'number-clusters-ross'.H3" chart:class="chart:line">
            <chart:data-point chart:repeated="7"/>
          </chart:series>
          <chart:series chart:style-name="ch7" chart:values-cell-range-address="'number-clusters-ross'.B5:'number-clusters-ross'.H5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number-clusters-ross'.B2:'number-clusters-ross'.H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9.96">
                <text:p>19.96</text:p>
                <draw:g>
                  <svg:desc>'number-clusters-ross'.B3:'number-clusters-ross'.H3</svg:desc>
                </draw:g>
              </table:table-cell>
              <table:table-cell office:value-type="float" office:value="21.56">
                <text:p>21.56</text:p>
              </table:table-cell>
              <table:table-cell office:value-type="float" office:value="22.64">
                <text:p>22.64</text:p>
              </table:table-cell>
              <table:table-cell office:value-type="float" office:value="23.06">
                <text:p>23.06</text:p>
              </table:table-cell>
              <table:table-cell office:value-type="float" office:value="23.56">
                <text:p>23.56</text:p>
              </table:table-cell>
              <table:table-cell office:value-type="float" office:value="24.06">
                <text:p>24.06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'number-clusters-ross'.B5:'number-clusters-ross'.H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4cm" svg:y="1.462cm" style:legend-expansion="high" chart:style-name="ch2"/>
        <chart:plot-area chart:style-name="ch3" table:cell-range-address="performance.P25:performance.U37" chart:data-source-has-labels="both" svg:x="0.32cm" svg:y="0.18cm" svg:width="14.235cm" svg:height="8.64cm">
          <chartooo:coordinate-region svg:x="1.444cm" svg:y="0.379cm" svg:width="13.111cm" svg:height="7.794cm"/>
          <chart:axis chart:dimension="x" chart:name="primary-x" chart:style-name="ch4" chartooo:axis-type="auto">
            <chartooo:date-scale/>
            <chart:categories table:cell-range-address="performance.Q25:performance.U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Q26:performance.U26" chart:label-cell-address="performance.P26:performance.P26" chart:class="chart:bar">
            <chart:data-point chart:repeated="5"/>
          </chart:series>
          <chart:series chart:style-name="ch8" chart:values-cell-range-address="performance.Q27:performance.U27" chart:label-cell-address="performance.P27:performance.P27" chart:class="chart:bar">
            <chart:data-point chart:repeated="5"/>
          </chart:series>
          <chart:series chart:style-name="ch9" chart:values-cell-range-address="performance.Q28:performance.U28" chart:label-cell-address="performance.P28:performance.P28" chart:class="chart:bar">
            <chart:data-point chart:repeated="5"/>
          </chart:series>
          <chart:series chart:style-name="ch10" chart:values-cell-range-address="performance.Q29:performance.U29" chart:label-cell-address="performance.P29:performance.P29" chart:class="chart:bar">
            <chart:data-point chart:repeated="5"/>
          </chart:series>
          <chart:series chart:style-name="ch11" chart:values-cell-range-address="performance.Q30:performance.U30" chart:label-cell-address="performance.P30:performance.P30" chart:class="chart:bar">
            <chart:data-point chart:repeated="5"/>
          </chart:series>
          <chart:series chart:style-name="ch12" chart:values-cell-range-address="performance.Q31:performance.U31" chart:label-cell-address="performance.P31:performance.P31" chart:class="chart:bar">
            <chart:data-point chart:repeated="5"/>
          </chart:series>
          <chart:series chart:style-name="ch13" chart:values-cell-range-address="performance.Q32:performance.U32" chart:label-cell-address="performance.P32:performance.P32" chart:class="chart:bar">
            <chart:data-point chart:repeated="5"/>
          </chart:series>
          <chart:series chart:style-name="ch14" chart:values-cell-range-address="performance.Q33:performance.U33" chart:label-cell-address="performance.P33:performance.P33" chart:class="chart:bar">
            <chart:data-point chart:repeated="5"/>
          </chart:series>
          <chart:series chart:style-name="ch15" chart:values-cell-range-address="performance.Q34:performance.U34" chart:label-cell-address="performance.P34:performance.P34" chart:class="chart:bar">
            <chart:data-point chart:repeated="5"/>
          </chart:series>
          <chart:series chart:style-name="ch16" chart:values-cell-range-address="performance.Q35:performance.U35" chart:label-cell-address="performance.P35:performance.P35" chart:class="chart:bar">
            <chart:data-point chart:repeated="5"/>
          </chart:series>
          <chart:series chart:style-name="ch17" chart:values-cell-range-address="performance.Q36:performance.U36" chart:label-cell-address="performance.P36:performance.P36" chart:class="chart:bar">
            <chart:data-point chart:repeated="5"/>
          </chart:series>
          <chart:series chart:style-name="ch18" chart:values-cell-range-address="performance.Q37:performance.U37" chart:label-cell-address="performance.P37:performance.P37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GA</text:p>
                <draw:g>
                  <svg:desc>performance.Q25:performance.U25</svg:desc>
                </draw:g>
              </table:table-cell>
              <table:table-cell office:value-type="string">
                <text:p>ROSS-DFA</text:p>
              </table:table-cell>
              <table:table-cell office:value-type="string">
                <text:p>ROSS-6-DGA</text:p>
              </table:table-cell>
              <table:table-cell office:value-type="string">
                <text:p>ROSS-6-DFA</text:p>
              </table:table-cell>
              <table:table-cell office:value-type="string">
                <text:p>S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.P26:performance.P26</svg:desc>
                </draw:g>
              </table:table-cell>
              <table:table-cell office:value-type="float" office:value="0.6">
                <text:p>0.6</text:p>
                <draw:g>
                  <svg:desc>performance.Q26:performance.U26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performance.P27:performance.P27</svg:desc>
                </draw:g>
              </table:table-cell>
              <table:table-cell office:value-type="float" office:value="2.72">
                <text:p>2.72</text:p>
                <draw:g>
                  <svg:desc>performance.Q27:performance.U27</svg:desc>
                </draw:g>
              </table:table-cell>
              <table:table-cell office:value-type="float" office:value="3.84">
                <text:p>3.84</text:p>
              </table:table-cell>
              <table:table-cell office:value-type="float" office:value="2.88">
                <text:p>2.88</text:p>
              </table:table-cell>
              <table:table-cell office:value-type="float" office:value="6.12">
                <text:p>6.12</text:p>
              </table:table-cell>
              <table:table-cell office:value-type="float" office:value="3.96154">
                <text:p>3.96154</text:p>
              </table:table-cell>
            </table:table-row>
            <table:table-row>
              <table:table-cell office:value-type="string">
                <text:p>3</text:p>
                <draw:g>
                  <svg:desc>performance.P28:performance.P28</svg:desc>
                </draw:g>
              </table:table-cell>
              <table:table-cell office:value-type="float" office:value="6.66">
                <text:p>6.66</text:p>
                <draw:g>
                  <svg:desc>performance.Q28:performance.U28</svg:desc>
                </draw:g>
              </table:table-cell>
              <table:table-cell office:value-type="float" office:value="6.72">
                <text:p>6.72</text:p>
              </table:table-cell>
              <table:table-cell office:value-type="float" office:value="14.4">
                <text:p>14.4</text:p>
              </table:table-cell>
              <table:table-cell office:value-type="float" office:value="13.44">
                <text:p>13.44</text:p>
              </table:table-cell>
              <table:table-cell office:value-type="float" office:value="4.07692">
                <text:p>4.07692</text:p>
              </table:table-cell>
            </table:table-row>
            <table:table-row>
              <table:table-cell office:value-type="string">
                <text:p>4</text:p>
                <draw:g>
                  <svg:desc>performance.P29:performance.P29</svg:desc>
                </draw:g>
              </table:table-cell>
              <table:table-cell office:value-type="float" office:value="13.36">
                <text:p>13.36</text:p>
                <draw:g>
                  <svg:desc>performance.Q29:performance.U29</svg:desc>
                </draw:g>
              </table:table-cell>
              <table:table-cell office:value-type="float" office:value="13.28">
                <text:p>13.28</text:p>
              </table:table-cell>
              <table:table-cell office:value-type="float" office:value="36.72">
                <text:p>36.72</text:p>
              </table:table-cell>
              <table:table-cell office:value-type="float" office:value="21.6">
                <text:p>21.6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5</text:p>
                <draw:g>
                  <svg:desc>performance.P30:performance.P30</svg:desc>
                </draw:g>
              </table:table-cell>
              <table:table-cell office:value-type="float" office:value="22.8">
                <text:p>22.8</text:p>
                <draw:g>
                  <svg:desc>performance.Q30:performance.U30</svg:desc>
                </draw:g>
              </table:table-cell>
              <table:table-cell office:value-type="float" office:value="20.8">
                <text:p>20.8</text:p>
              </table:table-cell>
              <table:table-cell office:value-type="float" office:value="32">
                <text:p>32</text:p>
              </table:table-cell>
              <table:table-cell office:value-type="float" office:value="24.5">
                <text:p>24.5</text:p>
              </table:table-cell>
              <table:table-cell office:value-type="float" office:value="4.76923">
                <text:p>4.76923</text:p>
              </table:table-cell>
            </table:table-row>
            <table:table-row>
              <table:table-cell office:value-type="string">
                <text:p>6</text:p>
                <draw:g>
                  <svg:desc>performance.P31:performance.P31</svg:desc>
                </draw:g>
              </table:table-cell>
              <table:table-cell office:value-type="float" office:value="22.44">
                <text:p>22.44</text:p>
                <draw:g>
                  <svg:desc>performance.Q31:performance.U31</svg:desc>
                </draw:g>
              </table:table-cell>
              <table:table-cell office:value-type="float" office:value="18.48">
                <text:p>18.48</text:p>
              </table:table-cell>
              <table:table-cell office:value-type="float" office:value="11.4">
                <text:p>11.4</text:p>
              </table:table-cell>
              <table:table-cell office:value-type="float" office:value="21.96">
                <text:p>21.96</text:p>
              </table:table-cell>
              <table:table-cell office:value-type="float" office:value="3.65385">
                <text:p>3.65385</text:p>
              </table:table-cell>
            </table:table-row>
            <table:table-row>
              <table:table-cell office:value-type="string">
                <text:p>7</text:p>
                <draw:g>
                  <svg:desc>performance.P32:performance.P32</svg:desc>
                </draw:g>
              </table:table-cell>
              <table:table-cell office:value-type="float" office:value="17.22">
                <text:p>17.22</text:p>
                <draw:g>
                  <svg:desc>performance.Q32:performance.U32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.1">
                <text:p>2.1</text:p>
              </table:table-cell>
              <table:table-cell office:value-type="float" office:value="10.92">
                <text:p>10.92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8</text:p>
                <draw:g>
                  <svg:desc>performance.P33:performance.P33</svg:desc>
                </draw:g>
              </table:table-cell>
              <table:table-cell office:value-type="float" office:value="9.76">
                <text:p>9.76</text:p>
                <draw:g>
                  <svg:desc>performance.Q33:performance.U33</svg:desc>
                </draw:g>
              </table:table-cell>
              <table:table-cell office:value-type="float" office:value="9.28">
                <text:p>9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6154">
                <text:p>2.96154</text:p>
              </table:table-cell>
            </table:table-row>
            <table:table-row>
              <table:table-cell office:value-type="string">
                <text:p>9</text:p>
                <draw:g>
                  <svg:desc>performance.P34:performance.P34</svg:desc>
                </draw:g>
              </table:table-cell>
              <table:table-cell office:value-type="float" office:value="2.16">
                <text:p>2.16</text:p>
                <draw:g>
                  <svg:desc>performance.Q34:performance.U34</svg:desc>
                </draw:g>
              </table:table-cell>
              <table:table-cell office:value-type="float" office:value="5.94">
                <text:p>5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string">
                <text:p>10</text:p>
                <draw:g>
                  <svg:desc>performance.P35:performance.P35</svg:desc>
                </draw:g>
              </table:table-cell>
              <table:table-cell office:value-type="float" office:value="1.4">
                <text:p>1.4</text:p>
                <draw:g>
                  <svg:desc>performance.Q35:performance.U35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string">
                <text:p>11</text:p>
                <draw:g>
                  <svg:desc>performance.P36:performance.P36</svg:desc>
                </draw:g>
              </table:table-cell>
              <table:table-cell office:value-type="float" office:value="0.88">
                <text:p>0.88</text:p>
                <draw:g>
                  <svg:desc>performance.Q36:performance.U36</svg:desc>
                </draw:g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string">
                <text:p>12</text:p>
                <draw:g>
                  <svg:desc>performance.P37:performance.P37</svg:desc>
                </draw:g>
              </table:table-cell>
              <table:table-cell office:value-type="float" office:value="0">
                <text:p>0</text:p>
                <draw:g>
                  <svg:desc>performance.Q37:performance.U37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8462">
                <text:p>3.38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69cm" svg:height="12.929cm" xlink:href=".." xlink:type="simple" chart:class="chart:line" chart:row-mapping="1 0 3 2 4" chart:style-name="ch1">
        <chart:title svg:x="8.894cm" svg:y="0.394cm" chart:style-name="ch2">
          <text:p>200</text:p>
        </chart:title>
        <chart:legend svg:x="12.205cm" svg:y="8.394cm" style:legend-expansion="custom" chartooo:width="3.145cm" chartooo:height="2.59cm" style:legend-expansion-aspect-ratio="1.21428571428571" chart:style-name="ch3"/>
        <chart:plot-area chart:style-name="ch4" table:cell-range-address="'plot-survival-rate'.A42:'plot-survival-rate'.U47" chart:data-source-has-labels="both" svg:x="0.821cm" svg:y="1.235cm" svg:width="16.692cm" svg:height="11.002cm">
          <chartooo:coordinate-region svg:x="1.628cm" svg:y="1.435cm" svg:width="15.606cm" svg:height="10.155cm"/>
          <chart:axis chart:dimension="x" chart:name="primary-x" chart:style-name="ch5" chartooo:axis-type="auto">
            <chartooo:date-scale/>
            <chart:categories table:cell-range-address="'plot-survival-rate'.B42:'plot-survival-rate'.U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-survival-rate'.B44:'plot-survival-rate'.U44" chart:label-cell-address="'plot-survival-rate'.A44:'plot-survival-rate'.A44" chart:class="chart:line">
            <chart:data-point chart:repeated="20"/>
          </chart:series>
          <chart:series chart:style-name="ch8" chart:values-cell-range-address="'plot-survival-rate'.B43:'plot-survival-rate'.U43" chart:label-cell-address="'plot-survival-rate'.A43:'plot-survival-rate'.A43" chart:class="chart:line">
            <chart:data-point chart:repeated="20"/>
          </chart:series>
          <chart:series chart:style-name="ch9" chart:values-cell-range-address="'plot-survival-rate'.B46:'plot-survival-rate'.U46" chart:label-cell-address="'plot-survival-rate'.A46:'plot-survival-rate'.A46" chart:class="chart:line">
            <chart:data-point chart:repeated="20"/>
          </chart:series>
          <chart:series chart:style-name="ch10" chart:values-cell-range-address="'plot-survival-rate'.B45:'plot-survival-rate'.U45" chart:label-cell-address="'plot-survival-rate'.A45:'plot-survival-rate'.A45" chart:class="chart:line">
            <chart:data-point chart:repeated="20"/>
          </chart:series>
          <chart:series chart:style-name="ch11" chart:values-cell-range-address="'plot-survival-rate'.B47:'plot-survival-rate'.U47" chart:label-cell-address="'plot-survival-rate'.A47:'plot-survival-rate'.A47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42:'plot-survival-rate'.U4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GFA</text:p>
                <draw:g>
                  <svg:desc>'plot-survival-rate'.A44:'plot-survival-rate'.A44</svg:desc>
                </draw:g>
              </table:table-cell>
              <table:table-cell office:value-type="float" office:value="1.28">
                <text:p>1.28</text:p>
                <draw:g>
                  <svg:desc>'plot-survival-rate'.B44:'plot-survival-rate'.U44</svg:desc>
                </draw:g>
              </table:table-cell>
              <table:table-cell office:value-type="float" office:value="4.28">
                <text:p>4.28</text:p>
              </table:table-cell>
              <table:table-cell office:value-type="float" office:value="10.6">
                <text:p>10.6</text:p>
              </table:table-cell>
              <table:table-cell office:value-type="float" office:value="27.22">
                <text:p>27.22</text:p>
              </table:table-cell>
              <table:table-cell office:value-type="float" office:value="37.26">
                <text:p>37.26</text:p>
              </table:table-cell>
              <table:table-cell office:value-type="float" office:value="51.16">
                <text:p>51.16</text:p>
              </table:table-cell>
              <table:table-cell office:value-type="float" office:value="63.16">
                <text:p>63.16</text:p>
              </table:table-cell>
              <table:table-cell office:value-type="float" office:value="77.4">
                <text:p>77.4</text:p>
              </table:table-cell>
              <table:table-cell office:value-type="float" office:value="88.72">
                <text:p>88.72</text:p>
              </table:table-cell>
              <table:table-cell office:value-type="float" office:value="102.6">
                <text:p>102.6</text:p>
              </table:table-cell>
              <table:table-cell office:value-type="float" office:value="112.18">
                <text:p>112.18</text:p>
              </table:table-cell>
              <table:table-cell office:value-type="float" office:value="128.64">
                <text:p>128.64</text:p>
              </table:table-cell>
              <table:table-cell office:value-type="float" office:value="138.76">
                <text:p>138.76</text:p>
              </table:table-cell>
              <table:table-cell office:value-type="float" office:value="144.82">
                <text:p>144.82</text:p>
              </table:table-cell>
              <table:table-cell office:value-type="float" office:value="151.38">
                <text:p>151.38</text:p>
              </table:table-cell>
              <table:table-cell office:value-type="float" office:value="156.2">
                <text:p>156.2</text:p>
              </table:table-cell>
              <table:table-cell office:value-type="float" office:value="162.06">
                <text:p>162.06</text:p>
              </table:table-cell>
              <table:table-cell office:value-type="float" office:value="166.04">
                <text:p>166.04</text:p>
              </table:table-cell>
              <table:table-cell office:value-type="float" office:value="169.3">
                <text:p>169.3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ROS-DGA</text:p>
                <draw:g>
                  <svg:desc>'plot-survival-rate'.A43:'plot-survival-rate'.A43</svg:desc>
                </draw:g>
              </table:table-cell>
              <table:table-cell office:value-type="float" office:value="1.98">
                <text:p>1.98</text:p>
                <draw:g>
                  <svg:desc>'plot-survival-rate'.B43:'plot-survival-rate'.U43</svg:desc>
                </draw:g>
              </table:table-cell>
              <table:table-cell office:value-type="float" office:value="6.04">
                <text:p>6.04</text:p>
              </table:table-cell>
              <table:table-cell office:value-type="float" office:value="13.46">
                <text:p>13.46</text:p>
              </table:table-cell>
              <table:table-cell office:value-type="float" office:value="27.38">
                <text:p>27.38</text:p>
              </table:table-cell>
              <table:table-cell office:value-type="float" office:value="37.76">
                <text:p>37.76</text:p>
              </table:table-cell>
              <table:table-cell office:value-type="float" office:value="51.52">
                <text:p>51.52</text:p>
              </table:table-cell>
              <table:table-cell office:value-type="float" office:value="62.84">
                <text:p>62.84</text:p>
              </table:table-cell>
              <table:table-cell office:value-type="float" office:value="78">
                <text:p>78</text:p>
              </table:table-cell>
              <table:table-cell office:value-type="float" office:value="89.52">
                <text:p>89.52</text:p>
              </table:table-cell>
              <table:table-cell office:value-type="float" office:value="101.4">
                <text:p>101.4</text:p>
              </table:table-cell>
              <table:table-cell office:value-type="float" office:value="109.72">
                <text:p>109.72</text:p>
              </table:table-cell>
              <table:table-cell office:value-type="float" office:value="125.18">
                <text:p>125.18</text:p>
              </table:table-cell>
              <table:table-cell office:value-type="float" office:value="136.34">
                <text:p>136.34</text:p>
              </table:table-cell>
              <table:table-cell office:value-type="float" office:value="142.18">
                <text:p>142.18</text:p>
              </table:table-cell>
              <table:table-cell office:value-type="float" office:value="149.66">
                <text:p>149.66</text:p>
              </table:table-cell>
              <table:table-cell office:value-type="float" office:value="154.6">
                <text:p>154.6</text:p>
              </table:table-cell>
              <table:table-cell office:value-type="float" office:value="159.52">
                <text:p>159.52</text:p>
              </table:table-cell>
              <table:table-cell office:value-type="float" office:value="164.24">
                <text:p>164.24</text:p>
              </table:table-cell>
              <table:table-cell office:value-type="float" office:value="168.34">
                <text:p>168.34</text:p>
              </table:table-cell>
              <table:table-cell office:value-type="float" office:value="172.72">
                <text:p>172.72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46:'plot-survival-rate'.A46</svg:desc>
                </draw:g>
              </table:table-cell>
              <table:table-cell office:value-type="float" office:value="2.52">
                <text:p>2.52</text:p>
                <draw:g>
                  <svg:desc>'plot-survival-rate'.B46:'plot-survival-rate'.U46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5.78">
                <text:p>5.78</text:p>
              </table:table-cell>
              <table:table-cell office:value-type="float" office:value="13.36">
                <text:p>13.36</text:p>
              </table:table-cell>
              <table:table-cell office:value-type="float" office:value="22.94">
                <text:p>22.94</text:p>
              </table:table-cell>
              <table:table-cell office:value-type="float" office:value="31.7">
                <text:p>31.7</text:p>
              </table:table-cell>
              <table:table-cell office:value-type="float" office:value="43.26">
                <text:p>43.26</text:p>
              </table:table-cell>
              <table:table-cell office:value-type="float" office:value="57.46">
                <text:p>57.46</text:p>
              </table:table-cell>
              <table:table-cell office:value-type="float" office:value="71.12">
                <text:p>71.12</text:p>
              </table:table-cell>
              <table:table-cell office:value-type="float" office:value="84.82">
                <text:p>84.82</text:p>
              </table:table-cell>
              <table:table-cell office:value-type="float" office:value="94.42">
                <text:p>94.42</text:p>
              </table:table-cell>
              <table:table-cell office:value-type="float" office:value="110.02">
                <text:p>110.02</text:p>
              </table:table-cell>
              <table:table-cell office:value-type="float" office:value="121.72">
                <text:p>121.72</text:p>
              </table:table-cell>
              <table:table-cell office:value-type="float" office:value="129.04">
                <text:p>129.04</text:p>
              </table:table-cell>
              <table:table-cell office:value-type="float" office:value="139.1">
                <text:p>139.1</text:p>
              </table:table-cell>
              <table:table-cell office:value-type="float" office:value="145.22">
                <text:p>145.22</text:p>
              </table:table-cell>
              <table:table-cell office:value-type="float" office:value="151.8">
                <text:p>151.8</text:p>
              </table:table-cell>
              <table:table-cell office:value-type="float" office:value="157.98">
                <text:p>157.98</text:p>
              </table:table-cell>
              <table:table-cell office:value-type="float" office:value="163.28">
                <text:p>163.28</text:p>
              </table:table-cell>
              <table:table-cell office:value-type="float" office:value="168.32">
                <text:p>168.32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45:'plot-survival-rate'.A45</svg:desc>
                </draw:g>
              </table:table-cell>
              <table:table-cell office:value-type="float" office:value="0.38">
                <text:p>0.38</text:p>
                <draw:g>
                  <svg:desc>'plot-survival-rate'.B45:'plot-survival-rate'.U45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3.2">
                <text:p>3.2</text:p>
              </table:table-cell>
              <table:table-cell office:value-type="float" office:value="10.26">
                <text:p>10.26</text:p>
              </table:table-cell>
              <table:table-cell office:value-type="float" office:value="16.72">
                <text:p>16.72</text:p>
              </table:table-cell>
              <table:table-cell office:value-type="float" office:value="24.8">
                <text:p>24.8</text:p>
              </table:table-cell>
              <table:table-cell office:value-type="float" office:value="33.76">
                <text:p>33.76</text:p>
              </table:table-cell>
              <table:table-cell office:value-type="float" office:value="45">
                <text:p>45</text:p>
              </table:table-cell>
              <table:table-cell office:value-type="float" office:value="57.1">
                <text:p>57.1</text:p>
              </table:table-cell>
              <table:table-cell office:value-type="float" office:value="70.4">
                <text:p>70.4</text:p>
              </table:table-cell>
              <table:table-cell office:value-type="float" office:value="78.96">
                <text:p>78.96</text:p>
              </table:table-cell>
              <table:table-cell office:value-type="float" office:value="93.68">
                <text:p>93.68</text:p>
              </table:table-cell>
              <table:table-cell office:value-type="float" office:value="104.94">
                <text:p>104.94</text:p>
              </table:table-cell>
              <table:table-cell office:value-type="float" office:value="112.16">
                <text:p>112.16</text:p>
              </table:table-cell>
              <table:table-cell office:value-type="float" office:value="122.44">
                <text:p>122.44</text:p>
              </table:table-cell>
              <table:table-cell office:value-type="float" office:value="128.34">
                <text:p>128.34</text:p>
              </table:table-cell>
              <table:table-cell office:value-type="float" office:value="134.4">
                <text:p>134.4</text:p>
              </table:table-cell>
              <table:table-cell office:value-type="float" office:value="142.92">
                <text:p>142.92</text:p>
              </table:table-cell>
              <table:table-cell office:value-type="float" office:value="150.6">
                <text:p>150.6</text:p>
              </table:table-cell>
              <table:table-cell office:value-type="float" office:value="157.58">
                <text:p>157.58</text:p>
              </table:table-cell>
            </table:table-row>
            <table:table-row>
              <table:table-cell office:value-type="string">
                <text:p>SOC</text:p>
                <draw:g>
                  <svg:desc>'plot-survival-rate'.A47:'plot-survival-rate'.A47</svg:desc>
                </draw:g>
              </table:table-cell>
              <table:table-cell office:value-type="float" office:value="9.74">
                <text:p>9.74</text:p>
                <draw:g>
                  <svg:desc>'plot-survival-rate'.B47:'plot-survival-rate'.U47</svg:desc>
                </draw:g>
              </table:table-cell>
              <table:table-cell office:value-type="float" office:value="9.88">
                <text:p>9.88</text:p>
              </table:table-cell>
              <table:table-cell office:value-type="float" office:value="10.86">
                <text:p>10.86</text:p>
              </table:table-cell>
              <table:table-cell office:value-type="float" office:value="18.82">
                <text:p>18.82</text:p>
              </table:table-cell>
              <table:table-cell office:value-type="float" office:value="30.36">
                <text:p>30.36</text:p>
              </table:table-cell>
              <table:table-cell office:value-type="float" office:value="42.7">
                <text:p>42.7</text:p>
              </table:table-cell>
              <table:table-cell office:value-type="float" office:value="58.9">
                <text:p>58.9</text:p>
              </table:table-cell>
              <table:table-cell office:value-type="float" office:value="75.46">
                <text:p>75.46</text:p>
              </table:table-cell>
              <table:table-cell office:value-type="float" office:value="93.38">
                <text:p>93.38</text:p>
              </table:table-cell>
              <table:table-cell office:value-type="float" office:value="106.14">
                <text:p>106.14</text:p>
              </table:table-cell>
              <table:table-cell office:value-type="float" office:value="117.7">
                <text:p>117.7</text:p>
              </table:table-cell>
              <table:table-cell office:value-type="float" office:value="132.42">
                <text:p>132.42</text:p>
              </table:table-cell>
              <table:table-cell office:value-type="float" office:value="142.24">
                <text:p>142.24</text:p>
              </table:table-cell>
              <table:table-cell office:value-type="float" office:value="150.16">
                <text:p>150.16</text:p>
              </table:table-cell>
              <table:table-cell office:value-type="float" office:value="156.48">
                <text:p>156.48</text:p>
              </table:table-cell>
              <table:table-cell office:value-type="float" office:value="164.88">
                <text:p>164.88</text:p>
              </table:table-cell>
              <table:table-cell office:value-type="float" office:value="169.46">
                <text:p>169.46</text:p>
              </table:table-cell>
              <table:table-cell office:value-type="float" office:value="175.38">
                <text:p>175.38</text:p>
              </table:table-cell>
              <table:table-cell office:value-type="float" office:value="179.84">
                <text:p>179.84</text:p>
              </table:table-cell>
              <table:table-cell office:value-type="float" office:value="184.28">
                <text:p>184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73cm" svg:height="16.917cm" xlink:href=".." xlink:type="simple" chart:class="chart:line" chart:row-mapping="1 0 3 2 4" chart:style-name="ch1">
        <chart:title svg:x="10.396cm" svg:y="0.474cm" chart:style-name="ch2">
          <text:p>300</text:p>
        </chart:title>
        <chart:legend svg:x="13.276cm" svg:y="11.993cm" style:legend-expansion="custom" chartooo:width="2.896cm" chartooo:height="2.563cm" style:legend-expansion-aspect-ratio="1.12992586812329" chart:style-name="ch3"/>
        <chart:plot-area chart:style-name="ch4" table:cell-range-address="'plot-survival-rate'.A83:'plot-survival-rate'.U88" chart:data-source-has-labels="both" svg:x="0.781cm" svg:y="1.167cm" svg:width="19.315cm" svg:height="14.998cm">
          <chartooo:coordinate-region svg:x="1.588cm" svg:y="1.366cm" svg:width="18.229cm" svg:height="14.152cm"/>
          <chart:axis chart:dimension="x" chart:name="primary-x" chart:style-name="ch5" chartooo:axis-type="auto">
            <chartooo:date-scale/>
            <chart:categories table:cell-range-address="'plot-survival-rate'.B83:'plot-survival-rate'.U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-survival-rate'.B85:'plot-survival-rate'.U85" chart:label-cell-address="'plot-survival-rate'.A85:'plot-survival-rate'.A85" chart:class="chart:line">
            <chart:data-point chart:repeated="20"/>
          </chart:series>
          <chart:series chart:style-name="ch8" chart:values-cell-range-address="'plot-survival-rate'.B84:'plot-survival-rate'.U84" chart:label-cell-address="'plot-survival-rate'.A84:'plot-survival-rate'.A84" chart:class="chart:line">
            <chart:data-point chart:repeated="20"/>
          </chart:series>
          <chart:series chart:style-name="ch9" chart:values-cell-range-address="'plot-survival-rate'.B87:'plot-survival-rate'.U87" chart:label-cell-address="'plot-survival-rate'.A87:'plot-survival-rate'.A87" chart:class="chart:line">
            <chart:data-point chart:repeated="20"/>
          </chart:series>
          <chart:series chart:style-name="ch10" chart:values-cell-range-address="'plot-survival-rate'.B86:'plot-survival-rate'.U86" chart:label-cell-address="'plot-survival-rate'.A86:'plot-survival-rate'.A86" chart:class="chart:line">
            <chart:data-point chart:repeated="20"/>
          </chart:series>
          <chart:series chart:style-name="ch11" chart:values-cell-range-address="'plot-survival-rate'.B88:'plot-survival-rate'.U88" chart:label-cell-address="'plot-survival-rate'.A88:'plot-survival-rate'.A8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83:'plot-survival-rate'.U83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GFA</text:p>
                <draw:g>
                  <svg:desc>'plot-survival-rate'.A85:'plot-survival-rate'.A85</svg:desc>
                </draw:g>
              </table:table-cell>
              <table:table-cell office:value-type="float" office:value="1.54">
                <text:p>1.54</text:p>
                <draw:g>
                  <svg:desc>'plot-survival-rate'.B85:'plot-survival-rate'.U85</svg:desc>
                </draw:g>
              </table:table-cell>
              <table:table-cell office:value-type="float" office:value="7.7">
                <text:p>7.7</text:p>
              </table:table-cell>
              <table:table-cell office:value-type="float" office:value="23.66">
                <text:p>23.66</text:p>
              </table:table-cell>
              <table:table-cell office:value-type="float" office:value="38.62">
                <text:p>38.62</text:p>
              </table:table-cell>
              <table:table-cell office:value-type="float" office:value="63.74">
                <text:p>63.74</text:p>
              </table:table-cell>
              <table:table-cell office:value-type="float" office:value="83.34">
                <text:p>83.34</text:p>
              </table:table-cell>
              <table:table-cell office:value-type="float" office:value="102.34">
                <text:p>102.34</text:p>
              </table:table-cell>
              <table:table-cell office:value-type="float" office:value="130.38">
                <text:p>130.38</text:p>
              </table:table-cell>
              <table:table-cell office:value-type="float" office:value="145.56">
                <text:p>145.56</text:p>
              </table:table-cell>
              <table:table-cell office:value-type="float" office:value="169.06">
                <text:p>169.06</text:p>
              </table:table-cell>
              <table:table-cell office:value-type="float" office:value="182.76">
                <text:p>182.76</text:p>
              </table:table-cell>
              <table:table-cell office:value-type="float" office:value="198.38">
                <text:p>198.38</text:p>
              </table:table-cell>
              <table:table-cell office:value-type="float" office:value="212.18">
                <text:p>212.18</text:p>
              </table:table-cell>
              <table:table-cell office:value-type="float" office:value="223.34">
                <text:p>223.34</text:p>
              </table:table-cell>
              <table:table-cell office:value-type="float" office:value="232.68">
                <text:p>232.68</text:p>
              </table:table-cell>
              <table:table-cell office:value-type="float" office:value="240.68">
                <text:p>240.68</text:p>
              </table:table-cell>
              <table:table-cell office:value-type="float" office:value="246.52">
                <text:p>246.52</text:p>
              </table:table-cell>
              <table:table-cell office:value-type="float" office:value="252.9">
                <text:p>252.9</text:p>
              </table:table-cell>
              <table:table-cell office:value-type="float" office:value="259.36">
                <text:p>259.36</text:p>
              </table:table-cell>
              <table:table-cell office:value-type="float" office:value="263.62">
                <text:p>263.62</text:p>
              </table:table-cell>
            </table:table-row>
            <table:table-row>
              <table:table-cell office:value-type="string">
                <text:p>ROS-DGA</text:p>
                <draw:g>
                  <svg:desc>'plot-survival-rate'.A84:'plot-survival-rate'.A84</svg:desc>
                </draw:g>
              </table:table-cell>
              <table:table-cell office:value-type="float" office:value="1.1">
                <text:p>1.1</text:p>
                <draw:g>
                  <svg:desc>'plot-survival-rate'.B84:'plot-survival-rate'.U84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21.52">
                <text:p>21.52</text:p>
              </table:table-cell>
              <table:table-cell office:value-type="float" office:value="38.26">
                <text:p>38.26</text:p>
              </table:table-cell>
              <table:table-cell office:value-type="float" office:value="59.96">
                <text:p>59.96</text:p>
              </table:table-cell>
              <table:table-cell office:value-type="float" office:value="81.68">
                <text:p>81.68</text:p>
              </table:table-cell>
              <table:table-cell office:value-type="float" office:value="102.52">
                <text:p>102.52</text:p>
              </table:table-cell>
              <table:table-cell office:value-type="float" office:value="129">
                <text:p>129</text:p>
              </table:table-cell>
              <table:table-cell office:value-type="float" office:value="146.28">
                <text:p>146.28</text:p>
              </table:table-cell>
              <table:table-cell office:value-type="float" office:value="166.96">
                <text:p>166.96</text:p>
              </table:table-cell>
              <table:table-cell office:value-type="float" office:value="179.98">
                <text:p>179.98</text:p>
              </table:table-cell>
              <table:table-cell office:value-type="float" office:value="194.72">
                <text:p>194.72</text:p>
              </table:table-cell>
              <table:table-cell office:value-type="float" office:value="208.48">
                <text:p>208.48</text:p>
              </table:table-cell>
              <table:table-cell office:value-type="float" office:value="218.84">
                <text:p>218.84</text:p>
              </table:table-cell>
              <table:table-cell office:value-type="float" office:value="227.22">
                <text:p>227.22</text:p>
              </table:table-cell>
              <table:table-cell office:value-type="float" office:value="236.8">
                <text:p>236.8</text:p>
              </table:table-cell>
              <table:table-cell office:value-type="float" office:value="243.5">
                <text:p>243.5</text:p>
              </table:table-cell>
              <table:table-cell office:value-type="float" office:value="250.88">
                <text:p>250.88</text:p>
              </table:table-cell>
              <table:table-cell office:value-type="float" office:value="256.38">
                <text:p>256.38</text:p>
              </table:table-cell>
              <table:table-cell office:value-type="float" office:value="262.16">
                <text:p>262.16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87:'plot-survival-rate'.A87</svg:desc>
                </draw:g>
              </table:table-cell>
              <table:table-cell office:value-type="float" office:value="1.76">
                <text:p>1.76</text:p>
                <draw:g>
                  <svg:desc>'plot-survival-rate'.B87:'plot-survival-rate'.U87</svg:desc>
                </draw:g>
              </table:table-cell>
              <table:table-cell office:value-type="float" office:value="3.48">
                <text:p>3.48</text:p>
              </table:table-cell>
              <table:table-cell office:value-type="float" office:value="10.9">
                <text:p>10.9</text:p>
              </table:table-cell>
              <table:table-cell office:value-type="float" office:value="20.96">
                <text:p>20.96</text:p>
              </table:table-cell>
              <table:table-cell office:value-type="float" office:value="38.44">
                <text:p>38.44</text:p>
              </table:table-cell>
              <table:table-cell office:value-type="float" office:value="57.64">
                <text:p>57.64</text:p>
              </table:table-cell>
              <table:table-cell office:value-type="float" office:value="78.2">
                <text:p>78.2</text:p>
              </table:table-cell>
              <table:table-cell office:value-type="float" office:value="102.42">
                <text:p>102.42</text:p>
              </table:table-cell>
              <table:table-cell office:value-type="float" office:value="121.12">
                <text:p>121.12</text:p>
              </table:table-cell>
              <table:table-cell office:value-type="float" office:value="147.34">
                <text:p>147.34</text:p>
              </table:table-cell>
              <table:table-cell office:value-type="float" office:value="162.64">
                <text:p>162.64</text:p>
              </table:table-cell>
              <table:table-cell office:value-type="float" office:value="181.66">
                <text:p>181.66</text:p>
              </table:table-cell>
              <table:table-cell office:value-type="float" office:value="197.46">
                <text:p>197.46</text:p>
              </table:table-cell>
              <table:table-cell office:value-type="float" office:value="211.94">
                <text:p>211.94</text:p>
              </table:table-cell>
              <table:table-cell office:value-type="float" office:value="222.14">
                <text:p>222.14</text:p>
              </table:table-cell>
              <table:table-cell office:value-type="float" office:value="232.68">
                <text:p>232.68</text:p>
              </table:table-cell>
              <table:table-cell office:value-type="float" office:value="241.28">
                <text:p>241.28</text:p>
              </table:table-cell>
              <table:table-cell office:value-type="float" office:value="248.96">
                <text:p>248.96</text:p>
              </table:table-cell>
              <table:table-cell office:value-type="float" office:value="255.08">
                <text:p>255.08</text:p>
              </table:table-cell>
              <table:table-cell office:value-type="float" office:value="260.56">
                <text:p>260.56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86:'plot-survival-rate'.A86</svg:desc>
                </draw:g>
              </table:table-cell>
              <table:table-cell office:value-type="float" office:value="0.08">
                <text:p>0.08</text:p>
                <draw:g>
                  <svg:desc>'plot-survival-rate'.B86:'plot-survival-rate'.U86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3.98">
                <text:p>3.98</text:p>
              </table:table-cell>
              <table:table-cell office:value-type="float" office:value="9.94">
                <text:p>9.94</text:p>
              </table:table-cell>
              <table:table-cell office:value-type="float" office:value="23.26">
                <text:p>23.26</text:p>
              </table:table-cell>
              <table:table-cell office:value-type="float" office:value="37.4">
                <text:p>37.4</text:p>
              </table:table-cell>
              <table:table-cell office:value-type="float" office:value="52.88">
                <text:p>52.88</text:p>
              </table:table-cell>
              <table:table-cell office:value-type="float" office:value="74.28">
                <text:p>74.28</text:p>
              </table:table-cell>
              <table:table-cell office:value-type="float" office:value="91.2">
                <text:p>91.2</text:p>
              </table:table-cell>
              <table:table-cell office:value-type="float" office:value="112.7">
                <text:p>112.7</text:p>
              </table:table-cell>
              <table:table-cell office:value-type="float" office:value="129.72">
                <text:p>129.72</text:p>
              </table:table-cell>
              <table:table-cell office:value-type="float" office:value="147.34">
                <text:p>147.34</text:p>
              </table:table-cell>
              <table:table-cell office:value-type="float" office:value="164.78">
                <text:p>164.78</text:p>
              </table:table-cell>
              <table:table-cell office:value-type="float" office:value="181.1">
                <text:p>181.1</text:p>
              </table:table-cell>
              <table:table-cell office:value-type="float" office:value="193.7">
                <text:p>193.7</text:p>
              </table:table-cell>
              <table:table-cell office:value-type="float" office:value="209.18">
                <text:p>209.18</text:p>
              </table:table-cell>
              <table:table-cell office:value-type="float" office:value="218.36">
                <text:p>218.36</text:p>
              </table:table-cell>
              <table:table-cell office:value-type="float" office:value="227">
                <text:p>227</text:p>
              </table:table-cell>
              <table:table-cell office:value-type="float" office:value="234.88">
                <text:p>234.88</text:p>
              </table:table-cell>
              <table:table-cell office:value-type="float" office:value="242.34">
                <text:p>242.34</text:p>
              </table:table-cell>
            </table:table-row>
            <table:table-row>
              <table:table-cell office:value-type="string">
                <text:p>SOC</text:p>
                <draw:g>
                  <svg:desc>'plot-survival-rate'.A88:'plot-survival-rate'.A88</svg:desc>
                </draw:g>
              </table:table-cell>
              <table:table-cell office:value-type="float" office:value="12.7714285714286">
                <text:p>12.7714285714286</text:p>
                <draw:g>
                  <svg:desc>'plot-survival-rate'.B88:'plot-survival-rate'.U88</svg:desc>
                </draw:g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8.4857142857143">
                <text:p>18.4857142857143</text:p>
              </table:table-cell>
              <table:table-cell office:value-type="float" office:value="25.5428571428571">
                <text:p>25.5428571428571</text:p>
              </table:table-cell>
              <table:table-cell office:value-type="float" office:value="43.2571428571429">
                <text:p>43.2571428571429</text:p>
              </table:table-cell>
              <table:table-cell office:value-type="float" office:value="69.2285714285714">
                <text:p>69.2285714285714</text:p>
              </table:table-cell>
              <table:table-cell office:value-type="float" office:value="93.3142857142857">
                <text:p>93.3142857142857</text:p>
              </table:table-cell>
              <table:table-cell office:value-type="float" office:value="117.371428571429">
                <text:p>117.371428571429</text:p>
              </table:table-cell>
              <table:table-cell office:value-type="float" office:value="142.685714285714">
                <text:p>142.685714285714</text:p>
              </table:table-cell>
              <table:table-cell office:value-type="float" office:value="167.771428571429">
                <text:p>167.771428571429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217.342857142857">
                <text:p>217.342857142857</text:p>
              </table:table-cell>
              <table:table-cell office:value-type="float" office:value="233.828571428571">
                <text:p>233.828571428571</text:p>
              </table:table-cell>
              <table:table-cell office:value-type="float" office:value="248.342857142857">
                <text:p>248.342857142857</text:p>
              </table:table-cell>
              <table:table-cell office:value-type="float" office:value="260.171428571429">
                <text:p>260.171428571429</text:p>
              </table:table-cell>
              <table:table-cell office:value-type="float" office:value="269.942857142857">
                <text:p>269.942857142857</text:p>
              </table:table-cell>
              <table:table-cell office:value-type="float" office:value="280.142857142857">
                <text:p>280.142857142857</text:p>
              </table:table-cell>
              <table:table-cell office:value-type="float" office:value="286.2">
                <text:p>286.2</text:p>
              </table:table-cell>
              <table:table-cell office:value-type="float" office:value="294.057142857143">
                <text:p>294.057142857143</text:p>
              </table:table-cell>
              <table:table-cell office:value-type="float" office:value="301.542857142857">
                <text:p>301.5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8cm" svg:y="3.205cm" style:legend-expansion="high" chart:style-name="ch2"/>
        <chart:plot-area chart:style-name="ch3" table:cell-range-address="performance.A25:performance.F66" chart:data-source-has-labels="both" svg:x="0.77cm" svg:y="0.855cm" svg:width="11.129cm" svg:height="7.545cm">
          <chartooo:coordinate-region svg:x="1.391cm" svg:y="1.055cm" svg:width="10.508cm" svg:height="6.3cm"/>
          <chart:axis chart:dimension="x" chart:name="primary-x" chart:style-name="ch4" chartooo:axis-type="auto">
            <chartooo:date-scale/>
            <chart:categories table:cell-range-address="performance.A26:performance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26:performance.B66" chart:label-cell-address="performance.B25:performance.B25" chart:class="chart:line">
            <chart:data-point chart:repeated="41"/>
          </chart:series>
          <chart:series chart:style-name="ch7" chart:values-cell-range-address="performance.C26:performance.C66" chart:label-cell-address="performance.C25:performance.C25" chart:class="chart:line">
            <chart:data-point chart:repeated="41"/>
          </chart:series>
          <chart:series chart:style-name="ch8" chart:values-cell-range-address="performance.D26:performance.D66" chart:label-cell-address="performance.D25:performance.D25" chart:class="chart:line">
            <chart:data-point chart:repeated="41"/>
          </chart:series>
          <chart:series chart:style-name="ch9" chart:values-cell-range-address="performance.E26:performance.E66" chart:label-cell-address="performance.E25:performance.E25" chart:class="chart:line">
            <chart:data-point chart:repeated="41"/>
          </chart:series>
          <chart:series chart:style-name="ch10" chart:values-cell-range-address="performance.F26:performance.F66" chart:label-cell-address="performance.F25:performance.F25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25:performance.B25</svg:desc>
                </draw:g>
              </table:table-cell>
              <table:table-cell office:value-type="string">
                <text:p>ROSS-DGA</text:p>
                <draw:g>
                  <svg:desc>performance.C25:performance.C25</svg:desc>
                </draw:g>
              </table:table-cell>
              <table:table-cell office:value-type="string">
                <text:p>ROSS-6-DFA</text:p>
                <draw:g>
                  <svg:desc>performance.D25:performance.D25</svg:desc>
                </draw:g>
              </table:table-cell>
              <table:table-cell office:value-type="string">
                <text:p>ROSS-6-DGA</text:p>
                <draw:g>
                  <svg:desc>performance.E25:performance.E25</svg:desc>
                </draw:g>
              </table:table-cell>
              <table:table-cell office:value-type="string">
                <text:p>SOC</text:p>
                <draw:g>
                  <svg:desc>performance.F25:performance.F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26:performance.A66</svg:desc>
                </draw:g>
              </table:table-cell>
              <table:table-cell office:value-type="float" office:value="0.76">
                <text:p>0.76</text:p>
                <draw:g>
                  <svg:desc>performance.B26:performance.B66</svg:desc>
                </draw:g>
              </table:table-cell>
              <table:table-cell office:value-type="float" office:value="0.6">
                <text:p>0.6</text:p>
                <draw:g>
                  <svg:desc>performance.C26:performance.C66</svg:desc>
                </draw:g>
              </table:table-cell>
              <table:table-cell office:value-type="float" office:value="1.46">
                <text:p>1.46</text:p>
                <draw:g>
                  <svg:desc>performance.D26:performance.D66</svg:desc>
                </draw:g>
              </table:table-cell>
              <table:table-cell office:value-type="float" office:value="0.5">
                <text:p>0.5</text:p>
                <draw:g>
                  <svg:desc>performance.E26:performance.E66</svg:desc>
                </draw:g>
              </table:table-cell>
              <table:table-cell office:value-type="float" office:value="0">
                <text:p>0</text:p>
                <draw:g>
                  <svg:desc>performance.F26:performance.F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2.72">
                <text:p>2.72</text:p>
              </table:table-cell>
              <table:table-cell office:value-type="float" office:value="6.12">
                <text:p>6.12</text:p>
              </table:table-cell>
              <table:table-cell office:value-type="float" office:value="2.88">
                <text:p>2.88</text:p>
              </table:table-cell>
              <table:table-cell office:value-type="float" office:value="3.96154">
                <text:p>3.961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72">
                <text:p>6.72</text:p>
              </table:table-cell>
              <table:table-cell office:value-type="float" office:value="6.66">
                <text:p>6.66</text:p>
              </table:table-cell>
              <table:table-cell office:value-type="float" office:value="13.44">
                <text:p>13.44</text:p>
              </table:table-cell>
              <table:table-cell office:value-type="float" office:value="14.4">
                <text:p>14.4</text:p>
              </table:table-cell>
              <table:table-cell office:value-type="float" office:value="4.07692">
                <text:p>4.07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28">
                <text:p>13.28</text:p>
              </table:table-cell>
              <table:table-cell office:value-type="float" office:value="13.36">
                <text:p>13.36</text:p>
              </table:table-cell>
              <table:table-cell office:value-type="float" office:value="21.6">
                <text:p>21.6</text:p>
              </table:table-cell>
              <table:table-cell office:value-type="float" office:value="36.72">
                <text:p>36.72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  <table:table-cell office:value-type="float" office:value="4.76923">
                <text:p>4.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48">
                <text:p>18.48</text:p>
              </table:table-cell>
              <table:table-cell office:value-type="float" office:value="22.44">
                <text:p>22.44</text:p>
              </table:table-cell>
              <table:table-cell office:value-type="float" office:value="21.96">
                <text:p>21.96</text:p>
              </table:table-cell>
              <table:table-cell office:value-type="float" office:value="11.4">
                <text:p>11.4</text:p>
              </table:table-cell>
              <table:table-cell office:value-type="float" office:value="3.65385">
                <text:p>3.65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22">
                <text:p>17.22</text:p>
              </table:table-cell>
              <table:table-cell office:value-type="float" office:value="10.92">
                <text:p>10.92</text:p>
              </table:table-cell>
              <table:table-cell office:value-type="float" office:value="2.1">
                <text:p>2.1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8">
                <text:p>9.28</text:p>
              </table:table-cell>
              <table:table-cell office:value-type="float" office:value="9.76">
                <text:p>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154">
                <text:p>2.9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94">
                <text:p>5.94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6">
                <text:p>2.86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462">
                <text:p>3.384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154">
                <text:p>3.461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308">
                <text:p>2.923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154">
                <text:p>0.8461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769">
                <text:p>5.307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462">
                <text:p>2.884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538">
                <text:p>3.115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077">
                <text:p>2.230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92">
                <text:p>3.57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31">
                <text:p>3.69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23">
                <text:p>1.269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77">
                <text:p>5.230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1">
                <text:p>2.692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385">
                <text:p>4.153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308">
                <text:p>1.423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462">
                <text:p>4.384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1cm" svg:height="11.53cm" xlink:href=".." xlink:type="simple" chart:class="chart:line" chart:style-name="ch1">
        <chart:title svg:x="7.66cm" svg:y="0.366cm" chart:style-name="ch2">
          <text:p>200</text:p>
        </chart:title>
        <chart:legend chart:legend-position="end" svg:x="12.555cm" svg:y="4.47cm" style:legend-expansion="high" chart:style-name="ch3"/>
        <chart:plot-area chart:style-name="ch4" table:cell-range-address="performance.A94:performance.F125 performance.B93:performance.F93" chart:data-source-has-labels="both" svg:x="0.774cm" svg:y="1.835cm" svg:width="11.133cm" svg:height="9.045cm">
          <chartooo:coordinate-region svg:x="1.395cm" svg:y="2.035cm" svg:width="10.325cm" svg:height="7.8cm"/>
          <chart:axis chart:dimension="x" chart:name="primary-x" chart:style-name="ch5" chartooo:axis-type="auto">
            <chartooo:date-scale/>
            <chart:categories table:cell-range-address="performance.A94:performance.A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B94:performance.B125" chart:label-cell-address="performance.B93:performance.B93" chart:class="chart:line">
            <chart:data-point chart:repeated="32"/>
          </chart:series>
          <chart:series chart:style-name="ch8" chart:values-cell-range-address="performance.C94:performance.C125" chart:label-cell-address="performance.C93:performance.C93" chart:class="chart:line">
            <chart:data-point chart:repeated="32"/>
          </chart:series>
          <chart:series chart:style-name="ch9" chart:values-cell-range-address="performance.D94:performance.D125" chart:label-cell-address="performance.D93:performance.D93" chart:class="chart:line">
            <chart:data-point chart:repeated="32"/>
          </chart:series>
          <chart:series chart:style-name="ch10" chart:values-cell-range-address="performance.E94:performance.E125" chart:label-cell-address="performance.E93:performance.E93" chart:class="chart:line">
            <chart:data-point chart:repeated="32"/>
          </chart:series>
          <chart:series chart:style-name="ch11" chart:values-cell-range-address="performance.F94:performance.F125" chart:label-cell-address="performance.F93:performance.F93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93:performance.B93</svg:desc>
                </draw:g>
              </table:table-cell>
              <table:table-cell office:value-type="string">
                <text:p>ROSS-DGA</text:p>
                <draw:g>
                  <svg:desc>performance.C93:performance.C93</svg:desc>
                </draw:g>
              </table:table-cell>
              <table:table-cell office:value-type="string">
                <text:p>ROSS-12-DFA</text:p>
                <draw:g>
                  <svg:desc>performance.D93:performance.D93</svg:desc>
                </draw:g>
              </table:table-cell>
              <table:table-cell office:value-type="string">
                <text:p>ROSS-12-DGA</text:p>
                <draw:g>
                  <svg:desc>performance.E93:performance.E93</svg:desc>
                </draw:g>
              </table:table-cell>
              <table:table-cell office:value-type="string">
                <text:p>SOC</text:p>
                <draw:g>
                  <svg:desc>performance.F93:performance.F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94:performance.A125</svg:desc>
                </draw:g>
              </table:table-cell>
              <table:table-cell office:value-type="float" office:value="0.2">
                <text:p>0.2</text:p>
                <draw:g>
                  <svg:desc>performance.B94:performance.B125</svg:desc>
                </draw:g>
              </table:table-cell>
              <table:table-cell office:value-type="float" office:value="0.06">
                <text:p>0.06</text:p>
                <draw:g>
                  <svg:desc>performance.C94:performance.C125</svg:desc>
                </draw:g>
              </table:table-cell>
              <table:table-cell office:value-type="float" office:value="2.4">
                <text:p>2.4</text:p>
                <draw:g>
                  <svg:desc>performance.D94:performance.D125</svg:desc>
                </draw:g>
              </table:table-cell>
              <table:table-cell office:value-type="float" office:value="0.12">
                <text:p>0.12</text:p>
                <draw:g>
                  <svg:desc>performance.E94:performance.E125</svg:desc>
                </draw:g>
              </table:table-cell>
              <table:table-cell office:value-type="float" office:value="6.36">
                <text:p>6.36</text:p>
                <draw:g>
                  <svg:desc>performance.F94:performance.F1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0.28">
                <text:p>0.28</text:p>
              </table:table-cell>
              <table:table-cell office:value-type="float" office:value="4.52">
                <text:p>4.52</text:p>
              </table:table-cell>
              <table:table-cell office:value-type="float" office:value="0.24">
                <text:p>0.2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.14">
                <text:p>1.14</text:p>
              </table:table-cell>
              <table:table-cell office:value-type="float" office:value="7.14">
                <text:p>7.14</text:p>
              </table:table-cell>
              <table:table-cell office:value-type="float" office:value="1.26">
                <text:p>1.2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2.24">
                <text:p>2.24</text:p>
              </table:table-cell>
              <table:table-cell office:value-type="float" office:value="12.48">
                <text:p>12.48</text:p>
              </table:table-cell>
              <table:table-cell office:value-type="float" office:value="6.24">
                <text:p>6.2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4">
                <text:p>4</text:p>
              </table:table-cell>
              <table:table-cell office:value-type="float" office:value="16.5">
                <text:p>16.5</text:p>
              </table:table-cell>
              <table:table-cell office:value-type="float" office:value="29.7">
                <text:p>29.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7.56">
                <text:p>7.56</text:p>
              </table:table-cell>
              <table:table-cell office:value-type="float" office:value="20.88">
                <text:p>20.88</text:p>
              </table:table-cell>
              <table:table-cell office:value-type="float" office:value="63">
                <text:p>6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58">
                <text:p>13.58</text:p>
              </table:table-cell>
              <table:table-cell office:value-type="float" office:value="13.16">
                <text:p>13.16</text:p>
              </table:table-cell>
              <table:table-cell office:value-type="float" office:value="21.98">
                <text:p>21.98</text:p>
              </table:table-cell>
              <table:table-cell office:value-type="float" office:value="60.62">
                <text:p>60.6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3.04">
                <text:p>23.04</text:p>
              </table:table-cell>
              <table:table-cell office:value-type="float" office:value="29.92">
                <text:p>29.92</text:p>
              </table:table-cell>
              <table:table-cell office:value-type="float" office:value="27.04">
                <text:p>27.0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.62">
                <text:p>19.62</text:p>
              </table:table-cell>
              <table:table-cell office:value-type="float" office:value="31.14">
                <text:p>31.14</text:p>
              </table:table-cell>
              <table:table-cell office:value-type="float" office:value="23.22">
                <text:p>23.22</text:p>
              </table:table-cell>
              <table:table-cell office:value-type="float" office:value="8.82">
                <text:p>8.8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">
                <text:p>21.6</text:p>
              </table:table-cell>
              <table:table-cell office:value-type="float" office:value="35">
                <text:p>35</text:p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36">
                <text:p>19.36</text:p>
              </table:table-cell>
              <table:table-cell office:value-type="float" office:value="25.74">
                <text:p>25.74</text:p>
              </table:table-cell>
              <table:table-cell office:value-type="float" office:value="16.06">
                <text:p>16.06</text:p>
              </table:table-cell>
              <table:table-cell office:value-type="float" office:value="0.88">
                <text:p>0.88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28">
                <text:p>17.28</text:p>
              </table:table-cell>
              <table:table-cell office:value-type="float" office:value="24.72">
                <text:p>24.72</text:p>
              </table:table-cell>
              <table:table-cell office:value-type="float" office:value="13.68">
                <text:p>13.68</text:p>
              </table:table-cell>
              <table:table-cell office:value-type="float" office:value="0.48">
                <text:p>0.4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.04">
                <text:p>14.04</text:p>
              </table:table-cell>
              <table:table-cell office:value-type="float" office:value="9.62">
                <text:p>9.62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72">
                <text:p>13.72</text:p>
              </table:table-cell>
              <table:table-cell office:value-type="float" office:value="6.16">
                <text:p>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72">
                <text:p>6.72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56">
                <text:p>4.56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">
                <text:p>2.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75cm" svg:height="12.686cm" xlink:href=".." xlink:type="simple" chart:class="chart:line" chart:style-name="ch1">
        <chart:title svg:x="8.747cm" svg:y="0.389cm" chart:style-name="ch2">
          <text:p>300</text:p>
        </chart:title>
        <chart:legend chart:legend-position="end" svg:x="14.728cm" svg:y="5.048cm" style:legend-expansion="high" chart:style-name="ch3"/>
        <chart:plot-area chart:style-name="ch4" table:cell-range-address="performance.A153:performance.F198 performance.B152:performance.F152" chart:data-source-has-labels="both" svg:x="0.817cm" svg:y="1.927cm" svg:width="13.178cm" svg:height="10.086cm">
          <chartooo:coordinate-region svg:x="1.438cm" svg:y="2.126cm" svg:width="12.37cm" svg:height="8.842cm"/>
          <chart:axis chart:dimension="x" chart:name="primary-x" chart:style-name="ch5" chartooo:axis-type="auto">
            <chartooo:date-scale/>
            <chart:categories table:cell-range-address="performance.A153:performance.A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B153:performance.B198" chart:label-cell-address="performance.B152:performance.B152" chart:class="chart:line">
            <chart:data-point chart:repeated="42"/>
          </chart:series>
          <chart:series chart:style-name="ch8" chart:values-cell-range-address="performance.C153:performance.C198" chart:label-cell-address="performance.C152:performance.C152" chart:class="chart:line">
            <chart:data-point chart:repeated="42"/>
          </chart:series>
          <chart:series chart:style-name="ch9" chart:values-cell-range-address="performance.D153:performance.D198" chart:label-cell-address="performance.D152:performance.D152" chart:class="chart:line">
            <chart:data-point chart:repeated="42"/>
          </chart:series>
          <chart:series chart:style-name="ch10" chart:values-cell-range-address="performance.E153:performance.E198" chart:label-cell-address="performance.E152:performance.E152" chart:class="chart:line">
            <chart:data-point chart:repeated="42"/>
          </chart:series>
          <chart:series chart:style-name="ch11" chart:values-cell-range-address="performance.F153:performance.F198" chart:label-cell-address="performance.F152:performance.F152" chart:class="chart:line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152:performance.B152</svg:desc>
                </draw:g>
              </table:table-cell>
              <table:table-cell office:value-type="string">
                <text:p>ROSS-DGA</text:p>
                <draw:g>
                  <svg:desc>performance.C152:performance.C152</svg:desc>
                </draw:g>
              </table:table-cell>
              <table:table-cell office:value-type="string">
                <text:p>ROSS-21-DFA</text:p>
                <draw:g>
                  <svg:desc>performance.D152:performance.D152</svg:desc>
                </draw:g>
              </table:table-cell>
              <table:table-cell office:value-type="string">
                <text:p>ROSS-21-DGA</text:p>
                <draw:g>
                  <svg:desc>performance.E152:performance.E152</svg:desc>
                </draw:g>
              </table:table-cell>
              <table:table-cell office:value-type="string">
                <text:p>SOC</text:p>
                <draw:g>
                  <svg:desc>performance.F152:performance.F15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153:performance.A198</svg:desc>
                </draw:g>
              </table:table-cell>
              <table:table-cell office:value-type="float" office:value="0.2">
                <text:p>0.2</text:p>
                <draw:g>
                  <svg:desc>performance.B153:performance.B198</svg:desc>
                </draw:g>
              </table:table-cell>
              <table:table-cell office:value-type="float" office:value="0.08">
                <text:p>0.08</text:p>
                <draw:g>
                  <svg:desc>performance.C153:performance.C198</svg:desc>
                </draw:g>
              </table:table-cell>
              <table:table-cell office:value-type="float" office:value="1.52">
                <text:p>1.52</text:p>
                <draw:g>
                  <svg:desc>performance.D153:performance.D198</svg:desc>
                </draw:g>
              </table:table-cell>
              <table:table-cell office:value-type="float" office:value="0.02">
                <text:p>0.02</text:p>
                <draw:g>
                  <svg:desc>performance.E153:performance.E198</svg:desc>
                </draw:g>
              </table:table-cell>
              <table:table-cell office:value-type="float" office:value="6.32">
                <text:p>6.32</text:p>
                <draw:g>
                  <svg:desc>performance.F153:performance.F1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0.28">
                <text:p>0.28</text:p>
              </table:table-cell>
              <table:table-cell office:value-type="float" office:value="2.44">
                <text:p>2.44</text:p>
              </table:table-cell>
              <table:table-cell office:value-type="float" office:value="0.08">
                <text:p>0.08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0.6">
                <text:p>0.6</text:p>
              </table:table-cell>
              <table:table-cell office:value-type="float" office:value="3.72">
                <text:p>3.72</text:p>
              </table:table-cell>
              <table:table-cell office:value-type="float" office:value="0.3">
                <text:p>0.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0.72">
                <text:p>0.72</text:p>
              </table:table-cell>
              <table:table-cell office:value-type="float" office:value="5.84">
                <text:p>5.84</text:p>
              </table:table-cell>
              <table:table-cell office:value-type="float" office:value="0.4">
                <text:p>0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1.8">
                <text:p>1.8</text:p>
              </table:table-cell>
              <table:table-cell office:value-type="float" office:value="7.7">
                <text:p>7.7</text:p>
              </table:table-cell>
              <table:table-cell office:value-type="float" office:value="0.9">
                <text:p>0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16">
                <text:p>5.16</text:p>
              </table:table-cell>
              <table:table-cell office:value-type="float" office:value="2.4">
                <text:p>2.4</text:p>
              </table:table-cell>
              <table:table-cell office:value-type="float" office:value="10.32">
                <text:p>10.32</text:p>
              </table:table-cell>
              <table:table-cell office:value-type="float" office:value="2.16">
                <text:p>2.16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2.94">
                <text:p>2.94</text:p>
              </table:table-cell>
              <table:table-cell office:value-type="float" office:value="12.18">
                <text:p>12.18</text:p>
              </table:table-cell>
              <table:table-cell office:value-type="float" office:value="7">
                <text:p>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56">
                <text:p>10.56</text:p>
              </table:table-cell>
              <table:table-cell office:value-type="float" office:value="5.6">
                <text:p>5.6</text:p>
              </table:table-cell>
              <table:table-cell office:value-type="float" office:value="15.84">
                <text:p>15.84</text:p>
              </table:table-cell>
              <table:table-cell office:value-type="float" office:value="24.64">
                <text:p>24.6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72">
                <text:p>9.72</text:p>
              </table:table-cell>
              <table:table-cell office:value-type="float" office:value="5.76">
                <text:p>5.76</text:p>
              </table:table-cell>
              <table:table-cell office:value-type="float" office:value="19.08">
                <text:p>19.08</text:p>
              </table:table-cell>
              <table:table-cell office:value-type="float" office:value="57.24">
                <text:p>57.2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9">
                <text:p>9</text:p>
              </table:table-cell>
              <table:table-cell office:value-type="float" office:value="18.8">
                <text:p>18.8</text:p>
              </table:table-cell>
              <table:table-cell office:value-type="float" office:value="82.2">
                <text:p>8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74">
                <text:p>14.74</text:p>
              </table:table-cell>
              <table:table-cell office:value-type="float" office:value="22.44">
                <text:p>22.44</text:p>
              </table:table-cell>
              <table:table-cell office:value-type="float" office:value="19.8">
                <text:p>19.8</text:p>
              </table:table-cell>
              <table:table-cell office:value-type="float" office:value="70.4">
                <text:p>70.4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52">
                <text:p>17.52</text:p>
              </table:table-cell>
              <table:table-cell office:value-type="float" office:value="31.68">
                <text:p>31.68</text:p>
              </table:table-cell>
              <table:table-cell office:value-type="float" office:value="25.44">
                <text:p>25.44</text:p>
              </table:table-cell>
              <table:table-cell office:value-type="float" office:value="33.84">
                <text:p>33.8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.16">
                <text:p>17.16</text:p>
              </table:table-cell>
              <table:table-cell office:value-type="float" office:value="30.68">
                <text:p>30.68</text:p>
              </table:table-cell>
              <table:table-cell office:value-type="float" office:value="24.7">
                <text:p>24.7</text:p>
              </table:table-cell>
              <table:table-cell office:value-type="float" office:value="10.66">
                <text:p>10.6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8.64">
                <text:p>38.64</text:p>
              </table:table-cell>
              <table:table-cell office:value-type="float" office:value="23.8">
                <text:p>23.8</text:p>
              </table:table-cell>
              <table:table-cell office:value-type="float" office:value="5.04">
                <text:p>5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1.1">
                <text:p>41.1</text:p>
              </table:table-cell>
              <table:table-cell office:value-type="float" office:value="16.2">
                <text:p>16.2</text:p>
              </table:table-cell>
              <table:table-cell office:value-type="float" office:value="1.2">
                <text:p>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.84">
                <text:p>19.84</text:p>
              </table:table-cell>
              <table:table-cell office:value-type="float" office:value="35.52">
                <text:p>35.52</text:p>
              </table:table-cell>
              <table:table-cell office:value-type="float" office:value="19.84">
                <text:p>19.84</text:p>
              </table:table-cell>
              <table:table-cell office:value-type="float" office:value="1.28">
                <text:p>1.28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32">
                <text:p>16.32</text:p>
              </table:table-cell>
              <table:table-cell office:value-type="float" office:value="27.88">
                <text:p>27.88</text:p>
              </table:table-cell>
              <table:table-cell office:value-type="float" office:value="21.08">
                <text:p>21.08</text:p>
              </table:table-cell>
              <table:table-cell office:value-type="float" office:value="1.02">
                <text:p>1.0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18">
                <text:p>18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24">
                <text:p>18.24</text:p>
              </table:table-cell>
              <table:table-cell office:value-type="float" office:value="12.16">
                <text:p>12.16</text:p>
              </table:table-cell>
              <table:table-cell office:value-type="float" office:value="12.92">
                <text:p>12.92</text:p>
              </table:table-cell>
              <table:table-cell office:value-type="float" office:value="0.38">
                <text:p>0.3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0.4">
                <text:p>0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6.3">
                <text:p>6.3</text:p>
              </table:table-cell>
              <table:table-cell office:value-type="float" office:value="0.84">
                <text:p>0.8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88">
                <text:p>11.88</text:p>
              </table:table-cell>
              <table:table-cell office:value-type="float" office:value="1.32">
                <text:p>1.3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36">
                <text:p>7.36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.68">
                <text:p>7.68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.24">
                <text:p>6.24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94">
                <text:p>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3.502cm" xlink:href=".." xlink:type="simple" chart:class="chart:line" chart:style-name="ch1">
        <chart:legend svg:x="12.185cm" svg:y="8.718cm" style:legend-expansion="custom" chartooo:width="3.251cm" chartooo:height="2.59cm" style:legend-expansion-aspect-ratio="1.25521235521236" chart:style-name="ch2"/>
        <chart:plot-area chart:style-name="ch3" table:cell-range-address="'plot-survival-rate'.A1:'plot-survival-rate'.U6" chart:data-source-has-labels="both" svg:x="0.87cm" svg:y="1.213cm" svg:width="15.864cm" svg:height="11.597cm">
          <chartooo:coordinate-region svg:x="1.491cm" svg:y="1.413cm" svg:width="14.963cm" svg:height="10.75cm"/>
          <chart:axis chart:dimension="x" chart:name="primary-x" chart:style-name="ch4" chartooo:axis-type="auto">
            <chartooo:date-scale/>
            <chart:categories table:cell-range-address="'plot-survival-rate'.B1:'plot-survival-rate'.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lot-survival-rate'.B2:'plot-survival-rate'.U2" chart:label-cell-address="'plot-survival-rate'.A2:'plot-survival-rate'.A2" chart:class="chart:line">
            <chart:data-point chart:repeated="20"/>
          </chart:series>
          <chart:series chart:style-name="ch7" chart:values-cell-range-address="'plot-survival-rate'.B3:'plot-survival-rate'.U3" chart:label-cell-address="'plot-survival-rate'.A3:'plot-survival-rate'.A3" chart:class="chart:line">
            <chart:data-point chart:repeated="20"/>
          </chart:series>
          <chart:series chart:style-name="ch8" chart:values-cell-range-address="'plot-survival-rate'.B4:'plot-survival-rate'.U4" chart:label-cell-address="'plot-survival-rate'.A4:'plot-survival-rate'.A4" chart:class="chart:line">
            <chart:data-point chart:repeated="20"/>
          </chart:series>
          <chart:series chart:style-name="ch9" chart:values-cell-range-address="'plot-survival-rate'.B5:'plot-survival-rate'.U5" chart:label-cell-address="'plot-survival-rate'.A5:'plot-survival-rate'.A5" chart:class="chart:line">
            <chart:data-point chart:repeated="20"/>
          </chart:series>
          <chart:series chart:style-name="ch10" chart:values-cell-range-address="'plot-survival-rate'.B6:'plot-survival-rate'.U6" chart:label-cell-address="'plot-survival-rate'.A6:'plot-survival-rate'.A6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1:'plot-survival-rate'.U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DGA</text:p>
                <draw:g>
                  <svg:desc>'plot-survival-rate'.A2:'plot-survival-rate'.A2</svg:desc>
                </draw:g>
              </table:table-cell>
              <table:table-cell office:value-type="float" office:value="0.76">
                <text:p>0.76</text:p>
                <draw:g>
                  <svg:desc>'plot-survival-rate'.B2:'plot-survival-rate'.U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4.22">
                <text:p>4.22</text:p>
              </table:table-cell>
              <table:table-cell office:value-type="float" office:value="9.84">
                <text:p>9.84</text:p>
              </table:table-cell>
              <table:table-cell office:value-type="float" office:value="15.52">
                <text:p>15.52</text:p>
              </table:table-cell>
              <table:table-cell office:value-type="float" office:value="21.24">
                <text:p>21.24</text:p>
              </table:table-cell>
              <table:table-cell office:value-type="float" office:value="27.14">
                <text:p>27.14</text:p>
              </table:table-cell>
              <table:table-cell office:value-type="float" office:value="34.36">
                <text:p>34.36</text:p>
              </table:table-cell>
              <table:table-cell office:value-type="float" office:value="40.86">
                <text:p>40.86</text:p>
              </table:table-cell>
              <table:table-cell office:value-type="float" office:value="45.6">
                <text:p>45.6</text:p>
              </table:table-cell>
              <table:table-cell office:value-type="float" office:value="51.08">
                <text:p>51.08</text:p>
              </table:table-cell>
              <table:table-cell office:value-type="float" office:value="54.64">
                <text:p>54.64</text:p>
              </table:table-cell>
              <table:table-cell office:value-type="float" office:value="59.74">
                <text:p>59.74</text:p>
              </table:table-cell>
              <table:table-cell office:value-type="float" office:value="64.34">
                <text:p>64.34</text:p>
              </table:table-cell>
              <table:table-cell office:value-type="float" office:value="68.68">
                <text:p>68.68</text:p>
              </table:table-cell>
              <table:table-cell office:value-type="float" office:value="71.82">
                <text:p>71.82</text:p>
              </table:table-cell>
              <table:table-cell office:value-type="float" office:value="75.26">
                <text:p>75.26</text:p>
              </table:table-cell>
              <table:table-cell office:value-type="float" office:value="76.72">
                <text:p>76.72</text:p>
              </table:table-cell>
              <table:table-cell office:value-type="float" office:value="79.3">
                <text:p>79.3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ROSS-GFA</text:p>
                <draw:g>
                  <svg:desc>'plot-survival-rate'.A3:'plot-survival-rate'.A3</svg:desc>
                </draw:g>
              </table:table-cell>
              <table:table-cell office:value-type="float" office:value="1.02">
                <text:p>1.02</text:p>
                <draw:g>
                  <svg:desc>'plot-survival-rate'.B3:'plot-survival-rate'.U3</svg:desc>
                </draw:g>
              </table:table-cell>
              <table:table-cell office:value-type="float" office:value="1.26">
                <text:p>1.26</text:p>
              </table:table-cell>
              <table:table-cell office:value-type="float" office:value="3.34">
                <text:p>3.34</text:p>
              </table:table-cell>
              <table:table-cell office:value-type="float" office:value="9.9">
                <text:p>9.9</text:p>
              </table:table-cell>
              <table:table-cell office:value-type="float" office:value="15.98">
                <text:p>15.98</text:p>
              </table:table-cell>
              <table:table-cell office:value-type="float" office:value="22.62">
                <text:p>22.62</text:p>
              </table:table-cell>
              <table:table-cell office:value-type="float" office:value="28.2">
                <text:p>28.2</text:p>
              </table:table-cell>
              <table:table-cell office:value-type="float" office:value="36.14">
                <text:p>36.14</text:p>
              </table:table-cell>
              <table:table-cell office:value-type="float" office:value="43.48">
                <text:p>43.48</text:p>
              </table:table-cell>
              <table:table-cell office:value-type="float" office:value="48.24">
                <text:p>48.24</text:p>
              </table:table-cell>
              <table:table-cell office:value-type="float" office:value="54.22">
                <text:p>54.22</text:p>
              </table:table-cell>
              <table:table-cell office:value-type="float" office:value="57.94">
                <text:p>57.94</text:p>
              </table:table-cell>
              <table:table-cell office:value-type="float" office:value="61.46">
                <text:p>61.46</text:p>
              </table:table-cell>
              <table:table-cell office:value-type="float" office:value="66.12">
                <text:p>66.12</text:p>
              </table:table-cell>
              <table:table-cell office:value-type="float" office:value="69.84">
                <text:p>69.84</text:p>
              </table:table-cell>
              <table:table-cell office:value-type="float" office:value="72.52">
                <text:p>72.52</text:p>
              </table:table-cell>
              <table:table-cell office:value-type="float" office:value="75.42">
                <text:p>75.42</text:p>
              </table:table-cell>
              <table:table-cell office:value-type="float" office:value="76.92">
                <text:p>76.92</text:p>
              </table:table-cell>
              <table:table-cell office:value-type="float" office:value="80.04">
                <text:p>80.04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4:'plot-survival-rate'.A4</svg:desc>
                </draw:g>
              </table:table-cell>
              <table:table-cell office:value-type="float" office:value="0.64">
                <text:p>0.64</text:p>
                <draw:g>
                  <svg:desc>'plot-survival-rate'.B4:'plot-survival-rate'.U4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1.66">
                <text:p>1.66</text:p>
              </table:table-cell>
              <table:table-cell office:value-type="float" office:value="3.94">
                <text:p>3.94</text:p>
              </table:table-cell>
              <table:table-cell office:value-type="float" office:value="7.48">
                <text:p>7.48</text:p>
              </table:table-cell>
              <table:table-cell office:value-type="float" office:value="11.98">
                <text:p>11.98</text:p>
              </table:table-cell>
              <table:table-cell office:value-type="float" office:value="15.96">
                <text:p>15.96</text:p>
              </table:table-cell>
              <table:table-cell office:value-type="float" office:value="20.94">
                <text:p>20.94</text:p>
              </table:table-cell>
              <table:table-cell office:value-type="float" office:value="28.22">
                <text:p>28.22</text:p>
              </table:table-cell>
              <table:table-cell office:value-type="float" office:value="32.98">
                <text:p>32.98</text:p>
              </table:table-cell>
              <table:table-cell office:value-type="float" office:value="38.7">
                <text:p>38.7</text:p>
              </table:table-cell>
              <table:table-cell office:value-type="float" office:value="43.94">
                <text:p>43.94</text:p>
              </table:table-cell>
              <table:table-cell office:value-type="float" office:value="50.14">
                <text:p>50.14</text:p>
              </table:table-cell>
              <table:table-cell office:value-type="float" office:value="54.82">
                <text:p>54.82</text:p>
              </table:table-cell>
              <table:table-cell office:value-type="float" office:value="59.22">
                <text:p>59.22</text:p>
              </table:table-cell>
              <table:table-cell office:value-type="float" office:value="63.18">
                <text:p>63.18</text:p>
              </table:table-cell>
              <table:table-cell office:value-type="float" office:value="66.96">
                <text:p>66.96</text:p>
              </table:table-cell>
              <table:table-cell office:value-type="float" office:value="69.38">
                <text:p>69.38</text:p>
              </table:table-cell>
              <table:table-cell office:value-type="float" office:value="73.48">
                <text:p>73.48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5:'plot-survival-rate'.A5</svg:desc>
                </draw:g>
              </table:table-cell>
              <table:table-cell office:value-type="float" office:value="1.46">
                <text:p>1.46</text:p>
                <draw:g>
                  <svg:desc>'plot-survival-rate'.B5:'plot-survival-rate'.U5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2.66">
                <text:p>2.66</text:p>
              </table:table-cell>
              <table:table-cell office:value-type="float" office:value="5.68">
                <text:p>5.68</text:p>
              </table:table-cell>
              <table:table-cell office:value-type="float" office:value="9.52">
                <text:p>9.52</text:p>
              </table:table-cell>
              <table:table-cell office:value-type="float" office:value="14.7">
                <text:p>14.7</text:p>
              </table:table-cell>
              <table:table-cell office:value-type="float" office:value="19.58">
                <text:p>19.58</text:p>
              </table:table-cell>
              <table:table-cell office:value-type="float" office:value="25.28">
                <text:p>25.28</text:p>
              </table:table-cell>
              <table:table-cell office:value-type="float" office:value="32.08">
                <text:p>32.08</text:p>
              </table:table-cell>
              <table:table-cell office:value-type="float" office:value="37.5">
                <text:p>37.5</text:p>
              </table:table-cell>
              <table:table-cell office:value-type="float" office:value="44.56">
                <text:p>44.56</text:p>
              </table:table-cell>
              <table:table-cell office:value-type="float" office:value="49.46">
                <text:p>49.46</text:p>
              </table:table-cell>
              <table:table-cell office:value-type="float" office:value="54.96">
                <text:p>54.96</text:p>
              </table:table-cell>
              <table:table-cell office:value-type="float" office:value="60.34">
                <text:p>60.34</text:p>
              </table:table-cell>
              <table:table-cell office:value-type="float" office:value="65">
                <text:p>65</text:p>
              </table:table-cell>
              <table:table-cell office:value-type="float" office:value="68.68">
                <text:p>68.68</text:p>
              </table:table-cell>
              <table:table-cell office:value-type="float" office:value="71.18">
                <text:p>71.18</text:p>
              </table:table-cell>
              <table:table-cell office:value-type="float" office:value="73.4">
                <text:p>73.4</text:p>
              </table:table-cell>
              <table:table-cell office:value-type="float" office:value="77.32">
                <text:p>77.32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SOC</text:p>
                <draw:g>
                  <svg:desc>'plot-survival-rate'.A6:'plot-survival-rate'.A6</svg:desc>
                </draw:g>
              </table:table-cell>
              <table:table-cell office:value-type="float" office:value="11.12">
                <text:p>11.12</text:p>
                <draw:g>
                  <svg:desc>'plot-survival-rate'.B6:'plot-survival-rate'.U6</svg:desc>
                </draw:g>
              </table:table-cell>
              <table:table-cell office:value-type="float" office:value="11.18">
                <text:p>11.18</text:p>
              </table:table-cell>
              <table:table-cell office:value-type="float" office:value="11.84">
                <text:p>11.84</text:p>
              </table:table-cell>
              <table:table-cell office:value-type="float" office:value="13.9">
                <text:p>13.9</text:p>
              </table:table-cell>
              <table:table-cell office:value-type="float" office:value="20.4">
                <text:p>20.4</text:p>
              </table:table-cell>
              <table:table-cell office:value-type="float" office:value="26.44">
                <text:p>26.44</text:p>
              </table:table-cell>
              <table:table-cell office:value-type="float" office:value="34.78">
                <text:p>34.78</text:p>
              </table:table-cell>
              <table:table-cell office:value-type="float" office:value="40.66">
                <text:p>40.66</text:p>
              </table:table-cell>
              <table:table-cell office:value-type="float" office:value="47.38">
                <text:p>47.38</text:p>
              </table:table-cell>
              <table:table-cell office:value-type="float" office:value="51.62">
                <text:p>51.62</text:p>
              </table:table-cell>
              <table:table-cell office:value-type="float" office:value="57.12">
                <text:p>57.12</text:p>
              </table:table-cell>
              <table:table-cell office:value-type="float" office:value="60.56">
                <text:p>60.56</text:p>
              </table:table-cell>
              <table:table-cell office:value-type="float" office:value="63.42">
                <text:p>63.42</text:p>
              </table:table-cell>
              <table:table-cell office:value-type="float" office:value="66.42">
                <text:p>66.42</text:p>
              </table:table-cell>
              <table:table-cell office:value-type="float" office:value="68.66">
                <text:p>68.66</text:p>
              </table:table-cell>
              <table:table-cell office:value-type="float" office:value="71.74">
                <text:p>71.74</text:p>
              </table:table-cell>
              <table:table-cell office:value-type="float" office:value="74.82">
                <text:p>74.82</text:p>
              </table:table-cell>
              <table:table-cell office:value-type="float" office:value="78.52">
                <text:p>78.52</text:p>
              </table:table-cell>
              <table:table-cell office:value-type="float" office:value="81.7">
                <text:p>81.7</text:p>
              </table:table-cell>
              <table:table-cell office:value-type="float" office:value="83.68">
                <text:p>83.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59cm" svg:y="0.217cm" style:legend-expansion="high" chart:style-name="ch2"/>
        <chart:plot-area chart:style-name="ch3" table:cell-range-address="performance.P93:performance.U126" chart:data-source-has-labels="both" svg:x="0.32cm" svg:y="0.18cm" svg:width="13.32cm" svg:height="8.64cm">
          <chartooo:coordinate-region svg:x="1.444cm" svg:y="0.379cm" svg:width="12.196cm" svg:height="7.794cm"/>
          <chart:axis chart:dimension="x" chart:name="primary-x" chart:style-name="ch4" chartooo:axis-type="auto">
            <chartooo:date-scale/>
            <chart:categories table:cell-range-address="performance.Q93:performance.U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Q94:performance.U94" chart:label-cell-address="performance.P94:performance.P94" chart:class="chart:bar">
            <chart:data-point chart:repeated="5"/>
          </chart:series>
          <chart:series chart:style-name="ch8" chart:values-cell-range-address="performance.Q95:performance.U95" chart:label-cell-address="performance.P95:performance.P95" chart:class="chart:bar">
            <chart:data-point chart:repeated="5"/>
          </chart:series>
          <chart:series chart:style-name="ch9" chart:values-cell-range-address="performance.Q96:performance.U96" chart:label-cell-address="performance.P96:performance.P96" chart:class="chart:bar">
            <chart:data-point chart:repeated="5"/>
          </chart:series>
          <chart:series chart:style-name="ch10" chart:values-cell-range-address="performance.Q97:performance.U97" chart:label-cell-address="performance.P97:performance.P97" chart:class="chart:bar">
            <chart:data-point chart:repeated="5"/>
          </chart:series>
          <chart:series chart:style-name="ch11" chart:values-cell-range-address="performance.Q98:performance.U98" chart:label-cell-address="performance.P98:performance.P98" chart:class="chart:bar">
            <chart:data-point chart:repeated="5"/>
          </chart:series>
          <chart:series chart:style-name="ch12" chart:values-cell-range-address="performance.Q99:performance.U99" chart:label-cell-address="performance.P99:performance.P99" chart:class="chart:bar">
            <chart:data-point chart:repeated="5"/>
          </chart:series>
          <chart:series chart:style-name="ch13" chart:values-cell-range-address="performance.Q100:performance.U100" chart:label-cell-address="performance.P100:performance.P100" chart:class="chart:bar">
            <chart:data-point chart:repeated="5"/>
          </chart:series>
          <chart:series chart:style-name="ch14" chart:values-cell-range-address="performance.Q101:performance.U101" chart:label-cell-address="performance.P101:performance.P101" chart:class="chart:bar">
            <chart:data-point chart:repeated="5"/>
          </chart:series>
          <chart:series chart:style-name="ch15" chart:values-cell-range-address="performance.Q102:performance.U102" chart:label-cell-address="performance.P102:performance.P102" chart:class="chart:bar">
            <chart:data-point chart:repeated="5"/>
          </chart:series>
          <chart:series chart:style-name="ch16" chart:values-cell-range-address="performance.Q103:performance.U103" chart:label-cell-address="performance.P103:performance.P103" chart:class="chart:bar">
            <chart:data-point chart:repeated="5"/>
          </chart:series>
          <chart:series chart:style-name="ch17" chart:values-cell-range-address="performance.Q104:performance.U104" chart:label-cell-address="performance.P104:performance.P104" chart:class="chart:bar">
            <chart:data-point chart:repeated="5"/>
          </chart:series>
          <chart:series chart:style-name="ch18" chart:values-cell-range-address="performance.Q105:performance.U105" chart:label-cell-address="performance.P105:performance.P105" chart:class="chart:bar">
            <chart:data-point chart:repeated="5"/>
          </chart:series>
          <chart:series chart:style-name="ch7" chart:values-cell-range-address="performance.Q106:performance.U106" chart:label-cell-address="performance.P106:performance.P106" chart:class="chart:bar">
            <chart:data-point chart:repeated="5"/>
          </chart:series>
          <chart:series chart:style-name="ch8" chart:values-cell-range-address="performance.Q107:performance.U107" chart:label-cell-address="performance.P107:performance.P107" chart:class="chart:bar">
            <chart:data-point chart:repeated="5"/>
          </chart:series>
          <chart:series chart:style-name="ch9" chart:values-cell-range-address="performance.Q108:performance.U108" chart:label-cell-address="performance.P108:performance.P108" chart:class="chart:bar">
            <chart:data-point chart:repeated="5"/>
          </chart:series>
          <chart:series chart:style-name="ch10" chart:values-cell-range-address="performance.Q109:performance.U109" chart:label-cell-address="performance.P109:performance.P109" chart:class="chart:bar">
            <chart:data-point chart:repeated="5"/>
          </chart:series>
          <chart:series chart:style-name="ch11" chart:values-cell-range-address="performance.Q110:performance.U110" chart:label-cell-address="performance.P110:performance.P110" chart:class="chart:bar">
            <chart:data-point chart:repeated="5"/>
          </chart:series>
          <chart:series chart:style-name="ch12" chart:values-cell-range-address="performance.Q111:performance.U111" chart:label-cell-address="performance.P111:performance.P111" chart:class="chart:bar">
            <chart:data-point chart:repeated="5"/>
          </chart:series>
          <chart:series chart:style-name="ch13" chart:values-cell-range-address="performance.Q112:performance.U112" chart:label-cell-address="performance.P112:performance.P112" chart:class="chart:bar">
            <chart:data-point chart:repeated="5"/>
          </chart:series>
          <chart:series chart:style-name="ch14" chart:values-cell-range-address="performance.Q113:performance.U113" chart:label-cell-address="performance.P113:performance.P113" chart:class="chart:bar">
            <chart:data-point chart:repeated="5"/>
          </chart:series>
          <chart:series chart:style-name="ch15" chart:values-cell-range-address="performance.Q114:performance.U114" chart:label-cell-address="performance.P114:performance.P114" chart:class="chart:bar">
            <chart:data-point chart:repeated="5"/>
          </chart:series>
          <chart:series chart:style-name="ch16" chart:values-cell-range-address="performance.Q115:performance.U115" chart:label-cell-address="performance.P115:performance.P115" chart:class="chart:bar">
            <chart:data-point chart:repeated="5"/>
          </chart:series>
          <chart:series chart:style-name="ch17" chart:values-cell-range-address="performance.Q116:performance.U116" chart:label-cell-address="performance.P116:performance.P116" chart:class="chart:bar">
            <chart:data-point chart:repeated="5"/>
          </chart:series>
          <chart:series chart:style-name="ch18" chart:values-cell-range-address="performance.Q117:performance.U117" chart:label-cell-address="performance.P117:performance.P117" chart:class="chart:bar">
            <chart:data-point chart:repeated="5"/>
          </chart:series>
          <chart:series chart:style-name="ch7" chart:values-cell-range-address="performance.Q118:performance.U118" chart:label-cell-address="performance.P118:performance.P118" chart:class="chart:bar">
            <chart:data-point chart:repeated="5"/>
          </chart:series>
          <chart:series chart:style-name="ch8" chart:values-cell-range-address="performance.Q119:performance.U119" chart:label-cell-address="performance.P119:performance.P119" chart:class="chart:bar">
            <chart:data-point chart:repeated="5"/>
          </chart:series>
          <chart:series chart:style-name="ch9" chart:values-cell-range-address="performance.Q120:performance.U120" chart:label-cell-address="performance.P120:performance.P120" chart:class="chart:bar">
            <chart:data-point chart:repeated="5"/>
          </chart:series>
          <chart:series chart:style-name="ch10" chart:values-cell-range-address="performance.Q121:performance.U121" chart:label-cell-address="performance.P121:performance.P121" chart:class="chart:bar">
            <chart:data-point chart:repeated="5"/>
          </chart:series>
          <chart:series chart:style-name="ch11" chart:values-cell-range-address="performance.Q122:performance.U122" chart:label-cell-address="performance.P122:performance.P122" chart:class="chart:bar">
            <chart:data-point chart:repeated="5"/>
          </chart:series>
          <chart:series chart:style-name="ch12" chart:values-cell-range-address="performance.Q123:performance.U123" chart:label-cell-address="performance.P123:performance.P123" chart:class="chart:bar">
            <chart:data-point chart:repeated="5"/>
          </chart:series>
          <chart:series chart:style-name="ch13" chart:values-cell-range-address="performance.Q124:performance.U124" chart:label-cell-address="performance.P124:performance.P124" chart:class="chart:bar">
            <chart:data-point chart:repeated="5"/>
          </chart:series>
          <chart:series chart:style-name="ch14" chart:values-cell-range-address="performance.Q125:performance.U125" chart:label-cell-address="performance.P125:performance.P125" chart:class="chart:bar">
            <chart:data-point chart:repeated="5"/>
          </chart:series>
          <chart:series chart:style-name="ch15" chart:values-cell-range-address="performance.Q126:performance.U126" chart:label-cell-address="performance.P126:performance.P126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GA</text:p>
                <draw:g>
                  <svg:desc>performance.Q93:performance.U93</svg:desc>
                </draw:g>
              </table:table-cell>
              <table:table-cell office:value-type="string">
                <text:p>ROSS-DFA</text:p>
              </table:table-cell>
              <table:table-cell office:value-type="string">
                <text:p>ROSS-12-DGA</text:p>
              </table:table-cell>
              <table:table-cell office:value-type="string">
                <text:p>ROSS-12-DFA</text:p>
              </table:table-cell>
              <table:table-cell office:value-type="string">
                <text:p>S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.P94:performance.P94</svg:desc>
                </draw:g>
              </table:table-cell>
              <table:table-cell office:value-type="float" office:value="0.06">
                <text:p>0.06</text:p>
                <draw:g>
                  <svg:desc>performance.Q94:performance.U94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  <table:table-cell office:value-type="float" office:value="2.4">
                <text:p>2.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</text:p>
                <draw:g>
                  <svg:desc>performance.P95:performance.P95</svg:desc>
                </draw:g>
              </table:table-cell>
              <table:table-cell office:value-type="float" office:value="0.28">
                <text:p>0.28</text:p>
                <draw:g>
                  <svg:desc>performance.Q95:performance.U95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0.24">
                <text:p>0.24</text:p>
              </table:table-cell>
              <table:table-cell office:value-type="float" office:value="4.52">
                <text:p>4.52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3</text:p>
                <draw:g>
                  <svg:desc>performance.P96:performance.P96</svg:desc>
                </draw:g>
              </table:table-cell>
              <table:table-cell office:value-type="float" office:value="1.14">
                <text:p>1.14</text:p>
                <draw:g>
                  <svg:desc>performance.Q96:performance.U96</svg:desc>
                </draw:g>
              </table:table-cell>
              <table:table-cell office:value-type="float" office:value="2.7">
                <text:p>2.7</text:p>
              </table:table-cell>
              <table:table-cell office:value-type="float" office:value="1.26">
                <text:p>1.26</text:p>
              </table:table-cell>
              <table:table-cell office:value-type="float" office:value="7.14">
                <text:p>7.1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4</text:p>
                <draw:g>
                  <svg:desc>performance.P97:performance.P97</svg:desc>
                </draw:g>
              </table:table-cell>
              <table:table-cell office:value-type="float" office:value="2.24">
                <text:p>2.24</text:p>
                <draw:g>
                  <svg:desc>performance.Q97:performance.U97</svg:desc>
                </draw:g>
              </table:table-cell>
              <table:table-cell office:value-type="float" office:value="4.24">
                <text:p>4.24</text:p>
              </table:table-cell>
              <table:table-cell office:value-type="float" office:value="6.24">
                <text:p>6.24</text:p>
              </table:table-cell>
              <table:table-cell office:value-type="float" office:value="12.48">
                <text:p>12.48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5</text:p>
                <draw:g>
                  <svg:desc>performance.P98:performance.P98</svg:desc>
                </draw:g>
              </table:table-cell>
              <table:table-cell office:value-type="float" office:value="4">
                <text:p>4</text:p>
                <draw:g>
                  <svg:desc>performance.Q98:performance.U98</svg:desc>
                </draw:g>
              </table:table-cell>
              <table:table-cell office:value-type="float" office:value="6.6">
                <text:p>6.6</text:p>
              </table:table-cell>
              <table:table-cell office:value-type="float" office:value="29.7">
                <text:p>29.7</text:p>
              </table:table-cell>
              <table:table-cell office:value-type="float" office:value="16.5">
                <text:p>16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  <draw:g>
                  <svg:desc>performance.P99:performance.P99</svg:desc>
                </draw:g>
              </table:table-cell>
              <table:table-cell office:value-type="float" office:value="7.56">
                <text:p>7.56</text:p>
                <draw:g>
                  <svg:desc>performance.Q99:performance.U99</svg:desc>
                </draw:g>
              </table:table-cell>
              <table:table-cell office:value-type="float" office:value="9.6">
                <text:p>9.6</text:p>
              </table:table-cell>
              <table:table-cell office:value-type="float" office:value="63">
                <text:p>63</text:p>
              </table:table-cell>
              <table:table-cell office:value-type="float" office:value="20.88">
                <text:p>20.88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7</text:p>
                <draw:g>
                  <svg:desc>performance.P100:performance.P100</svg:desc>
                </draw:g>
              </table:table-cell>
              <table:table-cell office:value-type="float" office:value="13.16">
                <text:p>13.16</text:p>
                <draw:g>
                  <svg:desc>performance.Q100:performance.U100</svg:desc>
                </draw:g>
              </table:table-cell>
              <table:table-cell office:value-type="float" office:value="13.58">
                <text:p>13.58</text:p>
              </table:table-cell>
              <table:table-cell office:value-type="float" office:value="60.62">
                <text:p>60.62</text:p>
              </table:table-cell>
              <table:table-cell office:value-type="float" office:value="21.98">
                <text:p>21.98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8</text:p>
                <draw:g>
                  <svg:desc>performance.P101:performance.P101</svg:desc>
                </draw:g>
              </table:table-cell>
              <table:table-cell office:value-type="float" office:value="23.04">
                <text:p>23.04</text:p>
                <draw:g>
                  <svg:desc>performance.Q101:performance.U101</svg:desc>
                </draw:g>
              </table:table-cell>
              <table:table-cell office:value-type="float" office:value="16.8">
                <text:p>16.8</text:p>
              </table:table-cell>
              <table:table-cell office:value-type="float" office:value="27.04">
                <text:p>27.04</text:p>
              </table:table-cell>
              <table:table-cell office:value-type="float" office:value="29.92">
                <text:p>29.9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9</text:p>
                <draw:g>
                  <svg:desc>performance.P102:performance.P102</svg:desc>
                </draw:g>
              </table:table-cell>
              <table:table-cell office:value-type="float" office:value="31.14">
                <text:p>31.14</text:p>
                <draw:g>
                  <svg:desc>performance.Q102:performance.U102</svg:desc>
                </draw:g>
              </table:table-cell>
              <table:table-cell office:value-type="float" office:value="19.62">
                <text:p>19.62</text:p>
              </table:table-cell>
              <table:table-cell office:value-type="float" office:value="8.82">
                <text:p>8.82</text:p>
              </table:table-cell>
              <table:table-cell office:value-type="float" office:value="23.22">
                <text:p>23.2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</text:p>
                <draw:g>
                  <svg:desc>performance.P103:performance.P103</svg:desc>
                </draw:g>
              </table:table-cell>
              <table:table-cell office:value-type="float" office:value="35">
                <text:p>35</text:p>
                <draw:g>
                  <svg:desc>performance.Q103:performance.U103</svg:desc>
                </draw:g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  <table:table-cell office:value-type="float" office:value="21.6">
                <text:p>21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</text:p>
                <draw:g>
                  <svg:desc>performance.P104:performance.P104</svg:desc>
                </draw:g>
              </table:table-cell>
              <table:table-cell office:value-type="float" office:value="25.74">
                <text:p>25.74</text:p>
                <draw:g>
                  <svg:desc>performance.Q104:performance.U104</svg:desc>
                </draw:g>
              </table:table-cell>
              <table:table-cell office:value-type="float" office:value="19.36">
                <text:p>19.36</text:p>
              </table:table-cell>
              <table:table-cell office:value-type="float" office:value="0.88">
                <text:p>0.88</text:p>
              </table:table-cell>
              <table:table-cell office:value-type="float" office:value="16.06">
                <text:p>16.0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2</text:p>
                <draw:g>
                  <svg:desc>performance.P105:performance.P105</svg:desc>
                </draw:g>
              </table:table-cell>
              <table:table-cell office:value-type="float" office:value="24.72">
                <text:p>24.72</text:p>
                <draw:g>
                  <svg:desc>performance.Q105:performance.U105</svg:desc>
                </draw:g>
              </table:table-cell>
              <table:table-cell office:value-type="float" office:value="17.28">
                <text:p>17.28</text:p>
              </table:table-cell>
              <table:table-cell office:value-type="float" office:value="0.48">
                <text:p>0.48</text:p>
              </table:table-cell>
              <table:table-cell office:value-type="float" office:value="13.68">
                <text:p>13.6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3</text:p>
                <draw:g>
                  <svg:desc>performance.P106:performance.P106</svg:desc>
                </draw:g>
              </table:table-cell>
              <table:table-cell office:value-type="float" office:value="14.04">
                <text:p>14.04</text:p>
                <draw:g>
                  <svg:desc>performance.Q106:performance.U10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62">
                <text:p>9.6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</text:p>
                <draw:g>
                  <svg:desc>performance.P107:performance.P107</svg:desc>
                </draw:g>
              </table:table-cell>
              <table:table-cell office:value-type="float" office:value="6.16">
                <text:p>6.16</text:p>
                <draw:g>
                  <svg:desc>performance.Q107:performance.U107</svg:desc>
                </draw:g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5</text:p>
                <draw:g>
                  <svg:desc>performance.P108:performance.P108</svg:desc>
                </draw:g>
              </table:table-cell>
              <table:table-cell office:value-type="float" office:value="4.8">
                <text:p>4.8</text:p>
                <draw:g>
                  <svg:desc>performance.Q108:performance.U108</svg:desc>
                </draw:g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6</text:p>
                <draw:g>
                  <svg:desc>performance.P109:performance.P109</svg:desc>
                </draw:g>
              </table:table-cell>
              <table:table-cell office:value-type="float" office:value="2.88">
                <text:p>2.88</text:p>
                <draw:g>
                  <svg:desc>performance.Q109:performance.U109</svg:desc>
                </draw:g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</text:p>
                <draw:g>
                  <svg:desc>performance.P110:performance.P110</svg:desc>
                </draw:g>
              </table:table-cell>
              <table:table-cell office:value-type="float" office:value="1.7">
                <text:p>1.7</text:p>
                <draw:g>
                  <svg:desc>performance.Q110:performance.U110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</text:p>
                <draw:g>
                  <svg:desc>performance.P111:performance.P111</svg:desc>
                </draw:g>
              </table:table-cell>
              <table:table-cell office:value-type="float" office:value="0.36">
                <text:p>0.36</text:p>
                <draw:g>
                  <svg:desc>performance.Q111:performance.U111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9</text:p>
                <draw:g>
                  <svg:desc>performance.P112:performance.P112</svg:desc>
                </draw:g>
              </table:table-cell>
              <table:table-cell office:value-type="float" office:value="0.76">
                <text:p>0.76</text:p>
                <draw:g>
                  <svg:desc>performance.Q112:performance.U112</svg:desc>
                </draw:g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0</text:p>
                <draw:g>
                  <svg:desc>performance.P113:performance.P113</svg:desc>
                </draw:g>
              </table:table-cell>
              <table:table-cell office:value-type="float" office:value="0.8">
                <text:p>0.8</text:p>
                <draw:g>
                  <svg:desc>performance.Q113:performance.U113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1</text:p>
                <draw:g>
                  <svg:desc>performance.P114:performance.P114</svg:desc>
                </draw:g>
              </table:table-cell>
              <table:table-cell office:value-type="float" office:value="0.42">
                <text:p>0.42</text:p>
                <draw:g>
                  <svg:desc>performance.Q114:performance.U114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2</text:p>
                <draw:g>
                  <svg:desc>performance.P115:performance.P115</svg:desc>
                </draw:g>
              </table:table-cell>
              <table:table-cell office:value-type="float" office:value="0">
                <text:p>0</text:p>
                <draw:g>
                  <svg:desc>performance.Q115:performance.U1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23</text:p>
                <draw:g>
                  <svg:desc>performance.P116:performance.P116</svg:desc>
                </draw:g>
              </table:table-cell>
              <table:table-cell office:value-type="float" office:value="0">
                <text:p>0</text:p>
                <draw:g>
                  <svg:desc>performance.Q116:performance.U116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4</text:p>
                <draw:g>
                  <svg:desc>performance.P117:performance.P117</svg:desc>
                </draw:g>
              </table:table-cell>
              <table:table-cell office:value-type="float" office:value="0">
                <text:p>0</text:p>
                <draw:g>
                  <svg:desc>performance.Q117:performance.U117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5</text:p>
                <draw:g>
                  <svg:desc>performance.P118:performance.P118</svg:desc>
                </draw:g>
              </table:table-cell>
              <table:table-cell office:value-type="float" office:value="0">
                <text:p>0</text:p>
                <draw:g>
                  <svg:desc>performance.Q118:performance.U1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6</text:p>
                <draw:g>
                  <svg:desc>performance.P119:performance.P119</svg:desc>
                </draw:g>
              </table:table-cell>
              <table:table-cell office:value-type="float" office:value="0">
                <text:p>0</text:p>
                <draw:g>
                  <svg:desc>performance.Q119:performance.U1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7</text:p>
                <draw:g>
                  <svg:desc>performance.P120:performance.P120</svg:desc>
                </draw:g>
              </table:table-cell>
              <table:table-cell office:value-type="float" office:value="0">
                <text:p>0</text:p>
                <draw:g>
                  <svg:desc>performance.Q120:performance.U1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</text:p>
                <draw:g>
                  <svg:desc>performance.P121:performance.P121</svg:desc>
                </draw:g>
              </table:table-cell>
              <table:table-cell office:value-type="float" office:value="0">
                <text:p>0</text:p>
                <draw:g>
                  <svg:desc>performance.Q121:performance.U1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  <draw:g>
                  <svg:desc>performance.P122:performance.P122</svg:desc>
                </draw:g>
              </table:table-cell>
              <table:table-cell office:value-type="float" office:value="0">
                <text:p>0</text:p>
                <draw:g>
                  <svg:desc>performance.Q122:performance.U1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0</text:p>
                <draw:g>
                  <svg:desc>performance.P123:performance.P123</svg:desc>
                </draw:g>
              </table:table-cell>
              <table:table-cell office:value-type="float" office:value="0">
                <text:p>0</text:p>
                <draw:g>
                  <svg:desc>performance.Q123:performance.U1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1</text:p>
                <draw:g>
                  <svg:desc>performance.P124:performance.P124</svg:desc>
                </draw:g>
              </table:table-cell>
              <table:table-cell office:value-type="float" office:value="0">
                <text:p>0</text:p>
                <draw:g>
                  <svg:desc>performance.Q124:performance.U1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  <draw:g>
                  <svg:desc>performance.P125:performance.P125</svg:desc>
                </draw:g>
              </table:table-cell>
              <table:table-cell office:value-type="float" office:value="0">
                <text:p>0</text:p>
                <draw:g>
                  <svg:desc>performance.Q125:performance.U1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</text:p>
                <draw:g>
                  <svg:desc>performance.P126:performance.P126</svg:desc>
                </draw:g>
              </table:table-cell>
              <table:table-cell office:value-type="float" office:value="0">
                <text:p>0</text:p>
                <draw:g>
                  <svg:desc>performance.Q126:performance.U1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4cm" svg:y="0.715cm" style:legend-expansion="high" chart:style-name="ch2"/>
        <chart:plot-area chart:style-name="ch3" table:cell-range-address="performance.Q152:performance.U190 performance.P152:performance.P190 performance.P195:performance.U200" chart:data-source-has-labels="both" svg:x="0.32cm" svg:y="0.18cm" svg:width="12.405cm" svg:height="8.64cm">
          <chartooo:coordinate-region svg:x="1.444cm" svg:y="0.379cm" svg:width="11.281cm" svg:height="7.396cm"/>
          <chart:axis chart:dimension="x" chart:name="primary-x" chart:style-name="ch4" chartooo:axis-type="auto">
            <chartooo:date-scale/>
            <chart:categories table:cell-range-address="performance.Q152:performance.U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Q153:performance.U153" chart:label-cell-address="performance.P153:performance.P153" chart:class="chart:bar">
            <chart:data-point chart:repeated="5"/>
          </chart:series>
          <chart:series chart:style-name="ch8" chart:values-cell-range-address="performance.Q154:performance.U154" chart:label-cell-address="performance.P154:performance.P154" chart:class="chart:bar">
            <chart:data-point chart:repeated="5"/>
          </chart:series>
          <chart:series chart:style-name="ch9" chart:values-cell-range-address="performance.Q155:performance.U155" chart:label-cell-address="performance.P155:performance.P155" chart:class="chart:bar">
            <chart:data-point chart:repeated="5"/>
          </chart:series>
          <chart:series chart:style-name="ch10" chart:values-cell-range-address="performance.Q156:performance.U156" chart:label-cell-address="performance.P156:performance.P156" chart:class="chart:bar">
            <chart:data-point chart:repeated="5"/>
          </chart:series>
          <chart:series chart:style-name="ch11" chart:values-cell-range-address="performance.Q157:performance.U157" chart:label-cell-address="performance.P157:performance.P157" chart:class="chart:bar">
            <chart:data-point chart:repeated="5"/>
          </chart:series>
          <chart:series chart:style-name="ch12" chart:values-cell-range-address="performance.Q158:performance.U158" chart:label-cell-address="performance.P158:performance.P158" chart:class="chart:bar">
            <chart:data-point chart:repeated="5"/>
          </chart:series>
          <chart:series chart:style-name="ch13" chart:values-cell-range-address="performance.Q159:performance.U159" chart:label-cell-address="performance.P159:performance.P159" chart:class="chart:bar">
            <chart:data-point chart:repeated="5"/>
          </chart:series>
          <chart:series chart:style-name="ch14" chart:values-cell-range-address="performance.Q160:performance.U160" chart:label-cell-address="performance.P160:performance.P160" chart:class="chart:bar">
            <chart:data-point chart:repeated="5"/>
          </chart:series>
          <chart:series chart:style-name="ch15" chart:values-cell-range-address="performance.Q161:performance.U161" chart:label-cell-address="performance.P161:performance.P161" chart:class="chart:bar">
            <chart:data-point chart:repeated="5"/>
          </chart:series>
          <chart:series chart:style-name="ch16" chart:values-cell-range-address="performance.Q162:performance.U162" chart:label-cell-address="performance.P162:performance.P162" chart:class="chart:bar">
            <chart:data-point chart:repeated="5"/>
          </chart:series>
          <chart:series chart:style-name="ch17" chart:values-cell-range-address="performance.Q163:performance.U163" chart:label-cell-address="performance.P163:performance.P163" chart:class="chart:bar">
            <chart:data-point chart:repeated="5"/>
          </chart:series>
          <chart:series chart:style-name="ch18" chart:values-cell-range-address="performance.Q164:performance.U164" chart:label-cell-address="performance.P164:performance.P164" chart:class="chart:bar">
            <chart:data-point chart:repeated="5"/>
          </chart:series>
          <chart:series chart:style-name="ch7" chart:values-cell-range-address="performance.Q165:performance.U165" chart:label-cell-address="performance.P165:performance.P165" chart:class="chart:bar">
            <chart:data-point chart:repeated="5"/>
          </chart:series>
          <chart:series chart:style-name="ch8" chart:values-cell-range-address="performance.Q166:performance.U166" chart:label-cell-address="performance.P166:performance.P166" chart:class="chart:bar">
            <chart:data-point chart:repeated="5"/>
          </chart:series>
          <chart:series chart:style-name="ch9" chart:values-cell-range-address="performance.Q167:performance.U167" chart:label-cell-address="performance.P167:performance.P167" chart:class="chart:bar">
            <chart:data-point chart:repeated="5"/>
          </chart:series>
          <chart:series chart:style-name="ch10" chart:values-cell-range-address="performance.Q168:performance.U168" chart:label-cell-address="performance.P168:performance.P168" chart:class="chart:bar">
            <chart:data-point chart:repeated="5"/>
          </chart:series>
          <chart:series chart:style-name="ch11" chart:values-cell-range-address="performance.Q169:performance.U169" chart:label-cell-address="performance.P169:performance.P169" chart:class="chart:bar">
            <chart:data-point chart:repeated="5"/>
          </chart:series>
          <chart:series chart:style-name="ch12" chart:values-cell-range-address="performance.Q170:performance.U170" chart:label-cell-address="performance.P170:performance.P170" chart:class="chart:bar">
            <chart:data-point chart:repeated="5"/>
          </chart:series>
          <chart:series chart:style-name="ch13" chart:values-cell-range-address="performance.Q171:performance.U171" chart:label-cell-address="performance.P171:performance.P171" chart:class="chart:bar">
            <chart:data-point chart:repeated="5"/>
          </chart:series>
          <chart:series chart:style-name="ch14" chart:values-cell-range-address="performance.Q172:performance.U172" chart:label-cell-address="performance.P172:performance.P172" chart:class="chart:bar">
            <chart:data-point chart:repeated="5"/>
          </chart:series>
          <chart:series chart:style-name="ch15" chart:values-cell-range-address="performance.Q173:performance.U173" chart:label-cell-address="performance.P173:performance.P173" chart:class="chart:bar">
            <chart:data-point chart:repeated="5"/>
          </chart:series>
          <chart:series chart:style-name="ch16" chart:values-cell-range-address="performance.Q174:performance.U174" chart:label-cell-address="performance.P174:performance.P174" chart:class="chart:bar">
            <chart:data-point chart:repeated="5"/>
          </chart:series>
          <chart:series chart:style-name="ch17" chart:values-cell-range-address="performance.Q175:performance.U175" chart:label-cell-address="performance.P175:performance.P175" chart:class="chart:bar">
            <chart:data-point chart:repeated="5"/>
          </chart:series>
          <chart:series chart:style-name="ch18" chart:values-cell-range-address="performance.Q176:performance.U176" chart:label-cell-address="performance.P176:performance.P176" chart:class="chart:bar">
            <chart:data-point chart:repeated="5"/>
          </chart:series>
          <chart:series chart:style-name="ch7" chart:values-cell-range-address="performance.Q177:performance.U177" chart:label-cell-address="performance.P177:performance.P177" chart:class="chart:bar">
            <chart:data-point chart:repeated="5"/>
          </chart:series>
          <chart:series chart:style-name="ch8" chart:values-cell-range-address="performance.Q178:performance.U178" chart:label-cell-address="performance.P178:performance.P178" chart:class="chart:bar">
            <chart:data-point chart:repeated="5"/>
          </chart:series>
          <chart:series chart:style-name="ch9" chart:values-cell-range-address="performance.Q179:performance.U179" chart:label-cell-address="performance.P179:performance.P179" chart:class="chart:bar">
            <chart:data-point chart:repeated="5"/>
          </chart:series>
          <chart:series chart:style-name="ch10" chart:values-cell-range-address="performance.Q180:performance.U180" chart:label-cell-address="performance.P180:performance.P180" chart:class="chart:bar">
            <chart:data-point chart:repeated="5"/>
          </chart:series>
          <chart:series chart:style-name="ch11" chart:values-cell-range-address="performance.Q181:performance.U181" chart:label-cell-address="performance.P181:performance.P181" chart:class="chart:bar">
            <chart:data-point chart:repeated="5"/>
          </chart:series>
          <chart:series chart:style-name="ch12" chart:values-cell-range-address="performance.Q182:performance.U182" chart:label-cell-address="performance.P182:performance.P182" chart:class="chart:bar">
            <chart:data-point chart:repeated="5"/>
          </chart:series>
          <chart:series chart:style-name="ch13" chart:values-cell-range-address="performance.Q183:performance.U183" chart:label-cell-address="performance.P183:performance.P183" chart:class="chart:bar">
            <chart:data-point chart:repeated="5"/>
          </chart:series>
          <chart:series chart:style-name="ch14" chart:values-cell-range-address="performance.Q184:performance.U184" chart:label-cell-address="performance.P184:performance.P184" chart:class="chart:bar">
            <chart:data-point chart:repeated="5"/>
          </chart:series>
          <chart:series chart:style-name="ch15" chart:values-cell-range-address="performance.Q185:performance.U185" chart:label-cell-address="performance.P185:performance.P185" chart:class="chart:bar">
            <chart:data-point chart:repeated="5"/>
          </chart:series>
          <chart:series chart:style-name="ch16" chart:values-cell-range-address="performance.Q186:performance.U186" chart:label-cell-address="performance.P186:performance.P186" chart:class="chart:bar">
            <chart:data-point chart:repeated="5"/>
          </chart:series>
          <chart:series chart:style-name="ch17" chart:values-cell-range-address="performance.Q187:performance.U187" chart:label-cell-address="performance.P187:performance.P187" chart:class="chart:bar">
            <chart:data-point chart:repeated="5"/>
          </chart:series>
          <chart:series chart:style-name="ch18" chart:values-cell-range-address="performance.Q188:performance.U188" chart:label-cell-address="performance.P188:performance.P188" chart:class="chart:bar">
            <chart:data-point chart:repeated="5"/>
          </chart:series>
          <chart:series chart:style-name="ch7" chart:values-cell-range-address="performance.Q189:performance.U189" chart:label-cell-address="performance.P189:performance.P189" chart:class="chart:bar">
            <chart:data-point chart:repeated="5"/>
          </chart:series>
          <chart:series chart:style-name="ch8" chart:values-cell-range-address="performance.Q190:performance.U190" chart:label-cell-address="performance.P190:performance.P190" chart:class="chart:bar">
            <chart:data-point chart:repeated="5"/>
          </chart:series>
          <chart:series chart:style-name="ch9" chart:values-cell-range-address="performance.Q195:performance.U195" chart:label-cell-address="performance.P195:performance.P195" chart:class="chart:bar">
            <chart:data-point chart:repeated="5"/>
          </chart:series>
          <chart:series chart:style-name="ch10" chart:values-cell-range-address="performance.Q196:performance.U196" chart:label-cell-address="performance.P196:performance.P196" chart:class="chart:bar">
            <chart:data-point chart:repeated="5"/>
          </chart:series>
          <chart:series chart:style-name="ch11" chart:values-cell-range-address="performance.Q197:performance.U197" chart:label-cell-address="performance.P197:performance.P197" chart:class="chart:bar">
            <chart:data-point chart:repeated="5"/>
          </chart:series>
          <chart:series chart:style-name="ch12" chart:values-cell-range-address="performance.Q198:performance.U198" chart:label-cell-address="performance.P198:performance.P198" chart:class="chart:bar">
            <chart:data-point chart:repeated="5"/>
          </chart:series>
          <chart:series chart:style-name="ch13" chart:values-cell-range-address="performance.Q199:performance.U199" chart:label-cell-address="performance.P199:performance.P199" chart:class="chart:bar">
            <chart:data-point chart:repeated="5"/>
          </chart:series>
          <chart:series chart:style-name="ch14" chart:values-cell-range-address="performance.Q200:performance.U200" chart:label-cell-address="performance.P200:performance.P20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GA</text:p>
                <draw:g>
                  <svg:desc>performance.Q152:performance.U152</svg:desc>
                </draw:g>
              </table:table-cell>
              <table:table-cell office:value-type="string">
                <text:p>ROSS-DFA</text:p>
              </table:table-cell>
              <table:table-cell office:value-type="string">
                <text:p>ROSS-21-DGA</text:p>
              </table:table-cell>
              <table:table-cell office:value-type="string">
                <text:p>ROSS-21-DFA</text:p>
              </table:table-cell>
              <table:table-cell office:value-type="string">
                <text:p>S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.P153:performance.P153</svg:desc>
                </draw:g>
              </table:table-cell>
              <table:table-cell office:value-type="float" office:value="0.2">
                <text:p>0.2</text:p>
                <draw:g>
                  <svg:desc>performance.Q153:performance.U153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1.52">
                <text:p>1.52</text:p>
              </table:table-cell>
              <table:table-cell office:value-type="float" office:value="0.02">
                <text:p>0.0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2</text:p>
                <draw:g>
                  <svg:desc>performance.P154:performance.P154</svg:desc>
                </draw:g>
              </table:table-cell>
              <table:table-cell office:value-type="float" office:value="1.04">
                <text:p>1.04</text:p>
                <draw:g>
                  <svg:desc>performance.Q154:performance.U154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3.96">
                <text:p>3.96</text:p>
              </table:table-cell>
              <table:table-cell office:value-type="float" office:value="0.1">
                <text:p>0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  <draw:g>
                  <svg:desc>performance.P155:performance.P155</svg:desc>
                </draw:g>
              </table:table-cell>
              <table:table-cell office:value-type="float" office:value="2.72">
                <text:p>2.72</text:p>
                <draw:g>
                  <svg:desc>performance.Q155:performance.U155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7.68">
                <text:p>7.68</text:p>
              </table:table-cell>
              <table:table-cell office:value-type="float" office:value="0.4">
                <text:p>0.4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4</text:p>
                <draw:g>
                  <svg:desc>performance.P156:performance.P156</svg:desc>
                </draw:g>
              </table:table-cell>
              <table:table-cell office:value-type="float" office:value="5.2">
                <text:p>5.2</text:p>
                <draw:g>
                  <svg:desc>performance.Q156:performance.U156</svg:desc>
                </draw:g>
              </table:table-cell>
              <table:table-cell office:value-type="float" office:value="1.68">
                <text:p>1.68</text:p>
              </table:table-cell>
              <table:table-cell office:value-type="float" office:value="13.52">
                <text:p>13.52</text:p>
              </table:table-cell>
              <table:table-cell office:value-type="float" office:value="0.8">
                <text:p>0.8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5</text:p>
                <draw:g>
                  <svg:desc>performance.P157:performance.P157</svg:desc>
                </draw:g>
              </table:table-cell>
              <table:table-cell office:value-type="float" office:value="9.4">
                <text:p>9.4</text:p>
                <draw:g>
                  <svg:desc>performance.Q157:performance.U157</svg:desc>
                </draw:g>
              </table:table-cell>
              <table:table-cell office:value-type="float" office:value="3.48">
                <text:p>3.48</text:p>
              </table:table-cell>
              <table:table-cell office:value-type="float" office:value="21.22">
                <text:p>21.22</text:p>
              </table:table-cell>
              <table:table-cell office:value-type="float" office:value="1.7">
                <text:p>1.7</text:p>
              </table:table-cell>
              <table:table-cell office:value-type="float" office:value="59.84">
                <text:p>59.84</text:p>
              </table:table-cell>
            </table:table-row>
            <table:table-row>
              <table:table-cell office:value-type="string">
                <text:p>6</text:p>
                <draw:g>
                  <svg:desc>performance.P158:performance.P158</svg:desc>
                </draw:g>
              </table:table-cell>
              <table:table-cell office:value-type="float" office:value="14.56">
                <text:p>14.56</text:p>
                <draw:g>
                  <svg:desc>performance.Q158:performance.U158</svg:desc>
                </draw:g>
              </table:table-cell>
              <table:table-cell office:value-type="float" office:value="5.88">
                <text:p>5.88</text:p>
              </table:table-cell>
              <table:table-cell office:value-type="float" office:value="31.54">
                <text:p>31.54</text:p>
              </table:table-cell>
              <table:table-cell office:value-type="float" office:value="3.86">
                <text:p>3.86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7</text:p>
                <draw:g>
                  <svg:desc>performance.P159:performance.P159</svg:desc>
                </draw:g>
              </table:table-cell>
              <table:table-cell office:value-type="float" office:value="21">
                <text:p>21</text:p>
                <draw:g>
                  <svg:desc>performance.Q159:performance.U159</svg:desc>
                </draw:g>
              </table:table-cell>
              <table:table-cell office:value-type="float" office:value="8.82">
                <text:p>8.82</text:p>
              </table:table-cell>
              <table:table-cell office:value-type="float" office:value="43.72">
                <text:p>43.72</text:p>
              </table:table-cell>
              <table:table-cell office:value-type="float" office:value="10.86">
                <text:p>10.86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string">
                <text:p>8</text:p>
                <draw:g>
                  <svg:desc>performance.P160:performance.P160</svg:desc>
                </draw:g>
              </table:table-cell>
              <table:table-cell office:value-type="float" office:value="31.56">
                <text:p>31.56</text:p>
                <draw:g>
                  <svg:desc>performance.Q160:performance.U160</svg:desc>
                </draw:g>
              </table:table-cell>
              <table:table-cell office:value-type="float" office:value="14.42">
                <text:p>14.42</text:p>
              </table:table-cell>
              <table:table-cell office:value-type="float" office:value="59.56">
                <text:p>59.56</text:p>
              </table:table-cell>
              <table:table-cell office:value-type="float" office:value="35.5">
                <text:p>35.5</text:p>
              </table:table-cell>
              <table:table-cell office:value-type="float" office:value="97.82">
                <text:p>97.82</text:p>
              </table:table-cell>
            </table:table-row>
            <table:table-row>
              <table:table-cell office:value-type="string">
                <text:p>9</text:p>
                <draw:g>
                  <svg:desc>performance.P161:performance.P161</svg:desc>
                </draw:g>
              </table:table-cell>
              <table:table-cell office:value-type="float" office:value="41.28">
                <text:p>41.28</text:p>
                <draw:g>
                  <svg:desc>performance.Q161:performance.U161</svg:desc>
                </draw:g>
              </table:table-cell>
              <table:table-cell office:value-type="float" office:value="20.18">
                <text:p>20.18</text:p>
              </table:table-cell>
              <table:table-cell office:value-type="float" office:value="78.64">
                <text:p>78.64</text:p>
              </table:table-cell>
              <table:table-cell office:value-type="float" office:value="92.74">
                <text:p>92.74</text:p>
              </table:table-cell>
              <table:table-cell office:value-type="float" office:value="108.98">
                <text:p>108.98</text:p>
              </table:table-cell>
            </table:table-row>
            <table:table-row>
              <table:table-cell office:value-type="string">
                <text:p>10</text:p>
                <draw:g>
                  <svg:desc>performance.P162:performance.P162</svg:desc>
                </draw:g>
              </table:table-cell>
              <table:table-cell office:value-type="float" office:value="54.08">
                <text:p>54.08</text:p>
                <draw:g>
                  <svg:desc>performance.Q162:performance.U162</svg:desc>
                </draw:g>
              </table:table-cell>
              <table:table-cell office:value-type="float" office:value="29.18">
                <text:p>29.18</text:p>
              </table:table-cell>
              <table:table-cell office:value-type="float" office:value="97.44">
                <text:p>97.44</text:p>
              </table:table-cell>
              <table:table-cell office:value-type="float" office:value="174.94">
                <text:p>174.94</text:p>
              </table:table-cell>
              <table:table-cell office:value-type="float" office:value="121.18">
                <text:p>121.18</text:p>
              </table:table-cell>
            </table:table-row>
            <table:table-row>
              <table:table-cell office:value-type="string">
                <text:p>11</text:p>
                <draw:g>
                  <svg:desc>performance.P163:performance.P163</svg:desc>
                </draw:g>
              </table:table-cell>
              <table:table-cell office:value-type="float" office:value="68.82">
                <text:p>68.82</text:p>
                <draw:g>
                  <svg:desc>performance.Q163:performance.U163</svg:desc>
                </draw:g>
              </table:table-cell>
              <table:table-cell office:value-type="float" office:value="51.62">
                <text:p>51.62</text:p>
              </table:table-cell>
              <table:table-cell office:value-type="float" office:value="117.24">
                <text:p>117.24</text:p>
              </table:table-cell>
              <table:table-cell office:value-type="float" office:value="245.34">
                <text:p>245.34</text:p>
              </table:table-cell>
              <table:table-cell office:value-type="float" office:value="132.84">
                <text:p>132.84</text:p>
              </table:table-cell>
            </table:table-row>
            <table:table-row>
              <table:table-cell office:value-type="string">
                <text:p>12</text:p>
                <draw:g>
                  <svg:desc>performance.P164:performance.P164</svg:desc>
                </draw:g>
              </table:table-cell>
              <table:table-cell office:value-type="float" office:value="86.34">
                <text:p>86.34</text:p>
                <draw:g>
                  <svg:desc>performance.Q164:performance.U164</svg:desc>
                </draw:g>
              </table:table-cell>
              <table:table-cell office:value-type="float" office:value="83.3">
                <text:p>83.3</text:p>
              </table:table-cell>
              <table:table-cell office:value-type="float" office:value="142.68">
                <text:p>142.68</text:p>
              </table:table-cell>
              <table:table-cell office:value-type="float" office:value="279.18">
                <text:p>279.18</text:p>
              </table:table-cell>
              <table:table-cell office:value-type="float" office:value="141.72">
                <text:p>141.72</text:p>
              </table:table-cell>
            </table:table-row>
            <table:table-row>
              <table:table-cell office:value-type="string">
                <text:p>13</text:p>
                <draw:g>
                  <svg:desc>performance.P165:performance.P165</svg:desc>
                </draw:g>
              </table:table-cell>
              <table:table-cell office:value-type="float" office:value="103.5">
                <text:p>103.5</text:p>
                <draw:g>
                  <svg:desc>performance.Q165:performance.U165</svg:desc>
                </draw:g>
              </table:table-cell>
              <table:table-cell office:value-type="float" office:value="113.98">
                <text:p>113.98</text:p>
              </table:table-cell>
              <table:table-cell office:value-type="float" office:value="167.38">
                <text:p>167.38</text:p>
              </table:table-cell>
              <table:table-cell office:value-type="float" office:value="289.84">
                <text:p>289.84</text:p>
              </table:table-cell>
              <table:table-cell office:value-type="float" office:value="149.78">
                <text:p>149.78</text:p>
              </table:table-cell>
            </table:table-row>
            <table:table-row>
              <table:table-cell office:value-type="string">
                <text:p>14</text:p>
                <draw:g>
                  <svg:desc>performance.P166:performance.P166</svg:desc>
                </draw:g>
              </table:table-cell>
              <table:table-cell office:value-type="float" office:value="131.5">
                <text:p>131.5</text:p>
                <draw:g>
                  <svg:desc>performance.Q166:performance.U166</svg:desc>
                </draw:g>
              </table:table-cell>
              <table:table-cell office:value-type="float" office:value="152.62">
                <text:p>152.62</text:p>
              </table:table-cell>
              <table:table-cell office:value-type="float" office:value="191.18">
                <text:p>191.18</text:p>
              </table:table-cell>
              <table:table-cell office:value-type="float" office:value="294.88">
                <text:p>294.88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string">
                <text:p>15</text:p>
                <draw:g>
                  <svg:desc>performance.P167:performance.P167</svg:desc>
                </draw:g>
              </table:table-cell>
              <table:table-cell office:value-type="float" office:value="149.5">
                <text:p>149.5</text:p>
                <draw:g>
                  <svg:desc>performance.Q167:performance.U167</svg:desc>
                </draw:g>
              </table:table-cell>
              <table:table-cell office:value-type="float" office:value="193.72">
                <text:p>193.72</text:p>
              </table:table-cell>
              <table:table-cell office:value-type="float" office:value="207.38">
                <text:p>207.38</text:p>
              </table:table-cell>
              <table:table-cell office:value-type="float" office:value="296.08">
                <text:p>296.0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16</text:p>
                <draw:g>
                  <svg:desc>performance.P168:performance.P168</svg:desc>
                </draw:g>
              </table:table-cell>
              <table:table-cell office:value-type="float" office:value="169.34">
                <text:p>169.34</text:p>
                <draw:g>
                  <svg:desc>performance.Q168:performance.U168</svg:desc>
                </draw:g>
              </table:table-cell>
              <table:table-cell office:value-type="float" office:value="229.24">
                <text:p>229.24</text:p>
              </table:table-cell>
              <table:table-cell office:value-type="float" office:value="227.22">
                <text:p>227.22</text:p>
              </table:table-cell>
              <table:table-cell office:value-type="float" office:value="297.36">
                <text:p>297.36</text:p>
              </table:table-cell>
              <table:table-cell office:value-type="float" office:value="170.46">
                <text:p>170.46</text:p>
              </table:table-cell>
            </table:table-row>
            <table:table-row>
              <table:table-cell office:value-type="string">
                <text:p>17</text:p>
                <draw:g>
                  <svg:desc>performance.P169:performance.P169</svg:desc>
                </draw:g>
              </table:table-cell>
              <table:table-cell office:value-type="float" office:value="185.66">
                <text:p>185.66</text:p>
                <draw:g>
                  <svg:desc>performance.Q169:performance.U169</svg:desc>
                </draw:g>
              </table:table-cell>
              <table:table-cell office:value-type="float" office:value="257.12">
                <text:p>257.12</text:p>
              </table:table-cell>
              <table:table-cell office:value-type="float" office:value="248.3">
                <text:p>248.3</text:p>
              </table:table-cell>
              <table:table-cell office:value-type="float" office:value="298.38">
                <text:p>298.38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18</text:p>
                <draw:g>
                  <svg:desc>performance.P170:performance.P170</svg:desc>
                </draw:g>
              </table:table-cell>
              <table:table-cell office:value-type="float" office:value="196.46">
                <text:p>196.46</text:p>
                <draw:g>
                  <svg:desc>performance.Q170:performance.U170</svg:desc>
                </draw:g>
              </table:table-cell>
              <table:table-cell office:value-type="float" office:value="275.12">
                <text:p>275.12</text:p>
              </table:table-cell>
              <table:table-cell office:value-type="float" office:value="264.5">
                <text:p>264.5</text:p>
              </table:table-cell>
              <table:table-cell office:value-type="float" office:value="298.38">
                <text:p>298.38</text:p>
              </table:table-cell>
              <table:table-cell office:value-type="float" office:value="184.08">
                <text:p>184.08</text:p>
              </table:table-cell>
            </table:table-row>
            <table:table-row>
              <table:table-cell office:value-type="string">
                <text:p>19</text:p>
                <draw:g>
                  <svg:desc>performance.P171:performance.P171</svg:desc>
                </draw:g>
              </table:table-cell>
              <table:table-cell office:value-type="float" office:value="214.7">
                <text:p>214.7</text:p>
                <draw:g>
                  <svg:desc>performance.Q171:performance.U171</svg:desc>
                </draw:g>
              </table:table-cell>
              <table:table-cell office:value-type="float" office:value="287.28">
                <text:p>287.28</text:p>
              </table:table-cell>
              <table:table-cell office:value-type="float" office:value="277.42">
                <text:p>277.42</text:p>
              </table:table-cell>
              <table:table-cell office:value-type="float" office:value="298.76">
                <text:p>298.76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20</text:p>
                <draw:g>
                  <svg:desc>performance.P172:performance.P172</svg:desc>
                </draw:g>
              </table:table-cell>
              <table:table-cell office:value-type="float" office:value="221.5">
                <text:p>221.5</text:p>
                <draw:g>
                  <svg:desc>performance.Q172:performance.U172</svg:desc>
                </draw:g>
              </table:table-cell>
              <table:table-cell office:value-type="float" office:value="293.28">
                <text:p>293.28</text:p>
              </table:table-cell>
              <table:table-cell office:value-type="float" office:value="286.22">
                <text:p>286.22</text:p>
              </table:table-cell>
              <table:table-cell office:value-type="float" office:value="299.16">
                <text:p>299.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</text:p>
                <draw:g>
                  <svg:desc>performance.P173:performance.P173</svg:desc>
                </draw:g>
              </table:table-cell>
              <table:table-cell office:value-type="float" office:value="234.1">
                <text:p>234.1</text:p>
                <draw:g>
                  <svg:desc>performance.Q173:performance.U173</svg:desc>
                </draw:g>
              </table:table-cell>
              <table:table-cell office:value-type="float" office:value="294.54">
                <text:p>294.54</text:p>
              </table:table-cell>
              <table:table-cell office:value-type="float" office:value="292.52">
                <text:p>292.52</text:p>
              </table:table-cell>
              <table:table-cell office:value-type="float" office:value="0">
                <text:p>0</text:p>
              </table:table-cell>
              <table:table-cell office:value-type="float" office:value="203.52">
                <text:p>203.52</text:p>
              </table:table-cell>
            </table:table-row>
            <table:table-row>
              <table:table-cell office:value-type="string">
                <text:p>22</text:p>
                <draw:g>
                  <svg:desc>performance.P174:performance.P174</svg:desc>
                </draw:g>
              </table:table-cell>
              <table:table-cell office:value-type="float" office:value="245.98">
                <text:p>245.98</text:p>
                <draw:g>
                  <svg:desc>performance.Q174:performance.U174</svg:desc>
                </draw:g>
              </table:table-cell>
              <table:table-cell office:value-type="float" office:value="295.86">
                <text:p>295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.04">
                <text:p>207.04</text:p>
              </table:table-cell>
            </table:table-row>
            <table:table-row>
              <table:table-cell office:value-type="string">
                <text:p>23</text:p>
                <draw:g>
                  <svg:desc>performance.P175:performance.P175</svg:desc>
                </draw:g>
              </table:table-cell>
              <table:table-cell office:value-type="float" office:value="253.34">
                <text:p>253.34</text:p>
                <draw:g>
                  <svg:desc>performance.Q175:performance.U175</svg:desc>
                </draw:g>
              </table:table-cell>
              <table:table-cell office:value-type="float" office:value="296.32">
                <text:p>296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.26">
                <text:p>210.26</text:p>
              </table:table-cell>
            </table:table-row>
            <table:table-row>
              <table:table-cell office:value-type="string">
                <text:p>24</text:p>
                <draw:g>
                  <svg:desc>performance.P176:performance.P176</svg:desc>
                </draw:g>
              </table:table-cell>
              <table:table-cell office:value-type="float" office:value="261.02">
                <text:p>261.02</text:p>
                <draw:g>
                  <svg:desc>performance.Q176:performance.U176</svg:desc>
                </draw:g>
              </table:table-cell>
              <table:table-cell office:value-type="float" office:value="296.8">
                <text:p>29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.18">
                <text:p>212.18</text:p>
              </table:table-cell>
            </table:table-row>
            <table:table-row>
              <table:table-cell office:value-type="string">
                <text:p>25</text:p>
                <draw:g>
                  <svg:desc>performance.P177:performance.P177</svg:desc>
                </draw:g>
              </table:table-cell>
              <table:table-cell office:value-type="float" office:value="265.02">
                <text:p>265.02</text:p>
                <draw:g>
                  <svg:desc>performance.Q177:performance.U177</svg:desc>
                </draw:g>
              </table:table-cell>
              <table:table-cell office:value-type="float" office:value="297.3">
                <text:p>29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.68">
                <text:p>215.68</text:p>
              </table:table-cell>
            </table:table-row>
            <table:table-row>
              <table:table-cell office:value-type="string">
                <text:p>26</text:p>
                <draw:g>
                  <svg:desc>performance.P178:performance.P178</svg:desc>
                </draw:g>
              </table:table-cell>
              <table:table-cell office:value-type="float" office:value="271.26">
                <text:p>271.26</text:p>
                <draw:g>
                  <svg:desc>performance.Q178:performance.U178</svg:desc>
                </draw:g>
              </table:table-cell>
              <table:table-cell office:value-type="float" office:value="298.86">
                <text:p>298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.88">
                <text:p>220.88</text:p>
              </table:table-cell>
            </table:table-row>
            <table:table-row>
              <table:table-cell office:value-type="string">
                <text:p>27</text:p>
                <draw:g>
                  <svg:desc>performance.P179:performance.P179</svg:desc>
                </draw:g>
              </table:table-cell>
              <table:table-cell office:value-type="float" office:value="275.58">
                <text:p>275.58</text:p>
                <draw:g>
                  <svg:desc>performance.Q179:performance.U179</svg:desc>
                </draw:g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28</text:p>
                <draw:g>
                  <svg:desc>performance.P180:performance.P180</svg:desc>
                </draw:g>
              </table:table-cell>
              <table:table-cell office:value-type="float" office:value="278.94">
                <text:p>278.94</text:p>
                <draw:g>
                  <svg:desc>performance.Q180:performance.U180</svg:desc>
                </draw:g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9</text:p>
                <draw:g>
                  <svg:desc>performance.P181:performance.P181</svg:desc>
                </draw:g>
              </table:table-cell>
              <table:table-cell office:value-type="float" office:value="282.42">
                <text:p>282.42</text:p>
                <draw:g>
                  <svg:desc>performance.Q181:performance.U181</svg:desc>
                </draw:g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.64">
                <text:p>237.64</text:p>
              </table:table-cell>
            </table:table-row>
            <table:table-row>
              <table:table-cell office:value-type="string">
                <text:p>30</text:p>
                <draw:g>
                  <svg:desc>performance.P182:performance.P182</svg:desc>
                </draw:g>
              </table:table-cell>
              <table:table-cell office:value-type="float" office:value="285.42">
                <text:p>285.42</text:p>
                <draw:g>
                  <svg:desc>performance.Q182:performance.U1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.84">
                <text:p>241.84</text:p>
              </table:table-cell>
            </table:table-row>
            <table:table-row>
              <table:table-cell office:value-type="string">
                <text:p>31</text:p>
                <draw:g>
                  <svg:desc>performance.P183:performance.P183</svg:desc>
                </draw:g>
              </table:table-cell>
              <table:table-cell office:value-type="float" office:value="287.28">
                <text:p>287.28</text:p>
                <draw:g>
                  <svg:desc>performance.Q183:performance.U18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.56">
                <text:p>245.56</text:p>
              </table:table-cell>
            </table:table-row>
            <table:table-row>
              <table:table-cell office:value-type="string">
                <text:p>32</text:p>
                <draw:g>
                  <svg:desc>performance.P184:performance.P184</svg:desc>
                </draw:g>
              </table:table-cell>
              <table:table-cell office:value-type="float" office:value="290.48">
                <text:p>290.48</text:p>
                <draw:g>
                  <svg:desc>performance.Q184:performance.U18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.24">
                <text:p>253.24</text:p>
              </table:table-cell>
            </table:table-row>
            <table:table-row>
              <table:table-cell office:value-type="string">
                <text:p>33</text:p>
                <draw:g>
                  <svg:desc>performance.P185:performance.P185</svg:desc>
                </draw:g>
              </table:table-cell>
              <table:table-cell office:value-type="float" office:value="296.42">
                <text:p>296.42</text:p>
                <draw:g>
                  <svg:desc>performance.Q185:performance.U18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.86">
                <text:p>257.86</text:p>
              </table:table-cell>
            </table:table-row>
            <table:table-row>
              <table:table-cell office:value-type="string">
                <text:p>34</text:p>
                <draw:g>
                  <svg:desc>performance.P186:performance.P186</svg:desc>
                </draw:g>
              </table:table-cell>
              <table:table-cell office:value-type="float" office:value="298.46">
                <text:p>298.46</text:p>
                <draw:g>
                  <svg:desc>performance.Q186:performance.U18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.26">
                <text:p>264.26</text:p>
              </table:table-cell>
            </table:table-row>
            <table:table-row>
              <table:table-cell office:value-type="string">
                <text:p>35</text:p>
                <draw:g>
                  <svg:desc>performance.P187:performance.P187</svg:desc>
                </draw:g>
              </table:table-cell>
              <table:table-cell office:value-type="float" office:value="298.46">
                <text:p>298.46</text:p>
                <draw:g>
                  <svg:desc>performance.Q187:performance.U18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9.06">
                <text:p>269.06</text:p>
              </table:table-cell>
            </table:table-row>
            <table:table-row>
              <table:table-cell office:value-type="string">
                <text:p>36</text:p>
                <draw:g>
                  <svg:desc>performance.P188:performance.P188</svg:desc>
                </draw:g>
              </table:table-cell>
              <table:table-cell office:value-type="float" office:value="298.46">
                <text:p>298.46</text:p>
                <draw:g>
                  <svg:desc>performance.Q188:performance.U1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.22">
                <text:p>273.22</text:p>
              </table:table-cell>
            </table:table-row>
            <table:table-row>
              <table:table-cell office:value-type="string">
                <text:p>37</text:p>
                <draw:g>
                  <svg:desc>performance.P189:performance.P189</svg:desc>
                </draw:g>
              </table:table-cell>
              <table:table-cell office:value-type="float" office:value="299.2">
                <text:p>299.2</text:p>
                <draw:g>
                  <svg:desc>performance.Q189:performance.U18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5.44">
                <text:p>275.44</text:p>
              </table:table-cell>
            </table:table-row>
            <table:table-row>
              <table:table-cell office:value-type="string">
                <text:p>38</text:p>
                <draw:g>
                  <svg:desc>performance.P190:performance.P190</svg:desc>
                </draw:g>
              </table:table-cell>
              <table:table-cell office:value-type="float" office:value="299.2">
                <text:p>299.2</text:p>
                <draw:g>
                  <svg:desc>performance.Q190:performance.U19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.52">
                <text:p>281.52</text:p>
              </table:table-cell>
            </table:table-row>
            <table:table-row>
              <table:table-cell office:value-type="string">
                <text:p>43</text:p>
                <draw:g>
                  <svg:desc>performance.P195:performance.P195</svg:desc>
                </draw:g>
              </table:table-cell>
              <table:table-cell office:value-type="float" office:value="0">
                <text:p>0</text:p>
                <draw:g>
                  <svg:desc>performance.Q195:performance.U19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4</text:p>
                <draw:g>
                  <svg:desc>performance.P196:performance.P196</svg:desc>
                </draw:g>
              </table:table-cell>
              <table:table-cell office:value-type="float" office:value="0">
                <text:p>0</text:p>
                <draw:g>
                  <svg:desc>performance.Q196:performance.U19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5</text:p>
                <draw:g>
                  <svg:desc>performance.P197:performance.P197</svg:desc>
                </draw:g>
              </table:table-cell>
              <table:table-cell office:value-type="float" office:value="0">
                <text:p>0</text:p>
                <draw:g>
                  <svg:desc>performance.Q197:performance.U19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6</text:p>
                <draw:g>
                  <svg:desc>performance.P198:performance.P198</svg:desc>
                </draw:g>
              </table:table-cell>
              <table:table-cell office:value-type="float" office:value="0">
                <text:p>0</text:p>
                <draw:g>
                  <svg:desc>performance.Q198:performance.U19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  <draw:g>
                  <svg:desc>performance.P199:performance.P199</svg:desc>
                </draw:g>
              </table:table-cell>
              <table:table-cell office:value-type="float" office:value="0">
                <text:p>0</text:p>
                <draw:g>
                  <svg:desc>performance.Q199:performance.U19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  <draw:g>
                  <svg:desc>performance.P200:performance.P200</svg:desc>
                </draw:g>
              </table:table-cell>
              <table:table-cell office:value-type="float" office:value="0">
                <text:p>0</text:p>
                <draw:g>
                  <svg:desc>performance.Q200:performance.U2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